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 table:print="false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number-columns-repeated="9" table:default-cell-style-name="Default"/>
        <table:table-column table:style-name="co5" table:visibility="collapse" table:number-columns-repeated="2" table:default-cell-style-name="Default"/>
        <table:table-row table:style-name="ro1">
          <table:table-cell table:number-columns-repeated="4"/>
          <table:table-cell office:value-type="string">
            <text:p>flat?</text:p>
          </table:table-cell>
          <table:table-cell office:value-type="string">
            <text:p>Q</text:p>
          </table:table-cell>
          <table:table-cell office:value-type="string">
            <text:p>size</text:p>
          </table:table-cell>
          <table:table-cell office:value-type="string">
            <text:p>avg psnr</text:p>
          </table:table-cell>
          <table:table-cell office:value-type="string">
            <text:p>worst psnr</text:p>
          </table:table-cell>
          <table:table-cell office:value-type="string">
            <text:p>avg mse</text:p>
          </table:table-cell>
          <table:table-cell office:value-type="string">
            <text:p>worst mse</text:p>
          </table:table-cell>
          <table:table-cell office:value-type="string">
            <text:p>avg sad</text:p>
          </table:table-cell>
          <table:table-cell office:value-type="string">
            <text:p>worst sad</text:p>
          </table:table-cell>
          <table:table-cell office:value-type="string">
            <text:p>t compress</text:p>
          </table:table-cell>
          <table:table-cell office:value-type="string">
            <text:p>t decompress</text:p>
          </table:table-cell>
        </table:table-row>
        <table:table-row table:style-name="ro1">
          <table:table-cell office:value-type="float" office:value="2.094">
            <text:p>2,09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">
            <text:p>1</text:p>
          </table:table-cell>
          <table:table-cell table:formula="of:=INDEX([.$A$2:.$D$100000];(ROW()-1)*6;1)" office:value-type="float" office:value="143350">
            <text:p>143350</text:p>
          </table:table-cell>
          <table:table-cell table:formula="of:=INDEX([.$A$2:.$D$100000];(ROW()-1)*6-1;4)" office:value-type="float" office:value="14.44">
            <text:p>14,44</text:p>
          </table:table-cell>
          <table:table-cell table:formula="of:=INDEX([.$A$2:.$D$100000];(ROW()-1)*6-2;4)" office:value-type="float" office:value="7.72">
            <text:p>7,72</text:p>
          </table:table-cell>
          <table:table-cell table:formula="of:=INDEX([.$A$2:.$D$100000];(ROW()-1)*6-1;3)" office:value-type="float" office:value="2818.46">
            <text:p>2818,46</text:p>
          </table:table-cell>
          <table:table-cell table:formula="of:=INDEX([.$A$2:.$D$100000];(ROW()-1)*6-2;3)" office:value-type="float" office:value="10989.97">
            <text:p>10989,97</text:p>
          </table:table-cell>
          <table:table-cell table:formula="of:=INDEX([.$A$2:.$D$100000];(ROW()-1)*6-1;2)" office:value-type="float" office:value="4383022.5">
            <text:p>4383022,5</text:p>
          </table:table-cell>
          <table:table-cell table:formula="of:=INDEX([.$A$2:.$D$100000];(ROW()-1)*6-2;2)" office:value-type="float" office:value="11254484">
            <text:p>11254484</text:p>
          </table:table-cell>
          <table:table-cell table:formula="of:=INDEX([.$A$2:.$D$100000];(ROW()-1)*6-5;1)" office:value-type="float" office:value="2.094">
            <text:p>2,094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">
            <text:p>2</text:p>
          </table:table-cell>
          <table:table-cell table:formula="of:=INDEX([.$A$2:.$D$100000];(ROW()-1)*6;1)" office:value-type="float" office:value="278266">
            <text:p>278266</text:p>
          </table:table-cell>
          <table:table-cell table:formula="of:=INDEX([.$A$2:.$D$100000];(ROW()-1)*6-1;4)" office:value-type="float" office:value="16.04">
            <text:p>16,04</text:p>
          </table:table-cell>
          <table:table-cell table:formula="of:=INDEX([.$A$2:.$D$100000];(ROW()-1)*6-2;4)" office:value-type="float" office:value="9.78">
            <text:p>9,78</text:p>
          </table:table-cell>
          <table:table-cell table:formula="of:=INDEX([.$A$2:.$D$100000];(ROW()-1)*6-1;3)" office:value-type="float" office:value="1926.11">
            <text:p>1926,11</text:p>
          </table:table-cell>
          <table:table-cell table:formula="of:=INDEX([.$A$2:.$D$100000];(ROW()-1)*6-2;3)" office:value-type="float" office:value="6845.81">
            <text:p>6845,81</text:p>
          </table:table-cell>
          <table:table-cell table:formula="of:=INDEX([.$A$2:.$D$100000];(ROW()-1)*6-1;2)" office:value-type="float" office:value="3014213">
            <text:p>3014213</text:p>
          </table:table-cell>
          <table:table-cell table:formula="of:=INDEX([.$A$2:.$D$100000];(ROW()-1)*6-2;2)" office:value-type="float" office:value="7142614">
            <text:p>7142614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1.172">
            <text:p>1,17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">
            <text:p>3</text:p>
          </table:table-cell>
          <table:table-cell table:formula="of:=INDEX([.$A$2:.$D$100000];(ROW()-1)*6;1)" office:value-type="float" office:value="393640">
            <text:p>393640</text:p>
          </table:table-cell>
          <table:table-cell table:formula="of:=INDEX([.$A$2:.$D$100000];(ROW()-1)*6-1;4)" office:value-type="float" office:value="16.83">
            <text:p>16,83</text:p>
          </table:table-cell>
          <table:table-cell table:formula="of:=INDEX([.$A$2:.$D$100000];(ROW()-1)*6-2;4)" office:value-type="float" office:value="10.45">
            <text:p>10,45</text:p>
          </table:table-cell>
          <table:table-cell table:formula="of:=INDEX([.$A$2:.$D$100000];(ROW()-1)*6-1;3)" office:value-type="float" office:value="1607.35">
            <text:p>1607,35</text:p>
          </table:table-cell>
          <table:table-cell table:formula="of:=INDEX([.$A$2:.$D$100000];(ROW()-1)*6-2;3)" office:value-type="float" office:value="5866.98">
            <text:p>5866,98</text:p>
          </table:table-cell>
          <table:table-cell table:formula="of:=INDEX([.$A$2:.$D$100000];(ROW()-1)*6-1;2)" office:value-type="float" office:value="2498939.5">
            <text:p>2498939,5</text:p>
          </table:table-cell>
          <table:table-cell table:formula="of:=INDEX([.$A$2:.$D$100000];(ROW()-1)*6-2;2)" office:value-type="float" office:value="6100879">
            <text:p>6100879</text:p>
          </table:table-cell>
          <table:table-cell table:formula="of:=INDEX([.$A$2:.$D$100000];(ROW()-1)*6-5;1)" office:value-type="float" office:value="2.203">
            <text:p>2,203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11254484">
            <text:p>11254484</text:p>
          </table:table-cell>
          <table:table-cell office:value-type="float" office:value="10989.97">
            <text:p>10989,97</text:p>
          </table:table-cell>
          <table:table-cell office:value-type="float" office:value="7.72">
            <text:p>7,72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">
            <text:p>4</text:p>
          </table:table-cell>
          <table:table-cell table:formula="of:=INDEX([.$A$2:.$D$100000];(ROW()-1)*6;1)" office:value-type="float" office:value="493991">
            <text:p>493991</text:p>
          </table:table-cell>
          <table:table-cell table:formula="of:=INDEX([.$A$2:.$D$100000];(ROW()-1)*6-1;4)" office:value-type="float" office:value="17.35">
            <text:p>17,35</text:p>
          </table:table-cell>
          <table:table-cell table:formula="of:=INDEX([.$A$2:.$D$100000];(ROW()-1)*6-2;4)" office:value-type="float" office:value="10.84">
            <text:p>10,84</text:p>
          </table:table-cell>
          <table:table-cell table:formula="of:=INDEX([.$A$2:.$D$100000];(ROW()-1)*6-1;3)" office:value-type="float" office:value="1435.98">
            <text:p>1435,98</text:p>
          </table:table-cell>
          <table:table-cell table:formula="of:=INDEX([.$A$2:.$D$100000];(ROW()-1)*6-2;3)" office:value-type="float" office:value="5355.13">
            <text:p>5355,13</text:p>
          </table:table-cell>
          <table:table-cell table:formula="of:=INDEX([.$A$2:.$D$100000];(ROW()-1)*6-1;2)" office:value-type="float" office:value="2219639.25">
            <text:p>2219639,25</text:p>
          </table:table-cell>
          <table:table-cell table:formula="of:=INDEX([.$A$2:.$D$100000];(ROW()-1)*6-2;2)" office:value-type="float" office:value="5559677">
            <text:p>5559677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4383022.5">
            <text:p>4383022,5</text:p>
          </table:table-cell>
          <table:table-cell office:value-type="float" office:value="2818.46">
            <text:p>2818,46</text:p>
          </table:table-cell>
          <table:table-cell office:value-type="float" office:value="14.44">
            <text:p>14,4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">
            <text:p>5</text:p>
          </table:table-cell>
          <table:table-cell table:formula="of:=INDEX([.$A$2:.$D$100000];(ROW()-1)*6;1)" office:value-type="float" office:value="586471">
            <text:p>586471</text:p>
          </table:table-cell>
          <table:table-cell table:formula="of:=INDEX([.$A$2:.$D$100000];(ROW()-1)*6-1;4)" office:value-type="float" office:value="17.77">
            <text:p>17,77</text:p>
          </table:table-cell>
          <table:table-cell table:formula="of:=INDEX([.$A$2:.$D$100000];(ROW()-1)*6-2;4)" office:value-type="float" office:value="11.07">
            <text:p>11,07</text:p>
          </table:table-cell>
          <table:table-cell table:formula="of:=INDEX([.$A$2:.$D$100000];(ROW()-1)*6-1;3)" office:value-type="float" office:value="1311.31">
            <text:p>1311,31</text:p>
          </table:table-cell>
          <table:table-cell table:formula="of:=INDEX([.$A$2:.$D$100000];(ROW()-1)*6-2;3)" office:value-type="float" office:value="5079.68">
            <text:p>5079,68</text:p>
          </table:table-cell>
          <table:table-cell table:formula="of:=INDEX([.$A$2:.$D$100000];(ROW()-1)*6-1;2)" office:value-type="float" office:value="2022167.88">
            <text:p>2022167,88</text:p>
          </table:table-cell>
          <table:table-cell table:formula="of:=INDEX([.$A$2:.$D$100000];(ROW()-1)*6-2;2)" office:value-type="float" office:value="5252998">
            <text:p>5252998</text:p>
          </table:table-cell>
          <table:table-cell table:formula="of:=INDEX([.$A$2:.$D$100000];(ROW()-1)*6-5;1)" office:value-type="float" office:value="2.422">
            <text:p>2,422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float" office:value="143350">
            <text:p>143350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">
            <text:p>6</text:p>
          </table:table-cell>
          <table:table-cell table:formula="of:=INDEX([.$A$2:.$D$100000];(ROW()-1)*6;1)" office:value-type="float" office:value="670005">
            <text:p>670005</text:p>
          </table:table-cell>
          <table:table-cell table:formula="of:=INDEX([.$A$2:.$D$100000];(ROW()-1)*6-1;4)" office:value-type="float" office:value="18.14">
            <text:p>18,14</text:p>
          </table:table-cell>
          <table:table-cell table:formula="of:=INDEX([.$A$2:.$D$100000];(ROW()-1)*6-2;4)" office:value-type="float" office:value="11.36">
            <text:p>11,36</text:p>
          </table:table-cell>
          <table:table-cell table:formula="of:=INDEX([.$A$2:.$D$100000];(ROW()-1)*6-1;3)" office:value-type="float" office:value="1208.15">
            <text:p>1208,15</text:p>
          </table:table-cell>
          <table:table-cell table:formula="of:=INDEX([.$A$2:.$D$100000];(ROW()-1)*6-2;3)" office:value-type="float" office:value="4755.02">
            <text:p>4755,02</text:p>
          </table:table-cell>
          <table:table-cell table:formula="of:=INDEX([.$A$2:.$D$100000];(ROW()-1)*6-1;2)" office:value-type="float" office:value="1859733.75">
            <text:p>1859733,75</text:p>
          </table:table-cell>
          <table:table-cell table:formula="of:=INDEX([.$A$2:.$D$100000];(ROW()-1)*6-2;2)" office:value-type="float" office:value="4907628">
            <text:p>4907628</text:p>
          </table:table-cell>
          <table:table-cell table:formula="of:=INDEX([.$A$2:.$D$100000];(ROW()-1)*6-5;1)" office:value-type="float" office:value="2.735">
            <text:p>2,735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2.375">
            <text:p>2,37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">
            <text:p>7</text:p>
          </table:table-cell>
          <table:table-cell table:formula="of:=INDEX([.$A$2:.$D$100000];(ROW()-1)*6;1)" office:value-type="float" office:value="748324">
            <text:p>748324</text:p>
          </table:table-cell>
          <table:table-cell table:formula="of:=INDEX([.$A$2:.$D$100000];(ROW()-1)*6-1;4)" office:value-type="float" office:value="18.34">
            <text:p>18,34</text:p>
          </table:table-cell>
          <table:table-cell table:formula="of:=INDEX([.$A$2:.$D$100000];(ROW()-1)*6-2;4)" office:value-type="float" office:value="11.3">
            <text:p>11,3</text:p>
          </table:table-cell>
          <table:table-cell table:formula="of:=INDEX([.$A$2:.$D$100000];(ROW()-1)*6-1;3)" office:value-type="float" office:value="1169.28">
            <text:p>1169,28</text:p>
          </table:table-cell>
          <table:table-cell table:formula="of:=INDEX([.$A$2:.$D$100000];(ROW()-1)*6-2;3)" office:value-type="float" office:value="4815.71">
            <text:p>4815,71</text:p>
          </table:table-cell>
          <table:table-cell table:formula="of:=INDEX([.$A$2:.$D$100000];(ROW()-1)*6-1;2)" office:value-type="float" office:value="1804402.5">
            <text:p>1804402,5</text:p>
          </table:table-cell>
          <table:table-cell table:formula="of:=INDEX([.$A$2:.$D$100000];(ROW()-1)*6-2;2)" office:value-type="float" office:value="4965437">
            <text:p>4965437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">
            <text:p>8</text:p>
          </table:table-cell>
          <table:table-cell table:formula="of:=INDEX([.$A$2:.$D$100000];(ROW()-1)*6;1)" office:value-type="float" office:value="816622">
            <text:p>816622</text:p>
          </table:table-cell>
          <table:table-cell table:formula="of:=INDEX([.$A$2:.$D$100000];(ROW()-1)*6-1;4)" office:value-type="float" office:value="18.66">
            <text:p>18,66</text:p>
          </table:table-cell>
          <table:table-cell table:formula="of:=INDEX([.$A$2:.$D$100000];(ROW()-1)*6-2;4)" office:value-type="float" office:value="11.65">
            <text:p>11,65</text:p>
          </table:table-cell>
          <table:table-cell table:formula="of:=INDEX([.$A$2:.$D$100000];(ROW()-1)*6-1;3)" office:value-type="float" office:value="1087.18">
            <text:p>1087,18</text:p>
          </table:table-cell>
          <table:table-cell table:formula="of:=INDEX([.$A$2:.$D$100000];(ROW()-1)*6-2;3)" office:value-type="float" office:value="4448.95">
            <text:p>4448,95</text:p>
          </table:table-cell>
          <table:table-cell table:formula="of:=INDEX([.$A$2:.$D$100000];(ROW()-1)*6-1;2)" office:value-type="float" office:value="1675415">
            <text:p>1675415</text:p>
          </table:table-cell>
          <table:table-cell table:formula="of:=INDEX([.$A$2:.$D$100000];(ROW()-1)*6-2;2)" office:value-type="float" office:value="4583667">
            <text:p>4583667</text:p>
          </table:table-cell>
          <table:table-cell table:formula="of:=INDEX([.$A$2:.$D$100000];(ROW()-1)*6-5;1)" office:value-type="float" office:value="3.219">
            <text:p>3,219</text:p>
          </table:table-cell>
          <table:table-cell table:formula="of:=INDEX([.$A$2:.$D$100000];(ROW()-1)*6-3;1)" office:value-type="float" office:value="3.359">
            <text:p>3,359</text:p>
          </table:table-cell>
        </table:table-row>
        <table:table-row table:style-name="ro1">
          <table:table-cell office:value-type="float" office:value="1.594">
            <text:p>1,59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">
            <text:p>9</text:p>
          </table:table-cell>
          <table:table-cell table:formula="of:=INDEX([.$A$2:.$D$100000];(ROW()-1)*6;1)" office:value-type="float" office:value="885398">
            <text:p>885398</text:p>
          </table:table-cell>
          <table:table-cell table:formula="of:=INDEX([.$A$2:.$D$100000];(ROW()-1)*6-1;4)" office:value-type="float" office:value="18.87">
            <text:p>18,87</text:p>
          </table:table-cell>
          <table:table-cell table:formula="of:=INDEX([.$A$2:.$D$100000];(ROW()-1)*6-2;4)" office:value-type="float" office:value="11.62">
            <text:p>11,62</text:p>
          </table:table-cell>
          <table:table-cell table:formula="of:=INDEX([.$A$2:.$D$100000];(ROW()-1)*6-1;3)" office:value-type="float" office:value="1043.54">
            <text:p>1043,54</text:p>
          </table:table-cell>
          <table:table-cell table:formula="of:=INDEX([.$A$2:.$D$100000];(ROW()-1)*6-2;3)" office:value-type="float" office:value="4473.78">
            <text:p>4473,78</text:p>
          </table:table-cell>
          <table:table-cell table:formula="of:=INDEX([.$A$2:.$D$100000];(ROW()-1)*6-1;2)" office:value-type="float" office:value="1600930.38">
            <text:p>1600930,38</text:p>
          </table:table-cell>
          <table:table-cell table:formula="of:=INDEX([.$A$2:.$D$100000];(ROW()-1)*6-2;2)" office:value-type="float" office:value="4587345">
            <text:p>4587345</text:p>
          </table:table-cell>
          <table:table-cell table:formula="of:=INDEX([.$A$2:.$D$100000];(ROW()-1)*6-5;1)" office:value-type="float" office:value="3.359">
            <text:p>3,359</text:p>
          </table:table-cell>
          <table:table-cell table:formula="of:=INDEX([.$A$2:.$D$100000];(ROW()-1)*6-3;1)" office:value-type="float" office:value="2.453">
            <text:p>2,45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7142614">
            <text:p>7142614</text:p>
          </table:table-cell>
          <table:table-cell office:value-type="float" office:value="6845.81">
            <text:p>6845,81</text:p>
          </table:table-cell>
          <table:table-cell office:value-type="float" office:value="9.78">
            <text:p>9,78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0">
            <text:p>10</text:p>
          </table:table-cell>
          <table:table-cell table:formula="of:=INDEX([.$A$2:.$D$100000];(ROW()-1)*6;1)" office:value-type="float" office:value="942239">
            <text:p>942239</text:p>
          </table:table-cell>
          <table:table-cell table:formula="of:=INDEX([.$A$2:.$D$100000];(ROW()-1)*6-1;4)" office:value-type="float" office:value="19">
            <text:p>19</text:p>
          </table:table-cell>
          <table:table-cell table:formula="of:=INDEX([.$A$2:.$D$100000];(ROW()-1)*6-2;4)" office:value-type="float" office:value="11.7">
            <text:p>11,7</text:p>
          </table:table-cell>
          <table:table-cell table:formula="of:=INDEX([.$A$2:.$D$100000];(ROW()-1)*6-1;3)" office:value-type="float" office:value="1013.28">
            <text:p>1013,28</text:p>
          </table:table-cell>
          <table:table-cell table:formula="of:=INDEX([.$A$2:.$D$100000];(ROW()-1)*6-2;3)" office:value-type="float" office:value="4396.7">
            <text:p>4396,7</text:p>
          </table:table-cell>
          <table:table-cell table:formula="of:=INDEX([.$A$2:.$D$100000];(ROW()-1)*6-1;2)" office:value-type="float" office:value="1549931.5">
            <text:p>1549931,5</text:p>
          </table:table-cell>
          <table:table-cell table:formula="of:=INDEX([.$A$2:.$D$100000];(ROW()-1)*6-2;2)" office:value-type="float" office:value="4507667">
            <text:p>4507667</text:p>
          </table:table-cell>
          <table:table-cell table:formula="of:=INDEX([.$A$2:.$D$100000];(ROW()-1)*6-5;1)" office:value-type="float" office:value="3.172">
            <text:p>3,172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3014213">
            <text:p>3014213</text:p>
          </table:table-cell>
          <table:table-cell office:value-type="float" office:value="1926.11">
            <text:p>1926,11</text:p>
          </table:table-cell>
          <table:table-cell office:value-type="float" office:value="16.04">
            <text:p>16,0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1">
            <text:p>11</text:p>
          </table:table-cell>
          <table:table-cell table:formula="of:=INDEX([.$A$2:.$D$100000];(ROW()-1)*6;1)" office:value-type="float" office:value="1006832">
            <text:p>1006832</text:p>
          </table:table-cell>
          <table:table-cell table:formula="of:=INDEX([.$A$2:.$D$100000];(ROW()-1)*6-1;4)" office:value-type="float" office:value="19.23">
            <text:p>19,23</text:p>
          </table:table-cell>
          <table:table-cell table:formula="of:=INDEX([.$A$2:.$D$100000];(ROW()-1)*6-2;4)" office:value-type="float" office:value="11.89">
            <text:p>11,89</text:p>
          </table:table-cell>
          <table:table-cell table:formula="of:=INDEX([.$A$2:.$D$100000];(ROW()-1)*6-1;3)" office:value-type="float" office:value="962.87">
            <text:p>962,87</text:p>
          </table:table-cell>
          <table:table-cell table:formula="of:=INDEX([.$A$2:.$D$100000];(ROW()-1)*6-2;3)" office:value-type="float" office:value="4210.22">
            <text:p>4210,22</text:p>
          </table:table-cell>
          <table:table-cell table:formula="of:=INDEX([.$A$2:.$D$100000];(ROW()-1)*6-1;2)" office:value-type="float" office:value="1474790.5">
            <text:p>1474790,5</text:p>
          </table:table-cell>
          <table:table-cell table:formula="of:=INDEX([.$A$2:.$D$100000];(ROW()-1)*6-2;2)" office:value-type="float" office:value="4310412">
            <text:p>4310412</text:p>
          </table:table-cell>
          <table:table-cell table:formula="of:=INDEX([.$A$2:.$D$100000];(ROW()-1)*6-5;1)" office:value-type="float" office:value="2.688">
            <text:p>2,688</text:p>
          </table:table-cell>
          <table:table-cell table:formula="of:=INDEX([.$A$2:.$D$100000];(ROW()-1)*6-3;1)" office:value-type="float" office:value="2.047">
            <text:p>2,047</text:p>
          </table:table-cell>
        </table:table-row>
        <table:table-row table:style-name="ro1">
          <table:table-cell office:value-type="float" office:value="278266">
            <text:p>27826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2">
            <text:p>12</text:p>
          </table:table-cell>
          <table:table-cell table:formula="of:=INDEX([.$A$2:.$D$100000];(ROW()-1)*6;1)" office:value-type="float" office:value="1063154">
            <text:p>1063154</text:p>
          </table:table-cell>
          <table:table-cell table:formula="of:=INDEX([.$A$2:.$D$100000];(ROW()-1)*6-1;4)" office:value-type="float" office:value="19.34">
            <text:p>19,34</text:p>
          </table:table-cell>
          <table:table-cell table:formula="of:=INDEX([.$A$2:.$D$100000];(ROW()-1)*6-2;4)" office:value-type="float" office:value="11.93">
            <text:p>11,93</text:p>
          </table:table-cell>
          <table:table-cell table:formula="of:=INDEX([.$A$2:.$D$100000];(ROW()-1)*6-1;3)" office:value-type="float" office:value="946.25">
            <text:p>946,25</text:p>
          </table:table-cell>
          <table:table-cell table:formula="of:=INDEX([.$A$2:.$D$100000];(ROW()-1)*6-2;3)" office:value-type="float" office:value="4167.87">
            <text:p>4167,87</text:p>
          </table:table-cell>
          <table:table-cell table:formula="of:=INDEX([.$A$2:.$D$100000];(ROW()-1)*6-1;2)" office:value-type="float" office:value="1445506.13">
            <text:p>1445506,13</text:p>
          </table:table-cell>
          <table:table-cell table:formula="of:=INDEX([.$A$2:.$D$100000];(ROW()-1)*6-2;2)" office:value-type="float" office:value="4268828">
            <text:p>4268828</text:p>
          </table:table-cell>
          <table:table-cell table:formula="of:=INDEX([.$A$2:.$D$100000];(ROW()-1)*6-5;1)" office:value-type="float" office:value="3.25">
            <text:p>3,25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float" office:value="2.203">
            <text:p>2,20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3">
            <text:p>13</text:p>
          </table:table-cell>
          <table:table-cell table:formula="of:=INDEX([.$A$2:.$D$100000];(ROW()-1)*6;1)" office:value-type="float" office:value="1112718">
            <text:p>1112718</text:p>
          </table:table-cell>
          <table:table-cell table:formula="of:=INDEX([.$A$2:.$D$100000];(ROW()-1)*6-1;4)" office:value-type="float" office:value="19.52">
            <text:p>19,52</text:p>
          </table:table-cell>
          <table:table-cell table:formula="of:=INDEX([.$A$2:.$D$100000];(ROW()-1)*6-2;4)" office:value-type="float" office:value="12.11">
            <text:p>12,11</text:p>
          </table:table-cell>
          <table:table-cell table:formula="of:=INDEX([.$A$2:.$D$100000];(ROW()-1)*6-1;3)" office:value-type="float" office:value="908.01">
            <text:p>908,01</text:p>
          </table:table-cell>
          <table:table-cell table:formula="of:=INDEX([.$A$2:.$D$100000];(ROW()-1)*6-2;3)" office:value-type="float" office:value="3996.73">
            <text:p>3996,73</text:p>
          </table:table-cell>
          <table:table-cell table:formula="of:=INDEX([.$A$2:.$D$100000];(ROW()-1)*6-1;2)" office:value-type="float" office:value="1387253.63">
            <text:p>1387253,63</text:p>
          </table:table-cell>
          <table:table-cell table:formula="of:=INDEX([.$A$2:.$D$100000];(ROW()-1)*6-2;2)" office:value-type="float" office:value="4094991">
            <text:p>4094991</text:p>
          </table:table-cell>
          <table:table-cell table:formula="of:=INDEX([.$A$2:.$D$100000];(ROW()-1)*6-5;1)" office:value-type="float" office:value="3">
            <text:p>3</text:p>
          </table:table-cell>
          <table:table-cell table:formula="of:=INDEX([.$A$2:.$D$100000];(ROW()-1)*6-3;1)" office:value-type="float" office:value="1.797">
            <text:p>1,7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4">
            <text:p>14</text:p>
          </table:table-cell>
          <table:table-cell table:formula="of:=INDEX([.$A$2:.$D$100000];(ROW()-1)*6;1)" office:value-type="float" office:value="1172370">
            <text:p>1172370</text:p>
          </table:table-cell>
          <table:table-cell table:formula="of:=INDEX([.$A$2:.$D$100000];(ROW()-1)*6-1;4)" office:value-type="float" office:value="19.6">
            <text:p>19,6</text:p>
          </table:table-cell>
          <table:table-cell table:formula="of:=INDEX([.$A$2:.$D$100000];(ROW()-1)*6-2;4)" office:value-type="float" office:value="12.1">
            <text:p>12,1</text:p>
          </table:table-cell>
          <table:table-cell table:formula="of:=INDEX([.$A$2:.$D$100000];(ROW()-1)*6-1;3)" office:value-type="float" office:value="895.16">
            <text:p>895,16</text:p>
          </table:table-cell>
          <table:table-cell table:formula="of:=INDEX([.$A$2:.$D$100000];(ROW()-1)*6-2;3)" office:value-type="float" office:value="4008.83">
            <text:p>4008,83</text:p>
          </table:table-cell>
          <table:table-cell table:formula="of:=INDEX([.$A$2:.$D$100000];(ROW()-1)*6-1;2)" office:value-type="float" office:value="1384367.88">
            <text:p>1384367,88</text:p>
          </table:table-cell>
          <table:table-cell table:formula="of:=INDEX([.$A$2:.$D$100000];(ROW()-1)*6-2;2)" office:value-type="float" office:value="4106730">
            <text:p>4106730</text:p>
          </table:table-cell>
          <table:table-cell table:formula="of:=INDEX([.$A$2:.$D$100000];(ROW()-1)*6-5;1)" office:value-type="float" office:value="2.844">
            <text:p>2,844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5">
            <text:p>15</text:p>
          </table:table-cell>
          <table:table-cell table:formula="of:=INDEX([.$A$2:.$D$100000];(ROW()-1)*6;1)" office:value-type="float" office:value="1220044">
            <text:p>1220044</text:p>
          </table:table-cell>
          <table:table-cell table:formula="of:=INDEX([.$A$2:.$D$100000];(ROW()-1)*6-1;4)" office:value-type="float" office:value="19.76">
            <text:p>19,76</text:p>
          </table:table-cell>
          <table:table-cell table:formula="of:=INDEX([.$A$2:.$D$100000];(ROW()-1)*6-2;4)" office:value-type="float" office:value="12.21">
            <text:p>12,21</text:p>
          </table:table-cell>
          <table:table-cell table:formula="of:=INDEX([.$A$2:.$D$100000];(ROW()-1)*6-1;3)" office:value-type="float" office:value="862.92">
            <text:p>862,92</text:p>
          </table:table-cell>
          <table:table-cell table:formula="of:=INDEX([.$A$2:.$D$100000];(ROW()-1)*6-2;3)" office:value-type="float" office:value="3910.14">
            <text:p>3910,14</text:p>
          </table:table-cell>
          <table:table-cell table:formula="of:=INDEX([.$A$2:.$D$100000];(ROW()-1)*6-1;2)" office:value-type="float" office:value="1333594.88">
            <text:p>1333594,88</text:p>
          </table:table-cell>
          <table:table-cell table:formula="of:=INDEX([.$A$2:.$D$100000];(ROW()-1)*6-2;2)" office:value-type="float" office:value="4000334">
            <text:p>4000334</text:p>
          </table:table-cell>
          <table:table-cell table:formula="of:=INDEX([.$A$2:.$D$100000];(ROW()-1)*6-5;1)" office:value-type="float" office:value="3.437">
            <text:p>3,437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6100879">
            <text:p>6100879</text:p>
          </table:table-cell>
          <table:table-cell office:value-type="float" office:value="5866.98">
            <text:p>5866,98</text:p>
          </table:table-cell>
          <table:table-cell office:value-type="float" office:value="10.45">
            <text:p>10,4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6">
            <text:p>16</text:p>
          </table:table-cell>
          <table:table-cell table:formula="of:=INDEX([.$A$2:.$D$100000];(ROW()-1)*6;1)" office:value-type="float" office:value="1282001">
            <text:p>1282001</text:p>
          </table:table-cell>
          <table:table-cell table:formula="of:=INDEX([.$A$2:.$D$100000];(ROW()-1)*6-1;4)" office:value-type="float" office:value="19.87">
            <text:p>19,87</text:p>
          </table:table-cell>
          <table:table-cell table:formula="of:=INDEX([.$A$2:.$D$100000];(ROW()-1)*6-2;4)" office:value-type="float" office:value="12.42">
            <text:p>12,42</text:p>
          </table:table-cell>
          <table:table-cell table:formula="of:=INDEX([.$A$2:.$D$100000];(ROW()-1)*6-1;3)" office:value-type="float" office:value="843.64">
            <text:p>843,64</text:p>
          </table:table-cell>
          <table:table-cell table:formula="of:=INDEX([.$A$2:.$D$100000];(ROW()-1)*6-2;3)" office:value-type="float" office:value="3726.5">
            <text:p>3726,5</text:p>
          </table:table-cell>
          <table:table-cell table:formula="of:=INDEX([.$A$2:.$D$100000];(ROW()-1)*6-1;2)" office:value-type="float" office:value="1304715.13">
            <text:p>1304715,13</text:p>
          </table:table-cell>
          <table:table-cell table:formula="of:=INDEX([.$A$2:.$D$100000];(ROW()-1)*6-2;2)" office:value-type="float" office:value="3827576">
            <text:p>3827576</text:p>
          </table:table-cell>
          <table:table-cell table:formula="of:=INDEX([.$A$2:.$D$100000];(ROW()-1)*6-5;1)" office:value-type="float" office:value="3.406">
            <text:p>3,406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2498939.5">
            <text:p>2498939,5</text:p>
          </table:table-cell>
          <table:table-cell office:value-type="float" office:value="1607.35">
            <text:p>1607,35</text:p>
          </table:table-cell>
          <table:table-cell office:value-type="float" office:value="16.83">
            <text:p>16,8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7">
            <text:p>17</text:p>
          </table:table-cell>
          <table:table-cell table:formula="of:=INDEX([.$A$2:.$D$100000];(ROW()-1)*6;1)" office:value-type="float" office:value="1321731">
            <text:p>1321731</text:p>
          </table:table-cell>
          <table:table-cell table:formula="of:=INDEX([.$A$2:.$D$100000];(ROW()-1)*6-1;4)" office:value-type="float" office:value="19.96">
            <text:p>19,96</text:p>
          </table:table-cell>
          <table:table-cell table:formula="of:=INDEX([.$A$2:.$D$100000];(ROW()-1)*6-2;4)" office:value-type="float" office:value="12.34">
            <text:p>12,34</text:p>
          </table:table-cell>
          <table:table-cell table:formula="of:=INDEX([.$A$2:.$D$100000];(ROW()-1)*6-1;3)" office:value-type="float" office:value="832.19">
            <text:p>832,19</text:p>
          </table:table-cell>
          <table:table-cell table:formula="of:=INDEX([.$A$2:.$D$100000];(ROW()-1)*6-2;3)" office:value-type="float" office:value="3790.53">
            <text:p>3790,53</text:p>
          </table:table-cell>
          <table:table-cell table:formula="of:=INDEX([.$A$2:.$D$100000];(ROW()-1)*6-1;2)" office:value-type="float" office:value="1285523">
            <text:p>1285523</text:p>
          </table:table-cell>
          <table:table-cell table:formula="of:=INDEX([.$A$2:.$D$100000];(ROW()-1)*6-2;2)" office:value-type="float" office:value="3880898">
            <text:p>3880898</text:p>
          </table:table-cell>
          <table:table-cell table:formula="of:=INDEX([.$A$2:.$D$100000];(ROW()-1)*6-5;1)" office:value-type="float" office:value="2.937">
            <text:p>2,937</text:p>
          </table:table-cell>
          <table:table-cell table:formula="of:=INDEX([.$A$2:.$D$100000];(ROW()-1)*6-3;1)" office:value-type="float" office:value="1.485">
            <text:p>1,485</text:p>
          </table:table-cell>
        </table:table-row>
        <table:table-row table:style-name="ro1">
          <table:table-cell office:value-type="float" office:value="393640">
            <text:p>393640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8">
            <text:p>18</text:p>
          </table:table-cell>
          <table:table-cell table:formula="of:=INDEX([.$A$2:.$D$100000];(ROW()-1)*6;1)" office:value-type="float" office:value="1369576">
            <text:p>1369576</text:p>
          </table:table-cell>
          <table:table-cell table:formula="of:=INDEX([.$A$2:.$D$100000];(ROW()-1)*6-1;4)" office:value-type="float" office:value="20.05">
            <text:p>20,05</text:p>
          </table:table-cell>
          <table:table-cell table:formula="of:=INDEX([.$A$2:.$D$100000];(ROW()-1)*6-2;4)" office:value-type="float" office:value="12.45">
            <text:p>12,45</text:p>
          </table:table-cell>
          <table:table-cell table:formula="of:=INDEX([.$A$2:.$D$100000];(ROW()-1)*6-1;3)" office:value-type="float" office:value="817.03">
            <text:p>817,03</text:p>
          </table:table-cell>
          <table:table-cell table:formula="of:=INDEX([.$A$2:.$D$100000];(ROW()-1)*6-2;3)" office:value-type="float" office:value="3702.84">
            <text:p>3702,84</text:p>
          </table:table-cell>
          <table:table-cell table:formula="of:=INDEX([.$A$2:.$D$100000];(ROW()-1)*6-1;2)" office:value-type="float" office:value="1262822.75">
            <text:p>1262822,75</text:p>
          </table:table-cell>
          <table:table-cell table:formula="of:=INDEX([.$A$2:.$D$100000];(ROW()-1)*6-2;2)" office:value-type="float" office:value="3798711">
            <text:p>3798711</text:p>
          </table:table-cell>
          <table:table-cell table:formula="of:=INDEX([.$A$2:.$D$100000];(ROW()-1)*6-5;1)" office:value-type="float" office:value="2.906">
            <text:p>2,906</text:p>
          </table:table-cell>
          <table:table-cell table:formula="of:=INDEX([.$A$2:.$D$100000];(ROW()-1)*6-3;1)" office:value-type="float" office:value="1.953">
            <text:p>1,953</text:p>
          </table:table-cell>
        </table:table-row>
        <table:table-row table:style-name="ro1">
          <table:table-cell office:value-type="float" office:value="2.375">
            <text:p>2,37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9">
            <text:p>19</text:p>
          </table:table-cell>
          <table:table-cell table:formula="of:=INDEX([.$A$2:.$D$100000];(ROW()-1)*6;1)" office:value-type="float" office:value="1410280">
            <text:p>1410280</text:p>
          </table:table-cell>
          <table:table-cell table:formula="of:=INDEX([.$A$2:.$D$100000];(ROW()-1)*6-1;4)" office:value-type="float" office:value="20.13">
            <text:p>20,13</text:p>
          </table:table-cell>
          <table:table-cell table:formula="of:=INDEX([.$A$2:.$D$100000];(ROW()-1)*6-2;4)" office:value-type="float" office:value="12.45">
            <text:p>12,45</text:p>
          </table:table-cell>
          <table:table-cell table:formula="of:=INDEX([.$A$2:.$D$100000];(ROW()-1)*6-1;3)" office:value-type="float" office:value="803.69">
            <text:p>803,69</text:p>
          </table:table-cell>
          <table:table-cell table:formula="of:=INDEX([.$A$2:.$D$100000];(ROW()-1)*6-2;3)" office:value-type="float" office:value="3696.87">
            <text:p>3696,87</text:p>
          </table:table-cell>
          <table:table-cell table:formula="of:=INDEX([.$A$2:.$D$100000];(ROW()-1)*6-1;2)" office:value-type="float" office:value="1241244.63">
            <text:p>1241244,63</text:p>
          </table:table-cell>
          <table:table-cell table:formula="of:=INDEX([.$A$2:.$D$100000];(ROW()-1)*6-2;2)" office:value-type="float" office:value="3789750">
            <text:p>3789750</text:p>
          </table:table-cell>
          <table:table-cell table:formula="of:=INDEX([.$A$2:.$D$100000];(ROW()-1)*6-5;1)" office:value-type="float" office:value="3.078">
            <text:p>3,078</text:p>
          </table:table-cell>
          <table:table-cell table:formula="of:=INDEX([.$A$2:.$D$100000];(ROW()-1)*6-3;1)" office:value-type="float" office:value="1.61">
            <text:p>1,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0">
            <text:p>20</text:p>
          </table:table-cell>
          <table:table-cell table:formula="of:=INDEX([.$A$2:.$D$100000];(ROW()-1)*6;1)" office:value-type="float" office:value="1442155">
            <text:p>1442155</text:p>
          </table:table-cell>
          <table:table-cell table:formula="of:=INDEX([.$A$2:.$D$100000];(ROW()-1)*6-1;4)" office:value-type="float" office:value="20.21">
            <text:p>20,21</text:p>
          </table:table-cell>
          <table:table-cell table:formula="of:=INDEX([.$A$2:.$D$100000];(ROW()-1)*6-2;4)" office:value-type="float" office:value="12.42">
            <text:p>12,42</text:p>
          </table:table-cell>
          <table:table-cell table:formula="of:=INDEX([.$A$2:.$D$100000];(ROW()-1)*6-1;3)" office:value-type="float" office:value="790.83">
            <text:p>790,83</text:p>
          </table:table-cell>
          <table:table-cell table:formula="of:=INDEX([.$A$2:.$D$100000];(ROW()-1)*6-2;3)" office:value-type="float" office:value="3721.56">
            <text:p>3721,56</text:p>
          </table:table-cell>
          <table:table-cell table:formula="of:=INDEX([.$A$2:.$D$100000];(ROW()-1)*6-1;2)" office:value-type="float" office:value="1221289.13">
            <text:p>1221289,13</text:p>
          </table:table-cell>
          <table:table-cell table:formula="of:=INDEX([.$A$2:.$D$100000];(ROW()-1)*6-2;2)" office:value-type="float" office:value="3802829">
            <text:p>3802829</text:p>
          </table:table-cell>
          <table:table-cell table:formula="of:=INDEX([.$A$2:.$D$100000];(ROW()-1)*6-5;1)" office:value-type="float" office:value="2.906">
            <text:p>2,906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1">
            <text:p>21</text:p>
          </table:table-cell>
          <table:table-cell table:formula="of:=INDEX([.$A$2:.$D$100000];(ROW()-1)*6;1)" office:value-type="float" office:value="1488602">
            <text:p>1488602</text:p>
          </table:table-cell>
          <table:table-cell table:formula="of:=INDEX([.$A$2:.$D$100000];(ROW()-1)*6-1;4)" office:value-type="float" office:value="20.27">
            <text:p>20,27</text:p>
          </table:table-cell>
          <table:table-cell table:formula="of:=INDEX([.$A$2:.$D$100000];(ROW()-1)*6-2;4)" office:value-type="float" office:value="12.49">
            <text:p>12,49</text:p>
          </table:table-cell>
          <table:table-cell table:formula="of:=INDEX([.$A$2:.$D$100000];(ROW()-1)*6-1;3)" office:value-type="float" office:value="783.08">
            <text:p>783,08</text:p>
          </table:table-cell>
          <table:table-cell table:formula="of:=INDEX([.$A$2:.$D$100000];(ROW()-1)*6-2;3)" office:value-type="float" office:value="3667.51">
            <text:p>3667,51</text:p>
          </table:table-cell>
          <table:table-cell table:formula="of:=INDEX([.$A$2:.$D$100000];(ROW()-1)*6-1;2)" office:value-type="float" office:value="1207055.25">
            <text:p>1207055,25</text:p>
          </table:table-cell>
          <table:table-cell table:formula="of:=INDEX([.$A$2:.$D$100000];(ROW()-1)*6-2;2)" office:value-type="float" office:value="3750516">
            <text:p>3750516</text:p>
          </table:table-cell>
          <table:table-cell table:formula="of:=INDEX([.$A$2:.$D$100000];(ROW()-1)*6-5;1)" office:value-type="float" office:value="3.062">
            <text:p>3,062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5559677">
            <text:p>5559677</text:p>
          </table:table-cell>
          <table:table-cell office:value-type="float" office:value="5355.13">
            <text:p>5355,13</text:p>
          </table:table-cell>
          <table:table-cell office:value-type="float" office:value="10.84">
            <text:p>10,8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2">
            <text:p>22</text:p>
          </table:table-cell>
          <table:table-cell table:formula="of:=INDEX([.$A$2:.$D$100000];(ROW()-1)*6;1)" office:value-type="float" office:value="1533092">
            <text:p>1533092</text:p>
          </table:table-cell>
          <table:table-cell table:formula="of:=INDEX([.$A$2:.$D$100000];(ROW()-1)*6-1;4)" office:value-type="float" office:value="20.38">
            <text:p>20,38</text:p>
          </table:table-cell>
          <table:table-cell table:formula="of:=INDEX([.$A$2:.$D$100000];(ROW()-1)*6-2;4)" office:value-type="float" office:value="12.56">
            <text:p>12,56</text:p>
          </table:table-cell>
          <table:table-cell table:formula="of:=INDEX([.$A$2:.$D$100000];(ROW()-1)*6-1;3)" office:value-type="float" office:value="763.87">
            <text:p>763,87</text:p>
          </table:table-cell>
          <table:table-cell table:formula="of:=INDEX([.$A$2:.$D$100000];(ROW()-1)*6-2;3)" office:value-type="float" office:value="3604.94">
            <text:p>3604,94</text:p>
          </table:table-cell>
          <table:table-cell table:formula="of:=INDEX([.$A$2:.$D$100000];(ROW()-1)*6-1;2)" office:value-type="float" office:value="1179220.38">
            <text:p>1179220,38</text:p>
          </table:table-cell>
          <table:table-cell table:formula="of:=INDEX([.$A$2:.$D$100000];(ROW()-1)*6-2;2)" office:value-type="float" office:value="3683684">
            <text:p>3683684</text:p>
          </table:table-cell>
          <table:table-cell table:formula="of:=INDEX([.$A$2:.$D$100000];(ROW()-1)*6-5;1)" office:value-type="float" office:value="3.344">
            <text:p>3,344</text:p>
          </table:table-cell>
          <table:table-cell table:formula="of:=INDEX([.$A$2:.$D$100000];(ROW()-1)*6-3;1)" office:value-type="float" office:value="2">
            <text:p>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2219639.25">
            <text:p>2219639,25</text:p>
          </table:table-cell>
          <table:table-cell office:value-type="float" office:value="1435.98">
            <text:p>1435,98</text:p>
          </table:table-cell>
          <table:table-cell office:value-type="float" office:value="17.35">
            <text:p>17,3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3">
            <text:p>23</text:p>
          </table:table-cell>
          <table:table-cell table:formula="of:=INDEX([.$A$2:.$D$100000];(ROW()-1)*6;1)" office:value-type="float" office:value="1567328">
            <text:p>1567328</text:p>
          </table:table-cell>
          <table:table-cell table:formula="of:=INDEX([.$A$2:.$D$100000];(ROW()-1)*6-1;4)" office:value-type="float" office:value="20.42">
            <text:p>20,42</text:p>
          </table:table-cell>
          <table:table-cell table:formula="of:=INDEX([.$A$2:.$D$100000];(ROW()-1)*6-2;4)" office:value-type="float" office:value="12.55">
            <text:p>12,55</text:p>
          </table:table-cell>
          <table:table-cell table:formula="of:=INDEX([.$A$2:.$D$100000];(ROW()-1)*6-1;3)" office:value-type="float" office:value="759.1">
            <text:p>759,1</text:p>
          </table:table-cell>
          <table:table-cell table:formula="of:=INDEX([.$A$2:.$D$100000];(ROW()-1)*6-2;3)" office:value-type="float" office:value="3612.92">
            <text:p>3612,92</text:p>
          </table:table-cell>
          <table:table-cell table:formula="of:=INDEX([.$A$2:.$D$100000];(ROW()-1)*6-1;2)" office:value-type="float" office:value="1171812.88">
            <text:p>1171812,88</text:p>
          </table:table-cell>
          <table:table-cell table:formula="of:=INDEX([.$A$2:.$D$100000];(ROW()-1)*6-2;2)" office:value-type="float" office:value="3692600">
            <text:p>3692600</text:p>
          </table:table-cell>
          <table:table-cell table:formula="of:=INDEX([.$A$2:.$D$100000];(ROW()-1)*6-5;1)" office:value-type="float" office:value="3.672">
            <text:p>3,672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493991">
            <text:p>49399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4">
            <text:p>24</text:p>
          </table:table-cell>
          <table:table-cell table:formula="of:=INDEX([.$A$2:.$D$100000];(ROW()-1)*6;1)" office:value-type="float" office:value="1604880">
            <text:p>1604880</text:p>
          </table:table-cell>
          <table:table-cell table:formula="of:=INDEX([.$A$2:.$D$100000];(ROW()-1)*6-1;4)" office:value-type="float" office:value="20.52">
            <text:p>20,52</text:p>
          </table:table-cell>
          <table:table-cell table:formula="of:=INDEX([.$A$2:.$D$100000];(ROW()-1)*6-2;4)" office:value-type="float" office:value="12.74">
            <text:p>12,74</text:p>
          </table:table-cell>
          <table:table-cell table:formula="of:=INDEX([.$A$2:.$D$100000];(ROW()-1)*6-1;3)" office:value-type="float" office:value="742.13">
            <text:p>742,13</text:p>
          </table:table-cell>
          <table:table-cell table:formula="of:=INDEX([.$A$2:.$D$100000];(ROW()-1)*6-2;3)" office:value-type="float" office:value="3462.5">
            <text:p>3462,5</text:p>
          </table:table-cell>
          <table:table-cell table:formula="of:=INDEX([.$A$2:.$D$100000];(ROW()-1)*6-1;2)" office:value-type="float" office:value="1144156.25">
            <text:p>1144156,25</text:p>
          </table:table-cell>
          <table:table-cell table:formula="of:=INDEX([.$A$2:.$D$100000];(ROW()-1)*6-2;2)" office:value-type="float" office:value="3545612">
            <text:p>3545612</text:p>
          </table:table-cell>
          <table:table-cell table:formula="of:=INDEX([.$A$2:.$D$100000];(ROW()-1)*6-5;1)" office:value-type="float" office:value="3.344">
            <text:p>3,344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2.422">
            <text:p>2,42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5">
            <text:p>25</text:p>
          </table:table-cell>
          <table:table-cell table:formula="of:=INDEX([.$A$2:.$D$100000];(ROW()-1)*6;1)" office:value-type="float" office:value="1624850">
            <text:p>1624850</text:p>
          </table:table-cell>
          <table:table-cell table:formula="of:=INDEX([.$A$2:.$D$100000];(ROW()-1)*6-1;4)" office:value-type="float" office:value="20.56">
            <text:p>20,56</text:p>
          </table:table-cell>
          <table:table-cell table:formula="of:=INDEX([.$A$2:.$D$100000];(ROW()-1)*6-2;4)" office:value-type="float" office:value="12.72">
            <text:p>12,72</text:p>
          </table:table-cell>
          <table:table-cell table:formula="of:=INDEX([.$A$2:.$D$100000];(ROW()-1)*6-1;3)" office:value-type="float" office:value="736.16">
            <text:p>736,16</text:p>
          </table:table-cell>
          <table:table-cell table:formula="of:=INDEX([.$A$2:.$D$100000];(ROW()-1)*6-2;3)" office:value-type="float" office:value="3478.29">
            <text:p>3478,29</text:p>
          </table:table-cell>
          <table:table-cell table:formula="of:=INDEX([.$A$2:.$D$100000];(ROW()-1)*6-1;2)" office:value-type="float" office:value="1135815.63">
            <text:p>1135815,63</text:p>
          </table:table-cell>
          <table:table-cell table:formula="of:=INDEX([.$A$2:.$D$100000];(ROW()-1)*6-2;2)" office:value-type="float" office:value="3557000">
            <text:p>3557000</text:p>
          </table:table-cell>
          <table:table-cell table:formula="of:=INDEX([.$A$2:.$D$100000];(ROW()-1)*6-5;1)" office:value-type="float" office:value="3.172">
            <text:p>3,172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6">
            <text:p>26</text:p>
          </table:table-cell>
          <table:table-cell table:formula="of:=INDEX([.$A$2:.$D$100000];(ROW()-1)*6;1)" office:value-type="float" office:value="1671658">
            <text:p>1671658</text:p>
          </table:table-cell>
          <table:table-cell table:formula="of:=INDEX([.$A$2:.$D$100000];(ROW()-1)*6-1;4)" office:value-type="float" office:value="20.61">
            <text:p>20,61</text:p>
          </table:table-cell>
          <table:table-cell table:formula="of:=INDEX([.$A$2:.$D$100000];(ROW()-1)*6-2;4)" office:value-type="float" office:value="12.71">
            <text:p>12,71</text:p>
          </table:table-cell>
          <table:table-cell table:formula="of:=INDEX([.$A$2:.$D$100000];(ROW()-1)*6-1;3)" office:value-type="float" office:value="732.26">
            <text:p>732,26</text:p>
          </table:table-cell>
          <table:table-cell table:formula="of:=INDEX([.$A$2:.$D$100000];(ROW()-1)*6-2;3)" office:value-type="float" office:value="3483.61">
            <text:p>3483,61</text:p>
          </table:table-cell>
          <table:table-cell table:formula="of:=INDEX([.$A$2:.$D$100000];(ROW()-1)*6-1;2)" office:value-type="float" office:value="1128174">
            <text:p>1128174</text:p>
          </table:table-cell>
          <table:table-cell table:formula="of:=INDEX([.$A$2:.$D$100000];(ROW()-1)*6-2;2)" office:value-type="float" office:value="3564132">
            <text:p>3564132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float" office:value="1.36">
            <text:p>1,3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7">
            <text:p>27</text:p>
          </table:table-cell>
          <table:table-cell table:formula="of:=INDEX([.$A$2:.$D$100000];(ROW()-1)*6;1)" office:value-type="float" office:value="1706110">
            <text:p>1706110</text:p>
          </table:table-cell>
          <table:table-cell table:formula="of:=INDEX([.$A$2:.$D$100000];(ROW()-1)*6-1;4)" office:value-type="float" office:value="20.71">
            <text:p>20,71</text:p>
          </table:table-cell>
          <table:table-cell table:formula="of:=INDEX([.$A$2:.$D$100000];(ROW()-1)*6-2;4)" office:value-type="float" office:value="12.82">
            <text:p>12,82</text:p>
          </table:table-cell>
          <table:table-cell table:formula="of:=INDEX([.$A$2:.$D$100000];(ROW()-1)*6-1;3)" office:value-type="float" office:value="713.62">
            <text:p>713,62</text:p>
          </table:table-cell>
          <table:table-cell table:formula="of:=INDEX([.$A$2:.$D$100000];(ROW()-1)*6-2;3)" office:value-type="float" office:value="3398.31">
            <text:p>3398,31</text:p>
          </table:table-cell>
          <table:table-cell table:formula="of:=INDEX([.$A$2:.$D$100000];(ROW()-1)*6-1;2)" office:value-type="float" office:value="1100468.5">
            <text:p>1100468,5</text:p>
          </table:table-cell>
          <table:table-cell table:formula="of:=INDEX([.$A$2:.$D$100000];(ROW()-1)*6-2;2)" office:value-type="float" office:value="3476269">
            <text:p>3476269</text:p>
          </table:table-cell>
          <table:table-cell table:formula="of:=INDEX([.$A$2:.$D$100000];(ROW()-1)*6-5;1)" office:value-type="float" office:value="3.156">
            <text:p>3,156</text:p>
          </table:table-cell>
          <table:table-cell table:formula="of:=INDEX([.$A$2:.$D$100000];(ROW()-1)*6-3;1)" office:value-type="float" office:value="2.531">
            <text:p>2,53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5252998">
            <text:p>5252998</text:p>
          </table:table-cell>
          <table:table-cell office:value-type="float" office:value="5079.68">
            <text:p>5079,68</text:p>
          </table:table-cell>
          <table:table-cell office:value-type="float" office:value="11.07">
            <text:p>11,0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8">
            <text:p>28</text:p>
          </table:table-cell>
          <table:table-cell table:formula="of:=INDEX([.$A$2:.$D$100000];(ROW()-1)*6;1)" office:value-type="float" office:value="1740785">
            <text:p>1740785</text:p>
          </table:table-cell>
          <table:table-cell table:formula="of:=INDEX([.$A$2:.$D$100000];(ROW()-1)*6-1;4)" office:value-type="float" office:value="20.77">
            <text:p>20,77</text:p>
          </table:table-cell>
          <table:table-cell table:formula="of:=INDEX([.$A$2:.$D$100000];(ROW()-1)*6-2;4)" office:value-type="float" office:value="12.83">
            <text:p>12,83</text:p>
          </table:table-cell>
          <table:table-cell table:formula="of:=INDEX([.$A$2:.$D$100000];(ROW()-1)*6-1;3)" office:value-type="float" office:value="706.95">
            <text:p>706,95</text:p>
          </table:table-cell>
          <table:table-cell table:formula="of:=INDEX([.$A$2:.$D$100000];(ROW()-1)*6-2;3)" office:value-type="float" office:value="3392.84">
            <text:p>3392,84</text:p>
          </table:table-cell>
          <table:table-cell table:formula="of:=INDEX([.$A$2:.$D$100000];(ROW()-1)*6-1;2)" office:value-type="float" office:value="1090359.13">
            <text:p>1090359,13</text:p>
          </table:table-cell>
          <table:table-cell table:formula="of:=INDEX([.$A$2:.$D$100000];(ROW()-1)*6-2;2)" office:value-type="float" office:value="3466677">
            <text:p>3466677</text:p>
          </table:table-cell>
          <table:table-cell table:formula="of:=INDEX([.$A$2:.$D$100000];(ROW()-1)*6-5;1)" office:value-type="float" office:value="4.235">
            <text:p>4,235</text:p>
          </table:table-cell>
          <table:table-cell table:formula="of:=INDEX([.$A$2:.$D$100000];(ROW()-1)*6-3;1)" office:value-type="float" office:value="2.078">
            <text:p>2,07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2022167.88">
            <text:p>2022167,88</text:p>
          </table:table-cell>
          <table:table-cell office:value-type="float" office:value="1311.31">
            <text:p>1311,31</text:p>
          </table:table-cell>
          <table:table-cell office:value-type="float" office:value="17.77">
            <text:p>17,7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29">
            <text:p>29</text:p>
          </table:table-cell>
          <table:table-cell table:formula="of:=INDEX([.$A$2:.$D$100000];(ROW()-1)*6;1)" office:value-type="float" office:value="1767453">
            <text:p>1767453</text:p>
          </table:table-cell>
          <table:table-cell table:formula="of:=INDEX([.$A$2:.$D$100000];(ROW()-1)*6-1;4)" office:value-type="float" office:value="20.81">
            <text:p>20,81</text:p>
          </table:table-cell>
          <table:table-cell table:formula="of:=INDEX([.$A$2:.$D$100000];(ROW()-1)*6-2;4)" office:value-type="float" office:value="12.84">
            <text:p>12,84</text:p>
          </table:table-cell>
          <table:table-cell table:formula="of:=INDEX([.$A$2:.$D$100000];(ROW()-1)*6-1;3)" office:value-type="float" office:value="700.65">
            <text:p>700,65</text:p>
          </table:table-cell>
          <table:table-cell table:formula="of:=INDEX([.$A$2:.$D$100000];(ROW()-1)*6-2;3)" office:value-type="float" office:value="3378.38">
            <text:p>3378,38</text:p>
          </table:table-cell>
          <table:table-cell table:formula="of:=INDEX([.$A$2:.$D$100000];(ROW()-1)*6-1;2)" office:value-type="float" office:value="1071471.63">
            <text:p>1071471,63</text:p>
          </table:table-cell>
          <table:table-cell table:formula="of:=INDEX([.$A$2:.$D$100000];(ROW()-1)*6-2;2)" office:value-type="float" office:value="3449790">
            <text:p>3449790</text:p>
          </table:table-cell>
          <table:table-cell table:formula="of:=INDEX([.$A$2:.$D$100000];(ROW()-1)*6-5;1)" office:value-type="float" office:value="3.734">
            <text:p>3,734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float" office:value="586471">
            <text:p>58647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0">
            <text:p>30</text:p>
          </table:table-cell>
          <table:table-cell table:formula="of:=INDEX([.$A$2:.$D$100000];(ROW()-1)*6;1)" office:value-type="float" office:value="1804375">
            <text:p>1804375</text:p>
          </table:table-cell>
          <table:table-cell table:formula="of:=INDEX([.$A$2:.$D$100000];(ROW()-1)*6-1;4)" office:value-type="float" office:value="20.87">
            <text:p>20,87</text:p>
          </table:table-cell>
          <table:table-cell table:formula="of:=INDEX([.$A$2:.$D$100000];(ROW()-1)*6-2;4)" office:value-type="float" office:value="12.9">
            <text:p>12,9</text:p>
          </table:table-cell>
          <table:table-cell table:formula="of:=INDEX([.$A$2:.$D$100000];(ROW()-1)*6-1;3)" office:value-type="float" office:value="692.76">
            <text:p>692,76</text:p>
          </table:table-cell>
          <table:table-cell table:formula="of:=INDEX([.$A$2:.$D$100000];(ROW()-1)*6-2;3)" office:value-type="float" office:value="3334.59">
            <text:p>3334,59</text:p>
          </table:table-cell>
          <table:table-cell table:formula="of:=INDEX([.$A$2:.$D$100000];(ROW()-1)*6-1;2)" office:value-type="float" office:value="1072203.63">
            <text:p>1072203,63</text:p>
          </table:table-cell>
          <table:table-cell table:formula="of:=INDEX([.$A$2:.$D$100000];(ROW()-1)*6-2;2)" office:value-type="float" office:value="3410960">
            <text:p>3410960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2.563">
            <text:p>2,563</text:p>
          </table:table-cell>
        </table:table-row>
        <table:table-row table:style-name="ro1">
          <table:table-cell office:value-type="float" office:value="2.735">
            <text:p>2,73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1">
            <text:p>31</text:p>
          </table:table-cell>
          <table:table-cell table:formula="of:=INDEX([.$A$2:.$D$100000];(ROW()-1)*6;1)" office:value-type="float" office:value="1832692">
            <text:p>1832692</text:p>
          </table:table-cell>
          <table:table-cell table:formula="of:=INDEX([.$A$2:.$D$100000];(ROW()-1)*6-1;4)" office:value-type="float" office:value="20.92">
            <text:p>20,92</text:p>
          </table:table-cell>
          <table:table-cell table:formula="of:=INDEX([.$A$2:.$D$100000];(ROW()-1)*6-2;4)" office:value-type="float" office:value="12.84">
            <text:p>12,84</text:p>
          </table:table-cell>
          <table:table-cell table:formula="of:=INDEX([.$A$2:.$D$100000];(ROW()-1)*6-1;3)" office:value-type="float" office:value="687.37">
            <text:p>687,37</text:p>
          </table:table-cell>
          <table:table-cell table:formula="of:=INDEX([.$A$2:.$D$100000];(ROW()-1)*6-2;3)" office:value-type="float" office:value="3377.62">
            <text:p>3377,62</text:p>
          </table:table-cell>
          <table:table-cell table:formula="of:=INDEX([.$A$2:.$D$100000];(ROW()-1)*6-1;2)" office:value-type="float" office:value="1061973">
            <text:p>1061973</text:p>
          </table:table-cell>
          <table:table-cell table:formula="of:=INDEX([.$A$2:.$D$100000];(ROW()-1)*6-2;2)" office:value-type="float" office:value="3443450">
            <text:p>3443450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2">
            <text:p>32</text:p>
          </table:table-cell>
          <table:table-cell table:formula="of:=INDEX([.$A$2:.$D$100000];(ROW()-1)*6;1)" office:value-type="float" office:value="1863133">
            <text:p>1863133</text:p>
          </table:table-cell>
          <table:table-cell table:formula="of:=INDEX([.$A$2:.$D$100000];(ROW()-1)*6-1;4)" office:value-type="float" office:value="20.98">
            <text:p>20,98</text:p>
          </table:table-cell>
          <table:table-cell table:formula="of:=INDEX([.$A$2:.$D$100000];(ROW()-1)*6-2;4)" office:value-type="float" office:value="12.9">
            <text:p>12,9</text:p>
          </table:table-cell>
          <table:table-cell table:formula="of:=INDEX([.$A$2:.$D$100000];(ROW()-1)*6-1;3)" office:value-type="float" office:value="679.48">
            <text:p>679,48</text:p>
          </table:table-cell>
          <table:table-cell table:formula="of:=INDEX([.$A$2:.$D$100000];(ROW()-1)*6-2;3)" office:value-type="float" office:value="3335.64">
            <text:p>3335,64</text:p>
          </table:table-cell>
          <table:table-cell table:formula="of:=INDEX([.$A$2:.$D$100000];(ROW()-1)*6-1;2)" office:value-type="float" office:value="1053105.25">
            <text:p>1053105,25</text:p>
          </table:table-cell>
          <table:table-cell table:formula="of:=INDEX([.$A$2:.$D$100000];(ROW()-1)*6-2;2)" office:value-type="float" office:value="3408317">
            <text:p>3408317</text:p>
          </table:table-cell>
          <table:table-cell table:formula="of:=INDEX([.$A$2:.$D$100000];(ROW()-1)*6-5;1)" office:value-type="float" office:value="3.454">
            <text:p>3,454</text:p>
          </table:table-cell>
          <table:table-cell table:formula="of:=INDEX([.$A$2:.$D$100000];(ROW()-1)*6-3;1)" office:value-type="float" office:value="2.031">
            <text:p>2,031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3">
            <text:p>33</text:p>
          </table:table-cell>
          <table:table-cell table:formula="of:=INDEX([.$A$2:.$D$100000];(ROW()-1)*6;1)" office:value-type="float" office:value="1879751">
            <text:p>1879751</text:p>
          </table:table-cell>
          <table:table-cell table:formula="of:=INDEX([.$A$2:.$D$100000];(ROW()-1)*6-1;4)" office:value-type="float" office:value="21.01">
            <text:p>21,01</text:p>
          </table:table-cell>
          <table:table-cell table:formula="of:=INDEX([.$A$2:.$D$100000];(ROW()-1)*6-2;4)" office:value-type="float" office:value="12.88">
            <text:p>12,88</text:p>
          </table:table-cell>
          <table:table-cell table:formula="of:=INDEX([.$A$2:.$D$100000];(ROW()-1)*6-1;3)" office:value-type="float" office:value="675.83">
            <text:p>675,83</text:p>
          </table:table-cell>
          <table:table-cell table:formula="of:=INDEX([.$A$2:.$D$100000];(ROW()-1)*6-2;3)" office:value-type="float" office:value="3348.23">
            <text:p>3348,23</text:p>
          </table:table-cell>
          <table:table-cell table:formula="of:=INDEX([.$A$2:.$D$100000];(ROW()-1)*6-1;2)" office:value-type="float" office:value="1046031.06">
            <text:p>1046031,06</text:p>
          </table:table-cell>
          <table:table-cell table:formula="of:=INDEX([.$A$2:.$D$100000];(ROW()-1)*6-2;2)" office:value-type="float" office:value="3417527">
            <text:p>3417527</text:p>
          </table:table-cell>
          <table:table-cell table:formula="of:=INDEX([.$A$2:.$D$100000];(ROW()-1)*6-5;1)" office:value-type="float" office:value="3.047">
            <text:p>3,047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907628">
            <text:p>4907628</text:p>
          </table:table-cell>
          <table:table-cell office:value-type="float" office:value="4755.02">
            <text:p>4755,02</text:p>
          </table:table-cell>
          <table:table-cell office:value-type="float" office:value="11.36">
            <text:p>11,36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4">
            <text:p>34</text:p>
          </table:table-cell>
          <table:table-cell table:formula="of:=INDEX([.$A$2:.$D$100000];(ROW()-1)*6;1)" office:value-type="float" office:value="1915527">
            <text:p>1915527</text:p>
          </table:table-cell>
          <table:table-cell table:formula="of:=INDEX([.$A$2:.$D$100000];(ROW()-1)*6-1;4)" office:value-type="float" office:value="21.05">
            <text:p>21,05</text:p>
          </table:table-cell>
          <table:table-cell table:formula="of:=INDEX([.$A$2:.$D$100000];(ROW()-1)*6-2;4)" office:value-type="float" office:value="12.99">
            <text:p>12,99</text:p>
          </table:table-cell>
          <table:table-cell table:formula="of:=INDEX([.$A$2:.$D$100000];(ROW()-1)*6-1;3)" office:value-type="float" office:value="669.66">
            <text:p>669,66</text:p>
          </table:table-cell>
          <table:table-cell table:formula="of:=INDEX([.$A$2:.$D$100000];(ROW()-1)*6-2;3)" office:value-type="float" office:value="3265.52">
            <text:p>3265,52</text:p>
          </table:table-cell>
          <table:table-cell table:formula="of:=INDEX([.$A$2:.$D$100000];(ROW()-1)*6-1;2)" office:value-type="float" office:value="1035824.63">
            <text:p>1035824,63</text:p>
          </table:table-cell>
          <table:table-cell table:formula="of:=INDEX([.$A$2:.$D$100000];(ROW()-1)*6-2;2)" office:value-type="float" office:value="3339606">
            <text:p>3339606</text:p>
          </table:table-cell>
          <table:table-cell table:formula="of:=INDEX([.$A$2:.$D$100000];(ROW()-1)*6-5;1)" office:value-type="float" office:value="3.078">
            <text:p>3,078</text:p>
          </table:table-cell>
          <table:table-cell table:formula="of:=INDEX([.$A$2:.$D$100000];(ROW()-1)*6-3;1)" office:value-type="float" office:value="2.172">
            <text:p>2,17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859733.75">
            <text:p>1859733,75</text:p>
          </table:table-cell>
          <table:table-cell office:value-type="float" office:value="1208.15">
            <text:p>1208,15</text:p>
          </table:table-cell>
          <table:table-cell office:value-type="float" office:value="18.14">
            <text:p>18,1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5">
            <text:p>35</text:p>
          </table:table-cell>
          <table:table-cell table:formula="of:=INDEX([.$A$2:.$D$100000];(ROW()-1)*6;1)" office:value-type="float" office:value="1947297">
            <text:p>1947297</text:p>
          </table:table-cell>
          <table:table-cell table:formula="of:=INDEX([.$A$2:.$D$100000];(ROW()-1)*6-1;4)" office:value-type="float" office:value="21.13">
            <text:p>21,13</text:p>
          </table:table-cell>
          <table:table-cell table:formula="of:=INDEX([.$A$2:.$D$100000];(ROW()-1)*6-2;4)" office:value-type="float" office:value="13">
            <text:p>13</text:p>
          </table:table-cell>
          <table:table-cell table:formula="of:=INDEX([.$A$2:.$D$100000];(ROW()-1)*6-1;3)" office:value-type="float" office:value="658.84">
            <text:p>658,84</text:p>
          </table:table-cell>
          <table:table-cell table:formula="of:=INDEX([.$A$2:.$D$100000];(ROW()-1)*6-2;3)" office:value-type="float" office:value="3260.59">
            <text:p>3260,59</text:p>
          </table:table-cell>
          <table:table-cell table:formula="of:=INDEX([.$A$2:.$D$100000];(ROW()-1)*6-1;2)" office:value-type="float" office:value="1020885.25">
            <text:p>1020885,25</text:p>
          </table:table-cell>
          <table:table-cell table:formula="of:=INDEX([.$A$2:.$D$100000];(ROW()-1)*6-2;2)" office:value-type="float" office:value="3327292">
            <text:p>3327292</text:p>
          </table:table-cell>
          <table:table-cell table:formula="of:=INDEX([.$A$2:.$D$100000];(ROW()-1)*6-5;1)" office:value-type="float" office:value="3.218">
            <text:p>3,218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float" office:value="670005">
            <text:p>67000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6">
            <text:p>36</text:p>
          </table:table-cell>
          <table:table-cell table:formula="of:=INDEX([.$A$2:.$D$100000];(ROW()-1)*6;1)" office:value-type="float" office:value="1969130">
            <text:p>1969130</text:p>
          </table:table-cell>
          <table:table-cell table:formula="of:=INDEX([.$A$2:.$D$100000];(ROW()-1)*6-1;4)" office:value-type="float" office:value="21.18">
            <text:p>21,18</text:p>
          </table:table-cell>
          <table:table-cell table:formula="of:=INDEX([.$A$2:.$D$100000];(ROW()-1)*6-2;4)" office:value-type="float" office:value="13.09">
            <text:p>13,09</text:p>
          </table:table-cell>
          <table:table-cell table:formula="of:=INDEX([.$A$2:.$D$100000];(ROW()-1)*6-1;3)" office:value-type="float" office:value="651.53">
            <text:p>651,53</text:p>
          </table:table-cell>
          <table:table-cell table:formula="of:=INDEX([.$A$2:.$D$100000];(ROW()-1)*6-2;3)" office:value-type="float" office:value="3192.73">
            <text:p>3192,73</text:p>
          </table:table-cell>
          <table:table-cell table:formula="of:=INDEX([.$A$2:.$D$100000];(ROW()-1)*6-1;2)" office:value-type="float" office:value="1010875.19">
            <text:p>1010875,19</text:p>
          </table:table-cell>
          <table:table-cell table:formula="of:=INDEX([.$A$2:.$D$100000];(ROW()-1)*6-2;2)" office:value-type="float" office:value="3263424">
            <text:p>3263424</text:p>
          </table:table-cell>
          <table:table-cell table:formula="of:=INDEX([.$A$2:.$D$100000];(ROW()-1)*6-5;1)" office:value-type="float" office:value="3.141">
            <text:p>3,141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2.547">
            <text:p>2,54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7">
            <text:p>37</text:p>
          </table:table-cell>
          <table:table-cell table:formula="of:=INDEX([.$A$2:.$D$100000];(ROW()-1)*6;1)" office:value-type="float" office:value="2001331">
            <text:p>2001331</text:p>
          </table:table-cell>
          <table:table-cell table:formula="of:=INDEX([.$A$2:.$D$100000];(ROW()-1)*6-1;4)" office:value-type="float" office:value="21.16">
            <text:p>21,16</text:p>
          </table:table-cell>
          <table:table-cell table:formula="of:=INDEX([.$A$2:.$D$100000];(ROW()-1)*6-2;4)" office:value-type="float" office:value="13">
            <text:p>13</text:p>
          </table:table-cell>
          <table:table-cell table:formula="of:=INDEX([.$A$2:.$D$100000];(ROW()-1)*6-1;3)" office:value-type="float" office:value="656.17">
            <text:p>656,17</text:p>
          </table:table-cell>
          <table:table-cell table:formula="of:=INDEX([.$A$2:.$D$100000];(ROW()-1)*6-2;3)" office:value-type="float" office:value="3257.59">
            <text:p>3257,59</text:p>
          </table:table-cell>
          <table:table-cell table:formula="of:=INDEX([.$A$2:.$D$100000];(ROW()-1)*6-1;2)" office:value-type="float" office:value="1016478.25">
            <text:p>1016478,25</text:p>
          </table:table-cell>
          <table:table-cell table:formula="of:=INDEX([.$A$2:.$D$100000];(ROW()-1)*6-2;2)" office:value-type="float" office:value="3326534">
            <text:p>3326534</text:p>
          </table:table-cell>
          <table:table-cell table:formula="of:=INDEX([.$A$2:.$D$100000];(ROW()-1)*6-5;1)" office:value-type="float" office:value="3.125">
            <text:p>3,125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8">
            <text:p>38</text:p>
          </table:table-cell>
          <table:table-cell table:formula="of:=INDEX([.$A$2:.$D$100000];(ROW()-1)*6;1)" office:value-type="float" office:value="2027608">
            <text:p>2027608</text:p>
          </table:table-cell>
          <table:table-cell table:formula="of:=INDEX([.$A$2:.$D$100000];(ROW()-1)*6-1;4)" office:value-type="float" office:value="21.22">
            <text:p>21,22</text:p>
          </table:table-cell>
          <table:table-cell table:formula="of:=INDEX([.$A$2:.$D$100000];(ROW()-1)*6-2;4)" office:value-type="float" office:value="13.03">
            <text:p>13,03</text:p>
          </table:table-cell>
          <table:table-cell table:formula="of:=INDEX([.$A$2:.$D$100000];(ROW()-1)*6-1;3)" office:value-type="float" office:value="649.76">
            <text:p>649,76</text:p>
          </table:table-cell>
          <table:table-cell table:formula="of:=INDEX([.$A$2:.$D$100000];(ROW()-1)*6-2;3)" office:value-type="float" office:value="3235.01">
            <text:p>3235,01</text:p>
          </table:table-cell>
          <table:table-cell table:formula="of:=INDEX([.$A$2:.$D$100000];(ROW()-1)*6-1;2)" office:value-type="float" office:value="1007062.81">
            <text:p>1007062,81</text:p>
          </table:table-cell>
          <table:table-cell table:formula="of:=INDEX([.$A$2:.$D$100000];(ROW()-1)*6-2;2)" office:value-type="float" office:value="3305116">
            <text:p>3305116</text:p>
          </table:table-cell>
          <table:table-cell table:formula="of:=INDEX([.$A$2:.$D$100000];(ROW()-1)*6-5;1)" office:value-type="float" office:value="3.125">
            <text:p>3,125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1.313">
            <text:p>1,31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39">
            <text:p>39</text:p>
          </table:table-cell>
          <table:table-cell table:formula="of:=INDEX([.$A$2:.$D$100000];(ROW()-1)*6;1)" office:value-type="float" office:value="2053489">
            <text:p>2053489</text:p>
          </table:table-cell>
          <table:table-cell table:formula="of:=INDEX([.$A$2:.$D$100000];(ROW()-1)*6-1;4)" office:value-type="float" office:value="21.3">
            <text:p>21,3</text:p>
          </table:table-cell>
          <table:table-cell table:formula="of:=INDEX([.$A$2:.$D$100000];(ROW()-1)*6-2;4)" office:value-type="float" office:value="13.12">
            <text:p>13,12</text:p>
          </table:table-cell>
          <table:table-cell table:formula="of:=INDEX([.$A$2:.$D$100000];(ROW()-1)*6-1;3)" office:value-type="float" office:value="637.66">
            <text:p>637,66</text:p>
          </table:table-cell>
          <table:table-cell table:formula="of:=INDEX([.$A$2:.$D$100000];(ROW()-1)*6-2;3)" office:value-type="float" office:value="3169.13">
            <text:p>3169,13</text:p>
          </table:table-cell>
          <table:table-cell table:formula="of:=INDEX([.$A$2:.$D$100000];(ROW()-1)*6-1;2)" office:value-type="float" office:value="989936.31">
            <text:p>989936,31</text:p>
          </table:table-cell>
          <table:table-cell table:formula="of:=INDEX([.$A$2:.$D$100000];(ROW()-1)*6-2;2)" office:value-type="float" office:value="3237617">
            <text:p>3237617</text:p>
          </table:table-cell>
          <table:table-cell table:formula="of:=INDEX([.$A$2:.$D$100000];(ROW()-1)*6-5;1)" office:value-type="float" office:value="3.156">
            <text:p>3,156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965437">
            <text:p>4965437</text:p>
          </table:table-cell>
          <table:table-cell office:value-type="float" office:value="4815.71">
            <text:p>4815,71</text:p>
          </table:table-cell>
          <table:table-cell office:value-type="float" office:value="11.3">
            <text:p>11,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0">
            <text:p>40</text:p>
          </table:table-cell>
          <table:table-cell table:formula="of:=INDEX([.$A$2:.$D$100000];(ROW()-1)*6;1)" office:value-type="float" office:value="2067290">
            <text:p>2067290</text:p>
          </table:table-cell>
          <table:table-cell table:formula="of:=INDEX([.$A$2:.$D$100000];(ROW()-1)*6-1;4)" office:value-type="float" office:value="21.32">
            <text:p>21,32</text:p>
          </table:table-cell>
          <table:table-cell table:formula="of:=INDEX([.$A$2:.$D$100000];(ROW()-1)*6-2;4)" office:value-type="float" office:value="13.07">
            <text:p>13,07</text:p>
          </table:table-cell>
          <table:table-cell table:formula="of:=INDEX([.$A$2:.$D$100000];(ROW()-1)*6-1;3)" office:value-type="float" office:value="636.33">
            <text:p>636,33</text:p>
          </table:table-cell>
          <table:table-cell table:formula="of:=INDEX([.$A$2:.$D$100000];(ROW()-1)*6-2;3)" office:value-type="float" office:value="3205.65">
            <text:p>3205,65</text:p>
          </table:table-cell>
          <table:table-cell table:formula="of:=INDEX([.$A$2:.$D$100000];(ROW()-1)*6-1;2)" office:value-type="float" office:value="986880.06">
            <text:p>986880,06</text:p>
          </table:table-cell>
          <table:table-cell table:formula="of:=INDEX([.$A$2:.$D$100000];(ROW()-1)*6-2;2)" office:value-type="float" office:value="3269673">
            <text:p>3269673</text:p>
          </table:table-cell>
          <table:table-cell table:formula="of:=INDEX([.$A$2:.$D$100000];(ROW()-1)*6-5;1)" office:value-type="float" office:value="3.156">
            <text:p>3,156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804402.5">
            <text:p>1804402,5</text:p>
          </table:table-cell>
          <table:table-cell office:value-type="float" office:value="1169.28">
            <text:p>1169,28</text:p>
          </table:table-cell>
          <table:table-cell office:value-type="float" office:value="18.34">
            <text:p>18,3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1">
            <text:p>41</text:p>
          </table:table-cell>
          <table:table-cell table:formula="of:=INDEX([.$A$2:.$D$100000];(ROW()-1)*6;1)" office:value-type="float" office:value="2107620">
            <text:p>2107620</text:p>
          </table:table-cell>
          <table:table-cell table:formula="of:=INDEX([.$A$2:.$D$100000];(ROW()-1)*6-1;4)" office:value-type="float" office:value="21.35">
            <text:p>21,35</text:p>
          </table:table-cell>
          <table:table-cell table:formula="of:=INDEX([.$A$2:.$D$100000];(ROW()-1)*6-2;4)" office:value-type="float" office:value="13.15">
            <text:p>13,15</text:p>
          </table:table-cell>
          <table:table-cell table:formula="of:=INDEX([.$A$2:.$D$100000];(ROW()-1)*6-1;3)" office:value-type="float" office:value="631.06">
            <text:p>631,06</text:p>
          </table:table-cell>
          <table:table-cell table:formula="of:=INDEX([.$A$2:.$D$100000];(ROW()-1)*6-2;3)" office:value-type="float" office:value="3146.5">
            <text:p>3146,5</text:p>
          </table:table-cell>
          <table:table-cell table:formula="of:=INDEX([.$A$2:.$D$100000];(ROW()-1)*6-1;2)" office:value-type="float" office:value="976163.19">
            <text:p>976163,19</text:p>
          </table:table-cell>
          <table:table-cell table:formula="of:=INDEX([.$A$2:.$D$100000];(ROW()-1)*6-2;2)" office:value-type="float" office:value="3212475">
            <text:p>3212475</text:p>
          </table:table-cell>
          <table:table-cell table:formula="of:=INDEX([.$A$2:.$D$100000];(ROW()-1)*6-5;1)" office:value-type="float" office:value="3.406">
            <text:p>3,406</text:p>
          </table:table-cell>
          <table:table-cell table:formula="of:=INDEX([.$A$2:.$D$100000];(ROW()-1)*6-3;1)" office:value-type="float" office:value="1.922">
            <text:p>1,922</text:p>
          </table:table-cell>
        </table:table-row>
        <table:table-row table:style-name="ro1">
          <table:table-cell office:value-type="float" office:value="748324">
            <text:p>74832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2">
            <text:p>42</text:p>
          </table:table-cell>
          <table:table-cell table:formula="of:=INDEX([.$A$2:.$D$100000];(ROW()-1)*6;1)" office:value-type="float" office:value="2119205">
            <text:p>2119205</text:p>
          </table:table-cell>
          <table:table-cell table:formula="of:=INDEX([.$A$2:.$D$100000];(ROW()-1)*6-1;4)" office:value-type="float" office:value="21.38">
            <text:p>21,38</text:p>
          </table:table-cell>
          <table:table-cell table:formula="of:=INDEX([.$A$2:.$D$100000];(ROW()-1)*6-2;4)" office:value-type="float" office:value="13.14">
            <text:p>13,14</text:p>
          </table:table-cell>
          <table:table-cell table:formula="of:=INDEX([.$A$2:.$D$100000];(ROW()-1)*6-1;3)" office:value-type="float" office:value="627.49">
            <text:p>627,49</text:p>
          </table:table-cell>
          <table:table-cell table:formula="of:=INDEX([.$A$2:.$D$100000];(ROW()-1)*6-2;3)" office:value-type="float" office:value="3154.96">
            <text:p>3154,96</text:p>
          </table:table-cell>
          <table:table-cell table:formula="of:=INDEX([.$A$2:.$D$100000];(ROW()-1)*6-1;2)" office:value-type="float" office:value="972432.63">
            <text:p>972432,63</text:p>
          </table:table-cell>
          <table:table-cell table:formula="of:=INDEX([.$A$2:.$D$100000];(ROW()-1)*6-2;2)" office:value-type="float" office:value="3219556">
            <text:p>3219556</text:p>
          </table:table-cell>
          <table:table-cell table:formula="of:=INDEX([.$A$2:.$D$100000];(ROW()-1)*6-5;1)" office:value-type="float" office:value="3.25">
            <text:p>3,25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3.219">
            <text:p>3,21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3">
            <text:p>43</text:p>
          </table:table-cell>
          <table:table-cell table:formula="of:=INDEX([.$A$2:.$D$100000];(ROW()-1)*6;1)" office:value-type="float" office:value="2151563">
            <text:p>2151563</text:p>
          </table:table-cell>
          <table:table-cell table:formula="of:=INDEX([.$A$2:.$D$100000];(ROW()-1)*6-1;4)" office:value-type="float" office:value="21.41">
            <text:p>21,41</text:p>
          </table:table-cell>
          <table:table-cell table:formula="of:=INDEX([.$A$2:.$D$100000];(ROW()-1)*6-2;4)" office:value-type="float" office:value="13.14">
            <text:p>13,14</text:p>
          </table:table-cell>
          <table:table-cell table:formula="of:=INDEX([.$A$2:.$D$100000];(ROW()-1)*6-1;3)" office:value-type="float" office:value="624.78">
            <text:p>624,78</text:p>
          </table:table-cell>
          <table:table-cell table:formula="of:=INDEX([.$A$2:.$D$100000];(ROW()-1)*6-2;3)" office:value-type="float" office:value="3153.42">
            <text:p>3153,42</text:p>
          </table:table-cell>
          <table:table-cell table:formula="of:=INDEX([.$A$2:.$D$100000];(ROW()-1)*6-1;2)" office:value-type="float" office:value="968399.75">
            <text:p>968399,75</text:p>
          </table:table-cell>
          <table:table-cell table:formula="of:=INDEX([.$A$2:.$D$100000];(ROW()-1)*6-2;2)" office:value-type="float" office:value="3218310">
            <text:p>3218310</text:p>
          </table:table-cell>
          <table:table-cell table:formula="of:=INDEX([.$A$2:.$D$100000];(ROW()-1)*6-5;1)" office:value-type="float" office:value="3.188">
            <text:p>3,188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4">
            <text:p>44</text:p>
          </table:table-cell>
          <table:table-cell table:formula="of:=INDEX([.$A$2:.$D$100000];(ROW()-1)*6;1)" office:value-type="float" office:value="2170286">
            <text:p>2170286</text:p>
          </table:table-cell>
          <table:table-cell table:formula="of:=INDEX([.$A$2:.$D$100000];(ROW()-1)*6-1;4)" office:value-type="float" office:value="21.45">
            <text:p>21,45</text:p>
          </table:table-cell>
          <table:table-cell table:formula="of:=INDEX([.$A$2:.$D$100000];(ROW()-1)*6-2;4)" office:value-type="float" office:value="13.21">
            <text:p>13,21</text:p>
          </table:table-cell>
          <table:table-cell table:formula="of:=INDEX([.$A$2:.$D$100000];(ROW()-1)*6-1;3)" office:value-type="float" office:value="619.36">
            <text:p>619,36</text:p>
          </table:table-cell>
          <table:table-cell table:formula="of:=INDEX([.$A$2:.$D$100000];(ROW()-1)*6-2;3)" office:value-type="float" office:value="3102.11">
            <text:p>3102,11</text:p>
          </table:table-cell>
          <table:table-cell table:formula="of:=INDEX([.$A$2:.$D$100000];(ROW()-1)*6-1;2)" office:value-type="float" office:value="960324.5">
            <text:p>960324,5</text:p>
          </table:table-cell>
          <table:table-cell table:formula="of:=INDEX([.$A$2:.$D$100000];(ROW()-1)*6-2;2)" office:value-type="float" office:value="3170037">
            <text:p>3170037</text:p>
          </table:table-cell>
          <table:table-cell table:formula="of:=INDEX([.$A$2:.$D$100000];(ROW()-1)*6-5;1)" office:value-type="float" office:value="3.36">
            <text:p>3,36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float" office:value="3.359">
            <text:p>3,35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5">
            <text:p>45</text:p>
          </table:table-cell>
          <table:table-cell table:formula="of:=INDEX([.$A$2:.$D$100000];(ROW()-1)*6;1)" office:value-type="float" office:value="2196182">
            <text:p>2196182</text:p>
          </table:table-cell>
          <table:table-cell table:formula="of:=INDEX([.$A$2:.$D$100000];(ROW()-1)*6-1;4)" office:value-type="float" office:value="21.5">
            <text:p>21,5</text:p>
          </table:table-cell>
          <table:table-cell table:formula="of:=INDEX([.$A$2:.$D$100000];(ROW()-1)*6-2;4)" office:value-type="float" office:value="13.23">
            <text:p>13,23</text:p>
          </table:table-cell>
          <table:table-cell table:formula="of:=INDEX([.$A$2:.$D$100000];(ROW()-1)*6-1;3)" office:value-type="float" office:value="613.05">
            <text:p>613,05</text:p>
          </table:table-cell>
          <table:table-cell table:formula="of:=INDEX([.$A$2:.$D$100000];(ROW()-1)*6-2;3)" office:value-type="float" office:value="3090.29">
            <text:p>3090,29</text:p>
          </table:table-cell>
          <table:table-cell table:formula="of:=INDEX([.$A$2:.$D$100000];(ROW()-1)*6-1;2)" office:value-type="float" office:value="950379.19">
            <text:p>950379,19</text:p>
          </table:table-cell>
          <table:table-cell table:formula="of:=INDEX([.$A$2:.$D$100000];(ROW()-1)*6-2;2)" office:value-type="float" office:value="3154406">
            <text:p>3154406</text:p>
          </table:table-cell>
          <table:table-cell table:formula="of:=INDEX([.$A$2:.$D$100000];(ROW()-1)*6-5;1)" office:value-type="float" office:value="3.188">
            <text:p>3,188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583667">
            <text:p>4583667</text:p>
          </table:table-cell>
          <table:table-cell office:value-type="float" office:value="4448.95">
            <text:p>4448,95</text:p>
          </table:table-cell>
          <table:table-cell office:value-type="float" office:value="11.65">
            <text:p>11,65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6">
            <text:p>46</text:p>
          </table:table-cell>
          <table:table-cell table:formula="of:=INDEX([.$A$2:.$D$100000];(ROW()-1)*6;1)" office:value-type="float" office:value="2227556">
            <text:p>2227556</text:p>
          </table:table-cell>
          <table:table-cell table:formula="of:=INDEX([.$A$2:.$D$100000];(ROW()-1)*6-1;4)" office:value-type="float" office:value="21.55">
            <text:p>21,55</text:p>
          </table:table-cell>
          <table:table-cell table:formula="of:=INDEX([.$A$2:.$D$100000];(ROW()-1)*6-2;4)" office:value-type="float" office:value="13.31">
            <text:p>13,31</text:p>
          </table:table-cell>
          <table:table-cell table:formula="of:=INDEX([.$A$2:.$D$100000];(ROW()-1)*6-1;3)" office:value-type="float" office:value="606.27">
            <text:p>606,27</text:p>
          </table:table-cell>
          <table:table-cell table:formula="of:=INDEX([.$A$2:.$D$100000];(ROW()-1)*6-2;3)" office:value-type="float" office:value="3036.69">
            <text:p>3036,69</text:p>
          </table:table-cell>
          <table:table-cell table:formula="of:=INDEX([.$A$2:.$D$100000];(ROW()-1)*6-1;2)" office:value-type="float" office:value="940772.81">
            <text:p>940772,81</text:p>
          </table:table-cell>
          <table:table-cell table:formula="of:=INDEX([.$A$2:.$D$100000];(ROW()-1)*6-2;2)" office:value-type="float" office:value="3103418">
            <text:p>3103418</text:p>
          </table:table-cell>
          <table:table-cell table:formula="of:=INDEX([.$A$2:.$D$100000];(ROW()-1)*6-5;1)" office:value-type="float" office:value="3.156">
            <text:p>3,156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675415">
            <text:p>1675415</text:p>
          </table:table-cell>
          <table:table-cell office:value-type="float" office:value="1087.18">
            <text:p>1087,18</text:p>
          </table:table-cell>
          <table:table-cell office:value-type="float" office:value="18.66">
            <text:p>18,66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7">
            <text:p>47</text:p>
          </table:table-cell>
          <table:table-cell table:formula="of:=INDEX([.$A$2:.$D$100000];(ROW()-1)*6;1)" office:value-type="float" office:value="2253904">
            <text:p>2253904</text:p>
          </table:table-cell>
          <table:table-cell table:formula="of:=INDEX([.$A$2:.$D$100000];(ROW()-1)*6-1;4)" office:value-type="float" office:value="21.52">
            <text:p>21,52</text:p>
          </table:table-cell>
          <table:table-cell table:formula="of:=INDEX([.$A$2:.$D$100000];(ROW()-1)*6-2;4)" office:value-type="float" office:value="13.3">
            <text:p>13,3</text:p>
          </table:table-cell>
          <table:table-cell table:formula="of:=INDEX([.$A$2:.$D$100000];(ROW()-1)*6-1;3)" office:value-type="float" office:value="610.64">
            <text:p>610,64</text:p>
          </table:table-cell>
          <table:table-cell table:formula="of:=INDEX([.$A$2:.$D$100000];(ROW()-1)*6-2;3)" office:value-type="float" office:value="3040.39">
            <text:p>3040,39</text:p>
          </table:table-cell>
          <table:table-cell table:formula="of:=INDEX([.$A$2:.$D$100000];(ROW()-1)*6-1;2)" office:value-type="float" office:value="951203.19">
            <text:p>951203,19</text:p>
          </table:table-cell>
          <table:table-cell table:formula="of:=INDEX([.$A$2:.$D$100000];(ROW()-1)*6-2;2)" office:value-type="float" office:value="3113884">
            <text:p>3113884</text:p>
          </table:table-cell>
          <table:table-cell table:formula="of:=INDEX([.$A$2:.$D$100000];(ROW()-1)*6-5;1)" office:value-type="float" office:value="3.188">
            <text:p>3,188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float" office:value="816622">
            <text:p>81662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8">
            <text:p>48</text:p>
          </table:table-cell>
          <table:table-cell table:formula="of:=INDEX([.$A$2:.$D$100000];(ROW()-1)*6;1)" office:value-type="float" office:value="2270019">
            <text:p>2270019</text:p>
          </table:table-cell>
          <table:table-cell table:formula="of:=INDEX([.$A$2:.$D$100000];(ROW()-1)*6-1;4)" office:value-type="float" office:value="21.52">
            <text:p>21,52</text:p>
          </table:table-cell>
          <table:table-cell table:formula="of:=INDEX([.$A$2:.$D$100000];(ROW()-1)*6-2;4)" office:value-type="float" office:value="13.17">
            <text:p>13,17</text:p>
          </table:table-cell>
          <table:table-cell table:formula="of:=INDEX([.$A$2:.$D$100000];(ROW()-1)*6-1;3)" office:value-type="float" office:value="614.45">
            <text:p>614,45</text:p>
          </table:table-cell>
          <table:table-cell table:formula="of:=INDEX([.$A$2:.$D$100000];(ROW()-1)*6-2;3)" office:value-type="float" office:value="3136.87">
            <text:p>3136,87</text:p>
          </table:table-cell>
          <table:table-cell table:formula="of:=INDEX([.$A$2:.$D$100000];(ROW()-1)*6-1;2)" office:value-type="float" office:value="957071.94">
            <text:p>957071,94</text:p>
          </table:table-cell>
          <table:table-cell table:formula="of:=INDEX([.$A$2:.$D$100000];(ROW()-1)*6-2;2)" office:value-type="float" office:value="3200705">
            <text:p>3200705</text:p>
          </table:table-cell>
          <table:table-cell table:formula="of:=INDEX([.$A$2:.$D$100000];(ROW()-1)*6-5;1)" office:value-type="float" office:value="3.281">
            <text:p>3,281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3.359">
            <text:p>3,35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49">
            <text:p>49</text:p>
          </table:table-cell>
          <table:table-cell table:formula="of:=INDEX([.$A$2:.$D$100000];(ROW()-1)*6;1)" office:value-type="float" office:value="2275814">
            <text:p>2275814</text:p>
          </table:table-cell>
          <table:table-cell table:formula="of:=INDEX([.$A$2:.$D$100000];(ROW()-1)*6-1;4)" office:value-type="float" office:value="21.54">
            <text:p>21,54</text:p>
          </table:table-cell>
          <table:table-cell table:formula="of:=INDEX([.$A$2:.$D$100000];(ROW()-1)*6-2;4)" office:value-type="float" office:value="13.2">
            <text:p>13,2</text:p>
          </table:table-cell>
          <table:table-cell table:formula="of:=INDEX([.$A$2:.$D$100000];(ROW()-1)*6-1;3)" office:value-type="float" office:value="612.53">
            <text:p>612,53</text:p>
          </table:table-cell>
          <table:table-cell table:formula="of:=INDEX([.$A$2:.$D$100000];(ROW()-1)*6-2;3)" office:value-type="float" office:value="3113.57">
            <text:p>3113,57</text:p>
          </table:table-cell>
          <table:table-cell table:formula="of:=INDEX([.$A$2:.$D$100000];(ROW()-1)*6-1;2)" office:value-type="float" office:value="954772">
            <text:p>954772</text:p>
          </table:table-cell>
          <table:table-cell table:formula="of:=INDEX([.$A$2:.$D$100000];(ROW()-1)*6-2;2)" office:value-type="float" office:value="3182238">
            <text:p>3182238</text:p>
          </table:table-cell>
          <table:table-cell table:formula="of:=INDEX([.$A$2:.$D$100000];(ROW()-1)*6-5;1)" office:value-type="float" office:value="3.219">
            <text:p>3,219</text:p>
          </table:table-cell>
          <table:table-cell table:formula="of:=INDEX([.$A$2:.$D$100000];(ROW()-1)*6-3;1)" office:value-type="float" office:value="1.485">
            <text:p>1,4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0">
            <text:p>50</text:p>
          </table:table-cell>
          <table:table-cell table:formula="of:=INDEX([.$A$2:.$D$100000];(ROW()-1)*6;1)" office:value-type="float" office:value="2278170">
            <text:p>2278170</text:p>
          </table:table-cell>
          <table:table-cell table:formula="of:=INDEX([.$A$2:.$D$100000];(ROW()-1)*6-1;4)" office:value-type="float" office:value="21.55">
            <text:p>21,55</text:p>
          </table:table-cell>
          <table:table-cell table:formula="of:=INDEX([.$A$2:.$D$100000];(ROW()-1)*6-2;4)" office:value-type="float" office:value="13.19">
            <text:p>13,19</text:p>
          </table:table-cell>
          <table:table-cell table:formula="of:=INDEX([.$A$2:.$D$100000];(ROW()-1)*6-1;3)" office:value-type="float" office:value="611.12">
            <text:p>611,12</text:p>
          </table:table-cell>
          <table:table-cell table:formula="of:=INDEX([.$A$2:.$D$100000];(ROW()-1)*6-2;3)" office:value-type="float" office:value="3118.19">
            <text:p>3118,19</text:p>
          </table:table-cell>
          <table:table-cell table:formula="of:=INDEX([.$A$2:.$D$100000];(ROW()-1)*6-1;2)" office:value-type="float" office:value="952765.75">
            <text:p>952765,75</text:p>
          </table:table-cell>
          <table:table-cell table:formula="of:=INDEX([.$A$2:.$D$100000];(ROW()-1)*6-2;2)" office:value-type="float" office:value="3183843">
            <text:p>3183843</text:p>
          </table:table-cell>
          <table:table-cell table:formula="of:=INDEX([.$A$2:.$D$100000];(ROW()-1)*6-5;1)" office:value-type="float" office:value="3.219">
            <text:p>3,219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float" office:value="2.453">
            <text:p>2,45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1">
            <text:p>51</text:p>
          </table:table-cell>
          <table:table-cell table:formula="of:=INDEX([.$A$2:.$D$100000];(ROW()-1)*6;1)" office:value-type="float" office:value="2338991">
            <text:p>2338991</text:p>
          </table:table-cell>
          <table:table-cell table:formula="of:=INDEX([.$A$2:.$D$100000];(ROW()-1)*6-1;4)" office:value-type="float" office:value="21.68">
            <text:p>21,68</text:p>
          </table:table-cell>
          <table:table-cell table:formula="of:=INDEX([.$A$2:.$D$100000];(ROW()-1)*6-2;4)" office:value-type="float" office:value="13.36">
            <text:p>13,36</text:p>
          </table:table-cell>
          <table:table-cell table:formula="of:=INDEX([.$A$2:.$D$100000];(ROW()-1)*6-1;3)" office:value-type="float" office:value="590.63">
            <text:p>590,63</text:p>
          </table:table-cell>
          <table:table-cell table:formula="of:=INDEX([.$A$2:.$D$100000];(ROW()-1)*6-2;3)" office:value-type="float" office:value="3001.71">
            <text:p>3001,71</text:p>
          </table:table-cell>
          <table:table-cell table:formula="of:=INDEX([.$A$2:.$D$100000];(ROW()-1)*6-1;2)" office:value-type="float" office:value="916965.75">
            <text:p>916965,75</text:p>
          </table:table-cell>
          <table:table-cell table:formula="of:=INDEX([.$A$2:.$D$100000];(ROW()-1)*6-2;2)" office:value-type="float" office:value="3061570">
            <text:p>3061570</text:p>
          </table:table-cell>
          <table:table-cell table:formula="of:=INDEX([.$A$2:.$D$100000];(ROW()-1)*6-5;1)" office:value-type="float" office:value="3.797">
            <text:p>3,797</text:p>
          </table:table-cell>
          <table:table-cell table:formula="of:=INDEX([.$A$2:.$D$100000];(ROW()-1)*6-3;1)" office:value-type="float" office:value="2.125">
            <text:p>2,12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587345">
            <text:p>4587345</text:p>
          </table:table-cell>
          <table:table-cell office:value-type="float" office:value="4473.78">
            <text:p>4473,78</text:p>
          </table:table-cell>
          <table:table-cell office:value-type="float" office:value="11.62">
            <text:p>11,62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2">
            <text:p>52</text:p>
          </table:table-cell>
          <table:table-cell table:formula="of:=INDEX([.$A$2:.$D$100000];(ROW()-1)*6;1)" office:value-type="float" office:value="2345735">
            <text:p>2345735</text:p>
          </table:table-cell>
          <table:table-cell table:formula="of:=INDEX([.$A$2:.$D$100000];(ROW()-1)*6-1;4)" office:value-type="float" office:value="21.7">
            <text:p>21,7</text:p>
          </table:table-cell>
          <table:table-cell table:formula="of:=INDEX([.$A$2:.$D$100000];(ROW()-1)*6-2;4)" office:value-type="float" office:value="13.36">
            <text:p>13,36</text:p>
          </table:table-cell>
          <table:table-cell table:formula="of:=INDEX([.$A$2:.$D$100000];(ROW()-1)*6-1;3)" office:value-type="float" office:value="588.48">
            <text:p>588,48</text:p>
          </table:table-cell>
          <table:table-cell table:formula="of:=INDEX([.$A$2:.$D$100000];(ROW()-1)*6-2;3)" office:value-type="float" office:value="3002.41">
            <text:p>3002,41</text:p>
          </table:table-cell>
          <table:table-cell table:formula="of:=INDEX([.$A$2:.$D$100000];(ROW()-1)*6-1;2)" office:value-type="float" office:value="913833.94">
            <text:p>913833,94</text:p>
          </table:table-cell>
          <table:table-cell table:formula="of:=INDEX([.$A$2:.$D$100000];(ROW()-1)*6-2;2)" office:value-type="float" office:value="3064696">
            <text:p>3064696</text:p>
          </table:table-cell>
          <table:table-cell table:formula="of:=INDEX([.$A$2:.$D$100000];(ROW()-1)*6-5;1)" office:value-type="float" office:value="4.391">
            <text:p>4,391</text:p>
          </table:table-cell>
          <table:table-cell table:formula="of:=INDEX([.$A$2:.$D$100000];(ROW()-1)*6-3;1)" office:value-type="float" office:value="2.937">
            <text:p>2,937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600930.38">
            <text:p>1600930,38</text:p>
          </table:table-cell>
          <table:table-cell office:value-type="float" office:value="1043.54">
            <text:p>1043,54</text:p>
          </table:table-cell>
          <table:table-cell office:value-type="float" office:value="18.87">
            <text:p>18,8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3">
            <text:p>53</text:p>
          </table:table-cell>
          <table:table-cell table:formula="of:=INDEX([.$A$2:.$D$100000];(ROW()-1)*6;1)" office:value-type="float" office:value="2363146">
            <text:p>2363146</text:p>
          </table:table-cell>
          <table:table-cell table:formula="of:=INDEX([.$A$2:.$D$100000];(ROW()-1)*6-1;4)" office:value-type="float" office:value="21.76">
            <text:p>21,76</text:p>
          </table:table-cell>
          <table:table-cell table:formula="of:=INDEX([.$A$2:.$D$100000];(ROW()-1)*6-2;4)" office:value-type="float" office:value="13.44">
            <text:p>13,44</text:p>
          </table:table-cell>
          <table:table-cell table:formula="of:=INDEX([.$A$2:.$D$100000];(ROW()-1)*6-1;3)" office:value-type="float" office:value="580.93">
            <text:p>580,93</text:p>
          </table:table-cell>
          <table:table-cell table:formula="of:=INDEX([.$A$2:.$D$100000];(ROW()-1)*6-2;3)" office:value-type="float" office:value="2948.02">
            <text:p>2948,02</text:p>
          </table:table-cell>
          <table:table-cell table:formula="of:=INDEX([.$A$2:.$D$100000];(ROW()-1)*6-1;2)" office:value-type="float" office:value="904201.5">
            <text:p>904201,5</text:p>
          </table:table-cell>
          <table:table-cell table:formula="of:=INDEX([.$A$2:.$D$100000];(ROW()-1)*6-2;2)" office:value-type="float" office:value="3013134">
            <text:p>3013134</text:p>
          </table:table-cell>
          <table:table-cell table:formula="of:=INDEX([.$A$2:.$D$100000];(ROW()-1)*6-5;1)" office:value-type="float" office:value="5.141">
            <text:p>5,141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float" office:value="885398">
            <text:p>88539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4">
            <text:p>54</text:p>
          </table:table-cell>
          <table:table-cell table:formula="of:=INDEX([.$A$2:.$D$100000];(ROW()-1)*6;1)" office:value-type="float" office:value="2390956">
            <text:p>2390956</text:p>
          </table:table-cell>
          <table:table-cell table:formula="of:=INDEX([.$A$2:.$D$100000];(ROW()-1)*6-1;4)" office:value-type="float" office:value="21.79">
            <text:p>21,79</text:p>
          </table:table-cell>
          <table:table-cell table:formula="of:=INDEX([.$A$2:.$D$100000];(ROW()-1)*6-2;4)" office:value-type="float" office:value="13.44">
            <text:p>13,44</text:p>
          </table:table-cell>
          <table:table-cell table:formula="of:=INDEX([.$A$2:.$D$100000];(ROW()-1)*6-1;3)" office:value-type="float" office:value="578.1">
            <text:p>578,1</text:p>
          </table:table-cell>
          <table:table-cell table:formula="of:=INDEX([.$A$2:.$D$100000];(ROW()-1)*6-2;3)" office:value-type="float" office:value="2947.23">
            <text:p>2947,23</text:p>
          </table:table-cell>
          <table:table-cell table:formula="of:=INDEX([.$A$2:.$D$100000];(ROW()-1)*6-1;2)" office:value-type="float" office:value="899599.75">
            <text:p>899599,75</text:p>
          </table:table-cell>
          <table:table-cell table:formula="of:=INDEX([.$A$2:.$D$100000];(ROW()-1)*6-2;2)" office:value-type="float" office:value="3009485">
            <text:p>3009485</text:p>
          </table:table-cell>
          <table:table-cell table:formula="of:=INDEX([.$A$2:.$D$100000];(ROW()-1)*6-5;1)" office:value-type="float" office:value="3.421">
            <text:p>3,421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3.172">
            <text:p>3,17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5">
            <text:p>55</text:p>
          </table:table-cell>
          <table:table-cell table:formula="of:=INDEX([.$A$2:.$D$100000];(ROW()-1)*6;1)" office:value-type="float" office:value="2418510">
            <text:p>2418510</text:p>
          </table:table-cell>
          <table:table-cell table:formula="of:=INDEX([.$A$2:.$D$100000];(ROW()-1)*6-1;4)" office:value-type="float" office:value="21.79">
            <text:p>21,79</text:p>
          </table:table-cell>
          <table:table-cell table:formula="of:=INDEX([.$A$2:.$D$100000];(ROW()-1)*6-2;4)" office:value-type="float" office:value="13.36">
            <text:p>13,36</text:p>
          </table:table-cell>
          <table:table-cell table:formula="of:=INDEX([.$A$2:.$D$100000];(ROW()-1)*6-1;3)" office:value-type="float" office:value="579.51">
            <text:p>579,51</text:p>
          </table:table-cell>
          <table:table-cell table:formula="of:=INDEX([.$A$2:.$D$100000];(ROW()-1)*6-2;3)" office:value-type="float" office:value="3002.15">
            <text:p>3002,15</text:p>
          </table:table-cell>
          <table:table-cell table:formula="of:=INDEX([.$A$2:.$D$100000];(ROW()-1)*6-1;2)" office:value-type="float" office:value="902208.5">
            <text:p>902208,5</text:p>
          </table:table-cell>
          <table:table-cell table:formula="of:=INDEX([.$A$2:.$D$100000];(ROW()-1)*6-2;2)" office:value-type="float" office:value="3060010">
            <text:p>3060010</text:p>
          </table:table-cell>
          <table:table-cell table:formula="of:=INDEX([.$A$2:.$D$100000];(ROW()-1)*6-5;1)" office:value-type="float" office:value="3.781">
            <text:p>3,781</text:p>
          </table:table-cell>
          <table:table-cell table:formula="of:=INDEX([.$A$2:.$D$100000];(ROW()-1)*6-3;1)" office:value-type="float" office:value="1.766">
            <text:p>1,7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6">
            <text:p>56</text:p>
          </table:table-cell>
          <table:table-cell table:formula="of:=INDEX([.$A$2:.$D$100000];(ROW()-1)*6;1)" office:value-type="float" office:value="2438944">
            <text:p>2438944</text:p>
          </table:table-cell>
          <table:table-cell table:formula="of:=INDEX([.$A$2:.$D$100000];(ROW()-1)*6-1;4)" office:value-type="float" office:value="21.82">
            <text:p>21,82</text:p>
          </table:table-cell>
          <table:table-cell table:formula="of:=INDEX([.$A$2:.$D$100000];(ROW()-1)*6-2;4)" office:value-type="float" office:value="13.38">
            <text:p>13,38</text:p>
          </table:table-cell>
          <table:table-cell table:formula="of:=INDEX([.$A$2:.$D$100000];(ROW()-1)*6-1;3)" office:value-type="float" office:value="575.53">
            <text:p>575,53</text:p>
          </table:table-cell>
          <table:table-cell table:formula="of:=INDEX([.$A$2:.$D$100000];(ROW()-1)*6-2;3)" office:value-type="float" office:value="2986.08">
            <text:p>2986,08</text:p>
          </table:table-cell>
          <table:table-cell table:formula="of:=INDEX([.$A$2:.$D$100000];(ROW()-1)*6-1;2)" office:value-type="float" office:value="894598.38">
            <text:p>894598,38</text:p>
          </table:table-cell>
          <table:table-cell table:formula="of:=INDEX([.$A$2:.$D$100000];(ROW()-1)*6-2;2)" office:value-type="float" office:value="3042395">
            <text:p>3042395</text:p>
          </table:table-cell>
          <table:table-cell table:formula="of:=INDEX([.$A$2:.$D$100000];(ROW()-1)*6-5;1)" office:value-type="float" office:value="3.468">
            <text:p>3,468</text:p>
          </table:table-cell>
          <table:table-cell table:formula="of:=INDEX([.$A$2:.$D$100000];(ROW()-1)*6-3;1)" office:value-type="float" office:value="1.735">
            <text:p>1,735</text:p>
          </table:table-cell>
        </table:table-row>
        <table:table-row table:style-name="ro1">
          <table:table-cell office:value-type="float" office:value="1.547">
            <text:p>1,54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7">
            <text:p>57</text:p>
          </table:table-cell>
          <table:table-cell table:formula="of:=INDEX([.$A$2:.$D$100000];(ROW()-1)*6;1)" office:value-type="float" office:value="2460684">
            <text:p>2460684</text:p>
          </table:table-cell>
          <table:table-cell table:formula="of:=INDEX([.$A$2:.$D$100000];(ROW()-1)*6-1;4)" office:value-type="float" office:value="21.87">
            <text:p>21,87</text:p>
          </table:table-cell>
          <table:table-cell table:formula="of:=INDEX([.$A$2:.$D$100000];(ROW()-1)*6-2;4)" office:value-type="float" office:value="13.43">
            <text:p>13,43</text:p>
          </table:table-cell>
          <table:table-cell table:formula="of:=INDEX([.$A$2:.$D$100000];(ROW()-1)*6-1;3)" office:value-type="float" office:value="569.84">
            <text:p>569,84</text:p>
          </table:table-cell>
          <table:table-cell table:formula="of:=INDEX([.$A$2:.$D$100000];(ROW()-1)*6-2;3)" office:value-type="float" office:value="2950.99">
            <text:p>2950,99</text:p>
          </table:table-cell>
          <table:table-cell table:formula="of:=INDEX([.$A$2:.$D$100000];(ROW()-1)*6-1;2)" office:value-type="float" office:value="887163.81">
            <text:p>887163,81</text:p>
          </table:table-cell>
          <table:table-cell table:formula="of:=INDEX([.$A$2:.$D$100000];(ROW()-1)*6-2;2)" office:value-type="float" office:value="3008700">
            <text:p>3008700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922">
            <text:p>1,92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507667">
            <text:p>4507667</text:p>
          </table:table-cell>
          <table:table-cell office:value-type="float" office:value="4396.7">
            <text:p>4396,7</text:p>
          </table:table-cell>
          <table:table-cell office:value-type="float" office:value="11.7">
            <text:p>11,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8">
            <text:p>58</text:p>
          </table:table-cell>
          <table:table-cell table:formula="of:=INDEX([.$A$2:.$D$100000];(ROW()-1)*6;1)" office:value-type="float" office:value="2485102">
            <text:p>2485102</text:p>
          </table:table-cell>
          <table:table-cell table:formula="of:=INDEX([.$A$2:.$D$100000];(ROW()-1)*6-1;4)" office:value-type="float" office:value="21.92">
            <text:p>21,92</text:p>
          </table:table-cell>
          <table:table-cell table:formula="of:=INDEX([.$A$2:.$D$100000];(ROW()-1)*6-2;4)" office:value-type="float" office:value="13.47">
            <text:p>13,47</text:p>
          </table:table-cell>
          <table:table-cell table:formula="of:=INDEX([.$A$2:.$D$100000];(ROW()-1)*6-1;3)" office:value-type="float" office:value="564.25">
            <text:p>564,25</text:p>
          </table:table-cell>
          <table:table-cell table:formula="of:=INDEX([.$A$2:.$D$100000];(ROW()-1)*6-2;3)" office:value-type="float" office:value="2923.75">
            <text:p>2923,75</text:p>
          </table:table-cell>
          <table:table-cell table:formula="of:=INDEX([.$A$2:.$D$100000];(ROW()-1)*6-1;2)" office:value-type="float" office:value="879482.38">
            <text:p>879482,38</text:p>
          </table:table-cell>
          <table:table-cell table:formula="of:=INDEX([.$A$2:.$D$100000];(ROW()-1)*6-2;2)" office:value-type="float" office:value="2982263">
            <text:p>2982263</text:p>
          </table:table-cell>
          <table:table-cell table:formula="of:=INDEX([.$A$2:.$D$100000];(ROW()-1)*6-5;1)" office:value-type="float" office:value="3.672">
            <text:p>3,672</text:p>
          </table:table-cell>
          <table:table-cell table:formula="of:=INDEX([.$A$2:.$D$100000];(ROW()-1)*6-3;1)" office:value-type="float" office:value="1.985">
            <text:p>1,98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549931.5">
            <text:p>1549931,5</text:p>
          </table:table-cell>
          <table:table-cell office:value-type="float" office:value="1013.28">
            <text:p>1013,28</text:p>
          </table:table-cell>
          <table:table-cell office:value-type="float" office:value="19">
            <text:p>1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59">
            <text:p>59</text:p>
          </table:table-cell>
          <table:table-cell table:formula="of:=INDEX([.$A$2:.$D$100000];(ROW()-1)*6;1)" office:value-type="float" office:value="2515656">
            <text:p>2515656</text:p>
          </table:table-cell>
          <table:table-cell table:formula="of:=INDEX([.$A$2:.$D$100000];(ROW()-1)*6-1;4)" office:value-type="float" office:value="21.94">
            <text:p>21,94</text:p>
          </table:table-cell>
          <table:table-cell table:formula="of:=INDEX([.$A$2:.$D$100000];(ROW()-1)*6-2;4)" office:value-type="float" office:value="13.58">
            <text:p>13,58</text:p>
          </table:table-cell>
          <table:table-cell table:formula="of:=INDEX([.$A$2:.$D$100000];(ROW()-1)*6-1;3)" office:value-type="float" office:value="562.19">
            <text:p>562,19</text:p>
          </table:table-cell>
          <table:table-cell table:formula="of:=INDEX([.$A$2:.$D$100000];(ROW()-1)*6-2;3)" office:value-type="float" office:value="2850.18">
            <text:p>2850,18</text:p>
          </table:table-cell>
          <table:table-cell table:formula="of:=INDEX([.$A$2:.$D$100000];(ROW()-1)*6-1;2)" office:value-type="float" office:value="872230.88">
            <text:p>872230,88</text:p>
          </table:table-cell>
          <table:table-cell table:formula="of:=INDEX([.$A$2:.$D$100000];(ROW()-1)*6-2;2)" office:value-type="float" office:value="2911693">
            <text:p>2911693</text:p>
          </table:table-cell>
          <table:table-cell table:formula="of:=INDEX([.$A$2:.$D$100000];(ROW()-1)*6-5;1)" office:value-type="float" office:value="3.672">
            <text:p>3,672</text:p>
          </table:table-cell>
          <table:table-cell table:formula="of:=INDEX([.$A$2:.$D$100000];(ROW()-1)*6-3;1)" office:value-type="float" office:value="2.062">
            <text:p>2,062</text:p>
          </table:table-cell>
        </table:table-row>
        <table:table-row table:style-name="ro1">
          <table:table-cell office:value-type="float" office:value="942239">
            <text:p>94223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0">
            <text:p>60</text:p>
          </table:table-cell>
          <table:table-cell table:formula="of:=INDEX([.$A$2:.$D$100000];(ROW()-1)*6;1)" office:value-type="float" office:value="2539889">
            <text:p>2539889</text:p>
          </table:table-cell>
          <table:table-cell table:formula="of:=INDEX([.$A$2:.$D$100000];(ROW()-1)*6-1;4)" office:value-type="float" office:value="22.02">
            <text:p>22,02</text:p>
          </table:table-cell>
          <table:table-cell table:formula="of:=INDEX([.$A$2:.$D$100000];(ROW()-1)*6-2;4)" office:value-type="float" office:value="13.59">
            <text:p>13,59</text:p>
          </table:table-cell>
          <table:table-cell table:formula="of:=INDEX([.$A$2:.$D$100000];(ROW()-1)*6-1;3)" office:value-type="float" office:value="553.2">
            <text:p>553,2</text:p>
          </table:table-cell>
          <table:table-cell table:formula="of:=INDEX([.$A$2:.$D$100000];(ROW()-1)*6-2;3)" office:value-type="float" office:value="2843.16">
            <text:p>2843,16</text:p>
          </table:table-cell>
          <table:table-cell table:formula="of:=INDEX([.$A$2:.$D$100000];(ROW()-1)*6-1;2)" office:value-type="float" office:value="862002">
            <text:p>862002</text:p>
          </table:table-cell>
          <table:table-cell table:formula="of:=INDEX([.$A$2:.$D$100000];(ROW()-1)*6-2;2)" office:value-type="float" office:value="2902796">
            <text:p>2902796</text:p>
          </table:table-cell>
          <table:table-cell table:formula="of:=INDEX([.$A$2:.$D$100000];(ROW()-1)*6-5;1)" office:value-type="float" office:value="3.938">
            <text:p>3,938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float" office:value="2.688">
            <text:p>2,68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1">
            <text:p>61</text:p>
          </table:table-cell>
          <table:table-cell table:formula="of:=INDEX([.$A$2:.$D$100000];(ROW()-1)*6;1)" office:value-type="float" office:value="2581623">
            <text:p>2581623</text:p>
          </table:table-cell>
          <table:table-cell table:formula="of:=INDEX([.$A$2:.$D$100000];(ROW()-1)*6-1;4)" office:value-type="float" office:value="21.98">
            <text:p>21,98</text:p>
          </table:table-cell>
          <table:table-cell table:formula="of:=INDEX([.$A$2:.$D$100000];(ROW()-1)*6-2;4)" office:value-type="float" office:value="13.48">
            <text:p>13,48</text:p>
          </table:table-cell>
          <table:table-cell table:formula="of:=INDEX([.$A$2:.$D$100000];(ROW()-1)*6-1;3)" office:value-type="float" office:value="559.95">
            <text:p>559,95</text:p>
          </table:table-cell>
          <table:table-cell table:formula="of:=INDEX([.$A$2:.$D$100000];(ROW()-1)*6-2;3)" office:value-type="float" office:value="2916.86">
            <text:p>2916,86</text:p>
          </table:table-cell>
          <table:table-cell table:formula="of:=INDEX([.$A$2:.$D$100000];(ROW()-1)*6-1;2)" office:value-type="float" office:value="872139.44">
            <text:p>872139,44</text:p>
          </table:table-cell>
          <table:table-cell table:formula="of:=INDEX([.$A$2:.$D$100000];(ROW()-1)*6-2;2)" office:value-type="float" office:value="2975127">
            <text:p>2975127</text:p>
          </table:table-cell>
          <table:table-cell table:formula="of:=INDEX([.$A$2:.$D$100000];(ROW()-1)*6-5;1)" office:value-type="float" office:value="4.14">
            <text:p>4,14</text:p>
          </table:table-cell>
          <table:table-cell table:formula="of:=INDEX([.$A$2:.$D$100000];(ROW()-1)*6-3;1)" office:value-type="float" office:value="1.859">
            <text:p>1,8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2">
            <text:p>62</text:p>
          </table:table-cell>
          <table:table-cell table:formula="of:=INDEX([.$A$2:.$D$100000];(ROW()-1)*6;1)" office:value-type="float" office:value="2600633">
            <text:p>2600633</text:p>
          </table:table-cell>
          <table:table-cell table:formula="of:=INDEX([.$A$2:.$D$100000];(ROW()-1)*6-1;4)" office:value-type="float" office:value="22.01">
            <text:p>22,01</text:p>
          </table:table-cell>
          <table:table-cell table:formula="of:=INDEX([.$A$2:.$D$100000];(ROW()-1)*6-2;4)" office:value-type="float" office:value="13.5">
            <text:p>13,5</text:p>
          </table:table-cell>
          <table:table-cell table:formula="of:=INDEX([.$A$2:.$D$100000];(ROW()-1)*6-1;3)" office:value-type="float" office:value="556.3">
            <text:p>556,3</text:p>
          </table:table-cell>
          <table:table-cell table:formula="of:=INDEX([.$A$2:.$D$100000];(ROW()-1)*6-2;3)" office:value-type="float" office:value="2906.26">
            <text:p>2906,26</text:p>
          </table:table-cell>
          <table:table-cell table:formula="of:=INDEX([.$A$2:.$D$100000];(ROW()-1)*6-1;2)" office:value-type="float" office:value="867090.63">
            <text:p>867090,63</text:p>
          </table:table-cell>
          <table:table-cell table:formula="of:=INDEX([.$A$2:.$D$100000];(ROW()-1)*6-2;2)" office:value-type="float" office:value="2963908">
            <text:p>2963908</text:p>
          </table:table-cell>
          <table:table-cell table:formula="of:=INDEX([.$A$2:.$D$100000];(ROW()-1)*6-5;1)" office:value-type="float" office:value="3.547">
            <text:p>3,547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float" office:value="2.047">
            <text:p>2,04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3">
            <text:p>63</text:p>
          </table:table-cell>
          <table:table-cell table:formula="of:=INDEX([.$A$2:.$D$100000];(ROW()-1)*6;1)" office:value-type="float" office:value="2635730">
            <text:p>2635730</text:p>
          </table:table-cell>
          <table:table-cell table:formula="of:=INDEX([.$A$2:.$D$100000];(ROW()-1)*6-1;4)" office:value-type="float" office:value="22.08">
            <text:p>22,08</text:p>
          </table:table-cell>
          <table:table-cell table:formula="of:=INDEX([.$A$2:.$D$100000];(ROW()-1)*6-2;4)" office:value-type="float" office:value="13.57">
            <text:p>13,57</text:p>
          </table:table-cell>
          <table:table-cell table:formula="of:=INDEX([.$A$2:.$D$100000];(ROW()-1)*6-1;3)" office:value-type="float" office:value="549.1">
            <text:p>549,1</text:p>
          </table:table-cell>
          <table:table-cell table:formula="of:=INDEX([.$A$2:.$D$100000];(ROW()-1)*6-2;3)" office:value-type="float" office:value="2861.02">
            <text:p>2861,02</text:p>
          </table:table-cell>
          <table:table-cell table:formula="of:=INDEX([.$A$2:.$D$100000];(ROW()-1)*6-1;2)" office:value-type="float" office:value="851432">
            <text:p>851432</text:p>
          </table:table-cell>
          <table:table-cell table:formula="of:=INDEX([.$A$2:.$D$100000];(ROW()-1)*6-2;2)" office:value-type="float" office:value="2920026">
            <text:p>2920026</text:p>
          </table:table-cell>
          <table:table-cell table:formula="of:=INDEX([.$A$2:.$D$100000];(ROW()-1)*6-5;1)" office:value-type="float" office:value="3.859">
            <text:p>3,859</text:p>
          </table:table-cell>
          <table:table-cell table:formula="of:=INDEX([.$A$2:.$D$100000];(ROW()-1)*6-3;1)" office:value-type="float" office:value="1.906">
            <text:p>1,906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310412">
            <text:p>4310412</text:p>
          </table:table-cell>
          <table:table-cell office:value-type="float" office:value="4210.22">
            <text:p>4210,22</text:p>
          </table:table-cell>
          <table:table-cell office:value-type="float" office:value="11.89">
            <text:p>11,89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4">
            <text:p>64</text:p>
          </table:table-cell>
          <table:table-cell table:formula="of:=INDEX([.$A$2:.$D$100000];(ROW()-1)*6;1)" office:value-type="float" office:value="2660648">
            <text:p>2660648</text:p>
          </table:table-cell>
          <table:table-cell table:formula="of:=INDEX([.$A$2:.$D$100000];(ROW()-1)*6-1;4)" office:value-type="float" office:value="22.09">
            <text:p>22,09</text:p>
          </table:table-cell>
          <table:table-cell table:formula="of:=INDEX([.$A$2:.$D$100000];(ROW()-1)*6-2;4)" office:value-type="float" office:value="13.64">
            <text:p>13,64</text:p>
          </table:table-cell>
          <table:table-cell table:formula="of:=INDEX([.$A$2:.$D$100000];(ROW()-1)*6-1;3)" office:value-type="float" office:value="547.35">
            <text:p>547,35</text:p>
          </table:table-cell>
          <table:table-cell table:formula="of:=INDEX([.$A$2:.$D$100000];(ROW()-1)*6-2;3)" office:value-type="float" office:value="2812.71">
            <text:p>2812,71</text:p>
          </table:table-cell>
          <table:table-cell table:formula="of:=INDEX([.$A$2:.$D$100000];(ROW()-1)*6-1;2)" office:value-type="float" office:value="847585.94">
            <text:p>847585,94</text:p>
          </table:table-cell>
          <table:table-cell table:formula="of:=INDEX([.$A$2:.$D$100000];(ROW()-1)*6-2;2)" office:value-type="float" office:value="2873752">
            <text:p>2873752</text:p>
          </table:table-cell>
          <table:table-cell table:formula="of:=INDEX([.$A$2:.$D$100000];(ROW()-1)*6-5;1)" office:value-type="float" office:value="3.485">
            <text:p>3,485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474790.5">
            <text:p>1474790,5</text:p>
          </table:table-cell>
          <table:table-cell office:value-type="float" office:value="962.87">
            <text:p>962,87</text:p>
          </table:table-cell>
          <table:table-cell office:value-type="float" office:value="19.23">
            <text:p>19,2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5">
            <text:p>65</text:p>
          </table:table-cell>
          <table:table-cell table:formula="of:=INDEX([.$A$2:.$D$100000];(ROW()-1)*6;1)" office:value-type="float" office:value="2702847">
            <text:p>2702847</text:p>
          </table:table-cell>
          <table:table-cell table:formula="of:=INDEX([.$A$2:.$D$100000];(ROW()-1)*6-1;4)" office:value-type="float" office:value="22.19">
            <text:p>22,19</text:p>
          </table:table-cell>
          <table:table-cell table:formula="of:=INDEX([.$A$2:.$D$100000];(ROW()-1)*6-2;4)" office:value-type="float" office:value="13.65">
            <text:p>13,65</text:p>
          </table:table-cell>
          <table:table-cell table:formula="of:=INDEX([.$A$2:.$D$100000];(ROW()-1)*6-1;3)" office:value-type="float" office:value="535">
            <text:p>535</text:p>
          </table:table-cell>
          <table:table-cell table:formula="of:=INDEX([.$A$2:.$D$100000];(ROW()-1)*6-2;3)" office:value-type="float" office:value="2804.31">
            <text:p>2804,31</text:p>
          </table:table-cell>
          <table:table-cell table:formula="of:=INDEX([.$A$2:.$D$100000];(ROW()-1)*6-1;2)" office:value-type="float" office:value="830796">
            <text:p>830796</text:p>
          </table:table-cell>
          <table:table-cell table:formula="of:=INDEX([.$A$2:.$D$100000];(ROW()-1)*6-2;2)" office:value-type="float" office:value="2860083">
            <text:p>2860083</text:p>
          </table:table-cell>
          <table:table-cell table:formula="of:=INDEX([.$A$2:.$D$100000];(ROW()-1)*6-5;1)" office:value-type="float" office:value="3.438">
            <text:p>3,438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006832">
            <text:p>1006832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6">
            <text:p>66</text:p>
          </table:table-cell>
          <table:table-cell table:formula="of:=INDEX([.$A$2:.$D$100000];(ROW()-1)*6;1)" office:value-type="float" office:value="2750977">
            <text:p>2750977</text:p>
          </table:table-cell>
          <table:table-cell table:formula="of:=INDEX([.$A$2:.$D$100000];(ROW()-1)*6-1;4)" office:value-type="float" office:value="22.26">
            <text:p>22,26</text:p>
          </table:table-cell>
          <table:table-cell table:formula="of:=INDEX([.$A$2:.$D$100000];(ROW()-1)*6-2;4)" office:value-type="float" office:value="13.74">
            <text:p>13,74</text:p>
          </table:table-cell>
          <table:table-cell table:formula="of:=INDEX([.$A$2:.$D$100000];(ROW()-1)*6-1;3)" office:value-type="float" office:value="527.32">
            <text:p>527,32</text:p>
          </table:table-cell>
          <table:table-cell table:formula="of:=INDEX([.$A$2:.$D$100000];(ROW()-1)*6-2;3)" office:value-type="float" office:value="2748.92">
            <text:p>2748,92</text:p>
          </table:table-cell>
          <table:table-cell table:formula="of:=INDEX([.$A$2:.$D$100000];(ROW()-1)*6-1;2)" office:value-type="float" office:value="824248.31">
            <text:p>824248,31</text:p>
          </table:table-cell>
          <table:table-cell table:formula="of:=INDEX([.$A$2:.$D$100000];(ROW()-1)*6-2;2)" office:value-type="float" office:value="2805809">
            <text:p>2805809</text:p>
          </table:table-cell>
          <table:table-cell table:formula="of:=INDEX([.$A$2:.$D$100000];(ROW()-1)*6-5;1)" office:value-type="float" office:value="3.61">
            <text:p>3,61</text:p>
          </table:table-cell>
          <table:table-cell table:formula="of:=INDEX([.$A$2:.$D$100000];(ROW()-1)*6-3;1)" office:value-type="float" office:value="1.891">
            <text:p>1,891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7">
            <text:p>67</text:p>
          </table:table-cell>
          <table:table-cell table:formula="of:=INDEX([.$A$2:.$D$100000];(ROW()-1)*6;1)" office:value-type="float" office:value="2779688">
            <text:p>2779688</text:p>
          </table:table-cell>
          <table:table-cell table:formula="of:=INDEX([.$A$2:.$D$100000];(ROW()-1)*6-1;4)" office:value-type="float" office:value="22.29">
            <text:p>22,29</text:p>
          </table:table-cell>
          <table:table-cell table:formula="of:=INDEX([.$A$2:.$D$100000];(ROW()-1)*6-2;4)" office:value-type="float" office:value="13.81">
            <text:p>13,81</text:p>
          </table:table-cell>
          <table:table-cell table:formula="of:=INDEX([.$A$2:.$D$100000];(ROW()-1)*6-1;3)" office:value-type="float" office:value="524.08">
            <text:p>524,08</text:p>
          </table:table-cell>
          <table:table-cell table:formula="of:=INDEX([.$A$2:.$D$100000];(ROW()-1)*6-2;3)" office:value-type="float" office:value="2707.28">
            <text:p>2707,28</text:p>
          </table:table-cell>
          <table:table-cell table:formula="of:=INDEX([.$A$2:.$D$100000];(ROW()-1)*6-1;2)" office:value-type="float" office:value="817919.13">
            <text:p>817919,13</text:p>
          </table:table-cell>
          <table:table-cell table:formula="of:=INDEX([.$A$2:.$D$100000];(ROW()-1)*6-2;2)" office:value-type="float" office:value="2766441">
            <text:p>2766441</text:p>
          </table:table-cell>
          <table:table-cell table:formula="of:=INDEX([.$A$2:.$D$100000];(ROW()-1)*6-5;1)" office:value-type="float" office:value="3.688">
            <text:p>3,688</text:p>
          </table:table-cell>
          <table:table-cell table:formula="of:=INDEX([.$A$2:.$D$100000];(ROW()-1)*6-3;1)" office:value-type="float" office:value="1.766">
            <text:p>1,7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8">
            <text:p>68</text:p>
          </table:table-cell>
          <table:table-cell table:formula="of:=INDEX([.$A$2:.$D$100000];(ROW()-1)*6;1)" office:value-type="float" office:value="2809967">
            <text:p>2809967</text:p>
          </table:table-cell>
          <table:table-cell table:formula="of:=INDEX([.$A$2:.$D$100000];(ROW()-1)*6-1;4)" office:value-type="float" office:value="22.34">
            <text:p>22,34</text:p>
          </table:table-cell>
          <table:table-cell table:formula="of:=INDEX([.$A$2:.$D$100000];(ROW()-1)*6-2;4)" office:value-type="float" office:value="13.79">
            <text:p>13,79</text:p>
          </table:table-cell>
          <table:table-cell table:formula="of:=INDEX([.$A$2:.$D$100000];(ROW()-1)*6-1;3)" office:value-type="float" office:value="518.85">
            <text:p>518,85</text:p>
          </table:table-cell>
          <table:table-cell table:formula="of:=INDEX([.$A$2:.$D$100000];(ROW()-1)*6-2;3)" office:value-type="float" office:value="2714.44">
            <text:p>2714,44</text:p>
          </table:table-cell>
          <table:table-cell table:formula="of:=INDEX([.$A$2:.$D$100000];(ROW()-1)*6-1;2)" office:value-type="float" office:value="810892.25">
            <text:p>810892,25</text:p>
          </table:table-cell>
          <table:table-cell table:formula="of:=INDEX([.$A$2:.$D$100000];(ROW()-1)*6-2;2)" office:value-type="float" office:value="2770749">
            <text:p>2770749</text:p>
          </table:table-cell>
          <table:table-cell table:formula="of:=INDEX([.$A$2:.$D$100000];(ROW()-1)*6-5;1)" office:value-type="float" office:value="3.578">
            <text:p>3,578</text:p>
          </table:table-cell>
          <table:table-cell table:formula="of:=INDEX([.$A$2:.$D$100000];(ROW()-1)*6-3;1)" office:value-type="float" office:value="2.031">
            <text:p>2,031</text:p>
          </table:table-cell>
        </table:table-row>
        <table:table-row table:style-name="ro1">
          <table:table-cell office:value-type="float" office:value="1.875">
            <text:p>1,87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69">
            <text:p>69</text:p>
          </table:table-cell>
          <table:table-cell table:formula="of:=INDEX([.$A$2:.$D$100000];(ROW()-1)*6;1)" office:value-type="float" office:value="2855576">
            <text:p>2855576</text:p>
          </table:table-cell>
          <table:table-cell table:formula="of:=INDEX([.$A$2:.$D$100000];(ROW()-1)*6-1;4)" office:value-type="float" office:value="22.4">
            <text:p>22,4</text:p>
          </table:table-cell>
          <table:table-cell table:formula="of:=INDEX([.$A$2:.$D$100000];(ROW()-1)*6-2;4)" office:value-type="float" office:value="13.88">
            <text:p>13,88</text:p>
          </table:table-cell>
          <table:table-cell table:formula="of:=INDEX([.$A$2:.$D$100000];(ROW()-1)*6-1;3)" office:value-type="float" office:value="511.54">
            <text:p>511,54</text:p>
          </table:table-cell>
          <table:table-cell table:formula="of:=INDEX([.$A$2:.$D$100000];(ROW()-1)*6-2;3)" office:value-type="float" office:value="2663.25">
            <text:p>2663,25</text:p>
          </table:table-cell>
          <table:table-cell table:formula="of:=INDEX([.$A$2:.$D$100000];(ROW()-1)*6-1;2)" office:value-type="float" office:value="798296.5">
            <text:p>798296,5</text:p>
          </table:table-cell>
          <table:table-cell table:formula="of:=INDEX([.$A$2:.$D$100000];(ROW()-1)*6-2;2)" office:value-type="float" office:value="2720435">
            <text:p>2720435</text:p>
          </table:table-cell>
          <table:table-cell table:formula="of:=INDEX([.$A$2:.$D$100000];(ROW()-1)*6-5;1)" office:value-type="float" office:value="3.531">
            <text:p>3,531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268828">
            <text:p>4268828</text:p>
          </table:table-cell>
          <table:table-cell office:value-type="float" office:value="4167.87">
            <text:p>4167,87</text:p>
          </table:table-cell>
          <table:table-cell office:value-type="float" office:value="11.93">
            <text:p>11,93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0">
            <text:p>70</text:p>
          </table:table-cell>
          <table:table-cell table:formula="of:=INDEX([.$A$2:.$D$100000];(ROW()-1)*6;1)" office:value-type="float" office:value="2875033">
            <text:p>2875033</text:p>
          </table:table-cell>
          <table:table-cell table:formula="of:=INDEX([.$A$2:.$D$100000];(ROW()-1)*6-1;4)" office:value-type="float" office:value="22.36">
            <text:p>22,36</text:p>
          </table:table-cell>
          <table:table-cell table:formula="of:=INDEX([.$A$2:.$D$100000];(ROW()-1)*6-2;4)" office:value-type="float" office:value="13.76">
            <text:p>13,76</text:p>
          </table:table-cell>
          <table:table-cell table:formula="of:=INDEX([.$A$2:.$D$100000];(ROW()-1)*6-1;3)" office:value-type="float" office:value="516.97">
            <text:p>516,97</text:p>
          </table:table-cell>
          <table:table-cell table:formula="of:=INDEX([.$A$2:.$D$100000];(ROW()-1)*6-2;3)" office:value-type="float" office:value="2736.99">
            <text:p>2736,99</text:p>
          </table:table-cell>
          <table:table-cell table:formula="of:=INDEX([.$A$2:.$D$100000];(ROW()-1)*6-1;2)" office:value-type="float" office:value="808800.63">
            <text:p>808800,63</text:p>
          </table:table-cell>
          <table:table-cell table:formula="of:=INDEX([.$A$2:.$D$100000];(ROW()-1)*6-2;2)" office:value-type="float" office:value="2790854">
            <text:p>2790854</text:p>
          </table:table-cell>
          <table:table-cell table:formula="of:=INDEX([.$A$2:.$D$100000];(ROW()-1)*6-5;1)" office:value-type="float" office:value="3.844">
            <text:p>3,844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445506.13">
            <text:p>1445506,13</text:p>
          </table:table-cell>
          <table:table-cell office:value-type="float" office:value="946.25">
            <text:p>946,25</text:p>
          </table:table-cell>
          <table:table-cell office:value-type="float" office:value="19.34">
            <text:p>19,3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1">
            <text:p>71</text:p>
          </table:table-cell>
          <table:table-cell table:formula="of:=INDEX([.$A$2:.$D$100000];(ROW()-1)*6;1)" office:value-type="float" office:value="2923675">
            <text:p>2923675</text:p>
          </table:table-cell>
          <table:table-cell table:formula="of:=INDEX([.$A$2:.$D$100000];(ROW()-1)*6-1;4)" office:value-type="float" office:value="22.41">
            <text:p>22,41</text:p>
          </table:table-cell>
          <table:table-cell table:formula="of:=INDEX([.$A$2:.$D$100000];(ROW()-1)*6-2;4)" office:value-type="float" office:value="13.81">
            <text:p>13,81</text:p>
          </table:table-cell>
          <table:table-cell table:formula="of:=INDEX([.$A$2:.$D$100000];(ROW()-1)*6-1;3)" office:value-type="float" office:value="512.14">
            <text:p>512,14</text:p>
          </table:table-cell>
          <table:table-cell table:formula="of:=INDEX([.$A$2:.$D$100000];(ROW()-1)*6-2;3)" office:value-type="float" office:value="2707.39">
            <text:p>2707,39</text:p>
          </table:table-cell>
          <table:table-cell table:formula="of:=INDEX([.$A$2:.$D$100000];(ROW()-1)*6-1;2)" office:value-type="float" office:value="800563.5">
            <text:p>800563,5</text:p>
          </table:table-cell>
          <table:table-cell table:formula="of:=INDEX([.$A$2:.$D$100000];(ROW()-1)*6-2;2)" office:value-type="float" office:value="2759800">
            <text:p>2759800</text:p>
          </table:table-cell>
          <table:table-cell table:formula="of:=INDEX([.$A$2:.$D$100000];(ROW()-1)*6-5;1)" office:value-type="float" office:value="3.563">
            <text:p>3,563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float" office:value="1063154">
            <text:p>106315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2">
            <text:p>72</text:p>
          </table:table-cell>
          <table:table-cell table:formula="of:=INDEX([.$A$2:.$D$100000];(ROW()-1)*6;1)" office:value-type="float" office:value="2969808">
            <text:p>2969808</text:p>
          </table:table-cell>
          <table:table-cell table:formula="of:=INDEX([.$A$2:.$D$100000];(ROW()-1)*6-1;4)" office:value-type="float" office:value="22.47">
            <text:p>22,47</text:p>
          </table:table-cell>
          <table:table-cell table:formula="of:=INDEX([.$A$2:.$D$100000];(ROW()-1)*6-2;4)" office:value-type="float" office:value="13.86">
            <text:p>13,86</text:p>
          </table:table-cell>
          <table:table-cell table:formula="of:=INDEX([.$A$2:.$D$100000];(ROW()-1)*6-1;3)" office:value-type="float" office:value="505.55">
            <text:p>505,55</text:p>
          </table:table-cell>
          <table:table-cell table:formula="of:=INDEX([.$A$2:.$D$100000];(ROW()-1)*6-2;3)" office:value-type="float" office:value="2671.32">
            <text:p>2671,32</text:p>
          </table:table-cell>
          <table:table-cell table:formula="of:=INDEX([.$A$2:.$D$100000];(ROW()-1)*6-1;2)" office:value-type="float" office:value="791360.25">
            <text:p>791360,25</text:p>
          </table:table-cell>
          <table:table-cell table:formula="of:=INDEX([.$A$2:.$D$100000];(ROW()-1)*6-2;2)" office:value-type="float" office:value="2724392">
            <text:p>2724392</text:p>
          </table:table-cell>
          <table:table-cell table:formula="of:=INDEX([.$A$2:.$D$100000];(ROW()-1)*6-5;1)" office:value-type="float" office:value="3.672">
            <text:p>3,672</text:p>
          </table:table-cell>
          <table:table-cell table:formula="of:=INDEX([.$A$2:.$D$100000];(ROW()-1)*6-3;1)" office:value-type="float" office:value="1.765">
            <text:p>1,76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3">
            <text:p>73</text:p>
          </table:table-cell>
          <table:table-cell table:formula="of:=INDEX([.$A$2:.$D$100000];(ROW()-1)*6;1)" office:value-type="float" office:value="3020305">
            <text:p>3020305</text:p>
          </table:table-cell>
          <table:table-cell table:formula="of:=INDEX([.$A$2:.$D$100000];(ROW()-1)*6-1;4)" office:value-type="float" office:value="22.56">
            <text:p>22,56</text:p>
          </table:table-cell>
          <table:table-cell table:formula="of:=INDEX([.$A$2:.$D$100000];(ROW()-1)*6-2;4)" office:value-type="float" office:value="14.01">
            <text:p>14,01</text:p>
          </table:table-cell>
          <table:table-cell table:formula="of:=INDEX([.$A$2:.$D$100000];(ROW()-1)*6-1;3)" office:value-type="float" office:value="495.57">
            <text:p>495,57</text:p>
          </table:table-cell>
          <table:table-cell table:formula="of:=INDEX([.$A$2:.$D$100000];(ROW()-1)*6-2;3)" office:value-type="float" office:value="2584.45">
            <text:p>2584,45</text:p>
          </table:table-cell>
          <table:table-cell table:formula="of:=INDEX([.$A$2:.$D$100000];(ROW()-1)*6-1;2)" office:value-type="float" office:value="774828.94">
            <text:p>774828,94</text:p>
          </table:table-cell>
          <table:table-cell table:formula="of:=INDEX([.$A$2:.$D$100000];(ROW()-1)*6-2;2)" office:value-type="float" office:value="2639225">
            <text:p>2639225</text:p>
          </table:table-cell>
          <table:table-cell table:formula="of:=INDEX([.$A$2:.$D$100000];(ROW()-1)*6-5;1)" office:value-type="float" office:value="3.719">
            <text:p>3,719</text:p>
          </table:table-cell>
          <table:table-cell table:formula="of:=INDEX([.$A$2:.$D$100000];(ROW()-1)*6-3;1)" office:value-type="float" office:value="1.563">
            <text:p>1,56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4">
            <text:p>74</text:p>
          </table:table-cell>
          <table:table-cell table:formula="of:=INDEX([.$A$2:.$D$100000];(ROW()-1)*6;1)" office:value-type="float" office:value="3045989">
            <text:p>3045989</text:p>
          </table:table-cell>
          <table:table-cell table:formula="of:=INDEX([.$A$2:.$D$100000];(ROW()-1)*6-1;4)" office:value-type="float" office:value="22.61">
            <text:p>22,61</text:p>
          </table:table-cell>
          <table:table-cell table:formula="of:=INDEX([.$A$2:.$D$100000];(ROW()-1)*6-2;4)" office:value-type="float" office:value="14">
            <text:p>14</text:p>
          </table:table-cell>
          <table:table-cell table:formula="of:=INDEX([.$A$2:.$D$100000];(ROW()-1)*6-1;3)" office:value-type="float" office:value="489.91">
            <text:p>489,91</text:p>
          </table:table-cell>
          <table:table-cell table:formula="of:=INDEX([.$A$2:.$D$100000];(ROW()-1)*6-2;3)" office:value-type="float" office:value="2586.11">
            <text:p>2586,11</text:p>
          </table:table-cell>
          <table:table-cell table:formula="of:=INDEX([.$A$2:.$D$100000];(ROW()-1)*6-1;2)" office:value-type="float" office:value="767355.06">
            <text:p>767355,06</text:p>
          </table:table-cell>
          <table:table-cell table:formula="of:=INDEX([.$A$2:.$D$100000];(ROW()-1)*6-2;2)" office:value-type="float" office:value="2637748">
            <text:p>2637748</text:p>
          </table:table-cell>
          <table:table-cell table:formula="of:=INDEX([.$A$2:.$D$100000];(ROW()-1)*6-5;1)" office:value-type="float" office:value="4.031">
            <text:p>4,031</text:p>
          </table:table-cell>
          <table:table-cell table:formula="of:=INDEX([.$A$2:.$D$100000];(ROW()-1)*6-3;1)" office:value-type="float" office:value="2">
            <text:p>2</text:p>
          </table:table-cell>
        </table:table-row>
        <table:table-row table:style-name="ro1">
          <table:table-cell office:value-type="float" office:value="1.797">
            <text:p>1,79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5">
            <text:p>75</text:p>
          </table:table-cell>
          <table:table-cell table:formula="of:=INDEX([.$A$2:.$D$100000];(ROW()-1)*6;1)" office:value-type="float" office:value="3058984">
            <text:p>3058984</text:p>
          </table:table-cell>
          <table:table-cell table:formula="of:=INDEX([.$A$2:.$D$100000];(ROW()-1)*6-1;4)" office:value-type="float" office:value="22.64">
            <text:p>22,64</text:p>
          </table:table-cell>
          <table:table-cell table:formula="of:=INDEX([.$A$2:.$D$100000];(ROW()-1)*6-2;4)" office:value-type="float" office:value="13.99">
            <text:p>13,99</text:p>
          </table:table-cell>
          <table:table-cell table:formula="of:=INDEX([.$A$2:.$D$100000];(ROW()-1)*6-1;3)" office:value-type="float" office:value="487.17">
            <text:p>487,17</text:p>
          </table:table-cell>
          <table:table-cell table:formula="of:=INDEX([.$A$2:.$D$100000];(ROW()-1)*6-2;3)" office:value-type="float" office:value="2594.36">
            <text:p>2594,36</text:p>
          </table:table-cell>
          <table:table-cell table:formula="of:=INDEX([.$A$2:.$D$100000];(ROW()-1)*6-1;2)" office:value-type="float" office:value="763289.63">
            <text:p>763289,63</text:p>
          </table:table-cell>
          <table:table-cell table:formula="of:=INDEX([.$A$2:.$D$100000];(ROW()-1)*6-2;2)" office:value-type="float" office:value="2644005">
            <text:p>2644005</text:p>
          </table:table-cell>
          <table:table-cell table:formula="of:=INDEX([.$A$2:.$D$100000];(ROW()-1)*6-5;1)" office:value-type="float" office:value="3.766">
            <text:p>3,766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094991">
            <text:p>4094991</text:p>
          </table:table-cell>
          <table:table-cell office:value-type="float" office:value="3996.73">
            <text:p>3996,73</text:p>
          </table:table-cell>
          <table:table-cell office:value-type="float" office:value="12.11">
            <text:p>12,11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6">
            <text:p>76</text:p>
          </table:table-cell>
          <table:table-cell table:formula="of:=INDEX([.$A$2:.$D$100000];(ROW()-1)*6;1)" office:value-type="float" office:value="3167193">
            <text:p>3167193</text:p>
          </table:table-cell>
          <table:table-cell table:formula="of:=INDEX([.$A$2:.$D$100000];(ROW()-1)*6-1;4)" office:value-type="float" office:value="22.7">
            <text:p>22,7</text:p>
          </table:table-cell>
          <table:table-cell table:formula="of:=INDEX([.$A$2:.$D$100000];(ROW()-1)*6-2;4)" office:value-type="float" office:value="14.11">
            <text:p>14,11</text:p>
          </table:table-cell>
          <table:table-cell table:formula="of:=INDEX([.$A$2:.$D$100000];(ROW()-1)*6-1;3)" office:value-type="float" office:value="479.37">
            <text:p>479,37</text:p>
          </table:table-cell>
          <table:table-cell table:formula="of:=INDEX([.$A$2:.$D$100000];(ROW()-1)*6-2;3)" office:value-type="float" office:value="2522.03">
            <text:p>2522,03</text:p>
          </table:table-cell>
          <table:table-cell table:formula="of:=INDEX([.$A$2:.$D$100000];(ROW()-1)*6-1;2)" office:value-type="float" office:value="749774.81">
            <text:p>749774,81</text:p>
          </table:table-cell>
          <table:table-cell table:formula="of:=INDEX([.$A$2:.$D$100000];(ROW()-1)*6-2;2)" office:value-type="float" office:value="2572805">
            <text:p>2572805</text:p>
          </table:table-cell>
          <table:table-cell table:formula="of:=INDEX([.$A$2:.$D$100000];(ROW()-1)*6-5;1)" office:value-type="float" office:value="3.688">
            <text:p>3,688</text:p>
          </table:table-cell>
          <table:table-cell table:formula="of:=INDEX([.$A$2:.$D$100000];(ROW()-1)*6-3;1)" office:value-type="float" office:value="1.985">
            <text:p>1,98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387253.63">
            <text:p>1387253,63</text:p>
          </table:table-cell>
          <table:table-cell office:value-type="float" office:value="908.01">
            <text:p>908,01</text:p>
          </table:table-cell>
          <table:table-cell office:value-type="float" office:value="19.52">
            <text:p>19,52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7">
            <text:p>77</text:p>
          </table:table-cell>
          <table:table-cell table:formula="of:=INDEX([.$A$2:.$D$100000];(ROW()-1)*6;1)" office:value-type="float" office:value="3193889">
            <text:p>3193889</text:p>
          </table:table-cell>
          <table:table-cell table:formula="of:=INDEX([.$A$2:.$D$100000];(ROW()-1)*6-1;4)" office:value-type="float" office:value="22.76">
            <text:p>22,76</text:p>
          </table:table-cell>
          <table:table-cell table:formula="of:=INDEX([.$A$2:.$D$100000];(ROW()-1)*6-2;4)" office:value-type="float" office:value="14.17">
            <text:p>14,17</text:p>
          </table:table-cell>
          <table:table-cell table:formula="of:=INDEX([.$A$2:.$D$100000];(ROW()-1)*6-1;3)" office:value-type="float" office:value="473.85">
            <text:p>473,85</text:p>
          </table:table-cell>
          <table:table-cell table:formula="of:=INDEX([.$A$2:.$D$100000];(ROW()-1)*6-2;3)" office:value-type="float" office:value="2487.6">
            <text:p>2487,6</text:p>
          </table:table-cell>
          <table:table-cell table:formula="of:=INDEX([.$A$2:.$D$100000];(ROW()-1)*6-1;2)" office:value-type="float" office:value="741475.06">
            <text:p>741475,06</text:p>
          </table:table-cell>
          <table:table-cell table:formula="of:=INDEX([.$A$2:.$D$100000];(ROW()-1)*6-2;2)" office:value-type="float" office:value="2539929">
            <text:p>2539929</text:p>
          </table:table-cell>
          <table:table-cell table:formula="of:=INDEX([.$A$2:.$D$100000];(ROW()-1)*6-5;1)" office:value-type="float" office:value="3.719">
            <text:p>3,719</text:p>
          </table:table-cell>
          <table:table-cell table:formula="of:=INDEX([.$A$2:.$D$100000];(ROW()-1)*6-3;1)" office:value-type="float" office:value="1.844">
            <text:p>1,844</text:p>
          </table:table-cell>
        </table:table-row>
        <table:table-row table:style-name="ro1">
          <table:table-cell office:value-type="float" office:value="1112718">
            <text:p>1112718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8">
            <text:p>78</text:p>
          </table:table-cell>
          <table:table-cell table:formula="of:=INDEX([.$A$2:.$D$100000];(ROW()-1)*6;1)" office:value-type="float" office:value="3247097">
            <text:p>3247097</text:p>
          </table:table-cell>
          <table:table-cell table:formula="of:=INDEX([.$A$2:.$D$100000];(ROW()-1)*6-1;4)" office:value-type="float" office:value="22.79">
            <text:p>22,79</text:p>
          </table:table-cell>
          <table:table-cell table:formula="of:=INDEX([.$A$2:.$D$100000];(ROW()-1)*6-2;4)" office:value-type="float" office:value="14.16">
            <text:p>14,16</text:p>
          </table:table-cell>
          <table:table-cell table:formula="of:=INDEX([.$A$2:.$D$100000];(ROW()-1)*6-1;3)" office:value-type="float" office:value="472.18">
            <text:p>472,18</text:p>
          </table:table-cell>
          <table:table-cell table:formula="of:=INDEX([.$A$2:.$D$100000];(ROW()-1)*6-2;3)" office:value-type="float" office:value="2492.33">
            <text:p>2492,33</text:p>
          </table:table-cell>
          <table:table-cell table:formula="of:=INDEX([.$A$2:.$D$100000];(ROW()-1)*6-1;2)" office:value-type="float" office:value="739262.94">
            <text:p>739262,94</text:p>
          </table:table-cell>
          <table:table-cell table:formula="of:=INDEX([.$A$2:.$D$100000];(ROW()-1)*6-2;2)" office:value-type="float" office:value="2544255">
            <text:p>2544255</text:p>
          </table:table-cell>
          <table:table-cell table:formula="of:=INDEX([.$A$2:.$D$100000];(ROW()-1)*6-5;1)" office:value-type="float" office:value="3.86">
            <text:p>3,86</text:p>
          </table:table-cell>
          <table:table-cell table:formula="of:=INDEX([.$A$2:.$D$100000];(ROW()-1)*6-3;1)" office:value-type="float" office:value="1.563">
            <text:p>1,563</text:p>
          </table:table-cell>
        </table:table-row>
        <table:table-row table:style-name="ro1">
          <table:table-cell office:value-type="float" office:value="2.844">
            <text:p>2,84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79">
            <text:p>79</text:p>
          </table:table-cell>
          <table:table-cell table:formula="of:=INDEX([.$A$2:.$D$100000];(ROW()-1)*6;1)" office:value-type="float" office:value="3317824">
            <text:p>3317824</text:p>
          </table:table-cell>
          <table:table-cell table:formula="of:=INDEX([.$A$2:.$D$100000];(ROW()-1)*6-1;4)" office:value-type="float" office:value="22.84">
            <text:p>22,84</text:p>
          </table:table-cell>
          <table:table-cell table:formula="of:=INDEX([.$A$2:.$D$100000];(ROW()-1)*6-2;4)" office:value-type="float" office:value="14.24">
            <text:p>14,24</text:p>
          </table:table-cell>
          <table:table-cell table:formula="of:=INDEX([.$A$2:.$D$100000];(ROW()-1)*6-1;3)" office:value-type="float" office:value="466.22">
            <text:p>466,22</text:p>
          </table:table-cell>
          <table:table-cell table:formula="of:=INDEX([.$A$2:.$D$100000];(ROW()-1)*6-2;3)" office:value-type="float" office:value="2447.52">
            <text:p>2447,52</text:p>
          </table:table-cell>
          <table:table-cell table:formula="of:=INDEX([.$A$2:.$D$100000];(ROW()-1)*6-1;2)" office:value-type="float" office:value="730716.94">
            <text:p>730716,94</text:p>
          </table:table-cell>
          <table:table-cell table:formula="of:=INDEX([.$A$2:.$D$100000];(ROW()-1)*6-2;2)" office:value-type="float" office:value="2500845">
            <text:p>2500845</text:p>
          </table:table-cell>
          <table:table-cell table:formula="of:=INDEX([.$A$2:.$D$100000];(ROW()-1)*6-5;1)" office:value-type="float" office:value="4.047">
            <text:p>4,047</text:p>
          </table:table-cell>
          <table:table-cell table:formula="of:=INDEX([.$A$2:.$D$100000];(ROW()-1)*6-3;1)" office:value-type="float" office:value="1.688">
            <text:p>1,6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0">
            <text:p>80</text:p>
          </table:table-cell>
          <table:table-cell table:formula="of:=INDEX([.$A$2:.$D$100000];(ROW()-1)*6;1)" office:value-type="float" office:value="3383899">
            <text:p>3383899</text:p>
          </table:table-cell>
          <table:table-cell table:formula="of:=INDEX([.$A$2:.$D$100000];(ROW()-1)*6-1;4)" office:value-type="float" office:value="22.99">
            <text:p>22,99</text:p>
          </table:table-cell>
          <table:table-cell table:formula="of:=INDEX([.$A$2:.$D$100000];(ROW()-1)*6-2;4)" office:value-type="float" office:value="14.31">
            <text:p>14,31</text:p>
          </table:table-cell>
          <table:table-cell table:formula="of:=INDEX([.$A$2:.$D$100000];(ROW()-1)*6-1;3)" office:value-type="float" office:value="452">
            <text:p>452</text:p>
          </table:table-cell>
          <table:table-cell table:formula="of:=INDEX([.$A$2:.$D$100000];(ROW()-1)*6-2;3)" office:value-type="float" office:value="2408.42">
            <text:p>2408,42</text:p>
          </table:table-cell>
          <table:table-cell table:formula="of:=INDEX([.$A$2:.$D$100000];(ROW()-1)*6-1;2)" office:value-type="float" office:value="711429.75">
            <text:p>711429,75</text:p>
          </table:table-cell>
          <table:table-cell table:formula="of:=INDEX([.$A$2:.$D$100000];(ROW()-1)*6-2;2)" office:value-type="float" office:value="2456952">
            <text:p>2456952</text:p>
          </table:table-cell>
          <table:table-cell table:formula="of:=INDEX([.$A$2:.$D$100000];(ROW()-1)*6-5;1)" office:value-type="float" office:value="3.859">
            <text:p>3,859</text:p>
          </table:table-cell>
          <table:table-cell table:formula="of:=INDEX([.$A$2:.$D$100000];(ROW()-1)*6-3;1)" office:value-type="float" office:value="1.906">
            <text:p>1,906</text:p>
          </table:table-cell>
        </table:table-row>
        <table:table-row table:style-name="ro1">
          <table:table-cell office:value-type="float" office:value="1.594">
            <text:p>1,59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1">
            <text:p>81</text:p>
          </table:table-cell>
          <table:table-cell table:formula="of:=INDEX([.$A$2:.$D$100000];(ROW()-1)*6;1)" office:value-type="float" office:value="3433514">
            <text:p>3433514</text:p>
          </table:table-cell>
          <table:table-cell table:formula="of:=INDEX([.$A$2:.$D$100000];(ROW()-1)*6-1;4)" office:value-type="float" office:value="23">
            <text:p>23</text:p>
          </table:table-cell>
          <table:table-cell table:formula="of:=INDEX([.$A$2:.$D$100000];(ROW()-1)*6-2;4)" office:value-type="float" office:value="14.38">
            <text:p>14,38</text:p>
          </table:table-cell>
          <table:table-cell table:formula="of:=INDEX([.$A$2:.$D$100000];(ROW()-1)*6-1;3)" office:value-type="float" office:value="450.95">
            <text:p>450,95</text:p>
          </table:table-cell>
          <table:table-cell table:formula="of:=INDEX([.$A$2:.$D$100000];(ROW()-1)*6-2;3)" office:value-type="float" office:value="2371.87">
            <text:p>2371,87</text:p>
          </table:table-cell>
          <table:table-cell table:formula="of:=INDEX([.$A$2:.$D$100000];(ROW()-1)*6-1;2)" office:value-type="float" office:value="708588.56">
            <text:p>708588,56</text:p>
          </table:table-cell>
          <table:table-cell table:formula="of:=INDEX([.$A$2:.$D$100000];(ROW()-1)*6-2;2)" office:value-type="float" office:value="2422801">
            <text:p>2422801</text:p>
          </table:table-cell>
          <table:table-cell table:formula="of:=INDEX([.$A$2:.$D$100000];(ROW()-1)*6-5;1)" office:value-type="float" office:value="3.828">
            <text:p>3,828</text:p>
          </table:table-cell>
          <table:table-cell table:formula="of:=INDEX([.$A$2:.$D$100000];(ROW()-1)*6-3;1)" office:value-type="float" office:value="2.11">
            <text:p>2,1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106730">
            <text:p>4106730</text:p>
          </table:table-cell>
          <table:table-cell office:value-type="float" office:value="4008.83">
            <text:p>4008,83</text:p>
          </table:table-cell>
          <table:table-cell office:value-type="float" office:value="12.1">
            <text:p>12,1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2">
            <text:p>82</text:p>
          </table:table-cell>
          <table:table-cell table:formula="of:=INDEX([.$A$2:.$D$100000];(ROW()-1)*6;1)" office:value-type="float" office:value="3527273">
            <text:p>3527273</text:p>
          </table:table-cell>
          <table:table-cell table:formula="of:=INDEX([.$A$2:.$D$100000];(ROW()-1)*6-1;4)" office:value-type="float" office:value="23.11">
            <text:p>23,11</text:p>
          </table:table-cell>
          <table:table-cell table:formula="of:=INDEX([.$A$2:.$D$100000];(ROW()-1)*6-2;4)" office:value-type="float" office:value="14.42">
            <text:p>14,42</text:p>
          </table:table-cell>
          <table:table-cell table:formula="of:=INDEX([.$A$2:.$D$100000];(ROW()-1)*6-1;3)" office:value-type="float" office:value="440.61">
            <text:p>440,61</text:p>
          </table:table-cell>
          <table:table-cell table:formula="of:=INDEX([.$A$2:.$D$100000];(ROW()-1)*6-2;3)" office:value-type="float" office:value="2352.6">
            <text:p>2352,6</text:p>
          </table:table-cell>
          <table:table-cell table:formula="of:=INDEX([.$A$2:.$D$100000];(ROW()-1)*6-1;2)" office:value-type="float" office:value="692186.75">
            <text:p>692186,75</text:p>
          </table:table-cell>
          <table:table-cell table:formula="of:=INDEX([.$A$2:.$D$100000];(ROW()-1)*6-2;2)" office:value-type="float" office:value="2397434">
            <text:p>2397434</text:p>
          </table:table-cell>
          <table:table-cell table:formula="of:=INDEX([.$A$2:.$D$100000];(ROW()-1)*6-5;1)" office:value-type="float" office:value="4">
            <text:p>4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384367.88">
            <text:p>1384367,88</text:p>
          </table:table-cell>
          <table:table-cell office:value-type="float" office:value="895.16">
            <text:p>895,16</text:p>
          </table:table-cell>
          <table:table-cell office:value-type="float" office:value="19.6">
            <text:p>19,6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3">
            <text:p>83</text:p>
          </table:table-cell>
          <table:table-cell table:formula="of:=INDEX([.$A$2:.$D$100000];(ROW()-1)*6;1)" office:value-type="float" office:value="3589918">
            <text:p>3589918</text:p>
          </table:table-cell>
          <table:table-cell table:formula="of:=INDEX([.$A$2:.$D$100000];(ROW()-1)*6-1;4)" office:value-type="float" office:value="23.17">
            <text:p>23,17</text:p>
          </table:table-cell>
          <table:table-cell table:formula="of:=INDEX([.$A$2:.$D$100000];(ROW()-1)*6-2;4)" office:value-type="float" office:value="14.58">
            <text:p>14,58</text:p>
          </table:table-cell>
          <table:table-cell table:formula="of:=INDEX([.$A$2:.$D$100000];(ROW()-1)*6-1;3)" office:value-type="float" office:value="432.68">
            <text:p>432,68</text:p>
          </table:table-cell>
          <table:table-cell table:formula="of:=INDEX([.$A$2:.$D$100000];(ROW()-1)*6-2;3)" office:value-type="float" office:value="2266.69">
            <text:p>2266,69</text:p>
          </table:table-cell>
          <table:table-cell table:formula="of:=INDEX([.$A$2:.$D$100000];(ROW()-1)*6-1;2)" office:value-type="float" office:value="680908.94">
            <text:p>680908,94</text:p>
          </table:table-cell>
          <table:table-cell table:formula="of:=INDEX([.$A$2:.$D$100000];(ROW()-1)*6-2;2)" office:value-type="float" office:value="2318606">
            <text:p>2318606</text:p>
          </table:table-cell>
          <table:table-cell table:formula="of:=INDEX([.$A$2:.$D$100000];(ROW()-1)*6-5;1)" office:value-type="float" office:value="4.375">
            <text:p>4,375</text:p>
          </table:table-cell>
          <table:table-cell table:formula="of:=INDEX([.$A$2:.$D$100000];(ROW()-1)*6-3;1)" office:value-type="float" office:value="1.875">
            <text:p>1,875</text:p>
          </table:table-cell>
        </table:table-row>
        <table:table-row table:style-name="ro1">
          <table:table-cell office:value-type="float" office:value="1172370">
            <text:p>1172370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4">
            <text:p>84</text:p>
          </table:table-cell>
          <table:table-cell table:formula="of:=INDEX([.$A$2:.$D$100000];(ROW()-1)*6;1)" office:value-type="float" office:value="3655881">
            <text:p>3655881</text:p>
          </table:table-cell>
          <table:table-cell table:formula="of:=INDEX([.$A$2:.$D$100000];(ROW()-1)*6-1;4)" office:value-type="float" office:value="23.27">
            <text:p>23,27</text:p>
          </table:table-cell>
          <table:table-cell table:formula="of:=INDEX([.$A$2:.$D$100000];(ROW()-1)*6-2;4)" office:value-type="float" office:value="14.62">
            <text:p>14,62</text:p>
          </table:table-cell>
          <table:table-cell table:formula="of:=INDEX([.$A$2:.$D$100000];(ROW()-1)*6-1;3)" office:value-type="float" office:value="422.7">
            <text:p>422,7</text:p>
          </table:table-cell>
          <table:table-cell table:formula="of:=INDEX([.$A$2:.$D$100000];(ROW()-1)*6-2;3)" office:value-type="float" office:value="2243.88">
            <text:p>2243,88</text:p>
          </table:table-cell>
          <table:table-cell table:formula="of:=INDEX([.$A$2:.$D$100000];(ROW()-1)*6-1;2)" office:value-type="float" office:value="666041.88">
            <text:p>666041,88</text:p>
          </table:table-cell>
          <table:table-cell table:formula="of:=INDEX([.$A$2:.$D$100000];(ROW()-1)*6-2;2)" office:value-type="float" office:value="2290651">
            <text:p>2290651</text:p>
          </table:table-cell>
          <table:table-cell table:formula="of:=INDEX([.$A$2:.$D$100000];(ROW()-1)*6-5;1)" office:value-type="float" office:value="4.563">
            <text:p>4,563</text:p>
          </table:table-cell>
          <table:table-cell table:formula="of:=INDEX([.$A$2:.$D$100000];(ROW()-1)*6-3;1)" office:value-type="float" office:value="1.563">
            <text:p>1,563</text:p>
          </table:table-cell>
        </table:table-row>
        <table:table-row table:style-name="ro1">
          <table:table-cell office:value-type="float" office:value="3.437">
            <text:p>3,43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5">
            <text:p>85</text:p>
          </table:table-cell>
          <table:table-cell table:formula="of:=INDEX([.$A$2:.$D$100000];(ROW()-1)*6;1)" office:value-type="float" office:value="3730472">
            <text:p>3730472</text:p>
          </table:table-cell>
          <table:table-cell table:formula="of:=INDEX([.$A$2:.$D$100000];(ROW()-1)*6-1;4)" office:value-type="float" office:value="23.36">
            <text:p>23,36</text:p>
          </table:table-cell>
          <table:table-cell table:formula="of:=INDEX([.$A$2:.$D$100000];(ROW()-1)*6-2;4)" office:value-type="float" office:value="14.75">
            <text:p>14,75</text:p>
          </table:table-cell>
          <table:table-cell table:formula="of:=INDEX([.$A$2:.$D$100000];(ROW()-1)*6-1;3)" office:value-type="float" office:value="414.76">
            <text:p>414,76</text:p>
          </table:table-cell>
          <table:table-cell table:formula="of:=INDEX([.$A$2:.$D$100000];(ROW()-1)*6-2;3)" office:value-type="float" office:value="2180.21">
            <text:p>2180,21</text:p>
          </table:table-cell>
          <table:table-cell table:formula="of:=INDEX([.$A$2:.$D$100000];(ROW()-1)*6-1;2)" office:value-type="float" office:value="655034.75">
            <text:p>655034,75</text:p>
          </table:table-cell>
          <table:table-cell table:formula="of:=INDEX([.$A$2:.$D$100000];(ROW()-1)*6-2;2)" office:value-type="float" office:value="2229089">
            <text:p>2229089</text:p>
          </table:table-cell>
          <table:table-cell table:formula="of:=INDEX([.$A$2:.$D$100000];(ROW()-1)*6-5;1)" office:value-type="float" office:value="4.063">
            <text:p>4,063</text:p>
          </table:table-cell>
          <table:table-cell table:formula="of:=INDEX([.$A$2:.$D$100000];(ROW()-1)*6-3;1)" office:value-type="float" office:value="1.735">
            <text:p>1,7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6">
            <text:p>86</text:p>
          </table:table-cell>
          <table:table-cell table:formula="of:=INDEX([.$A$2:.$D$100000];(ROW()-1)*6;1)" office:value-type="float" office:value="3827939">
            <text:p>3827939</text:p>
          </table:table-cell>
          <table:table-cell table:formula="of:=INDEX([.$A$2:.$D$100000];(ROW()-1)*6-1;4)" office:value-type="float" office:value="23.48">
            <text:p>23,48</text:p>
          </table:table-cell>
          <table:table-cell table:formula="of:=INDEX([.$A$2:.$D$100000];(ROW()-1)*6-2;4)" office:value-type="float" office:value="14.81">
            <text:p>14,81</text:p>
          </table:table-cell>
          <table:table-cell table:formula="of:=INDEX([.$A$2:.$D$100000];(ROW()-1)*6-1;3)" office:value-type="float" office:value="403.37">
            <text:p>403,37</text:p>
          </table:table-cell>
          <table:table-cell table:formula="of:=INDEX([.$A$2:.$D$100000];(ROW()-1)*6-2;3)" office:value-type="float" office:value="2147.32">
            <text:p>2147,32</text:p>
          </table:table-cell>
          <table:table-cell table:formula="of:=INDEX([.$A$2:.$D$100000];(ROW()-1)*6-1;2)" office:value-type="float" office:value="638213.19">
            <text:p>638213,19</text:p>
          </table:table-cell>
          <table:table-cell table:formula="of:=INDEX([.$A$2:.$D$100000];(ROW()-1)*6-2;2)" office:value-type="float" office:value="2192896">
            <text:p>2192896</text:p>
          </table:table-cell>
          <table:table-cell table:formula="of:=INDEX([.$A$2:.$D$100000];(ROW()-1)*6-5;1)" office:value-type="float" office:value="4.25">
            <text:p>4,25</text:p>
          </table:table-cell>
          <table:table-cell table:formula="of:=INDEX([.$A$2:.$D$100000];(ROW()-1)*6-3;1)" office:value-type="float" office:value="2">
            <text:p>2</text:p>
          </table:table-cell>
        </table:table-row>
        <table:table-row table:style-name="ro1">
          <table:table-cell office:value-type="float" office:value="1.703">
            <text:p>1,703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7">
            <text:p>87</text:p>
          </table:table-cell>
          <table:table-cell table:formula="of:=INDEX([.$A$2:.$D$100000];(ROW()-1)*6;1)" office:value-type="float" office:value="3910790">
            <text:p>3910790</text:p>
          </table:table-cell>
          <table:table-cell table:formula="of:=INDEX([.$A$2:.$D$100000];(ROW()-1)*6-1;4)" office:value-type="float" office:value="23.56">
            <text:p>23,56</text:p>
          </table:table-cell>
          <table:table-cell table:formula="of:=INDEX([.$A$2:.$D$100000];(ROW()-1)*6-2;4)" office:value-type="float" office:value="14.96">
            <text:p>14,96</text:p>
          </table:table-cell>
          <table:table-cell table:formula="of:=INDEX([.$A$2:.$D$100000];(ROW()-1)*6-1;3)" office:value-type="float" office:value="395.64">
            <text:p>395,64</text:p>
          </table:table-cell>
          <table:table-cell table:formula="of:=INDEX([.$A$2:.$D$100000];(ROW()-1)*6-2;3)" office:value-type="float" office:value="2075.74">
            <text:p>2075,74</text:p>
          </table:table-cell>
          <table:table-cell table:formula="of:=INDEX([.$A$2:.$D$100000];(ROW()-1)*6-1;2)" office:value-type="float" office:value="626239.5">
            <text:p>626239,5</text:p>
          </table:table-cell>
          <table:table-cell table:formula="of:=INDEX([.$A$2:.$D$100000];(ROW()-1)*6-2;2)" office:value-type="float" office:value="2123426">
            <text:p>2123426</text:p>
          </table:table-cell>
          <table:table-cell table:formula="of:=INDEX([.$A$2:.$D$100000];(ROW()-1)*6-5;1)" office:value-type="float" office:value="4.094">
            <text:p>4,094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4000334">
            <text:p>4000334</text:p>
          </table:table-cell>
          <table:table-cell office:value-type="float" office:value="3910.14">
            <text:p>3910,14</text:p>
          </table:table-cell>
          <table:table-cell office:value-type="float" office:value="12.21">
            <text:p>12,21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8">
            <text:p>88</text:p>
          </table:table-cell>
          <table:table-cell table:formula="of:=INDEX([.$A$2:.$D$100000];(ROW()-1)*6;1)" office:value-type="float" office:value="4039405">
            <text:p>4039405</text:p>
          </table:table-cell>
          <table:table-cell table:formula="of:=INDEX([.$A$2:.$D$100000];(ROW()-1)*6-1;4)" office:value-type="float" office:value="23.72">
            <text:p>23,72</text:p>
          </table:table-cell>
          <table:table-cell table:formula="of:=INDEX([.$A$2:.$D$100000];(ROW()-1)*6-2;4)" office:value-type="float" office:value="15.08">
            <text:p>15,08</text:p>
          </table:table-cell>
          <table:table-cell table:formula="of:=INDEX([.$A$2:.$D$100000];(ROW()-1)*6-1;3)" office:value-type="float" office:value="383.76">
            <text:p>383,76</text:p>
          </table:table-cell>
          <table:table-cell table:formula="of:=INDEX([.$A$2:.$D$100000];(ROW()-1)*6-2;3)" office:value-type="float" office:value="2017.94">
            <text:p>2017,94</text:p>
          </table:table-cell>
          <table:table-cell table:formula="of:=INDEX([.$A$2:.$D$100000];(ROW()-1)*6-1;2)" office:value-type="float" office:value="607200">
            <text:p>607200</text:p>
          </table:table-cell>
          <table:table-cell table:formula="of:=INDEX([.$A$2:.$D$100000];(ROW()-1)*6-2;2)" office:value-type="float" office:value="2063649">
            <text:p>2063649</text:p>
          </table:table-cell>
          <table:table-cell table:formula="of:=INDEX([.$A$2:.$D$100000];(ROW()-1)*6-5;1)" office:value-type="float" office:value="4.188">
            <text:p>4,188</text:p>
          </table:table-cell>
          <table:table-cell table:formula="of:=INDEX([.$A$2:.$D$100000];(ROW()-1)*6-3;1)" office:value-type="float" office:value="1.797">
            <text:p>1,797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333594.88">
            <text:p>1333594,88</text:p>
          </table:table-cell>
          <table:table-cell office:value-type="float" office:value="862.92">
            <text:p>862,92</text:p>
          </table:table-cell>
          <table:table-cell office:value-type="float" office:value="19.76">
            <text:p>19,76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89">
            <text:p>89</text:p>
          </table:table-cell>
          <table:table-cell table:formula="of:=INDEX([.$A$2:.$D$100000];(ROW()-1)*6;1)" office:value-type="float" office:value="4132886">
            <text:p>4132886</text:p>
          </table:table-cell>
          <table:table-cell table:formula="of:=INDEX([.$A$2:.$D$100000];(ROW()-1)*6-1;4)" office:value-type="float" office:value="23.79">
            <text:p>23,79</text:p>
          </table:table-cell>
          <table:table-cell table:formula="of:=INDEX([.$A$2:.$D$100000];(ROW()-1)*6-2;4)" office:value-type="float" office:value="15.24">
            <text:p>15,24</text:p>
          </table:table-cell>
          <table:table-cell table:formula="of:=INDEX([.$A$2:.$D$100000];(ROW()-1)*6-1;3)" office:value-type="float" office:value="374.53">
            <text:p>374,53</text:p>
          </table:table-cell>
          <table:table-cell table:formula="of:=INDEX([.$A$2:.$D$100000];(ROW()-1)*6-2;3)" office:value-type="float" office:value="1945.22">
            <text:p>1945,22</text:p>
          </table:table-cell>
          <table:table-cell table:formula="of:=INDEX([.$A$2:.$D$100000];(ROW()-1)*6-1;2)" office:value-type="float" office:value="592255.38">
            <text:p>592255,38</text:p>
          </table:table-cell>
          <table:table-cell table:formula="of:=INDEX([.$A$2:.$D$100000];(ROW()-1)*6-2;2)" office:value-type="float" office:value="1992716">
            <text:p>1992716</text:p>
          </table:table-cell>
          <table:table-cell table:formula="of:=INDEX([.$A$2:.$D$100000];(ROW()-1)*6-5;1)" office:value-type="float" office:value="4.25">
            <text:p>4,25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float" office:value="1220044">
            <text:p>1220044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0">
            <text:p>90</text:p>
          </table:table-cell>
          <table:table-cell table:formula="of:=INDEX([.$A$2:.$D$100000];(ROW()-1)*6;1)" office:value-type="float" office:value="4267581">
            <text:p>4267581</text:p>
          </table:table-cell>
          <table:table-cell table:formula="of:=INDEX([.$A$2:.$D$100000];(ROW()-1)*6-1;4)" office:value-type="float" office:value="23.95">
            <text:p>23,95</text:p>
          </table:table-cell>
          <table:table-cell table:formula="of:=INDEX([.$A$2:.$D$100000];(ROW()-1)*6-2;4)" office:value-type="float" office:value="15.32">
            <text:p>15,32</text:p>
          </table:table-cell>
          <table:table-cell table:formula="of:=INDEX([.$A$2:.$D$100000];(ROW()-1)*6-1;3)" office:value-type="float" office:value="362.16">
            <text:p>362,16</text:p>
          </table:table-cell>
          <table:table-cell table:formula="of:=INDEX([.$A$2:.$D$100000];(ROW()-1)*6-2;3)" office:value-type="float" office:value="1911.01">
            <text:p>1911,01</text:p>
          </table:table-cell>
          <table:table-cell table:formula="of:=INDEX([.$A$2:.$D$100000];(ROW()-1)*6-1;2)" office:value-type="float" office:value="576817.31">
            <text:p>576817,31</text:p>
          </table:table-cell>
          <table:table-cell table:formula="of:=INDEX([.$A$2:.$D$100000];(ROW()-1)*6-2;2)" office:value-type="float" office:value="1954264">
            <text:p>1954264</text:p>
          </table:table-cell>
          <table:table-cell table:formula="of:=INDEX([.$A$2:.$D$100000];(ROW()-1)*6-5;1)" office:value-type="float" office:value="4.313">
            <text:p>4,313</text:p>
          </table:table-cell>
          <table:table-cell table:formula="of:=INDEX([.$A$2:.$D$100000];(ROW()-1)*6-3;1)" office:value-type="float" office:value="1.641">
            <text:p>1,641</text:p>
          </table:table-cell>
        </table:table-row>
        <table:table-row table:style-name="ro1">
          <table:table-cell office:value-type="float" office:value="3.406">
            <text:p>3,406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1">
            <text:p>91</text:p>
          </table:table-cell>
          <table:table-cell table:formula="of:=INDEX([.$A$2:.$D$100000];(ROW()-1)*6;1)" office:value-type="float" office:value="4439441">
            <text:p>4439441</text:p>
          </table:table-cell>
          <table:table-cell table:formula="of:=INDEX([.$A$2:.$D$100000];(ROW()-1)*6-1;4)" office:value-type="float" office:value="24.09">
            <text:p>24,09</text:p>
          </table:table-cell>
          <table:table-cell table:formula="of:=INDEX([.$A$2:.$D$100000];(ROW()-1)*6-2;4)" office:value-type="float" office:value="15.51">
            <text:p>15,51</text:p>
          </table:table-cell>
          <table:table-cell table:formula="of:=INDEX([.$A$2:.$D$100000];(ROW()-1)*6-1;3)" office:value-type="float" office:value="347.96">
            <text:p>347,96</text:p>
          </table:table-cell>
          <table:table-cell table:formula="of:=INDEX([.$A$2:.$D$100000];(ROW()-1)*6-2;3)" office:value-type="float" office:value="1827.6">
            <text:p>1827,6</text:p>
          </table:table-cell>
          <table:table-cell table:formula="of:=INDEX([.$A$2:.$D$100000];(ROW()-1)*6-1;2)" office:value-type="float" office:value="558079.75">
            <text:p>558079,75</text:p>
          </table:table-cell>
          <table:table-cell table:formula="of:=INDEX([.$A$2:.$D$100000];(ROW()-1)*6-2;2)" office:value-type="float" office:value="1869631">
            <text:p>1869631</text:p>
          </table:table-cell>
          <table:table-cell table:formula="of:=INDEX([.$A$2:.$D$100000];(ROW()-1)*6-5;1)" office:value-type="float" office:value="4.688">
            <text:p>4,688</text:p>
          </table:table-cell>
          <table:table-cell table:formula="of:=INDEX([.$A$2:.$D$100000];(ROW()-1)*6-3;1)" office:value-type="float" office:value="1.797">
            <text:p>1,79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2">
            <text:p>92</text:p>
          </table:table-cell>
          <table:table-cell table:formula="of:=INDEX([.$A$2:.$D$100000];(ROW()-1)*6;1)" office:value-type="float" office:value="4621031">
            <text:p>4621031</text:p>
          </table:table-cell>
          <table:table-cell table:formula="of:=INDEX([.$A$2:.$D$100000];(ROW()-1)*6-1;4)" office:value-type="float" office:value="24.3">
            <text:p>24,3</text:p>
          </table:table-cell>
          <table:table-cell table:formula="of:=INDEX([.$A$2:.$D$100000];(ROW()-1)*6-2;4)" office:value-type="float" office:value="15.72">
            <text:p>15,72</text:p>
          </table:table-cell>
          <table:table-cell table:formula="of:=INDEX([.$A$2:.$D$100000];(ROW()-1)*6-1;3)" office:value-type="float" office:value="330.39">
            <text:p>330,39</text:p>
          </table:table-cell>
          <table:table-cell table:formula="of:=INDEX([.$A$2:.$D$100000];(ROW()-1)*6-2;3)" office:value-type="float" office:value="1743.79">
            <text:p>1743,79</text:p>
          </table:table-cell>
          <table:table-cell table:formula="of:=INDEX([.$A$2:.$D$100000];(ROW()-1)*6-1;2)" office:value-type="float" office:value="534560.06">
            <text:p>534560,06</text:p>
          </table:table-cell>
          <table:table-cell table:formula="of:=INDEX([.$A$2:.$D$100000];(ROW()-1)*6-2;2)" office:value-type="float" office:value="1783230">
            <text:p>1783230</text:p>
          </table:table-cell>
          <table:table-cell table:formula="of:=INDEX([.$A$2:.$D$100000];(ROW()-1)*6-5;1)" office:value-type="float" office:value="4.594">
            <text:p>4,594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float" office:value="1.969">
            <text:p>1,969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3">
            <text:p>93</text:p>
          </table:table-cell>
          <table:table-cell table:formula="of:=INDEX([.$A$2:.$D$100000];(ROW()-1)*6;1)" office:value-type="float" office:value="4814342">
            <text:p>4814342</text:p>
          </table:table-cell>
          <table:table-cell table:formula="of:=INDEX([.$A$2:.$D$100000];(ROW()-1)*6-1;4)" office:value-type="float" office:value="24.5">
            <text:p>24,5</text:p>
          </table:table-cell>
          <table:table-cell table:formula="of:=INDEX([.$A$2:.$D$100000];(ROW()-1)*6-2;4)" office:value-type="float" office:value="16.04">
            <text:p>16,04</text:p>
          </table:table-cell>
          <table:table-cell table:formula="of:=INDEX([.$A$2:.$D$100000];(ROW()-1)*6-1;3)" office:value-type="float" office:value="312.68">
            <text:p>312,68</text:p>
          </table:table-cell>
          <table:table-cell table:formula="of:=INDEX([.$A$2:.$D$100000];(ROW()-1)*6-2;3)" office:value-type="float" office:value="1618.92">
            <text:p>1618,92</text:p>
          </table:table-cell>
          <table:table-cell table:formula="of:=INDEX([.$A$2:.$D$100000];(ROW()-1)*6-1;2)" office:value-type="float" office:value="506814.59">
            <text:p>506814,59</text:p>
          </table:table-cell>
          <table:table-cell table:formula="of:=INDEX([.$A$2:.$D$100000];(ROW()-1)*6-2;2)" office:value-type="float" office:value="1658900">
            <text:p>1658900</text:p>
          </table:table-cell>
          <table:table-cell table:formula="of:=INDEX([.$A$2:.$D$100000];(ROW()-1)*6-5;1)" office:value-type="float" office:value="4.828">
            <text:p>4,828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827576">
            <text:p>3827576</text:p>
          </table:table-cell>
          <table:table-cell office:value-type="float" office:value="3726.5">
            <text:p>3726,5</text:p>
          </table:table-cell>
          <table:table-cell office:value-type="float" office:value="12.42">
            <text:p>12,42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4">
            <text:p>94</text:p>
          </table:table-cell>
          <table:table-cell table:formula="of:=INDEX([.$A$2:.$D$100000];(ROW()-1)*6;1)" office:value-type="float" office:value="5044890">
            <text:p>5044890</text:p>
          </table:table-cell>
          <table:table-cell table:formula="of:=INDEX([.$A$2:.$D$100000];(ROW()-1)*6-1;4)" office:value-type="float" office:value="24.75">
            <text:p>24,75</text:p>
          </table:table-cell>
          <table:table-cell table:formula="of:=INDEX([.$A$2:.$D$100000];(ROW()-1)*6-2;4)" office:value-type="float" office:value="16.26">
            <text:p>16,26</text:p>
          </table:table-cell>
          <table:table-cell table:formula="of:=INDEX([.$A$2:.$D$100000];(ROW()-1)*6-1;3)" office:value-type="float" office:value="293.49">
            <text:p>293,49</text:p>
          </table:table-cell>
          <table:table-cell table:formula="of:=INDEX([.$A$2:.$D$100000];(ROW()-1)*6-2;3)" office:value-type="float" office:value="1539.65">
            <text:p>1539,65</text:p>
          </table:table-cell>
          <table:table-cell table:formula="of:=INDEX([.$A$2:.$D$100000];(ROW()-1)*6-1;2)" office:value-type="float" office:value="478536.59">
            <text:p>478536,59</text:p>
          </table:table-cell>
          <table:table-cell table:formula="of:=INDEX([.$A$2:.$D$100000];(ROW()-1)*6-2;2)" office:value-type="float" office:value="1574414">
            <text:p>1574414</text:p>
          </table:table-cell>
          <table:table-cell table:formula="of:=INDEX([.$A$2:.$D$100000];(ROW()-1)*6-5;1)" office:value-type="float" office:value="5.36">
            <text:p>5,36</text:p>
          </table:table-cell>
          <table:table-cell table:formula="of:=INDEX([.$A$2:.$D$100000];(ROW()-1)*6-3;1)" office:value-type="float" office:value="1.938">
            <text:p>1,93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304715.13">
            <text:p>1304715,13</text:p>
          </table:table-cell>
          <table:table-cell office:value-type="float" office:value="843.64">
            <text:p>843,64</text:p>
          </table:table-cell>
          <table:table-cell office:value-type="float" office:value="19.87">
            <text:p>19,87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5">
            <text:p>95</text:p>
          </table:table-cell>
          <table:table-cell table:formula="of:=INDEX([.$A$2:.$D$100000];(ROW()-1)*6;1)" office:value-type="float" office:value="5252100">
            <text:p>5252100</text:p>
          </table:table-cell>
          <table:table-cell table:formula="of:=INDEX([.$A$2:.$D$100000];(ROW()-1)*6-1;4)" office:value-type="float" office:value="25.09">
            <text:p>25,09</text:p>
          </table:table-cell>
          <table:table-cell table:formula="of:=INDEX([.$A$2:.$D$100000];(ROW()-1)*6-2;4)" office:value-type="float" office:value="16.71">
            <text:p>16,71</text:p>
          </table:table-cell>
          <table:table-cell table:formula="of:=INDEX([.$A$2:.$D$100000];(ROW()-1)*6-1;3)" office:value-type="float" office:value="270.46">
            <text:p>270,46</text:p>
          </table:table-cell>
          <table:table-cell table:formula="of:=INDEX([.$A$2:.$D$100000];(ROW()-1)*6-2;3)" office:value-type="float" office:value="1387.12">
            <text:p>1387,12</text:p>
          </table:table-cell>
          <table:table-cell table:formula="of:=INDEX([.$A$2:.$D$100000];(ROW()-1)*6-1;2)" office:value-type="float" office:value="442873.31">
            <text:p>442873,31</text:p>
          </table:table-cell>
          <table:table-cell table:formula="of:=INDEX([.$A$2:.$D$100000];(ROW()-1)*6-2;2)" office:value-type="float" office:value="1422604">
            <text:p>1422604</text:p>
          </table:table-cell>
          <table:table-cell table:formula="of:=INDEX([.$A$2:.$D$100000];(ROW()-1)*6-5;1)" office:value-type="float" office:value="5.985">
            <text:p>5,985</text:p>
          </table:table-cell>
          <table:table-cell table:formula="of:=INDEX([.$A$2:.$D$100000];(ROW()-1)*6-3;1)" office:value-type="float" office:value="1.766">
            <text:p>1,766</text:p>
          </table:table-cell>
        </table:table-row>
        <table:table-row table:style-name="ro1">
          <table:table-cell office:value-type="float" office:value="1282001">
            <text:p>1282001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6">
            <text:p>96</text:p>
          </table:table-cell>
          <table:table-cell table:formula="of:=INDEX([.$A$2:.$D$100000];(ROW()-1)*6;1)" office:value-type="float" office:value="5596638">
            <text:p>5596638</text:p>
          </table:table-cell>
          <table:table-cell table:formula="of:=INDEX([.$A$2:.$D$100000];(ROW()-1)*6-1;4)" office:value-type="float" office:value="25.42">
            <text:p>25,42</text:p>
          </table:table-cell>
          <table:table-cell table:formula="of:=INDEX([.$A$2:.$D$100000];(ROW()-1)*6-2;4)" office:value-type="float" office:value="17.19">
            <text:p>17,19</text:p>
          </table:table-cell>
          <table:table-cell table:formula="of:=INDEX([.$A$2:.$D$100000];(ROW()-1)*6-1;3)" office:value-type="float" office:value="248.47">
            <text:p>248,47</text:p>
          </table:table-cell>
          <table:table-cell table:formula="of:=INDEX([.$A$2:.$D$100000];(ROW()-1)*6-2;3)" office:value-type="float" office:value="1242.78">
            <text:p>1242,78</text:p>
          </table:table-cell>
          <table:table-cell table:formula="of:=INDEX([.$A$2:.$D$100000];(ROW()-1)*6-1;2)" office:value-type="float" office:value="408196.13">
            <text:p>408196,13</text:p>
          </table:table-cell>
          <table:table-cell table:formula="of:=INDEX([.$A$2:.$D$100000];(ROW()-1)*6-2;2)" office:value-type="float" office:value="1277868">
            <text:p>1277868</text:p>
          </table:table-cell>
          <table:table-cell table:formula="of:=INDEX([.$A$2:.$D$100000];(ROW()-1)*6-5;1)" office:value-type="float" office:value="6.188">
            <text:p>6,188</text:p>
          </table:table-cell>
          <table:table-cell table:formula="of:=INDEX([.$A$2:.$D$100000];(ROW()-1)*6-3;1)" office:value-type="float" office:value="2.203">
            <text:p>2,203</text:p>
          </table:table-cell>
        </table:table-row>
        <table:table-row table:style-name="ro1">
          <table:table-cell office:value-type="float" office:value="2.937">
            <text:p>2,937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7">
            <text:p>97</text:p>
          </table:table-cell>
          <table:table-cell table:formula="of:=INDEX([.$A$2:.$D$100000];(ROW()-1)*6;1)" office:value-type="float" office:value="5996849">
            <text:p>5996849</text:p>
          </table:table-cell>
          <table:table-cell table:formula="of:=INDEX([.$A$2:.$D$100000];(ROW()-1)*6-1;4)" office:value-type="float" office:value="25.76">
            <text:p>25,76</text:p>
          </table:table-cell>
          <table:table-cell table:formula="of:=INDEX([.$A$2:.$D$100000];(ROW()-1)*6-2;4)" office:value-type="float" office:value="17.69">
            <text:p>17,69</text:p>
          </table:table-cell>
          <table:table-cell table:formula="of:=INDEX([.$A$2:.$D$100000];(ROW()-1)*6-1;3)" office:value-type="float" office:value="227.2">
            <text:p>227,2</text:p>
          </table:table-cell>
          <table:table-cell table:formula="of:=INDEX([.$A$2:.$D$100000];(ROW()-1)*6-2;3)" office:value-type="float" office:value="1107.55">
            <text:p>1107,55</text:p>
          </table:table-cell>
          <table:table-cell table:formula="of:=INDEX([.$A$2:.$D$100000];(ROW()-1)*6-1;2)" office:value-type="float" office:value="376605.41">
            <text:p>376605,41</text:p>
          </table:table-cell>
          <table:table-cell table:formula="of:=INDEX([.$A$2:.$D$100000];(ROW()-1)*6-2;2)" office:value-type="float" office:value="1141518">
            <text:p>1141518</text:p>
          </table:table-cell>
          <table:table-cell table:formula="of:=INDEX([.$A$2:.$D$100000];(ROW()-1)*6-5;1)" office:value-type="float" office:value="6.938">
            <text:p>6,938</text:p>
          </table:table-cell>
          <table:table-cell table:formula="of:=INDEX([.$A$2:.$D$100000];(ROW()-1)*6-3;1)" office:value-type="float" office:value="2.672">
            <text:p>2,6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8">
            <text:p>98</text:p>
          </table:table-cell>
          <table:table-cell table:formula="of:=INDEX([.$A$2:.$D$100000];(ROW()-1)*6;1)" office:value-type="float" office:value="6507621">
            <text:p>6507621</text:p>
          </table:table-cell>
          <table:table-cell table:formula="of:=INDEX([.$A$2:.$D$100000];(ROW()-1)*6-1;4)" office:value-type="float" office:value="26.17">
            <text:p>26,17</text:p>
          </table:table-cell>
          <table:table-cell table:formula="of:=INDEX([.$A$2:.$D$100000];(ROW()-1)*6-2;4)" office:value-type="float" office:value="18.28">
            <text:p>18,28</text:p>
          </table:table-cell>
          <table:table-cell table:formula="of:=INDEX([.$A$2:.$D$100000];(ROW()-1)*6-1;3)" office:value-type="float" office:value="206.26">
            <text:p>206,26</text:p>
          </table:table-cell>
          <table:table-cell table:formula="of:=INDEX([.$A$2:.$D$100000];(ROW()-1)*6-2;3)" office:value-type="float" office:value="966.75">
            <text:p>966,75</text:p>
          </table:table-cell>
          <table:table-cell table:formula="of:=INDEX([.$A$2:.$D$100000];(ROW()-1)*6-1;2)" office:value-type="float" office:value="342844.53">
            <text:p>342844,53</text:p>
          </table:table-cell>
          <table:table-cell table:formula="of:=INDEX([.$A$2:.$D$100000];(ROW()-1)*6-2;2)" office:value-type="float" office:value="1000904">
            <text:p>1000904</text:p>
          </table:table-cell>
          <table:table-cell table:formula="of:=INDEX([.$A$2:.$D$100000];(ROW()-1)*6-5;1)" office:value-type="float" office:value="7.109">
            <text:p>7,109</text:p>
          </table:table-cell>
          <table:table-cell table:formula="of:=INDEX([.$A$2:.$D$100000];(ROW()-1)*6-3;1)" office:value-type="float" office:value="3.875">
            <text:p>3,875</text:p>
          </table:table-cell>
        </table:table-row>
        <table:table-row table:style-name="ro1">
          <table:table-cell office:value-type="float" office:value="1.485">
            <text:p>1,485</text:p>
          </table:table-cell>
          <table:table-cell table:number-columns-repeated="3"/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99">
            <text:p>99</text:p>
          </table:table-cell>
          <table:table-cell table:formula="of:=INDEX([.$A$2:.$D$100000];(ROW()-1)*6;1)" office:value-type="float" office:value="7083391">
            <text:p>7083391</text:p>
          </table:table-cell>
          <table:table-cell table:formula="of:=INDEX([.$A$2:.$D$100000];(ROW()-1)*6-1;4)" office:value-type="float" office:value="26.59">
            <text:p>26,59</text:p>
          </table:table-cell>
          <table:table-cell table:formula="of:=INDEX([.$A$2:.$D$100000];(ROW()-1)*6-2;4)" office:value-type="float" office:value="18.7">
            <text:p>18,7</text:p>
          </table:table-cell>
          <table:table-cell table:formula="of:=INDEX([.$A$2:.$D$100000];(ROW()-1)*6-1;3)" office:value-type="float" office:value="186.95">
            <text:p>186,95</text:p>
          </table:table-cell>
          <table:table-cell table:formula="of:=INDEX([.$A$2:.$D$100000];(ROW()-1)*6-2;3)" office:value-type="float" office:value="876.4">
            <text:p>876,4</text:p>
          </table:table-cell>
          <table:table-cell table:formula="of:=INDEX([.$A$2:.$D$100000];(ROW()-1)*6-1;2)" office:value-type="float" office:value="311315.22">
            <text:p>311315,22</text:p>
          </table:table-cell>
          <table:table-cell table:formula="of:=INDEX([.$A$2:.$D$100000];(ROW()-1)*6-2;2)" office:value-type="float" office:value="906213">
            <text:p>906213</text:p>
          </table:table-cell>
          <table:table-cell table:formula="of:=INDEX([.$A$2:.$D$100000];(ROW()-1)*6-5;1)" office:value-type="float" office:value="6.766">
            <text:p>6,766</text:p>
          </table:table-cell>
          <table:table-cell table:formula="of:=INDEX([.$A$2:.$D$100000];(ROW()-1)*6-3;1)" office:value-type="float" office:value="1.734">
            <text:p>1,73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880898">
            <text:p>3880898</text:p>
          </table:table-cell>
          <table:table-cell office:value-type="float" office:value="3790.53">
            <text:p>3790,53</text:p>
          </table:table-cell>
          <table:table-cell office:value-type="float" office:value="12.34">
            <text:p>12,34</text:p>
          </table:table-cell>
          <table:table-cell table:formula="of:=INDEX([.$A$2:.$D$100000];(ROW()-1)*6-4;2)" office:value-type="string" office:string-value="non-flat">
            <text:p>non-flat</text:p>
          </table:table-cell>
          <table:table-cell table:formula="of:=INDEX([.$A$2:.$D$100000];(ROW()-1)*6-4;1)" office:value-type="float" office:value="100">
            <text:p>100</text:p>
          </table:table-cell>
          <table:table-cell table:formula="of:=INDEX([.$A$2:.$D$100000];(ROW()-1)*6;1)" office:value-type="float" office:value="7650300">
            <text:p>7650300</text:p>
          </table:table-cell>
          <table:table-cell table:formula="of:=INDEX([.$A$2:.$D$100000];(ROW()-1)*6-1;4)" office:value-type="float" office:value="26.86">
            <text:p>26,86</text:p>
          </table:table-cell>
          <table:table-cell table:formula="of:=INDEX([.$A$2:.$D$100000];(ROW()-1)*6-2;4)" office:value-type="float" office:value="19.04">
            <text:p>19,04</text:p>
          </table:table-cell>
          <table:table-cell table:formula="of:=INDEX([.$A$2:.$D$100000];(ROW()-1)*6-1;3)" office:value-type="float" office:value="174.5">
            <text:p>174,5</text:p>
          </table:table-cell>
          <table:table-cell table:formula="of:=INDEX([.$A$2:.$D$100000];(ROW()-1)*6-2;3)" office:value-type="float" office:value="811.74">
            <text:p>811,74</text:p>
          </table:table-cell>
          <table:table-cell table:formula="of:=INDEX([.$A$2:.$D$100000];(ROW()-1)*6-1;2)" office:value-type="float" office:value="289859.75">
            <text:p>289859,75</text:p>
          </table:table-cell>
          <table:table-cell table:formula="of:=INDEX([.$A$2:.$D$100000];(ROW()-1)*6-2;2)" office:value-type="float" office:value="838804">
            <text:p>838804</text:p>
          </table:table-cell>
          <table:table-cell table:formula="of:=INDEX([.$A$2:.$D$100000];(ROW()-1)*6-5;1)" office:value-type="float" office:value="7.297">
            <text:p>7,297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285523">
            <text:p>1285523</text:p>
          </table:table-cell>
          <table:table-cell office:value-type="float" office:value="832.19">
            <text:p>832,19</text:p>
          </table:table-cell>
          <table:table-cell office:value-type="float" office:value="19.96">
            <text:p>19,9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">
            <text:p>1</text:p>
          </table:table-cell>
          <table:table-cell table:formula="of:=INDEX([.$A$2:.$D$100000];(ROW()-1)*6;1)" office:value-type="float" office:value="17069513">
            <text:p>17069513</text:p>
          </table:table-cell>
          <table:table-cell table:formula="of:=INDEX([.$A$2:.$D$100000];(ROW()-1)*6-1;4)" office:value-type="float" office:value="9.79">
            <text:p>9,79</text:p>
          </table:table-cell>
          <table:table-cell table:formula="of:=INDEX([.$A$2:.$D$100000];(ROW()-1)*6-2;4)" office:value-type="float" office:value="6.37">
            <text:p>6,37</text:p>
          </table:table-cell>
          <table:table-cell table:formula="of:=INDEX([.$A$2:.$D$100000];(ROW()-1)*6-1;3)" office:value-type="float" office:value="7608.31">
            <text:p>7608,31</text:p>
          </table:table-cell>
          <table:table-cell table:formula="of:=INDEX([.$A$2:.$D$100000];(ROW()-1)*6-2;3)" office:value-type="float" office:value="14984.27">
            <text:p>14984,27</text:p>
          </table:table-cell>
          <table:table-cell table:formula="of:=INDEX([.$A$2:.$D$100000];(ROW()-1)*6-1;2)" office:value-type="float" office:value="14255480">
            <text:p>14255480</text:p>
          </table:table-cell>
          <table:table-cell table:formula="of:=INDEX([.$A$2:.$D$100000];(ROW()-1)*6-2;2)" office:value-type="float" office:value="22755205">
            <text:p>22755205</text:p>
          </table:table-cell>
          <table:table-cell table:formula="of:=INDEX([.$A$2:.$D$100000];(ROW()-1)*6-5;1)" office:value-type="float" office:value="13.062">
            <text:p>13,062</text:p>
          </table:table-cell>
          <table:table-cell table:formula="of:=INDEX([.$A$2:.$D$100000];(ROW()-1)*6-3;1)" office:value-type="float" office:value="2.563">
            <text:p>2,563</text:p>
          </table:table-cell>
        </table:table-row>
        <table:table-row table:style-name="ro1">
          <table:table-cell office:value-type="float" office:value="1321731">
            <text:p>132173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">
            <text:p>2</text:p>
          </table:table-cell>
          <table:table-cell table:formula="of:=INDEX([.$A$2:.$D$100000];(ROW()-1)*6;1)" office:value-type="float" office:value="13129615">
            <text:p>13129615</text:p>
          </table:table-cell>
          <table:table-cell table:formula="of:=INDEX([.$A$2:.$D$100000];(ROW()-1)*6-1;4)" office:value-type="float" office:value="28.39">
            <text:p>28,39</text:p>
          </table:table-cell>
          <table:table-cell table:formula="of:=INDEX([.$A$2:.$D$100000];(ROW()-1)*6-2;4)" office:value-type="float" office:value="20.31">
            <text:p>20,31</text:p>
          </table:table-cell>
          <table:table-cell table:formula="of:=INDEX([.$A$2:.$D$100000];(ROW()-1)*6-1;3)" office:value-type="float" office:value="124.83">
            <text:p>124,83</text:p>
          </table:table-cell>
          <table:table-cell table:formula="of:=INDEX([.$A$2:.$D$100000];(ROW()-1)*6-2;3)" office:value-type="float" office:value="605.41">
            <text:p>605,41</text:p>
          </table:table-cell>
          <table:table-cell table:formula="of:=INDEX([.$A$2:.$D$100000];(ROW()-1)*6-1;2)" office:value-type="float" office:value="203484.77">
            <text:p>203484,77</text:p>
          </table:table-cell>
          <table:table-cell table:formula="of:=INDEX([.$A$2:.$D$100000];(ROW()-1)*6-2;2)" office:value-type="float" office:value="626194">
            <text:p>626194</text:p>
          </table:table-cell>
          <table:table-cell table:formula="of:=INDEX([.$A$2:.$D$100000];(ROW()-1)*6-5;1)" office:value-type="float" office:value="11.422">
            <text:p>11,422</text:p>
          </table:table-cell>
          <table:table-cell table:formula="of:=INDEX([.$A$2:.$D$100000];(ROW()-1)*6-3;1)" office:value-type="float" office:value="2.672">
            <text:p>2,672</text:p>
          </table:table-cell>
        </table:table-row>
        <table:table-row table:style-name="ro1">
          <table:table-cell office:value-type="float" office:value="2.906">
            <text:p>2,9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">
            <text:p>3</text:p>
          </table:table-cell>
          <table:table-cell table:formula="of:=INDEX([.$A$2:.$D$100000];(ROW()-1)*6;1)" office:value-type="float" office:value="10626036">
            <text:p>10626036</text:p>
          </table:table-cell>
          <table:table-cell table:formula="of:=INDEX([.$A$2:.$D$100000];(ROW()-1)*6-1;4)" office:value-type="float" office:value="27.91">
            <text:p>27,91</text:p>
          </table:table-cell>
          <table:table-cell table:formula="of:=INDEX([.$A$2:.$D$100000];(ROW()-1)*6-2;4)" office:value-type="float" office:value="19.98">
            <text:p>19,98</text:p>
          </table:table-cell>
          <table:table-cell table:formula="of:=INDEX([.$A$2:.$D$100000];(ROW()-1)*6-1;3)" office:value-type="float" office:value="138.54">
            <text:p>138,54</text:p>
          </table:table-cell>
          <table:table-cell table:formula="of:=INDEX([.$A$2:.$D$100000];(ROW()-1)*6-2;3)" office:value-type="float" office:value="652.77">
            <text:p>652,77</text:p>
          </table:table-cell>
          <table:table-cell table:formula="of:=INDEX([.$A$2:.$D$100000];(ROW()-1)*6-1;2)" office:value-type="float" office:value="229655.38">
            <text:p>229655,38</text:p>
          </table:table-cell>
          <table:table-cell table:formula="of:=INDEX([.$A$2:.$D$100000];(ROW()-1)*6-2;2)" office:value-type="float" office:value="676063">
            <text:p>676063</text:p>
          </table:table-cell>
          <table:table-cell table:formula="of:=INDEX([.$A$2:.$D$100000];(ROW()-1)*6-5;1)" office:value-type="float" office:value="9.75">
            <text:p>9,75</text:p>
          </table:table-cell>
          <table:table-cell table:formula="of:=INDEX([.$A$2:.$D$100000];(ROW()-1)*6-3;1)" office:value-type="float" office:value="2.266">
            <text:p>2,2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">
            <text:p>4</text:p>
          </table:table-cell>
          <table:table-cell table:formula="of:=INDEX([.$A$2:.$D$100000];(ROW()-1)*6;1)" office:value-type="float" office:value="8845450">
            <text:p>8845450</text:p>
          </table:table-cell>
          <table:table-cell table:formula="of:=INDEX([.$A$2:.$D$100000];(ROW()-1)*6-1;4)" office:value-type="float" office:value="27.43">
            <text:p>27,43</text:p>
          </table:table-cell>
          <table:table-cell table:formula="of:=INDEX([.$A$2:.$D$100000];(ROW()-1)*6-2;4)" office:value-type="float" office:value="19.64">
            <text:p>19,64</text:p>
          </table:table-cell>
          <table:table-cell table:formula="of:=INDEX([.$A$2:.$D$100000];(ROW()-1)*6-1;3)" office:value-type="float" office:value="154.04">
            <text:p>154,04</text:p>
          </table:table-cell>
          <table:table-cell table:formula="of:=INDEX([.$A$2:.$D$100000];(ROW()-1)*6-2;3)" office:value-type="float" office:value="707.06">
            <text:p>707,06</text:p>
          </table:table-cell>
          <table:table-cell table:formula="of:=INDEX([.$A$2:.$D$100000];(ROW()-1)*6-1;2)" office:value-type="float" office:value="253470.08">
            <text:p>253470,08</text:p>
          </table:table-cell>
          <table:table-cell table:formula="of:=INDEX([.$A$2:.$D$100000];(ROW()-1)*6-2;2)" office:value-type="float" office:value="732552">
            <text:p>732552</text:p>
          </table:table-cell>
          <table:table-cell table:formula="of:=INDEX([.$A$2:.$D$100000];(ROW()-1)*6-5;1)" office:value-type="float" office:value="8.172">
            <text:p>8,172</text:p>
          </table:table-cell>
          <table:table-cell table:formula="of:=INDEX([.$A$2:.$D$100000];(ROW()-1)*6-3;1)" office:value-type="float" office:value="2.016">
            <text:p>2,016</text:p>
          </table:table-cell>
        </table:table-row>
        <table:table-row table:style-name="ro1">
          <table:table-cell office:value-type="float" office:value="1.953">
            <text:p>1,9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">
            <text:p>5</text:p>
          </table:table-cell>
          <table:table-cell table:formula="of:=INDEX([.$A$2:.$D$100000];(ROW()-1)*6;1)" office:value-type="float" office:value="7650300">
            <text:p>7650300</text:p>
          </table:table-cell>
          <table:table-cell table:formula="of:=INDEX([.$A$2:.$D$100000];(ROW()-1)*6-1;4)" office:value-type="float" office:value="26.86">
            <text:p>26,86</text:p>
          </table:table-cell>
          <table:table-cell table:formula="of:=INDEX([.$A$2:.$D$100000];(ROW()-1)*6-2;4)" office:value-type="float" office:value="19.04">
            <text:p>19,04</text:p>
          </table:table-cell>
          <table:table-cell table:formula="of:=INDEX([.$A$2:.$D$100000];(ROW()-1)*6-1;3)" office:value-type="float" office:value="174.5">
            <text:p>174,5</text:p>
          </table:table-cell>
          <table:table-cell table:formula="of:=INDEX([.$A$2:.$D$100000];(ROW()-1)*6-2;3)" office:value-type="float" office:value="811.74">
            <text:p>811,74</text:p>
          </table:table-cell>
          <table:table-cell table:formula="of:=INDEX([.$A$2:.$D$100000];(ROW()-1)*6-1;2)" office:value-type="float" office:value="289859.75">
            <text:p>289859,75</text:p>
          </table:table-cell>
          <table:table-cell table:formula="of:=INDEX([.$A$2:.$D$100000];(ROW()-1)*6-2;2)" office:value-type="float" office:value="838804">
            <text:p>838804</text:p>
          </table:table-cell>
          <table:table-cell table:formula="of:=INDEX([.$A$2:.$D$100000];(ROW()-1)*6-5;1)" office:value-type="float" office:value="8.016">
            <text:p>8,016</text:p>
          </table:table-cell>
          <table:table-cell table:formula="of:=INDEX([.$A$2:.$D$100000];(ROW()-1)*6-3;1)" office:value-type="float" office:value="3.5">
            <text:p>3,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798711">
            <text:p>3798711</text:p>
          </table:table-cell>
          <table:table-cell office:value-type="float" office:value="3702.84">
            <text:p>3702,84</text:p>
          </table:table-cell>
          <table:table-cell office:value-type="float" office:value="12.45">
            <text:p>12,4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">
            <text:p>6</text:p>
          </table:table-cell>
          <table:table-cell table:formula="of:=INDEX([.$A$2:.$D$100000];(ROW()-1)*6;1)" office:value-type="float" office:value="6760223">
            <text:p>6760223</text:p>
          </table:table-cell>
          <table:table-cell table:formula="of:=INDEX([.$A$2:.$D$100000];(ROW()-1)*6-1;4)" office:value-type="float" office:value="26.41">
            <text:p>26,41</text:p>
          </table:table-cell>
          <table:table-cell table:formula="of:=INDEX([.$A$2:.$D$100000];(ROW()-1)*6-2;4)" office:value-type="float" office:value="18.51">
            <text:p>18,51</text:p>
          </table:table-cell>
          <table:table-cell table:formula="of:=INDEX([.$A$2:.$D$100000];(ROW()-1)*6-1;3)" office:value-type="float" office:value="194.96">
            <text:p>194,96</text:p>
          </table:table-cell>
          <table:table-cell table:formula="of:=INDEX([.$A$2:.$D$100000];(ROW()-1)*6-2;3)" office:value-type="float" office:value="916.56">
            <text:p>916,56</text:p>
          </table:table-cell>
          <table:table-cell table:formula="of:=INDEX([.$A$2:.$D$100000];(ROW()-1)*6-1;2)" office:value-type="float" office:value="323526.31">
            <text:p>323526,31</text:p>
          </table:table-cell>
          <table:table-cell table:formula="of:=INDEX([.$A$2:.$D$100000];(ROW()-1)*6-2;2)" office:value-type="float" office:value="946305">
            <text:p>946305</text:p>
          </table:table-cell>
          <table:table-cell table:formula="of:=INDEX([.$A$2:.$D$100000];(ROW()-1)*6-5;1)" office:value-type="float" office:value="8.844">
            <text:p>8,844</text:p>
          </table:table-cell>
          <table:table-cell table:formula="of:=INDEX([.$A$2:.$D$100000];(ROW()-1)*6-3;1)" office:value-type="float" office:value="1.953">
            <text:p>1,95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262822.75">
            <text:p>1262822,75</text:p>
          </table:table-cell>
          <table:table-cell office:value-type="float" office:value="817.03">
            <text:p>817,03</text:p>
          </table:table-cell>
          <table:table-cell office:value-type="float" office:value="20.05">
            <text:p>20,0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">
            <text:p>7</text:p>
          </table:table-cell>
          <table:table-cell table:formula="of:=INDEX([.$A$2:.$D$100000];(ROW()-1)*6;1)" office:value-type="float" office:value="6062973">
            <text:p>6062973</text:p>
          </table:table-cell>
          <table:table-cell table:formula="of:=INDEX([.$A$2:.$D$100000];(ROW()-1)*6-1;4)" office:value-type="float" office:value="25.97">
            <text:p>25,97</text:p>
          </table:table-cell>
          <table:table-cell table:formula="of:=INDEX([.$A$2:.$D$100000];(ROW()-1)*6-2;4)" office:value-type="float" office:value="17.99">
            <text:p>17,99</text:p>
          </table:table-cell>
          <table:table-cell table:formula="of:=INDEX([.$A$2:.$D$100000];(ROW()-1)*6-1;3)" office:value-type="float" office:value="215.46">
            <text:p>215,46</text:p>
          </table:table-cell>
          <table:table-cell table:formula="of:=INDEX([.$A$2:.$D$100000];(ROW()-1)*6-2;3)" office:value-type="float" office:value="1033.7">
            <text:p>1033,7</text:p>
          </table:table-cell>
          <table:table-cell table:formula="of:=INDEX([.$A$2:.$D$100000];(ROW()-1)*6-1;2)" office:value-type="float" office:value="358526.69">
            <text:p>358526,69</text:p>
          </table:table-cell>
          <table:table-cell table:formula="of:=INDEX([.$A$2:.$D$100000];(ROW()-1)*6-2;2)" office:value-type="float" office:value="1064709">
            <text:p>1064709</text:p>
          </table:table-cell>
          <table:table-cell table:formula="of:=INDEX([.$A$2:.$D$100000];(ROW()-1)*6-5;1)" office:value-type="float" office:value="6.125">
            <text:p>6,125</text:p>
          </table:table-cell>
          <table:table-cell table:formula="of:=INDEX([.$A$2:.$D$100000];(ROW()-1)*6-3;1)" office:value-type="float" office:value="1.75">
            <text:p>1,75</text:p>
          </table:table-cell>
        </table:table-row>
        <table:table-row table:style-name="ro1">
          <table:table-cell office:value-type="float" office:value="1369576">
            <text:p>136957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">
            <text:p>8</text:p>
          </table:table-cell>
          <table:table-cell table:formula="of:=INDEX([.$A$2:.$D$100000];(ROW()-1)*6;1)" office:value-type="float" office:value="5439595">
            <text:p>5439595</text:p>
          </table:table-cell>
          <table:table-cell table:formula="of:=INDEX([.$A$2:.$D$100000];(ROW()-1)*6-1;4)" office:value-type="float" office:value="25.68">
            <text:p>25,68</text:p>
          </table:table-cell>
          <table:table-cell table:formula="of:=INDEX([.$A$2:.$D$100000];(ROW()-1)*6-2;4)" office:value-type="float" office:value="17.75">
            <text:p>17,75</text:p>
          </table:table-cell>
          <table:table-cell table:formula="of:=INDEX([.$A$2:.$D$100000];(ROW()-1)*6-1;3)" office:value-type="float" office:value="229.88">
            <text:p>229,88</text:p>
          </table:table-cell>
          <table:table-cell table:formula="of:=INDEX([.$A$2:.$D$100000];(ROW()-1)*6-2;3)" office:value-type="float" office:value="1091.85">
            <text:p>1091,85</text:p>
          </table:table-cell>
          <table:table-cell table:formula="of:=INDEX([.$A$2:.$D$100000];(ROW()-1)*6-1;2)" office:value-type="float" office:value="375352.81">
            <text:p>375352,81</text:p>
          </table:table-cell>
          <table:table-cell table:formula="of:=INDEX([.$A$2:.$D$100000];(ROW()-1)*6-2;2)" office:value-type="float" office:value="1125082">
            <text:p>1125082</text:p>
          </table:table-cell>
          <table:table-cell table:formula="of:=INDEX([.$A$2:.$D$100000];(ROW()-1)*6-5;1)" office:value-type="float" office:value="5.656">
            <text:p>5,656</text:p>
          </table:table-cell>
          <table:table-cell table:formula="of:=INDEX([.$A$2:.$D$100000];(ROW()-1)*6-3;1)" office:value-type="float" office:value="1.766">
            <text:p>1,766</text:p>
          </table:table-cell>
        </table:table-row>
        <table:table-row table:style-name="ro1">
          <table:table-cell office:value-type="float" office:value="3.078">
            <text:p>3,07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">
            <text:p>9</text:p>
          </table:table-cell>
          <table:table-cell table:formula="of:=INDEX([.$A$2:.$D$100000];(ROW()-1)*6;1)" office:value-type="float" office:value="5005600">
            <text:p>5005600</text:p>
          </table:table-cell>
          <table:table-cell table:formula="of:=INDEX([.$A$2:.$D$100000];(ROW()-1)*6-1;4)" office:value-type="float" office:value="25.25">
            <text:p>25,25</text:p>
          </table:table-cell>
          <table:table-cell table:formula="of:=INDEX([.$A$2:.$D$100000];(ROW()-1)*6-2;4)" office:value-type="float" office:value="17.12">
            <text:p>17,12</text:p>
          </table:table-cell>
          <table:table-cell table:formula="of:=INDEX([.$A$2:.$D$100000];(ROW()-1)*6-1;3)" office:value-type="float" office:value="255.56">
            <text:p>255,56</text:p>
          </table:table-cell>
          <table:table-cell table:formula="of:=INDEX([.$A$2:.$D$100000];(ROW()-1)*6-2;3)" office:value-type="float" office:value="1262.56">
            <text:p>1262,56</text:p>
          </table:table-cell>
          <table:table-cell table:formula="of:=INDEX([.$A$2:.$D$100000];(ROW()-1)*6-1;2)" office:value-type="float" office:value="417349">
            <text:p>417349</text:p>
          </table:table-cell>
          <table:table-cell table:formula="of:=INDEX([.$A$2:.$D$100000];(ROW()-1)*6-2;2)" office:value-type="float" office:value="1293225">
            <text:p>1293225</text:p>
          </table:table-cell>
          <table:table-cell table:formula="of:=INDEX([.$A$2:.$D$100000];(ROW()-1)*6-5;1)" office:value-type="float" office:value="6.031">
            <text:p>6,031</text:p>
          </table:table-cell>
          <table:table-cell table:formula="of:=INDEX([.$A$2:.$D$100000];(ROW()-1)*6-3;1)" office:value-type="float" office:value="2.625">
            <text:p>2,62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">
            <text:p>10</text:p>
          </table:table-cell>
          <table:table-cell table:formula="of:=INDEX([.$A$2:.$D$100000];(ROW()-1)*6;1)" office:value-type="float" office:value="4655319">
            <text:p>4655319</text:p>
          </table:table-cell>
          <table:table-cell table:formula="of:=INDEX([.$A$2:.$D$100000];(ROW()-1)*6-1;4)" office:value-type="float" office:value="24.94">
            <text:p>24,94</text:p>
          </table:table-cell>
          <table:table-cell table:formula="of:=INDEX([.$A$2:.$D$100000];(ROW()-1)*6-2;4)" office:value-type="float" office:value="16.8">
            <text:p>16,8</text:p>
          </table:table-cell>
          <table:table-cell table:formula="of:=INDEX([.$A$2:.$D$100000];(ROW()-1)*6-1;3)" office:value-type="float" office:value="275.07">
            <text:p>275,07</text:p>
          </table:table-cell>
          <table:table-cell table:formula="of:=INDEX([.$A$2:.$D$100000];(ROW()-1)*6-2;3)" office:value-type="float" office:value="1357.83">
            <text:p>1357,83</text:p>
          </table:table-cell>
          <table:table-cell table:formula="of:=INDEX([.$A$2:.$D$100000];(ROW()-1)*6-1;2)" office:value-type="float" office:value="448393.75">
            <text:p>448393,75</text:p>
          </table:table-cell>
          <table:table-cell table:formula="of:=INDEX([.$A$2:.$D$100000];(ROW()-1)*6-2;2)" office:value-type="float" office:value="1393669">
            <text:p>1393669</text:p>
          </table:table-cell>
          <table:table-cell table:formula="of:=INDEX([.$A$2:.$D$100000];(ROW()-1)*6-5;1)" office:value-type="float" office:value="6.235">
            <text:p>6,235</text:p>
          </table:table-cell>
          <table:table-cell table:formula="of:=INDEX([.$A$2:.$D$100000];(ROW()-1)*6-3;1)" office:value-type="float" office:value="2">
            <text:p>2</text:p>
          </table:table-cell>
        </table:table-row>
        <table:table-row table:style-name="ro1">
          <table:table-cell office:value-type="float" office:value="1.61">
            <text:p>1,6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">
            <text:p>11</text:p>
          </table:table-cell>
          <table:table-cell table:formula="of:=INDEX([.$A$2:.$D$100000];(ROW()-1)*6;1)" office:value-type="float" office:value="4362368">
            <text:p>4362368</text:p>
          </table:table-cell>
          <table:table-cell table:formula="of:=INDEX([.$A$2:.$D$100000];(ROW()-1)*6-1;4)" office:value-type="float" office:value="24.61">
            <text:p>24,61</text:p>
          </table:table-cell>
          <table:table-cell table:formula="of:=INDEX([.$A$2:.$D$100000];(ROW()-1)*6-2;4)" office:value-type="float" office:value="16.32">
            <text:p>16,32</text:p>
          </table:table-cell>
          <table:table-cell table:formula="of:=INDEX([.$A$2:.$D$100000];(ROW()-1)*6-1;3)" office:value-type="float" office:value="297.67">
            <text:p>297,67</text:p>
          </table:table-cell>
          <table:table-cell table:formula="of:=INDEX([.$A$2:.$D$100000];(ROW()-1)*6-2;3)" office:value-type="float" office:value="1518.07">
            <text:p>1518,07</text:p>
          </table:table-cell>
          <table:table-cell table:formula="of:=INDEX([.$A$2:.$D$100000];(ROW()-1)*6-1;2)" office:value-type="float" office:value="484068.84">
            <text:p>484068,84</text:p>
          </table:table-cell>
          <table:table-cell table:formula="of:=INDEX([.$A$2:.$D$100000];(ROW()-1)*6-2;2)" office:value-type="float" office:value="1550634">
            <text:p>1550634</text:p>
          </table:table-cell>
          <table:table-cell table:formula="of:=INDEX([.$A$2:.$D$100000];(ROW()-1)*6-5;1)" office:value-type="float" office:value="5.281">
            <text:p>5,281</text:p>
          </table:table-cell>
          <table:table-cell table:formula="of:=INDEX([.$A$2:.$D$100000];(ROW()-1)*6-3;1)" office:value-type="float" office:value="2.031">
            <text:p>2,03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789750">
            <text:p>3789750</text:p>
          </table:table-cell>
          <table:table-cell office:value-type="float" office:value="3696.87">
            <text:p>3696,87</text:p>
          </table:table-cell>
          <table:table-cell office:value-type="float" office:value="12.45">
            <text:p>12,4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">
            <text:p>12</text:p>
          </table:table-cell>
          <table:table-cell table:formula="of:=INDEX([.$A$2:.$D$100000];(ROW()-1)*6;1)" office:value-type="float" office:value="4096387">
            <text:p>4096387</text:p>
          </table:table-cell>
          <table:table-cell table:formula="of:=INDEX([.$A$2:.$D$100000];(ROW()-1)*6-1;4)" office:value-type="float" office:value="24.38">
            <text:p>24,38</text:p>
          </table:table-cell>
          <table:table-cell table:formula="of:=INDEX([.$A$2:.$D$100000];(ROW()-1)*6-2;4)" office:value-type="float" office:value="16.03">
            <text:p>16,03</text:p>
          </table:table-cell>
          <table:table-cell table:formula="of:=INDEX([.$A$2:.$D$100000];(ROW()-1)*6-1;3)" office:value-type="float" office:value="316.53">
            <text:p>316,53</text:p>
          </table:table-cell>
          <table:table-cell table:formula="of:=INDEX([.$A$2:.$D$100000];(ROW()-1)*6-2;3)" office:value-type="float" office:value="1620.39">
            <text:p>1620,39</text:p>
          </table:table-cell>
          <table:table-cell table:formula="of:=INDEX([.$A$2:.$D$100000];(ROW()-1)*6-1;2)" office:value-type="float" office:value="510579.84">
            <text:p>510579,84</text:p>
          </table:table-cell>
          <table:table-cell table:formula="of:=INDEX([.$A$2:.$D$100000];(ROW()-1)*6-2;2)" office:value-type="float" office:value="1654701">
            <text:p>1654701</text:p>
          </table:table-cell>
          <table:table-cell table:formula="of:=INDEX([.$A$2:.$D$100000];(ROW()-1)*6-5;1)" office:value-type="float" office:value="5.156">
            <text:p>5,156</text:p>
          </table:table-cell>
          <table:table-cell table:formula="of:=INDEX([.$A$2:.$D$100000];(ROW()-1)*6-3;1)" office:value-type="float" office:value="2.234">
            <text:p>2,23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241244.63">
            <text:p>1241244,63</text:p>
          </table:table-cell>
          <table:table-cell office:value-type="float" office:value="803.69">
            <text:p>803,69</text:p>
          </table:table-cell>
          <table:table-cell office:value-type="float" office:value="20.13">
            <text:p>20,1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">
            <text:p>13</text:p>
          </table:table-cell>
          <table:table-cell table:formula="of:=INDEX([.$A$2:.$D$100000];(ROW()-1)*6;1)" office:value-type="float" office:value="3876799">
            <text:p>3876799</text:p>
          </table:table-cell>
          <table:table-cell table:formula="of:=INDEX([.$A$2:.$D$100000];(ROW()-1)*6-1;4)" office:value-type="float" office:value="24.06">
            <text:p>24,06</text:p>
          </table:table-cell>
          <table:table-cell table:formula="of:=INDEX([.$A$2:.$D$100000];(ROW()-1)*6-2;4)" office:value-type="float" office:value="15.8">
            <text:p>15,8</text:p>
          </table:table-cell>
          <table:table-cell table:formula="of:=INDEX([.$A$2:.$D$100000];(ROW()-1)*6-1;3)" office:value-type="float" office:value="338.97">
            <text:p>338,97</text:p>
          </table:table-cell>
          <table:table-cell table:formula="of:=INDEX([.$A$2:.$D$100000];(ROW()-1)*6-2;3)" office:value-type="float" office:value="1711.75">
            <text:p>1711,75</text:p>
          </table:table-cell>
          <table:table-cell table:formula="of:=INDEX([.$A$2:.$D$100000];(ROW()-1)*6-1;2)" office:value-type="float" office:value="546682.75">
            <text:p>546682,75</text:p>
          </table:table-cell>
          <table:table-cell table:formula="of:=INDEX([.$A$2:.$D$100000];(ROW()-1)*6-2;2)" office:value-type="float" office:value="1752621">
            <text:p>1752621</text:p>
          </table:table-cell>
          <table:table-cell table:formula="of:=INDEX([.$A$2:.$D$100000];(ROW()-1)*6-5;1)" office:value-type="float" office:value="4.703">
            <text:p>4,703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float" office:value="1410280">
            <text:p>141028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">
            <text:p>14</text:p>
          </table:table-cell>
          <table:table-cell table:formula="of:=INDEX([.$A$2:.$D$100000];(ROW()-1)*6;1)" office:value-type="float" office:value="3695467">
            <text:p>3695467</text:p>
          </table:table-cell>
          <table:table-cell table:formula="of:=INDEX([.$A$2:.$D$100000];(ROW()-1)*6-1;4)" office:value-type="float" office:value="23.83">
            <text:p>23,83</text:p>
          </table:table-cell>
          <table:table-cell table:formula="of:=INDEX([.$A$2:.$D$100000];(ROW()-1)*6-2;4)" office:value-type="float" office:value="15.42">
            <text:p>15,42</text:p>
          </table:table-cell>
          <table:table-cell table:formula="of:=INDEX([.$A$2:.$D$100000];(ROW()-1)*6-1;3)" office:value-type="float" office:value="359.96">
            <text:p>359,96</text:p>
          </table:table-cell>
          <table:table-cell table:formula="of:=INDEX([.$A$2:.$D$100000];(ROW()-1)*6-2;3)" office:value-type="float" office:value="1864.85">
            <text:p>1864,85</text:p>
          </table:table-cell>
          <table:table-cell table:formula="of:=INDEX([.$A$2:.$D$100000];(ROW()-1)*6-1;2)" office:value-type="float" office:value="576729.63">
            <text:p>576729,63</text:p>
          </table:table-cell>
          <table:table-cell table:formula="of:=INDEX([.$A$2:.$D$100000];(ROW()-1)*6-2;2)" office:value-type="float" office:value="1900440">
            <text:p>1900440</text:p>
          </table:table-cell>
          <table:table-cell table:formula="of:=INDEX([.$A$2:.$D$100000];(ROW()-1)*6-5;1)" office:value-type="float" office:value="4.641">
            <text:p>4,641</text:p>
          </table:table-cell>
          <table:table-cell table:formula="of:=INDEX([.$A$2:.$D$100000];(ROW()-1)*6-3;1)" office:value-type="float" office:value="1.891">
            <text:p>1,891</text:p>
          </table:table-cell>
        </table:table-row>
        <table:table-row table:style-name="ro1">
          <table:table-cell office:value-type="float" office:value="2.906">
            <text:p>2,9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">
            <text:p>15</text:p>
          </table:table-cell>
          <table:table-cell table:formula="of:=INDEX([.$A$2:.$D$100000];(ROW()-1)*6;1)" office:value-type="float" office:value="3483999">
            <text:p>3483999</text:p>
          </table:table-cell>
          <table:table-cell table:formula="of:=INDEX([.$A$2:.$D$100000];(ROW()-1)*6-1;4)" office:value-type="float" office:value="23.55">
            <text:p>23,55</text:p>
          </table:table-cell>
          <table:table-cell table:formula="of:=INDEX([.$A$2:.$D$100000];(ROW()-1)*6-2;4)" office:value-type="float" office:value="15.12">
            <text:p>15,12</text:p>
          </table:table-cell>
          <table:table-cell table:formula="of:=INDEX([.$A$2:.$D$100000];(ROW()-1)*6-1;3)" office:value-type="float" office:value="383.99">
            <text:p>383,99</text:p>
          </table:table-cell>
          <table:table-cell table:formula="of:=INDEX([.$A$2:.$D$100000];(ROW()-1)*6-2;3)" office:value-type="float" office:value="1998.58">
            <text:p>1998,58</text:p>
          </table:table-cell>
          <table:table-cell table:formula="of:=INDEX([.$A$2:.$D$100000];(ROW()-1)*6-1;2)" office:value-type="float" office:value="616601.75">
            <text:p>616601,75</text:p>
          </table:table-cell>
          <table:table-cell table:formula="of:=INDEX([.$A$2:.$D$100000];(ROW()-1)*6-2;2)" office:value-type="float" office:value="2038651">
            <text:p>2038651</text:p>
          </table:table-cell>
          <table:table-cell table:formula="of:=INDEX([.$A$2:.$D$100000];(ROW()-1)*6-5;1)" office:value-type="float" office:value="4.156">
            <text:p>4,156</text:p>
          </table:table-cell>
          <table:table-cell table:formula="of:=INDEX([.$A$2:.$D$100000];(ROW()-1)*6-3;1)" office:value-type="float" office:value="2.016">
            <text:p>2,0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">
            <text:p>16</text:p>
          </table:table-cell>
          <table:table-cell table:formula="of:=INDEX([.$A$2:.$D$100000];(ROW()-1)*6;1)" office:value-type="float" office:value="3306902">
            <text:p>3306902</text:p>
          </table:table-cell>
          <table:table-cell table:formula="of:=INDEX([.$A$2:.$D$100000];(ROW()-1)*6-1;4)" office:value-type="float" office:value="23.5">
            <text:p>23,5</text:p>
          </table:table-cell>
          <table:table-cell table:formula="of:=INDEX([.$A$2:.$D$100000];(ROW()-1)*6-2;4)" office:value-type="float" office:value="15.06">
            <text:p>15,06</text:p>
          </table:table-cell>
          <table:table-cell table:formula="of:=INDEX([.$A$2:.$D$100000];(ROW()-1)*6-1;3)" office:value-type="float" office:value="388.83">
            <text:p>388,83</text:p>
          </table:table-cell>
          <table:table-cell table:formula="of:=INDEX([.$A$2:.$D$100000];(ROW()-1)*6-2;3)" office:value-type="float" office:value="2027.05">
            <text:p>2027,05</text:p>
          </table:table-cell>
          <table:table-cell table:formula="of:=INDEX([.$A$2:.$D$100000];(ROW()-1)*6-1;2)" office:value-type="float" office:value="614736.38">
            <text:p>614736,38</text:p>
          </table:table-cell>
          <table:table-cell table:formula="of:=INDEX([.$A$2:.$D$100000];(ROW()-1)*6-2;2)" office:value-type="float" office:value="2065456">
            <text:p>2065456</text:p>
          </table:table-cell>
          <table:table-cell table:formula="of:=INDEX([.$A$2:.$D$100000];(ROW()-1)*6-5;1)" office:value-type="float" office:value="4">
            <text:p>4</text:p>
          </table:table-cell>
          <table:table-cell table:formula="of:=INDEX([.$A$2:.$D$100000];(ROW()-1)*6-3;1)" office:value-type="float" office:value="1.719">
            <text:p>1,719</text:p>
          </table:table-cell>
        </table:table-row>
        <table:table-row table:style-name="ro1">
          <table:table-cell office:value-type="float" office:value="1.547">
            <text:p>1,54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">
            <text:p>17</text:p>
          </table:table-cell>
          <table:table-cell table:formula="of:=INDEX([.$A$2:.$D$100000];(ROW()-1)*6;1)" office:value-type="float" office:value="3175579">
            <text:p>3175579</text:p>
          </table:table-cell>
          <table:table-cell table:formula="of:=INDEX([.$A$2:.$D$100000];(ROW()-1)*6-1;4)" office:value-type="float" office:value="23.23">
            <text:p>23,23</text:p>
          </table:table-cell>
          <table:table-cell table:formula="of:=INDEX([.$A$2:.$D$100000];(ROW()-1)*6-2;4)" office:value-type="float" office:value="14.77">
            <text:p>14,77</text:p>
          </table:table-cell>
          <table:table-cell table:formula="of:=INDEX([.$A$2:.$D$100000];(ROW()-1)*6-1;3)" office:value-type="float" office:value="414.8">
            <text:p>414,8</text:p>
          </table:table-cell>
          <table:table-cell table:formula="of:=INDEX([.$A$2:.$D$100000];(ROW()-1)*6-2;3)" office:value-type="float" office:value="2170.32">
            <text:p>2170,32</text:p>
          </table:table-cell>
          <table:table-cell table:formula="of:=INDEX([.$A$2:.$D$100000];(ROW()-1)*6-1;2)" office:value-type="float" office:value="658056.38">
            <text:p>658056,38</text:p>
          </table:table-cell>
          <table:table-cell table:formula="of:=INDEX([.$A$2:.$D$100000];(ROW()-1)*6-2;2)" office:value-type="float" office:value="2209112">
            <text:p>2209112</text:p>
          </table:table-cell>
          <table:table-cell table:formula="of:=INDEX([.$A$2:.$D$100000];(ROW()-1)*6-5;1)" office:value-type="float" office:value="3.969">
            <text:p>3,969</text:p>
          </table:table-cell>
          <table:table-cell table:formula="of:=INDEX([.$A$2:.$D$100000];(ROW()-1)*6-3;1)" office:value-type="float" office:value="1.937">
            <text:p>1,937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802829">
            <text:p>3802829</text:p>
          </table:table-cell>
          <table:table-cell office:value-type="float" office:value="3721.56">
            <text:p>3721,56</text:p>
          </table:table-cell>
          <table:table-cell office:value-type="float" office:value="12.42">
            <text:p>12,4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">
            <text:p>18</text:p>
          </table:table-cell>
          <table:table-cell table:formula="of:=INDEX([.$A$2:.$D$100000];(ROW()-1)*6;1)" office:value-type="float" office:value="3056662">
            <text:p>3056662</text:p>
          </table:table-cell>
          <table:table-cell table:formula="of:=INDEX([.$A$2:.$D$100000];(ROW()-1)*6-1;4)" office:value-type="float" office:value="23.09">
            <text:p>23,09</text:p>
          </table:table-cell>
          <table:table-cell table:formula="of:=INDEX([.$A$2:.$D$100000];(ROW()-1)*6-2;4)" office:value-type="float" office:value="14.55">
            <text:p>14,55</text:p>
          </table:table-cell>
          <table:table-cell table:formula="of:=INDEX([.$A$2:.$D$100000];(ROW()-1)*6-1;3)" office:value-type="float" office:value="428.86">
            <text:p>428,86</text:p>
          </table:table-cell>
          <table:table-cell table:formula="of:=INDEX([.$A$2:.$D$100000];(ROW()-1)*6-2;3)" office:value-type="float" office:value="2278.86">
            <text:p>2278,86</text:p>
          </table:table-cell>
          <table:table-cell table:formula="of:=INDEX([.$A$2:.$D$100000];(ROW()-1)*6-1;2)" office:value-type="float" office:value="679997.94">
            <text:p>679997,94</text:p>
          </table:table-cell>
          <table:table-cell table:formula="of:=INDEX([.$A$2:.$D$100000];(ROW()-1)*6-2;2)" office:value-type="float" office:value="2316213">
            <text:p>2316213</text:p>
          </table:table-cell>
          <table:table-cell table:formula="of:=INDEX([.$A$2:.$D$100000];(ROW()-1)*6-5;1)" office:value-type="float" office:value="3.969">
            <text:p>3,969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221289.13">
            <text:p>1221289,13</text:p>
          </table:table-cell>
          <table:table-cell office:value-type="float" office:value="790.83">
            <text:p>790,83</text:p>
          </table:table-cell>
          <table:table-cell office:value-type="float" office:value="20.21">
            <text:p>20,2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">
            <text:p>19</text:p>
          </table:table-cell>
          <table:table-cell table:formula="of:=INDEX([.$A$2:.$D$100000];(ROW()-1)*6;1)" office:value-type="float" office:value="2948029">
            <text:p>2948029</text:p>
          </table:table-cell>
          <table:table-cell table:formula="of:=INDEX([.$A$2:.$D$100000];(ROW()-1)*6-1;4)" office:value-type="float" office:value="22.89">
            <text:p>22,89</text:p>
          </table:table-cell>
          <table:table-cell table:formula="of:=INDEX([.$A$2:.$D$100000];(ROW()-1)*6-2;4)" office:value-type="float" office:value="14.39">
            <text:p>14,39</text:p>
          </table:table-cell>
          <table:table-cell table:formula="of:=INDEX([.$A$2:.$D$100000];(ROW()-1)*6-1;3)" office:value-type="float" office:value="449.43">
            <text:p>449,43</text:p>
          </table:table-cell>
          <table:table-cell table:formula="of:=INDEX([.$A$2:.$D$100000];(ROW()-1)*6-2;3)" office:value-type="float" office:value="2367.67">
            <text:p>2367,67</text:p>
          </table:table-cell>
          <table:table-cell table:formula="of:=INDEX([.$A$2:.$D$100000];(ROW()-1)*6-1;2)" office:value-type="float" office:value="709695.44">
            <text:p>709695,44</text:p>
          </table:table-cell>
          <table:table-cell table:formula="of:=INDEX([.$A$2:.$D$100000];(ROW()-1)*6-2;2)" office:value-type="float" office:value="2408050">
            <text:p>2408050</text:p>
          </table:table-cell>
          <table:table-cell table:formula="of:=INDEX([.$A$2:.$D$100000];(ROW()-1)*6-5;1)" office:value-type="float" office:value="3.719">
            <text:p>3,719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float" office:value="1442155">
            <text:p>144215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">
            <text:p>20</text:p>
          </table:table-cell>
          <table:table-cell table:formula="of:=INDEX([.$A$2:.$D$100000];(ROW()-1)*6;1)" office:value-type="float" office:value="2846388">
            <text:p>2846388</text:p>
          </table:table-cell>
          <table:table-cell table:formula="of:=INDEX([.$A$2:.$D$100000];(ROW()-1)*6-1;4)" office:value-type="float" office:value="22.77">
            <text:p>22,77</text:p>
          </table:table-cell>
          <table:table-cell table:formula="of:=INDEX([.$A$2:.$D$100000];(ROW()-1)*6-2;4)" office:value-type="float" office:value="14.25">
            <text:p>14,25</text:p>
          </table:table-cell>
          <table:table-cell table:formula="of:=INDEX([.$A$2:.$D$100000];(ROW()-1)*6-1;3)" office:value-type="float" office:value="462.58">
            <text:p>462,58</text:p>
          </table:table-cell>
          <table:table-cell table:formula="of:=INDEX([.$A$2:.$D$100000];(ROW()-1)*6-2;3)" office:value-type="float" office:value="2445.05">
            <text:p>2445,05</text:p>
          </table:table-cell>
          <table:table-cell table:formula="of:=INDEX([.$A$2:.$D$100000];(ROW()-1)*6-1;2)" office:value-type="float" office:value="729445.75">
            <text:p>729445,75</text:p>
          </table:table-cell>
          <table:table-cell table:formula="of:=INDEX([.$A$2:.$D$100000];(ROW()-1)*6-2;2)" office:value-type="float" office:value="2486419">
            <text:p>2486419</text:p>
          </table:table-cell>
          <table:table-cell table:formula="of:=INDEX([.$A$2:.$D$100000];(ROW()-1)*6-5;1)" office:value-type="float" office:value="3.641">
            <text:p>3,641</text:p>
          </table:table-cell>
          <table:table-cell table:formula="of:=INDEX([.$A$2:.$D$100000];(ROW()-1)*6-3;1)" office:value-type="float" office:value="2.11">
            <text:p>2,11</text:p>
          </table:table-cell>
        </table:table-row>
        <table:table-row table:style-name="ro1">
          <table:table-cell office:value-type="float" office:value="3.062">
            <text:p>3,06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">
            <text:p>21</text:p>
          </table:table-cell>
          <table:table-cell table:formula="of:=INDEX([.$A$2:.$D$100000];(ROW()-1)*6;1)" office:value-type="float" office:value="2756894">
            <text:p>2756894</text:p>
          </table:table-cell>
          <table:table-cell table:formula="of:=INDEX([.$A$2:.$D$100000];(ROW()-1)*6-1;4)" office:value-type="float" office:value="22.55">
            <text:p>22,55</text:p>
          </table:table-cell>
          <table:table-cell table:formula="of:=INDEX([.$A$2:.$D$100000];(ROW()-1)*6-2;4)" office:value-type="float" office:value="14.04">
            <text:p>14,04</text:p>
          </table:table-cell>
          <table:table-cell table:formula="of:=INDEX([.$A$2:.$D$100000];(ROW()-1)*6-1;3)" office:value-type="float" office:value="486.4">
            <text:p>486,4</text:p>
          </table:table-cell>
          <table:table-cell table:formula="of:=INDEX([.$A$2:.$D$100000];(ROW()-1)*6-2;3)" office:value-type="float" office:value="2564.5">
            <text:p>2564,5</text:p>
          </table:table-cell>
          <table:table-cell table:formula="of:=INDEX([.$A$2:.$D$100000];(ROW()-1)*6-1;2)" office:value-type="float" office:value="769016.5">
            <text:p>769016,5</text:p>
          </table:table-cell>
          <table:table-cell table:formula="of:=INDEX([.$A$2:.$D$100000];(ROW()-1)*6-2;2)" office:value-type="float" office:value="2610288">
            <text:p>2610288</text:p>
          </table:table-cell>
          <table:table-cell table:formula="of:=INDEX([.$A$2:.$D$100000];(ROW()-1)*6-5;1)" office:value-type="float" office:value="4.296">
            <text:p>4,296</text:p>
          </table:table-cell>
          <table:table-cell table:formula="of:=INDEX([.$A$2:.$D$100000];(ROW()-1)*6-3;1)" office:value-type="float" office:value="1.844">
            <text:p>1,8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">
            <text:p>22</text:p>
          </table:table-cell>
          <table:table-cell table:formula="of:=INDEX([.$A$2:.$D$100000];(ROW()-1)*6;1)" office:value-type="float" office:value="2665373">
            <text:p>2665373</text:p>
          </table:table-cell>
          <table:table-cell table:formula="of:=INDEX([.$A$2:.$D$100000];(ROW()-1)*6-1;4)" office:value-type="float" office:value="22.5">
            <text:p>22,5</text:p>
          </table:table-cell>
          <table:table-cell table:formula="of:=INDEX([.$A$2:.$D$100000];(ROW()-1)*6-2;4)" office:value-type="float" office:value="13.93">
            <text:p>13,93</text:p>
          </table:table-cell>
          <table:table-cell table:formula="of:=INDEX([.$A$2:.$D$100000];(ROW()-1)*6-1;3)" office:value-type="float" office:value="493.06">
            <text:p>493,06</text:p>
          </table:table-cell>
          <table:table-cell table:formula="of:=INDEX([.$A$2:.$D$100000];(ROW()-1)*6-2;3)" office:value-type="float" office:value="2630.28">
            <text:p>2630,28</text:p>
          </table:table-cell>
          <table:table-cell table:formula="of:=INDEX([.$A$2:.$D$100000];(ROW()-1)*6-1;2)" office:value-type="float" office:value="776211.19">
            <text:p>776211,19</text:p>
          </table:table-cell>
          <table:table-cell table:formula="of:=INDEX([.$A$2:.$D$100000];(ROW()-1)*6-2;2)" office:value-type="float" office:value="2672770">
            <text:p>2672770</text:p>
          </table:table-cell>
          <table:table-cell table:formula="of:=INDEX([.$A$2:.$D$100000];(ROW()-1)*6-5;1)" office:value-type="float" office:value="3.781">
            <text:p>3,781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float" office:value="1.453">
            <text:p>1,4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">
            <text:p>23</text:p>
          </table:table-cell>
          <table:table-cell table:formula="of:=INDEX([.$A$2:.$D$100000];(ROW()-1)*6;1)" office:value-type="float" office:value="2571849">
            <text:p>2571849</text:p>
          </table:table-cell>
          <table:table-cell table:formula="of:=INDEX([.$A$2:.$D$100000];(ROW()-1)*6-1;4)" office:value-type="float" office:value="22.29">
            <text:p>22,29</text:p>
          </table:table-cell>
          <table:table-cell table:formula="of:=INDEX([.$A$2:.$D$100000];(ROW()-1)*6-2;4)" office:value-type="float" office:value="13.78">
            <text:p>13,78</text:p>
          </table:table-cell>
          <table:table-cell table:formula="of:=INDEX([.$A$2:.$D$100000];(ROW()-1)*6-1;3)" office:value-type="float" office:value="516.69">
            <text:p>516,69</text:p>
          </table:table-cell>
          <table:table-cell table:formula="of:=INDEX([.$A$2:.$D$100000];(ROW()-1)*6-2;3)" office:value-type="float" office:value="2724.24">
            <text:p>2724,24</text:p>
          </table:table-cell>
          <table:table-cell table:formula="of:=INDEX([.$A$2:.$D$100000];(ROW()-1)*6-1;2)" office:value-type="float" office:value="812898">
            <text:p>812898</text:p>
          </table:table-cell>
          <table:table-cell table:formula="of:=INDEX([.$A$2:.$D$100000];(ROW()-1)*6-2;2)" office:value-type="float" office:value="2773692">
            <text:p>2773692</text:p>
          </table:table-cell>
          <table:table-cell table:formula="of:=INDEX([.$A$2:.$D$100000];(ROW()-1)*6-5;1)" office:value-type="float" office:value="4.36">
            <text:p>4,36</text:p>
          </table:table-cell>
          <table:table-cell table:formula="of:=INDEX([.$A$2:.$D$100000];(ROW()-1)*6-3;1)" office:value-type="float" office:value="1.953">
            <text:p>1,95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750516">
            <text:p>3750516</text:p>
          </table:table-cell>
          <table:table-cell office:value-type="float" office:value="3667.51">
            <text:p>3667,51</text:p>
          </table:table-cell>
          <table:table-cell office:value-type="float" office:value="12.49">
            <text:p>12,4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">
            <text:p>24</text:p>
          </table:table-cell>
          <table:table-cell table:formula="of:=INDEX([.$A$2:.$D$100000];(ROW()-1)*6;1)" office:value-type="float" office:value="2495604">
            <text:p>2495604</text:p>
          </table:table-cell>
          <table:table-cell table:formula="of:=INDEX([.$A$2:.$D$100000];(ROW()-1)*6-1;4)" office:value-type="float" office:value="22.32">
            <text:p>22,32</text:p>
          </table:table-cell>
          <table:table-cell table:formula="of:=INDEX([.$A$2:.$D$100000];(ROW()-1)*6-2;4)" office:value-type="float" office:value="13.8">
            <text:p>13,8</text:p>
          </table:table-cell>
          <table:table-cell table:formula="of:=INDEX([.$A$2:.$D$100000];(ROW()-1)*6-1;3)" office:value-type="float" office:value="513.01">
            <text:p>513,01</text:p>
          </table:table-cell>
          <table:table-cell table:formula="of:=INDEX([.$A$2:.$D$100000];(ROW()-1)*6-2;3)" office:value-type="float" office:value="2708.97">
            <text:p>2708,97</text:p>
          </table:table-cell>
          <table:table-cell table:formula="of:=INDEX([.$A$2:.$D$100000];(ROW()-1)*6-1;2)" office:value-type="float" office:value="804264.88">
            <text:p>804264,88</text:p>
          </table:table-cell>
          <table:table-cell table:formula="of:=INDEX([.$A$2:.$D$100000];(ROW()-1)*6-2;2)" office:value-type="float" office:value="2755232">
            <text:p>2755232</text:p>
          </table:table-cell>
          <table:table-cell table:formula="of:=INDEX([.$A$2:.$D$100000];(ROW()-1)*6-5;1)" office:value-type="float" office:value="4.36">
            <text:p>4,36</text:p>
          </table:table-cell>
          <table:table-cell table:formula="of:=INDEX([.$A$2:.$D$100000];(ROW()-1)*6-3;1)" office:value-type="float" office:value="2.094">
            <text:p>2,09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207055.25">
            <text:p>1207055,25</text:p>
          </table:table-cell>
          <table:table-cell office:value-type="float" office:value="783.08">
            <text:p>783,08</text:p>
          </table:table-cell>
          <table:table-cell office:value-type="float" office:value="20.27">
            <text:p>20,2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">
            <text:p>25</text:p>
          </table:table-cell>
          <table:table-cell table:formula="of:=INDEX([.$A$2:.$D$100000];(ROW()-1)*6;1)" office:value-type="float" office:value="2427796">
            <text:p>2427796</text:p>
          </table:table-cell>
          <table:table-cell table:formula="of:=INDEX([.$A$2:.$D$100000];(ROW()-1)*6-1;4)" office:value-type="float" office:value="22.18">
            <text:p>22,18</text:p>
          </table:table-cell>
          <table:table-cell table:formula="of:=INDEX([.$A$2:.$D$100000];(ROW()-1)*6-2;4)" office:value-type="float" office:value="13.68">
            <text:p>13,68</text:p>
          </table:table-cell>
          <table:table-cell table:formula="of:=INDEX([.$A$2:.$D$100000];(ROW()-1)*6-1;3)" office:value-type="float" office:value="530.27">
            <text:p>530,27</text:p>
          </table:table-cell>
          <table:table-cell table:formula="of:=INDEX([.$A$2:.$D$100000];(ROW()-1)*6-2;3)" office:value-type="float" office:value="2788.2">
            <text:p>2788,2</text:p>
          </table:table-cell>
          <table:table-cell table:formula="of:=INDEX([.$A$2:.$D$100000];(ROW()-1)*6-1;2)" office:value-type="float" office:value="833315.38">
            <text:p>833315,38</text:p>
          </table:table-cell>
          <table:table-cell table:formula="of:=INDEX([.$A$2:.$D$100000];(ROW()-1)*6-2;2)" office:value-type="float" office:value="2840548">
            <text:p>2840548</text:p>
          </table:table-cell>
          <table:table-cell table:formula="of:=INDEX([.$A$2:.$D$100000];(ROW()-1)*6-5;1)" office:value-type="float" office:value="3.656">
            <text:p>3,656</text:p>
          </table:table-cell>
          <table:table-cell table:formula="of:=INDEX([.$A$2:.$D$100000];(ROW()-1)*6-3;1)" office:value-type="float" office:value="2.156">
            <text:p>2,156</text:p>
          </table:table-cell>
        </table:table-row>
        <table:table-row table:style-name="ro1">
          <table:table-cell office:value-type="float" office:value="1488602">
            <text:p>148860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6">
            <text:p>26</text:p>
          </table:table-cell>
          <table:table-cell table:formula="of:=INDEX([.$A$2:.$D$100000];(ROW()-1)*6;1)" office:value-type="float" office:value="2364887">
            <text:p>2364887</text:p>
          </table:table-cell>
          <table:table-cell table:formula="of:=INDEX([.$A$2:.$D$100000];(ROW()-1)*6-1;4)" office:value-type="float" office:value="22.05">
            <text:p>22,05</text:p>
          </table:table-cell>
          <table:table-cell table:formula="of:=INDEX([.$A$2:.$D$100000];(ROW()-1)*6-2;4)" office:value-type="float" office:value="13.51">
            <text:p>13,51</text:p>
          </table:table-cell>
          <table:table-cell table:formula="of:=INDEX([.$A$2:.$D$100000];(ROW()-1)*6-1;3)" office:value-type="float" office:value="546.51">
            <text:p>546,51</text:p>
          </table:table-cell>
          <table:table-cell table:formula="of:=INDEX([.$A$2:.$D$100000];(ROW()-1)*6-2;3)" office:value-type="float" office:value="2896.89">
            <text:p>2896,89</text:p>
          </table:table-cell>
          <table:table-cell table:formula="of:=INDEX([.$A$2:.$D$100000];(ROW()-1)*6-1;2)" office:value-type="float" office:value="856860">
            <text:p>856860</text:p>
          </table:table-cell>
          <table:table-cell table:formula="of:=INDEX([.$A$2:.$D$100000];(ROW()-1)*6-2;2)" office:value-type="float" office:value="2946554">
            <text:p>2946554</text:p>
          </table:table-cell>
          <table:table-cell table:formula="of:=INDEX([.$A$2:.$D$100000];(ROW()-1)*6-5;1)" office:value-type="float" office:value="3.5">
            <text:p>3,5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3.344">
            <text:p>3,34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7">
            <text:p>27</text:p>
          </table:table-cell>
          <table:table-cell table:formula="of:=INDEX([.$A$2:.$D$100000];(ROW()-1)*6;1)" office:value-type="float" office:value="2306731">
            <text:p>2306731</text:p>
          </table:table-cell>
          <table:table-cell table:formula="of:=INDEX([.$A$2:.$D$100000];(ROW()-1)*6-1;4)" office:value-type="float" office:value="21.95">
            <text:p>21,95</text:p>
          </table:table-cell>
          <table:table-cell table:formula="of:=INDEX([.$A$2:.$D$100000];(ROW()-1)*6-2;4)" office:value-type="float" office:value="13.42">
            <text:p>13,42</text:p>
          </table:table-cell>
          <table:table-cell table:formula="of:=INDEX([.$A$2:.$D$100000];(ROW()-1)*6-1;3)" office:value-type="float" office:value="559.61">
            <text:p>559,61</text:p>
          </table:table-cell>
          <table:table-cell table:formula="of:=INDEX([.$A$2:.$D$100000];(ROW()-1)*6-2;3)" office:value-type="float" office:value="2958.15">
            <text:p>2958,15</text:p>
          </table:table-cell>
          <table:table-cell table:formula="of:=INDEX([.$A$2:.$D$100000];(ROW()-1)*6-1;2)" office:value-type="float" office:value="878116.56">
            <text:p>878116,56</text:p>
          </table:table-cell>
          <table:table-cell table:formula="of:=INDEX([.$A$2:.$D$100000];(ROW()-1)*6-2;2)" office:value-type="float" office:value="3010540">
            <text:p>3010540</text:p>
          </table:table-cell>
          <table:table-cell table:formula="of:=INDEX([.$A$2:.$D$100000];(ROW()-1)*6-5;1)" office:value-type="float" office:value="3.36">
            <text:p>3,36</text:p>
          </table:table-cell>
          <table:table-cell table:formula="of:=INDEX([.$A$2:.$D$100000];(ROW()-1)*6-3;1)" office:value-type="float" office:value="2.219">
            <text:p>2,21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8">
            <text:p>28</text:p>
          </table:table-cell>
          <table:table-cell table:formula="of:=INDEX([.$A$2:.$D$100000];(ROW()-1)*6;1)" office:value-type="float" office:value="2251362">
            <text:p>2251362</text:p>
          </table:table-cell>
          <table:table-cell table:formula="of:=INDEX([.$A$2:.$D$100000];(ROW()-1)*6-1;4)" office:value-type="float" office:value="21.83">
            <text:p>21,83</text:p>
          </table:table-cell>
          <table:table-cell table:formula="of:=INDEX([.$A$2:.$D$100000];(ROW()-1)*6-2;4)" office:value-type="float" office:value="13.31">
            <text:p>13,31</text:p>
          </table:table-cell>
          <table:table-cell table:formula="of:=INDEX([.$A$2:.$D$100000];(ROW()-1)*6-1;3)" office:value-type="float" office:value="572.46">
            <text:p>572,46</text:p>
          </table:table-cell>
          <table:table-cell table:formula="of:=INDEX([.$A$2:.$D$100000];(ROW()-1)*6-2;3)" office:value-type="float" office:value="3036.01">
            <text:p>3036,01</text:p>
          </table:table-cell>
          <table:table-cell table:formula="of:=INDEX([.$A$2:.$D$100000];(ROW()-1)*6-1;2)" office:value-type="float" office:value="893091.44">
            <text:p>893091,44</text:p>
          </table:table-cell>
          <table:table-cell table:formula="of:=INDEX([.$A$2:.$D$100000];(ROW()-1)*6-2;2)" office:value-type="float" office:value="3085656">
            <text:p>3085656</text:p>
          </table:table-cell>
          <table:table-cell table:formula="of:=INDEX([.$A$2:.$D$100000];(ROW()-1)*6-5;1)" office:value-type="float" office:value="3.328">
            <text:p>3,328</text:p>
          </table:table-cell>
          <table:table-cell table:formula="of:=INDEX([.$A$2:.$D$100000];(ROW()-1)*6-3;1)" office:value-type="float" office:value="1.485">
            <text:p>1,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9">
            <text:p>29</text:p>
          </table:table-cell>
          <table:table-cell table:formula="of:=INDEX([.$A$2:.$D$100000];(ROW()-1)*6;1)" office:value-type="float" office:value="2197576">
            <text:p>2197576</text:p>
          </table:table-cell>
          <table:table-cell table:formula="of:=INDEX([.$A$2:.$D$100000];(ROW()-1)*6-1;4)" office:value-type="float" office:value="21.73">
            <text:p>21,73</text:p>
          </table:table-cell>
          <table:table-cell table:formula="of:=INDEX([.$A$2:.$D$100000];(ROW()-1)*6-2;4)" office:value-type="float" office:value="13.24">
            <text:p>13,24</text:p>
          </table:table-cell>
          <table:table-cell table:formula="of:=INDEX([.$A$2:.$D$100000];(ROW()-1)*6-1;3)" office:value-type="float" office:value="586.15">
            <text:p>586,15</text:p>
          </table:table-cell>
          <table:table-cell table:formula="of:=INDEX([.$A$2:.$D$100000];(ROW()-1)*6-2;3)" office:value-type="float" office:value="3086.29">
            <text:p>3086,29</text:p>
          </table:table-cell>
          <table:table-cell table:formula="of:=INDEX([.$A$2:.$D$100000];(ROW()-1)*6-1;2)" office:value-type="float" office:value="916559.5">
            <text:p>916559,5</text:p>
          </table:table-cell>
          <table:table-cell table:formula="of:=INDEX([.$A$2:.$D$100000];(ROW()-1)*6-2;2)" office:value-type="float" office:value="3142397">
            <text:p>3142397</text:p>
          </table:table-cell>
          <table:table-cell table:formula="of:=INDEX([.$A$2:.$D$100000];(ROW()-1)*6-5;1)" office:value-type="float" office:value="3.578">
            <text:p>3,578</text:p>
          </table:table-cell>
          <table:table-cell table:formula="of:=INDEX([.$A$2:.$D$100000];(ROW()-1)*6-3;1)" office:value-type="float" office:value="1.812">
            <text:p>1,81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683684">
            <text:p>3683684</text:p>
          </table:table-cell>
          <table:table-cell office:value-type="float" office:value="3604.94">
            <text:p>3604,94</text:p>
          </table:table-cell>
          <table:table-cell office:value-type="float" office:value="12.56">
            <text:p>12,5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0">
            <text:p>30</text:p>
          </table:table-cell>
          <table:table-cell table:formula="of:=INDEX([.$A$2:.$D$100000];(ROW()-1)*6;1)" office:value-type="float" office:value="2148527">
            <text:p>2148527</text:p>
          </table:table-cell>
          <table:table-cell table:formula="of:=INDEX([.$A$2:.$D$100000];(ROW()-1)*6-1;4)" office:value-type="float" office:value="21.64">
            <text:p>21,64</text:p>
          </table:table-cell>
          <table:table-cell table:formula="of:=INDEX([.$A$2:.$D$100000];(ROW()-1)*6-2;4)" office:value-type="float" office:value="13.16">
            <text:p>13,16</text:p>
          </table:table-cell>
          <table:table-cell table:formula="of:=INDEX([.$A$2:.$D$100000];(ROW()-1)*6-1;3)" office:value-type="float" office:value="596.89">
            <text:p>596,89</text:p>
          </table:table-cell>
          <table:table-cell table:formula="of:=INDEX([.$A$2:.$D$100000];(ROW()-1)*6-2;3)" office:value-type="float" office:value="3142.22">
            <text:p>3142,22</text:p>
          </table:table-cell>
          <table:table-cell table:formula="of:=INDEX([.$A$2:.$D$100000];(ROW()-1)*6-1;2)" office:value-type="float" office:value="933010.75">
            <text:p>933010,75</text:p>
          </table:table-cell>
          <table:table-cell table:formula="of:=INDEX([.$A$2:.$D$100000];(ROW()-1)*6-2;2)" office:value-type="float" office:value="3197146">
            <text:p>3197146</text:p>
          </table:table-cell>
          <table:table-cell table:formula="of:=INDEX([.$A$2:.$D$100000];(ROW()-1)*6-5;1)" office:value-type="float" office:value="3.36">
            <text:p>3,36</text:p>
          </table:table-cell>
          <table:table-cell table:formula="of:=INDEX([.$A$2:.$D$100000];(ROW()-1)*6-3;1)" office:value-type="float" office:value="1.422">
            <text:p>1,42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179220.38">
            <text:p>1179220,38</text:p>
          </table:table-cell>
          <table:table-cell office:value-type="float" office:value="763.87">
            <text:p>763,87</text:p>
          </table:table-cell>
          <table:table-cell office:value-type="float" office:value="20.38">
            <text:p>20,3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1">
            <text:p>31</text:p>
          </table:table-cell>
          <table:table-cell table:formula="of:=INDEX([.$A$2:.$D$100000];(ROW()-1)*6;1)" office:value-type="float" office:value="2092533">
            <text:p>2092533</text:p>
          </table:table-cell>
          <table:table-cell table:formula="of:=INDEX([.$A$2:.$D$100000];(ROW()-1)*6-1;4)" office:value-type="float" office:value="21.48">
            <text:p>21,48</text:p>
          </table:table-cell>
          <table:table-cell table:formula="of:=INDEX([.$A$2:.$D$100000];(ROW()-1)*6-2;4)" office:value-type="float" office:value="12.96">
            <text:p>12,96</text:p>
          </table:table-cell>
          <table:table-cell table:formula="of:=INDEX([.$A$2:.$D$100000];(ROW()-1)*6-1;3)" office:value-type="float" office:value="621.67">
            <text:p>621,67</text:p>
          </table:table-cell>
          <table:table-cell table:formula="of:=INDEX([.$A$2:.$D$100000];(ROW()-1)*6-2;3)" office:value-type="float" office:value="3285.76">
            <text:p>3285,76</text:p>
          </table:table-cell>
          <table:table-cell table:formula="of:=INDEX([.$A$2:.$D$100000];(ROW()-1)*6-1;2)" office:value-type="float" office:value="972344.25">
            <text:p>972344,25</text:p>
          </table:table-cell>
          <table:table-cell table:formula="of:=INDEX([.$A$2:.$D$100000];(ROW()-1)*6-2;2)" office:value-type="float" office:value="3346382">
            <text:p>3346382</text:p>
          </table:table-cell>
          <table:table-cell table:formula="of:=INDEX([.$A$2:.$D$100000];(ROW()-1)*6-5;1)" office:value-type="float" office:value="3.328">
            <text:p>3,328</text:p>
          </table:table-cell>
          <table:table-cell table:formula="of:=INDEX([.$A$2:.$D$100000];(ROW()-1)*6-3;1)" office:value-type="float" office:value="1.359">
            <text:p>1,359</text:p>
          </table:table-cell>
        </table:table-row>
        <table:table-row table:style-name="ro1">
          <table:table-cell office:value-type="float" office:value="1533092">
            <text:p>153309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2">
            <text:p>32</text:p>
          </table:table-cell>
          <table:table-cell table:formula="of:=INDEX([.$A$2:.$D$100000];(ROW()-1)*6;1)" office:value-type="float" office:value="2037703">
            <text:p>2037703</text:p>
          </table:table-cell>
          <table:table-cell table:formula="of:=INDEX([.$A$2:.$D$100000];(ROW()-1)*6-1;4)" office:value-type="float" office:value="21.61">
            <text:p>21,61</text:p>
          </table:table-cell>
          <table:table-cell table:formula="of:=INDEX([.$A$2:.$D$100000];(ROW()-1)*6-2;4)" office:value-type="float" office:value="13.16">
            <text:p>13,16</text:p>
          </table:table-cell>
          <table:table-cell table:formula="of:=INDEX([.$A$2:.$D$100000];(ROW()-1)*6-1;3)" office:value-type="float" office:value="601.66">
            <text:p>601,66</text:p>
          </table:table-cell>
          <table:table-cell table:formula="of:=INDEX([.$A$2:.$D$100000];(ROW()-1)*6-2;3)" office:value-type="float" office:value="3140.09">
            <text:p>3140,09</text:p>
          </table:table-cell>
          <table:table-cell table:formula="of:=INDEX([.$A$2:.$D$100000];(ROW()-1)*6-1;2)" office:value-type="float" office:value="928961.13">
            <text:p>928961,13</text:p>
          </table:table-cell>
          <table:table-cell table:formula="of:=INDEX([.$A$2:.$D$100000];(ROW()-1)*6-2;2)" office:value-type="float" office:value="3198386">
            <text:p>3198386</text:p>
          </table:table-cell>
          <table:table-cell table:formula="of:=INDEX([.$A$2:.$D$100000];(ROW()-1)*6-5;1)" office:value-type="float" office:value="3.235">
            <text:p>3,235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float" office:value="3.672">
            <text:p>3,6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3">
            <text:p>33</text:p>
          </table:table-cell>
          <table:table-cell table:formula="of:=INDEX([.$A$2:.$D$100000];(ROW()-1)*6;1)" office:value-type="float" office:value="1995286">
            <text:p>1995286</text:p>
          </table:table-cell>
          <table:table-cell table:formula="of:=INDEX([.$A$2:.$D$100000];(ROW()-1)*6-1;4)" office:value-type="float" office:value="21.41">
            <text:p>21,41</text:p>
          </table:table-cell>
          <table:table-cell table:formula="of:=INDEX([.$A$2:.$D$100000];(ROW()-1)*6-2;4)" office:value-type="float" office:value="12.98">
            <text:p>12,98</text:p>
          </table:table-cell>
          <table:table-cell table:formula="of:=INDEX([.$A$2:.$D$100000];(ROW()-1)*6-1;3)" office:value-type="float" office:value="626.8">
            <text:p>626,8</text:p>
          </table:table-cell>
          <table:table-cell table:formula="of:=INDEX([.$A$2:.$D$100000];(ROW()-1)*6-2;3)" office:value-type="float" office:value="3273.24">
            <text:p>3273,24</text:p>
          </table:table-cell>
          <table:table-cell table:formula="of:=INDEX([.$A$2:.$D$100000];(ROW()-1)*6-1;2)" office:value-type="float" office:value="973860.38">
            <text:p>973860,38</text:p>
          </table:table-cell>
          <table:table-cell table:formula="of:=INDEX([.$A$2:.$D$100000];(ROW()-1)*6-2;2)" office:value-type="float" office:value="3332085">
            <text:p>3332085</text:p>
          </table:table-cell>
          <table:table-cell table:formula="of:=INDEX([.$A$2:.$D$100000];(ROW()-1)*6-5;1)" office:value-type="float" office:value="3.125">
            <text:p>3,125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4">
            <text:p>34</text:p>
          </table:table-cell>
          <table:table-cell table:formula="of:=INDEX([.$A$2:.$D$100000];(ROW()-1)*6;1)" office:value-type="float" office:value="1953759">
            <text:p>1953759</text:p>
          </table:table-cell>
          <table:table-cell table:formula="of:=INDEX([.$A$2:.$D$100000];(ROW()-1)*6-1;4)" office:value-type="float" office:value="21.33">
            <text:p>21,33</text:p>
          </table:table-cell>
          <table:table-cell table:formula="of:=INDEX([.$A$2:.$D$100000];(ROW()-1)*6-2;4)" office:value-type="float" office:value="12.88">
            <text:p>12,88</text:p>
          </table:table-cell>
          <table:table-cell table:formula="of:=INDEX([.$A$2:.$D$100000];(ROW()-1)*6-1;3)" office:value-type="float" office:value="638.86">
            <text:p>638,86</text:p>
          </table:table-cell>
          <table:table-cell table:formula="of:=INDEX([.$A$2:.$D$100000];(ROW()-1)*6-2;3)" office:value-type="float" office:value="3347.03">
            <text:p>3347,03</text:p>
          </table:table-cell>
          <table:table-cell table:formula="of:=INDEX([.$A$2:.$D$100000];(ROW()-1)*6-1;2)" office:value-type="float" office:value="992604.94">
            <text:p>992604,94</text:p>
          </table:table-cell>
          <table:table-cell table:formula="of:=INDEX([.$A$2:.$D$100000];(ROW()-1)*6-2;2)" office:value-type="float" office:value="3403956">
            <text:p>3403956</text:p>
          </table:table-cell>
          <table:table-cell table:formula="of:=INDEX([.$A$2:.$D$100000];(ROW()-1)*6-5;1)" office:value-type="float" office:value="3.172">
            <text:p>3,172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float" office:value="1.594">
            <text:p>1,59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5">
            <text:p>35</text:p>
          </table:table-cell>
          <table:table-cell table:formula="of:=INDEX([.$A$2:.$D$100000];(ROW()-1)*6;1)" office:value-type="float" office:value="1916068">
            <text:p>1916068</text:p>
          </table:table-cell>
          <table:table-cell table:formula="of:=INDEX([.$A$2:.$D$100000];(ROW()-1)*6-1;4)" office:value-type="float" office:value="21.26">
            <text:p>21,26</text:p>
          </table:table-cell>
          <table:table-cell table:formula="of:=INDEX([.$A$2:.$D$100000];(ROW()-1)*6-2;4)" office:value-type="float" office:value="12.84">
            <text:p>12,84</text:p>
          </table:table-cell>
          <table:table-cell table:formula="of:=INDEX([.$A$2:.$D$100000];(ROW()-1)*6-1;3)" office:value-type="float" office:value="647.75">
            <text:p>647,75</text:p>
          </table:table-cell>
          <table:table-cell table:formula="of:=INDEX([.$A$2:.$D$100000];(ROW()-1)*6-2;3)" office:value-type="float" office:value="3380.6">
            <text:p>3380,6</text:p>
          </table:table-cell>
          <table:table-cell table:formula="of:=INDEX([.$A$2:.$D$100000];(ROW()-1)*6-1;2)" office:value-type="float" office:value="1008377.38">
            <text:p>1008377,38</text:p>
          </table:table-cell>
          <table:table-cell table:formula="of:=INDEX([.$A$2:.$D$100000];(ROW()-1)*6-2;2)" office:value-type="float" office:value="3440473">
            <text:p>3440473</text:p>
          </table:table-cell>
          <table:table-cell table:formula="of:=INDEX([.$A$2:.$D$100000];(ROW()-1)*6-5;1)" office:value-type="float" office:value="3.141">
            <text:p>3,141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692600">
            <text:p>3692600</text:p>
          </table:table-cell>
          <table:table-cell office:value-type="float" office:value="3612.92">
            <text:p>3612,92</text:p>
          </table:table-cell>
          <table:table-cell office:value-type="float" office:value="12.55">
            <text:p>12,5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6">
            <text:p>36</text:p>
          </table:table-cell>
          <table:table-cell table:formula="of:=INDEX([.$A$2:.$D$100000];(ROW()-1)*6;1)" office:value-type="float" office:value="1878029">
            <text:p>1878029</text:p>
          </table:table-cell>
          <table:table-cell table:formula="of:=INDEX([.$A$2:.$D$100000];(ROW()-1)*6-1;4)" office:value-type="float" office:value="21.22">
            <text:p>21,22</text:p>
          </table:table-cell>
          <table:table-cell table:formula="of:=INDEX([.$A$2:.$D$100000];(ROW()-1)*6-2;4)" office:value-type="float" office:value="12.79">
            <text:p>12,79</text:p>
          </table:table-cell>
          <table:table-cell table:formula="of:=INDEX([.$A$2:.$D$100000];(ROW()-1)*6-1;3)" office:value-type="float" office:value="652.51">
            <text:p>652,51</text:p>
          </table:table-cell>
          <table:table-cell table:formula="of:=INDEX([.$A$2:.$D$100000];(ROW()-1)*6-2;3)" office:value-type="float" office:value="3422.49">
            <text:p>3422,49</text:p>
          </table:table-cell>
          <table:table-cell table:formula="of:=INDEX([.$A$2:.$D$100000];(ROW()-1)*6-1;2)" office:value-type="float" office:value="1015386.75">
            <text:p>1015386,75</text:p>
          </table:table-cell>
          <table:table-cell table:formula="of:=INDEX([.$A$2:.$D$100000];(ROW()-1)*6-2;2)" office:value-type="float" office:value="3476096">
            <text:p>3476096</text:p>
          </table:table-cell>
          <table:table-cell table:formula="of:=INDEX([.$A$2:.$D$100000];(ROW()-1)*6-5;1)" office:value-type="float" office:value="3.203">
            <text:p>3,203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171812.88">
            <text:p>1171812,88</text:p>
          </table:table-cell>
          <table:table-cell office:value-type="float" office:value="759.1">
            <text:p>759,1</text:p>
          </table:table-cell>
          <table:table-cell office:value-type="float" office:value="20.42">
            <text:p>20,4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7">
            <text:p>37</text:p>
          </table:table-cell>
          <table:table-cell table:formula="of:=INDEX([.$A$2:.$D$100000];(ROW()-1)*6;1)" office:value-type="float" office:value="1841483">
            <text:p>1841483</text:p>
          </table:table-cell>
          <table:table-cell table:formula="of:=INDEX([.$A$2:.$D$100000];(ROW()-1)*6-1;4)" office:value-type="float" office:value="21.11">
            <text:p>21,11</text:p>
          </table:table-cell>
          <table:table-cell table:formula="of:=INDEX([.$A$2:.$D$100000];(ROW()-1)*6-2;4)" office:value-type="float" office:value="12.72">
            <text:p>12,72</text:p>
          </table:table-cell>
          <table:table-cell table:formula="of:=INDEX([.$A$2:.$D$100000];(ROW()-1)*6-1;3)" office:value-type="float" office:value="668.01">
            <text:p>668,01</text:p>
          </table:table-cell>
          <table:table-cell table:formula="of:=INDEX([.$A$2:.$D$100000];(ROW()-1)*6-2;3)" office:value-type="float" office:value="3475.57">
            <text:p>3475,57</text:p>
          </table:table-cell>
          <table:table-cell table:formula="of:=INDEX([.$A$2:.$D$100000];(ROW()-1)*6-1;2)" office:value-type="float" office:value="1039948">
            <text:p>1039948</text:p>
          </table:table-cell>
          <table:table-cell table:formula="of:=INDEX([.$A$2:.$D$100000];(ROW()-1)*6-2;2)" office:value-type="float" office:value="3533029">
            <text:p>3533029</text:p>
          </table:table-cell>
          <table:table-cell table:formula="of:=INDEX([.$A$2:.$D$100000];(ROW()-1)*6-5;1)" office:value-type="float" office:value="3.047">
            <text:p>3,047</text:p>
          </table:table-cell>
          <table:table-cell table:formula="of:=INDEX([.$A$2:.$D$100000];(ROW()-1)*6-3;1)" office:value-type="float" office:value="2.656">
            <text:p>2,656</text:p>
          </table:table-cell>
        </table:table-row>
        <table:table-row table:style-name="ro1">
          <table:table-cell office:value-type="float" office:value="1567328">
            <text:p>156732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8">
            <text:p>38</text:p>
          </table:table-cell>
          <table:table-cell table:formula="of:=INDEX([.$A$2:.$D$100000];(ROW()-1)*6;1)" office:value-type="float" office:value="1807292">
            <text:p>1807292</text:p>
          </table:table-cell>
          <table:table-cell table:formula="of:=INDEX([.$A$2:.$D$100000];(ROW()-1)*6-1;4)" office:value-type="float" office:value="21.06">
            <text:p>21,06</text:p>
          </table:table-cell>
          <table:table-cell table:formula="of:=INDEX([.$A$2:.$D$100000];(ROW()-1)*6-2;4)" office:value-type="float" office:value="12.71">
            <text:p>12,71</text:p>
          </table:table-cell>
          <table:table-cell table:formula="of:=INDEX([.$A$2:.$D$100000];(ROW()-1)*6-1;3)" office:value-type="float" office:value="674.86">
            <text:p>674,86</text:p>
          </table:table-cell>
          <table:table-cell table:formula="of:=INDEX([.$A$2:.$D$100000];(ROW()-1)*6-2;3)" office:value-type="float" office:value="3480.54">
            <text:p>3480,54</text:p>
          </table:table-cell>
          <table:table-cell table:formula="of:=INDEX([.$A$2:.$D$100000];(ROW()-1)*6-1;2)" office:value-type="float" office:value="1051293">
            <text:p>1051293</text:p>
          </table:table-cell>
          <table:table-cell table:formula="of:=INDEX([.$A$2:.$D$100000];(ROW()-1)*6-2;2)" office:value-type="float" office:value="3541007">
            <text:p>3541007</text:p>
          </table:table-cell>
          <table:table-cell table:formula="of:=INDEX([.$A$2:.$D$100000];(ROW()-1)*6-5;1)" office:value-type="float" office:value="3.797">
            <text:p>3,797</text:p>
          </table:table-cell>
          <table:table-cell table:formula="of:=INDEX([.$A$2:.$D$100000];(ROW()-1)*6-3;1)" office:value-type="float" office:value="1.922">
            <text:p>1,922</text:p>
          </table:table-cell>
        </table:table-row>
        <table:table-row table:style-name="ro1">
          <table:table-cell office:value-type="float" office:value="3.344">
            <text:p>3,34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39">
            <text:p>39</text:p>
          </table:table-cell>
          <table:table-cell table:formula="of:=INDEX([.$A$2:.$D$100000];(ROW()-1)*6;1)" office:value-type="float" office:value="1773179">
            <text:p>1773179</text:p>
          </table:table-cell>
          <table:table-cell table:formula="of:=INDEX([.$A$2:.$D$100000];(ROW()-1)*6-1;4)" office:value-type="float" office:value="20.94">
            <text:p>20,94</text:p>
          </table:table-cell>
          <table:table-cell table:formula="of:=INDEX([.$A$2:.$D$100000];(ROW()-1)*6-2;4)" office:value-type="float" office:value="12.64">
            <text:p>12,64</text:p>
          </table:table-cell>
          <table:table-cell table:formula="of:=INDEX([.$A$2:.$D$100000];(ROW()-1)*6-1;3)" office:value-type="float" office:value="694.16">
            <text:p>694,16</text:p>
          </table:table-cell>
          <table:table-cell table:formula="of:=INDEX([.$A$2:.$D$100000];(ROW()-1)*6-2;3)" office:value-type="float" office:value="3541.62">
            <text:p>3541,62</text:p>
          </table:table-cell>
          <table:table-cell table:formula="of:=INDEX([.$A$2:.$D$100000];(ROW()-1)*6-1;2)" office:value-type="float" office:value="1080831.13">
            <text:p>1080831,13</text:p>
          </table:table-cell>
          <table:table-cell table:formula="of:=INDEX([.$A$2:.$D$100000];(ROW()-1)*6-2;2)" office:value-type="float" office:value="3611527">
            <text:p>3611527</text:p>
          </table:table-cell>
          <table:table-cell table:formula="of:=INDEX([.$A$2:.$D$100000];(ROW()-1)*6-5;1)" office:value-type="float" office:value="3.344">
            <text:p>3,344</text:p>
          </table:table-cell>
          <table:table-cell table:formula="of:=INDEX([.$A$2:.$D$100000];(ROW()-1)*6-3;1)" office:value-type="float" office:value="1.953">
            <text:p>1,95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0">
            <text:p>40</text:p>
          </table:table-cell>
          <table:table-cell table:formula="of:=INDEX([.$A$2:.$D$100000];(ROW()-1)*6;1)" office:value-type="float" office:value="1742959">
            <text:p>1742959</text:p>
          </table:table-cell>
          <table:table-cell table:formula="of:=INDEX([.$A$2:.$D$100000];(ROW()-1)*6-1;4)" office:value-type="float" office:value="20.97">
            <text:p>20,97</text:p>
          </table:table-cell>
          <table:table-cell table:formula="of:=INDEX([.$A$2:.$D$100000];(ROW()-1)*6-2;4)" office:value-type="float" office:value="12.61">
            <text:p>12,61</text:p>
          </table:table-cell>
          <table:table-cell table:formula="of:=INDEX([.$A$2:.$D$100000];(ROW()-1)*6-1;3)" office:value-type="float" office:value="688.05">
            <text:p>688,05</text:p>
          </table:table-cell>
          <table:table-cell table:formula="of:=INDEX([.$A$2:.$D$100000];(ROW()-1)*6-2;3)" office:value-type="float" office:value="3565.85">
            <text:p>3565,85</text:p>
          </table:table-cell>
          <table:table-cell table:formula="of:=INDEX([.$A$2:.$D$100000];(ROW()-1)*6-1;2)" office:value-type="float" office:value="1070670.75">
            <text:p>1070670,75</text:p>
          </table:table-cell>
          <table:table-cell table:formula="of:=INDEX([.$A$2:.$D$100000];(ROW()-1)*6-2;2)" office:value-type="float" office:value="3624087">
            <text:p>3624087</text:p>
          </table:table-cell>
          <table:table-cell table:formula="of:=INDEX([.$A$2:.$D$100000];(ROW()-1)*6-5;1)" office:value-type="float" office:value="3.297">
            <text:p>3,297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1.297">
            <text:p>1,29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1">
            <text:p>41</text:p>
          </table:table-cell>
          <table:table-cell table:formula="of:=INDEX([.$A$2:.$D$100000];(ROW()-1)*6;1)" office:value-type="float" office:value="1712723">
            <text:p>1712723</text:p>
          </table:table-cell>
          <table:table-cell table:formula="of:=INDEX([.$A$2:.$D$100000];(ROW()-1)*6-1;4)" office:value-type="float" office:value="20.87">
            <text:p>20,87</text:p>
          </table:table-cell>
          <table:table-cell table:formula="of:=INDEX([.$A$2:.$D$100000];(ROW()-1)*6-2;4)" office:value-type="float" office:value="12.64">
            <text:p>12,64</text:p>
          </table:table-cell>
          <table:table-cell table:formula="of:=INDEX([.$A$2:.$D$100000];(ROW()-1)*6-1;3)" office:value-type="float" office:value="702.23">
            <text:p>702,23</text:p>
          </table:table-cell>
          <table:table-cell table:formula="of:=INDEX([.$A$2:.$D$100000];(ROW()-1)*6-2;3)" office:value-type="float" office:value="3537.26">
            <text:p>3537,26</text:p>
          </table:table-cell>
          <table:table-cell table:formula="of:=INDEX([.$A$2:.$D$100000];(ROW()-1)*6-1;2)" office:value-type="float" office:value="1094475.63">
            <text:p>1094475,63</text:p>
          </table:table-cell>
          <table:table-cell table:formula="of:=INDEX([.$A$2:.$D$100000];(ROW()-1)*6-2;2)" office:value-type="float" office:value="3609220">
            <text:p>3609220</text:p>
          </table:table-cell>
          <table:table-cell table:formula="of:=INDEX([.$A$2:.$D$100000];(ROW()-1)*6-5;1)" office:value-type="float" office:value="3.14">
            <text:p>3,14</text:p>
          </table:table-cell>
          <table:table-cell table:formula="of:=INDEX([.$A$2:.$D$100000];(ROW()-1)*6-3;1)" office:value-type="float" office:value="1.515">
            <text:p>1,51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545612">
            <text:p>3545612</text:p>
          </table:table-cell>
          <table:table-cell office:value-type="float" office:value="3462.5">
            <text:p>3462,5</text:p>
          </table:table-cell>
          <table:table-cell office:value-type="float" office:value="12.74">
            <text:p>12,7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2">
            <text:p>42</text:p>
          </table:table-cell>
          <table:table-cell table:formula="of:=INDEX([.$A$2:.$D$100000];(ROW()-1)*6;1)" office:value-type="float" office:value="1683902">
            <text:p>1683902</text:p>
          </table:table-cell>
          <table:table-cell table:formula="of:=INDEX([.$A$2:.$D$100000];(ROW()-1)*6-1;4)" office:value-type="float" office:value="20.8">
            <text:p>20,8</text:p>
          </table:table-cell>
          <table:table-cell table:formula="of:=INDEX([.$A$2:.$D$100000];(ROW()-1)*6-2;4)" office:value-type="float" office:value="12.58">
            <text:p>12,58</text:p>
          </table:table-cell>
          <table:table-cell table:formula="of:=INDEX([.$A$2:.$D$100000];(ROW()-1)*6-1;3)" office:value-type="float" office:value="710.84">
            <text:p>710,84</text:p>
          </table:table-cell>
          <table:table-cell table:formula="of:=INDEX([.$A$2:.$D$100000];(ROW()-1)*6-2;3)" office:value-type="float" office:value="3592.26">
            <text:p>3592,26</text:p>
          </table:table-cell>
          <table:table-cell table:formula="of:=INDEX([.$A$2:.$D$100000];(ROW()-1)*6-1;2)" office:value-type="float" office:value="1108192.63">
            <text:p>1108192,63</text:p>
          </table:table-cell>
          <table:table-cell table:formula="of:=INDEX([.$A$2:.$D$100000];(ROW()-1)*6-2;2)" office:value-type="float" office:value="3661119">
            <text:p>3661119</text:p>
          </table:table-cell>
          <table:table-cell table:formula="of:=INDEX([.$A$2:.$D$100000];(ROW()-1)*6-5;1)" office:value-type="float" office:value="3.016">
            <text:p>3,016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144156.25">
            <text:p>1144156,25</text:p>
          </table:table-cell>
          <table:table-cell office:value-type="float" office:value="742.13">
            <text:p>742,13</text:p>
          </table:table-cell>
          <table:table-cell office:value-type="float" office:value="20.52">
            <text:p>20,5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3">
            <text:p>43</text:p>
          </table:table-cell>
          <table:table-cell table:formula="of:=INDEX([.$A$2:.$D$100000];(ROW()-1)*6;1)" office:value-type="float" office:value="1655250">
            <text:p>1655250</text:p>
          </table:table-cell>
          <table:table-cell table:formula="of:=INDEX([.$A$2:.$D$100000];(ROW()-1)*6-1;4)" office:value-type="float" office:value="20.76">
            <text:p>20,76</text:p>
          </table:table-cell>
          <table:table-cell table:formula="of:=INDEX([.$A$2:.$D$100000];(ROW()-1)*6-2;4)" office:value-type="float" office:value="12.53">
            <text:p>12,53</text:p>
          </table:table-cell>
          <table:table-cell table:formula="of:=INDEX([.$A$2:.$D$100000];(ROW()-1)*6-1;3)" office:value-type="float" office:value="717.39">
            <text:p>717,39</text:p>
          </table:table-cell>
          <table:table-cell table:formula="of:=INDEX([.$A$2:.$D$100000];(ROW()-1)*6-2;3)" office:value-type="float" office:value="3634.86">
            <text:p>3634,86</text:p>
          </table:table-cell>
          <table:table-cell table:formula="of:=INDEX([.$A$2:.$D$100000];(ROW()-1)*6-1;2)" office:value-type="float" office:value="1118197.25">
            <text:p>1118197,25</text:p>
          </table:table-cell>
          <table:table-cell table:formula="of:=INDEX([.$A$2:.$D$100000];(ROW()-1)*6-2;2)" office:value-type="float" office:value="3702354">
            <text:p>3702354</text:p>
          </table:table-cell>
          <table:table-cell table:formula="of:=INDEX([.$A$2:.$D$100000];(ROW()-1)*6-5;1)" office:value-type="float" office:value="2.906">
            <text:p>2,906</text:p>
          </table:table-cell>
          <table:table-cell table:formula="of:=INDEX([.$A$2:.$D$100000];(ROW()-1)*6-3;1)" office:value-type="float" office:value="1.469">
            <text:p>1,469</text:p>
          </table:table-cell>
        </table:table-row>
        <table:table-row table:style-name="ro1">
          <table:table-cell office:value-type="float" office:value="1604880">
            <text:p>160488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4">
            <text:p>44</text:p>
          </table:table-cell>
          <table:table-cell table:formula="of:=INDEX([.$A$2:.$D$100000];(ROW()-1)*6;1)" office:value-type="float" office:value="1628125">
            <text:p>1628125</text:p>
          </table:table-cell>
          <table:table-cell table:formula="of:=INDEX([.$A$2:.$D$100000];(ROW()-1)*6-1;4)" office:value-type="float" office:value="20.73">
            <text:p>20,73</text:p>
          </table:table-cell>
          <table:table-cell table:formula="of:=INDEX([.$A$2:.$D$100000];(ROW()-1)*6-2;4)" office:value-type="float" office:value="12.57">
            <text:p>12,57</text:p>
          </table:table-cell>
          <table:table-cell table:formula="of:=INDEX([.$A$2:.$D$100000];(ROW()-1)*6-1;3)" office:value-type="float" office:value="720.64">
            <text:p>720,64</text:p>
          </table:table-cell>
          <table:table-cell table:formula="of:=INDEX([.$A$2:.$D$100000];(ROW()-1)*6-2;3)" office:value-type="float" office:value="3601.86">
            <text:p>3601,86</text:p>
          </table:table-cell>
          <table:table-cell table:formula="of:=INDEX([.$A$2:.$D$100000];(ROW()-1)*6-1;2)" office:value-type="float" office:value="1123223.13">
            <text:p>1123223,13</text:p>
          </table:table-cell>
          <table:table-cell table:formula="of:=INDEX([.$A$2:.$D$100000];(ROW()-1)*6-2;2)" office:value-type="float" office:value="3674492">
            <text:p>3674492</text:p>
          </table:table-cell>
          <table:table-cell table:formula="of:=INDEX([.$A$2:.$D$100000];(ROW()-1)*6-5;1)" office:value-type="float" office:value="2.985">
            <text:p>2,985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3.172">
            <text:p>3,1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5">
            <text:p>45</text:p>
          </table:table-cell>
          <table:table-cell table:formula="of:=INDEX([.$A$2:.$D$100000];(ROW()-1)*6;1)" office:value-type="float" office:value="1603594">
            <text:p>1603594</text:p>
          </table:table-cell>
          <table:table-cell table:formula="of:=INDEX([.$A$2:.$D$100000];(ROW()-1)*6-1;4)" office:value-type="float" office:value="20.62">
            <text:p>20,62</text:p>
          </table:table-cell>
          <table:table-cell table:formula="of:=INDEX([.$A$2:.$D$100000];(ROW()-1)*6-2;4)" office:value-type="float" office:value="12.5">
            <text:p>12,5</text:p>
          </table:table-cell>
          <table:table-cell table:formula="of:=INDEX([.$A$2:.$D$100000];(ROW()-1)*6-1;3)" office:value-type="float" office:value="736.41">
            <text:p>736,41</text:p>
          </table:table-cell>
          <table:table-cell table:formula="of:=INDEX([.$A$2:.$D$100000];(ROW()-1)*6-2;3)" office:value-type="float" office:value="3654.56">
            <text:p>3654,56</text:p>
          </table:table-cell>
          <table:table-cell table:formula="of:=INDEX([.$A$2:.$D$100000];(ROW()-1)*6-1;2)" office:value-type="float" office:value="1147117.5">
            <text:p>1147117,5</text:p>
          </table:table-cell>
          <table:table-cell table:formula="of:=INDEX([.$A$2:.$D$100000];(ROW()-1)*6-2;2)" office:value-type="float" office:value="3728430">
            <text:p>3728430</text:p>
          </table:table-cell>
          <table:table-cell table:formula="of:=INDEX([.$A$2:.$D$100000];(ROW()-1)*6-5;1)" office:value-type="float" office:value="3.218">
            <text:p>3,218</text:p>
          </table:table-cell>
          <table:table-cell table:formula="of:=INDEX([.$A$2:.$D$100000];(ROW()-1)*6-3;1)" office:value-type="float" office:value="1.312">
            <text:p>1,3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6">
            <text:p>46</text:p>
          </table:table-cell>
          <table:table-cell table:formula="of:=INDEX([.$A$2:.$D$100000];(ROW()-1)*6;1)" office:value-type="float" office:value="1580493">
            <text:p>1580493</text:p>
          </table:table-cell>
          <table:table-cell table:formula="of:=INDEX([.$A$2:.$D$100000];(ROW()-1)*6-1;4)" office:value-type="float" office:value="20.57">
            <text:p>20,57</text:p>
          </table:table-cell>
          <table:table-cell table:formula="of:=INDEX([.$A$2:.$D$100000];(ROW()-1)*6-2;4)" office:value-type="float" office:value="12.43">
            <text:p>12,43</text:p>
          </table:table-cell>
          <table:table-cell table:formula="of:=INDEX([.$A$2:.$D$100000];(ROW()-1)*6-1;3)" office:value-type="float" office:value="745.15">
            <text:p>745,15</text:p>
          </table:table-cell>
          <table:table-cell table:formula="of:=INDEX([.$A$2:.$D$100000];(ROW()-1)*6-2;3)" office:value-type="float" office:value="3718.36">
            <text:p>3718,36</text:p>
          </table:table-cell>
          <table:table-cell table:formula="of:=INDEX([.$A$2:.$D$100000];(ROW()-1)*6-1;2)" office:value-type="float" office:value="1159995.25">
            <text:p>1159995,25</text:p>
          </table:table-cell>
          <table:table-cell table:formula="of:=INDEX([.$A$2:.$D$100000];(ROW()-1)*6-2;2)" office:value-type="float" office:value="3791648">
            <text:p>3791648</text:p>
          </table:table-cell>
          <table:table-cell table:formula="of:=INDEX([.$A$2:.$D$100000];(ROW()-1)*6-5;1)" office:value-type="float" office:value="3.031">
            <text:p>3,031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1.281">
            <text:p>1,28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7">
            <text:p>47</text:p>
          </table:table-cell>
          <table:table-cell table:formula="of:=INDEX([.$A$2:.$D$100000];(ROW()-1)*6;1)" office:value-type="float" office:value="1556040">
            <text:p>1556040</text:p>
          </table:table-cell>
          <table:table-cell table:formula="of:=INDEX([.$A$2:.$D$100000];(ROW()-1)*6-1;4)" office:value-type="float" office:value="20.46">
            <text:p>20,46</text:p>
          </table:table-cell>
          <table:table-cell table:formula="of:=INDEX([.$A$2:.$D$100000];(ROW()-1)*6-2;4)" office:value-type="float" office:value="12.33">
            <text:p>12,33</text:p>
          </table:table-cell>
          <table:table-cell table:formula="of:=INDEX([.$A$2:.$D$100000];(ROW()-1)*6-1;3)" office:value-type="float" office:value="764.86">
            <text:p>764,86</text:p>
          </table:table-cell>
          <table:table-cell table:formula="of:=INDEX([.$A$2:.$D$100000];(ROW()-1)*6-2;3)" office:value-type="float" office:value="3801.12">
            <text:p>3801,12</text:p>
          </table:table-cell>
          <table:table-cell table:formula="of:=INDEX([.$A$2:.$D$100000];(ROW()-1)*6-1;2)" office:value-type="float" office:value="1190210.38">
            <text:p>1190210,38</text:p>
          </table:table-cell>
          <table:table-cell table:formula="of:=INDEX([.$A$2:.$D$100000];(ROW()-1)*6-2;2)" office:value-type="float" office:value="3879785">
            <text:p>3879785</text:p>
          </table:table-cell>
          <table:table-cell table:formula="of:=INDEX([.$A$2:.$D$100000];(ROW()-1)*6-5;1)" office:value-type="float" office:value="2.875">
            <text:p>2,875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557000">
            <text:p>3557000</text:p>
          </table:table-cell>
          <table:table-cell office:value-type="float" office:value="3478.29">
            <text:p>3478,29</text:p>
          </table:table-cell>
          <table:table-cell office:value-type="float" office:value="12.72">
            <text:p>12,7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8">
            <text:p>48</text:p>
          </table:table-cell>
          <table:table-cell table:formula="of:=INDEX([.$A$2:.$D$100000];(ROW()-1)*6;1)" office:value-type="float" office:value="1530888">
            <text:p>1530888</text:p>
          </table:table-cell>
          <table:table-cell table:formula="of:=INDEX([.$A$2:.$D$100000];(ROW()-1)*6-1;4)" office:value-type="float" office:value="20.54">
            <text:p>20,54</text:p>
          </table:table-cell>
          <table:table-cell table:formula="of:=INDEX([.$A$2:.$D$100000];(ROW()-1)*6-2;4)" office:value-type="float" office:value="12.42">
            <text:p>12,42</text:p>
          </table:table-cell>
          <table:table-cell table:formula="of:=INDEX([.$A$2:.$D$100000];(ROW()-1)*6-1;3)" office:value-type="float" office:value="745.98">
            <text:p>745,98</text:p>
          </table:table-cell>
          <table:table-cell table:formula="of:=INDEX([.$A$2:.$D$100000];(ROW()-1)*6-2;3)" office:value-type="float" office:value="3721.97">
            <text:p>3721,97</text:p>
          </table:table-cell>
          <table:table-cell table:formula="of:=INDEX([.$A$2:.$D$100000];(ROW()-1)*6-1;2)" office:value-type="float" office:value="1160245.25">
            <text:p>1160245,25</text:p>
          </table:table-cell>
          <table:table-cell table:formula="of:=INDEX([.$A$2:.$D$100000];(ROW()-1)*6-2;2)" office:value-type="float" office:value="3790941">
            <text:p>3790941</text:p>
          </table:table-cell>
          <table:table-cell table:formula="of:=INDEX([.$A$2:.$D$100000];(ROW()-1)*6-5;1)" office:value-type="float" office:value="2.844">
            <text:p>2,844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135815.63">
            <text:p>1135815,63</text:p>
          </table:table-cell>
          <table:table-cell office:value-type="float" office:value="736.16">
            <text:p>736,16</text:p>
          </table:table-cell>
          <table:table-cell office:value-type="float" office:value="20.56">
            <text:p>20,5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49">
            <text:p>49</text:p>
          </table:table-cell>
          <table:table-cell table:formula="of:=INDEX([.$A$2:.$D$100000];(ROW()-1)*6;1)" office:value-type="float" office:value="1509714">
            <text:p>1509714</text:p>
          </table:table-cell>
          <table:table-cell table:formula="of:=INDEX([.$A$2:.$D$100000];(ROW()-1)*6-1;4)" office:value-type="float" office:value="20.43">
            <text:p>20,43</text:p>
          </table:table-cell>
          <table:table-cell table:formula="of:=INDEX([.$A$2:.$D$100000];(ROW()-1)*6-2;4)" office:value-type="float" office:value="12.36">
            <text:p>12,36</text:p>
          </table:table-cell>
          <table:table-cell table:formula="of:=INDEX([.$A$2:.$D$100000];(ROW()-1)*6-1;3)" office:value-type="float" office:value="765.61">
            <text:p>765,61</text:p>
          </table:table-cell>
          <table:table-cell table:formula="of:=INDEX([.$A$2:.$D$100000];(ROW()-1)*6-2;3)" office:value-type="float" office:value="3779.66">
            <text:p>3779,66</text:p>
          </table:table-cell>
          <table:table-cell table:formula="of:=INDEX([.$A$2:.$D$100000];(ROW()-1)*6-1;2)" office:value-type="float" office:value="1194226.13">
            <text:p>1194226,13</text:p>
          </table:table-cell>
          <table:table-cell table:formula="of:=INDEX([.$A$2:.$D$100000];(ROW()-1)*6-2;2)" office:value-type="float" office:value="3857383">
            <text:p>3857383</text:p>
          </table:table-cell>
          <table:table-cell table:formula="of:=INDEX([.$A$2:.$D$100000];(ROW()-1)*6-5;1)" office:value-type="float" office:value="2.843">
            <text:p>2,843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1624850">
            <text:p>162485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0">
            <text:p>50</text:p>
          </table:table-cell>
          <table:table-cell table:formula="of:=INDEX([.$A$2:.$D$100000];(ROW()-1)*6;1)" office:value-type="float" office:value="1489662">
            <text:p>1489662</text:p>
          </table:table-cell>
          <table:table-cell table:formula="of:=INDEX([.$A$2:.$D$100000];(ROW()-1)*6-1;4)" office:value-type="float" office:value="20.38">
            <text:p>20,38</text:p>
          </table:table-cell>
          <table:table-cell table:formula="of:=INDEX([.$A$2:.$D$100000];(ROW()-1)*6-2;4)" office:value-type="float" office:value="12.31">
            <text:p>12,31</text:p>
          </table:table-cell>
          <table:table-cell table:formula="of:=INDEX([.$A$2:.$D$100000];(ROW()-1)*6-1;3)" office:value-type="float" office:value="774.99">
            <text:p>774,99</text:p>
          </table:table-cell>
          <table:table-cell table:formula="of:=INDEX([.$A$2:.$D$100000];(ROW()-1)*6-2;3)" office:value-type="float" office:value="3824.26">
            <text:p>3824,26</text:p>
          </table:table-cell>
          <table:table-cell table:formula="of:=INDEX([.$A$2:.$D$100000];(ROW()-1)*6-1;2)" office:value-type="float" office:value="1207202.75">
            <text:p>1207202,75</text:p>
          </table:table-cell>
          <table:table-cell table:formula="of:=INDEX([.$A$2:.$D$100000];(ROW()-1)*6-2;2)" office:value-type="float" office:value="3902546">
            <text:p>3902546</text:p>
          </table:table-cell>
          <table:table-cell table:formula="of:=INDEX([.$A$2:.$D$100000];(ROW()-1)*6-5;1)" office:value-type="float" office:value="2.813">
            <text:p>2,813</text:p>
          </table:table-cell>
          <table:table-cell table:formula="of:=INDEX([.$A$2:.$D$100000];(ROW()-1)*6-3;1)" office:value-type="float" office:value="1.906">
            <text:p>1,906</text:p>
          </table:table-cell>
        </table:table-row>
        <table:table-row table:style-name="ro1">
          <table:table-cell office:value-type="float" office:value="3.531">
            <text:p>3,53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1">
            <text:p>51</text:p>
          </table:table-cell>
          <table:table-cell table:formula="of:=INDEX([.$A$2:.$D$100000];(ROW()-1)*6;1)" office:value-type="float" office:value="1469284">
            <text:p>1469284</text:p>
          </table:table-cell>
          <table:table-cell table:formula="of:=INDEX([.$A$2:.$D$100000];(ROW()-1)*6-1;4)" office:value-type="float" office:value="20.33">
            <text:p>20,33</text:p>
          </table:table-cell>
          <table:table-cell table:formula="of:=INDEX([.$A$2:.$D$100000];(ROW()-1)*6-2;4)" office:value-type="float" office:value="12.28">
            <text:p>12,28</text:p>
          </table:table-cell>
          <table:table-cell table:formula="of:=INDEX([.$A$2:.$D$100000];(ROW()-1)*6-1;3)" office:value-type="float" office:value="782.63">
            <text:p>782,63</text:p>
          </table:table-cell>
          <table:table-cell table:formula="of:=INDEX([.$A$2:.$D$100000];(ROW()-1)*6-2;3)" office:value-type="float" office:value="3850.93">
            <text:p>3850,93</text:p>
          </table:table-cell>
          <table:table-cell table:formula="of:=INDEX([.$A$2:.$D$100000];(ROW()-1)*6-1;2)" office:value-type="float" office:value="1220501.63">
            <text:p>1220501,63</text:p>
          </table:table-cell>
          <table:table-cell table:formula="of:=INDEX([.$A$2:.$D$100000];(ROW()-1)*6-2;2)" office:value-type="float" office:value="3930653">
            <text:p>3930653</text:p>
          </table:table-cell>
          <table:table-cell table:formula="of:=INDEX([.$A$2:.$D$100000];(ROW()-1)*6-5;1)" office:value-type="float" office:value="2.844">
            <text:p>2,844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2">
            <text:p>52</text:p>
          </table:table-cell>
          <table:table-cell table:formula="of:=INDEX([.$A$2:.$D$100000];(ROW()-1)*6;1)" office:value-type="float" office:value="1448116">
            <text:p>1448116</text:p>
          </table:table-cell>
          <table:table-cell table:formula="of:=INDEX([.$A$2:.$D$100000];(ROW()-1)*6-1;4)" office:value-type="float" office:value="20.28">
            <text:p>20,28</text:p>
          </table:table-cell>
          <table:table-cell table:formula="of:=INDEX([.$A$2:.$D$100000];(ROW()-1)*6-2;4)" office:value-type="float" office:value="12.25">
            <text:p>12,25</text:p>
          </table:table-cell>
          <table:table-cell table:formula="of:=INDEX([.$A$2:.$D$100000];(ROW()-1)*6-1;3)" office:value-type="float" office:value="791.35">
            <text:p>791,35</text:p>
          </table:table-cell>
          <table:table-cell table:formula="of:=INDEX([.$A$2:.$D$100000];(ROW()-1)*6-2;3)" office:value-type="float" office:value="3874.08">
            <text:p>3874,08</text:p>
          </table:table-cell>
          <table:table-cell table:formula="of:=INDEX([.$A$2:.$D$100000];(ROW()-1)*6-1;2)" office:value-type="float" office:value="1231493.25">
            <text:p>1231493,25</text:p>
          </table:table-cell>
          <table:table-cell table:formula="of:=INDEX([.$A$2:.$D$100000];(ROW()-1)*6-2;2)" office:value-type="float" office:value="3956321">
            <text:p>3956321</text:p>
          </table:table-cell>
          <table:table-cell table:formula="of:=INDEX([.$A$2:.$D$100000];(ROW()-1)*6-5;1)" office:value-type="float" office:value="2.828">
            <text:p>2,828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float" office:value="1.875">
            <text:p>1,8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3">
            <text:p>53</text:p>
          </table:table-cell>
          <table:table-cell table:formula="of:=INDEX([.$A$2:.$D$100000];(ROW()-1)*6;1)" office:value-type="float" office:value="1428736">
            <text:p>1428736</text:p>
          </table:table-cell>
          <table:table-cell table:formula="of:=INDEX([.$A$2:.$D$100000];(ROW()-1)*6-1;4)" office:value-type="float" office:value="20.22">
            <text:p>20,22</text:p>
          </table:table-cell>
          <table:table-cell table:formula="of:=INDEX([.$A$2:.$D$100000];(ROW()-1)*6-2;4)" office:value-type="float" office:value="12.16">
            <text:p>12,16</text:p>
          </table:table-cell>
          <table:table-cell table:formula="of:=INDEX([.$A$2:.$D$100000];(ROW()-1)*6-1;3)" office:value-type="float" office:value="801.16">
            <text:p>801,16</text:p>
          </table:table-cell>
          <table:table-cell table:formula="of:=INDEX([.$A$2:.$D$100000];(ROW()-1)*6-2;3)" office:value-type="float" office:value="3950.31">
            <text:p>3950,31</text:p>
          </table:table-cell>
          <table:table-cell table:formula="of:=INDEX([.$A$2:.$D$100000];(ROW()-1)*6-1;2)" office:value-type="float" office:value="1250761.25">
            <text:p>1250761,25</text:p>
          </table:table-cell>
          <table:table-cell table:formula="of:=INDEX([.$A$2:.$D$100000];(ROW()-1)*6-2;2)" office:value-type="float" office:value="4029944">
            <text:p>4029944</text:p>
          </table:table-cell>
          <table:table-cell table:formula="of:=INDEX([.$A$2:.$D$100000];(ROW()-1)*6-5;1)" office:value-type="float" office:value="2.813">
            <text:p>2,813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564132">
            <text:p>3564132</text:p>
          </table:table-cell>
          <table:table-cell office:value-type="float" office:value="3483.61">
            <text:p>3483,61</text:p>
          </table:table-cell>
          <table:table-cell office:value-type="float" office:value="12.71">
            <text:p>12,7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4">
            <text:p>54</text:p>
          </table:table-cell>
          <table:table-cell table:formula="of:=INDEX([.$A$2:.$D$100000];(ROW()-1)*6;1)" office:value-type="float" office:value="1409621">
            <text:p>1409621</text:p>
          </table:table-cell>
          <table:table-cell table:formula="of:=INDEX([.$A$2:.$D$100000];(ROW()-1)*6-1;4)" office:value-type="float" office:value="20.17">
            <text:p>20,17</text:p>
          </table:table-cell>
          <table:table-cell table:formula="of:=INDEX([.$A$2:.$D$100000];(ROW()-1)*6-2;4)" office:value-type="float" office:value="12.15">
            <text:p>12,15</text:p>
          </table:table-cell>
          <table:table-cell table:formula="of:=INDEX([.$A$2:.$D$100000];(ROW()-1)*6-1;3)" office:value-type="float" office:value="808">
            <text:p>808</text:p>
          </table:table-cell>
          <table:table-cell table:formula="of:=INDEX([.$A$2:.$D$100000];(ROW()-1)*6-2;3)" office:value-type="float" office:value="3965.57">
            <text:p>3965,57</text:p>
          </table:table-cell>
          <table:table-cell table:formula="of:=INDEX([.$A$2:.$D$100000];(ROW()-1)*6-1;2)" office:value-type="float" office:value="1260652.13">
            <text:p>1260652,13</text:p>
          </table:table-cell>
          <table:table-cell table:formula="of:=INDEX([.$A$2:.$D$100000];(ROW()-1)*6-2;2)" office:value-type="float" office:value="4046322">
            <text:p>4046322</text:p>
          </table:table-cell>
          <table:table-cell table:formula="of:=INDEX([.$A$2:.$D$100000];(ROW()-1)*6-5;1)" office:value-type="float" office:value="2.828">
            <text:p>2,828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128174">
            <text:p>1128174</text:p>
          </table:table-cell>
          <table:table-cell office:value-type="float" office:value="732.26">
            <text:p>732,26</text:p>
          </table:table-cell>
          <table:table-cell office:value-type="float" office:value="20.61">
            <text:p>20,6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5">
            <text:p>55</text:p>
          </table:table-cell>
          <table:table-cell table:formula="of:=INDEX([.$A$2:.$D$100000];(ROW()-1)*6;1)" office:value-type="float" office:value="1381470">
            <text:p>1381470</text:p>
          </table:table-cell>
          <table:table-cell table:formula="of:=INDEX([.$A$2:.$D$100000];(ROW()-1)*6-1;4)" office:value-type="float" office:value="19.91">
            <text:p>19,91</text:p>
          </table:table-cell>
          <table:table-cell table:formula="of:=INDEX([.$A$2:.$D$100000];(ROW()-1)*6-2;4)" office:value-type="float" office:value="11.77">
            <text:p>11,77</text:p>
          </table:table-cell>
          <table:table-cell table:formula="of:=INDEX([.$A$2:.$D$100000];(ROW()-1)*6-1;3)" office:value-type="float" office:value="866.78">
            <text:p>866,78</text:p>
          </table:table-cell>
          <table:table-cell table:formula="of:=INDEX([.$A$2:.$D$100000];(ROW()-1)*6-2;3)" office:value-type="float" office:value="4321.12">
            <text:p>4321,12</text:p>
          </table:table-cell>
          <table:table-cell table:formula="of:=INDEX([.$A$2:.$D$100000];(ROW()-1)*6-1;2)" office:value-type="float" office:value="1367851.38">
            <text:p>1367851,38</text:p>
          </table:table-cell>
          <table:table-cell table:formula="of:=INDEX([.$A$2:.$D$100000];(ROW()-1)*6-2;2)" office:value-type="float" office:value="4415954">
            <text:p>4415954</text:p>
          </table:table-cell>
          <table:table-cell table:formula="of:=INDEX([.$A$2:.$D$100000];(ROW()-1)*6-5;1)" office:value-type="float" office:value="2.797">
            <text:p>2,797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float" office:value="1671658">
            <text:p>167165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6">
            <text:p>56</text:p>
          </table:table-cell>
          <table:table-cell table:formula="of:=INDEX([.$A$2:.$D$100000];(ROW()-1)*6;1)" office:value-type="float" office:value="1357911">
            <text:p>1357911</text:p>
          </table:table-cell>
          <table:table-cell table:formula="of:=INDEX([.$A$2:.$D$100000];(ROW()-1)*6-1;4)" office:value-type="float" office:value="20.1">
            <text:p>20,1</text:p>
          </table:table-cell>
          <table:table-cell table:formula="of:=INDEX([.$A$2:.$D$100000];(ROW()-1)*6-2;4)" office:value-type="float" office:value="12.08">
            <text:p>12,08</text:p>
          </table:table-cell>
          <table:table-cell table:formula="of:=INDEX([.$A$2:.$D$100000];(ROW()-1)*6-1;3)" office:value-type="float" office:value="819.45">
            <text:p>819,45</text:p>
          </table:table-cell>
          <table:table-cell table:formula="of:=INDEX([.$A$2:.$D$100000];(ROW()-1)*6-2;3)" office:value-type="float" office:value="4024.64">
            <text:p>4024,64</text:p>
          </table:table-cell>
          <table:table-cell table:formula="of:=INDEX([.$A$2:.$D$100000];(ROW()-1)*6-1;2)" office:value-type="float" office:value="1275719.63">
            <text:p>1275719,63</text:p>
          </table:table-cell>
          <table:table-cell table:formula="of:=INDEX([.$A$2:.$D$100000];(ROW()-1)*6-2;2)" office:value-type="float" office:value="4101581">
            <text:p>4101581</text:p>
          </table:table-cell>
          <table:table-cell table:formula="of:=INDEX([.$A$2:.$D$100000];(ROW()-1)*6-5;1)" office:value-type="float" office:value="2.718">
            <text:p>2,718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float" office:value="3.156">
            <text:p>3,1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7">
            <text:p>57</text:p>
          </table:table-cell>
          <table:table-cell table:formula="of:=INDEX([.$A$2:.$D$100000];(ROW()-1)*6;1)" office:value-type="float" office:value="1340780">
            <text:p>1340780</text:p>
          </table:table-cell>
          <table:table-cell table:formula="of:=INDEX([.$A$2:.$D$100000];(ROW()-1)*6-1;4)" office:value-type="float" office:value="20.03">
            <text:p>20,03</text:p>
          </table:table-cell>
          <table:table-cell table:formula="of:=INDEX([.$A$2:.$D$100000];(ROW()-1)*6-2;4)" office:value-type="float" office:value="12.04">
            <text:p>12,04</text:p>
          </table:table-cell>
          <table:table-cell table:formula="of:=INDEX([.$A$2:.$D$100000];(ROW()-1)*6-1;3)" office:value-type="float" office:value="832.52">
            <text:p>832,52</text:p>
          </table:table-cell>
          <table:table-cell table:formula="of:=INDEX([.$A$2:.$D$100000];(ROW()-1)*6-2;3)" office:value-type="float" office:value="4068.13">
            <text:p>4068,13</text:p>
          </table:table-cell>
          <table:table-cell table:formula="of:=INDEX([.$A$2:.$D$100000];(ROW()-1)*6-1;2)" office:value-type="float" office:value="1299828.5">
            <text:p>1299828,5</text:p>
          </table:table-cell>
          <table:table-cell table:formula="of:=INDEX([.$A$2:.$D$100000];(ROW()-1)*6-2;2)" office:value-type="float" office:value="4153082">
            <text:p>4153082</text:p>
          </table:table-cell>
          <table:table-cell table:formula="of:=INDEX([.$A$2:.$D$100000];(ROW()-1)*6-5;1)" office:value-type="float" office:value="2.703">
            <text:p>2,703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8">
            <text:p>58</text:p>
          </table:table-cell>
          <table:table-cell table:formula="of:=INDEX([.$A$2:.$D$100000];(ROW()-1)*6;1)" office:value-type="float" office:value="1323573">
            <text:p>1323573</text:p>
          </table:table-cell>
          <table:table-cell table:formula="of:=INDEX([.$A$2:.$D$100000];(ROW()-1)*6-1;4)" office:value-type="float" office:value="19.99">
            <text:p>19,99</text:p>
          </table:table-cell>
          <table:table-cell table:formula="of:=INDEX([.$A$2:.$D$100000];(ROW()-1)*6-2;4)" office:value-type="float" office:value="12.01">
            <text:p>12,01</text:p>
          </table:table-cell>
          <table:table-cell table:formula="of:=INDEX([.$A$2:.$D$100000];(ROW()-1)*6-1;3)" office:value-type="float" office:value="841.02">
            <text:p>841,02</text:p>
          </table:table-cell>
          <table:table-cell table:formula="of:=INDEX([.$A$2:.$D$100000];(ROW()-1)*6-2;3)" office:value-type="float" office:value="4090.47">
            <text:p>4090,47</text:p>
          </table:table-cell>
          <table:table-cell table:formula="of:=INDEX([.$A$2:.$D$100000];(ROW()-1)*6-1;2)" office:value-type="float" office:value="1311348.38">
            <text:p>1311348,38</text:p>
          </table:table-cell>
          <table:table-cell table:formula="of:=INDEX([.$A$2:.$D$100000];(ROW()-1)*6-2;2)" office:value-type="float" office:value="4181781">
            <text:p>4181781</text:p>
          </table:table-cell>
          <table:table-cell table:formula="of:=INDEX([.$A$2:.$D$100000];(ROW()-1)*6-5;1)" office:value-type="float" office:value="2.703">
            <text:p>2,703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float" office:value="2.531">
            <text:p>2,53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59">
            <text:p>59</text:p>
          </table:table-cell>
          <table:table-cell table:formula="of:=INDEX([.$A$2:.$D$100000];(ROW()-1)*6;1)" office:value-type="float" office:value="1307674">
            <text:p>1307674</text:p>
          </table:table-cell>
          <table:table-cell table:formula="of:=INDEX([.$A$2:.$D$100000];(ROW()-1)*6-1;4)" office:value-type="float" office:value="19.93">
            <text:p>19,93</text:p>
          </table:table-cell>
          <table:table-cell table:formula="of:=INDEX([.$A$2:.$D$100000];(ROW()-1)*6-2;4)" office:value-type="float" office:value="12.01">
            <text:p>12,01</text:p>
          </table:table-cell>
          <table:table-cell table:formula="of:=INDEX([.$A$2:.$D$100000];(ROW()-1)*6-1;3)" office:value-type="float" office:value="851.42">
            <text:p>851,42</text:p>
          </table:table-cell>
          <table:table-cell table:formula="of:=INDEX([.$A$2:.$D$100000];(ROW()-1)*6-2;3)" office:value-type="float" office:value="4096.04">
            <text:p>4096,04</text:p>
          </table:table-cell>
          <table:table-cell table:formula="of:=INDEX([.$A$2:.$D$100000];(ROW()-1)*6-1;2)" office:value-type="float" office:value="1328412">
            <text:p>1328412</text:p>
          </table:table-cell>
          <table:table-cell table:formula="of:=INDEX([.$A$2:.$D$100000];(ROW()-1)*6-2;2)" office:value-type="float" office:value="4191302">
            <text:p>4191302</text:p>
          </table:table-cell>
          <table:table-cell table:formula="of:=INDEX([.$A$2:.$D$100000];(ROW()-1)*6-5;1)" office:value-type="float" office:value="2.688">
            <text:p>2,688</text:p>
          </table:table-cell>
          <table:table-cell table:formula="of:=INDEX([.$A$2:.$D$100000];(ROW()-1)*6-3;1)" office:value-type="float" office:value="1.187">
            <text:p>1,187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476269">
            <text:p>3476269</text:p>
          </table:table-cell>
          <table:table-cell office:value-type="float" office:value="3398.31">
            <text:p>3398,31</text:p>
          </table:table-cell>
          <table:table-cell office:value-type="float" office:value="12.82">
            <text:p>12,8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0">
            <text:p>60</text:p>
          </table:table-cell>
          <table:table-cell table:formula="of:=INDEX([.$A$2:.$D$100000];(ROW()-1)*6;1)" office:value-type="float" office:value="1290800">
            <text:p>1290800</text:p>
          </table:table-cell>
          <table:table-cell table:formula="of:=INDEX([.$A$2:.$D$100000];(ROW()-1)*6-1;4)" office:value-type="float" office:value="19.88">
            <text:p>19,88</text:p>
          </table:table-cell>
          <table:table-cell table:formula="of:=INDEX([.$A$2:.$D$100000];(ROW()-1)*6-2;4)" office:value-type="float" office:value="11.95">
            <text:p>11,95</text:p>
          </table:table-cell>
          <table:table-cell table:formula="of:=INDEX([.$A$2:.$D$100000];(ROW()-1)*6-1;3)" office:value-type="float" office:value="860.34">
            <text:p>860,34</text:p>
          </table:table-cell>
          <table:table-cell table:formula="of:=INDEX([.$A$2:.$D$100000];(ROW()-1)*6-2;3)" office:value-type="float" office:value="4151.45">
            <text:p>4151,45</text:p>
          </table:table-cell>
          <table:table-cell table:formula="of:=INDEX([.$A$2:.$D$100000];(ROW()-1)*6-1;2)" office:value-type="float" office:value="1340374.25">
            <text:p>1340374,25</text:p>
          </table:table-cell>
          <table:table-cell table:formula="of:=INDEX([.$A$2:.$D$100000];(ROW()-1)*6-2;2)" office:value-type="float" office:value="4241700">
            <text:p>4241700</text:p>
          </table:table-cell>
          <table:table-cell table:formula="of:=INDEX([.$A$2:.$D$100000];(ROW()-1)*6-5;1)" office:value-type="float" office:value="2.687">
            <text:p>2,687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100468.5">
            <text:p>1100468,5</text:p>
          </table:table-cell>
          <table:table-cell office:value-type="float" office:value="713.62">
            <text:p>713,62</text:p>
          </table:table-cell>
          <table:table-cell office:value-type="float" office:value="20.71">
            <text:p>20,7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1">
            <text:p>61</text:p>
          </table:table-cell>
          <table:table-cell table:formula="of:=INDEX([.$A$2:.$D$100000];(ROW()-1)*6;1)" office:value-type="float" office:value="1275665">
            <text:p>1275665</text:p>
          </table:table-cell>
          <table:table-cell table:formula="of:=INDEX([.$A$2:.$D$100000];(ROW()-1)*6-1;4)" office:value-type="float" office:value="19.83">
            <text:p>19,83</text:p>
          </table:table-cell>
          <table:table-cell table:formula="of:=INDEX([.$A$2:.$D$100000];(ROW()-1)*6-2;4)" office:value-type="float" office:value="11.88">
            <text:p>11,88</text:p>
          </table:table-cell>
          <table:table-cell table:formula="of:=INDEX([.$A$2:.$D$100000];(ROW()-1)*6-1;3)" office:value-type="float" office:value="871.61">
            <text:p>871,61</text:p>
          </table:table-cell>
          <table:table-cell table:formula="of:=INDEX([.$A$2:.$D$100000];(ROW()-1)*6-2;3)" office:value-type="float" office:value="4213.33">
            <text:p>4213,33</text:p>
          </table:table-cell>
          <table:table-cell table:formula="of:=INDEX([.$A$2:.$D$100000];(ROW()-1)*6-1;2)" office:value-type="float" office:value="1359509.13">
            <text:p>1359509,13</text:p>
          </table:table-cell>
          <table:table-cell table:formula="of:=INDEX([.$A$2:.$D$100000];(ROW()-1)*6-2;2)" office:value-type="float" office:value="4306611">
            <text:p>4306611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1706110">
            <text:p>170611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2">
            <text:p>62</text:p>
          </table:table-cell>
          <table:table-cell table:formula="of:=INDEX([.$A$2:.$D$100000];(ROW()-1)*6;1)" office:value-type="float" office:value="1259052">
            <text:p>1259052</text:p>
          </table:table-cell>
          <table:table-cell table:formula="of:=INDEX([.$A$2:.$D$100000];(ROW()-1)*6-1;4)" office:value-type="float" office:value="19.78">
            <text:p>19,78</text:p>
          </table:table-cell>
          <table:table-cell table:formula="of:=INDEX([.$A$2:.$D$100000];(ROW()-1)*6-2;4)" office:value-type="float" office:value="11.8">
            <text:p>11,8</text:p>
          </table:table-cell>
          <table:table-cell table:formula="of:=INDEX([.$A$2:.$D$100000];(ROW()-1)*6-1;3)" office:value-type="float" office:value="879.8">
            <text:p>879,8</text:p>
          </table:table-cell>
          <table:table-cell table:formula="of:=INDEX([.$A$2:.$D$100000];(ROW()-1)*6-2;3)" office:value-type="float" office:value="4291.59">
            <text:p>4291,59</text:p>
          </table:table-cell>
          <table:table-cell table:formula="of:=INDEX([.$A$2:.$D$100000];(ROW()-1)*6-1;2)" office:value-type="float" office:value="1368788.5">
            <text:p>1368788,5</text:p>
          </table:table-cell>
          <table:table-cell table:formula="of:=INDEX([.$A$2:.$D$100000];(ROW()-1)*6-2;2)" office:value-type="float" office:value="4380384">
            <text:p>4380384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4.235">
            <text:p>4,23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3">
            <text:p>63</text:p>
          </table:table-cell>
          <table:table-cell table:formula="of:=INDEX([.$A$2:.$D$100000];(ROW()-1)*6;1)" office:value-type="float" office:value="1238215">
            <text:p>1238215</text:p>
          </table:table-cell>
          <table:table-cell table:formula="of:=INDEX([.$A$2:.$D$100000];(ROW()-1)*6-1;4)" office:value-type="float" office:value="19.56">
            <text:p>19,56</text:p>
          </table:table-cell>
          <table:table-cell table:formula="of:=INDEX([.$A$2:.$D$100000];(ROW()-1)*6-2;4)" office:value-type="float" office:value="11.51">
            <text:p>11,51</text:p>
          </table:table-cell>
          <table:table-cell table:formula="of:=INDEX([.$A$2:.$D$100000];(ROW()-1)*6-1;3)" office:value-type="float" office:value="934.8">
            <text:p>934,8</text:p>
          </table:table-cell>
          <table:table-cell table:formula="of:=INDEX([.$A$2:.$D$100000];(ROW()-1)*6-2;3)" office:value-type="float" office:value="4588.44">
            <text:p>4588,44</text:p>
          </table:table-cell>
          <table:table-cell table:formula="of:=INDEX([.$A$2:.$D$100000];(ROW()-1)*6-1;2)" office:value-type="float" office:value="1460313.88">
            <text:p>1460313,88</text:p>
          </table:table-cell>
          <table:table-cell table:formula="of:=INDEX([.$A$2:.$D$100000];(ROW()-1)*6-2;2)" office:value-type="float" office:value="4695642">
            <text:p>4695642</text:p>
          </table:table-cell>
          <table:table-cell table:formula="of:=INDEX([.$A$2:.$D$100000];(ROW()-1)*6-5;1)" office:value-type="float" office:value="2.656">
            <text:p>2,656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4">
            <text:p>64</text:p>
          </table:table-cell>
          <table:table-cell table:formula="of:=INDEX([.$A$2:.$D$100000];(ROW()-1)*6;1)" office:value-type="float" office:value="1216315">
            <text:p>1216315</text:p>
          </table:table-cell>
          <table:table-cell table:formula="of:=INDEX([.$A$2:.$D$100000];(ROW()-1)*6-1;4)" office:value-type="float" office:value="19.89">
            <text:p>19,89</text:p>
          </table:table-cell>
          <table:table-cell table:formula="of:=INDEX([.$A$2:.$D$100000];(ROW()-1)*6-2;4)" office:value-type="float" office:value="12.21">
            <text:p>12,21</text:p>
          </table:table-cell>
          <table:table-cell table:formula="of:=INDEX([.$A$2:.$D$100000];(ROW()-1)*6-1;3)" office:value-type="float" office:value="850.61">
            <text:p>850,61</text:p>
          </table:table-cell>
          <table:table-cell table:formula="of:=INDEX([.$A$2:.$D$100000];(ROW()-1)*6-2;3)" office:value-type="float" office:value="3906.97">
            <text:p>3906,97</text:p>
          </table:table-cell>
          <table:table-cell table:formula="of:=INDEX([.$A$2:.$D$100000];(ROW()-1)*6-1;2)" office:value-type="float" office:value="1298879.13">
            <text:p>1298879,13</text:p>
          </table:table-cell>
          <table:table-cell table:formula="of:=INDEX([.$A$2:.$D$100000];(ROW()-1)*6-2;2)" office:value-type="float" office:value="4008665">
            <text:p>4008665</text:p>
          </table:table-cell>
          <table:table-cell table:formula="of:=INDEX([.$A$2:.$D$100000];(ROW()-1)*6-5;1)" office:value-type="float" office:value="2.641">
            <text:p>2,641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float" office:value="2.078">
            <text:p>2,07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5">
            <text:p>65</text:p>
          </table:table-cell>
          <table:table-cell table:formula="of:=INDEX([.$A$2:.$D$100000];(ROW()-1)*6;1)" office:value-type="float" office:value="1202316">
            <text:p>1202316</text:p>
          </table:table-cell>
          <table:table-cell table:formula="of:=INDEX([.$A$2:.$D$100000];(ROW()-1)*6-1;4)" office:value-type="float" office:value="19.77">
            <text:p>19,77</text:p>
          </table:table-cell>
          <table:table-cell table:formula="of:=INDEX([.$A$2:.$D$100000];(ROW()-1)*6-2;4)" office:value-type="float" office:value="12.01">
            <text:p>12,01</text:p>
          </table:table-cell>
          <table:table-cell table:formula="of:=INDEX([.$A$2:.$D$100000];(ROW()-1)*6-1;3)" office:value-type="float" office:value="875.58">
            <text:p>875,58</text:p>
          </table:table-cell>
          <table:table-cell table:formula="of:=INDEX([.$A$2:.$D$100000];(ROW()-1)*6-2;3)" office:value-type="float" office:value="4096.95">
            <text:p>4096,95</text:p>
          </table:table-cell>
          <table:table-cell table:formula="of:=INDEX([.$A$2:.$D$100000];(ROW()-1)*6-1;2)" office:value-type="float" office:value="1349312">
            <text:p>1349312</text:p>
          </table:table-cell>
          <table:table-cell table:formula="of:=INDEX([.$A$2:.$D$100000];(ROW()-1)*6-2;2)" office:value-type="float" office:value="4195722">
            <text:p>4195722</text:p>
          </table:table-cell>
          <table:table-cell table:formula="of:=INDEX([.$A$2:.$D$100000];(ROW()-1)*6-5;1)" office:value-type="float" office:value="2.625">
            <text:p>2,625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466677">
            <text:p>3466677</text:p>
          </table:table-cell>
          <table:table-cell office:value-type="float" office:value="3392.84">
            <text:p>3392,84</text:p>
          </table:table-cell>
          <table:table-cell office:value-type="float" office:value="12.83">
            <text:p>12,8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6">
            <text:p>66</text:p>
          </table:table-cell>
          <table:table-cell table:formula="of:=INDEX([.$A$2:.$D$100000];(ROW()-1)*6;1)" office:value-type="float" office:value="1188760">
            <text:p>1188760</text:p>
          </table:table-cell>
          <table:table-cell table:formula="of:=INDEX([.$A$2:.$D$100000];(ROW()-1)*6-1;4)" office:value-type="float" office:value="19.71">
            <text:p>19,71</text:p>
          </table:table-cell>
          <table:table-cell table:formula="of:=INDEX([.$A$2:.$D$100000];(ROW()-1)*6-2;4)" office:value-type="float" office:value="11.95">
            <text:p>11,95</text:p>
          </table:table-cell>
          <table:table-cell table:formula="of:=INDEX([.$A$2:.$D$100000];(ROW()-1)*6-1;3)" office:value-type="float" office:value="888.63">
            <text:p>888,63</text:p>
          </table:table-cell>
          <table:table-cell table:formula="of:=INDEX([.$A$2:.$D$100000];(ROW()-1)*6-2;3)" office:value-type="float" office:value="4152.57">
            <text:p>4152,57</text:p>
          </table:table-cell>
          <table:table-cell table:formula="of:=INDEX([.$A$2:.$D$100000];(ROW()-1)*6-1;2)" office:value-type="float" office:value="1368159.63">
            <text:p>1368159,63</text:p>
          </table:table-cell>
          <table:table-cell table:formula="of:=INDEX([.$A$2:.$D$100000];(ROW()-1)*6-2;2)" office:value-type="float" office:value="4249813">
            <text:p>4249813</text:p>
          </table:table-cell>
          <table:table-cell table:formula="of:=INDEX([.$A$2:.$D$100000];(ROW()-1)*6-5;1)" office:value-type="float" office:value="2.625">
            <text:p>2,625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90359.13">
            <text:p>1090359,13</text:p>
          </table:table-cell>
          <table:table-cell office:value-type="float" office:value="706.95">
            <text:p>706,95</text:p>
          </table:table-cell>
          <table:table-cell office:value-type="float" office:value="20.77">
            <text:p>20,7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7">
            <text:p>67</text:p>
          </table:table-cell>
          <table:table-cell table:formula="of:=INDEX([.$A$2:.$D$100000];(ROW()-1)*6;1)" office:value-type="float" office:value="1175129">
            <text:p>1175129</text:p>
          </table:table-cell>
          <table:table-cell table:formula="of:=INDEX([.$A$2:.$D$100000];(ROW()-1)*6-1;4)" office:value-type="float" office:value="19.67">
            <text:p>19,67</text:p>
          </table:table-cell>
          <table:table-cell table:formula="of:=INDEX([.$A$2:.$D$100000];(ROW()-1)*6-2;4)" office:value-type="float" office:value="11.84">
            <text:p>11,84</text:p>
          </table:table-cell>
          <table:table-cell table:formula="of:=INDEX([.$A$2:.$D$100000];(ROW()-1)*6-1;3)" office:value-type="float" office:value="898.57">
            <text:p>898,57</text:p>
          </table:table-cell>
          <table:table-cell table:formula="of:=INDEX([.$A$2:.$D$100000];(ROW()-1)*6-2;3)" office:value-type="float" office:value="4253.38">
            <text:p>4253,38</text:p>
          </table:table-cell>
          <table:table-cell table:formula="of:=INDEX([.$A$2:.$D$100000];(ROW()-1)*6-1;2)" office:value-type="float" office:value="1386188.5">
            <text:p>1386188,5</text:p>
          </table:table-cell>
          <table:table-cell table:formula="of:=INDEX([.$A$2:.$D$100000];(ROW()-1)*6-2;2)" office:value-type="float" office:value="4346507">
            <text:p>4346507</text:p>
          </table:table-cell>
          <table:table-cell table:formula="of:=INDEX([.$A$2:.$D$100000];(ROW()-1)*6-5;1)" office:value-type="float" office:value="2.594">
            <text:p>2,594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float" office:value="1740785">
            <text:p>174078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8">
            <text:p>68</text:p>
          </table:table-cell>
          <table:table-cell table:formula="of:=INDEX([.$A$2:.$D$100000];(ROW()-1)*6;1)" office:value-type="float" office:value="1161478">
            <text:p>1161478</text:p>
          </table:table-cell>
          <table:table-cell table:formula="of:=INDEX([.$A$2:.$D$100000];(ROW()-1)*6-1;4)" office:value-type="float" office:value="19.64">
            <text:p>19,64</text:p>
          </table:table-cell>
          <table:table-cell table:formula="of:=INDEX([.$A$2:.$D$100000];(ROW()-1)*6-2;4)" office:value-type="float" office:value="11.91">
            <text:p>11,91</text:p>
          </table:table-cell>
          <table:table-cell table:formula="of:=INDEX([.$A$2:.$D$100000];(ROW()-1)*6-1;3)" office:value-type="float" office:value="901.13">
            <text:p>901,13</text:p>
          </table:table-cell>
          <table:table-cell table:formula="of:=INDEX([.$A$2:.$D$100000];(ROW()-1)*6-2;3)" office:value-type="float" office:value="4184.09">
            <text:p>4184,09</text:p>
          </table:table-cell>
          <table:table-cell table:formula="of:=INDEX([.$A$2:.$D$100000];(ROW()-1)*6-1;2)" office:value-type="float" office:value="1389182.5">
            <text:p>1389182,5</text:p>
          </table:table-cell>
          <table:table-cell table:formula="of:=INDEX([.$A$2:.$D$100000];(ROW()-1)*6-2;2)" office:value-type="float" office:value="4285644">
            <text:p>4285644</text:p>
          </table:table-cell>
          <table:table-cell table:formula="of:=INDEX([.$A$2:.$D$100000];(ROW()-1)*6-5;1)" office:value-type="float" office:value="2.703">
            <text:p>2,703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3.734">
            <text:p>3,73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69">
            <text:p>69</text:p>
          </table:table-cell>
          <table:table-cell table:formula="of:=INDEX([.$A$2:.$D$100000];(ROW()-1)*6;1)" office:value-type="float" office:value="1148400">
            <text:p>1148400</text:p>
          </table:table-cell>
          <table:table-cell table:formula="of:=INDEX([.$A$2:.$D$100000];(ROW()-1)*6-1;4)" office:value-type="float" office:value="19.58">
            <text:p>19,58</text:p>
          </table:table-cell>
          <table:table-cell table:formula="of:=INDEX([.$A$2:.$D$100000];(ROW()-1)*6-2;4)" office:value-type="float" office:value="11.79">
            <text:p>11,79</text:p>
          </table:table-cell>
          <table:table-cell table:formula="of:=INDEX([.$A$2:.$D$100000];(ROW()-1)*6-1;3)" office:value-type="float" office:value="916.37">
            <text:p>916,37</text:p>
          </table:table-cell>
          <table:table-cell table:formula="of:=INDEX([.$A$2:.$D$100000];(ROW()-1)*6-2;3)" office:value-type="float" office:value="4302.98">
            <text:p>4302,98</text:p>
          </table:table-cell>
          <table:table-cell table:formula="of:=INDEX([.$A$2:.$D$100000];(ROW()-1)*6-1;2)" office:value-type="float" office:value="1412410.88">
            <text:p>1412410,88</text:p>
          </table:table-cell>
          <table:table-cell table:formula="of:=INDEX([.$A$2:.$D$100000];(ROW()-1)*6-2;2)" office:value-type="float" office:value="4403699">
            <text:p>4403699</text:p>
          </table:table-cell>
          <table:table-cell table:formula="of:=INDEX([.$A$2:.$D$100000];(ROW()-1)*6-5;1)" office:value-type="float" office:value="2.578">
            <text:p>2,578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0">
            <text:p>70</text:p>
          </table:table-cell>
          <table:table-cell table:formula="of:=INDEX([.$A$2:.$D$100000];(ROW()-1)*6;1)" office:value-type="float" office:value="1135254">
            <text:p>1135254</text:p>
          </table:table-cell>
          <table:table-cell table:formula="of:=INDEX([.$A$2:.$D$100000];(ROW()-1)*6-1;4)" office:value-type="float" office:value="19.54">
            <text:p>19,54</text:p>
          </table:table-cell>
          <table:table-cell table:formula="of:=INDEX([.$A$2:.$D$100000];(ROW()-1)*6-2;4)" office:value-type="float" office:value="11.78">
            <text:p>11,78</text:p>
          </table:table-cell>
          <table:table-cell table:formula="of:=INDEX([.$A$2:.$D$100000];(ROW()-1)*6-1;3)" office:value-type="float" office:value="922.37">
            <text:p>922,37</text:p>
          </table:table-cell>
          <table:table-cell table:formula="of:=INDEX([.$A$2:.$D$100000];(ROW()-1)*6-2;3)" office:value-type="float" office:value="4317.59">
            <text:p>4317,59</text:p>
          </table:table-cell>
          <table:table-cell table:formula="of:=INDEX([.$A$2:.$D$100000];(ROW()-1)*6-1;2)" office:value-type="float" office:value="1421120">
            <text:p>1421120</text:p>
          </table:table-cell>
          <table:table-cell table:formula="of:=INDEX([.$A$2:.$D$100000];(ROW()-1)*6-2;2)" office:value-type="float" office:value="4419107">
            <text:p>4419107</text:p>
          </table:table-cell>
          <table:table-cell table:formula="of:=INDEX([.$A$2:.$D$100000];(ROW()-1)*6-5;1)" office:value-type="float" office:value="2.578">
            <text:p>2,578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1.875">
            <text:p>1,8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1">
            <text:p>71</text:p>
          </table:table-cell>
          <table:table-cell table:formula="of:=INDEX([.$A$2:.$D$100000];(ROW()-1)*6;1)" office:value-type="float" office:value="1122708">
            <text:p>1122708</text:p>
          </table:table-cell>
          <table:table-cell table:formula="of:=INDEX([.$A$2:.$D$100000];(ROW()-1)*6-1;4)" office:value-type="float" office:value="19.49">
            <text:p>19,49</text:p>
          </table:table-cell>
          <table:table-cell table:formula="of:=INDEX([.$A$2:.$D$100000];(ROW()-1)*6-2;4)" office:value-type="float" office:value="11.72">
            <text:p>11,72</text:p>
          </table:table-cell>
          <table:table-cell table:formula="of:=INDEX([.$A$2:.$D$100000];(ROW()-1)*6-1;3)" office:value-type="float" office:value="934.14">
            <text:p>934,14</text:p>
          </table:table-cell>
          <table:table-cell table:formula="of:=INDEX([.$A$2:.$D$100000];(ROW()-1)*6-2;3)" office:value-type="float" office:value="4377.1">
            <text:p>4377,1</text:p>
          </table:table-cell>
          <table:table-cell table:formula="of:=INDEX([.$A$2:.$D$100000];(ROW()-1)*6-1;2)" office:value-type="float" office:value="1441265">
            <text:p>1441265</text:p>
          </table:table-cell>
          <table:table-cell table:formula="of:=INDEX([.$A$2:.$D$100000];(ROW()-1)*6-2;2)" office:value-type="float" office:value="4483916">
            <text:p>4483916</text:p>
          </table:table-cell>
          <table:table-cell table:formula="of:=INDEX([.$A$2:.$D$100000];(ROW()-1)*6-5;1)" office:value-type="float" office:value="2.563">
            <text:p>2,563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449790">
            <text:p>3449790</text:p>
          </table:table-cell>
          <table:table-cell office:value-type="float" office:value="3378.38">
            <text:p>3378,38</text:p>
          </table:table-cell>
          <table:table-cell office:value-type="float" office:value="12.84">
            <text:p>12,8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2">
            <text:p>72</text:p>
          </table:table-cell>
          <table:table-cell table:formula="of:=INDEX([.$A$2:.$D$100000];(ROW()-1)*6;1)" office:value-type="float" office:value="1110557">
            <text:p>1110557</text:p>
          </table:table-cell>
          <table:table-cell table:formula="of:=INDEX([.$A$2:.$D$100000];(ROW()-1)*6-1;4)" office:value-type="float" office:value="19.52">
            <text:p>19,52</text:p>
          </table:table-cell>
          <table:table-cell table:formula="of:=INDEX([.$A$2:.$D$100000];(ROW()-1)*6-2;4)" office:value-type="float" office:value="11.8">
            <text:p>11,8</text:p>
          </table:table-cell>
          <table:table-cell table:formula="of:=INDEX([.$A$2:.$D$100000];(ROW()-1)*6-1;3)" office:value-type="float" office:value="924.02">
            <text:p>924,02</text:p>
          </table:table-cell>
          <table:table-cell table:formula="of:=INDEX([.$A$2:.$D$100000];(ROW()-1)*6-2;3)" office:value-type="float" office:value="4299.88">
            <text:p>4299,88</text:p>
          </table:table-cell>
          <table:table-cell table:formula="of:=INDEX([.$A$2:.$D$100000];(ROW()-1)*6-1;2)" office:value-type="float" office:value="1423201.88">
            <text:p>1423201,88</text:p>
          </table:table-cell>
          <table:table-cell table:formula="of:=INDEX([.$A$2:.$D$100000];(ROW()-1)*6-2;2)" office:value-type="float" office:value="4398094">
            <text:p>4398094</text:p>
          </table:table-cell>
          <table:table-cell table:formula="of:=INDEX([.$A$2:.$D$100000];(ROW()-1)*6-5;1)" office:value-type="float" office:value="2.563">
            <text:p>2,563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71471.63">
            <text:p>1071471,63</text:p>
          </table:table-cell>
          <table:table-cell office:value-type="float" office:value="700.65">
            <text:p>700,65</text:p>
          </table:table-cell>
          <table:table-cell office:value-type="float" office:value="20.81">
            <text:p>20,8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3">
            <text:p>73</text:p>
          </table:table-cell>
          <table:table-cell table:formula="of:=INDEX([.$A$2:.$D$100000];(ROW()-1)*6;1)" office:value-type="float" office:value="1099358">
            <text:p>1099358</text:p>
          </table:table-cell>
          <table:table-cell table:formula="of:=INDEX([.$A$2:.$D$100000];(ROW()-1)*6-1;4)" office:value-type="float" office:value="19.47">
            <text:p>19,47</text:p>
          </table:table-cell>
          <table:table-cell table:formula="of:=INDEX([.$A$2:.$D$100000];(ROW()-1)*6-2;4)" office:value-type="float" office:value="11.77">
            <text:p>11,77</text:p>
          </table:table-cell>
          <table:table-cell table:formula="of:=INDEX([.$A$2:.$D$100000];(ROW()-1)*6-1;3)" office:value-type="float" office:value="934.92">
            <text:p>934,92</text:p>
          </table:table-cell>
          <table:table-cell table:formula="of:=INDEX([.$A$2:.$D$100000];(ROW()-1)*6-2;3)" office:value-type="float" office:value="4322.38">
            <text:p>4322,38</text:p>
          </table:table-cell>
          <table:table-cell table:formula="of:=INDEX([.$A$2:.$D$100000];(ROW()-1)*6-1;2)" office:value-type="float" office:value="1442226.25">
            <text:p>1442226,25</text:p>
          </table:table-cell>
          <table:table-cell table:formula="of:=INDEX([.$A$2:.$D$100000];(ROW()-1)*6-2;2)" office:value-type="float" office:value="4429996">
            <text:p>4429996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1767453">
            <text:p>17674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4">
            <text:p>74</text:p>
          </table:table-cell>
          <table:table-cell table:formula="of:=INDEX([.$A$2:.$D$100000];(ROW()-1)*6;1)" office:value-type="float" office:value="1087942">
            <text:p>1087942</text:p>
          </table:table-cell>
          <table:table-cell table:formula="of:=INDEX([.$A$2:.$D$100000];(ROW()-1)*6-1;4)" office:value-type="float" office:value="19.43">
            <text:p>19,43</text:p>
          </table:table-cell>
          <table:table-cell table:formula="of:=INDEX([.$A$2:.$D$100000];(ROW()-1)*6-2;4)" office:value-type="float" office:value="11.71">
            <text:p>11,71</text:p>
          </table:table-cell>
          <table:table-cell table:formula="of:=INDEX([.$A$2:.$D$100000];(ROW()-1)*6-1;3)" office:value-type="float" office:value="944.19">
            <text:p>944,19</text:p>
          </table:table-cell>
          <table:table-cell table:formula="of:=INDEX([.$A$2:.$D$100000];(ROW()-1)*6-2;3)" office:value-type="float" office:value="4390.67">
            <text:p>4390,67</text:p>
          </table:table-cell>
          <table:table-cell table:formula="of:=INDEX([.$A$2:.$D$100000];(ROW()-1)*6-1;2)" office:value-type="float" office:value="1454980">
            <text:p>1454980</text:p>
          </table:table-cell>
          <table:table-cell table:formula="of:=INDEX([.$A$2:.$D$100000];(ROW()-1)*6-2;2)" office:value-type="float" office:value="4489700">
            <text:p>4489700</text:p>
          </table:table-cell>
          <table:table-cell table:formula="of:=INDEX([.$A$2:.$D$100000];(ROW()-1)*6-5;1)" office:value-type="float" office:value="2.547">
            <text:p>2,547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float" office:value="3.485">
            <text:p>3,48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5">
            <text:p>75</text:p>
          </table:table-cell>
          <table:table-cell table:formula="of:=INDEX([.$A$2:.$D$100000];(ROW()-1)*6;1)" office:value-type="float" office:value="1076032">
            <text:p>1076032</text:p>
          </table:table-cell>
          <table:table-cell table:formula="of:=INDEX([.$A$2:.$D$100000];(ROW()-1)*6-1;4)" office:value-type="float" office:value="19.4">
            <text:p>19,4</text:p>
          </table:table-cell>
          <table:table-cell table:formula="of:=INDEX([.$A$2:.$D$100000];(ROW()-1)*6-2;4)" office:value-type="float" office:value="11.65">
            <text:p>11,65</text:p>
          </table:table-cell>
          <table:table-cell table:formula="of:=INDEX([.$A$2:.$D$100000];(ROW()-1)*6-1;3)" office:value-type="float" office:value="950.22">
            <text:p>950,22</text:p>
          </table:table-cell>
          <table:table-cell table:formula="of:=INDEX([.$A$2:.$D$100000];(ROW()-1)*6-2;3)" office:value-type="float" office:value="4446.08">
            <text:p>4446,08</text:p>
          </table:table-cell>
          <table:table-cell table:formula="of:=INDEX([.$A$2:.$D$100000];(ROW()-1)*6-1;2)" office:value-type="float" office:value="1466626.13">
            <text:p>1466626,13</text:p>
          </table:table-cell>
          <table:table-cell table:formula="of:=INDEX([.$A$2:.$D$100000];(ROW()-1)*6-2;2)" office:value-type="float" office:value="4548724">
            <text:p>4548724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6">
            <text:p>76</text:p>
          </table:table-cell>
          <table:table-cell table:formula="of:=INDEX([.$A$2:.$D$100000];(ROW()-1)*6;1)" office:value-type="float" office:value="1064595">
            <text:p>1064595</text:p>
          </table:table-cell>
          <table:table-cell table:formula="of:=INDEX([.$A$2:.$D$100000];(ROW()-1)*6-1;4)" office:value-type="float" office:value="19.37">
            <text:p>19,37</text:p>
          </table:table-cell>
          <table:table-cell table:formula="of:=INDEX([.$A$2:.$D$100000];(ROW()-1)*6-2;4)" office:value-type="float" office:value="11.74">
            <text:p>11,74</text:p>
          </table:table-cell>
          <table:table-cell table:formula="of:=INDEX([.$A$2:.$D$100000];(ROW()-1)*6-1;3)" office:value-type="float" office:value="953.45">
            <text:p>953,45</text:p>
          </table:table-cell>
          <table:table-cell table:formula="of:=INDEX([.$A$2:.$D$100000];(ROW()-1)*6-2;3)" office:value-type="float" office:value="4357.09">
            <text:p>4357,09</text:p>
          </table:table-cell>
          <table:table-cell table:formula="of:=INDEX([.$A$2:.$D$100000];(ROW()-1)*6-1;2)" office:value-type="float" office:value="1469751.63">
            <text:p>1469751,63</text:p>
          </table:table-cell>
          <table:table-cell table:formula="of:=INDEX([.$A$2:.$D$100000];(ROW()-1)*6-2;2)" office:value-type="float" office:value="4467965">
            <text:p>4467965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2.563">
            <text:p>2,56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7">
            <text:p>77</text:p>
          </table:table-cell>
          <table:table-cell table:formula="of:=INDEX([.$A$2:.$D$100000];(ROW()-1)*6;1)" office:value-type="float" office:value="1053850">
            <text:p>1053850</text:p>
          </table:table-cell>
          <table:table-cell table:formula="of:=INDEX([.$A$2:.$D$100000];(ROW()-1)*6-1;4)" office:value-type="float" office:value="19.36">
            <text:p>19,36</text:p>
          </table:table-cell>
          <table:table-cell table:formula="of:=INDEX([.$A$2:.$D$100000];(ROW()-1)*6-2;4)" office:value-type="float" office:value="11.65">
            <text:p>11,65</text:p>
          </table:table-cell>
          <table:table-cell table:formula="of:=INDEX([.$A$2:.$D$100000];(ROW()-1)*6-1;3)" office:value-type="float" office:value="958.01">
            <text:p>958,01</text:p>
          </table:table-cell>
          <table:table-cell table:formula="of:=INDEX([.$A$2:.$D$100000];(ROW()-1)*6-2;3)" office:value-type="float" office:value="4448.8">
            <text:p>4448,8</text:p>
          </table:table-cell>
          <table:table-cell table:formula="of:=INDEX([.$A$2:.$D$100000];(ROW()-1)*6-1;2)" office:value-type="float" office:value="1481111.88">
            <text:p>1481111,88</text:p>
          </table:table-cell>
          <table:table-cell table:formula="of:=INDEX([.$A$2:.$D$100000];(ROW()-1)*6-2;2)" office:value-type="float" office:value="4553904">
            <text:p>4553904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410960">
            <text:p>3410960</text:p>
          </table:table-cell>
          <table:table-cell office:value-type="float" office:value="3334.59">
            <text:p>3334,59</text:p>
          </table:table-cell>
          <table:table-cell office:value-type="float" office:value="12.9">
            <text:p>12,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8">
            <text:p>78</text:p>
          </table:table-cell>
          <table:table-cell table:formula="of:=INDEX([.$A$2:.$D$100000];(ROW()-1)*6;1)" office:value-type="float" office:value="1043557">
            <text:p>1043557</text:p>
          </table:table-cell>
          <table:table-cell table:formula="of:=INDEX([.$A$2:.$D$100000];(ROW()-1)*6-1;4)" office:value-type="float" office:value="19.29">
            <text:p>19,29</text:p>
          </table:table-cell>
          <table:table-cell table:formula="of:=INDEX([.$A$2:.$D$100000];(ROW()-1)*6-2;4)" office:value-type="float" office:value="11.6">
            <text:p>11,6</text:p>
          </table:table-cell>
          <table:table-cell table:formula="of:=INDEX([.$A$2:.$D$100000];(ROW()-1)*6-1;3)" office:value-type="float" office:value="969.92">
            <text:p>969,92</text:p>
          </table:table-cell>
          <table:table-cell table:formula="of:=INDEX([.$A$2:.$D$100000];(ROW()-1)*6-2;3)" office:value-type="float" office:value="4495.83">
            <text:p>4495,83</text:p>
          </table:table-cell>
          <table:table-cell table:formula="of:=INDEX([.$A$2:.$D$100000];(ROW()-1)*6-1;2)" office:value-type="float" office:value="1495614.75">
            <text:p>1495614,75</text:p>
          </table:table-cell>
          <table:table-cell table:formula="of:=INDEX([.$A$2:.$D$100000];(ROW()-1)*6-2;2)" office:value-type="float" office:value="4600172">
            <text:p>4600172</text:p>
          </table:table-cell>
          <table:table-cell table:formula="of:=INDEX([.$A$2:.$D$100000];(ROW()-1)*6-5;1)" office:value-type="float" office:value="2.516">
            <text:p>2,516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72203.63">
            <text:p>1072203,63</text:p>
          </table:table-cell>
          <table:table-cell office:value-type="float" office:value="692.76">
            <text:p>692,76</text:p>
          </table:table-cell>
          <table:table-cell office:value-type="float" office:value="20.87">
            <text:p>20,8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79">
            <text:p>79</text:p>
          </table:table-cell>
          <table:table-cell table:formula="of:=INDEX([.$A$2:.$D$100000];(ROW()-1)*6;1)" office:value-type="float" office:value="1032918">
            <text:p>1032918</text:p>
          </table:table-cell>
          <table:table-cell table:formula="of:=INDEX([.$A$2:.$D$100000];(ROW()-1)*6-1;4)" office:value-type="float" office:value="19.24">
            <text:p>19,24</text:p>
          </table:table-cell>
          <table:table-cell table:formula="of:=INDEX([.$A$2:.$D$100000];(ROW()-1)*6-2;4)" office:value-type="float" office:value="11.6">
            <text:p>11,6</text:p>
          </table:table-cell>
          <table:table-cell table:formula="of:=INDEX([.$A$2:.$D$100000];(ROW()-1)*6-1;3)" office:value-type="float" office:value="982.45">
            <text:p>982,45</text:p>
          </table:table-cell>
          <table:table-cell table:formula="of:=INDEX([.$A$2:.$D$100000];(ROW()-1)*6-2;3)" office:value-type="float" office:value="4500.94">
            <text:p>4500,94</text:p>
          </table:table-cell>
          <table:table-cell table:formula="of:=INDEX([.$A$2:.$D$100000];(ROW()-1)*6-1;2)" office:value-type="float" office:value="1515473.63">
            <text:p>1515473,63</text:p>
          </table:table-cell>
          <table:table-cell table:formula="of:=INDEX([.$A$2:.$D$100000];(ROW()-1)*6-2;2)" office:value-type="float" office:value="4615426">
            <text:p>4615426</text:p>
          </table:table-cell>
          <table:table-cell table:formula="of:=INDEX([.$A$2:.$D$100000];(ROW()-1)*6-5;1)" office:value-type="float" office:value="2.516">
            <text:p>2,516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1804375">
            <text:p>18043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0">
            <text:p>80</text:p>
          </table:table-cell>
          <table:table-cell table:formula="of:=INDEX([.$A$2:.$D$100000];(ROW()-1)*6;1)" office:value-type="float" office:value="1022564">
            <text:p>1022564</text:p>
          </table:table-cell>
          <table:table-cell table:formula="of:=INDEX([.$A$2:.$D$100000];(ROW()-1)*6-1;4)" office:value-type="float" office:value="19.28">
            <text:p>19,28</text:p>
          </table:table-cell>
          <table:table-cell table:formula="of:=INDEX([.$A$2:.$D$100000];(ROW()-1)*6-2;4)" office:value-type="float" office:value="11.67">
            <text:p>11,67</text:p>
          </table:table-cell>
          <table:table-cell table:formula="of:=INDEX([.$A$2:.$D$100000];(ROW()-1)*6-1;3)" office:value-type="float" office:value="970.36">
            <text:p>970,36</text:p>
          </table:table-cell>
          <table:table-cell table:formula="of:=INDEX([.$A$2:.$D$100000];(ROW()-1)*6-2;3)" office:value-type="float" office:value="4422.58">
            <text:p>4422,58</text:p>
          </table:table-cell>
          <table:table-cell table:formula="of:=INDEX([.$A$2:.$D$100000];(ROW()-1)*6-1;2)" office:value-type="float" office:value="1493692.13">
            <text:p>1493692,13</text:p>
          </table:table-cell>
          <table:table-cell table:formula="of:=INDEX([.$A$2:.$D$100000];(ROW()-1)*6-2;2)" office:value-type="float" office:value="4527336">
            <text:p>4527336</text:p>
          </table:table-cell>
          <table:table-cell table:formula="of:=INDEX([.$A$2:.$D$100000];(ROW()-1)*6-5;1)" office:value-type="float" office:value="2.5">
            <text:p>2,5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1">
            <text:p>81</text:p>
          </table:table-cell>
          <table:table-cell table:formula="of:=INDEX([.$A$2:.$D$100000];(ROW()-1)*6;1)" office:value-type="float" office:value="1012388">
            <text:p>1012388</text:p>
          </table:table-cell>
          <table:table-cell table:formula="of:=INDEX([.$A$2:.$D$100000];(ROW()-1)*6-1;4)" office:value-type="float" office:value="19.22">
            <text:p>19,22</text:p>
          </table:table-cell>
          <table:table-cell table:formula="of:=INDEX([.$A$2:.$D$100000];(ROW()-1)*6-2;4)" office:value-type="float" office:value="11.57">
            <text:p>11,57</text:p>
          </table:table-cell>
          <table:table-cell table:formula="of:=INDEX([.$A$2:.$D$100000];(ROW()-1)*6-1;3)" office:value-type="float" office:value="984.16">
            <text:p>984,16</text:p>
          </table:table-cell>
          <table:table-cell table:formula="of:=INDEX([.$A$2:.$D$100000];(ROW()-1)*6-2;3)" office:value-type="float" office:value="4527.74">
            <text:p>4527,74</text:p>
          </table:table-cell>
          <table:table-cell table:formula="of:=INDEX([.$A$2:.$D$100000];(ROW()-1)*6-1;2)" office:value-type="float" office:value="1520310.75">
            <text:p>1520310,75</text:p>
          </table:table-cell>
          <table:table-cell table:formula="of:=INDEX([.$A$2:.$D$100000];(ROW()-1)*6-2;2)" office:value-type="float" office:value="4631232">
            <text:p>4631232</text:p>
          </table:table-cell>
          <table:table-cell table:formula="of:=INDEX([.$A$2:.$D$100000];(ROW()-1)*6-5;1)" office:value-type="float" office:value="2.5">
            <text:p>2,5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2">
            <text:p>82</text:p>
          </table:table-cell>
          <table:table-cell table:formula="of:=INDEX([.$A$2:.$D$100000];(ROW()-1)*6;1)" office:value-type="float" office:value="1003939">
            <text:p>1003939</text:p>
          </table:table-cell>
          <table:table-cell table:formula="of:=INDEX([.$A$2:.$D$100000];(ROW()-1)*6-1;4)" office:value-type="float" office:value="19.18">
            <text:p>19,18</text:p>
          </table:table-cell>
          <table:table-cell table:formula="of:=INDEX([.$A$2:.$D$100000];(ROW()-1)*6-2;4)" office:value-type="float" office:value="11.5">
            <text:p>11,5</text:p>
          </table:table-cell>
          <table:table-cell table:formula="of:=INDEX([.$A$2:.$D$100000];(ROW()-1)*6-1;3)" office:value-type="float" office:value="992.55">
            <text:p>992,55</text:p>
          </table:table-cell>
          <table:table-cell table:formula="of:=INDEX([.$A$2:.$D$100000];(ROW()-1)*6-2;3)" office:value-type="float" office:value="4601.08">
            <text:p>4601,08</text:p>
          </table:table-cell>
          <table:table-cell table:formula="of:=INDEX([.$A$2:.$D$100000];(ROW()-1)*6-1;2)" office:value-type="float" office:value="1532746.13">
            <text:p>1532746,13</text:p>
          </table:table-cell>
          <table:table-cell table:formula="of:=INDEX([.$A$2:.$D$100000];(ROW()-1)*6-2;2)" office:value-type="float" office:value="4706293">
            <text:p>4706293</text:p>
          </table:table-cell>
          <table:table-cell table:formula="of:=INDEX([.$A$2:.$D$100000];(ROW()-1)*6-5;1)" office:value-type="float" office:value="2.5">
            <text:p>2,5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3">
            <text:p>83</text:p>
          </table:table-cell>
          <table:table-cell table:formula="of:=INDEX([.$A$2:.$D$100000];(ROW()-1)*6;1)" office:value-type="float" office:value="994563">
            <text:p>994563</text:p>
          </table:table-cell>
          <table:table-cell table:formula="of:=INDEX([.$A$2:.$D$100000];(ROW()-1)*6-1;4)" office:value-type="float" office:value="19.15">
            <text:p>19,15</text:p>
          </table:table-cell>
          <table:table-cell table:formula="of:=INDEX([.$A$2:.$D$100000];(ROW()-1)*6-2;4)" office:value-type="float" office:value="11.55">
            <text:p>11,55</text:p>
          </table:table-cell>
          <table:table-cell table:formula="of:=INDEX([.$A$2:.$D$100000];(ROW()-1)*6-1;3)" office:value-type="float" office:value="1001.97">
            <text:p>1001,97</text:p>
          </table:table-cell>
          <table:table-cell table:formula="of:=INDEX([.$A$2:.$D$100000];(ROW()-1)*6-2;3)" office:value-type="float" office:value="4554.51">
            <text:p>4554,51</text:p>
          </table:table-cell>
          <table:table-cell table:formula="of:=INDEX([.$A$2:.$D$100000];(ROW()-1)*6-1;2)" office:value-type="float" office:value="1547606.75">
            <text:p>1547606,75</text:p>
          </table:table-cell>
          <table:table-cell table:formula="of:=INDEX([.$A$2:.$D$100000];(ROW()-1)*6-2;2)" office:value-type="float" office:value="4671198">
            <text:p>4671198</text:p>
          </table:table-cell>
          <table:table-cell table:formula="of:=INDEX([.$A$2:.$D$100000];(ROW()-1)*6-5;1)" office:value-type="float" office:value="2.485">
            <text:p>2,485</text:p>
          </table:table-cell>
          <table:table-cell table:formula="of:=INDEX([.$A$2:.$D$100000];(ROW()-1)*6-3;1)" office:value-type="float" office:value="1.453">
            <text:p>1,45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443450">
            <text:p>3443450</text:p>
          </table:table-cell>
          <table:table-cell office:value-type="float" office:value="3377.62">
            <text:p>3377,62</text:p>
          </table:table-cell>
          <table:table-cell office:value-type="float" office:value="12.84">
            <text:p>12,8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4">
            <text:p>84</text:p>
          </table:table-cell>
          <table:table-cell table:formula="of:=INDEX([.$A$2:.$D$100000];(ROW()-1)*6;1)" office:value-type="float" office:value="985597">
            <text:p>985597</text:p>
          </table:table-cell>
          <table:table-cell table:formula="of:=INDEX([.$A$2:.$D$100000];(ROW()-1)*6-1;4)" office:value-type="float" office:value="19.12">
            <text:p>19,12</text:p>
          </table:table-cell>
          <table:table-cell table:formula="of:=INDEX([.$A$2:.$D$100000];(ROW()-1)*6-2;4)" office:value-type="float" office:value="11.53">
            <text:p>11,53</text:p>
          </table:table-cell>
          <table:table-cell table:formula="of:=INDEX([.$A$2:.$D$100000];(ROW()-1)*6-1;3)" office:value-type="float" office:value="1005.07">
            <text:p>1005,07</text:p>
          </table:table-cell>
          <table:table-cell table:formula="of:=INDEX([.$A$2:.$D$100000];(ROW()-1)*6-2;3)" office:value-type="float" office:value="4576.69">
            <text:p>4576,69</text:p>
          </table:table-cell>
          <table:table-cell table:formula="of:=INDEX([.$A$2:.$D$100000];(ROW()-1)*6-1;2)" office:value-type="float" office:value="1551721.25">
            <text:p>1551721,25</text:p>
          </table:table-cell>
          <table:table-cell table:formula="of:=INDEX([.$A$2:.$D$100000];(ROW()-1)*6-2;2)" office:value-type="float" office:value="4691602">
            <text:p>4691602</text:p>
          </table:table-cell>
          <table:table-cell table:formula="of:=INDEX([.$A$2:.$D$100000];(ROW()-1)*6-5;1)" office:value-type="float" office:value="2.485">
            <text:p>2,485</text:p>
          </table:table-cell>
          <table:table-cell table:formula="of:=INDEX([.$A$2:.$D$100000];(ROW()-1)*6-3;1)" office:value-type="float" office:value="1.187">
            <text:p>1,187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61973">
            <text:p>1061973</text:p>
          </table:table-cell>
          <table:table-cell office:value-type="float" office:value="687.37">
            <text:p>687,37</text:p>
          </table:table-cell>
          <table:table-cell office:value-type="float" office:value="20.92">
            <text:p>20,9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5">
            <text:p>85</text:p>
          </table:table-cell>
          <table:table-cell table:formula="of:=INDEX([.$A$2:.$D$100000];(ROW()-1)*6;1)" office:value-type="float" office:value="976485">
            <text:p>976485</text:p>
          </table:table-cell>
          <table:table-cell table:formula="of:=INDEX([.$A$2:.$D$100000];(ROW()-1)*6-1;4)" office:value-type="float" office:value="19.07">
            <text:p>19,07</text:p>
          </table:table-cell>
          <table:table-cell table:formula="of:=INDEX([.$A$2:.$D$100000];(ROW()-1)*6-2;4)" office:value-type="float" office:value="11.49">
            <text:p>11,49</text:p>
          </table:table-cell>
          <table:table-cell table:formula="of:=INDEX([.$A$2:.$D$100000];(ROW()-1)*6-1;3)" office:value-type="float" office:value="1017.84">
            <text:p>1017,84</text:p>
          </table:table-cell>
          <table:table-cell table:formula="of:=INDEX([.$A$2:.$D$100000];(ROW()-1)*6-2;3)" office:value-type="float" office:value="4618.11">
            <text:p>4618,11</text:p>
          </table:table-cell>
          <table:table-cell table:formula="of:=INDEX([.$A$2:.$D$100000];(ROW()-1)*6-1;2)" office:value-type="float" office:value="1570078.75">
            <text:p>1570078,75</text:p>
          </table:table-cell>
          <table:table-cell table:formula="of:=INDEX([.$A$2:.$D$100000];(ROW()-1)*6-2;2)" office:value-type="float" office:value="4735889">
            <text:p>4735889</text:p>
          </table:table-cell>
          <table:table-cell table:formula="of:=INDEX([.$A$2:.$D$100000];(ROW()-1)*6-5;1)" office:value-type="float" office:value="2.469">
            <text:p>2,469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1832692">
            <text:p>183269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6">
            <text:p>86</text:p>
          </table:table-cell>
          <table:table-cell table:formula="of:=INDEX([.$A$2:.$D$100000];(ROW()-1)*6;1)" office:value-type="float" office:value="965569">
            <text:p>965569</text:p>
          </table:table-cell>
          <table:table-cell table:formula="of:=INDEX([.$A$2:.$D$100000];(ROW()-1)*6-1;4)" office:value-type="float" office:value="19.08">
            <text:p>19,08</text:p>
          </table:table-cell>
          <table:table-cell table:formula="of:=INDEX([.$A$2:.$D$100000];(ROW()-1)*6-2;4)" office:value-type="float" office:value="11.5">
            <text:p>11,5</text:p>
          </table:table-cell>
          <table:table-cell table:formula="of:=INDEX([.$A$2:.$D$100000];(ROW()-1)*6-1;3)" office:value-type="float" office:value="1014.8">
            <text:p>1014,8</text:p>
          </table:table-cell>
          <table:table-cell table:formula="of:=INDEX([.$A$2:.$D$100000];(ROW()-1)*6-2;3)" office:value-type="float" office:value="4607.8">
            <text:p>4607,8</text:p>
          </table:table-cell>
          <table:table-cell table:formula="of:=INDEX([.$A$2:.$D$100000];(ROW()-1)*6-1;2)" office:value-type="float" office:value="1569188.13">
            <text:p>1569188,13</text:p>
          </table:table-cell>
          <table:table-cell table:formula="of:=INDEX([.$A$2:.$D$100000];(ROW()-1)*6-2;2)" office:value-type="float" office:value="4721980">
            <text:p>4721980</text:p>
          </table:table-cell>
          <table:table-cell table:formula="of:=INDEX([.$A$2:.$D$100000];(ROW()-1)*6-5;1)" office:value-type="float" office:value="2.485">
            <text:p>2,485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3.454">
            <text:p>3,45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7">
            <text:p>87</text:p>
          </table:table-cell>
          <table:table-cell table:formula="of:=INDEX([.$A$2:.$D$100000];(ROW()-1)*6;1)" office:value-type="float" office:value="957305">
            <text:p>957305</text:p>
          </table:table-cell>
          <table:table-cell table:formula="of:=INDEX([.$A$2:.$D$100000];(ROW()-1)*6-1;4)" office:value-type="float" office:value="19">
            <text:p>19</text:p>
          </table:table-cell>
          <table:table-cell table:formula="of:=INDEX([.$A$2:.$D$100000];(ROW()-1)*6-2;4)" office:value-type="float" office:value="11.45">
            <text:p>11,45</text:p>
          </table:table-cell>
          <table:table-cell table:formula="of:=INDEX([.$A$2:.$D$100000];(ROW()-1)*6-1;3)" office:value-type="float" office:value="1033.98">
            <text:p>1033,98</text:p>
          </table:table-cell>
          <table:table-cell table:formula="of:=INDEX([.$A$2:.$D$100000];(ROW()-1)*6-2;3)" office:value-type="float" office:value="4661.44">
            <text:p>4661,44</text:p>
          </table:table-cell>
          <table:table-cell table:formula="of:=INDEX([.$A$2:.$D$100000];(ROW()-1)*6-1;2)" office:value-type="float" office:value="1593959.38">
            <text:p>1593959,38</text:p>
          </table:table-cell>
          <table:table-cell table:formula="of:=INDEX([.$A$2:.$D$100000];(ROW()-1)*6-2;2)" office:value-type="float" office:value="4785632">
            <text:p>4785632</text:p>
          </table:table-cell>
          <table:table-cell table:formula="of:=INDEX([.$A$2:.$D$100000];(ROW()-1)*6-5;1)" office:value-type="float" office:value="2.453">
            <text:p>2,453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8">
            <text:p>88</text:p>
          </table:table-cell>
          <table:table-cell table:formula="of:=INDEX([.$A$2:.$D$100000];(ROW()-1)*6;1)" office:value-type="float" office:value="948727">
            <text:p>948727</text:p>
          </table:table-cell>
          <table:table-cell table:formula="of:=INDEX([.$A$2:.$D$100000];(ROW()-1)*6-1;4)" office:value-type="float" office:value="19.08">
            <text:p>19,08</text:p>
          </table:table-cell>
          <table:table-cell table:formula="of:=INDEX([.$A$2:.$D$100000];(ROW()-1)*6-2;4)" office:value-type="float" office:value="11.52">
            <text:p>11,52</text:p>
          </table:table-cell>
          <table:table-cell table:formula="of:=INDEX([.$A$2:.$D$100000];(ROW()-1)*6-1;3)" office:value-type="float" office:value="1012.46">
            <text:p>1012,46</text:p>
          </table:table-cell>
          <table:table-cell table:formula="of:=INDEX([.$A$2:.$D$100000];(ROW()-1)*6-2;3)" office:value-type="float" office:value="4586.26">
            <text:p>4586,26</text:p>
          </table:table-cell>
          <table:table-cell table:formula="of:=INDEX([.$A$2:.$D$100000];(ROW()-1)*6-1;2)" office:value-type="float" office:value="1561617.63">
            <text:p>1561617,63</text:p>
          </table:table-cell>
          <table:table-cell table:formula="of:=INDEX([.$A$2:.$D$100000];(ROW()-1)*6-2;2)" office:value-type="float" office:value="4698261">
            <text:p>4698261</text:p>
          </table:table-cell>
          <table:table-cell table:formula="of:=INDEX([.$A$2:.$D$100000];(ROW()-1)*6-5;1)" office:value-type="float" office:value="2.468">
            <text:p>2,468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float" office:value="2.031">
            <text:p>2,03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89">
            <text:p>89</text:p>
          </table:table-cell>
          <table:table-cell table:formula="of:=INDEX([.$A$2:.$D$100000];(ROW()-1)*6;1)" office:value-type="float" office:value="939978">
            <text:p>939978</text:p>
          </table:table-cell>
          <table:table-cell table:formula="of:=INDEX([.$A$2:.$D$100000];(ROW()-1)*6-1;4)" office:value-type="float" office:value="19.01">
            <text:p>19,01</text:p>
          </table:table-cell>
          <table:table-cell table:formula="of:=INDEX([.$A$2:.$D$100000];(ROW()-1)*6-2;4)" office:value-type="float" office:value="11.48">
            <text:p>11,48</text:p>
          </table:table-cell>
          <table:table-cell table:formula="of:=INDEX([.$A$2:.$D$100000];(ROW()-1)*6-1;3)" office:value-type="float" office:value="1027.16">
            <text:p>1027,16</text:p>
          </table:table-cell>
          <table:table-cell table:formula="of:=INDEX([.$A$2:.$D$100000];(ROW()-1)*6-2;3)" office:value-type="float" office:value="4619.59">
            <text:p>4619,59</text:p>
          </table:table-cell>
          <table:table-cell table:formula="of:=INDEX([.$A$2:.$D$100000];(ROW()-1)*6-1;2)" office:value-type="float" office:value="1585289.88">
            <text:p>1585289,88</text:p>
          </table:table-cell>
          <table:table-cell table:formula="of:=INDEX([.$A$2:.$D$100000];(ROW()-1)*6-2;2)" office:value-type="float" office:value="4734386">
            <text:p>4734386</text:p>
          </table:table-cell>
          <table:table-cell table:formula="of:=INDEX([.$A$2:.$D$100000];(ROW()-1)*6-5;1)" office:value-type="float" office:value="2.453">
            <text:p>2,453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408317">
            <text:p>3408317</text:p>
          </table:table-cell>
          <table:table-cell office:value-type="float" office:value="3335.64">
            <text:p>3335,64</text:p>
          </table:table-cell>
          <table:table-cell office:value-type="float" office:value="12.9">
            <text:p>12,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0">
            <text:p>90</text:p>
          </table:table-cell>
          <table:table-cell table:formula="of:=INDEX([.$A$2:.$D$100000];(ROW()-1)*6;1)" office:value-type="float" office:value="931157">
            <text:p>931157</text:p>
          </table:table-cell>
          <table:table-cell table:formula="of:=INDEX([.$A$2:.$D$100000];(ROW()-1)*6-1;4)" office:value-type="float" office:value="18.99">
            <text:p>18,99</text:p>
          </table:table-cell>
          <table:table-cell table:formula="of:=INDEX([.$A$2:.$D$100000];(ROW()-1)*6-2;4)" office:value-type="float" office:value="11.48">
            <text:p>11,48</text:p>
          </table:table-cell>
          <table:table-cell table:formula="of:=INDEX([.$A$2:.$D$100000];(ROW()-1)*6-1;3)" office:value-type="float" office:value="1032.42">
            <text:p>1032,42</text:p>
          </table:table-cell>
          <table:table-cell table:formula="of:=INDEX([.$A$2:.$D$100000];(ROW()-1)*6-2;3)" office:value-type="float" office:value="4625.97">
            <text:p>4625,97</text:p>
          </table:table-cell>
          <table:table-cell table:formula="of:=INDEX([.$A$2:.$D$100000];(ROW()-1)*6-1;2)" office:value-type="float" office:value="1595589.13">
            <text:p>1595589,13</text:p>
          </table:table-cell>
          <table:table-cell table:formula="of:=INDEX([.$A$2:.$D$100000];(ROW()-1)*6-2;2)" office:value-type="float" office:value="4745185">
            <text:p>4745185</text:p>
          </table:table-cell>
          <table:table-cell table:formula="of:=INDEX([.$A$2:.$D$100000];(ROW()-1)*6-5;1)" office:value-type="float" office:value="2.453">
            <text:p>2,453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53105.25">
            <text:p>1053105,25</text:p>
          </table:table-cell>
          <table:table-cell office:value-type="float" office:value="679.48">
            <text:p>679,48</text:p>
          </table:table-cell>
          <table:table-cell office:value-type="float" office:value="20.98">
            <text:p>20,9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1">
            <text:p>91</text:p>
          </table:table-cell>
          <table:table-cell table:formula="of:=INDEX([.$A$2:.$D$100000];(ROW()-1)*6;1)" office:value-type="float" office:value="923018">
            <text:p>923018</text:p>
          </table:table-cell>
          <table:table-cell table:formula="of:=INDEX([.$A$2:.$D$100000];(ROW()-1)*6-1;4)" office:value-type="float" office:value="18.94">
            <text:p>18,94</text:p>
          </table:table-cell>
          <table:table-cell table:formula="of:=INDEX([.$A$2:.$D$100000];(ROW()-1)*6-2;4)" office:value-type="float" office:value="11.44">
            <text:p>11,44</text:p>
          </table:table-cell>
          <table:table-cell table:formula="of:=INDEX([.$A$2:.$D$100000];(ROW()-1)*6-1;3)" office:value-type="float" office:value="1043.47">
            <text:p>1043,47</text:p>
          </table:table-cell>
          <table:table-cell table:formula="of:=INDEX([.$A$2:.$D$100000];(ROW()-1)*6-2;3)" office:value-type="float" office:value="4667.45">
            <text:p>4667,45</text:p>
          </table:table-cell>
          <table:table-cell table:formula="of:=INDEX([.$A$2:.$D$100000];(ROW()-1)*6-1;2)" office:value-type="float" office:value="1610583.63">
            <text:p>1610583,63</text:p>
          </table:table-cell>
          <table:table-cell table:formula="of:=INDEX([.$A$2:.$D$100000];(ROW()-1)*6-2;2)" office:value-type="float" office:value="4790130">
            <text:p>4790130</text:p>
          </table:table-cell>
          <table:table-cell table:formula="of:=INDEX([.$A$2:.$D$100000];(ROW()-1)*6-5;1)" office:value-type="float" office:value="2.438">
            <text:p>2,438</text:p>
          </table:table-cell>
          <table:table-cell table:formula="of:=INDEX([.$A$2:.$D$100000];(ROW()-1)*6-3;1)" office:value-type="float" office:value="1.187">
            <text:p>1,187</text:p>
          </table:table-cell>
        </table:table-row>
        <table:table-row table:style-name="ro1">
          <table:table-cell office:value-type="float" office:value="1863133">
            <text:p>186313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2">
            <text:p>92</text:p>
          </table:table-cell>
          <table:table-cell table:formula="of:=INDEX([.$A$2:.$D$100000];(ROW()-1)*6;1)" office:value-type="float" office:value="914771">
            <text:p>914771</text:p>
          </table:table-cell>
          <table:table-cell table:formula="of:=INDEX([.$A$2:.$D$100000];(ROW()-1)*6-1;4)" office:value-type="float" office:value="18.94">
            <text:p>18,94</text:p>
          </table:table-cell>
          <table:table-cell table:formula="of:=INDEX([.$A$2:.$D$100000];(ROW()-1)*6-2;4)" office:value-type="float" office:value="11.44">
            <text:p>11,44</text:p>
          </table:table-cell>
          <table:table-cell table:formula="of:=INDEX([.$A$2:.$D$100000];(ROW()-1)*6-1;3)" office:value-type="float" office:value="1042.46">
            <text:p>1042,46</text:p>
          </table:table-cell>
          <table:table-cell table:formula="of:=INDEX([.$A$2:.$D$100000];(ROW()-1)*6-2;3)" office:value-type="float" office:value="4669.69">
            <text:p>4669,69</text:p>
          </table:table-cell>
          <table:table-cell table:formula="of:=INDEX([.$A$2:.$D$100000];(ROW()-1)*6-1;2)" office:value-type="float" office:value="1611008.75">
            <text:p>1611008,75</text:p>
          </table:table-cell>
          <table:table-cell table:formula="of:=INDEX([.$A$2:.$D$100000];(ROW()-1)*6-2;2)" office:value-type="float" office:value="4790686">
            <text:p>4790686</text:p>
          </table:table-cell>
          <table:table-cell table:formula="of:=INDEX([.$A$2:.$D$100000];(ROW()-1)*6-5;1)" office:value-type="float" office:value="2.438">
            <text:p>2,438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3.047">
            <text:p>3,04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3">
            <text:p>93</text:p>
          </table:table-cell>
          <table:table-cell table:formula="of:=INDEX([.$A$2:.$D$100000];(ROW()-1)*6;1)" office:value-type="float" office:value="906913">
            <text:p>906913</text:p>
          </table:table-cell>
          <table:table-cell table:formula="of:=INDEX([.$A$2:.$D$100000];(ROW()-1)*6-1;4)" office:value-type="float" office:value="18.88">
            <text:p>18,88</text:p>
          </table:table-cell>
          <table:table-cell table:formula="of:=INDEX([.$A$2:.$D$100000];(ROW()-1)*6-2;4)" office:value-type="float" office:value="11.44">
            <text:p>11,44</text:p>
          </table:table-cell>
          <table:table-cell table:formula="of:=INDEX([.$A$2:.$D$100000];(ROW()-1)*6-1;3)" office:value-type="float" office:value="1056.2">
            <text:p>1056,2</text:p>
          </table:table-cell>
          <table:table-cell table:formula="of:=INDEX([.$A$2:.$D$100000];(ROW()-1)*6-2;3)" office:value-type="float" office:value="4672.2">
            <text:p>4672,2</text:p>
          </table:table-cell>
          <table:table-cell table:formula="of:=INDEX([.$A$2:.$D$100000];(ROW()-1)*6-1;2)" office:value-type="float" office:value="1631827.63">
            <text:p>1631827,63</text:p>
          </table:table-cell>
          <table:table-cell table:formula="of:=INDEX([.$A$2:.$D$100000];(ROW()-1)*6-2;2)" office:value-type="float" office:value="4801966">
            <text:p>4801966</text:p>
          </table:table-cell>
          <table:table-cell table:formula="of:=INDEX([.$A$2:.$D$100000];(ROW()-1)*6-5;1)" office:value-type="float" office:value="2.485">
            <text:p>2,485</text:p>
          </table:table-cell>
          <table:table-cell table:formula="of:=INDEX([.$A$2:.$D$100000];(ROW()-1)*6-3;1)" office:value-type="float" office:value="1.594">
            <text:p>1,59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4">
            <text:p>94</text:p>
          </table:table-cell>
          <table:table-cell table:formula="of:=INDEX([.$A$2:.$D$100000];(ROW()-1)*6;1)" office:value-type="float" office:value="899889">
            <text:p>899889</text:p>
          </table:table-cell>
          <table:table-cell table:formula="of:=INDEX([.$A$2:.$D$100000];(ROW()-1)*6-1;4)" office:value-type="float" office:value="18.83">
            <text:p>18,83</text:p>
          </table:table-cell>
          <table:table-cell table:formula="of:=INDEX([.$A$2:.$D$100000];(ROW()-1)*6-2;4)" office:value-type="float" office:value="11.32">
            <text:p>11,32</text:p>
          </table:table-cell>
          <table:table-cell table:formula="of:=INDEX([.$A$2:.$D$100000];(ROW()-1)*6-1;3)" office:value-type="float" office:value="1069.36">
            <text:p>1069,36</text:p>
          </table:table-cell>
          <table:table-cell table:formula="of:=INDEX([.$A$2:.$D$100000];(ROW()-1)*6-2;3)" office:value-type="float" office:value="4796.81">
            <text:p>4796,81</text:p>
          </table:table-cell>
          <table:table-cell table:formula="of:=INDEX([.$A$2:.$D$100000];(ROW()-1)*6-1;2)" office:value-type="float" office:value="1648569.13">
            <text:p>1648569,13</text:p>
          </table:table-cell>
          <table:table-cell table:formula="of:=INDEX([.$A$2:.$D$100000];(ROW()-1)*6-2;2)" office:value-type="float" office:value="4919089">
            <text:p>4919089</text:p>
          </table:table-cell>
          <table:table-cell table:formula="of:=INDEX([.$A$2:.$D$100000];(ROW()-1)*6-5;1)" office:value-type="float" office:value="2.766">
            <text:p>2,766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5">
            <text:p>95</text:p>
          </table:table-cell>
          <table:table-cell table:formula="of:=INDEX([.$A$2:.$D$100000];(ROW()-1)*6;1)" office:value-type="float" office:value="892656">
            <text:p>892656</text:p>
          </table:table-cell>
          <table:table-cell table:formula="of:=INDEX([.$A$2:.$D$100000];(ROW()-1)*6-1;4)" office:value-type="float" office:value="18.8">
            <text:p>18,8</text:p>
          </table:table-cell>
          <table:table-cell table:formula="of:=INDEX([.$A$2:.$D$100000];(ROW()-1)*6-2;4)" office:value-type="float" office:value="11.32">
            <text:p>11,32</text:p>
          </table:table-cell>
          <table:table-cell table:formula="of:=INDEX([.$A$2:.$D$100000];(ROW()-1)*6-1;3)" office:value-type="float" office:value="1079.69">
            <text:p>1079,69</text:p>
          </table:table-cell>
          <table:table-cell table:formula="of:=INDEX([.$A$2:.$D$100000];(ROW()-1)*6-2;3)" office:value-type="float" office:value="4793.9">
            <text:p>4793,9</text:p>
          </table:table-cell>
          <table:table-cell table:formula="of:=INDEX([.$A$2:.$D$100000];(ROW()-1)*6-1;2)" office:value-type="float" office:value="1665447.38">
            <text:p>1665447,38</text:p>
          </table:table-cell>
          <table:table-cell table:formula="of:=INDEX([.$A$2:.$D$100000];(ROW()-1)*6-2;2)" office:value-type="float" office:value="4931527">
            <text:p>4931527</text:p>
          </table:table-cell>
          <table:table-cell table:formula="of:=INDEX([.$A$2:.$D$100000];(ROW()-1)*6-5;1)" office:value-type="float" office:value="2.891">
            <text:p>2,891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417527">
            <text:p>3417527</text:p>
          </table:table-cell>
          <table:table-cell office:value-type="float" office:value="3348.23">
            <text:p>3348,23</text:p>
          </table:table-cell>
          <table:table-cell office:value-type="float" office:value="12.88">
            <text:p>12,8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6">
            <text:p>96</text:p>
          </table:table-cell>
          <table:table-cell table:formula="of:=INDEX([.$A$2:.$D$100000];(ROW()-1)*6;1)" office:value-type="float" office:value="882581">
            <text:p>882581</text:p>
          </table:table-cell>
          <table:table-cell table:formula="of:=INDEX([.$A$2:.$D$100000];(ROW()-1)*6-1;4)" office:value-type="float" office:value="18.88">
            <text:p>18,88</text:p>
          </table:table-cell>
          <table:table-cell table:formula="of:=INDEX([.$A$2:.$D$100000];(ROW()-1)*6-2;4)" office:value-type="float" office:value="11.53">
            <text:p>11,53</text:p>
          </table:table-cell>
          <table:table-cell table:formula="of:=INDEX([.$A$2:.$D$100000];(ROW()-1)*6-1;3)" office:value-type="float" office:value="1050.46">
            <text:p>1050,46</text:p>
          </table:table-cell>
          <table:table-cell table:formula="of:=INDEX([.$A$2:.$D$100000];(ROW()-1)*6-2;3)" office:value-type="float" office:value="4576.73">
            <text:p>4576,73</text:p>
          </table:table-cell>
          <table:table-cell table:formula="of:=INDEX([.$A$2:.$D$100000];(ROW()-1)*6-1;2)" office:value-type="float" office:value="1616949.25">
            <text:p>1616949,25</text:p>
          </table:table-cell>
          <table:table-cell table:formula="of:=INDEX([.$A$2:.$D$100000];(ROW()-1)*6-2;2)" office:value-type="float" office:value="4699773">
            <text:p>4699773</text:p>
          </table:table-cell>
          <table:table-cell table:formula="of:=INDEX([.$A$2:.$D$100000];(ROW()-1)*6-5;1)" office:value-type="float" office:value="2.64">
            <text:p>2,64</text:p>
          </table:table-cell>
          <table:table-cell table:formula="of:=INDEX([.$A$2:.$D$100000];(ROW()-1)*6-3;1)" office:value-type="float" office:value="2.11">
            <text:p>2,11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46031.06">
            <text:p>1046031,06</text:p>
          </table:table-cell>
          <table:table-cell office:value-type="float" office:value="675.83">
            <text:p>675,83</text:p>
          </table:table-cell>
          <table:table-cell office:value-type="float" office:value="21.01">
            <text:p>21,0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7">
            <text:p>97</text:p>
          </table:table-cell>
          <table:table-cell table:formula="of:=INDEX([.$A$2:.$D$100000];(ROW()-1)*6;1)" office:value-type="float" office:value="876961">
            <text:p>876961</text:p>
          </table:table-cell>
          <table:table-cell table:formula="of:=INDEX([.$A$2:.$D$100000];(ROW()-1)*6-1;4)" office:value-type="float" office:value="18.81">
            <text:p>18,81</text:p>
          </table:table-cell>
          <table:table-cell table:formula="of:=INDEX([.$A$2:.$D$100000];(ROW()-1)*6-2;4)" office:value-type="float" office:value="11.44">
            <text:p>11,44</text:p>
          </table:table-cell>
          <table:table-cell table:formula="of:=INDEX([.$A$2:.$D$100000];(ROW()-1)*6-1;3)" office:value-type="float" office:value="1067.65">
            <text:p>1067,65</text:p>
          </table:table-cell>
          <table:table-cell table:formula="of:=INDEX([.$A$2:.$D$100000];(ROW()-1)*6-2;3)" office:value-type="float" office:value="4666.09">
            <text:p>4666,09</text:p>
          </table:table-cell>
          <table:table-cell table:formula="of:=INDEX([.$A$2:.$D$100000];(ROW()-1)*6-1;2)" office:value-type="float" office:value="1652569">
            <text:p>1652569</text:p>
          </table:table-cell>
          <table:table-cell table:formula="of:=INDEX([.$A$2:.$D$100000];(ROW()-1)*6-2;2)" office:value-type="float" office:value="4798214">
            <text:p>4798214</text:p>
          </table:table-cell>
          <table:table-cell table:formula="of:=INDEX([.$A$2:.$D$100000];(ROW()-1)*6-5;1)" office:value-type="float" office:value="2.61">
            <text:p>2,61</text:p>
          </table:table-cell>
          <table:table-cell table:formula="of:=INDEX([.$A$2:.$D$100000];(ROW()-1)*6-3;1)" office:value-type="float" office:value="1.547">
            <text:p>1,547</text:p>
          </table:table-cell>
        </table:table-row>
        <table:table-row table:style-name="ro1">
          <table:table-cell office:value-type="float" office:value="1879751">
            <text:p>187975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8">
            <text:p>98</text:p>
          </table:table-cell>
          <table:table-cell table:formula="of:=INDEX([.$A$2:.$D$100000];(ROW()-1)*6;1)" office:value-type="float" office:value="870057">
            <text:p>870057</text:p>
          </table:table-cell>
          <table:table-cell table:formula="of:=INDEX([.$A$2:.$D$100000];(ROW()-1)*6-1;4)" office:value-type="float" office:value="18.76">
            <text:p>18,76</text:p>
          </table:table-cell>
          <table:table-cell table:formula="of:=INDEX([.$A$2:.$D$100000];(ROW()-1)*6-2;4)" office:value-type="float" office:value="11.35">
            <text:p>11,35</text:p>
          </table:table-cell>
          <table:table-cell table:formula="of:=INDEX([.$A$2:.$D$100000];(ROW()-1)*6-1;3)" office:value-type="float" office:value="1080.06">
            <text:p>1080,06</text:p>
          </table:table-cell>
          <table:table-cell table:formula="of:=INDEX([.$A$2:.$D$100000];(ROW()-1)*6-2;3)" office:value-type="float" office:value="4768.95">
            <text:p>4768,95</text:p>
          </table:table-cell>
          <table:table-cell table:formula="of:=INDEX([.$A$2:.$D$100000];(ROW()-1)*6-1;2)" office:value-type="float" office:value="1670340.13">
            <text:p>1670340,13</text:p>
          </table:table-cell>
          <table:table-cell table:formula="of:=INDEX([.$A$2:.$D$100000];(ROW()-1)*6-2;2)" office:value-type="float" office:value="4897690">
            <text:p>4897690</text:p>
          </table:table-cell>
          <table:table-cell table:formula="of:=INDEX([.$A$2:.$D$100000];(ROW()-1)*6-5;1)" office:value-type="float" office:value="2.61">
            <text:p>2,61</text:p>
          </table:table-cell>
          <table:table-cell table:formula="of:=INDEX([.$A$2:.$D$100000];(ROW()-1)*6-3;1)" office:value-type="float" office:value="1.39">
            <text:p>1,39</text:p>
          </table:table-cell>
        </table:table-row>
        <table:table-row table:style-name="ro1">
          <table:table-cell office:value-type="float" office:value="3.078">
            <text:p>3,07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99">
            <text:p>99</text:p>
          </table:table-cell>
          <table:table-cell table:formula="of:=INDEX([.$A$2:.$D$100000];(ROW()-1)*6;1)" office:value-type="float" office:value="862833">
            <text:p>862833</text:p>
          </table:table-cell>
          <table:table-cell table:formula="of:=INDEX([.$A$2:.$D$100000];(ROW()-1)*6-1;4)" office:value-type="float" office:value="18.74">
            <text:p>18,74</text:p>
          </table:table-cell>
          <table:table-cell table:formula="of:=INDEX([.$A$2:.$D$100000];(ROW()-1)*6-2;4)" office:value-type="float" office:value="11.33">
            <text:p>11,33</text:p>
          </table:table-cell>
          <table:table-cell table:formula="of:=INDEX([.$A$2:.$D$100000];(ROW()-1)*6-1;3)" office:value-type="float" office:value="1086.62">
            <text:p>1086,62</text:p>
          </table:table-cell>
          <table:table-cell table:formula="of:=INDEX([.$A$2:.$D$100000];(ROW()-1)*6-2;3)" office:value-type="float" office:value="4785.33">
            <text:p>4785,33</text:p>
          </table:table-cell>
          <table:table-cell table:formula="of:=INDEX([.$A$2:.$D$100000];(ROW()-1)*6-1;2)" office:value-type="float" office:value="1680072.63">
            <text:p>1680072,63</text:p>
          </table:table-cell>
          <table:table-cell table:formula="of:=INDEX([.$A$2:.$D$100000];(ROW()-1)*6-2;2)" office:value-type="float" office:value="4918555">
            <text:p>4918555</text:p>
          </table:table-cell>
          <table:table-cell table:formula="of:=INDEX([.$A$2:.$D$100000];(ROW()-1)*6-5;1)" office:value-type="float" office:value="2.703">
            <text:p>2,703</text:p>
          </table:table-cell>
          <table:table-cell table:formula="of:=INDEX([.$A$2:.$D$100000];(ROW()-1)*6-3;1)" office:value-type="float" office:value="1.844">
            <text:p>1,84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0">
            <text:p>100</text:p>
          </table:table-cell>
          <table:table-cell table:formula="of:=INDEX([.$A$2:.$D$100000];(ROW()-1)*6;1)" office:value-type="float" office:value="855395">
            <text:p>855395</text:p>
          </table:table-cell>
          <table:table-cell table:formula="of:=INDEX([.$A$2:.$D$100000];(ROW()-1)*6-1;4)" office:value-type="float" office:value="18.72">
            <text:p>18,72</text:p>
          </table:table-cell>
          <table:table-cell table:formula="of:=INDEX([.$A$2:.$D$100000];(ROW()-1)*6-2;4)" office:value-type="float" office:value="11.37">
            <text:p>11,37</text:p>
          </table:table-cell>
          <table:table-cell table:formula="of:=INDEX([.$A$2:.$D$100000];(ROW()-1)*6-1;3)" office:value-type="float" office:value="1090.87">
            <text:p>1090,87</text:p>
          </table:table-cell>
          <table:table-cell table:formula="of:=INDEX([.$A$2:.$D$100000];(ROW()-1)*6-2;3)" office:value-type="float" office:value="4742.24">
            <text:p>4742,24</text:p>
          </table:table-cell>
          <table:table-cell table:formula="of:=INDEX([.$A$2:.$D$100000];(ROW()-1)*6-1;2)" office:value-type="float" office:value="1685473.63">
            <text:p>1685473,63</text:p>
          </table:table-cell>
          <table:table-cell table:formula="of:=INDEX([.$A$2:.$D$100000];(ROW()-1)*6-2;2)" office:value-type="float" office:value="4880254">
            <text:p>4880254</text:p>
          </table:table-cell>
          <table:table-cell table:formula="of:=INDEX([.$A$2:.$D$100000];(ROW()-1)*6-5;1)" office:value-type="float" office:value="2.61">
            <text:p>2,61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2.172">
            <text:p>2,1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1">
            <text:p>101</text:p>
          </table:table-cell>
          <table:table-cell table:formula="of:=INDEX([.$A$2:.$D$100000];(ROW()-1)*6;1)" office:value-type="float" office:value="848826">
            <text:p>848826</text:p>
          </table:table-cell>
          <table:table-cell table:formula="of:=INDEX([.$A$2:.$D$100000];(ROW()-1)*6-1;4)" office:value-type="float" office:value="18.68">
            <text:p>18,68</text:p>
          </table:table-cell>
          <table:table-cell table:formula="of:=INDEX([.$A$2:.$D$100000];(ROW()-1)*6-2;4)" office:value-type="float" office:value="11.35">
            <text:p>11,35</text:p>
          </table:table-cell>
          <table:table-cell table:formula="of:=INDEX([.$A$2:.$D$100000];(ROW()-1)*6-1;3)" office:value-type="float" office:value="1100.21">
            <text:p>1100,21</text:p>
          </table:table-cell>
          <table:table-cell table:formula="of:=INDEX([.$A$2:.$D$100000];(ROW()-1)*6-2;3)" office:value-type="float" office:value="4762.77">
            <text:p>4762,77</text:p>
          </table:table-cell>
          <table:table-cell table:formula="of:=INDEX([.$A$2:.$D$100000];(ROW()-1)*6-1;2)" office:value-type="float" office:value="1701187">
            <text:p>1701187</text:p>
          </table:table-cell>
          <table:table-cell table:formula="of:=INDEX([.$A$2:.$D$100000];(ROW()-1)*6-2;2)" office:value-type="float" office:value="4907028">
            <text:p>4907028</text:p>
          </table:table-cell>
          <table:table-cell table:formula="of:=INDEX([.$A$2:.$D$100000];(ROW()-1)*6-5;1)" office:value-type="float" office:value="3">
            <text:p>3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339606">
            <text:p>3339606</text:p>
          </table:table-cell>
          <table:table-cell office:value-type="float" office:value="3265.52">
            <text:p>3265,52</text:p>
          </table:table-cell>
          <table:table-cell office:value-type="float" office:value="12.99">
            <text:p>12,9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2">
            <text:p>102</text:p>
          </table:table-cell>
          <table:table-cell table:formula="of:=INDEX([.$A$2:.$D$100000];(ROW()-1)*6;1)" office:value-type="float" office:value="842215">
            <text:p>842215</text:p>
          </table:table-cell>
          <table:table-cell table:formula="of:=INDEX([.$A$2:.$D$100000];(ROW()-1)*6-1;4)" office:value-type="float" office:value="18.64">
            <text:p>18,64</text:p>
          </table:table-cell>
          <table:table-cell table:formula="of:=INDEX([.$A$2:.$D$100000];(ROW()-1)*6-2;4)" office:value-type="float" office:value="11.26">
            <text:p>11,26</text:p>
          </table:table-cell>
          <table:table-cell table:formula="of:=INDEX([.$A$2:.$D$100000];(ROW()-1)*6-1;3)" office:value-type="float" office:value="1109.06">
            <text:p>1109,06</text:p>
          </table:table-cell>
          <table:table-cell table:formula="of:=INDEX([.$A$2:.$D$100000];(ROW()-1)*6-2;3)" office:value-type="float" office:value="4868.31">
            <text:p>4868,31</text:p>
          </table:table-cell>
          <table:table-cell table:formula="of:=INDEX([.$A$2:.$D$100000];(ROW()-1)*6-1;2)" office:value-type="float" office:value="1714329.63">
            <text:p>1714329,63</text:p>
          </table:table-cell>
          <table:table-cell table:formula="of:=INDEX([.$A$2:.$D$100000];(ROW()-1)*6-2;2)" office:value-type="float" office:value="5002254">
            <text:p>5002254</text:p>
          </table:table-cell>
          <table:table-cell table:formula="of:=INDEX([.$A$2:.$D$100000];(ROW()-1)*6-5;1)" office:value-type="float" office:value="3.641">
            <text:p>3,641</text:p>
          </table:table-cell>
          <table:table-cell table:formula="of:=INDEX([.$A$2:.$D$100000];(ROW()-1)*6-3;1)" office:value-type="float" office:value="3.234">
            <text:p>3,23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35824.63">
            <text:p>1035824,63</text:p>
          </table:table-cell>
          <table:table-cell office:value-type="float" office:value="669.66">
            <text:p>669,66</text:p>
          </table:table-cell>
          <table:table-cell office:value-type="float" office:value="21.05">
            <text:p>21,0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3">
            <text:p>103</text:p>
          </table:table-cell>
          <table:table-cell table:formula="of:=INDEX([.$A$2:.$D$100000];(ROW()-1)*6;1)" office:value-type="float" office:value="835008">
            <text:p>835008</text:p>
          </table:table-cell>
          <table:table-cell table:formula="of:=INDEX([.$A$2:.$D$100000];(ROW()-1)*6-1;4)" office:value-type="float" office:value="18.63">
            <text:p>18,63</text:p>
          </table:table-cell>
          <table:table-cell table:formula="of:=INDEX([.$A$2:.$D$100000];(ROW()-1)*6-2;4)" office:value-type="float" office:value="11.27">
            <text:p>11,27</text:p>
          </table:table-cell>
          <table:table-cell table:formula="of:=INDEX([.$A$2:.$D$100000];(ROW()-1)*6-1;3)" office:value-type="float" office:value="1112.66">
            <text:p>1112,66</text:p>
          </table:table-cell>
          <table:table-cell table:formula="of:=INDEX([.$A$2:.$D$100000];(ROW()-1)*6-2;3)" office:value-type="float" office:value="4854.64">
            <text:p>4854,64</text:p>
          </table:table-cell>
          <table:table-cell table:formula="of:=INDEX([.$A$2:.$D$100000];(ROW()-1)*6-1;2)" office:value-type="float" office:value="1723474.38">
            <text:p>1723474,38</text:p>
          </table:table-cell>
          <table:table-cell table:formula="of:=INDEX([.$A$2:.$D$100000];(ROW()-1)*6-2;2)" office:value-type="float" office:value="5001655">
            <text:p>5001655</text:p>
          </table:table-cell>
          <table:table-cell table:formula="of:=INDEX([.$A$2:.$D$100000];(ROW()-1)*6-5;1)" office:value-type="float" office:value="3.391">
            <text:p>3,391</text:p>
          </table:table-cell>
          <table:table-cell table:formula="of:=INDEX([.$A$2:.$D$100000];(ROW()-1)*6-3;1)" office:value-type="float" office:value="1.656">
            <text:p>1,656</text:p>
          </table:table-cell>
        </table:table-row>
        <table:table-row table:style-name="ro1">
          <table:table-cell office:value-type="float" office:value="1915527">
            <text:p>191552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4">
            <text:p>104</text:p>
          </table:table-cell>
          <table:table-cell table:formula="of:=INDEX([.$A$2:.$D$100000];(ROW()-1)*6;1)" office:value-type="float" office:value="829556">
            <text:p>829556</text:p>
          </table:table-cell>
          <table:table-cell table:formula="of:=INDEX([.$A$2:.$D$100000];(ROW()-1)*6-1;4)" office:value-type="float" office:value="18.65">
            <text:p>18,65</text:p>
          </table:table-cell>
          <table:table-cell table:formula="of:=INDEX([.$A$2:.$D$100000];(ROW()-1)*6-2;4)" office:value-type="float" office:value="11.32">
            <text:p>11,32</text:p>
          </table:table-cell>
          <table:table-cell table:formula="of:=INDEX([.$A$2:.$D$100000];(ROW()-1)*6-1;3)" office:value-type="float" office:value="1105.39">
            <text:p>1105,39</text:p>
          </table:table-cell>
          <table:table-cell table:formula="of:=INDEX([.$A$2:.$D$100000];(ROW()-1)*6-2;3)" office:value-type="float" office:value="4796.63">
            <text:p>4796,63</text:p>
          </table:table-cell>
          <table:table-cell table:formula="of:=INDEX([.$A$2:.$D$100000];(ROW()-1)*6-1;2)" office:value-type="float" office:value="1706940.5">
            <text:p>1706940,5</text:p>
          </table:table-cell>
          <table:table-cell table:formula="of:=INDEX([.$A$2:.$D$100000];(ROW()-1)*6-2;2)" office:value-type="float" office:value="4935204">
            <text:p>4935204</text:p>
          </table:table-cell>
          <table:table-cell table:formula="of:=INDEX([.$A$2:.$D$100000];(ROW()-1)*6-5;1)" office:value-type="float" office:value="3.063">
            <text:p>3,063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3.218">
            <text:p>3,21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5">
            <text:p>105</text:p>
          </table:table-cell>
          <table:table-cell table:formula="of:=INDEX([.$A$2:.$D$100000];(ROW()-1)*6;1)" office:value-type="float" office:value="822805">
            <text:p>822805</text:p>
          </table:table-cell>
          <table:table-cell table:formula="of:=INDEX([.$A$2:.$D$100000];(ROW()-1)*6-1;4)" office:value-type="float" office:value="18.59">
            <text:p>18,59</text:p>
          </table:table-cell>
          <table:table-cell table:formula="of:=INDEX([.$A$2:.$D$100000];(ROW()-1)*6-2;4)" office:value-type="float" office:value="11.24">
            <text:p>11,24</text:p>
          </table:table-cell>
          <table:table-cell table:formula="of:=INDEX([.$A$2:.$D$100000];(ROW()-1)*6-1;3)" office:value-type="float" office:value="1120.3">
            <text:p>1120,3</text:p>
          </table:table-cell>
          <table:table-cell table:formula="of:=INDEX([.$A$2:.$D$100000];(ROW()-1)*6-2;3)" office:value-type="float" office:value="4887.68">
            <text:p>4887,68</text:p>
          </table:table-cell>
          <table:table-cell table:formula="of:=INDEX([.$A$2:.$D$100000];(ROW()-1)*6-1;2)" office:value-type="float" office:value="1729989.75">
            <text:p>1729989,75</text:p>
          </table:table-cell>
          <table:table-cell table:formula="of:=INDEX([.$A$2:.$D$100000];(ROW()-1)*6-2;2)" office:value-type="float" office:value="5028549">
            <text:p>5028549</text:p>
          </table:table-cell>
          <table:table-cell table:formula="of:=INDEX([.$A$2:.$D$100000];(ROW()-1)*6-5;1)" office:value-type="float" office:value="2.578">
            <text:p>2,578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6">
            <text:p>106</text:p>
          </table:table-cell>
          <table:table-cell table:formula="of:=INDEX([.$A$2:.$D$100000];(ROW()-1)*6;1)" office:value-type="float" office:value="816626">
            <text:p>816626</text:p>
          </table:table-cell>
          <table:table-cell table:formula="of:=INDEX([.$A$2:.$D$100000];(ROW()-1)*6-1;4)" office:value-type="float" office:value="18.55">
            <text:p>18,55</text:p>
          </table:table-cell>
          <table:table-cell table:formula="of:=INDEX([.$A$2:.$D$100000];(ROW()-1)*6-2;4)" office:value-type="float" office:value="11.28">
            <text:p>11,28</text:p>
          </table:table-cell>
          <table:table-cell table:formula="of:=INDEX([.$A$2:.$D$100000];(ROW()-1)*6-1;3)" office:value-type="float" office:value="1130.54">
            <text:p>1130,54</text:p>
          </table:table-cell>
          <table:table-cell table:formula="of:=INDEX([.$A$2:.$D$100000];(ROW()-1)*6-2;3)" office:value-type="float" office:value="4841.03">
            <text:p>4841,03</text:p>
          </table:table-cell>
          <table:table-cell table:formula="of:=INDEX([.$A$2:.$D$100000];(ROW()-1)*6-1;2)" office:value-type="float" office:value="1745180.5">
            <text:p>1745180,5</text:p>
          </table:table-cell>
          <table:table-cell table:formula="of:=INDEX([.$A$2:.$D$100000];(ROW()-1)*6-2;2)" office:value-type="float" office:value="4991876">
            <text:p>4991876</text:p>
          </table:table-cell>
          <table:table-cell table:formula="of:=INDEX([.$A$2:.$D$100000];(ROW()-1)*6-5;1)" office:value-type="float" office:value="2.516">
            <text:p>2,516</text:p>
          </table:table-cell>
          <table:table-cell table:formula="of:=INDEX([.$A$2:.$D$100000];(ROW()-1)*6-3;1)" office:value-type="float" office:value="2.297">
            <text:p>2,297</text:p>
          </table:table-cell>
        </table:table-row>
        <table:table-row table:style-name="ro1">
          <table:table-cell office:value-type="float" office:value="1.313">
            <text:p>1,31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7">
            <text:p>107</text:p>
          </table:table-cell>
          <table:table-cell table:formula="of:=INDEX([.$A$2:.$D$100000];(ROW()-1)*6;1)" office:value-type="float" office:value="809694">
            <text:p>809694</text:p>
          </table:table-cell>
          <table:table-cell table:formula="of:=INDEX([.$A$2:.$D$100000];(ROW()-1)*6-1;4)" office:value-type="float" office:value="18.54">
            <text:p>18,54</text:p>
          </table:table-cell>
          <table:table-cell table:formula="of:=INDEX([.$A$2:.$D$100000];(ROW()-1)*6-2;4)" office:value-type="float" office:value="11.23">
            <text:p>11,23</text:p>
          </table:table-cell>
          <table:table-cell table:formula="of:=INDEX([.$A$2:.$D$100000];(ROW()-1)*6-1;3)" office:value-type="float" office:value="1131.55">
            <text:p>1131,55</text:p>
          </table:table-cell>
          <table:table-cell table:formula="of:=INDEX([.$A$2:.$D$100000];(ROW()-1)*6-2;3)" office:value-type="float" office:value="4900.19">
            <text:p>4900,19</text:p>
          </table:table-cell>
          <table:table-cell table:formula="of:=INDEX([.$A$2:.$D$100000];(ROW()-1)*6-1;2)" office:value-type="float" office:value="1751911.38">
            <text:p>1751911,38</text:p>
          </table:table-cell>
          <table:table-cell table:formula="of:=INDEX([.$A$2:.$D$100000];(ROW()-1)*6-2;2)" office:value-type="float" office:value="5044421">
            <text:p>5044421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327292">
            <text:p>3327292</text:p>
          </table:table-cell>
          <table:table-cell office:value-type="float" office:value="3260.59">
            <text:p>3260,59</text:p>
          </table:table-cell>
          <table:table-cell office:value-type="float" office:value="13">
            <text:p>1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8">
            <text:p>108</text:p>
          </table:table-cell>
          <table:table-cell table:formula="of:=INDEX([.$A$2:.$D$100000];(ROW()-1)*6;1)" office:value-type="float" office:value="804079">
            <text:p>804079</text:p>
          </table:table-cell>
          <table:table-cell table:formula="of:=INDEX([.$A$2:.$D$100000];(ROW()-1)*6-1;4)" office:value-type="float" office:value="18.54">
            <text:p>18,54</text:p>
          </table:table-cell>
          <table:table-cell table:formula="of:=INDEX([.$A$2:.$D$100000];(ROW()-1)*6-2;4)" office:value-type="float" office:value="11.21">
            <text:p>11,21</text:p>
          </table:table-cell>
          <table:table-cell table:formula="of:=INDEX([.$A$2:.$D$100000];(ROW()-1)*6-1;3)" office:value-type="float" office:value="1133.57">
            <text:p>1133,57</text:p>
          </table:table-cell>
          <table:table-cell table:formula="of:=INDEX([.$A$2:.$D$100000];(ROW()-1)*6-2;3)" office:value-type="float" office:value="4922.52">
            <text:p>4922,52</text:p>
          </table:table-cell>
          <table:table-cell table:formula="of:=INDEX([.$A$2:.$D$100000];(ROW()-1)*6-1;2)" office:value-type="float" office:value="1751750.25">
            <text:p>1751750,25</text:p>
          </table:table-cell>
          <table:table-cell table:formula="of:=INDEX([.$A$2:.$D$100000];(ROW()-1)*6-2;2)" office:value-type="float" office:value="5066997">
            <text:p>5066997</text:p>
          </table:table-cell>
          <table:table-cell table:formula="of:=INDEX([.$A$2:.$D$100000];(ROW()-1)*6-5;1)" office:value-type="float" office:value="2.735">
            <text:p>2,735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20885.25">
            <text:p>1020885,25</text:p>
          </table:table-cell>
          <table:table-cell office:value-type="float" office:value="658.84">
            <text:p>658,84</text:p>
          </table:table-cell>
          <table:table-cell office:value-type="float" office:value="21.13">
            <text:p>21,1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09">
            <text:p>109</text:p>
          </table:table-cell>
          <table:table-cell table:formula="of:=INDEX([.$A$2:.$D$100000];(ROW()-1)*6;1)" office:value-type="float" office:value="797502">
            <text:p>797502</text:p>
          </table:table-cell>
          <table:table-cell table:formula="of:=INDEX([.$A$2:.$D$100000];(ROW()-1)*6-1;4)" office:value-type="float" office:value="18.5">
            <text:p>18,5</text:p>
          </table:table-cell>
          <table:table-cell table:formula="of:=INDEX([.$A$2:.$D$100000];(ROW()-1)*6-2;4)" office:value-type="float" office:value="11.2">
            <text:p>11,2</text:p>
          </table:table-cell>
          <table:table-cell table:formula="of:=INDEX([.$A$2:.$D$100000];(ROW()-1)*6-1;3)" office:value-type="float" office:value="1142.82">
            <text:p>1142,82</text:p>
          </table:table-cell>
          <table:table-cell table:formula="of:=INDEX([.$A$2:.$D$100000];(ROW()-1)*6-2;3)" office:value-type="float" office:value="4934.64">
            <text:p>4934,64</text:p>
          </table:table-cell>
          <table:table-cell table:formula="of:=INDEX([.$A$2:.$D$100000];(ROW()-1)*6-1;2)" office:value-type="float" office:value="1767167.63">
            <text:p>1767167,63</text:p>
          </table:table-cell>
          <table:table-cell table:formula="of:=INDEX([.$A$2:.$D$100000];(ROW()-1)*6-2;2)" office:value-type="float" office:value="5083439">
            <text:p>5083439</text:p>
          </table:table-cell>
          <table:table-cell table:formula="of:=INDEX([.$A$2:.$D$100000];(ROW()-1)*6-5;1)" office:value-type="float" office:value="2.703">
            <text:p>2,703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float" office:value="1947297">
            <text:p>194729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0">
            <text:p>110</text:p>
          </table:table-cell>
          <table:table-cell table:formula="of:=INDEX([.$A$2:.$D$100000];(ROW()-1)*6;1)" office:value-type="float" office:value="791661">
            <text:p>791661</text:p>
          </table:table-cell>
          <table:table-cell table:formula="of:=INDEX([.$A$2:.$D$100000];(ROW()-1)*6-1;4)" office:value-type="float" office:value="18.47">
            <text:p>18,47</text:p>
          </table:table-cell>
          <table:table-cell table:formula="of:=INDEX([.$A$2:.$D$100000];(ROW()-1)*6-2;4)" office:value-type="float" office:value="11.24">
            <text:p>11,24</text:p>
          </table:table-cell>
          <table:table-cell table:formula="of:=INDEX([.$A$2:.$D$100000];(ROW()-1)*6-1;3)" office:value-type="float" office:value="1149.83">
            <text:p>1149,83</text:p>
          </table:table-cell>
          <table:table-cell table:formula="of:=INDEX([.$A$2:.$D$100000];(ROW()-1)*6-2;3)" office:value-type="float" office:value="4888.91">
            <text:p>4888,91</text:p>
          </table:table-cell>
          <table:table-cell table:formula="of:=INDEX([.$A$2:.$D$100000];(ROW()-1)*6-1;2)" office:value-type="float" office:value="1777733.13">
            <text:p>1777733,13</text:p>
          </table:table-cell>
          <table:table-cell table:formula="of:=INDEX([.$A$2:.$D$100000];(ROW()-1)*6-2;2)" office:value-type="float" office:value="5046579">
            <text:p>5046579</text:p>
          </table:table-cell>
          <table:table-cell table:formula="of:=INDEX([.$A$2:.$D$100000];(ROW()-1)*6-5;1)" office:value-type="float" office:value="2.36">
            <text:p>2,36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float" office:value="3.141">
            <text:p>3,14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1">
            <text:p>111</text:p>
          </table:table-cell>
          <table:table-cell table:formula="of:=INDEX([.$A$2:.$D$100000];(ROW()-1)*6;1)" office:value-type="float" office:value="785341">
            <text:p>785341</text:p>
          </table:table-cell>
          <table:table-cell table:formula="of:=INDEX([.$A$2:.$D$100000];(ROW()-1)*6-1;4)" office:value-type="float" office:value="18.41">
            <text:p>18,41</text:p>
          </table:table-cell>
          <table:table-cell table:formula="of:=INDEX([.$A$2:.$D$100000];(ROW()-1)*6-2;4)" office:value-type="float" office:value="11.17">
            <text:p>11,17</text:p>
          </table:table-cell>
          <table:table-cell table:formula="of:=INDEX([.$A$2:.$D$100000];(ROW()-1)*6-1;3)" office:value-type="float" office:value="1165.44">
            <text:p>1165,44</text:p>
          </table:table-cell>
          <table:table-cell table:formula="of:=INDEX([.$A$2:.$D$100000];(ROW()-1)*6-2;3)" office:value-type="float" office:value="4965.67">
            <text:p>4965,67</text:p>
          </table:table-cell>
          <table:table-cell table:formula="of:=INDEX([.$A$2:.$D$100000];(ROW()-1)*6-1;2)" office:value-type="float" office:value="1798799.25">
            <text:p>1798799,25</text:p>
          </table:table-cell>
          <table:table-cell table:formula="of:=INDEX([.$A$2:.$D$100000];(ROW()-1)*6-2;2)" office:value-type="float" office:value="5126659">
            <text:p>5126659</text:p>
          </table:table-cell>
          <table:table-cell table:formula="of:=INDEX([.$A$2:.$D$100000];(ROW()-1)*6-5;1)" office:value-type="float" office:value="2.359">
            <text:p>2,359</text:p>
          </table:table-cell>
          <table:table-cell table:formula="of:=INDEX([.$A$2:.$D$100000];(ROW()-1)*6-3;1)" office:value-type="float" office:value="1.406">
            <text:p>1,4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2">
            <text:p>112</text:p>
          </table:table-cell>
          <table:table-cell table:formula="of:=INDEX([.$A$2:.$D$100000];(ROW()-1)*6;1)" office:value-type="float" office:value="778582">
            <text:p>778582</text:p>
          </table:table-cell>
          <table:table-cell table:formula="of:=INDEX([.$A$2:.$D$100000];(ROW()-1)*6-1;4)" office:value-type="float" office:value="18.49">
            <text:p>18,49</text:p>
          </table:table-cell>
          <table:table-cell table:formula="of:=INDEX([.$A$2:.$D$100000];(ROW()-1)*6-2;4)" office:value-type="float" office:value="11.25">
            <text:p>11,25</text:p>
          </table:table-cell>
          <table:table-cell table:formula="of:=INDEX([.$A$2:.$D$100000];(ROW()-1)*6-1;3)" office:value-type="float" office:value="1139.95">
            <text:p>1139,95</text:p>
          </table:table-cell>
          <table:table-cell table:formula="of:=INDEX([.$A$2:.$D$100000];(ROW()-1)*6-2;3)" office:value-type="float" office:value="4873.96">
            <text:p>4873,96</text:p>
          </table:table-cell>
          <table:table-cell table:formula="of:=INDEX([.$A$2:.$D$100000];(ROW()-1)*6-1;2)" office:value-type="float" office:value="1761422.5">
            <text:p>1761422,5</text:p>
          </table:table-cell>
          <table:table-cell table:formula="of:=INDEX([.$A$2:.$D$100000];(ROW()-1)*6-2;2)" office:value-type="float" office:value="5016811">
            <text:p>5016811</text:p>
          </table:table-cell>
          <table:table-cell table:formula="of:=INDEX([.$A$2:.$D$100000];(ROW()-1)*6-5;1)" office:value-type="float" office:value="2.344">
            <text:p>2,344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float" office:value="1.344">
            <text:p>1,34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3">
            <text:p>113</text:p>
          </table:table-cell>
          <table:table-cell table:formula="of:=INDEX([.$A$2:.$D$100000];(ROW()-1)*6;1)" office:value-type="float" office:value="772886">
            <text:p>772886</text:p>
          </table:table-cell>
          <table:table-cell table:formula="of:=INDEX([.$A$2:.$D$100000];(ROW()-1)*6-1;4)" office:value-type="float" office:value="18.44">
            <text:p>18,44</text:p>
          </table:table-cell>
          <table:table-cell table:formula="of:=INDEX([.$A$2:.$D$100000];(ROW()-1)*6-2;4)" office:value-type="float" office:value="11.26">
            <text:p>11,26</text:p>
          </table:table-cell>
          <table:table-cell table:formula="of:=INDEX([.$A$2:.$D$100000];(ROW()-1)*6-1;3)" office:value-type="float" office:value="1153.64">
            <text:p>1153,64</text:p>
          </table:table-cell>
          <table:table-cell table:formula="of:=INDEX([.$A$2:.$D$100000];(ROW()-1)*6-2;3)" office:value-type="float" office:value="4867.81">
            <text:p>4867,81</text:p>
          </table:table-cell>
          <table:table-cell table:formula="of:=INDEX([.$A$2:.$D$100000];(ROW()-1)*6-1;2)" office:value-type="float" office:value="1784899.38">
            <text:p>1784899,38</text:p>
          </table:table-cell>
          <table:table-cell table:formula="of:=INDEX([.$A$2:.$D$100000];(ROW()-1)*6-2;2)" office:value-type="float" office:value="5025701">
            <text:p>5025701</text:p>
          </table:table-cell>
          <table:table-cell table:formula="of:=INDEX([.$A$2:.$D$100000];(ROW()-1)*6-5;1)" office:value-type="float" office:value="2.359">
            <text:p>2,359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263424">
            <text:p>3263424</text:p>
          </table:table-cell>
          <table:table-cell office:value-type="float" office:value="3192.73">
            <text:p>3192,73</text:p>
          </table:table-cell>
          <table:table-cell office:value-type="float" office:value="13.09">
            <text:p>13,0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4">
            <text:p>114</text:p>
          </table:table-cell>
          <table:table-cell table:formula="of:=INDEX([.$A$2:.$D$100000];(ROW()-1)*6;1)" office:value-type="float" office:value="767268">
            <text:p>767268</text:p>
          </table:table-cell>
          <table:table-cell table:formula="of:=INDEX([.$A$2:.$D$100000];(ROW()-1)*6-1;4)" office:value-type="float" office:value="18.4">
            <text:p>18,4</text:p>
          </table:table-cell>
          <table:table-cell table:formula="of:=INDEX([.$A$2:.$D$100000];(ROW()-1)*6-2;4)" office:value-type="float" office:value="11.2">
            <text:p>11,2</text:p>
          </table:table-cell>
          <table:table-cell table:formula="of:=INDEX([.$A$2:.$D$100000];(ROW()-1)*6-1;3)" office:value-type="float" office:value="1163.65">
            <text:p>1163,65</text:p>
          </table:table-cell>
          <table:table-cell table:formula="of:=INDEX([.$A$2:.$D$100000];(ROW()-1)*6-2;3)" office:value-type="float" office:value="4937.3">
            <text:p>4937,3</text:p>
          </table:table-cell>
          <table:table-cell table:formula="of:=INDEX([.$A$2:.$D$100000];(ROW()-1)*6-1;2)" office:value-type="float" office:value="1800461.63">
            <text:p>1800461,63</text:p>
          </table:table-cell>
          <table:table-cell table:formula="of:=INDEX([.$A$2:.$D$100000];(ROW()-1)*6-2;2)" office:value-type="float" office:value="5091447">
            <text:p>5091447</text:p>
          </table:table-cell>
          <table:table-cell table:formula="of:=INDEX([.$A$2:.$D$100000];(ROW()-1)*6-5;1)" office:value-type="float" office:value="2.344">
            <text:p>2,344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10875.19">
            <text:p>1010875,19</text:p>
          </table:table-cell>
          <table:table-cell office:value-type="float" office:value="651.53">
            <text:p>651,53</text:p>
          </table:table-cell>
          <table:table-cell office:value-type="float" office:value="21.18">
            <text:p>21,1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5">
            <text:p>115</text:p>
          </table:table-cell>
          <table:table-cell table:formula="of:=INDEX([.$A$2:.$D$100000];(ROW()-1)*6;1)" office:value-type="float" office:value="761771">
            <text:p>761771</text:p>
          </table:table-cell>
          <table:table-cell table:formula="of:=INDEX([.$A$2:.$D$100000];(ROW()-1)*6-1;4)" office:value-type="float" office:value="18.37">
            <text:p>18,37</text:p>
          </table:table-cell>
          <table:table-cell table:formula="of:=INDEX([.$A$2:.$D$100000];(ROW()-1)*6-2;4)" office:value-type="float" office:value="11.16">
            <text:p>11,16</text:p>
          </table:table-cell>
          <table:table-cell table:formula="of:=INDEX([.$A$2:.$D$100000];(ROW()-1)*6-1;3)" office:value-type="float" office:value="1172.15">
            <text:p>1172,15</text:p>
          </table:table-cell>
          <table:table-cell table:formula="of:=INDEX([.$A$2:.$D$100000];(ROW()-1)*6-2;3)" office:value-type="float" office:value="4975.13">
            <text:p>4975,13</text:p>
          </table:table-cell>
          <table:table-cell table:formula="of:=INDEX([.$A$2:.$D$100000];(ROW()-1)*6-1;2)" office:value-type="float" office:value="1815057.25">
            <text:p>1815057,25</text:p>
          </table:table-cell>
          <table:table-cell table:formula="of:=INDEX([.$A$2:.$D$100000];(ROW()-1)*6-2;2)" office:value-type="float" office:value="5132637">
            <text:p>5132637</text:p>
          </table:table-cell>
          <table:table-cell table:formula="of:=INDEX([.$A$2:.$D$100000];(ROW()-1)*6-5;1)" office:value-type="float" office:value="2.344">
            <text:p>2,344</text:p>
          </table:table-cell>
          <table:table-cell table:formula="of:=INDEX([.$A$2:.$D$100000];(ROW()-1)*6-3;1)" office:value-type="float" office:value="1.86">
            <text:p>1,86</text:p>
          </table:table-cell>
        </table:table-row>
        <table:table-row table:style-name="ro1">
          <table:table-cell office:value-type="float" office:value="1969130">
            <text:p>196913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6">
            <text:p>116</text:p>
          </table:table-cell>
          <table:table-cell table:formula="of:=INDEX([.$A$2:.$D$100000];(ROW()-1)*6;1)" office:value-type="float" office:value="756236">
            <text:p>756236</text:p>
          </table:table-cell>
          <table:table-cell table:formula="of:=INDEX([.$A$2:.$D$100000];(ROW()-1)*6-1;4)" office:value-type="float" office:value="18.36">
            <text:p>18,36</text:p>
          </table:table-cell>
          <table:table-cell table:formula="of:=INDEX([.$A$2:.$D$100000];(ROW()-1)*6-2;4)" office:value-type="float" office:value="11.19">
            <text:p>11,19</text:p>
          </table:table-cell>
          <table:table-cell table:formula="of:=INDEX([.$A$2:.$D$100000];(ROW()-1)*6-1;3)" office:value-type="float" office:value="1172.64">
            <text:p>1172,64</text:p>
          </table:table-cell>
          <table:table-cell table:formula="of:=INDEX([.$A$2:.$D$100000];(ROW()-1)*6-2;3)" office:value-type="float" office:value="4942.25">
            <text:p>4942,25</text:p>
          </table:table-cell>
          <table:table-cell table:formula="of:=INDEX([.$A$2:.$D$100000];(ROW()-1)*6-1;2)" office:value-type="float" office:value="1815064.75">
            <text:p>1815064,75</text:p>
          </table:table-cell>
          <table:table-cell table:formula="of:=INDEX([.$A$2:.$D$100000];(ROW()-1)*6-2;2)" office:value-type="float" office:value="5099398">
            <text:p>5099398</text:p>
          </table:table-cell>
          <table:table-cell table:formula="of:=INDEX([.$A$2:.$D$100000];(ROW()-1)*6-5;1)" office:value-type="float" office:value="2.359">
            <text:p>2,359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float" office:value="3.125">
            <text:p>3,1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7">
            <text:p>117</text:p>
          </table:table-cell>
          <table:table-cell table:formula="of:=INDEX([.$A$2:.$D$100000];(ROW()-1)*6;1)" office:value-type="float" office:value="751087">
            <text:p>751087</text:p>
          </table:table-cell>
          <table:table-cell table:formula="of:=INDEX([.$A$2:.$D$100000];(ROW()-1)*6-1;4)" office:value-type="float" office:value="18.31">
            <text:p>18,31</text:p>
          </table:table-cell>
          <table:table-cell table:formula="of:=INDEX([.$A$2:.$D$100000];(ROW()-1)*6-2;4)" office:value-type="float" office:value="11.08">
            <text:p>11,08</text:p>
          </table:table-cell>
          <table:table-cell table:formula="of:=INDEX([.$A$2:.$D$100000];(ROW()-1)*6-1;3)" office:value-type="float" office:value="1187.51">
            <text:p>1187,51</text:p>
          </table:table-cell>
          <table:table-cell table:formula="of:=INDEX([.$A$2:.$D$100000];(ROW()-1)*6-2;3)" office:value-type="float" office:value="5075.66">
            <text:p>5075,66</text:p>
          </table:table-cell>
          <table:table-cell table:formula="of:=INDEX([.$A$2:.$D$100000];(ROW()-1)*6-1;2)" office:value-type="float" office:value="1837028.63">
            <text:p>1837028,63</text:p>
          </table:table-cell>
          <table:table-cell table:formula="of:=INDEX([.$A$2:.$D$100000];(ROW()-1)*6-2;2)" office:value-type="float" office:value="5229860">
            <text:p>5229860</text:p>
          </table:table-cell>
          <table:table-cell table:formula="of:=INDEX([.$A$2:.$D$100000];(ROW()-1)*6-5;1)" office:value-type="float" office:value="2.328">
            <text:p>2,328</text:p>
          </table:table-cell>
          <table:table-cell table:formula="of:=INDEX([.$A$2:.$D$100000];(ROW()-1)*6-3;1)" office:value-type="float" office:value="1.156">
            <text:p>1,15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8">
            <text:p>118</text:p>
          </table:table-cell>
          <table:table-cell table:formula="of:=INDEX([.$A$2:.$D$100000];(ROW()-1)*6;1)" office:value-type="float" office:value="744880">
            <text:p>744880</text:p>
          </table:table-cell>
          <table:table-cell table:formula="of:=INDEX([.$A$2:.$D$100000];(ROW()-1)*6-1;4)" office:value-type="float" office:value="18.3">
            <text:p>18,3</text:p>
          </table:table-cell>
          <table:table-cell table:formula="of:=INDEX([.$A$2:.$D$100000];(ROW()-1)*6-2;4)" office:value-type="float" office:value="11.12">
            <text:p>11,12</text:p>
          </table:table-cell>
          <table:table-cell table:formula="of:=INDEX([.$A$2:.$D$100000];(ROW()-1)*6-1;3)" office:value-type="float" office:value="1190">
            <text:p>1190</text:p>
          </table:table-cell>
          <table:table-cell table:formula="of:=INDEX([.$A$2:.$D$100000];(ROW()-1)*6-2;3)" office:value-type="float" office:value="5021.29">
            <text:p>5021,29</text:p>
          </table:table-cell>
          <table:table-cell table:formula="of:=INDEX([.$A$2:.$D$100000];(ROW()-1)*6-1;2)" office:value-type="float" office:value="1842327.38">
            <text:p>1842327,38</text:p>
          </table:table-cell>
          <table:table-cell table:formula="of:=INDEX([.$A$2:.$D$100000];(ROW()-1)*6-2;2)" office:value-type="float" office:value="5177893">
            <text:p>5177893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1.453">
            <text:p>1,45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19">
            <text:p>119</text:p>
          </table:table-cell>
          <table:table-cell table:formula="of:=INDEX([.$A$2:.$D$100000];(ROW()-1)*6;1)" office:value-type="float" office:value="739517">
            <text:p>739517</text:p>
          </table:table-cell>
          <table:table-cell table:formula="of:=INDEX([.$A$2:.$D$100000];(ROW()-1)*6-1;4)" office:value-type="float" office:value="18.19">
            <text:p>18,19</text:p>
          </table:table-cell>
          <table:table-cell table:formula="of:=INDEX([.$A$2:.$D$100000];(ROW()-1)*6-2;4)" office:value-type="float" office:value="10.94">
            <text:p>10,94</text:p>
          </table:table-cell>
          <table:table-cell table:formula="of:=INDEX([.$A$2:.$D$100000];(ROW()-1)*6-1;3)" office:value-type="float" office:value="1227.37">
            <text:p>1227,37</text:p>
          </table:table-cell>
          <table:table-cell table:formula="of:=INDEX([.$A$2:.$D$100000];(ROW()-1)*6-2;3)" office:value-type="float" office:value="5237.8">
            <text:p>5237,8</text:p>
          </table:table-cell>
          <table:table-cell table:formula="of:=INDEX([.$A$2:.$D$100000];(ROW()-1)*6-1;2)" office:value-type="float" office:value="1901775">
            <text:p>1901775</text:p>
          </table:table-cell>
          <table:table-cell table:formula="of:=INDEX([.$A$2:.$D$100000];(ROW()-1)*6-2;2)" office:value-type="float" office:value="5414096">
            <text:p>5414096</text:p>
          </table:table-cell>
          <table:table-cell table:formula="of:=INDEX([.$A$2:.$D$100000];(ROW()-1)*6-5;1)" office:value-type="float" office:value="2.328">
            <text:p>2,328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326534">
            <text:p>3326534</text:p>
          </table:table-cell>
          <table:table-cell office:value-type="float" office:value="3257.59">
            <text:p>3257,59</text:p>
          </table:table-cell>
          <table:table-cell office:value-type="float" office:value="13">
            <text:p>1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0">
            <text:p>120</text:p>
          </table:table-cell>
          <table:table-cell table:formula="of:=INDEX([.$A$2:.$D$100000];(ROW()-1)*6;1)" office:value-type="float" office:value="733988">
            <text:p>733988</text:p>
          </table:table-cell>
          <table:table-cell table:formula="of:=INDEX([.$A$2:.$D$100000];(ROW()-1)*6-1;4)" office:value-type="float" office:value="18.28">
            <text:p>18,28</text:p>
          </table:table-cell>
          <table:table-cell table:formula="of:=INDEX([.$A$2:.$D$100000];(ROW()-1)*6-2;4)" office:value-type="float" office:value="11.11">
            <text:p>11,11</text:p>
          </table:table-cell>
          <table:table-cell table:formula="of:=INDEX([.$A$2:.$D$100000];(ROW()-1)*6-1;3)" office:value-type="float" office:value="1198.8">
            <text:p>1198,8</text:p>
          </table:table-cell>
          <table:table-cell table:formula="of:=INDEX([.$A$2:.$D$100000];(ROW()-1)*6-2;3)" office:value-type="float" office:value="5038.59">
            <text:p>5038,59</text:p>
          </table:table-cell>
          <table:table-cell table:formula="of:=INDEX([.$A$2:.$D$100000];(ROW()-1)*6-1;2)" office:value-type="float" office:value="1858344.13">
            <text:p>1858344,13</text:p>
          </table:table-cell>
          <table:table-cell table:formula="of:=INDEX([.$A$2:.$D$100000];(ROW()-1)*6-2;2)" office:value-type="float" office:value="5213633">
            <text:p>5213633</text:p>
          </table:table-cell>
          <table:table-cell table:formula="of:=INDEX([.$A$2:.$D$100000];(ROW()-1)*6-5;1)" office:value-type="float" office:value="2.36">
            <text:p>2,36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16478.25">
            <text:p>1016478,25</text:p>
          </table:table-cell>
          <table:table-cell office:value-type="float" office:value="656.17">
            <text:p>656,17</text:p>
          </table:table-cell>
          <table:table-cell office:value-type="float" office:value="21.16">
            <text:p>21,1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1">
            <text:p>121</text:p>
          </table:table-cell>
          <table:table-cell table:formula="of:=INDEX([.$A$2:.$D$100000];(ROW()-1)*6;1)" office:value-type="float" office:value="729199">
            <text:p>729199</text:p>
          </table:table-cell>
          <table:table-cell table:formula="of:=INDEX([.$A$2:.$D$100000];(ROW()-1)*6-1;4)" office:value-type="float" office:value="18.23">
            <text:p>18,23</text:p>
          </table:table-cell>
          <table:table-cell table:formula="of:=INDEX([.$A$2:.$D$100000];(ROW()-1)*6-2;4)" office:value-type="float" office:value="11.02">
            <text:p>11,02</text:p>
          </table:table-cell>
          <table:table-cell table:formula="of:=INDEX([.$A$2:.$D$100000];(ROW()-1)*6-1;3)" office:value-type="float" office:value="1211.67">
            <text:p>1211,67</text:p>
          </table:table-cell>
          <table:table-cell table:formula="of:=INDEX([.$A$2:.$D$100000];(ROW()-1)*6-2;3)" office:value-type="float" office:value="5141.9">
            <text:p>5141,9</text:p>
          </table:table-cell>
          <table:table-cell table:formula="of:=INDEX([.$A$2:.$D$100000];(ROW()-1)*6-1;2)" office:value-type="float" office:value="1878407.63">
            <text:p>1878407,63</text:p>
          </table:table-cell>
          <table:table-cell table:formula="of:=INDEX([.$A$2:.$D$100000];(ROW()-1)*6-2;2)" office:value-type="float" office:value="5312244">
            <text:p>5312244</text:p>
          </table:table-cell>
          <table:table-cell table:formula="of:=INDEX([.$A$2:.$D$100000];(ROW()-1)*6-5;1)" office:value-type="float" office:value="2.328">
            <text:p>2,328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2001331">
            <text:p>200133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2">
            <text:p>122</text:p>
          </table:table-cell>
          <table:table-cell table:formula="of:=INDEX([.$A$2:.$D$100000];(ROW()-1)*6;1)" office:value-type="float" office:value="724076">
            <text:p>724076</text:p>
          </table:table-cell>
          <table:table-cell table:formula="of:=INDEX([.$A$2:.$D$100000];(ROW()-1)*6-1;4)" office:value-type="float" office:value="18.19">
            <text:p>18,19</text:p>
          </table:table-cell>
          <table:table-cell table:formula="of:=INDEX([.$A$2:.$D$100000];(ROW()-1)*6-2;4)" office:value-type="float" office:value="10.95">
            <text:p>10,95</text:p>
          </table:table-cell>
          <table:table-cell table:formula="of:=INDEX([.$A$2:.$D$100000];(ROW()-1)*6-1;3)" office:value-type="float" office:value="1223.02">
            <text:p>1223,02</text:p>
          </table:table-cell>
          <table:table-cell table:formula="of:=INDEX([.$A$2:.$D$100000];(ROW()-1)*6-2;3)" office:value-type="float" office:value="5221.28">
            <text:p>5221,28</text:p>
          </table:table-cell>
          <table:table-cell table:formula="of:=INDEX([.$A$2:.$D$100000];(ROW()-1)*6-1;2)" office:value-type="float" office:value="1898653.75">
            <text:p>1898653,75</text:p>
          </table:table-cell>
          <table:table-cell table:formula="of:=INDEX([.$A$2:.$D$100000];(ROW()-1)*6-2;2)" office:value-type="float" office:value="5389010">
            <text:p>5389010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float" office:value="3.125">
            <text:p>3,1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3">
            <text:p>123</text:p>
          </table:table-cell>
          <table:table-cell table:formula="of:=INDEX([.$A$2:.$D$100000];(ROW()-1)*6;1)" office:value-type="float" office:value="718823">
            <text:p>718823</text:p>
          </table:table-cell>
          <table:table-cell table:formula="of:=INDEX([.$A$2:.$D$100000];(ROW()-1)*6-1;4)" office:value-type="float" office:value="18.17">
            <text:p>18,17</text:p>
          </table:table-cell>
          <table:table-cell table:formula="of:=INDEX([.$A$2:.$D$100000];(ROW()-1)*6-2;4)" office:value-type="float" office:value="10.96">
            <text:p>10,96</text:p>
          </table:table-cell>
          <table:table-cell table:formula="of:=INDEX([.$A$2:.$D$100000];(ROW()-1)*6-1;3)" office:value-type="float" office:value="1227.85">
            <text:p>1227,85</text:p>
          </table:table-cell>
          <table:table-cell table:formula="of:=INDEX([.$A$2:.$D$100000];(ROW()-1)*6-2;3)" office:value-type="float" office:value="5210.55">
            <text:p>5210,55</text:p>
          </table:table-cell>
          <table:table-cell table:formula="of:=INDEX([.$A$2:.$D$100000];(ROW()-1)*6-1;2)" office:value-type="float" office:value="1907353.88">
            <text:p>1907353,88</text:p>
          </table:table-cell>
          <table:table-cell table:formula="of:=INDEX([.$A$2:.$D$100000];(ROW()-1)*6-2;2)" office:value-type="float" office:value="5382845">
            <text:p>5382845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485">
            <text:p>1,48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4">
            <text:p>124</text:p>
          </table:table-cell>
          <table:table-cell table:formula="of:=INDEX([.$A$2:.$D$100000];(ROW()-1)*6;1)" office:value-type="float" office:value="714238">
            <text:p>714238</text:p>
          </table:table-cell>
          <table:table-cell table:formula="of:=INDEX([.$A$2:.$D$100000];(ROW()-1)*6-1;4)" office:value-type="float" office:value="18.17">
            <text:p>18,17</text:p>
          </table:table-cell>
          <table:table-cell table:formula="of:=INDEX([.$A$2:.$D$100000];(ROW()-1)*6-2;4)" office:value-type="float" office:value="10.96">
            <text:p>10,96</text:p>
          </table:table-cell>
          <table:table-cell table:formula="of:=INDEX([.$A$2:.$D$100000];(ROW()-1)*6-1;3)" office:value-type="float" office:value="1230.81">
            <text:p>1230,81</text:p>
          </table:table-cell>
          <table:table-cell table:formula="of:=INDEX([.$A$2:.$D$100000];(ROW()-1)*6-2;3)" office:value-type="float" office:value="5207.45">
            <text:p>5207,45</text:p>
          </table:table-cell>
          <table:table-cell table:formula="of:=INDEX([.$A$2:.$D$100000];(ROW()-1)*6-1;2)" office:value-type="float" office:value="1907452.63">
            <text:p>1907452,63</text:p>
          </table:table-cell>
          <table:table-cell table:formula="of:=INDEX([.$A$2:.$D$100000];(ROW()-1)*6-2;2)" office:value-type="float" office:value="5379122">
            <text:p>5379122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1.547">
            <text:p>1,54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5">
            <text:p>125</text:p>
          </table:table-cell>
          <table:table-cell table:formula="of:=INDEX([.$A$2:.$D$100000];(ROW()-1)*6;1)" office:value-type="float" office:value="709882">
            <text:p>709882</text:p>
          </table:table-cell>
          <table:table-cell table:formula="of:=INDEX([.$A$2:.$D$100000];(ROW()-1)*6-1;4)" office:value-type="float" office:value="18.12">
            <text:p>18,12</text:p>
          </table:table-cell>
          <table:table-cell table:formula="of:=INDEX([.$A$2:.$D$100000];(ROW()-1)*6-2;4)" office:value-type="float" office:value="10.9">
            <text:p>10,9</text:p>
          </table:table-cell>
          <table:table-cell table:formula="of:=INDEX([.$A$2:.$D$100000];(ROW()-1)*6-1;3)" office:value-type="float" office:value="1244.22">
            <text:p>1244,22</text:p>
          </table:table-cell>
          <table:table-cell table:formula="of:=INDEX([.$A$2:.$D$100000];(ROW()-1)*6-2;3)" office:value-type="float" office:value="5288.63">
            <text:p>5288,63</text:p>
          </table:table-cell>
          <table:table-cell table:formula="of:=INDEX([.$A$2:.$D$100000];(ROW()-1)*6-1;2)" office:value-type="float" office:value="1928348.75">
            <text:p>1928348,75</text:p>
          </table:table-cell>
          <table:table-cell table:formula="of:=INDEX([.$A$2:.$D$100000];(ROW()-1)*6-2;2)" office:value-type="float" office:value="5464090">
            <text:p>5464090</text:p>
          </table:table-cell>
          <table:table-cell table:formula="of:=INDEX([.$A$2:.$D$100000];(ROW()-1)*6-5;1)" office:value-type="float" office:value="2.359">
            <text:p>2,359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305116">
            <text:p>3305116</text:p>
          </table:table-cell>
          <table:table-cell office:value-type="float" office:value="3235.01">
            <text:p>3235,01</text:p>
          </table:table-cell>
          <table:table-cell office:value-type="float" office:value="13.03">
            <text:p>13,0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6">
            <text:p>126</text:p>
          </table:table-cell>
          <table:table-cell table:formula="of:=INDEX([.$A$2:.$D$100000];(ROW()-1)*6;1)" office:value-type="float" office:value="704580">
            <text:p>704580</text:p>
          </table:table-cell>
          <table:table-cell table:formula="of:=INDEX([.$A$2:.$D$100000];(ROW()-1)*6-1;4)" office:value-type="float" office:value="18.1">
            <text:p>18,1</text:p>
          </table:table-cell>
          <table:table-cell table:formula="of:=INDEX([.$A$2:.$D$100000];(ROW()-1)*6-2;4)" office:value-type="float" office:value="10.96">
            <text:p>10,96</text:p>
          </table:table-cell>
          <table:table-cell table:formula="of:=INDEX([.$A$2:.$D$100000];(ROW()-1)*6-1;3)" office:value-type="float" office:value="1246.25">
            <text:p>1246,25</text:p>
          </table:table-cell>
          <table:table-cell table:formula="of:=INDEX([.$A$2:.$D$100000];(ROW()-1)*6-2;3)" office:value-type="float" office:value="5213.42">
            <text:p>5213,42</text:p>
          </table:table-cell>
          <table:table-cell table:formula="of:=INDEX([.$A$2:.$D$100000];(ROW()-1)*6-1;2)" office:value-type="float" office:value="1930094.88">
            <text:p>1930094,88</text:p>
          </table:table-cell>
          <table:table-cell table:formula="of:=INDEX([.$A$2:.$D$100000];(ROW()-1)*6-2;2)" office:value-type="float" office:value="5394963">
            <text:p>5394963</text:p>
          </table:table-cell>
          <table:table-cell table:formula="of:=INDEX([.$A$2:.$D$100000];(ROW()-1)*6-5;1)" office:value-type="float" office:value="2.36">
            <text:p>2,36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007062.81">
            <text:p>1007062,81</text:p>
          </table:table-cell>
          <table:table-cell office:value-type="float" office:value="649.76">
            <text:p>649,76</text:p>
          </table:table-cell>
          <table:table-cell office:value-type="float" office:value="21.22">
            <text:p>21,2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7">
            <text:p>127</text:p>
          </table:table-cell>
          <table:table-cell table:formula="of:=INDEX([.$A$2:.$D$100000];(ROW()-1)*6;1)" office:value-type="float" office:value="698393">
            <text:p>698393</text:p>
          </table:table-cell>
          <table:table-cell table:formula="of:=INDEX([.$A$2:.$D$100000];(ROW()-1)*6-1;4)" office:value-type="float" office:value="18.06">
            <text:p>18,06</text:p>
          </table:table-cell>
          <table:table-cell table:formula="of:=INDEX([.$A$2:.$D$100000];(ROW()-1)*6-2;4)" office:value-type="float" office:value="10.94">
            <text:p>10,94</text:p>
          </table:table-cell>
          <table:table-cell table:formula="of:=INDEX([.$A$2:.$D$100000];(ROW()-1)*6-1;3)" office:value-type="float" office:value="1261.62">
            <text:p>1261,62</text:p>
          </table:table-cell>
          <table:table-cell table:formula="of:=INDEX([.$A$2:.$D$100000];(ROW()-1)*6-2;3)" office:value-type="float" office:value="5235.96">
            <text:p>5235,96</text:p>
          </table:table-cell>
          <table:table-cell table:formula="of:=INDEX([.$A$2:.$D$100000];(ROW()-1)*6-1;2)" office:value-type="float" office:value="1950788.38">
            <text:p>1950788,38</text:p>
          </table:table-cell>
          <table:table-cell table:formula="of:=INDEX([.$A$2:.$D$100000];(ROW()-1)*6-2;2)" office:value-type="float" office:value="5427494">
            <text:p>5427494</text:p>
          </table:table-cell>
          <table:table-cell table:formula="of:=INDEX([.$A$2:.$D$100000];(ROW()-1)*6-5;1)" office:value-type="float" office:value="2.328">
            <text:p>2,328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2027608">
            <text:p>202760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8">
            <text:p>128</text:p>
          </table:table-cell>
          <table:table-cell table:formula="of:=INDEX([.$A$2:.$D$100000];(ROW()-1)*6;1)" office:value-type="float" office:value="691454">
            <text:p>691454</text:p>
          </table:table-cell>
          <table:table-cell table:formula="of:=INDEX([.$A$2:.$D$100000];(ROW()-1)*6-1;4)" office:value-type="float" office:value="18.24">
            <text:p>18,24</text:p>
          </table:table-cell>
          <table:table-cell table:formula="of:=INDEX([.$A$2:.$D$100000];(ROW()-1)*6-2;4)" office:value-type="float" office:value="11.45">
            <text:p>11,45</text:p>
          </table:table-cell>
          <table:table-cell table:formula="of:=INDEX([.$A$2:.$D$100000];(ROW()-1)*6-1;3)" office:value-type="float" office:value="1194.18">
            <text:p>1194,18</text:p>
          </table:table-cell>
          <table:table-cell table:formula="of:=INDEX([.$A$2:.$D$100000];(ROW()-1)*6-2;3)" office:value-type="float" office:value="4651.45">
            <text:p>4651,45</text:p>
          </table:table-cell>
          <table:table-cell table:formula="of:=INDEX([.$A$2:.$D$100000];(ROW()-1)*6-1;2)" office:value-type="float" office:value="1832743.38">
            <text:p>1832743,38</text:p>
          </table:table-cell>
          <table:table-cell table:formula="of:=INDEX([.$A$2:.$D$100000];(ROW()-1)*6-2;2)" office:value-type="float" office:value="4829655">
            <text:p>4829655</text:p>
          </table:table-cell>
          <table:table-cell table:formula="of:=INDEX([.$A$2:.$D$100000];(ROW()-1)*6-5;1)" office:value-type="float" office:value="2.297">
            <text:p>2,297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float" office:value="3.156">
            <text:p>3,1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29">
            <text:p>129</text:p>
          </table:table-cell>
          <table:table-cell table:formula="of:=INDEX([.$A$2:.$D$100000];(ROW()-1)*6;1)" office:value-type="float" office:value="687583">
            <text:p>687583</text:p>
          </table:table-cell>
          <table:table-cell table:formula="of:=INDEX([.$A$2:.$D$100000];(ROW()-1)*6-1;4)" office:value-type="float" office:value="18.18">
            <text:p>18,18</text:p>
          </table:table-cell>
          <table:table-cell table:formula="of:=INDEX([.$A$2:.$D$100000];(ROW()-1)*6-2;4)" office:value-type="float" office:value="11.26">
            <text:p>11,26</text:p>
          </table:table-cell>
          <table:table-cell table:formula="of:=INDEX([.$A$2:.$D$100000];(ROW()-1)*6-1;3)" office:value-type="float" office:value="1211.73">
            <text:p>1211,73</text:p>
          </table:table-cell>
          <table:table-cell table:formula="of:=INDEX([.$A$2:.$D$100000];(ROW()-1)*6-2;3)" office:value-type="float" office:value="4861.72">
            <text:p>4861,72</text:p>
          </table:table-cell>
          <table:table-cell table:formula="of:=INDEX([.$A$2:.$D$100000];(ROW()-1)*6-1;2)" office:value-type="float" office:value="1876891.5">
            <text:p>1876891,5</text:p>
          </table:table-cell>
          <table:table-cell table:formula="of:=INDEX([.$A$2:.$D$100000];(ROW()-1)*6-2;2)" office:value-type="float" office:value="5028455">
            <text:p>5028455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0">
            <text:p>130</text:p>
          </table:table-cell>
          <table:table-cell table:formula="of:=INDEX([.$A$2:.$D$100000];(ROW()-1)*6;1)" office:value-type="float" office:value="683099">
            <text:p>683099</text:p>
          </table:table-cell>
          <table:table-cell table:formula="of:=INDEX([.$A$2:.$D$100000];(ROW()-1)*6-1;4)" office:value-type="float" office:value="18.14">
            <text:p>18,14</text:p>
          </table:table-cell>
          <table:table-cell table:formula="of:=INDEX([.$A$2:.$D$100000];(ROW()-1)*6-2;4)" office:value-type="float" office:value="11.2">
            <text:p>11,2</text:p>
          </table:table-cell>
          <table:table-cell table:formula="of:=INDEX([.$A$2:.$D$100000];(ROW()-1)*6-1;3)" office:value-type="float" office:value="1224.51">
            <text:p>1224,51</text:p>
          </table:table-cell>
          <table:table-cell table:formula="of:=INDEX([.$A$2:.$D$100000];(ROW()-1)*6-2;3)" office:value-type="float" office:value="4935.04">
            <text:p>4935,04</text:p>
          </table:table-cell>
          <table:table-cell table:formula="of:=INDEX([.$A$2:.$D$100000];(ROW()-1)*6-1;2)" office:value-type="float" office:value="1894092.38">
            <text:p>1894092,38</text:p>
          </table:table-cell>
          <table:table-cell table:formula="of:=INDEX([.$A$2:.$D$100000];(ROW()-1)*6-2;2)" office:value-type="float" office:value="5112957">
            <text:p>5112957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1">
            <text:p>131</text:p>
          </table:table-cell>
          <table:table-cell table:formula="of:=INDEX([.$A$2:.$D$100000];(ROW()-1)*6;1)" office:value-type="float" office:value="678906">
            <text:p>678906</text:p>
          </table:table-cell>
          <table:table-cell table:formula="of:=INDEX([.$A$2:.$D$100000];(ROW()-1)*6-1;4)" office:value-type="float" office:value="18.13">
            <text:p>18,13</text:p>
          </table:table-cell>
          <table:table-cell table:formula="of:=INDEX([.$A$2:.$D$100000];(ROW()-1)*6-2;4)" office:value-type="float" office:value="11.15">
            <text:p>11,15</text:p>
          </table:table-cell>
          <table:table-cell table:formula="of:=INDEX([.$A$2:.$D$100000];(ROW()-1)*6-1;3)" office:value-type="float" office:value="1230.04">
            <text:p>1230,04</text:p>
          </table:table-cell>
          <table:table-cell table:formula="of:=INDEX([.$A$2:.$D$100000];(ROW()-1)*6-2;3)" office:value-type="float" office:value="4989.17">
            <text:p>4989,17</text:p>
          </table:table-cell>
          <table:table-cell table:formula="of:=INDEX([.$A$2:.$D$100000];(ROW()-1)*6-1;2)" office:value-type="float" office:value="1907974.5">
            <text:p>1907974,5</text:p>
          </table:table-cell>
          <table:table-cell table:formula="of:=INDEX([.$A$2:.$D$100000];(ROW()-1)*6-2;2)" office:value-type="float" office:value="5166905">
            <text:p>5166905</text:p>
          </table:table-cell>
          <table:table-cell table:formula="of:=INDEX([.$A$2:.$D$100000];(ROW()-1)*6-5;1)" office:value-type="float" office:value="2.313">
            <text:p>2,313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237617">
            <text:p>3237617</text:p>
          </table:table-cell>
          <table:table-cell office:value-type="float" office:value="3169.13">
            <text:p>3169,13</text:p>
          </table:table-cell>
          <table:table-cell office:value-type="float" office:value="13.12">
            <text:p>13,1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2">
            <text:p>132</text:p>
          </table:table-cell>
          <table:table-cell table:formula="of:=INDEX([.$A$2:.$D$100000];(ROW()-1)*6;1)" office:value-type="float" office:value="673970">
            <text:p>673970</text:p>
          </table:table-cell>
          <table:table-cell table:formula="of:=INDEX([.$A$2:.$D$100000];(ROW()-1)*6-1;4)" office:value-type="float" office:value="18.1">
            <text:p>18,1</text:p>
          </table:table-cell>
          <table:table-cell table:formula="of:=INDEX([.$A$2:.$D$100000];(ROW()-1)*6-2;4)" office:value-type="float" office:value="11.17">
            <text:p>11,17</text:p>
          </table:table-cell>
          <table:table-cell table:formula="of:=INDEX([.$A$2:.$D$100000];(ROW()-1)*6-1;3)" office:value-type="float" office:value="1237.85">
            <text:p>1237,85</text:p>
          </table:table-cell>
          <table:table-cell table:formula="of:=INDEX([.$A$2:.$D$100000];(ROW()-1)*6-2;3)" office:value-type="float" office:value="4972.24">
            <text:p>4972,24</text:p>
          </table:table-cell>
          <table:table-cell table:formula="of:=INDEX([.$A$2:.$D$100000];(ROW()-1)*6-1;2)" office:value-type="float" office:value="1917135.88">
            <text:p>1917135,88</text:p>
          </table:table-cell>
          <table:table-cell table:formula="of:=INDEX([.$A$2:.$D$100000];(ROW()-1)*6-2;2)" office:value-type="float" office:value="5159664">
            <text:p>5159664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89936.31">
            <text:p>989936,31</text:p>
          </table:table-cell>
          <table:table-cell office:value-type="float" office:value="637.66">
            <text:p>637,66</text:p>
          </table:table-cell>
          <table:table-cell office:value-type="float" office:value="21.3">
            <text:p>21,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3">
            <text:p>133</text:p>
          </table:table-cell>
          <table:table-cell table:formula="of:=INDEX([.$A$2:.$D$100000];(ROW()-1)*6;1)" office:value-type="float" office:value="669819">
            <text:p>669819</text:p>
          </table:table-cell>
          <table:table-cell table:formula="of:=INDEX([.$A$2:.$D$100000];(ROW()-1)*6-1;4)" office:value-type="float" office:value="18.06">
            <text:p>18,06</text:p>
          </table:table-cell>
          <table:table-cell table:formula="of:=INDEX([.$A$2:.$D$100000];(ROW()-1)*6-2;4)" office:value-type="float" office:value="11.07">
            <text:p>11,07</text:p>
          </table:table-cell>
          <table:table-cell table:formula="of:=INDEX([.$A$2:.$D$100000];(ROW()-1)*6-1;3)" office:value-type="float" office:value="1248.31">
            <text:p>1248,31</text:p>
          </table:table-cell>
          <table:table-cell table:formula="of:=INDEX([.$A$2:.$D$100000];(ROW()-1)*6-2;3)" office:value-type="float" office:value="5083.37">
            <text:p>5083,37</text:p>
          </table:table-cell>
          <table:table-cell table:formula="of:=INDEX([.$A$2:.$D$100000];(ROW()-1)*6-1;2)" office:value-type="float" office:value="1934476.63">
            <text:p>1934476,63</text:p>
          </table:table-cell>
          <table:table-cell table:formula="of:=INDEX([.$A$2:.$D$100000];(ROW()-1)*6-2;2)" office:value-type="float" office:value="5260935">
            <text:p>5260935</text:p>
          </table:table-cell>
          <table:table-cell table:formula="of:=INDEX([.$A$2:.$D$100000];(ROW()-1)*6-5;1)" office:value-type="float" office:value="2.297">
            <text:p>2,297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2053489">
            <text:p>205348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4">
            <text:p>134</text:p>
          </table:table-cell>
          <table:table-cell table:formula="of:=INDEX([.$A$2:.$D$100000];(ROW()-1)*6;1)" office:value-type="float" office:value="665287">
            <text:p>665287</text:p>
          </table:table-cell>
          <table:table-cell table:formula="of:=INDEX([.$A$2:.$D$100000];(ROW()-1)*6-1;4)" office:value-type="float" office:value="18.04">
            <text:p>18,04</text:p>
          </table:table-cell>
          <table:table-cell table:formula="of:=INDEX([.$A$2:.$D$100000];(ROW()-1)*6-2;4)" office:value-type="float" office:value="11.06">
            <text:p>11,06</text:p>
          </table:table-cell>
          <table:table-cell table:formula="of:=INDEX([.$A$2:.$D$100000];(ROW()-1)*6-1;3)" office:value-type="float" office:value="1256.04">
            <text:p>1256,04</text:p>
          </table:table-cell>
          <table:table-cell table:formula="of:=INDEX([.$A$2:.$D$100000];(ROW()-1)*6-2;3)" office:value-type="float" office:value="5094.16">
            <text:p>5094,16</text:p>
          </table:table-cell>
          <table:table-cell table:formula="of:=INDEX([.$A$2:.$D$100000];(ROW()-1)*6-1;2)" office:value-type="float" office:value="1944723.5">
            <text:p>1944723,5</text:p>
          </table:table-cell>
          <table:table-cell table:formula="of:=INDEX([.$A$2:.$D$100000];(ROW()-1)*6-2;2)" office:value-type="float" office:value="5273668">
            <text:p>5273668</text:p>
          </table:table-cell>
          <table:table-cell table:formula="of:=INDEX([.$A$2:.$D$100000];(ROW()-1)*6-5;1)" office:value-type="float" office:value="2.296">
            <text:p>2,296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3.156">
            <text:p>3,1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5">
            <text:p>135</text:p>
          </table:table-cell>
          <table:table-cell table:formula="of:=INDEX([.$A$2:.$D$100000];(ROW()-1)*6;1)" office:value-type="float" office:value="661557">
            <text:p>661557</text:p>
          </table:table-cell>
          <table:table-cell table:formula="of:=INDEX([.$A$2:.$D$100000];(ROW()-1)*6-1;4)" office:value-type="float" office:value="17.99">
            <text:p>17,99</text:p>
          </table:table-cell>
          <table:table-cell table:formula="of:=INDEX([.$A$2:.$D$100000];(ROW()-1)*6-2;4)" office:value-type="float" office:value="11.05">
            <text:p>11,05</text:p>
          </table:table-cell>
          <table:table-cell table:formula="of:=INDEX([.$A$2:.$D$100000];(ROW()-1)*6-1;3)" office:value-type="float" office:value="1266.78">
            <text:p>1266,78</text:p>
          </table:table-cell>
          <table:table-cell table:formula="of:=INDEX([.$A$2:.$D$100000];(ROW()-1)*6-2;3)" office:value-type="float" office:value="5108.2">
            <text:p>5108,2</text:p>
          </table:table-cell>
          <table:table-cell table:formula="of:=INDEX([.$A$2:.$D$100000];(ROW()-1)*6-1;2)" office:value-type="float" office:value="1960985.63">
            <text:p>1960985,63</text:p>
          </table:table-cell>
          <table:table-cell table:formula="of:=INDEX([.$A$2:.$D$100000];(ROW()-1)*6-2;2)" office:value-type="float" office:value="5297664">
            <text:p>5297664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6">
            <text:p>136</text:p>
          </table:table-cell>
          <table:table-cell table:formula="of:=INDEX([.$A$2:.$D$100000];(ROW()-1)*6;1)" office:value-type="float" office:value="656630">
            <text:p>656630</text:p>
          </table:table-cell>
          <table:table-cell table:formula="of:=INDEX([.$A$2:.$D$100000];(ROW()-1)*6-1;4)" office:value-type="float" office:value="18.03">
            <text:p>18,03</text:p>
          </table:table-cell>
          <table:table-cell table:formula="of:=INDEX([.$A$2:.$D$100000];(ROW()-1)*6-2;4)" office:value-type="float" office:value="11.1">
            <text:p>11,1</text:p>
          </table:table-cell>
          <table:table-cell table:formula="of:=INDEX([.$A$2:.$D$100000];(ROW()-1)*6-1;3)" office:value-type="float" office:value="1254.79">
            <text:p>1254,79</text:p>
          </table:table-cell>
          <table:table-cell table:formula="of:=INDEX([.$A$2:.$D$100000];(ROW()-1)*6-2;3)" office:value-type="float" office:value="5041.86">
            <text:p>5041,86</text:p>
          </table:table-cell>
          <table:table-cell table:formula="of:=INDEX([.$A$2:.$D$100000];(ROW()-1)*6-1;2)" office:value-type="float" office:value="1940945.13">
            <text:p>1940945,13</text:p>
          </table:table-cell>
          <table:table-cell table:formula="of:=INDEX([.$A$2:.$D$100000];(ROW()-1)*6-2;2)" office:value-type="float" office:value="5222841">
            <text:p>5222841</text:p>
          </table:table-cell>
          <table:table-cell table:formula="of:=INDEX([.$A$2:.$D$100000];(ROW()-1)*6-5;1)" office:value-type="float" office:value="2.297">
            <text:p>2,297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1.875">
            <text:p>1,8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7">
            <text:p>137</text:p>
          </table:table-cell>
          <table:table-cell table:formula="of:=INDEX([.$A$2:.$D$100000];(ROW()-1)*6;1)" office:value-type="float" office:value="653399">
            <text:p>653399</text:p>
          </table:table-cell>
          <table:table-cell table:formula="of:=INDEX([.$A$2:.$D$100000];(ROW()-1)*6-1;4)" office:value-type="float" office:value="18">
            <text:p>18</text:p>
          </table:table-cell>
          <table:table-cell table:formula="of:=INDEX([.$A$2:.$D$100000];(ROW()-1)*6-2;4)" office:value-type="float" office:value="11.09">
            <text:p>11,09</text:p>
          </table:table-cell>
          <table:table-cell table:formula="of:=INDEX([.$A$2:.$D$100000];(ROW()-1)*6-1;3)" office:value-type="float" office:value="1263.84">
            <text:p>1263,84</text:p>
          </table:table-cell>
          <table:table-cell table:formula="of:=INDEX([.$A$2:.$D$100000];(ROW()-1)*6-2;3)" office:value-type="float" office:value="5057.4">
            <text:p>5057,4</text:p>
          </table:table-cell>
          <table:table-cell table:formula="of:=INDEX([.$A$2:.$D$100000];(ROW()-1)*6-1;2)" office:value-type="float" office:value="1957161.63">
            <text:p>1957161,63</text:p>
          </table:table-cell>
          <table:table-cell table:formula="of:=INDEX([.$A$2:.$D$100000];(ROW()-1)*6-2;2)" office:value-type="float" office:value="5247703">
            <text:p>5247703</text:p>
          </table:table-cell>
          <table:table-cell table:formula="of:=INDEX([.$A$2:.$D$100000];(ROW()-1)*6-5;1)" office:value-type="float" office:value="2.296">
            <text:p>2,296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269673">
            <text:p>3269673</text:p>
          </table:table-cell>
          <table:table-cell office:value-type="float" office:value="3205.65">
            <text:p>3205,65</text:p>
          </table:table-cell>
          <table:table-cell office:value-type="float" office:value="13.07">
            <text:p>13,0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8">
            <text:p>138</text:p>
          </table:table-cell>
          <table:table-cell table:formula="of:=INDEX([.$A$2:.$D$100000];(ROW()-1)*6;1)" office:value-type="float" office:value="649189">
            <text:p>649189</text:p>
          </table:table-cell>
          <table:table-cell table:formula="of:=INDEX([.$A$2:.$D$100000];(ROW()-1)*6-1;4)" office:value-type="float" office:value="17.97">
            <text:p>17,97</text:p>
          </table:table-cell>
          <table:table-cell table:formula="of:=INDEX([.$A$2:.$D$100000];(ROW()-1)*6-2;4)" office:value-type="float" office:value="11.03">
            <text:p>11,03</text:p>
          </table:table-cell>
          <table:table-cell table:formula="of:=INDEX([.$A$2:.$D$100000];(ROW()-1)*6-1;3)" office:value-type="float" office:value="1273.18">
            <text:p>1273,18</text:p>
          </table:table-cell>
          <table:table-cell table:formula="of:=INDEX([.$A$2:.$D$100000];(ROW()-1)*6-2;3)" office:value-type="float" office:value="5133.3">
            <text:p>5133,3</text:p>
          </table:table-cell>
          <table:table-cell table:formula="of:=INDEX([.$A$2:.$D$100000];(ROW()-1)*6-1;2)" office:value-type="float" office:value="1971601.88">
            <text:p>1971601,88</text:p>
          </table:table-cell>
          <table:table-cell table:formula="of:=INDEX([.$A$2:.$D$100000];(ROW()-1)*6-2;2)" office:value-type="float" office:value="5319030">
            <text:p>5319030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86880.06">
            <text:p>986880,06</text:p>
          </table:table-cell>
          <table:table-cell office:value-type="float" office:value="636.33">
            <text:p>636,33</text:p>
          </table:table-cell>
          <table:table-cell office:value-type="float" office:value="21.32">
            <text:p>21,3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39">
            <text:p>139</text:p>
          </table:table-cell>
          <table:table-cell table:formula="of:=INDEX([.$A$2:.$D$100000];(ROW()-1)*6;1)" office:value-type="float" office:value="645107">
            <text:p>645107</text:p>
          </table:table-cell>
          <table:table-cell table:formula="of:=INDEX([.$A$2:.$D$100000];(ROW()-1)*6-1;4)" office:value-type="float" office:value="17.93">
            <text:p>17,93</text:p>
          </table:table-cell>
          <table:table-cell table:formula="of:=INDEX([.$A$2:.$D$100000];(ROW()-1)*6-2;4)" office:value-type="float" office:value="10.97">
            <text:p>10,97</text:p>
          </table:table-cell>
          <table:table-cell table:formula="of:=INDEX([.$A$2:.$D$100000];(ROW()-1)*6-1;3)" office:value-type="float" office:value="1286.04">
            <text:p>1286,04</text:p>
          </table:table-cell>
          <table:table-cell table:formula="of:=INDEX([.$A$2:.$D$100000];(ROW()-1)*6-2;3)" office:value-type="float" office:value="5199.36">
            <text:p>5199,36</text:p>
          </table:table-cell>
          <table:table-cell table:formula="of:=INDEX([.$A$2:.$D$100000];(ROW()-1)*6-1;2)" office:value-type="float" office:value="1987785">
            <text:p>1987785</text:p>
          </table:table-cell>
          <table:table-cell table:formula="of:=INDEX([.$A$2:.$D$100000];(ROW()-1)*6-2;2)" office:value-type="float" office:value="5385516">
            <text:p>5385516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2067290">
            <text:p>206729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0">
            <text:p>140</text:p>
          </table:table-cell>
          <table:table-cell table:formula="of:=INDEX([.$A$2:.$D$100000];(ROW()-1)*6;1)" office:value-type="float" office:value="641315">
            <text:p>641315</text:p>
          </table:table-cell>
          <table:table-cell table:formula="of:=INDEX([.$A$2:.$D$100000];(ROW()-1)*6-1;4)" office:value-type="float" office:value="17.93">
            <text:p>17,93</text:p>
          </table:table-cell>
          <table:table-cell table:formula="of:=INDEX([.$A$2:.$D$100000];(ROW()-1)*6-2;4)" office:value-type="float" office:value="10.97">
            <text:p>10,97</text:p>
          </table:table-cell>
          <table:table-cell table:formula="of:=INDEX([.$A$2:.$D$100000];(ROW()-1)*6-1;3)" office:value-type="float" office:value="1286.1">
            <text:p>1286,1</text:p>
          </table:table-cell>
          <table:table-cell table:formula="of:=INDEX([.$A$2:.$D$100000];(ROW()-1)*6-2;3)" office:value-type="float" office:value="5198.11">
            <text:p>5198,11</text:p>
          </table:table-cell>
          <table:table-cell table:formula="of:=INDEX([.$A$2:.$D$100000];(ROW()-1)*6-1;2)" office:value-type="float" office:value="1987980.38">
            <text:p>1987980,38</text:p>
          </table:table-cell>
          <table:table-cell table:formula="of:=INDEX([.$A$2:.$D$100000];(ROW()-1)*6-2;2)" office:value-type="float" office:value="5385725">
            <text:p>5385725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3.406">
            <text:p>3,40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1">
            <text:p>141</text:p>
          </table:table-cell>
          <table:table-cell table:formula="of:=INDEX([.$A$2:.$D$100000];(ROW()-1)*6;1)" office:value-type="float" office:value="637588">
            <text:p>637588</text:p>
          </table:table-cell>
          <table:table-cell table:formula="of:=INDEX([.$A$2:.$D$100000];(ROW()-1)*6-1;4)" office:value-type="float" office:value="17.91">
            <text:p>17,91</text:p>
          </table:table-cell>
          <table:table-cell table:formula="of:=INDEX([.$A$2:.$D$100000];(ROW()-1)*6-2;4)" office:value-type="float" office:value="11">
            <text:p>11</text:p>
          </table:table-cell>
          <table:table-cell table:formula="of:=INDEX([.$A$2:.$D$100000];(ROW()-1)*6-1;3)" office:value-type="float" office:value="1292.99">
            <text:p>1292,99</text:p>
          </table:table-cell>
          <table:table-cell table:formula="of:=INDEX([.$A$2:.$D$100000];(ROW()-1)*6-2;3)" office:value-type="float" office:value="5162.33">
            <text:p>5162,33</text:p>
          </table:table-cell>
          <table:table-cell table:formula="of:=INDEX([.$A$2:.$D$100000];(ROW()-1)*6-1;2)" office:value-type="float" office:value="2000042.75">
            <text:p>2000042,75</text:p>
          </table:table-cell>
          <table:table-cell table:formula="of:=INDEX([.$A$2:.$D$100000];(ROW()-1)*6-2;2)" office:value-type="float" office:value="5357274">
            <text:p>5357274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2">
            <text:p>142</text:p>
          </table:table-cell>
          <table:table-cell table:formula="of:=INDEX([.$A$2:.$D$100000];(ROW()-1)*6;1)" office:value-type="float" office:value="633277">
            <text:p>633277</text:p>
          </table:table-cell>
          <table:table-cell table:formula="of:=INDEX([.$A$2:.$D$100000];(ROW()-1)*6-1;4)" office:value-type="float" office:value="17.88">
            <text:p>17,88</text:p>
          </table:table-cell>
          <table:table-cell table:formula="of:=INDEX([.$A$2:.$D$100000];(ROW()-1)*6-2;4)" office:value-type="float" office:value="10.88">
            <text:p>10,88</text:p>
          </table:table-cell>
          <table:table-cell table:formula="of:=INDEX([.$A$2:.$D$100000];(ROW()-1)*6-1;3)" office:value-type="float" office:value="1302.78">
            <text:p>1302,78</text:p>
          </table:table-cell>
          <table:table-cell table:formula="of:=INDEX([.$A$2:.$D$100000];(ROW()-1)*6-2;3)" office:value-type="float" office:value="5308.68">
            <text:p>5308,68</text:p>
          </table:table-cell>
          <table:table-cell table:formula="of:=INDEX([.$A$2:.$D$100000];(ROW()-1)*6-1;2)" office:value-type="float" office:value="2013254.5">
            <text:p>2013254,5</text:p>
          </table:table-cell>
          <table:table-cell table:formula="of:=INDEX([.$A$2:.$D$100000];(ROW()-1)*6-2;2)" office:value-type="float" office:value="5494907">
            <text:p>5494907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1.922">
            <text:p>1,9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3">
            <text:p>143</text:p>
          </table:table-cell>
          <table:table-cell table:formula="of:=INDEX([.$A$2:.$D$100000];(ROW()-1)*6;1)" office:value-type="float" office:value="629976">
            <text:p>629976</text:p>
          </table:table-cell>
          <table:table-cell table:formula="of:=INDEX([.$A$2:.$D$100000];(ROW()-1)*6-1;4)" office:value-type="float" office:value="17.85">
            <text:p>17,85</text:p>
          </table:table-cell>
          <table:table-cell table:formula="of:=INDEX([.$A$2:.$D$100000];(ROW()-1)*6-2;4)" office:value-type="float" office:value="10.92">
            <text:p>10,92</text:p>
          </table:table-cell>
          <table:table-cell table:formula="of:=INDEX([.$A$2:.$D$100000];(ROW()-1)*6-1;3)" office:value-type="float" office:value="1307.38">
            <text:p>1307,38</text:p>
          </table:table-cell>
          <table:table-cell table:formula="of:=INDEX([.$A$2:.$D$100000];(ROW()-1)*6-2;3)" office:value-type="float" office:value="5262.67">
            <text:p>5262,67</text:p>
          </table:table-cell>
          <table:table-cell table:formula="of:=INDEX([.$A$2:.$D$100000];(ROW()-1)*6-1;2)" office:value-type="float" office:value="2024217.5">
            <text:p>2024217,5</text:p>
          </table:table-cell>
          <table:table-cell table:formula="of:=INDEX([.$A$2:.$D$100000];(ROW()-1)*6-2;2)" office:value-type="float" office:value="5461449">
            <text:p>5461449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212475">
            <text:p>3212475</text:p>
          </table:table-cell>
          <table:table-cell office:value-type="float" office:value="3146.5">
            <text:p>3146,5</text:p>
          </table:table-cell>
          <table:table-cell office:value-type="float" office:value="13.15">
            <text:p>13,1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4">
            <text:p>144</text:p>
          </table:table-cell>
          <table:table-cell table:formula="of:=INDEX([.$A$2:.$D$100000];(ROW()-1)*6;1)" office:value-type="float" office:value="626411">
            <text:p>626411</text:p>
          </table:table-cell>
          <table:table-cell table:formula="of:=INDEX([.$A$2:.$D$100000];(ROW()-1)*6-1;4)" office:value-type="float" office:value="17.89">
            <text:p>17,89</text:p>
          </table:table-cell>
          <table:table-cell table:formula="of:=INDEX([.$A$2:.$D$100000];(ROW()-1)*6-2;4)" office:value-type="float" office:value="11.14">
            <text:p>11,14</text:p>
          </table:table-cell>
          <table:table-cell table:formula="of:=INDEX([.$A$2:.$D$100000];(ROW()-1)*6-1;3)" office:value-type="float" office:value="1289.4">
            <text:p>1289,4</text:p>
          </table:table-cell>
          <table:table-cell table:formula="of:=INDEX([.$A$2:.$D$100000];(ROW()-1)*6-2;3)" office:value-type="float" office:value="5001.15">
            <text:p>5001,15</text:p>
          </table:table-cell>
          <table:table-cell table:formula="of:=INDEX([.$A$2:.$D$100000];(ROW()-1)*6-1;2)" office:value-type="float" office:value="1993843.25">
            <text:p>1993843,25</text:p>
          </table:table-cell>
          <table:table-cell table:formula="of:=INDEX([.$A$2:.$D$100000];(ROW()-1)*6-2;2)" office:value-type="float" office:value="5204863">
            <text:p>5204863</text:p>
          </table:table-cell>
          <table:table-cell table:formula="of:=INDEX([.$A$2:.$D$100000];(ROW()-1)*6-5;1)" office:value-type="float" office:value="2.266">
            <text:p>2,266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76163.19">
            <text:p>976163,19</text:p>
          </table:table-cell>
          <table:table-cell office:value-type="float" office:value="631.06">
            <text:p>631,06</text:p>
          </table:table-cell>
          <table:table-cell office:value-type="float" office:value="21.35">
            <text:p>21,3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5">
            <text:p>145</text:p>
          </table:table-cell>
          <table:table-cell table:formula="of:=INDEX([.$A$2:.$D$100000];(ROW()-1)*6;1)" office:value-type="float" office:value="623404">
            <text:p>623404</text:p>
          </table:table-cell>
          <table:table-cell table:formula="of:=INDEX([.$A$2:.$D$100000];(ROW()-1)*6-1;4)" office:value-type="float" office:value="17.85">
            <text:p>17,85</text:p>
          </table:table-cell>
          <table:table-cell table:formula="of:=INDEX([.$A$2:.$D$100000];(ROW()-1)*6-2;4)" office:value-type="float" office:value="10.87">
            <text:p>10,87</text:p>
          </table:table-cell>
          <table:table-cell table:formula="of:=INDEX([.$A$2:.$D$100000];(ROW()-1)*6-1;3)" office:value-type="float" office:value="1307">
            <text:p>1307</text:p>
          </table:table-cell>
          <table:table-cell table:formula="of:=INDEX([.$A$2:.$D$100000];(ROW()-1)*6-2;3)" office:value-type="float" office:value="5327.92">
            <text:p>5327,92</text:p>
          </table:table-cell>
          <table:table-cell table:formula="of:=INDEX([.$A$2:.$D$100000];(ROW()-1)*6-1;2)" office:value-type="float" office:value="2021745.25">
            <text:p>2021745,25</text:p>
          </table:table-cell>
          <table:table-cell table:formula="of:=INDEX([.$A$2:.$D$100000];(ROW()-1)*6-2;2)" office:value-type="float" office:value="5508202">
            <text:p>5508202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float" office:value="2107620">
            <text:p>210762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6">
            <text:p>146</text:p>
          </table:table-cell>
          <table:table-cell table:formula="of:=INDEX([.$A$2:.$D$100000];(ROW()-1)*6;1)" office:value-type="float" office:value="619041">
            <text:p>619041</text:p>
          </table:table-cell>
          <table:table-cell table:formula="of:=INDEX([.$A$2:.$D$100000];(ROW()-1)*6-1;4)" office:value-type="float" office:value="17.82">
            <text:p>17,82</text:p>
          </table:table-cell>
          <table:table-cell table:formula="of:=INDEX([.$A$2:.$D$100000];(ROW()-1)*6-2;4)" office:value-type="float" office:value="10.97">
            <text:p>10,97</text:p>
          </table:table-cell>
          <table:table-cell table:formula="of:=INDEX([.$A$2:.$D$100000];(ROW()-1)*6-1;3)" office:value-type="float" office:value="1314.78">
            <text:p>1314,78</text:p>
          </table:table-cell>
          <table:table-cell table:formula="of:=INDEX([.$A$2:.$D$100000];(ROW()-1)*6-2;3)" office:value-type="float" office:value="5205.82">
            <text:p>5205,82</text:p>
          </table:table-cell>
          <table:table-cell table:formula="of:=INDEX([.$A$2:.$D$100000];(ROW()-1)*6-1;2)" office:value-type="float" office:value="2032696">
            <text:p>2032696</text:p>
          </table:table-cell>
          <table:table-cell table:formula="of:=INDEX([.$A$2:.$D$100000];(ROW()-1)*6-2;2)" office:value-type="float" office:value="5407466">
            <text:p>5407466</text:p>
          </table:table-cell>
          <table:table-cell table:formula="of:=INDEX([.$A$2:.$D$100000];(ROW()-1)*6-5;1)" office:value-type="float" office:value="2.266">
            <text:p>2,266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3.25">
            <text:p>3,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7">
            <text:p>147</text:p>
          </table:table-cell>
          <table:table-cell table:formula="of:=INDEX([.$A$2:.$D$100000];(ROW()-1)*6;1)" office:value-type="float" office:value="615747">
            <text:p>615747</text:p>
          </table:table-cell>
          <table:table-cell table:formula="of:=INDEX([.$A$2:.$D$100000];(ROW()-1)*6-1;4)" office:value-type="float" office:value="17.8">
            <text:p>17,8</text:p>
          </table:table-cell>
          <table:table-cell table:formula="of:=INDEX([.$A$2:.$D$100000];(ROW()-1)*6-2;4)" office:value-type="float" office:value="10.92">
            <text:p>10,92</text:p>
          </table:table-cell>
          <table:table-cell table:formula="of:=INDEX([.$A$2:.$D$100000];(ROW()-1)*6-1;3)" office:value-type="float" office:value="1320.43">
            <text:p>1320,43</text:p>
          </table:table-cell>
          <table:table-cell table:formula="of:=INDEX([.$A$2:.$D$100000];(ROW()-1)*6-2;3)" office:value-type="float" office:value="5259.24">
            <text:p>5259,24</text:p>
          </table:table-cell>
          <table:table-cell table:formula="of:=INDEX([.$A$2:.$D$100000];(ROW()-1)*6-1;2)" office:value-type="float" office:value="2040833.88">
            <text:p>2040833,88</text:p>
          </table:table-cell>
          <table:table-cell table:formula="of:=INDEX([.$A$2:.$D$100000];(ROW()-1)*6-2;2)" office:value-type="float" office:value="5453992">
            <text:p>5453992</text:p>
          </table:table-cell>
          <table:table-cell table:formula="of:=INDEX([.$A$2:.$D$100000];(ROW()-1)*6-5;1)" office:value-type="float" office:value="2.265">
            <text:p>2,265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8">
            <text:p>148</text:p>
          </table:table-cell>
          <table:table-cell table:formula="of:=INDEX([.$A$2:.$D$100000];(ROW()-1)*6;1)" office:value-type="float" office:value="612284">
            <text:p>612284</text:p>
          </table:table-cell>
          <table:table-cell table:formula="of:=INDEX([.$A$2:.$D$100000];(ROW()-1)*6-1;4)" office:value-type="float" office:value="17.8">
            <text:p>17,8</text:p>
          </table:table-cell>
          <table:table-cell table:formula="of:=INDEX([.$A$2:.$D$100000];(ROW()-1)*6-2;4)" office:value-type="float" office:value="10.97">
            <text:p>10,97</text:p>
          </table:table-cell>
          <table:table-cell table:formula="of:=INDEX([.$A$2:.$D$100000];(ROW()-1)*6-1;3)" office:value-type="float" office:value="1319.81">
            <text:p>1319,81</text:p>
          </table:table-cell>
          <table:table-cell table:formula="of:=INDEX([.$A$2:.$D$100000];(ROW()-1)*6-2;3)" office:value-type="float" office:value="5201.57">
            <text:p>5201,57</text:p>
          </table:table-cell>
          <table:table-cell table:formula="of:=INDEX([.$A$2:.$D$100000];(ROW()-1)*6-1;2)" office:value-type="float" office:value="2043258.5">
            <text:p>2043258,5</text:p>
          </table:table-cell>
          <table:table-cell table:formula="of:=INDEX([.$A$2:.$D$100000];(ROW()-1)*6-2;2)" office:value-type="float" office:value="5404557">
            <text:p>5404557</text:p>
          </table:table-cell>
          <table:table-cell table:formula="of:=INDEX([.$A$2:.$D$100000];(ROW()-1)*6-5;1)" office:value-type="float" office:value="2.266">
            <text:p>2,266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49">
            <text:p>149</text:p>
          </table:table-cell>
          <table:table-cell table:formula="of:=INDEX([.$A$2:.$D$100000];(ROW()-1)*6;1)" office:value-type="float" office:value="608430">
            <text:p>608430</text:p>
          </table:table-cell>
          <table:table-cell table:formula="of:=INDEX([.$A$2:.$D$100000];(ROW()-1)*6-1;4)" office:value-type="float" office:value="17.77">
            <text:p>17,77</text:p>
          </table:table-cell>
          <table:table-cell table:formula="of:=INDEX([.$A$2:.$D$100000];(ROW()-1)*6-2;4)" office:value-type="float" office:value="10.86">
            <text:p>10,86</text:p>
          </table:table-cell>
          <table:table-cell table:formula="of:=INDEX([.$A$2:.$D$100000];(ROW()-1)*6-1;3)" office:value-type="float" office:value="1331.77">
            <text:p>1331,77</text:p>
          </table:table-cell>
          <table:table-cell table:formula="of:=INDEX([.$A$2:.$D$100000];(ROW()-1)*6-2;3)" office:value-type="float" office:value="5328.55">
            <text:p>5328,55</text:p>
          </table:table-cell>
          <table:table-cell table:formula="of:=INDEX([.$A$2:.$D$100000];(ROW()-1)*6-1;2)" office:value-type="float" office:value="2057821.25">
            <text:p>2057821,25</text:p>
          </table:table-cell>
          <table:table-cell table:formula="of:=INDEX([.$A$2:.$D$100000];(ROW()-1)*6-2;2)" office:value-type="float" office:value="5521438">
            <text:p>5521438</text:p>
          </table:table-cell>
          <table:table-cell table:formula="of:=INDEX([.$A$2:.$D$100000];(ROW()-1)*6-5;1)" office:value-type="float" office:value="2.266">
            <text:p>2,266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219556">
            <text:p>3219556</text:p>
          </table:table-cell>
          <table:table-cell office:value-type="float" office:value="3154.96">
            <text:p>3154,96</text:p>
          </table:table-cell>
          <table:table-cell office:value-type="float" office:value="13.14">
            <text:p>13,1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0">
            <text:p>150</text:p>
          </table:table-cell>
          <table:table-cell table:formula="of:=INDEX([.$A$2:.$D$100000];(ROW()-1)*6;1)" office:value-type="float" office:value="604483">
            <text:p>604483</text:p>
          </table:table-cell>
          <table:table-cell table:formula="of:=INDEX([.$A$2:.$D$100000];(ROW()-1)*6-1;4)" office:value-type="float" office:value="17.75">
            <text:p>17,75</text:p>
          </table:table-cell>
          <table:table-cell table:formula="of:=INDEX([.$A$2:.$D$100000];(ROW()-1)*6-2;4)" office:value-type="float" office:value="10.94">
            <text:p>10,94</text:p>
          </table:table-cell>
          <table:table-cell table:formula="of:=INDEX([.$A$2:.$D$100000];(ROW()-1)*6-1;3)" office:value-type="float" office:value="1333.91">
            <text:p>1333,91</text:p>
          </table:table-cell>
          <table:table-cell table:formula="of:=INDEX([.$A$2:.$D$100000];(ROW()-1)*6-2;3)" office:value-type="float" office:value="5240.93">
            <text:p>5240,93</text:p>
          </table:table-cell>
          <table:table-cell table:formula="of:=INDEX([.$A$2:.$D$100000];(ROW()-1)*6-1;2)" office:value-type="float" office:value="2066068.5">
            <text:p>2066068,5</text:p>
          </table:table-cell>
          <table:table-cell table:formula="of:=INDEX([.$A$2:.$D$100000];(ROW()-1)*6-2;2)" office:value-type="float" office:value="5450867">
            <text:p>5450867</text:p>
          </table:table-cell>
          <table:table-cell table:formula="of:=INDEX([.$A$2:.$D$100000];(ROW()-1)*6-5;1)" office:value-type="float" office:value="2.265">
            <text:p>2,265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72432.63">
            <text:p>972432,63</text:p>
          </table:table-cell>
          <table:table-cell office:value-type="float" office:value="627.49">
            <text:p>627,49</text:p>
          </table:table-cell>
          <table:table-cell office:value-type="float" office:value="21.38">
            <text:p>21,3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1">
            <text:p>151</text:p>
          </table:table-cell>
          <table:table-cell table:formula="of:=INDEX([.$A$2:.$D$100000];(ROW()-1)*6;1)" office:value-type="float" office:value="601617">
            <text:p>601617</text:p>
          </table:table-cell>
          <table:table-cell table:formula="of:=INDEX([.$A$2:.$D$100000];(ROW()-1)*6-1;4)" office:value-type="float" office:value="17.72">
            <text:p>17,72</text:p>
          </table:table-cell>
          <table:table-cell table:formula="of:=INDEX([.$A$2:.$D$100000];(ROW()-1)*6-2;4)" office:value-type="float" office:value="10.84">
            <text:p>10,84</text:p>
          </table:table-cell>
          <table:table-cell table:formula="of:=INDEX([.$A$2:.$D$100000];(ROW()-1)*6-1;3)" office:value-type="float" office:value="1342.74">
            <text:p>1342,74</text:p>
          </table:table-cell>
          <table:table-cell table:formula="of:=INDEX([.$A$2:.$D$100000];(ROW()-1)*6-2;3)" office:value-type="float" office:value="5362.38">
            <text:p>5362,38</text:p>
          </table:table-cell>
          <table:table-cell table:formula="of:=INDEX([.$A$2:.$D$100000];(ROW()-1)*6-1;2)" office:value-type="float" office:value="2076350.38">
            <text:p>2076350,38</text:p>
          </table:table-cell>
          <table:table-cell table:formula="of:=INDEX([.$A$2:.$D$100000];(ROW()-1)*6-2;2)" office:value-type="float" office:value="5559721">
            <text:p>5559721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2119205">
            <text:p>211920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2">
            <text:p>152</text:p>
          </table:table-cell>
          <table:table-cell table:formula="of:=INDEX([.$A$2:.$D$100000];(ROW()-1)*6;1)" office:value-type="float" office:value="597590">
            <text:p>597590</text:p>
          </table:table-cell>
          <table:table-cell table:formula="of:=INDEX([.$A$2:.$D$100000];(ROW()-1)*6-1;4)" office:value-type="float" office:value="17.76">
            <text:p>17,76</text:p>
          </table:table-cell>
          <table:table-cell table:formula="of:=INDEX([.$A$2:.$D$100000];(ROW()-1)*6-2;4)" office:value-type="float" office:value="11.06">
            <text:p>11,06</text:p>
          </table:table-cell>
          <table:table-cell table:formula="of:=INDEX([.$A$2:.$D$100000];(ROW()-1)*6-1;3)" office:value-type="float" office:value="1325.4">
            <text:p>1325,4</text:p>
          </table:table-cell>
          <table:table-cell table:formula="of:=INDEX([.$A$2:.$D$100000];(ROW()-1)*6-2;3)" office:value-type="float" office:value="5096.29">
            <text:p>5096,29</text:p>
          </table:table-cell>
          <table:table-cell table:formula="of:=INDEX([.$A$2:.$D$100000];(ROW()-1)*6-1;2)" office:value-type="float" office:value="2045113.75">
            <text:p>2045113,75</text:p>
          </table:table-cell>
          <table:table-cell table:formula="of:=INDEX([.$A$2:.$D$100000];(ROW()-1)*6-2;2)" office:value-type="float" office:value="5302541">
            <text:p>5302541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float" office:value="3.188">
            <text:p>3,18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3">
            <text:p>153</text:p>
          </table:table-cell>
          <table:table-cell table:formula="of:=INDEX([.$A$2:.$D$100000];(ROW()-1)*6;1)" office:value-type="float" office:value="594322">
            <text:p>594322</text:p>
          </table:table-cell>
          <table:table-cell table:formula="of:=INDEX([.$A$2:.$D$100000];(ROW()-1)*6-1;4)" office:value-type="float" office:value="17.73">
            <text:p>17,73</text:p>
          </table:table-cell>
          <table:table-cell table:formula="of:=INDEX([.$A$2:.$D$100000];(ROW()-1)*6-2;4)" office:value-type="float" office:value="10.96">
            <text:p>10,96</text:p>
          </table:table-cell>
          <table:table-cell table:formula="of:=INDEX([.$A$2:.$D$100000];(ROW()-1)*6-1;3)" office:value-type="float" office:value="1336.76">
            <text:p>1336,76</text:p>
          </table:table-cell>
          <table:table-cell table:formula="of:=INDEX([.$A$2:.$D$100000];(ROW()-1)*6-2;3)" office:value-type="float" office:value="5212.2">
            <text:p>5212,2</text:p>
          </table:table-cell>
          <table:table-cell table:formula="of:=INDEX([.$A$2:.$D$100000];(ROW()-1)*6-1;2)" office:value-type="float" office:value="2067073.5">
            <text:p>2067073,5</text:p>
          </table:table-cell>
          <table:table-cell table:formula="of:=INDEX([.$A$2:.$D$100000];(ROW()-1)*6-2;2)" office:value-type="float" office:value="5420361">
            <text:p>5420361</text:p>
          </table:table-cell>
          <table:table-cell table:formula="of:=INDEX([.$A$2:.$D$100000];(ROW()-1)*6-5;1)" office:value-type="float" office:value="2.281">
            <text:p>2,281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4">
            <text:p>154</text:p>
          </table:table-cell>
          <table:table-cell table:formula="of:=INDEX([.$A$2:.$D$100000];(ROW()-1)*6;1)" office:value-type="float" office:value="590813">
            <text:p>590813</text:p>
          </table:table-cell>
          <table:table-cell table:formula="of:=INDEX([.$A$2:.$D$100000];(ROW()-1)*6-1;4)" office:value-type="float" office:value="17.71">
            <text:p>17,71</text:p>
          </table:table-cell>
          <table:table-cell table:formula="of:=INDEX([.$A$2:.$D$100000];(ROW()-1)*6-2;4)" office:value-type="float" office:value="10.91">
            <text:p>10,91</text:p>
          </table:table-cell>
          <table:table-cell table:formula="of:=INDEX([.$A$2:.$D$100000];(ROW()-1)*6-1;3)" office:value-type="float" office:value="1343.06">
            <text:p>1343,06</text:p>
          </table:table-cell>
          <table:table-cell table:formula="of:=INDEX([.$A$2:.$D$100000];(ROW()-1)*6-2;3)" office:value-type="float" office:value="5272.2">
            <text:p>5272,2</text:p>
          </table:table-cell>
          <table:table-cell table:formula="of:=INDEX([.$A$2:.$D$100000];(ROW()-1)*6-1;2)" office:value-type="float" office:value="2076567.25">
            <text:p>2076567,25</text:p>
          </table:table-cell>
          <table:table-cell table:formula="of:=INDEX([.$A$2:.$D$100000];(ROW()-1)*6-2;2)" office:value-type="float" office:value="5479415">
            <text:p>5479415</text:p>
          </table:table-cell>
          <table:table-cell table:formula="of:=INDEX([.$A$2:.$D$100000];(ROW()-1)*6-5;1)" office:value-type="float" office:value="2.235">
            <text:p>2,235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5">
            <text:p>155</text:p>
          </table:table-cell>
          <table:table-cell table:formula="of:=INDEX([.$A$2:.$D$100000];(ROW()-1)*6;1)" office:value-type="float" office:value="587970">
            <text:p>587970</text:p>
          </table:table-cell>
          <table:table-cell table:formula="of:=INDEX([.$A$2:.$D$100000];(ROW()-1)*6-1;4)" office:value-type="float" office:value="17.68">
            <text:p>17,68</text:p>
          </table:table-cell>
          <table:table-cell table:formula="of:=INDEX([.$A$2:.$D$100000];(ROW()-1)*6-2;4)" office:value-type="float" office:value="10.86">
            <text:p>10,86</text:p>
          </table:table-cell>
          <table:table-cell table:formula="of:=INDEX([.$A$2:.$D$100000];(ROW()-1)*6-1;3)" office:value-type="float" office:value="1351.8">
            <text:p>1351,8</text:p>
          </table:table-cell>
          <table:table-cell table:formula="of:=INDEX([.$A$2:.$D$100000];(ROW()-1)*6-2;3)" office:value-type="float" office:value="5334.55">
            <text:p>5334,55</text:p>
          </table:table-cell>
          <table:table-cell table:formula="of:=INDEX([.$A$2:.$D$100000];(ROW()-1)*6-1;2)" office:value-type="float" office:value="2089363.38">
            <text:p>2089363,38</text:p>
          </table:table-cell>
          <table:table-cell table:formula="of:=INDEX([.$A$2:.$D$100000];(ROW()-1)*6-2;2)" office:value-type="float" office:value="5540851">
            <text:p>5540851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218310">
            <text:p>3218310</text:p>
          </table:table-cell>
          <table:table-cell office:value-type="float" office:value="3153.42">
            <text:p>3153,42</text:p>
          </table:table-cell>
          <table:table-cell office:value-type="float" office:value="13.14">
            <text:p>13,1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6">
            <text:p>156</text:p>
          </table:table-cell>
          <table:table-cell table:formula="of:=INDEX([.$A$2:.$D$100000];(ROW()-1)*6;1)" office:value-type="float" office:value="584380">
            <text:p>584380</text:p>
          </table:table-cell>
          <table:table-cell table:formula="of:=INDEX([.$A$2:.$D$100000];(ROW()-1)*6-1;4)" office:value-type="float" office:value="17.69">
            <text:p>17,69</text:p>
          </table:table-cell>
          <table:table-cell table:formula="of:=INDEX([.$A$2:.$D$100000];(ROW()-1)*6-2;4)" office:value-type="float" office:value="10.87">
            <text:p>10,87</text:p>
          </table:table-cell>
          <table:table-cell table:formula="of:=INDEX([.$A$2:.$D$100000];(ROW()-1)*6-1;3)" office:value-type="float" office:value="1350.38">
            <text:p>1350,38</text:p>
          </table:table-cell>
          <table:table-cell table:formula="of:=INDEX([.$A$2:.$D$100000];(ROW()-1)*6-2;3)" office:value-type="float" office:value="5318.26">
            <text:p>5318,26</text:p>
          </table:table-cell>
          <table:table-cell table:formula="of:=INDEX([.$A$2:.$D$100000];(ROW()-1)*6-1;2)" office:value-type="float" office:value="2090175.5">
            <text:p>2090175,5</text:p>
          </table:table-cell>
          <table:table-cell table:formula="of:=INDEX([.$A$2:.$D$100000];(ROW()-1)*6-2;2)" office:value-type="float" office:value="5526326">
            <text:p>5526326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68399.75">
            <text:p>968399,75</text:p>
          </table:table-cell>
          <table:table-cell office:value-type="float" office:value="624.78">
            <text:p>624,78</text:p>
          </table:table-cell>
          <table:table-cell office:value-type="float" office:value="21.41">
            <text:p>21,4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7">
            <text:p>157</text:p>
          </table:table-cell>
          <table:table-cell table:formula="of:=INDEX([.$A$2:.$D$100000];(ROW()-1)*6;1)" office:value-type="float" office:value="581041">
            <text:p>581041</text:p>
          </table:table-cell>
          <table:table-cell table:formula="of:=INDEX([.$A$2:.$D$100000];(ROW()-1)*6-1;4)" office:value-type="float" office:value="17.65">
            <text:p>17,65</text:p>
          </table:table-cell>
          <table:table-cell table:formula="of:=INDEX([.$A$2:.$D$100000];(ROW()-1)*6-2;4)" office:value-type="float" office:value="10.87">
            <text:p>10,87</text:p>
          </table:table-cell>
          <table:table-cell table:formula="of:=INDEX([.$A$2:.$D$100000];(ROW()-1)*6-1;3)" office:value-type="float" office:value="1362.9">
            <text:p>1362,9</text:p>
          </table:table-cell>
          <table:table-cell table:formula="of:=INDEX([.$A$2:.$D$100000];(ROW()-1)*6-2;3)" office:value-type="float" office:value="5319.58">
            <text:p>5319,58</text:p>
          </table:table-cell>
          <table:table-cell table:formula="of:=INDEX([.$A$2:.$D$100000];(ROW()-1)*6-1;2)" office:value-type="float" office:value="2107924.5">
            <text:p>2107924,5</text:p>
          </table:table-cell>
          <table:table-cell table:formula="of:=INDEX([.$A$2:.$D$100000];(ROW()-1)*6-2;2)" office:value-type="float" office:value="5535885">
            <text:p>5535885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float" office:value="2151563">
            <text:p>215156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8">
            <text:p>158</text:p>
          </table:table-cell>
          <table:table-cell table:formula="of:=INDEX([.$A$2:.$D$100000];(ROW()-1)*6;1)" office:value-type="float" office:value="577067">
            <text:p>577067</text:p>
          </table:table-cell>
          <table:table-cell table:formula="of:=INDEX([.$A$2:.$D$100000];(ROW()-1)*6-1;4)" office:value-type="float" office:value="17.63">
            <text:p>17,63</text:p>
          </table:table-cell>
          <table:table-cell table:formula="of:=INDEX([.$A$2:.$D$100000];(ROW()-1)*6-2;4)" office:value-type="float" office:value="10.83">
            <text:p>10,83</text:p>
          </table:table-cell>
          <table:table-cell table:formula="of:=INDEX([.$A$2:.$D$100000];(ROW()-1)*6-1;3)" office:value-type="float" office:value="1372.5">
            <text:p>1372,5</text:p>
          </table:table-cell>
          <table:table-cell table:formula="of:=INDEX([.$A$2:.$D$100000];(ROW()-1)*6-2;3)" office:value-type="float" office:value="5365.96">
            <text:p>5365,96</text:p>
          </table:table-cell>
          <table:table-cell table:formula="of:=INDEX([.$A$2:.$D$100000];(ROW()-1)*6-1;2)" office:value-type="float" office:value="2121566">
            <text:p>2121566</text:p>
          </table:table-cell>
          <table:table-cell table:formula="of:=INDEX([.$A$2:.$D$100000];(ROW()-1)*6-2;2)" office:value-type="float" office:value="5583979">
            <text:p>5583979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3.36">
            <text:p>3,3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59">
            <text:p>159</text:p>
          </table:table-cell>
          <table:table-cell table:formula="of:=INDEX([.$A$2:.$D$100000];(ROW()-1)*6;1)" office:value-type="float" office:value="574629">
            <text:p>574629</text:p>
          </table:table-cell>
          <table:table-cell table:formula="of:=INDEX([.$A$2:.$D$100000];(ROW()-1)*6-1;4)" office:value-type="float" office:value="17.59">
            <text:p>17,59</text:p>
          </table:table-cell>
          <table:table-cell table:formula="of:=INDEX([.$A$2:.$D$100000];(ROW()-1)*6-2;4)" office:value-type="float" office:value="10.74">
            <text:p>10,74</text:p>
          </table:table-cell>
          <table:table-cell table:formula="of:=INDEX([.$A$2:.$D$100000];(ROW()-1)*6-1;3)" office:value-type="float" office:value="1383.94">
            <text:p>1383,94</text:p>
          </table:table-cell>
          <table:table-cell table:formula="of:=INDEX([.$A$2:.$D$100000];(ROW()-1)*6-2;3)" office:value-type="float" office:value="5480.81">
            <text:p>5480,81</text:p>
          </table:table-cell>
          <table:table-cell table:formula="of:=INDEX([.$A$2:.$D$100000];(ROW()-1)*6-1;2)" office:value-type="float" office:value="2135475.25">
            <text:p>2135475,25</text:p>
          </table:table-cell>
          <table:table-cell table:formula="of:=INDEX([.$A$2:.$D$100000];(ROW()-1)*6-2;2)" office:value-type="float" office:value="5691888">
            <text:p>5691888</text:p>
          </table:table-cell>
          <table:table-cell table:formula="of:=INDEX([.$A$2:.$D$100000];(ROW()-1)*6-5;1)" office:value-type="float" office:value="2.235">
            <text:p>2,235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0">
            <text:p>160</text:p>
          </table:table-cell>
          <table:table-cell table:formula="of:=INDEX([.$A$2:.$D$100000];(ROW()-1)*6;1)" office:value-type="float" office:value="570794">
            <text:p>570794</text:p>
          </table:table-cell>
          <table:table-cell table:formula="of:=INDEX([.$A$2:.$D$100000];(ROW()-1)*6-1;4)" office:value-type="float" office:value="17.67">
            <text:p>17,67</text:p>
          </table:table-cell>
          <table:table-cell table:formula="of:=INDEX([.$A$2:.$D$100000];(ROW()-1)*6-2;4)" office:value-type="float" office:value="11.01">
            <text:p>11,01</text:p>
          </table:table-cell>
          <table:table-cell table:formula="of:=INDEX([.$A$2:.$D$100000];(ROW()-1)*6-1;3)" office:value-type="float" office:value="1352.17">
            <text:p>1352,17</text:p>
          </table:table-cell>
          <table:table-cell table:formula="of:=INDEX([.$A$2:.$D$100000];(ROW()-1)*6-2;3)" office:value-type="float" office:value="5156.02">
            <text:p>5156,02</text:p>
          </table:table-cell>
          <table:table-cell table:formula="of:=INDEX([.$A$2:.$D$100000];(ROW()-1)*6-1;2)" office:value-type="float" office:value="2087493.75">
            <text:p>2087493,75</text:p>
          </table:table-cell>
          <table:table-cell table:formula="of:=INDEX([.$A$2:.$D$100000];(ROW()-1)*6-2;2)" office:value-type="float" office:value="5361529">
            <text:p>5361529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672">
            <text:p>1,672</text:p>
          </table:table-cell>
        </table:table-row>
        <table:table-row table:style-name="ro1">
          <table:table-cell office:value-type="float" office:value="1.703">
            <text:p>1,703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1">
            <text:p>161</text:p>
          </table:table-cell>
          <table:table-cell table:formula="of:=INDEX([.$A$2:.$D$100000];(ROW()-1)*6;1)" office:value-type="float" office:value="567840">
            <text:p>567840</text:p>
          </table:table-cell>
          <table:table-cell table:formula="of:=INDEX([.$A$2:.$D$100000];(ROW()-1)*6-1;4)" office:value-type="float" office:value="17.62">
            <text:p>17,62</text:p>
          </table:table-cell>
          <table:table-cell table:formula="of:=INDEX([.$A$2:.$D$100000];(ROW()-1)*6-2;4)" office:value-type="float" office:value="10.93">
            <text:p>10,93</text:p>
          </table:table-cell>
          <table:table-cell table:formula="of:=INDEX([.$A$2:.$D$100000];(ROW()-1)*6-1;3)" office:value-type="float" office:value="1368.82">
            <text:p>1368,82</text:p>
          </table:table-cell>
          <table:table-cell table:formula="of:=INDEX([.$A$2:.$D$100000];(ROW()-1)*6-2;3)" office:value-type="float" office:value="5254.67">
            <text:p>5254,67</text:p>
          </table:table-cell>
          <table:table-cell table:formula="of:=INDEX([.$A$2:.$D$100000];(ROW()-1)*6-1;2)" office:value-type="float" office:value="2117967">
            <text:p>2117967</text:p>
          </table:table-cell>
          <table:table-cell table:formula="of:=INDEX([.$A$2:.$D$100000];(ROW()-1)*6-2;2)" office:value-type="float" office:value="5465003">
            <text:p>5465003</text:p>
          </table:table-cell>
          <table:table-cell table:formula="of:=INDEX([.$A$2:.$D$100000];(ROW()-1)*6-5;1)" office:value-type="float" office:value="2.235">
            <text:p>2,235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170037">
            <text:p>3170037</text:p>
          </table:table-cell>
          <table:table-cell office:value-type="float" office:value="3102.11">
            <text:p>3102,11</text:p>
          </table:table-cell>
          <table:table-cell office:value-type="float" office:value="13.21">
            <text:p>13,2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2">
            <text:p>162</text:p>
          </table:table-cell>
          <table:table-cell table:formula="of:=INDEX([.$A$2:.$D$100000];(ROW()-1)*6;1)" office:value-type="float" office:value="564158">
            <text:p>564158</text:p>
          </table:table-cell>
          <table:table-cell table:formula="of:=INDEX([.$A$2:.$D$100000];(ROW()-1)*6-1;4)" office:value-type="float" office:value="17.61">
            <text:p>17,61</text:p>
          </table:table-cell>
          <table:table-cell table:formula="of:=INDEX([.$A$2:.$D$100000];(ROW()-1)*6-2;4)" office:value-type="float" office:value="10.88">
            <text:p>10,88</text:p>
          </table:table-cell>
          <table:table-cell table:formula="of:=INDEX([.$A$2:.$D$100000];(ROW()-1)*6-1;3)" office:value-type="float" office:value="1369.82">
            <text:p>1369,82</text:p>
          </table:table-cell>
          <table:table-cell table:formula="of:=INDEX([.$A$2:.$D$100000];(ROW()-1)*6-2;3)" office:value-type="float" office:value="5306.42">
            <text:p>5306,42</text:p>
          </table:table-cell>
          <table:table-cell table:formula="of:=INDEX([.$A$2:.$D$100000];(ROW()-1)*6-1;2)" office:value-type="float" office:value="2121097.5">
            <text:p>2121097,5</text:p>
          </table:table-cell>
          <table:table-cell table:formula="of:=INDEX([.$A$2:.$D$100000];(ROW()-1)*6-2;2)" office:value-type="float" office:value="5515370">
            <text:p>5515370</text:p>
          </table:table-cell>
          <table:table-cell table:formula="of:=INDEX([.$A$2:.$D$100000];(ROW()-1)*6-5;1)" office:value-type="float" office:value="2.235">
            <text:p>2,235</text:p>
          </table:table-cell>
          <table:table-cell table:formula="of:=INDEX([.$A$2:.$D$100000];(ROW()-1)*6-3;1)" office:value-type="float" office:value="1.156">
            <text:p>1,156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60324.5">
            <text:p>960324,5</text:p>
          </table:table-cell>
          <table:table-cell office:value-type="float" office:value="619.36">
            <text:p>619,36</text:p>
          </table:table-cell>
          <table:table-cell office:value-type="float" office:value="21.45">
            <text:p>21,4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3">
            <text:p>163</text:p>
          </table:table-cell>
          <table:table-cell table:formula="of:=INDEX([.$A$2:.$D$100000];(ROW()-1)*6;1)" office:value-type="float" office:value="561441">
            <text:p>561441</text:p>
          </table:table-cell>
          <table:table-cell table:formula="of:=INDEX([.$A$2:.$D$100000];(ROW()-1)*6-1;4)" office:value-type="float" office:value="17.6">
            <text:p>17,6</text:p>
          </table:table-cell>
          <table:table-cell table:formula="of:=INDEX([.$A$2:.$D$100000];(ROW()-1)*6-2;4)" office:value-type="float" office:value="10.82">
            <text:p>10,82</text:p>
          </table:table-cell>
          <table:table-cell table:formula="of:=INDEX([.$A$2:.$D$100000];(ROW()-1)*6-1;3)" office:value-type="float" office:value="1378.27">
            <text:p>1378,27</text:p>
          </table:table-cell>
          <table:table-cell table:formula="of:=INDEX([.$A$2:.$D$100000];(ROW()-1)*6-2;3)" office:value-type="float" office:value="5386.68">
            <text:p>5386,68</text:p>
          </table:table-cell>
          <table:table-cell table:formula="of:=INDEX([.$A$2:.$D$100000];(ROW()-1)*6-1;2)" office:value-type="float" office:value="2136935.75">
            <text:p>2136935,75</text:p>
          </table:table-cell>
          <table:table-cell table:formula="of:=INDEX([.$A$2:.$D$100000];(ROW()-1)*6-2;2)" office:value-type="float" office:value="5594750">
            <text:p>5594750</text:p>
          </table:table-cell>
          <table:table-cell table:formula="of:=INDEX([.$A$2:.$D$100000];(ROW()-1)*6-5;1)" office:value-type="float" office:value="2.235">
            <text:p>2,235</text:p>
          </table:table-cell>
          <table:table-cell table:formula="of:=INDEX([.$A$2:.$D$100000];(ROW()-1)*6-3;1)" office:value-type="float" office:value="1.156">
            <text:p>1,156</text:p>
          </table:table-cell>
        </table:table-row>
        <table:table-row table:style-name="ro1">
          <table:table-cell office:value-type="float" office:value="2170286">
            <text:p>217028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4">
            <text:p>164</text:p>
          </table:table-cell>
          <table:table-cell table:formula="of:=INDEX([.$A$2:.$D$100000];(ROW()-1)*6;1)" office:value-type="float" office:value="558644">
            <text:p>558644</text:p>
          </table:table-cell>
          <table:table-cell table:formula="of:=INDEX([.$A$2:.$D$100000];(ROW()-1)*6-1;4)" office:value-type="float" office:value="17.57">
            <text:p>17,57</text:p>
          </table:table-cell>
          <table:table-cell table:formula="of:=INDEX([.$A$2:.$D$100000];(ROW()-1)*6-2;4)" office:value-type="float" office:value="10.78">
            <text:p>10,78</text:p>
          </table:table-cell>
          <table:table-cell table:formula="of:=INDEX([.$A$2:.$D$100000];(ROW()-1)*6-1;3)" office:value-type="float" office:value="1385.59">
            <text:p>1385,59</text:p>
          </table:table-cell>
          <table:table-cell table:formula="of:=INDEX([.$A$2:.$D$100000];(ROW()-1)*6-2;3)" office:value-type="float" office:value="5431.16">
            <text:p>5431,16</text:p>
          </table:table-cell>
          <table:table-cell table:formula="of:=INDEX([.$A$2:.$D$100000];(ROW()-1)*6-1;2)" office:value-type="float" office:value="2140423.5">
            <text:p>2140423,5</text:p>
          </table:table-cell>
          <table:table-cell table:formula="of:=INDEX([.$A$2:.$D$100000];(ROW()-1)*6-2;2)" office:value-type="float" office:value="5634887">
            <text:p>5634887</text:p>
          </table:table-cell>
          <table:table-cell table:formula="of:=INDEX([.$A$2:.$D$100000];(ROW()-1)*6-5;1)" office:value-type="float" office:value="2.235">
            <text:p>2,235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float" office:value="3.188">
            <text:p>3,18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5">
            <text:p>165</text:p>
          </table:table-cell>
          <table:table-cell table:formula="of:=INDEX([.$A$2:.$D$100000];(ROW()-1)*6;1)" office:value-type="float" office:value="555592">
            <text:p>555592</text:p>
          </table:table-cell>
          <table:table-cell table:formula="of:=INDEX([.$A$2:.$D$100000];(ROW()-1)*6-1;4)" office:value-type="float" office:value="17.54">
            <text:p>17,54</text:p>
          </table:table-cell>
          <table:table-cell table:formula="of:=INDEX([.$A$2:.$D$100000];(ROW()-1)*6-2;4)" office:value-type="float" office:value="10.68">
            <text:p>10,68</text:p>
          </table:table-cell>
          <table:table-cell table:formula="of:=INDEX([.$A$2:.$D$100000];(ROW()-1)*6-1;3)" office:value-type="float" office:value="1394.82">
            <text:p>1394,82</text:p>
          </table:table-cell>
          <table:table-cell table:formula="of:=INDEX([.$A$2:.$D$100000];(ROW()-1)*6-2;3)" office:value-type="float" office:value="5564.33">
            <text:p>5564,33</text:p>
          </table:table-cell>
          <table:table-cell table:formula="of:=INDEX([.$A$2:.$D$100000];(ROW()-1)*6-1;2)" office:value-type="float" office:value="2158881.75">
            <text:p>2158881,75</text:p>
          </table:table-cell>
          <table:table-cell table:formula="of:=INDEX([.$A$2:.$D$100000];(ROW()-1)*6-2;2)" office:value-type="float" office:value="5763077">
            <text:p>5763077</text:p>
          </table:table-cell>
          <table:table-cell table:formula="of:=INDEX([.$A$2:.$D$100000];(ROW()-1)*6-5;1)" office:value-type="float" office:value="2.219">
            <text:p>2,219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6">
            <text:p>166</text:p>
          </table:table-cell>
          <table:table-cell table:formula="of:=INDEX([.$A$2:.$D$100000];(ROW()-1)*6;1)" office:value-type="float" office:value="552582">
            <text:p>552582</text:p>
          </table:table-cell>
          <table:table-cell table:formula="of:=INDEX([.$A$2:.$D$100000];(ROW()-1)*6-1;4)" office:value-type="float" office:value="17.52">
            <text:p>17,52</text:p>
          </table:table-cell>
          <table:table-cell table:formula="of:=INDEX([.$A$2:.$D$100000];(ROW()-1)*6-2;4)" office:value-type="float" office:value="10.74">
            <text:p>10,74</text:p>
          </table:table-cell>
          <table:table-cell table:formula="of:=INDEX([.$A$2:.$D$100000];(ROW()-1)*6-1;3)" office:value-type="float" office:value="1401.52">
            <text:p>1401,52</text:p>
          </table:table-cell>
          <table:table-cell table:formula="of:=INDEX([.$A$2:.$D$100000];(ROW()-1)*6-2;3)" office:value-type="float" office:value="5485.4">
            <text:p>5485,4</text:p>
          </table:table-cell>
          <table:table-cell table:formula="of:=INDEX([.$A$2:.$D$100000];(ROW()-1)*6-1;2)" office:value-type="float" office:value="2166967.25">
            <text:p>2166967,25</text:p>
          </table:table-cell>
          <table:table-cell table:formula="of:=INDEX([.$A$2:.$D$100000];(ROW()-1)*6-2;2)" office:value-type="float" office:value="5698946">
            <text:p>5698946</text:p>
          </table:table-cell>
          <table:table-cell table:formula="of:=INDEX([.$A$2:.$D$100000];(ROW()-1)*6-5;1)" office:value-type="float" office:value="2.219">
            <text:p>2,219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1.25">
            <text:p>1,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7">
            <text:p>167</text:p>
          </table:table-cell>
          <table:table-cell table:formula="of:=INDEX([.$A$2:.$D$100000];(ROW()-1)*6;1)" office:value-type="float" office:value="549577">
            <text:p>549577</text:p>
          </table:table-cell>
          <table:table-cell table:formula="of:=INDEX([.$A$2:.$D$100000];(ROW()-1)*6-1;4)" office:value-type="float" office:value="17.51">
            <text:p>17,51</text:p>
          </table:table-cell>
          <table:table-cell table:formula="of:=INDEX([.$A$2:.$D$100000];(ROW()-1)*6-2;4)" office:value-type="float" office:value="10.73">
            <text:p>10,73</text:p>
          </table:table-cell>
          <table:table-cell table:formula="of:=INDEX([.$A$2:.$D$100000];(ROW()-1)*6-1;3)" office:value-type="float" office:value="1405.84">
            <text:p>1405,84</text:p>
          </table:table-cell>
          <table:table-cell table:formula="of:=INDEX([.$A$2:.$D$100000];(ROW()-1)*6-2;3)" office:value-type="float" office:value="5500.29">
            <text:p>5500,29</text:p>
          </table:table-cell>
          <table:table-cell table:formula="of:=INDEX([.$A$2:.$D$100000];(ROW()-1)*6-1;2)" office:value-type="float" office:value="2178266.5">
            <text:p>2178266,5</text:p>
          </table:table-cell>
          <table:table-cell table:formula="of:=INDEX([.$A$2:.$D$100000];(ROW()-1)*6-2;2)" office:value-type="float" office:value="5715270">
            <text:p>5715270</text:p>
          </table:table-cell>
          <table:table-cell table:formula="of:=INDEX([.$A$2:.$D$100000];(ROW()-1)*6-5;1)" office:value-type="float" office:value="2.219">
            <text:p>2,219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154406">
            <text:p>3154406</text:p>
          </table:table-cell>
          <table:table-cell office:value-type="float" office:value="3090.29">
            <text:p>3090,29</text:p>
          </table:table-cell>
          <table:table-cell office:value-type="float" office:value="13.23">
            <text:p>13,2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8">
            <text:p>168</text:p>
          </table:table-cell>
          <table:table-cell table:formula="of:=INDEX([.$A$2:.$D$100000];(ROW()-1)*6;1)" office:value-type="float" office:value="546499">
            <text:p>546499</text:p>
          </table:table-cell>
          <table:table-cell table:formula="of:=INDEX([.$A$2:.$D$100000];(ROW()-1)*6-1;4)" office:value-type="float" office:value="17.54">
            <text:p>17,54</text:p>
          </table:table-cell>
          <table:table-cell table:formula="of:=INDEX([.$A$2:.$D$100000];(ROW()-1)*6-2;4)" office:value-type="float" office:value="10.87">
            <text:p>10,87</text:p>
          </table:table-cell>
          <table:table-cell table:formula="of:=INDEX([.$A$2:.$D$100000];(ROW()-1)*6-1;3)" office:value-type="float" office:value="1392.45">
            <text:p>1392,45</text:p>
          </table:table-cell>
          <table:table-cell table:formula="of:=INDEX([.$A$2:.$D$100000];(ROW()-1)*6-2;3)" office:value-type="float" office:value="5324.25">
            <text:p>5324,25</text:p>
          </table:table-cell>
          <table:table-cell table:formula="of:=INDEX([.$A$2:.$D$100000];(ROW()-1)*6-1;2)" office:value-type="float" office:value="2154352.25">
            <text:p>2154352,25</text:p>
          </table:table-cell>
          <table:table-cell table:formula="of:=INDEX([.$A$2:.$D$100000];(ROW()-1)*6-2;2)" office:value-type="float" office:value="5545628">
            <text:p>5545628</text:p>
          </table:table-cell>
          <table:table-cell table:formula="of:=INDEX([.$A$2:.$D$100000];(ROW()-1)*6-5;1)" office:value-type="float" office:value="2.235">
            <text:p>2,235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50379.19">
            <text:p>950379,19</text:p>
          </table:table-cell>
          <table:table-cell office:value-type="float" office:value="613.05">
            <text:p>613,05</text:p>
          </table:table-cell>
          <table:table-cell office:value-type="float" office:value="21.5">
            <text:p>21,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69">
            <text:p>169</text:p>
          </table:table-cell>
          <table:table-cell table:formula="of:=INDEX([.$A$2:.$D$100000];(ROW()-1)*6;1)" office:value-type="float" office:value="544227">
            <text:p>544227</text:p>
          </table:table-cell>
          <table:table-cell table:formula="of:=INDEX([.$A$2:.$D$100000];(ROW()-1)*6-1;4)" office:value-type="float" office:value="17.5">
            <text:p>17,5</text:p>
          </table:table-cell>
          <table:table-cell table:formula="of:=INDEX([.$A$2:.$D$100000];(ROW()-1)*6-2;4)" office:value-type="float" office:value="10.79">
            <text:p>10,79</text:p>
          </table:table-cell>
          <table:table-cell table:formula="of:=INDEX([.$A$2:.$D$100000];(ROW()-1)*6-1;3)" office:value-type="float" office:value="1405.43">
            <text:p>1405,43</text:p>
          </table:table-cell>
          <table:table-cell table:formula="of:=INDEX([.$A$2:.$D$100000];(ROW()-1)*6-2;3)" office:value-type="float" office:value="5415.91">
            <text:p>5415,91</text:p>
          </table:table-cell>
          <table:table-cell table:formula="of:=INDEX([.$A$2:.$D$100000];(ROW()-1)*6-1;2)" office:value-type="float" office:value="2174319">
            <text:p>2174319</text:p>
          </table:table-cell>
          <table:table-cell table:formula="of:=INDEX([.$A$2:.$D$100000];(ROW()-1)*6-2;2)" office:value-type="float" office:value="5634949">
            <text:p>5634949</text:p>
          </table:table-cell>
          <table:table-cell table:formula="of:=INDEX([.$A$2:.$D$100000];(ROW()-1)*6-5;1)" office:value-type="float" office:value="2.234">
            <text:p>2,234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float" office:value="2196182">
            <text:p>219618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0">
            <text:p>170</text:p>
          </table:table-cell>
          <table:table-cell table:formula="of:=INDEX([.$A$2:.$D$100000];(ROW()-1)*6;1)" office:value-type="float" office:value="541532">
            <text:p>541532</text:p>
          </table:table-cell>
          <table:table-cell table:formula="of:=INDEX([.$A$2:.$D$100000];(ROW()-1)*6-1;4)" office:value-type="float" office:value="17.46">
            <text:p>17,46</text:p>
          </table:table-cell>
          <table:table-cell table:formula="of:=INDEX([.$A$2:.$D$100000];(ROW()-1)*6-2;4)" office:value-type="float" office:value="10.73">
            <text:p>10,73</text:p>
          </table:table-cell>
          <table:table-cell table:formula="of:=INDEX([.$A$2:.$D$100000];(ROW()-1)*6-1;3)" office:value-type="float" office:value="1420.79">
            <text:p>1420,79</text:p>
          </table:table-cell>
          <table:table-cell table:formula="of:=INDEX([.$A$2:.$D$100000];(ROW()-1)*6-2;3)" office:value-type="float" office:value="5492.95">
            <text:p>5492,95</text:p>
          </table:table-cell>
          <table:table-cell table:formula="of:=INDEX([.$A$2:.$D$100000];(ROW()-1)*6-1;2)" office:value-type="float" office:value="2199008.75">
            <text:p>2199008,75</text:p>
          </table:table-cell>
          <table:table-cell table:formula="of:=INDEX([.$A$2:.$D$100000];(ROW()-1)*6-2;2)" office:value-type="float" office:value="5714797">
            <text:p>5714797</text:p>
          </table:table-cell>
          <table:table-cell table:formula="of:=INDEX([.$A$2:.$D$100000];(ROW()-1)*6-5;1)" office:value-type="float" office:value="2.203">
            <text:p>2,203</text:p>
          </table:table-cell>
          <table:table-cell table:formula="of:=INDEX([.$A$2:.$D$100000];(ROW()-1)*6-3;1)" office:value-type="float" office:value="1.203">
            <text:p>1,203</text:p>
          </table:table-cell>
        </table:table-row>
        <table:table-row table:style-name="ro1">
          <table:table-cell office:value-type="float" office:value="3.156">
            <text:p>3,1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1">
            <text:p>171</text:p>
          </table:table-cell>
          <table:table-cell table:formula="of:=INDEX([.$A$2:.$D$100000];(ROW()-1)*6;1)" office:value-type="float" office:value="538552">
            <text:p>538552</text:p>
          </table:table-cell>
          <table:table-cell table:formula="of:=INDEX([.$A$2:.$D$100000];(ROW()-1)*6-1;4)" office:value-type="float" office:value="17.48">
            <text:p>17,48</text:p>
          </table:table-cell>
          <table:table-cell table:formula="of:=INDEX([.$A$2:.$D$100000];(ROW()-1)*6-2;4)" office:value-type="float" office:value="10.85">
            <text:p>10,85</text:p>
          </table:table-cell>
          <table:table-cell table:formula="of:=INDEX([.$A$2:.$D$100000];(ROW()-1)*6-1;3)" office:value-type="float" office:value="1411.16">
            <text:p>1411,16</text:p>
          </table:table-cell>
          <table:table-cell table:formula="of:=INDEX([.$A$2:.$D$100000];(ROW()-1)*6-2;3)" office:value-type="float" office:value="5348.37">
            <text:p>5348,37</text:p>
          </table:table-cell>
          <table:table-cell table:formula="of:=INDEX([.$A$2:.$D$100000];(ROW()-1)*6-1;2)" office:value-type="float" office:value="2187204.75">
            <text:p>2187204,75</text:p>
          </table:table-cell>
          <table:table-cell table:formula="of:=INDEX([.$A$2:.$D$100000];(ROW()-1)*6-2;2)" office:value-type="float" office:value="5581980">
            <text:p>5581980</text:p>
          </table:table-cell>
          <table:table-cell table:formula="of:=INDEX([.$A$2:.$D$100000];(ROW()-1)*6-5;1)" office:value-type="float" office:value="2.203">
            <text:p>2,203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2">
            <text:p>172</text:p>
          </table:table-cell>
          <table:table-cell table:formula="of:=INDEX([.$A$2:.$D$100000];(ROW()-1)*6;1)" office:value-type="float" office:value="535653">
            <text:p>535653</text:p>
          </table:table-cell>
          <table:table-cell table:formula="of:=INDEX([.$A$2:.$D$100000];(ROW()-1)*6-1;4)" office:value-type="float" office:value="17.47">
            <text:p>17,47</text:p>
          </table:table-cell>
          <table:table-cell table:formula="of:=INDEX([.$A$2:.$D$100000];(ROW()-1)*6-2;4)" office:value-type="float" office:value="10.7">
            <text:p>10,7</text:p>
          </table:table-cell>
          <table:table-cell table:formula="of:=INDEX([.$A$2:.$D$100000];(ROW()-1)*6-1;3)" office:value-type="float" office:value="1412.2">
            <text:p>1412,2</text:p>
          </table:table-cell>
          <table:table-cell table:formula="of:=INDEX([.$A$2:.$D$100000];(ROW()-1)*6-2;3)" office:value-type="float" office:value="5530.35">
            <text:p>5530,35</text:p>
          </table:table-cell>
          <table:table-cell table:formula="of:=INDEX([.$A$2:.$D$100000];(ROW()-1)*6-1;2)" office:value-type="float" office:value="2186679.5">
            <text:p>2186679,5</text:p>
          </table:table-cell>
          <table:table-cell table:formula="of:=INDEX([.$A$2:.$D$100000];(ROW()-1)*6-2;2)" office:value-type="float" office:value="5742958">
            <text:p>5742958</text:p>
          </table:table-cell>
          <table:table-cell table:formula="of:=INDEX([.$A$2:.$D$100000];(ROW()-1)*6-5;1)" office:value-type="float" office:value="2.219">
            <text:p>2,219</text:p>
          </table:table-cell>
          <table:table-cell table:formula="of:=INDEX([.$A$2:.$D$100000];(ROW()-1)*6-3;1)" office:value-type="float" office:value="1.235">
            <text:p>1,235</text:p>
          </table:table-cell>
        </table:table-row>
        <table:table-row table:style-name="ro1">
          <table:table-cell office:value-type="float" office:value="1.375">
            <text:p>1,37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3">
            <text:p>173</text:p>
          </table:table-cell>
          <table:table-cell table:formula="of:=INDEX([.$A$2:.$D$100000];(ROW()-1)*6;1)" office:value-type="float" office:value="532664">
            <text:p>532664</text:p>
          </table:table-cell>
          <table:table-cell table:formula="of:=INDEX([.$A$2:.$D$100000];(ROW()-1)*6-1;4)" office:value-type="float" office:value="17.44">
            <text:p>17,44</text:p>
          </table:table-cell>
          <table:table-cell table:formula="of:=INDEX([.$A$2:.$D$100000];(ROW()-1)*6-2;4)" office:value-type="float" office:value="10.67">
            <text:p>10,67</text:p>
          </table:table-cell>
          <table:table-cell table:formula="of:=INDEX([.$A$2:.$D$100000];(ROW()-1)*6-1;3)" office:value-type="float" office:value="1425.32">
            <text:p>1425,32</text:p>
          </table:table-cell>
          <table:table-cell table:formula="of:=INDEX([.$A$2:.$D$100000];(ROW()-1)*6-2;3)" office:value-type="float" office:value="5577.97">
            <text:p>5577,97</text:p>
          </table:table-cell>
          <table:table-cell table:formula="of:=INDEX([.$A$2:.$D$100000];(ROW()-1)*6-1;2)" office:value-type="float" office:value="2205921.25">
            <text:p>2205921,25</text:p>
          </table:table-cell>
          <table:table-cell table:formula="of:=INDEX([.$A$2:.$D$100000];(ROW()-1)*6-2;2)" office:value-type="float" office:value="5797716">
            <text:p>5797716</text:p>
          </table:table-cell>
          <table:table-cell table:formula="of:=INDEX([.$A$2:.$D$100000];(ROW()-1)*6-5;1)" office:value-type="float" office:value="2.203">
            <text:p>2,203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103418">
            <text:p>3103418</text:p>
          </table:table-cell>
          <table:table-cell office:value-type="float" office:value="3036.69">
            <text:p>3036,69</text:p>
          </table:table-cell>
          <table:table-cell office:value-type="float" office:value="13.31">
            <text:p>13,31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4">
            <text:p>174</text:p>
          </table:table-cell>
          <table:table-cell table:formula="of:=INDEX([.$A$2:.$D$100000];(ROW()-1)*6;1)" office:value-type="float" office:value="530759">
            <text:p>530759</text:p>
          </table:table-cell>
          <table:table-cell table:formula="of:=INDEX([.$A$2:.$D$100000];(ROW()-1)*6-1;4)" office:value-type="float" office:value="17.42">
            <text:p>17,42</text:p>
          </table:table-cell>
          <table:table-cell table:formula="of:=INDEX([.$A$2:.$D$100000];(ROW()-1)*6-2;4)" office:value-type="float" office:value="10.72">
            <text:p>10,72</text:p>
          </table:table-cell>
          <table:table-cell table:formula="of:=INDEX([.$A$2:.$D$100000];(ROW()-1)*6-1;3)" office:value-type="float" office:value="1432.51">
            <text:p>1432,51</text:p>
          </table:table-cell>
          <table:table-cell table:formula="of:=INDEX([.$A$2:.$D$100000];(ROW()-1)*6-2;3)" office:value-type="float" office:value="5513.63">
            <text:p>5513,63</text:p>
          </table:table-cell>
          <table:table-cell table:formula="of:=INDEX([.$A$2:.$D$100000];(ROW()-1)*6-1;2)" office:value-type="float" office:value="2219210.5">
            <text:p>2219210,5</text:p>
          </table:table-cell>
          <table:table-cell table:formula="of:=INDEX([.$A$2:.$D$100000];(ROW()-1)*6-2;2)" office:value-type="float" office:value="5740589">
            <text:p>5740589</text:p>
          </table:table-cell>
          <table:table-cell table:formula="of:=INDEX([.$A$2:.$D$100000];(ROW()-1)*6-5;1)" office:value-type="float" office:value="2.218">
            <text:p>2,218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40772.81">
            <text:p>940772,81</text:p>
          </table:table-cell>
          <table:table-cell office:value-type="float" office:value="606.27">
            <text:p>606,27</text:p>
          </table:table-cell>
          <table:table-cell office:value-type="float" office:value="21.55">
            <text:p>21,5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5">
            <text:p>175</text:p>
          </table:table-cell>
          <table:table-cell table:formula="of:=INDEX([.$A$2:.$D$100000];(ROW()-1)*6;1)" office:value-type="float" office:value="527795">
            <text:p>527795</text:p>
          </table:table-cell>
          <table:table-cell table:formula="of:=INDEX([.$A$2:.$D$100000];(ROW()-1)*6-1;4)" office:value-type="float" office:value="17.39">
            <text:p>17,39</text:p>
          </table:table-cell>
          <table:table-cell table:formula="of:=INDEX([.$A$2:.$D$100000];(ROW()-1)*6-2;4)" office:value-type="float" office:value="10.66">
            <text:p>10,66</text:p>
          </table:table-cell>
          <table:table-cell table:formula="of:=INDEX([.$A$2:.$D$100000];(ROW()-1)*6-1;3)" office:value-type="float" office:value="1439.77">
            <text:p>1439,77</text:p>
          </table:table-cell>
          <table:table-cell table:formula="of:=INDEX([.$A$2:.$D$100000];(ROW()-1)*6-2;3)" office:value-type="float" office:value="5591.17">
            <text:p>5591,17</text:p>
          </table:table-cell>
          <table:table-cell table:formula="of:=INDEX([.$A$2:.$D$100000];(ROW()-1)*6-1;2)" office:value-type="float" office:value="2227220.25">
            <text:p>2227220,25</text:p>
          </table:table-cell>
          <table:table-cell table:formula="of:=INDEX([.$A$2:.$D$100000];(ROW()-1)*6-2;2)" office:value-type="float" office:value="5811719">
            <text:p>5811719</text:p>
          </table:table-cell>
          <table:table-cell table:formula="of:=INDEX([.$A$2:.$D$100000];(ROW()-1)*6-5;1)" office:value-type="float" office:value="2.203">
            <text:p>2,203</text:p>
          </table:table-cell>
          <table:table-cell table:formula="of:=INDEX([.$A$2:.$D$100000];(ROW()-1)*6-3;1)" office:value-type="float" office:value="1.891">
            <text:p>1,891</text:p>
          </table:table-cell>
        </table:table-row>
        <table:table-row table:style-name="ro1">
          <table:table-cell office:value-type="float" office:value="2227556">
            <text:p>22275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6">
            <text:p>176</text:p>
          </table:table-cell>
          <table:table-cell table:formula="of:=INDEX([.$A$2:.$D$100000];(ROW()-1)*6;1)" office:value-type="float" office:value="524632">
            <text:p>524632</text:p>
          </table:table-cell>
          <table:table-cell table:formula="of:=INDEX([.$A$2:.$D$100000];(ROW()-1)*6-1;4)" office:value-type="float" office:value="17.47">
            <text:p>17,47</text:p>
          </table:table-cell>
          <table:table-cell table:formula="of:=INDEX([.$A$2:.$D$100000];(ROW()-1)*6-2;4)" office:value-type="float" office:value="10.85">
            <text:p>10,85</text:p>
          </table:table-cell>
          <table:table-cell table:formula="of:=INDEX([.$A$2:.$D$100000];(ROW()-1)*6-1;3)" office:value-type="float" office:value="1409.03">
            <text:p>1409,03</text:p>
          </table:table-cell>
          <table:table-cell table:formula="of:=INDEX([.$A$2:.$D$100000];(ROW()-1)*6-2;3)" office:value-type="float" office:value="5346.63">
            <text:p>5346,63</text:p>
          </table:table-cell>
          <table:table-cell table:formula="of:=INDEX([.$A$2:.$D$100000];(ROW()-1)*6-1;2)" office:value-type="float" office:value="2174129">
            <text:p>2174129</text:p>
          </table:table-cell>
          <table:table-cell table:formula="of:=INDEX([.$A$2:.$D$100000];(ROW()-1)*6-2;2)" office:value-type="float" office:value="5560583">
            <text:p>5560583</text:p>
          </table:table-cell>
          <table:table-cell table:formula="of:=INDEX([.$A$2:.$D$100000];(ROW()-1)*6-5;1)" office:value-type="float" office:value="2.203">
            <text:p>2,203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float" office:value="3.188">
            <text:p>3,18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7">
            <text:p>177</text:p>
          </table:table-cell>
          <table:table-cell table:formula="of:=INDEX([.$A$2:.$D$100000];(ROW()-1)*6;1)" office:value-type="float" office:value="522291">
            <text:p>522291</text:p>
          </table:table-cell>
          <table:table-cell table:formula="of:=INDEX([.$A$2:.$D$100000];(ROW()-1)*6-1;4)" office:value-type="float" office:value="17.42">
            <text:p>17,42</text:p>
          </table:table-cell>
          <table:table-cell table:formula="of:=INDEX([.$A$2:.$D$100000];(ROW()-1)*6-2;4)" office:value-type="float" office:value="10.85">
            <text:p>10,85</text:p>
          </table:table-cell>
          <table:table-cell table:formula="of:=INDEX([.$A$2:.$D$100000];(ROW()-1)*6-1;3)" office:value-type="float" office:value="1426.4">
            <text:p>1426,4</text:p>
          </table:table-cell>
          <table:table-cell table:formula="of:=INDEX([.$A$2:.$D$100000];(ROW()-1)*6-2;3)" office:value-type="float" office:value="5343.19">
            <text:p>5343,19</text:p>
          </table:table-cell>
          <table:table-cell table:formula="of:=INDEX([.$A$2:.$D$100000];(ROW()-1)*6-1;2)" office:value-type="float" office:value="2209037.5">
            <text:p>2209037,5</text:p>
          </table:table-cell>
          <table:table-cell table:formula="of:=INDEX([.$A$2:.$D$100000];(ROW()-1)*6-2;2)" office:value-type="float" office:value="5581026">
            <text:p>5581026</text:p>
          </table:table-cell>
          <table:table-cell table:formula="of:=INDEX([.$A$2:.$D$100000];(ROW()-1)*6-5;1)" office:value-type="float" office:value="2.203">
            <text:p>2,203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8">
            <text:p>178</text:p>
          </table:table-cell>
          <table:table-cell table:formula="of:=INDEX([.$A$2:.$D$100000];(ROW()-1)*6;1)" office:value-type="float" office:value="519637">
            <text:p>519637</text:p>
          </table:table-cell>
          <table:table-cell table:formula="of:=INDEX([.$A$2:.$D$100000];(ROW()-1)*6-1;4)" office:value-type="float" office:value="17.39">
            <text:p>17,39</text:p>
          </table:table-cell>
          <table:table-cell table:formula="of:=INDEX([.$A$2:.$D$100000];(ROW()-1)*6-2;4)" office:value-type="float" office:value="10.74">
            <text:p>10,74</text:p>
          </table:table-cell>
          <table:table-cell table:formula="of:=INDEX([.$A$2:.$D$100000];(ROW()-1)*6-1;3)" office:value-type="float" office:value="1433.36">
            <text:p>1433,36</text:p>
          </table:table-cell>
          <table:table-cell table:formula="of:=INDEX([.$A$2:.$D$100000];(ROW()-1)*6-2;3)" office:value-type="float" office:value="5484.66">
            <text:p>5484,66</text:p>
          </table:table-cell>
          <table:table-cell table:formula="of:=INDEX([.$A$2:.$D$100000];(ROW()-1)*6-1;2)" office:value-type="float" office:value="2219711">
            <text:p>2219711</text:p>
          </table:table-cell>
          <table:table-cell table:formula="of:=INDEX([.$A$2:.$D$100000];(ROW()-1)*6-2;2)" office:value-type="float" office:value="5705365">
            <text:p>5705365</text:p>
          </table:table-cell>
          <table:table-cell table:formula="of:=INDEX([.$A$2:.$D$100000];(ROW()-1)*6-5;1)" office:value-type="float" office:value="2.203">
            <text:p>2,203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float" office:value="1.36">
            <text:p>1,3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79">
            <text:p>179</text:p>
          </table:table-cell>
          <table:table-cell table:formula="of:=INDEX([.$A$2:.$D$100000];(ROW()-1)*6;1)" office:value-type="float" office:value="517201">
            <text:p>517201</text:p>
          </table:table-cell>
          <table:table-cell table:formula="of:=INDEX([.$A$2:.$D$100000];(ROW()-1)*6-1;4)" office:value-type="float" office:value="17.38">
            <text:p>17,38</text:p>
          </table:table-cell>
          <table:table-cell table:formula="of:=INDEX([.$A$2:.$D$100000];(ROW()-1)*6-2;4)" office:value-type="float" office:value="10.72">
            <text:p>10,72</text:p>
          </table:table-cell>
          <table:table-cell table:formula="of:=INDEX([.$A$2:.$D$100000];(ROW()-1)*6-1;3)" office:value-type="float" office:value="1440.24">
            <text:p>1440,24</text:p>
          </table:table-cell>
          <table:table-cell table:formula="of:=INDEX([.$A$2:.$D$100000];(ROW()-1)*6-2;3)" office:value-type="float" office:value="5507.94">
            <text:p>5507,94</text:p>
          </table:table-cell>
          <table:table-cell table:formula="of:=INDEX([.$A$2:.$D$100000];(ROW()-1)*6-1;2)" office:value-type="float" office:value="2233117.5">
            <text:p>2233117,5</text:p>
          </table:table-cell>
          <table:table-cell table:formula="of:=INDEX([.$A$2:.$D$100000];(ROW()-1)*6-2;2)" office:value-type="float" office:value="5739327">
            <text:p>5739327</text:p>
          </table:table-cell>
          <table:table-cell table:formula="of:=INDEX([.$A$2:.$D$100000];(ROW()-1)*6-5;1)" office:value-type="float" office:value="2.218">
            <text:p>2,218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113884">
            <text:p>3113884</text:p>
          </table:table-cell>
          <table:table-cell office:value-type="float" office:value="3040.39">
            <text:p>3040,39</text:p>
          </table:table-cell>
          <table:table-cell office:value-type="float" office:value="13.3">
            <text:p>13,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0">
            <text:p>180</text:p>
          </table:table-cell>
          <table:table-cell table:formula="of:=INDEX([.$A$2:.$D$100000];(ROW()-1)*6;1)" office:value-type="float" office:value="514520">
            <text:p>514520</text:p>
          </table:table-cell>
          <table:table-cell table:formula="of:=INDEX([.$A$2:.$D$100000];(ROW()-1)*6-1;4)" office:value-type="float" office:value="17.37">
            <text:p>17,37</text:p>
          </table:table-cell>
          <table:table-cell table:formula="of:=INDEX([.$A$2:.$D$100000];(ROW()-1)*6-2;4)" office:value-type="float" office:value="10.65">
            <text:p>10,65</text:p>
          </table:table-cell>
          <table:table-cell table:formula="of:=INDEX([.$A$2:.$D$100000];(ROW()-1)*6-1;3)" office:value-type="float" office:value="1442.99">
            <text:p>1442,99</text:p>
          </table:table-cell>
          <table:table-cell table:formula="of:=INDEX([.$A$2:.$D$100000];(ROW()-1)*6-2;3)" office:value-type="float" office:value="5595.84">
            <text:p>5595,84</text:p>
          </table:table-cell>
          <table:table-cell table:formula="of:=INDEX([.$A$2:.$D$100000];(ROW()-1)*6-1;2)" office:value-type="float" office:value="2234277.75">
            <text:p>2234277,75</text:p>
          </table:table-cell>
          <table:table-cell table:formula="of:=INDEX([.$A$2:.$D$100000];(ROW()-1)*6-2;2)" office:value-type="float" office:value="5809182">
            <text:p>5809182</text:p>
          </table:table-cell>
          <table:table-cell table:formula="of:=INDEX([.$A$2:.$D$100000];(ROW()-1)*6-5;1)" office:value-type="float" office:value="2.188">
            <text:p>2,188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51203.19">
            <text:p>951203,19</text:p>
          </table:table-cell>
          <table:table-cell office:value-type="float" office:value="610.64">
            <text:p>610,64</text:p>
          </table:table-cell>
          <table:table-cell office:value-type="float" office:value="21.52">
            <text:p>21,5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1">
            <text:p>181</text:p>
          </table:table-cell>
          <table:table-cell table:formula="of:=INDEX([.$A$2:.$D$100000];(ROW()-1)*6;1)" office:value-type="float" office:value="512122">
            <text:p>512122</text:p>
          </table:table-cell>
          <table:table-cell table:formula="of:=INDEX([.$A$2:.$D$100000];(ROW()-1)*6-1;4)" office:value-type="float" office:value="17.34">
            <text:p>17,34</text:p>
          </table:table-cell>
          <table:table-cell table:formula="of:=INDEX([.$A$2:.$D$100000];(ROW()-1)*6-2;4)" office:value-type="float" office:value="10.55">
            <text:p>10,55</text:p>
          </table:table-cell>
          <table:table-cell table:formula="of:=INDEX([.$A$2:.$D$100000];(ROW()-1)*6-1;3)" office:value-type="float" office:value="1457.35">
            <text:p>1457,35</text:p>
          </table:table-cell>
          <table:table-cell table:formula="of:=INDEX([.$A$2:.$D$100000];(ROW()-1)*6-2;3)" office:value-type="float" office:value="5727.13">
            <text:p>5727,13</text:p>
          </table:table-cell>
          <table:table-cell table:formula="of:=INDEX([.$A$2:.$D$100000];(ROW()-1)*6-1;2)" office:value-type="float" office:value="2257164.25">
            <text:p>2257164,25</text:p>
          </table:table-cell>
          <table:table-cell table:formula="of:=INDEX([.$A$2:.$D$100000];(ROW()-1)*6-2;2)" office:value-type="float" office:value="5940688">
            <text:p>5940688</text:p>
          </table:table-cell>
          <table:table-cell table:formula="of:=INDEX([.$A$2:.$D$100000];(ROW()-1)*6-5;1)" office:value-type="float" office:value="2.188">
            <text:p>2,188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2253904">
            <text:p>225390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2">
            <text:p>182</text:p>
          </table:table-cell>
          <table:table-cell table:formula="of:=INDEX([.$A$2:.$D$100000];(ROW()-1)*6;1)" office:value-type="float" office:value="509397">
            <text:p>509397</text:p>
          </table:table-cell>
          <table:table-cell table:formula="of:=INDEX([.$A$2:.$D$100000];(ROW()-1)*6-1;4)" office:value-type="float" office:value="17.32">
            <text:p>17,32</text:p>
          </table:table-cell>
          <table:table-cell table:formula="of:=INDEX([.$A$2:.$D$100000];(ROW()-1)*6-2;4)" office:value-type="float" office:value="10.56">
            <text:p>10,56</text:p>
          </table:table-cell>
          <table:table-cell table:formula="of:=INDEX([.$A$2:.$D$100000];(ROW()-1)*6-1;3)" office:value-type="float" office:value="1458.68">
            <text:p>1458,68</text:p>
          </table:table-cell>
          <table:table-cell table:formula="of:=INDEX([.$A$2:.$D$100000];(ROW()-1)*6-2;3)" office:value-type="float" office:value="5710.42">
            <text:p>5710,42</text:p>
          </table:table-cell>
          <table:table-cell table:formula="of:=INDEX([.$A$2:.$D$100000];(ROW()-1)*6-1;2)" office:value-type="float" office:value="2261012.75">
            <text:p>2261012,75</text:p>
          </table:table-cell>
          <table:table-cell table:formula="of:=INDEX([.$A$2:.$D$100000];(ROW()-1)*6-2;2)" office:value-type="float" office:value="5929303">
            <text:p>5929303</text:p>
          </table:table-cell>
          <table:table-cell table:formula="of:=INDEX([.$A$2:.$D$100000];(ROW()-1)*6-5;1)" office:value-type="float" office:value="2.188">
            <text:p>2,188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float" office:value="3.281">
            <text:p>3,28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3">
            <text:p>183</text:p>
          </table:table-cell>
          <table:table-cell table:formula="of:=INDEX([.$A$2:.$D$100000];(ROW()-1)*6;1)" office:value-type="float" office:value="506681">
            <text:p>506681</text:p>
          </table:table-cell>
          <table:table-cell table:formula="of:=INDEX([.$A$2:.$D$100000];(ROW()-1)*6-1;4)" office:value-type="float" office:value="17.26">
            <text:p>17,26</text:p>
          </table:table-cell>
          <table:table-cell table:formula="of:=INDEX([.$A$2:.$D$100000];(ROW()-1)*6-2;4)" office:value-type="float" office:value="10.6">
            <text:p>10,6</text:p>
          </table:table-cell>
          <table:table-cell table:formula="of:=INDEX([.$A$2:.$D$100000];(ROW()-1)*6-1;3)" office:value-type="float" office:value="1484.54">
            <text:p>1484,54</text:p>
          </table:table-cell>
          <table:table-cell table:formula="of:=INDEX([.$A$2:.$D$100000];(ROW()-1)*6-2;3)" office:value-type="float" office:value="5662.44">
            <text:p>5662,44</text:p>
          </table:table-cell>
          <table:table-cell table:formula="of:=INDEX([.$A$2:.$D$100000];(ROW()-1)*6-1;2)" office:value-type="float" office:value="2295320.25">
            <text:p>2295320,25</text:p>
          </table:table-cell>
          <table:table-cell table:formula="of:=INDEX([.$A$2:.$D$100000];(ROW()-1)*6-2;2)" office:value-type="float" office:value="5904126">
            <text:p>5904126</text:p>
          </table:table-cell>
          <table:table-cell table:formula="of:=INDEX([.$A$2:.$D$100000];(ROW()-1)*6-5;1)" office:value-type="float" office:value="2.188">
            <text:p>2,188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4">
            <text:p>184</text:p>
          </table:table-cell>
          <table:table-cell table:formula="of:=INDEX([.$A$2:.$D$100000];(ROW()-1)*6;1)" office:value-type="float" office:value="503697">
            <text:p>503697</text:p>
          </table:table-cell>
          <table:table-cell table:formula="of:=INDEX([.$A$2:.$D$100000];(ROW()-1)*6-1;4)" office:value-type="float" office:value="17.31">
            <text:p>17,31</text:p>
          </table:table-cell>
          <table:table-cell table:formula="of:=INDEX([.$A$2:.$D$100000];(ROW()-1)*6-2;4)" office:value-type="float" office:value="10.68">
            <text:p>10,68</text:p>
          </table:table-cell>
          <table:table-cell table:formula="of:=INDEX([.$A$2:.$D$100000];(ROW()-1)*6-1;3)" office:value-type="float" office:value="1467.75">
            <text:p>1467,75</text:p>
          </table:table-cell>
          <table:table-cell table:formula="of:=INDEX([.$A$2:.$D$100000];(ROW()-1)*6-2;3)" office:value-type="float" office:value="5556.8">
            <text:p>5556,8</text:p>
          </table:table-cell>
          <table:table-cell table:formula="of:=INDEX([.$A$2:.$D$100000];(ROW()-1)*6-1;2)" office:value-type="float" office:value="2265197">
            <text:p>2265197</text:p>
          </table:table-cell>
          <table:table-cell table:formula="of:=INDEX([.$A$2:.$D$100000];(ROW()-1)*6-2;2)" office:value-type="float" office:value="5796997">
            <text:p>5796997</text:p>
          </table:table-cell>
          <table:table-cell table:formula="of:=INDEX([.$A$2:.$D$100000];(ROW()-1)*6-5;1)" office:value-type="float" office:value="2.187">
            <text:p>2,187</text:p>
          </table:table-cell>
          <table:table-cell table:formula="of:=INDEX([.$A$2:.$D$100000];(ROW()-1)*6-3;1)" office:value-type="float" office:value="1.375">
            <text:p>1,375</text:p>
          </table:table-cell>
        </table:table-row>
        <table:table-row table:style-name="ro1">
          <table:table-cell office:value-type="float" office:value="1.281">
            <text:p>1,28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5">
            <text:p>185</text:p>
          </table:table-cell>
          <table:table-cell table:formula="of:=INDEX([.$A$2:.$D$100000];(ROW()-1)*6;1)" office:value-type="float" office:value="501210">
            <text:p>501210</text:p>
          </table:table-cell>
          <table:table-cell table:formula="of:=INDEX([.$A$2:.$D$100000];(ROW()-1)*6-1;4)" office:value-type="float" office:value="17.27">
            <text:p>17,27</text:p>
          </table:table-cell>
          <table:table-cell table:formula="of:=INDEX([.$A$2:.$D$100000];(ROW()-1)*6-2;4)" office:value-type="float" office:value="10.57">
            <text:p>10,57</text:p>
          </table:table-cell>
          <table:table-cell table:formula="of:=INDEX([.$A$2:.$D$100000];(ROW()-1)*6-1;3)" office:value-type="float" office:value="1481.95">
            <text:p>1481,95</text:p>
          </table:table-cell>
          <table:table-cell table:formula="of:=INDEX([.$A$2:.$D$100000];(ROW()-1)*6-2;3)" office:value-type="float" office:value="5708.78">
            <text:p>5708,78</text:p>
          </table:table-cell>
          <table:table-cell table:formula="of:=INDEX([.$A$2:.$D$100000];(ROW()-1)*6-1;2)" office:value-type="float" office:value="2293375.75">
            <text:p>2293375,75</text:p>
          </table:table-cell>
          <table:table-cell table:formula="of:=INDEX([.$A$2:.$D$100000];(ROW()-1)*6-2;2)" office:value-type="float" office:value="5942067">
            <text:p>5942067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200705">
            <text:p>3200705</text:p>
          </table:table-cell>
          <table:table-cell office:value-type="float" office:value="3136.87">
            <text:p>3136,87</text:p>
          </table:table-cell>
          <table:table-cell office:value-type="float" office:value="13.17">
            <text:p>13,1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6">
            <text:p>186</text:p>
          </table:table-cell>
          <table:table-cell table:formula="of:=INDEX([.$A$2:.$D$100000];(ROW()-1)*6;1)" office:value-type="float" office:value="499196">
            <text:p>499196</text:p>
          </table:table-cell>
          <table:table-cell table:formula="of:=INDEX([.$A$2:.$D$100000];(ROW()-1)*6-1;4)" office:value-type="float" office:value="17.24">
            <text:p>17,24</text:p>
          </table:table-cell>
          <table:table-cell table:formula="of:=INDEX([.$A$2:.$D$100000];(ROW()-1)*6-2;4)" office:value-type="float" office:value="10.58">
            <text:p>10,58</text:p>
          </table:table-cell>
          <table:table-cell table:formula="of:=INDEX([.$A$2:.$D$100000];(ROW()-1)*6-1;3)" office:value-type="float" office:value="1490.89">
            <text:p>1490,89</text:p>
          </table:table-cell>
          <table:table-cell table:formula="of:=INDEX([.$A$2:.$D$100000];(ROW()-1)*6-2;3)" office:value-type="float" office:value="5691.6">
            <text:p>5691,6</text:p>
          </table:table-cell>
          <table:table-cell table:formula="of:=INDEX([.$A$2:.$D$100000];(ROW()-1)*6-1;2)" office:value-type="float" office:value="2303757.5">
            <text:p>2303757,5</text:p>
          </table:table-cell>
          <table:table-cell table:formula="of:=INDEX([.$A$2:.$D$100000];(ROW()-1)*6-2;2)" office:value-type="float" office:value="5929173">
            <text:p>5929173</text:p>
          </table:table-cell>
          <table:table-cell table:formula="of:=INDEX([.$A$2:.$D$100000];(ROW()-1)*6-5;1)" office:value-type="float" office:value="2.188">
            <text:p>2,188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57071.94">
            <text:p>957071,94</text:p>
          </table:table-cell>
          <table:table-cell office:value-type="float" office:value="614.45">
            <text:p>614,45</text:p>
          </table:table-cell>
          <table:table-cell office:value-type="float" office:value="21.52">
            <text:p>21,5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7">
            <text:p>187</text:p>
          </table:table-cell>
          <table:table-cell table:formula="of:=INDEX([.$A$2:.$D$100000];(ROW()-1)*6;1)" office:value-type="float" office:value="496687">
            <text:p>496687</text:p>
          </table:table-cell>
          <table:table-cell table:formula="of:=INDEX([.$A$2:.$D$100000];(ROW()-1)*6-1;4)" office:value-type="float" office:value="17.24">
            <text:p>17,24</text:p>
          </table:table-cell>
          <table:table-cell table:formula="of:=INDEX([.$A$2:.$D$100000];(ROW()-1)*6-2;4)" office:value-type="float" office:value="10.51">
            <text:p>10,51</text:p>
          </table:table-cell>
          <table:table-cell table:formula="of:=INDEX([.$A$2:.$D$100000];(ROW()-1)*6-1;3)" office:value-type="float" office:value="1491.77">
            <text:p>1491,77</text:p>
          </table:table-cell>
          <table:table-cell table:formula="of:=INDEX([.$A$2:.$D$100000];(ROW()-1)*6-2;3)" office:value-type="float" office:value="5782.03">
            <text:p>5782,03</text:p>
          </table:table-cell>
          <table:table-cell table:formula="of:=INDEX([.$A$2:.$D$100000];(ROW()-1)*6-1;2)" office:value-type="float" office:value="2308163.25">
            <text:p>2308163,25</text:p>
          </table:table-cell>
          <table:table-cell table:formula="of:=INDEX([.$A$2:.$D$100000];(ROW()-1)*6-2;2)" office:value-type="float" office:value="6011743">
            <text:p>6011743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2270019">
            <text:p>22700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8">
            <text:p>188</text:p>
          </table:table-cell>
          <table:table-cell table:formula="of:=INDEX([.$A$2:.$D$100000];(ROW()-1)*6;1)" office:value-type="float" office:value="494105">
            <text:p>494105</text:p>
          </table:table-cell>
          <table:table-cell table:formula="of:=INDEX([.$A$2:.$D$100000];(ROW()-1)*6-1;4)" office:value-type="float" office:value="17.25">
            <text:p>17,25</text:p>
          </table:table-cell>
          <table:table-cell table:formula="of:=INDEX([.$A$2:.$D$100000];(ROW()-1)*6-2;4)" office:value-type="float" office:value="10.58">
            <text:p>10,58</text:p>
          </table:table-cell>
          <table:table-cell table:formula="of:=INDEX([.$A$2:.$D$100000];(ROW()-1)*6-1;3)" office:value-type="float" office:value="1488.17">
            <text:p>1488,17</text:p>
          </table:table-cell>
          <table:table-cell table:formula="of:=INDEX([.$A$2:.$D$100000];(ROW()-1)*6-2;3)" office:value-type="float" office:value="5690.2">
            <text:p>5690,2</text:p>
          </table:table-cell>
          <table:table-cell table:formula="of:=INDEX([.$A$2:.$D$100000];(ROW()-1)*6-1;2)" office:value-type="float" office:value="2308368.75">
            <text:p>2308368,75</text:p>
          </table:table-cell>
          <table:table-cell table:formula="of:=INDEX([.$A$2:.$D$100000];(ROW()-1)*6-2;2)" office:value-type="float" office:value="5932607">
            <text:p>5932607</text:p>
          </table:table-cell>
          <table:table-cell table:formula="of:=INDEX([.$A$2:.$D$100000];(ROW()-1)*6-5;1)" office:value-type="float" office:value="2.188">
            <text:p>2,188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float" office:value="3.219">
            <text:p>3,2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89">
            <text:p>189</text:p>
          </table:table-cell>
          <table:table-cell table:formula="of:=INDEX([.$A$2:.$D$100000];(ROW()-1)*6;1)" office:value-type="float" office:value="491932">
            <text:p>491932</text:p>
          </table:table-cell>
          <table:table-cell table:formula="of:=INDEX([.$A$2:.$D$100000];(ROW()-1)*6-1;4)" office:value-type="float" office:value="17.21">
            <text:p>17,21</text:p>
          </table:table-cell>
          <table:table-cell table:formula="of:=INDEX([.$A$2:.$D$100000];(ROW()-1)*6-2;4)" office:value-type="float" office:value="10.51">
            <text:p>10,51</text:p>
          </table:table-cell>
          <table:table-cell table:formula="of:=INDEX([.$A$2:.$D$100000];(ROW()-1)*6-1;3)" office:value-type="float" office:value="1504.66">
            <text:p>1504,66</text:p>
          </table:table-cell>
          <table:table-cell table:formula="of:=INDEX([.$A$2:.$D$100000];(ROW()-1)*6-2;3)" office:value-type="float" office:value="5778.02">
            <text:p>5778,02</text:p>
          </table:table-cell>
          <table:table-cell table:formula="of:=INDEX([.$A$2:.$D$100000];(ROW()-1)*6-1;2)" office:value-type="float" office:value="2331451">
            <text:p>2331451</text:p>
          </table:table-cell>
          <table:table-cell table:formula="of:=INDEX([.$A$2:.$D$100000];(ROW()-1)*6-2;2)" office:value-type="float" office:value="6021684">
            <text:p>6021684</text:p>
          </table:table-cell>
          <table:table-cell table:formula="of:=INDEX([.$A$2:.$D$100000];(ROW()-1)*6-5;1)" office:value-type="float" office:value="2.188">
            <text:p>2,188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0">
            <text:p>190</text:p>
          </table:table-cell>
          <table:table-cell table:formula="of:=INDEX([.$A$2:.$D$100000];(ROW()-1)*6;1)" office:value-type="float" office:value="489472">
            <text:p>489472</text:p>
          </table:table-cell>
          <table:table-cell table:formula="of:=INDEX([.$A$2:.$D$100000];(ROW()-1)*6-1;4)" office:value-type="float" office:value="17.19">
            <text:p>17,19</text:p>
          </table:table-cell>
          <table:table-cell table:formula="of:=INDEX([.$A$2:.$D$100000];(ROW()-1)*6-2;4)" office:value-type="float" office:value="10.51">
            <text:p>10,51</text:p>
          </table:table-cell>
          <table:table-cell table:formula="of:=INDEX([.$A$2:.$D$100000];(ROW()-1)*6-1;3)" office:value-type="float" office:value="1508.67">
            <text:p>1508,67</text:p>
          </table:table-cell>
          <table:table-cell table:formula="of:=INDEX([.$A$2:.$D$100000];(ROW()-1)*6-2;3)" office:value-type="float" office:value="5788.08">
            <text:p>5788,08</text:p>
          </table:table-cell>
          <table:table-cell table:formula="of:=INDEX([.$A$2:.$D$100000];(ROW()-1)*6-1;2)" office:value-type="float" office:value="2337655.75">
            <text:p>2337655,75</text:p>
          </table:table-cell>
          <table:table-cell table:formula="of:=INDEX([.$A$2:.$D$100000];(ROW()-1)*6-2;2)" office:value-type="float" office:value="6032519">
            <text:p>6032519</text:p>
          </table:table-cell>
          <table:table-cell table:formula="of:=INDEX([.$A$2:.$D$100000];(ROW()-1)*6-5;1)" office:value-type="float" office:value="2.188">
            <text:p>2,188</text:p>
          </table:table-cell>
          <table:table-cell table:formula="of:=INDEX([.$A$2:.$D$100000];(ROW()-1)*6-3;1)" office:value-type="float" office:value="1.703">
            <text:p>1,703</text:p>
          </table:table-cell>
        </table:table-row>
        <table:table-row table:style-name="ro1">
          <table:table-cell office:value-type="float" office:value="1.485">
            <text:p>1,48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1">
            <text:p>191</text:p>
          </table:table-cell>
          <table:table-cell table:formula="of:=INDEX([.$A$2:.$D$100000];(ROW()-1)*6;1)" office:value-type="float" office:value="486508">
            <text:p>486508</text:p>
          </table:table-cell>
          <table:table-cell table:formula="of:=INDEX([.$A$2:.$D$100000];(ROW()-1)*6-1;4)" office:value-type="float" office:value="17.18">
            <text:p>17,18</text:p>
          </table:table-cell>
          <table:table-cell table:formula="of:=INDEX([.$A$2:.$D$100000];(ROW()-1)*6-2;4)" office:value-type="float" office:value="10.57">
            <text:p>10,57</text:p>
          </table:table-cell>
          <table:table-cell table:formula="of:=INDEX([.$A$2:.$D$100000];(ROW()-1)*6-1;3)" office:value-type="float" office:value="1508.83">
            <text:p>1508,83</text:p>
          </table:table-cell>
          <table:table-cell table:formula="of:=INDEX([.$A$2:.$D$100000];(ROW()-1)*6-2;3)" office:value-type="float" office:value="5696.57">
            <text:p>5696,57</text:p>
          </table:table-cell>
          <table:table-cell table:formula="of:=INDEX([.$A$2:.$D$100000];(ROW()-1)*6-1;2)" office:value-type="float" office:value="2332643">
            <text:p>2332643</text:p>
          </table:table-cell>
          <table:table-cell table:formula="of:=INDEX([.$A$2:.$D$100000];(ROW()-1)*6-2;2)" office:value-type="float" office:value="5953967">
            <text:p>5953967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156">
            <text:p>1,156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182238">
            <text:p>3182238</text:p>
          </table:table-cell>
          <table:table-cell office:value-type="float" office:value="3113.57">
            <text:p>3113,57</text:p>
          </table:table-cell>
          <table:table-cell office:value-type="float" office:value="13.2">
            <text:p>13,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2">
            <text:p>192</text:p>
          </table:table-cell>
          <table:table-cell table:formula="of:=INDEX([.$A$2:.$D$100000];(ROW()-1)*6;1)" office:value-type="float" office:value="482697">
            <text:p>482697</text:p>
          </table:table-cell>
          <table:table-cell table:formula="of:=INDEX([.$A$2:.$D$100000];(ROW()-1)*6-1;4)" office:value-type="float" office:value="17.35">
            <text:p>17,35</text:p>
          </table:table-cell>
          <table:table-cell table:formula="of:=INDEX([.$A$2:.$D$100000];(ROW()-1)*6-2;4)" office:value-type="float" office:value="11.1">
            <text:p>11,1</text:p>
          </table:table-cell>
          <table:table-cell table:formula="of:=INDEX([.$A$2:.$D$100000];(ROW()-1)*6-1;3)" office:value-type="float" office:value="1432.35">
            <text:p>1432,35</text:p>
          </table:table-cell>
          <table:table-cell table:formula="of:=INDEX([.$A$2:.$D$100000];(ROW()-1)*6-2;3)" office:value-type="float" office:value="5045.21">
            <text:p>5045,21</text:p>
          </table:table-cell>
          <table:table-cell table:formula="of:=INDEX([.$A$2:.$D$100000];(ROW()-1)*6-1;2)" office:value-type="float" office:value="2207782">
            <text:p>2207782</text:p>
          </table:table-cell>
          <table:table-cell table:formula="of:=INDEX([.$A$2:.$D$100000];(ROW()-1)*6-2;2)" office:value-type="float" office:value="5281644">
            <text:p>5281644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54772">
            <text:p>954772</text:p>
          </table:table-cell>
          <table:table-cell office:value-type="float" office:value="612.53">
            <text:p>612,53</text:p>
          </table:table-cell>
          <table:table-cell office:value-type="float" office:value="21.54">
            <text:p>21,5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3">
            <text:p>193</text:p>
          </table:table-cell>
          <table:table-cell table:formula="of:=INDEX([.$A$2:.$D$100000];(ROW()-1)*6;1)" office:value-type="float" office:value="480703">
            <text:p>480703</text:p>
          </table:table-cell>
          <table:table-cell table:formula="of:=INDEX([.$A$2:.$D$100000];(ROW()-1)*6-1;4)" office:value-type="float" office:value="17.29">
            <text:p>17,29</text:p>
          </table:table-cell>
          <table:table-cell table:formula="of:=INDEX([.$A$2:.$D$100000];(ROW()-1)*6-2;4)" office:value-type="float" office:value="10.89">
            <text:p>10,89</text:p>
          </table:table-cell>
          <table:table-cell table:formula="of:=INDEX([.$A$2:.$D$100000];(ROW()-1)*6-1;3)" office:value-type="float" office:value="1454.52">
            <text:p>1454,52</text:p>
          </table:table-cell>
          <table:table-cell table:formula="of:=INDEX([.$A$2:.$D$100000];(ROW()-1)*6-2;3)" office:value-type="float" office:value="5302.87">
            <text:p>5302,87</text:p>
          </table:table-cell>
          <table:table-cell table:formula="of:=INDEX([.$A$2:.$D$100000];(ROW()-1)*6-1;2)" office:value-type="float" office:value="2253959">
            <text:p>2253959</text:p>
          </table:table-cell>
          <table:table-cell table:formula="of:=INDEX([.$A$2:.$D$100000];(ROW()-1)*6-2;2)" office:value-type="float" office:value="5529948">
            <text:p>5529948</text:p>
          </table:table-cell>
          <table:table-cell table:formula="of:=INDEX([.$A$2:.$D$100000];(ROW()-1)*6-5;1)" office:value-type="float" office:value="2.203">
            <text:p>2,203</text:p>
          </table:table-cell>
          <table:table-cell table:formula="of:=INDEX([.$A$2:.$D$100000];(ROW()-1)*6-3;1)" office:value-type="float" office:value="2.078">
            <text:p>2,078</text:p>
          </table:table-cell>
        </table:table-row>
        <table:table-row table:style-name="ro1">
          <table:table-cell office:value-type="float" office:value="2275814">
            <text:p>227581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4">
            <text:p>194</text:p>
          </table:table-cell>
          <table:table-cell table:formula="of:=INDEX([.$A$2:.$D$100000];(ROW()-1)*6;1)" office:value-type="float" office:value="478518">
            <text:p>478518</text:p>
          </table:table-cell>
          <table:table-cell table:formula="of:=INDEX([.$A$2:.$D$100000];(ROW()-1)*6-1;4)" office:value-type="float" office:value="17.26">
            <text:p>17,26</text:p>
          </table:table-cell>
          <table:table-cell table:formula="of:=INDEX([.$A$2:.$D$100000];(ROW()-1)*6-2;4)" office:value-type="float" office:value="10.84">
            <text:p>10,84</text:p>
          </table:table-cell>
          <table:table-cell table:formula="of:=INDEX([.$A$2:.$D$100000];(ROW()-1)*6-1;3)" office:value-type="float" office:value="1466.43">
            <text:p>1466,43</text:p>
          </table:table-cell>
          <table:table-cell table:formula="of:=INDEX([.$A$2:.$D$100000];(ROW()-1)*6-2;3)" office:value-type="float" office:value="5360.45">
            <text:p>5360,45</text:p>
          </table:table-cell>
          <table:table-cell table:formula="of:=INDEX([.$A$2:.$D$100000];(ROW()-1)*6-1;2)" office:value-type="float" office:value="2272859.25">
            <text:p>2272859,25</text:p>
          </table:table-cell>
          <table:table-cell table:formula="of:=INDEX([.$A$2:.$D$100000];(ROW()-1)*6-2;2)" office:value-type="float" office:value="5586814">
            <text:p>5586814</text:p>
          </table:table-cell>
          <table:table-cell table:formula="of:=INDEX([.$A$2:.$D$100000];(ROW()-1)*6-5;1)" office:value-type="float" office:value="2.5">
            <text:p>2,5</text:p>
          </table:table-cell>
          <table:table-cell table:formula="of:=INDEX([.$A$2:.$D$100000];(ROW()-1)*6-3;1)" office:value-type="float" office:value="2.016">
            <text:p>2,016</text:p>
          </table:table-cell>
        </table:table-row>
        <table:table-row table:style-name="ro1">
          <table:table-cell office:value-type="float" office:value="3.219">
            <text:p>3,21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5">
            <text:p>195</text:p>
          </table:table-cell>
          <table:table-cell table:formula="of:=INDEX([.$A$2:.$D$100000];(ROW()-1)*6;1)" office:value-type="float" office:value="476435">
            <text:p>476435</text:p>
          </table:table-cell>
          <table:table-cell table:formula="of:=INDEX([.$A$2:.$D$100000];(ROW()-1)*6-1;4)" office:value-type="float" office:value="17.23">
            <text:p>17,23</text:p>
          </table:table-cell>
          <table:table-cell table:formula="of:=INDEX([.$A$2:.$D$100000];(ROW()-1)*6-2;4)" office:value-type="float" office:value="10.81">
            <text:p>10,81</text:p>
          </table:table-cell>
          <table:table-cell table:formula="of:=INDEX([.$A$2:.$D$100000];(ROW()-1)*6-1;3)" office:value-type="float" office:value="1477.4">
            <text:p>1477,4</text:p>
          </table:table-cell>
          <table:table-cell table:formula="of:=INDEX([.$A$2:.$D$100000];(ROW()-1)*6-2;3)" office:value-type="float" office:value="5391.42">
            <text:p>5391,42</text:p>
          </table:table-cell>
          <table:table-cell table:formula="of:=INDEX([.$A$2:.$D$100000];(ROW()-1)*6-1;2)" office:value-type="float" office:value="2294348.5">
            <text:p>2294348,5</text:p>
          </table:table-cell>
          <table:table-cell table:formula="of:=INDEX([.$A$2:.$D$100000];(ROW()-1)*6-2;2)" office:value-type="float" office:value="5634527">
            <text:p>5634527</text:p>
          </table:table-cell>
          <table:table-cell table:formula="of:=INDEX([.$A$2:.$D$100000];(ROW()-1)*6-5;1)" office:value-type="float" office:value="2.86">
            <text:p>2,86</text:p>
          </table:table-cell>
          <table:table-cell table:formula="of:=INDEX([.$A$2:.$D$100000];(ROW()-1)*6-3;1)" office:value-type="float" office:value="1.969">
            <text:p>1,96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6">
            <text:p>196</text:p>
          </table:table-cell>
          <table:table-cell table:formula="of:=INDEX([.$A$2:.$D$100000];(ROW()-1)*6;1)" office:value-type="float" office:value="474882">
            <text:p>474882</text:p>
          </table:table-cell>
          <table:table-cell table:formula="of:=INDEX([.$A$2:.$D$100000];(ROW()-1)*6-1;4)" office:value-type="float" office:value="17.19">
            <text:p>17,19</text:p>
          </table:table-cell>
          <table:table-cell table:formula="of:=INDEX([.$A$2:.$D$100000];(ROW()-1)*6-2;4)" office:value-type="float" office:value="10.72">
            <text:p>10,72</text:p>
          </table:table-cell>
          <table:table-cell table:formula="of:=INDEX([.$A$2:.$D$100000];(ROW()-1)*6-1;3)" office:value-type="float" office:value="1490.96">
            <text:p>1490,96</text:p>
          </table:table-cell>
          <table:table-cell table:formula="of:=INDEX([.$A$2:.$D$100000];(ROW()-1)*6-2;3)" office:value-type="float" office:value="5507.51">
            <text:p>5507,51</text:p>
          </table:table-cell>
          <table:table-cell table:formula="of:=INDEX([.$A$2:.$D$100000];(ROW()-1)*6-1;2)" office:value-type="float" office:value="2307378.5">
            <text:p>2307378,5</text:p>
          </table:table-cell>
          <table:table-cell table:formula="of:=INDEX([.$A$2:.$D$100000];(ROW()-1)*6-2;2)" office:value-type="float" office:value="5744011">
            <text:p>5744011</text:p>
          </table:table-cell>
          <table:table-cell table:formula="of:=INDEX([.$A$2:.$D$100000];(ROW()-1)*6-5;1)" office:value-type="float" office:value="2.938">
            <text:p>2,938</text:p>
          </table:table-cell>
          <table:table-cell table:formula="of:=INDEX([.$A$2:.$D$100000];(ROW()-1)*6-3;1)" office:value-type="float" office:value="2.047">
            <text:p>2,047</text:p>
          </table:table-cell>
        </table:table-row>
        <table:table-row table:style-name="ro1">
          <table:table-cell office:value-type="float" office:value="1.422">
            <text:p>1,4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7">
            <text:p>197</text:p>
          </table:table-cell>
          <table:table-cell table:formula="of:=INDEX([.$A$2:.$D$100000];(ROW()-1)*6;1)" office:value-type="float" office:value="472671">
            <text:p>472671</text:p>
          </table:table-cell>
          <table:table-cell table:formula="of:=INDEX([.$A$2:.$D$100000];(ROW()-1)*6-1;4)" office:value-type="float" office:value="17.19">
            <text:p>17,19</text:p>
          </table:table-cell>
          <table:table-cell table:formula="of:=INDEX([.$A$2:.$D$100000];(ROW()-1)*6-2;4)" office:value-type="float" office:value="10.78">
            <text:p>10,78</text:p>
          </table:table-cell>
          <table:table-cell table:formula="of:=INDEX([.$A$2:.$D$100000];(ROW()-1)*6-1;3)" office:value-type="float" office:value="1492.37">
            <text:p>1492,37</text:p>
          </table:table-cell>
          <table:table-cell table:formula="of:=INDEX([.$A$2:.$D$100000];(ROW()-1)*6-2;3)" office:value-type="float" office:value="5436.93">
            <text:p>5436,93</text:p>
          </table:table-cell>
          <table:table-cell table:formula="of:=INDEX([.$A$2:.$D$100000];(ROW()-1)*6-1;2)" office:value-type="float" office:value="2316648.25">
            <text:p>2316648,25</text:p>
          </table:table-cell>
          <table:table-cell table:formula="of:=INDEX([.$A$2:.$D$100000];(ROW()-1)*6-2;2)" office:value-type="float" office:value="5686967">
            <text:p>5686967</text:p>
          </table:table-cell>
          <table:table-cell table:formula="of:=INDEX([.$A$2:.$D$100000];(ROW()-1)*6-5;1)" office:value-type="float" office:value="2.891">
            <text:p>2,891</text:p>
          </table:table-cell>
          <table:table-cell table:formula="of:=INDEX([.$A$2:.$D$100000];(ROW()-1)*6-3;1)" office:value-type="float" office:value="2.844">
            <text:p>2,844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183843">
            <text:p>3183843</text:p>
          </table:table-cell>
          <table:table-cell office:value-type="float" office:value="3118.19">
            <text:p>3118,19</text:p>
          </table:table-cell>
          <table:table-cell office:value-type="float" office:value="13.19">
            <text:p>13,1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8">
            <text:p>198</text:p>
          </table:table-cell>
          <table:table-cell table:formula="of:=INDEX([.$A$2:.$D$100000];(ROW()-1)*6;1)" office:value-type="float" office:value="470216">
            <text:p>470216</text:p>
          </table:table-cell>
          <table:table-cell table:formula="of:=INDEX([.$A$2:.$D$100000];(ROW()-1)*6-1;4)" office:value-type="float" office:value="17.18">
            <text:p>17,18</text:p>
          </table:table-cell>
          <table:table-cell table:formula="of:=INDEX([.$A$2:.$D$100000];(ROW()-1)*6-2;4)" office:value-type="float" office:value="10.63">
            <text:p>10,63</text:p>
          </table:table-cell>
          <table:table-cell table:formula="of:=INDEX([.$A$2:.$D$100000];(ROW()-1)*6-1;3)" office:value-type="float" office:value="1497.82">
            <text:p>1497,82</text:p>
          </table:table-cell>
          <table:table-cell table:formula="of:=INDEX([.$A$2:.$D$100000];(ROW()-1)*6-2;3)" office:value-type="float" office:value="5624.12">
            <text:p>5624,12</text:p>
          </table:table-cell>
          <table:table-cell table:formula="of:=INDEX([.$A$2:.$D$100000];(ROW()-1)*6-1;2)" office:value-type="float" office:value="2323839.25">
            <text:p>2323839,25</text:p>
          </table:table-cell>
          <table:table-cell table:formula="of:=INDEX([.$A$2:.$D$100000];(ROW()-1)*6-2;2)" office:value-type="float" office:value="5863455">
            <text:p>5863455</text:p>
          </table:table-cell>
          <table:table-cell table:formula="of:=INDEX([.$A$2:.$D$100000];(ROW()-1)*6-5;1)" office:value-type="float" office:value="3.438">
            <text:p>3,438</text:p>
          </table:table-cell>
          <table:table-cell table:formula="of:=INDEX([.$A$2:.$D$100000];(ROW()-1)*6-3;1)" office:value-type="float" office:value="2.594">
            <text:p>2,594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52765.75">
            <text:p>952765,75</text:p>
          </table:table-cell>
          <table:table-cell office:value-type="float" office:value="611.12">
            <text:p>611,12</text:p>
          </table:table-cell>
          <table:table-cell office:value-type="float" office:value="21.55">
            <text:p>21,55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199">
            <text:p>199</text:p>
          </table:table-cell>
          <table:table-cell table:formula="of:=INDEX([.$A$2:.$D$100000];(ROW()-1)*6;1)" office:value-type="float" office:value="468728">
            <text:p>468728</text:p>
          </table:table-cell>
          <table:table-cell table:formula="of:=INDEX([.$A$2:.$D$100000];(ROW()-1)*6-1;4)" office:value-type="float" office:value="17.16">
            <text:p>17,16</text:p>
          </table:table-cell>
          <table:table-cell table:formula="of:=INDEX([.$A$2:.$D$100000];(ROW()-1)*6-2;4)" office:value-type="float" office:value="10.67">
            <text:p>10,67</text:p>
          </table:table-cell>
          <table:table-cell table:formula="of:=INDEX([.$A$2:.$D$100000];(ROW()-1)*6-1;3)" office:value-type="float" office:value="1504.05">
            <text:p>1504,05</text:p>
          </table:table-cell>
          <table:table-cell table:formula="of:=INDEX([.$A$2:.$D$100000];(ROW()-1)*6-2;3)" office:value-type="float" office:value="5577.94">
            <text:p>5577,94</text:p>
          </table:table-cell>
          <table:table-cell table:formula="of:=INDEX([.$A$2:.$D$100000];(ROW()-1)*6-1;2)" office:value-type="float" office:value="2336304.5">
            <text:p>2336304,5</text:p>
          </table:table-cell>
          <table:table-cell table:formula="of:=INDEX([.$A$2:.$D$100000];(ROW()-1)*6-2;2)" office:value-type="float" office:value="5826235">
            <text:p>5826235</text:p>
          </table:table-cell>
          <table:table-cell table:formula="of:=INDEX([.$A$2:.$D$100000];(ROW()-1)*6-5;1)" office:value-type="float" office:value="2.735">
            <text:p>2,735</text:p>
          </table:table-cell>
          <table:table-cell table:formula="of:=INDEX([.$A$2:.$D$100000];(ROW()-1)*6-3;1)" office:value-type="float" office:value="1.828">
            <text:p>1,828</text:p>
          </table:table-cell>
        </table:table-row>
        <table:table-row table:style-name="ro1">
          <table:table-cell office:value-type="float" office:value="2278170">
            <text:p>227817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0">
            <text:p>200</text:p>
          </table:table-cell>
          <table:table-cell table:formula="of:=INDEX([.$A$2:.$D$100000];(ROW()-1)*6;1)" office:value-type="float" office:value="466232">
            <text:p>466232</text:p>
          </table:table-cell>
          <table:table-cell table:formula="of:=INDEX([.$A$2:.$D$100000];(ROW()-1)*6-1;4)" office:value-type="float" office:value="17.16">
            <text:p>17,16</text:p>
          </table:table-cell>
          <table:table-cell table:formula="of:=INDEX([.$A$2:.$D$100000];(ROW()-1)*6-2;4)" office:value-type="float" office:value="10.73">
            <text:p>10,73</text:p>
          </table:table-cell>
          <table:table-cell table:formula="of:=INDEX([.$A$2:.$D$100000];(ROW()-1)*6-1;3)" office:value-type="float" office:value="1501.73">
            <text:p>1501,73</text:p>
          </table:table-cell>
          <table:table-cell table:formula="of:=INDEX([.$A$2:.$D$100000];(ROW()-1)*6-2;3)" office:value-type="float" office:value="5491.2">
            <text:p>5491,2</text:p>
          </table:table-cell>
          <table:table-cell table:formula="of:=INDEX([.$A$2:.$D$100000];(ROW()-1)*6-1;2)" office:value-type="float" office:value="2326515.75">
            <text:p>2326515,75</text:p>
          </table:table-cell>
          <table:table-cell table:formula="of:=INDEX([.$A$2:.$D$100000];(ROW()-1)*6-2;2)" office:value-type="float" office:value="5732706">
            <text:p>5732706</text:p>
          </table:table-cell>
          <table:table-cell table:formula="of:=INDEX([.$A$2:.$D$100000];(ROW()-1)*6-5;1)" office:value-type="float" office:value="2.797">
            <text:p>2,797</text:p>
          </table:table-cell>
          <table:table-cell table:formula="of:=INDEX([.$A$2:.$D$100000];(ROW()-1)*6-3;1)" office:value-type="float" office:value="1.86">
            <text:p>1,86</text:p>
          </table:table-cell>
        </table:table-row>
        <table:table-row table:style-name="ro1">
          <table:table-cell office:value-type="float" office:value="3.797">
            <text:p>3,79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1">
            <text:p>201</text:p>
          </table:table-cell>
          <table:table-cell table:formula="of:=INDEX([.$A$2:.$D$100000];(ROW()-1)*6;1)" office:value-type="float" office:value="463934">
            <text:p>463934</text:p>
          </table:table-cell>
          <table:table-cell table:formula="of:=INDEX([.$A$2:.$D$100000];(ROW()-1)*6-1;4)" office:value-type="float" office:value="17.14">
            <text:p>17,14</text:p>
          </table:table-cell>
          <table:table-cell table:formula="of:=INDEX([.$A$2:.$D$100000];(ROW()-1)*6-2;4)" office:value-type="float" office:value="10.69">
            <text:p>10,69</text:p>
          </table:table-cell>
          <table:table-cell table:formula="of:=INDEX([.$A$2:.$D$100000];(ROW()-1)*6-1;3)" office:value-type="float" office:value="1510.78">
            <text:p>1510,78</text:p>
          </table:table-cell>
          <table:table-cell table:formula="of:=INDEX([.$A$2:.$D$100000];(ROW()-1)*6-2;3)" office:value-type="float" office:value="5542.38">
            <text:p>5542,38</text:p>
          </table:table-cell>
          <table:table-cell table:formula="of:=INDEX([.$A$2:.$D$100000];(ROW()-1)*6-1;2)" office:value-type="float" office:value="2345473.5">
            <text:p>2345473,5</text:p>
          </table:table-cell>
          <table:table-cell table:formula="of:=INDEX([.$A$2:.$D$100000];(ROW()-1)*6-2;2)" office:value-type="float" office:value="5792263">
            <text:p>5792263</text:p>
          </table:table-cell>
          <table:table-cell table:formula="of:=INDEX([.$A$2:.$D$100000];(ROW()-1)*6-5;1)" office:value-type="float" office:value="2.531">
            <text:p>2,531</text:p>
          </table:table-cell>
          <table:table-cell table:formula="of:=INDEX([.$A$2:.$D$100000];(ROW()-1)*6-3;1)" office:value-type="float" office:value="1.515">
            <text:p>1,51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2">
            <text:p>202</text:p>
          </table:table-cell>
          <table:table-cell table:formula="of:=INDEX([.$A$2:.$D$100000];(ROW()-1)*6;1)" office:value-type="float" office:value="462006">
            <text:p>462006</text:p>
          </table:table-cell>
          <table:table-cell table:formula="of:=INDEX([.$A$2:.$D$100000];(ROW()-1)*6-1;4)" office:value-type="float" office:value="17.14">
            <text:p>17,14</text:p>
          </table:table-cell>
          <table:table-cell table:formula="of:=INDEX([.$A$2:.$D$100000];(ROW()-1)*6-2;4)" office:value-type="float" office:value="10.65">
            <text:p>10,65</text:p>
          </table:table-cell>
          <table:table-cell table:formula="of:=INDEX([.$A$2:.$D$100000];(ROW()-1)*6-1;3)" office:value-type="float" office:value="1508.88">
            <text:p>1508,88</text:p>
          </table:table-cell>
          <table:table-cell table:formula="of:=INDEX([.$A$2:.$D$100000];(ROW()-1)*6-2;3)" office:value-type="float" office:value="5592.19">
            <text:p>5592,19</text:p>
          </table:table-cell>
          <table:table-cell table:formula="of:=INDEX([.$A$2:.$D$100000];(ROW()-1)*6-1;2)" office:value-type="float" office:value="2345177.25">
            <text:p>2345177,25</text:p>
          </table:table-cell>
          <table:table-cell table:formula="of:=INDEX([.$A$2:.$D$100000];(ROW()-1)*6-2;2)" office:value-type="float" office:value="5831185">
            <text:p>5831185</text:p>
          </table:table-cell>
          <table:table-cell table:formula="of:=INDEX([.$A$2:.$D$100000];(ROW()-1)*6-5;1)" office:value-type="float" office:value="2.297">
            <text:p>2,297</text:p>
          </table:table-cell>
          <table:table-cell table:formula="of:=INDEX([.$A$2:.$D$100000];(ROW()-1)*6-3;1)" office:value-type="float" office:value="1.156">
            <text:p>1,156</text:p>
          </table:table-cell>
        </table:table-row>
        <table:table-row table:style-name="ro1">
          <table:table-cell office:value-type="float" office:value="2.125">
            <text:p>2,12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3">
            <text:p>203</text:p>
          </table:table-cell>
          <table:table-cell table:formula="of:=INDEX([.$A$2:.$D$100000];(ROW()-1)*6;1)" office:value-type="float" office:value="460288">
            <text:p>460288</text:p>
          </table:table-cell>
          <table:table-cell table:formula="of:=INDEX([.$A$2:.$D$100000];(ROW()-1)*6-1;4)" office:value-type="float" office:value="17.12">
            <text:p>17,12</text:p>
          </table:table-cell>
          <table:table-cell table:formula="of:=INDEX([.$A$2:.$D$100000];(ROW()-1)*6-2;4)" office:value-type="float" office:value="10.7">
            <text:p>10,7</text:p>
          </table:table-cell>
          <table:table-cell table:formula="of:=INDEX([.$A$2:.$D$100000];(ROW()-1)*6-1;3)" office:value-type="float" office:value="1517.99">
            <text:p>1517,99</text:p>
          </table:table-cell>
          <table:table-cell table:formula="of:=INDEX([.$A$2:.$D$100000];(ROW()-1)*6-2;3)" office:value-type="float" office:value="5539.44">
            <text:p>5539,44</text:p>
          </table:table-cell>
          <table:table-cell table:formula="of:=INDEX([.$A$2:.$D$100000];(ROW()-1)*6-1;2)" office:value-type="float" office:value="2356942.5">
            <text:p>2356942,5</text:p>
          </table:table-cell>
          <table:table-cell table:formula="of:=INDEX([.$A$2:.$D$100000];(ROW()-1)*6-2;2)" office:value-type="float" office:value="5791346">
            <text:p>5791346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061570">
            <text:p>3061570</text:p>
          </table:table-cell>
          <table:table-cell office:value-type="float" office:value="3001.71">
            <text:p>3001,71</text:p>
          </table:table-cell>
          <table:table-cell office:value-type="float" office:value="13.36">
            <text:p>13,3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4">
            <text:p>204</text:p>
          </table:table-cell>
          <table:table-cell table:formula="of:=INDEX([.$A$2:.$D$100000];(ROW()-1)*6;1)" office:value-type="float" office:value="457853">
            <text:p>457853</text:p>
          </table:table-cell>
          <table:table-cell table:formula="of:=INDEX([.$A$2:.$D$100000];(ROW()-1)*6-1;4)" office:value-type="float" office:value="17.09">
            <text:p>17,09</text:p>
          </table:table-cell>
          <table:table-cell table:formula="of:=INDEX([.$A$2:.$D$100000];(ROW()-1)*6-2;4)" office:value-type="float" office:value="10.56">
            <text:p>10,56</text:p>
          </table:table-cell>
          <table:table-cell table:formula="of:=INDEX([.$A$2:.$D$100000];(ROW()-1)*6-1;3)" office:value-type="float" office:value="1528.99">
            <text:p>1528,99</text:p>
          </table:table-cell>
          <table:table-cell table:formula="of:=INDEX([.$A$2:.$D$100000];(ROW()-1)*6-2;3)" office:value-type="float" office:value="5710.42">
            <text:p>5710,42</text:p>
          </table:table-cell>
          <table:table-cell table:formula="of:=INDEX([.$A$2:.$D$100000];(ROW()-1)*6-1;2)" office:value-type="float" office:value="2367494">
            <text:p>2367494</text:p>
          </table:table-cell>
          <table:table-cell table:formula="of:=INDEX([.$A$2:.$D$100000];(ROW()-1)*6-2;2)" office:value-type="float" office:value="5946389">
            <text:p>5946389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16965.75">
            <text:p>916965,75</text:p>
          </table:table-cell>
          <table:table-cell office:value-type="float" office:value="590.63">
            <text:p>590,63</text:p>
          </table:table-cell>
          <table:table-cell office:value-type="float" office:value="21.68">
            <text:p>21,6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5">
            <text:p>205</text:p>
          </table:table-cell>
          <table:table-cell table:formula="of:=INDEX([.$A$2:.$D$100000];(ROW()-1)*6;1)" office:value-type="float" office:value="456426">
            <text:p>456426</text:p>
          </table:table-cell>
          <table:table-cell table:formula="of:=INDEX([.$A$2:.$D$100000];(ROW()-1)*6-1;4)" office:value-type="float" office:value="17.07">
            <text:p>17,07</text:p>
          </table:table-cell>
          <table:table-cell table:formula="of:=INDEX([.$A$2:.$D$100000];(ROW()-1)*6-2;4)" office:value-type="float" office:value="10.61">
            <text:p>10,61</text:p>
          </table:table-cell>
          <table:table-cell table:formula="of:=INDEX([.$A$2:.$D$100000];(ROW()-1)*6-1;3)" office:value-type="float" office:value="1533.97">
            <text:p>1533,97</text:p>
          </table:table-cell>
          <table:table-cell table:formula="of:=INDEX([.$A$2:.$D$100000];(ROW()-1)*6-2;3)" office:value-type="float" office:value="5654.41">
            <text:p>5654,41</text:p>
          </table:table-cell>
          <table:table-cell table:formula="of:=INDEX([.$A$2:.$D$100000];(ROW()-1)*6-1;2)" office:value-type="float" office:value="2381975.25">
            <text:p>2381975,25</text:p>
          </table:table-cell>
          <table:table-cell table:formula="of:=INDEX([.$A$2:.$D$100000];(ROW()-1)*6-2;2)" office:value-type="float" office:value="5902828">
            <text:p>5902828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2338991">
            <text:p>233899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6">
            <text:p>206</text:p>
          </table:table-cell>
          <table:table-cell table:formula="of:=INDEX([.$A$2:.$D$100000];(ROW()-1)*6;1)" office:value-type="float" office:value="454339">
            <text:p>454339</text:p>
          </table:table-cell>
          <table:table-cell table:formula="of:=INDEX([.$A$2:.$D$100000];(ROW()-1)*6-1;4)" office:value-type="float" office:value="17.07">
            <text:p>17,07</text:p>
          </table:table-cell>
          <table:table-cell table:formula="of:=INDEX([.$A$2:.$D$100000];(ROW()-1)*6-2;4)" office:value-type="float" office:value="10.55">
            <text:p>10,55</text:p>
          </table:table-cell>
          <table:table-cell table:formula="of:=INDEX([.$A$2:.$D$100000];(ROW()-1)*6-1;3)" office:value-type="float" office:value="1538.44">
            <text:p>1538,44</text:p>
          </table:table-cell>
          <table:table-cell table:formula="of:=INDEX([.$A$2:.$D$100000];(ROW()-1)*6-2;3)" office:value-type="float" office:value="5722.54">
            <text:p>5722,54</text:p>
          </table:table-cell>
          <table:table-cell table:formula="of:=INDEX([.$A$2:.$D$100000];(ROW()-1)*6-1;2)" office:value-type="float" office:value="2384156.75">
            <text:p>2384156,75</text:p>
          </table:table-cell>
          <table:table-cell table:formula="of:=INDEX([.$A$2:.$D$100000];(ROW()-1)*6-2;2)" office:value-type="float" office:value="5971878">
            <text:p>5971878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766">
            <text:p>1,766</text:p>
          </table:table-cell>
        </table:table-row>
        <table:table-row table:style-name="ro1">
          <table:table-cell office:value-type="float" office:value="4.391">
            <text:p>4,39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7">
            <text:p>207</text:p>
          </table:table-cell>
          <table:table-cell table:formula="of:=INDEX([.$A$2:.$D$100000];(ROW()-1)*6;1)" office:value-type="float" office:value="452282">
            <text:p>452282</text:p>
          </table:table-cell>
          <table:table-cell table:formula="of:=INDEX([.$A$2:.$D$100000];(ROW()-1)*6-1;4)" office:value-type="float" office:value="17.04">
            <text:p>17,04</text:p>
          </table:table-cell>
          <table:table-cell table:formula="of:=INDEX([.$A$2:.$D$100000];(ROW()-1)*6-2;4)" office:value-type="float" office:value="10.58">
            <text:p>10,58</text:p>
          </table:table-cell>
          <table:table-cell table:formula="of:=INDEX([.$A$2:.$D$100000];(ROW()-1)*6-1;3)" office:value-type="float" office:value="1547.55">
            <text:p>1547,55</text:p>
          </table:table-cell>
          <table:table-cell table:formula="of:=INDEX([.$A$2:.$D$100000];(ROW()-1)*6-2;3)" office:value-type="float" office:value="5695.9">
            <text:p>5695,9</text:p>
          </table:table-cell>
          <table:table-cell table:formula="of:=INDEX([.$A$2:.$D$100000];(ROW()-1)*6-1;2)" office:value-type="float" office:value="2398007.25">
            <text:p>2398007,25</text:p>
          </table:table-cell>
          <table:table-cell table:formula="of:=INDEX([.$A$2:.$D$100000];(ROW()-1)*6-2;2)" office:value-type="float" office:value="5944597">
            <text:p>5944597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8">
            <text:p>208</text:p>
          </table:table-cell>
          <table:table-cell table:formula="of:=INDEX([.$A$2:.$D$100000];(ROW()-1)*6;1)" office:value-type="float" office:value="450068">
            <text:p>450068</text:p>
          </table:table-cell>
          <table:table-cell table:formula="of:=INDEX([.$A$2:.$D$100000];(ROW()-1)*6-1;4)" office:value-type="float" office:value="17.09">
            <text:p>17,09</text:p>
          </table:table-cell>
          <table:table-cell table:formula="of:=INDEX([.$A$2:.$D$100000];(ROW()-1)*6-2;4)" office:value-type="float" office:value="10.65">
            <text:p>10,65</text:p>
          </table:table-cell>
          <table:table-cell table:formula="of:=INDEX([.$A$2:.$D$100000];(ROW()-1)*6-1;3)" office:value-type="float" office:value="1525.04">
            <text:p>1525,04</text:p>
          </table:table-cell>
          <table:table-cell table:formula="of:=INDEX([.$A$2:.$D$100000];(ROW()-1)*6-2;3)" office:value-type="float" office:value="5597.03">
            <text:p>5597,03</text:p>
          </table:table-cell>
          <table:table-cell table:formula="of:=INDEX([.$A$2:.$D$100000];(ROW()-1)*6-1;2)" office:value-type="float" office:value="2363915.75">
            <text:p>2363915,75</text:p>
          </table:table-cell>
          <table:table-cell table:formula="of:=INDEX([.$A$2:.$D$100000];(ROW()-1)*6-2;2)" office:value-type="float" office:value="5836921">
            <text:p>5836921</text:p>
          </table:table-cell>
          <table:table-cell table:formula="of:=INDEX([.$A$2:.$D$100000];(ROW()-1)*6-5;1)" office:value-type="float" office:value="2.266">
            <text:p>2,266</text:p>
          </table:table-cell>
          <table:table-cell table:formula="of:=INDEX([.$A$2:.$D$100000];(ROW()-1)*6-3;1)" office:value-type="float" office:value="1.578">
            <text:p>1,578</text:p>
          </table:table-cell>
        </table:table-row>
        <table:table-row table:style-name="ro1">
          <table:table-cell office:value-type="float" office:value="2.937">
            <text:p>2,93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09">
            <text:p>209</text:p>
          </table:table-cell>
          <table:table-cell table:formula="of:=INDEX([.$A$2:.$D$100000];(ROW()-1)*6;1)" office:value-type="float" office:value="448705">
            <text:p>448705</text:p>
          </table:table-cell>
          <table:table-cell table:formula="of:=INDEX([.$A$2:.$D$100000];(ROW()-1)*6-1;4)" office:value-type="float" office:value="17.06">
            <text:p>17,06</text:p>
          </table:table-cell>
          <table:table-cell table:formula="of:=INDEX([.$A$2:.$D$100000];(ROW()-1)*6-2;4)" office:value-type="float" office:value="10.54">
            <text:p>10,54</text:p>
          </table:table-cell>
          <table:table-cell table:formula="of:=INDEX([.$A$2:.$D$100000];(ROW()-1)*6-1;3)" office:value-type="float" office:value="1537.79">
            <text:p>1537,79</text:p>
          </table:table-cell>
          <table:table-cell table:formula="of:=INDEX([.$A$2:.$D$100000];(ROW()-1)*6-2;3)" office:value-type="float" office:value="5743.25">
            <text:p>5743,25</text:p>
          </table:table-cell>
          <table:table-cell table:formula="of:=INDEX([.$A$2:.$D$100000];(ROW()-1)*6-1;2)" office:value-type="float" office:value="2387355">
            <text:p>2387355</text:p>
          </table:table-cell>
          <table:table-cell table:formula="of:=INDEX([.$A$2:.$D$100000];(ROW()-1)*6-2;2)" office:value-type="float" office:value="5975300">
            <text:p>5975300</text:p>
          </table:table-cell>
          <table:table-cell table:formula="of:=INDEX([.$A$2:.$D$100000];(ROW()-1)*6-5;1)" office:value-type="float" office:value="2.297">
            <text:p>2,297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064696">
            <text:p>3064696</text:p>
          </table:table-cell>
          <table:table-cell office:value-type="float" office:value="3002.41">
            <text:p>3002,41</text:p>
          </table:table-cell>
          <table:table-cell office:value-type="float" office:value="13.36">
            <text:p>13,3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0">
            <text:p>210</text:p>
          </table:table-cell>
          <table:table-cell table:formula="of:=INDEX([.$A$2:.$D$100000];(ROW()-1)*6;1)" office:value-type="float" office:value="446295">
            <text:p>446295</text:p>
          </table:table-cell>
          <table:table-cell table:formula="of:=INDEX([.$A$2:.$D$100000];(ROW()-1)*6-1;4)" office:value-type="float" office:value="17.03">
            <text:p>17,03</text:p>
          </table:table-cell>
          <table:table-cell table:formula="of:=INDEX([.$A$2:.$D$100000];(ROW()-1)*6-2;4)" office:value-type="float" office:value="10.56">
            <text:p>10,56</text:p>
          </table:table-cell>
          <table:table-cell table:formula="of:=INDEX([.$A$2:.$D$100000];(ROW()-1)*6-1;3)" office:value-type="float" office:value="1551.79">
            <text:p>1551,79</text:p>
          </table:table-cell>
          <table:table-cell table:formula="of:=INDEX([.$A$2:.$D$100000];(ROW()-1)*6-2;3)" office:value-type="float" office:value="5710.6">
            <text:p>5710,6</text:p>
          </table:table-cell>
          <table:table-cell table:formula="of:=INDEX([.$A$2:.$D$100000];(ROW()-1)*6-1;2)" office:value-type="float" office:value="2404510.5">
            <text:p>2404510,5</text:p>
          </table:table-cell>
          <table:table-cell table:formula="of:=INDEX([.$A$2:.$D$100000];(ROW()-1)*6-2;2)" office:value-type="float" office:value="5966178">
            <text:p>5966178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13833.94">
            <text:p>913833,94</text:p>
          </table:table-cell>
          <table:table-cell office:value-type="float" office:value="588.48">
            <text:p>588,48</text:p>
          </table:table-cell>
          <table:table-cell office:value-type="float" office:value="21.7">
            <text:p>21,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1">
            <text:p>211</text:p>
          </table:table-cell>
          <table:table-cell table:formula="of:=INDEX([.$A$2:.$D$100000];(ROW()-1)*6;1)" office:value-type="float" office:value="444421">
            <text:p>444421</text:p>
          </table:table-cell>
          <table:table-cell table:formula="of:=INDEX([.$A$2:.$D$100000];(ROW()-1)*6-1;4)" office:value-type="float" office:value="17.02">
            <text:p>17,02</text:p>
          </table:table-cell>
          <table:table-cell table:formula="of:=INDEX([.$A$2:.$D$100000];(ROW()-1)*6-2;4)" office:value-type="float" office:value="10.54">
            <text:p>10,54</text:p>
          </table:table-cell>
          <table:table-cell table:formula="of:=INDEX([.$A$2:.$D$100000];(ROW()-1)*6-1;3)" office:value-type="float" office:value="1554.29">
            <text:p>1554,29</text:p>
          </table:table-cell>
          <table:table-cell table:formula="of:=INDEX([.$A$2:.$D$100000];(ROW()-1)*6-2;3)" office:value-type="float" office:value="5743.28">
            <text:p>5743,28</text:p>
          </table:table-cell>
          <table:table-cell table:formula="of:=INDEX([.$A$2:.$D$100000];(ROW()-1)*6-1;2)" office:value-type="float" office:value="2409966.25">
            <text:p>2409966,25</text:p>
          </table:table-cell>
          <table:table-cell table:formula="of:=INDEX([.$A$2:.$D$100000];(ROW()-1)*6-2;2)" office:value-type="float" office:value="5994683">
            <text:p>5994683</text:p>
          </table:table-cell>
          <table:table-cell table:formula="of:=INDEX([.$A$2:.$D$100000];(ROW()-1)*6-5;1)" office:value-type="float" office:value="2.203">
            <text:p>2,203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2345735">
            <text:p>234573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2">
            <text:p>212</text:p>
          </table:table-cell>
          <table:table-cell table:formula="of:=INDEX([.$A$2:.$D$100000];(ROW()-1)*6;1)" office:value-type="float" office:value="442584">
            <text:p>442584</text:p>
          </table:table-cell>
          <table:table-cell table:formula="of:=INDEX([.$A$2:.$D$100000];(ROW()-1)*6-1;4)" office:value-type="float" office:value="17">
            <text:p>17</text:p>
          </table:table-cell>
          <table:table-cell table:formula="of:=INDEX([.$A$2:.$D$100000];(ROW()-1)*6-2;4)" office:value-type="float" office:value="10.52">
            <text:p>10,52</text:p>
          </table:table-cell>
          <table:table-cell table:formula="of:=INDEX([.$A$2:.$D$100000];(ROW()-1)*6-1;3)" office:value-type="float" office:value="1561.65">
            <text:p>1561,65</text:p>
          </table:table-cell>
          <table:table-cell table:formula="of:=INDEX([.$A$2:.$D$100000];(ROW()-1)*6-2;3)" office:value-type="float" office:value="5770.33">
            <text:p>5770,33</text:p>
          </table:table-cell>
          <table:table-cell table:formula="of:=INDEX([.$A$2:.$D$100000];(ROW()-1)*6-1;2)" office:value-type="float" office:value="2423001.5">
            <text:p>2423001,5</text:p>
          </table:table-cell>
          <table:table-cell table:formula="of:=INDEX([.$A$2:.$D$100000];(ROW()-1)*6-2;2)" office:value-type="float" office:value="6022920">
            <text:p>6022920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5.141">
            <text:p>5,14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3">
            <text:p>213</text:p>
          </table:table-cell>
          <table:table-cell table:formula="of:=INDEX([.$A$2:.$D$100000];(ROW()-1)*6;1)" office:value-type="float" office:value="440338">
            <text:p>440338</text:p>
          </table:table-cell>
          <table:table-cell table:formula="of:=INDEX([.$A$2:.$D$100000];(ROW()-1)*6-1;4)" office:value-type="float" office:value="16.97">
            <text:p>16,97</text:p>
          </table:table-cell>
          <table:table-cell table:formula="of:=INDEX([.$A$2:.$D$100000];(ROW()-1)*6-2;4)" office:value-type="float" office:value="10.46">
            <text:p>10,46</text:p>
          </table:table-cell>
          <table:table-cell table:formula="of:=INDEX([.$A$2:.$D$100000];(ROW()-1)*6-1;3)" office:value-type="float" office:value="1574.56">
            <text:p>1574,56</text:p>
          </table:table-cell>
          <table:table-cell table:formula="of:=INDEX([.$A$2:.$D$100000];(ROW()-1)*6-2;3)" office:value-type="float" office:value="5848.4">
            <text:p>5848,4</text:p>
          </table:table-cell>
          <table:table-cell table:formula="of:=INDEX([.$A$2:.$D$100000];(ROW()-1)*6-1;2)" office:value-type="float" office:value="2442309.25">
            <text:p>2442309,25</text:p>
          </table:table-cell>
          <table:table-cell table:formula="of:=INDEX([.$A$2:.$D$100000];(ROW()-1)*6-2;2)" office:value-type="float" office:value="6097239">
            <text:p>6097239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4">
            <text:p>214</text:p>
          </table:table-cell>
          <table:table-cell table:formula="of:=INDEX([.$A$2:.$D$100000];(ROW()-1)*6;1)" office:value-type="float" office:value="438465">
            <text:p>438465</text:p>
          </table:table-cell>
          <table:table-cell table:formula="of:=INDEX([.$A$2:.$D$100000];(ROW()-1)*6-1;4)" office:value-type="float" office:value="16.95">
            <text:p>16,95</text:p>
          </table:table-cell>
          <table:table-cell table:formula="of:=INDEX([.$A$2:.$D$100000];(ROW()-1)*6-2;4)" office:value-type="float" office:value="10.47">
            <text:p>10,47</text:p>
          </table:table-cell>
          <table:table-cell table:formula="of:=INDEX([.$A$2:.$D$100000];(ROW()-1)*6-1;3)" office:value-type="float" office:value="1579.81">
            <text:p>1579,81</text:p>
          </table:table-cell>
          <table:table-cell table:formula="of:=INDEX([.$A$2:.$D$100000];(ROW()-1)*6-2;3)" office:value-type="float" office:value="5841.47">
            <text:p>5841,47</text:p>
          </table:table-cell>
          <table:table-cell table:formula="of:=INDEX([.$A$2:.$D$100000];(ROW()-1)*6-1;2)" office:value-type="float" office:value="2445322.75">
            <text:p>2445322,75</text:p>
          </table:table-cell>
          <table:table-cell table:formula="of:=INDEX([.$A$2:.$D$100000];(ROW()-1)*6-2;2)" office:value-type="float" office:value="6100419">
            <text:p>6100419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187">
            <text:p>1,187</text:p>
          </table:table-cell>
        </table:table-row>
        <table:table-row table:style-name="ro1">
          <table:table-cell office:value-type="float" office:value="1.969">
            <text:p>1,969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5">
            <text:p>215</text:p>
          </table:table-cell>
          <table:table-cell table:formula="of:=INDEX([.$A$2:.$D$100000];(ROW()-1)*6;1)" office:value-type="float" office:value="436155">
            <text:p>436155</text:p>
          </table:table-cell>
          <table:table-cell table:formula="of:=INDEX([.$A$2:.$D$100000];(ROW()-1)*6-1;4)" office:value-type="float" office:value="16.94">
            <text:p>16,94</text:p>
          </table:table-cell>
          <table:table-cell table:formula="of:=INDEX([.$A$2:.$D$100000];(ROW()-1)*6-2;4)" office:value-type="float" office:value="10.52">
            <text:p>10,52</text:p>
          </table:table-cell>
          <table:table-cell table:formula="of:=INDEX([.$A$2:.$D$100000];(ROW()-1)*6-1;3)" office:value-type="float" office:value="1579.19">
            <text:p>1579,19</text:p>
          </table:table-cell>
          <table:table-cell table:formula="of:=INDEX([.$A$2:.$D$100000];(ROW()-1)*6-2;3)" office:value-type="float" office:value="5763.64">
            <text:p>5763,64</text:p>
          </table:table-cell>
          <table:table-cell table:formula="of:=INDEX([.$A$2:.$D$100000];(ROW()-1)*6-1;2)" office:value-type="float" office:value="2450864.5">
            <text:p>2450864,5</text:p>
          </table:table-cell>
          <table:table-cell table:formula="of:=INDEX([.$A$2:.$D$100000];(ROW()-1)*6-2;2)" office:value-type="float" office:value="6018533">
            <text:p>6018533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013134">
            <text:p>3013134</text:p>
          </table:table-cell>
          <table:table-cell office:value-type="float" office:value="2948.02">
            <text:p>2948,02</text:p>
          </table:table-cell>
          <table:table-cell office:value-type="float" office:value="13.44">
            <text:p>13,4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6">
            <text:p>216</text:p>
          </table:table-cell>
          <table:table-cell table:formula="of:=INDEX([.$A$2:.$D$100000];(ROW()-1)*6;1)" office:value-type="float" office:value="434784">
            <text:p>434784</text:p>
          </table:table-cell>
          <table:table-cell table:formula="of:=INDEX([.$A$2:.$D$100000];(ROW()-1)*6-1;4)" office:value-type="float" office:value="17.01">
            <text:p>17,01</text:p>
          </table:table-cell>
          <table:table-cell table:formula="of:=INDEX([.$A$2:.$D$100000];(ROW()-1)*6-2;4)" office:value-type="float" office:value="10.56">
            <text:p>10,56</text:p>
          </table:table-cell>
          <table:table-cell table:formula="of:=INDEX([.$A$2:.$D$100000];(ROW()-1)*6-1;3)" office:value-type="float" office:value="1554.63">
            <text:p>1554,63</text:p>
          </table:table-cell>
          <table:table-cell table:formula="of:=INDEX([.$A$2:.$D$100000];(ROW()-1)*6-2;3)" office:value-type="float" office:value="5716.09">
            <text:p>5716,09</text:p>
          </table:table-cell>
          <table:table-cell table:formula="of:=INDEX([.$A$2:.$D$100000];(ROW()-1)*6-1;2)" office:value-type="float" office:value="2411231.5">
            <text:p>2411231,5</text:p>
          </table:table-cell>
          <table:table-cell table:formula="of:=INDEX([.$A$2:.$D$100000];(ROW()-1)*6-2;2)" office:value-type="float" office:value="5967321">
            <text:p>5967321</text:p>
          </table:table-cell>
          <table:table-cell table:formula="of:=INDEX([.$A$2:.$D$100000];(ROW()-1)*6-5;1)" office:value-type="float" office:value="2.171">
            <text:p>2,171</text:p>
          </table:table-cell>
          <table:table-cell table:formula="of:=INDEX([.$A$2:.$D$100000];(ROW()-1)*6-3;1)" office:value-type="float" office:value="1.313">
            <text:p>1,31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04201.5">
            <text:p>904201,5</text:p>
          </table:table-cell>
          <table:table-cell office:value-type="float" office:value="580.93">
            <text:p>580,93</text:p>
          </table:table-cell>
          <table:table-cell office:value-type="float" office:value="21.76">
            <text:p>21,7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7">
            <text:p>217</text:p>
          </table:table-cell>
          <table:table-cell table:formula="of:=INDEX([.$A$2:.$D$100000];(ROW()-1)*6;1)" office:value-type="float" office:value="433160">
            <text:p>433160</text:p>
          </table:table-cell>
          <table:table-cell table:formula="of:=INDEX([.$A$2:.$D$100000];(ROW()-1)*6-1;4)" office:value-type="float" office:value="16.95">
            <text:p>16,95</text:p>
          </table:table-cell>
          <table:table-cell table:formula="of:=INDEX([.$A$2:.$D$100000];(ROW()-1)*6-2;4)" office:value-type="float" office:value="10.55">
            <text:p>10,55</text:p>
          </table:table-cell>
          <table:table-cell table:formula="of:=INDEX([.$A$2:.$D$100000];(ROW()-1)*6-1;3)" office:value-type="float" office:value="1572.92">
            <text:p>1572,92</text:p>
          </table:table-cell>
          <table:table-cell table:formula="of:=INDEX([.$A$2:.$D$100000];(ROW()-1)*6-2;3)" office:value-type="float" office:value="5726.76">
            <text:p>5726,76</text:p>
          </table:table-cell>
          <table:table-cell table:formula="of:=INDEX([.$A$2:.$D$100000];(ROW()-1)*6-1;2)" office:value-type="float" office:value="2436900.5">
            <text:p>2436900,5</text:p>
          </table:table-cell>
          <table:table-cell table:formula="of:=INDEX([.$A$2:.$D$100000];(ROW()-1)*6-2;2)" office:value-type="float" office:value="5988675">
            <text:p>5988675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188">
            <text:p>1,188</text:p>
          </table:table-cell>
        </table:table-row>
        <table:table-row table:style-name="ro1">
          <table:table-cell office:value-type="float" office:value="2363146">
            <text:p>236314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8">
            <text:p>218</text:p>
          </table:table-cell>
          <table:table-cell table:formula="of:=INDEX([.$A$2:.$D$100000];(ROW()-1)*6;1)" office:value-type="float" office:value="431359">
            <text:p>431359</text:p>
          </table:table-cell>
          <table:table-cell table:formula="of:=INDEX([.$A$2:.$D$100000];(ROW()-1)*6-1;4)" office:value-type="float" office:value="16.95">
            <text:p>16,95</text:p>
          </table:table-cell>
          <table:table-cell table:formula="of:=INDEX([.$A$2:.$D$100000];(ROW()-1)*6-2;4)" office:value-type="float" office:value="10.54">
            <text:p>10,54</text:p>
          </table:table-cell>
          <table:table-cell table:formula="of:=INDEX([.$A$2:.$D$100000];(ROW()-1)*6-1;3)" office:value-type="float" office:value="1575.31">
            <text:p>1575,31</text:p>
          </table:table-cell>
          <table:table-cell table:formula="of:=INDEX([.$A$2:.$D$100000];(ROW()-1)*6-2;3)" office:value-type="float" office:value="5741.33">
            <text:p>5741,33</text:p>
          </table:table-cell>
          <table:table-cell table:formula="of:=INDEX([.$A$2:.$D$100000];(ROW()-1)*6-1;2)" office:value-type="float" office:value="2443614.75">
            <text:p>2443614,75</text:p>
          </table:table-cell>
          <table:table-cell table:formula="of:=INDEX([.$A$2:.$D$100000];(ROW()-1)*6-2;2)" office:value-type="float" office:value="6005981">
            <text:p>6005981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3.421">
            <text:p>3,42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19">
            <text:p>219</text:p>
          </table:table-cell>
          <table:table-cell table:formula="of:=INDEX([.$A$2:.$D$100000];(ROW()-1)*6;1)" office:value-type="float" office:value="429091">
            <text:p>429091</text:p>
          </table:table-cell>
          <table:table-cell table:formula="of:=INDEX([.$A$2:.$D$100000];(ROW()-1)*6-1;4)" office:value-type="float" office:value="16.93">
            <text:p>16,93</text:p>
          </table:table-cell>
          <table:table-cell table:formula="of:=INDEX([.$A$2:.$D$100000];(ROW()-1)*6-2;4)" office:value-type="float" office:value="10.4">
            <text:p>10,4</text:p>
          </table:table-cell>
          <table:table-cell table:formula="of:=INDEX([.$A$2:.$D$100000];(ROW()-1)*6-1;3)" office:value-type="float" office:value="1587.61">
            <text:p>1587,61</text:p>
          </table:table-cell>
          <table:table-cell table:formula="of:=INDEX([.$A$2:.$D$100000];(ROW()-1)*6-2;3)" office:value-type="float" office:value="5934.72">
            <text:p>5934,72</text:p>
          </table:table-cell>
          <table:table-cell table:formula="of:=INDEX([.$A$2:.$D$100000];(ROW()-1)*6-1;2)" office:value-type="float" office:value="2465873.75">
            <text:p>2465873,75</text:p>
          </table:table-cell>
          <table:table-cell table:formula="of:=INDEX([.$A$2:.$D$100000];(ROW()-1)*6-2;2)" office:value-type="float" office:value="6182873">
            <text:p>6182873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0">
            <text:p>220</text:p>
          </table:table-cell>
          <table:table-cell table:formula="of:=INDEX([.$A$2:.$D$100000];(ROW()-1)*6;1)" office:value-type="float" office:value="427296">
            <text:p>427296</text:p>
          </table:table-cell>
          <table:table-cell table:formula="of:=INDEX([.$A$2:.$D$100000];(ROW()-1)*6-1;4)" office:value-type="float" office:value="16.92">
            <text:p>16,92</text:p>
          </table:table-cell>
          <table:table-cell table:formula="of:=INDEX([.$A$2:.$D$100000];(ROW()-1)*6-2;4)" office:value-type="float" office:value="10.46">
            <text:p>10,46</text:p>
          </table:table-cell>
          <table:table-cell table:formula="of:=INDEX([.$A$2:.$D$100000];(ROW()-1)*6-1;3)" office:value-type="float" office:value="1589.07">
            <text:p>1589,07</text:p>
          </table:table-cell>
          <table:table-cell table:formula="of:=INDEX([.$A$2:.$D$100000];(ROW()-1)*6-2;3)" office:value-type="float" office:value="5849.79">
            <text:p>5849,79</text:p>
          </table:table-cell>
          <table:table-cell table:formula="of:=INDEX([.$A$2:.$D$100000];(ROW()-1)*6-1;2)" office:value-type="float" office:value="2465597">
            <text:p>2465597</text:p>
          </table:table-cell>
          <table:table-cell table:formula="of:=INDEX([.$A$2:.$D$100000];(ROW()-1)*6-2;2)" office:value-type="float" office:value="6111596">
            <text:p>6111596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float" office:value="1.297">
            <text:p>1,29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1">
            <text:p>221</text:p>
          </table:table-cell>
          <table:table-cell table:formula="of:=INDEX([.$A$2:.$D$100000];(ROW()-1)*6;1)" office:value-type="float" office:value="425692">
            <text:p>425692</text:p>
          </table:table-cell>
          <table:table-cell table:formula="of:=INDEX([.$A$2:.$D$100000];(ROW()-1)*6-1;4)" office:value-type="float" office:value="16.89">
            <text:p>16,89</text:p>
          </table:table-cell>
          <table:table-cell table:formula="of:=INDEX([.$A$2:.$D$100000];(ROW()-1)*6-2;4)" office:value-type="float" office:value="10.41">
            <text:p>10,41</text:p>
          </table:table-cell>
          <table:table-cell table:formula="of:=INDEX([.$A$2:.$D$100000];(ROW()-1)*6-1;3)" office:value-type="float" office:value="1601.71">
            <text:p>1601,71</text:p>
          </table:table-cell>
          <table:table-cell table:formula="of:=INDEX([.$A$2:.$D$100000];(ROW()-1)*6-2;3)" office:value-type="float" office:value="5911.43">
            <text:p>5911,43</text:p>
          </table:table-cell>
          <table:table-cell table:formula="of:=INDEX([.$A$2:.$D$100000];(ROW()-1)*6-1;2)" office:value-type="float" office:value="2478507.25">
            <text:p>2478507,25</text:p>
          </table:table-cell>
          <table:table-cell table:formula="of:=INDEX([.$A$2:.$D$100000];(ROW()-1)*6-2;2)" office:value-type="float" office:value="6164784">
            <text:p>6164784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009485">
            <text:p>3009485</text:p>
          </table:table-cell>
          <table:table-cell office:value-type="float" office:value="2947.23">
            <text:p>2947,23</text:p>
          </table:table-cell>
          <table:table-cell office:value-type="float" office:value="13.44">
            <text:p>13,4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2">
            <text:p>222</text:p>
          </table:table-cell>
          <table:table-cell table:formula="of:=INDEX([.$A$2:.$D$100000];(ROW()-1)*6;1)" office:value-type="float" office:value="423726">
            <text:p>423726</text:p>
          </table:table-cell>
          <table:table-cell table:formula="of:=INDEX([.$A$2:.$D$100000];(ROW()-1)*6-1;4)" office:value-type="float" office:value="16.88">
            <text:p>16,88</text:p>
          </table:table-cell>
          <table:table-cell table:formula="of:=INDEX([.$A$2:.$D$100000];(ROW()-1)*6-2;4)" office:value-type="float" office:value="10.46">
            <text:p>10,46</text:p>
          </table:table-cell>
          <table:table-cell table:formula="of:=INDEX([.$A$2:.$D$100000];(ROW()-1)*6-1;3)" office:value-type="float" office:value="1604.08">
            <text:p>1604,08</text:p>
          </table:table-cell>
          <table:table-cell table:formula="of:=INDEX([.$A$2:.$D$100000];(ROW()-1)*6-2;3)" office:value-type="float" office:value="5853.93">
            <text:p>5853,93</text:p>
          </table:table-cell>
          <table:table-cell table:formula="of:=INDEX([.$A$2:.$D$100000];(ROW()-1)*6-1;2)" office:value-type="float" office:value="2487227.5">
            <text:p>2487227,5</text:p>
          </table:table-cell>
          <table:table-cell table:formula="of:=INDEX([.$A$2:.$D$100000];(ROW()-1)*6-2;2)" office:value-type="float" office:value="6122170">
            <text:p>6122170</text:p>
          </table:table-cell>
          <table:table-cell table:formula="of:=INDEX([.$A$2:.$D$100000];(ROW()-1)*6-5;1)" office:value-type="float" office:value="2.171">
            <text:p>2,171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99599.75">
            <text:p>899599,75</text:p>
          </table:table-cell>
          <table:table-cell office:value-type="float" office:value="578.1">
            <text:p>578,1</text:p>
          </table:table-cell>
          <table:table-cell office:value-type="float" office:value="21.79">
            <text:p>21,7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3">
            <text:p>223</text:p>
          </table:table-cell>
          <table:table-cell table:formula="of:=INDEX([.$A$2:.$D$100000];(ROW()-1)*6;1)" office:value-type="float" office:value="421844">
            <text:p>421844</text:p>
          </table:table-cell>
          <table:table-cell table:formula="of:=INDEX([.$A$2:.$D$100000];(ROW()-1)*6-1;4)" office:value-type="float" office:value="16.87">
            <text:p>16,87</text:p>
          </table:table-cell>
          <table:table-cell table:formula="of:=INDEX([.$A$2:.$D$100000];(ROW()-1)*6-2;4)" office:value-type="float" office:value="10.48">
            <text:p>10,48</text:p>
          </table:table-cell>
          <table:table-cell table:formula="of:=INDEX([.$A$2:.$D$100000];(ROW()-1)*6-1;3)" office:value-type="float" office:value="1603.79">
            <text:p>1603,79</text:p>
          </table:table-cell>
          <table:table-cell table:formula="of:=INDEX([.$A$2:.$D$100000];(ROW()-1)*6-2;3)" office:value-type="float" office:value="5821.3">
            <text:p>5821,3</text:p>
          </table:table-cell>
          <table:table-cell table:formula="of:=INDEX([.$A$2:.$D$100000];(ROW()-1)*6-1;2)" office:value-type="float" office:value="2490453">
            <text:p>2490453</text:p>
          </table:table-cell>
          <table:table-cell table:formula="of:=INDEX([.$A$2:.$D$100000];(ROW()-1)*6-2;2)" office:value-type="float" office:value="6087606">
            <text:p>6087606</text:p>
          </table:table-cell>
          <table:table-cell table:formula="of:=INDEX([.$A$2:.$D$100000];(ROW()-1)*6-5;1)" office:value-type="float" office:value="2.25">
            <text:p>2,25</text:p>
          </table:table-cell>
          <table:table-cell table:formula="of:=INDEX([.$A$2:.$D$100000];(ROW()-1)*6-3;1)" office:value-type="float" office:value="1.391">
            <text:p>1,391</text:p>
          </table:table-cell>
        </table:table-row>
        <table:table-row table:style-name="ro1">
          <table:table-cell office:value-type="float" office:value="2390956">
            <text:p>23909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4">
            <text:p>224</text:p>
          </table:table-cell>
          <table:table-cell table:formula="of:=INDEX([.$A$2:.$D$100000];(ROW()-1)*6;1)" office:value-type="float" office:value="419341">
            <text:p>419341</text:p>
          </table:table-cell>
          <table:table-cell table:formula="of:=INDEX([.$A$2:.$D$100000];(ROW()-1)*6-1;4)" office:value-type="float" office:value="16.95">
            <text:p>16,95</text:p>
          </table:table-cell>
          <table:table-cell table:formula="of:=INDEX([.$A$2:.$D$100000];(ROW()-1)*6-2;4)" office:value-type="float" office:value="10.67">
            <text:p>10,67</text:p>
          </table:table-cell>
          <table:table-cell table:formula="of:=INDEX([.$A$2:.$D$100000];(ROW()-1)*6-1;3)" office:value-type="float" office:value="1571.08">
            <text:p>1571,08</text:p>
          </table:table-cell>
          <table:table-cell table:formula="of:=INDEX([.$A$2:.$D$100000];(ROW()-1)*6-2;3)" office:value-type="float" office:value="5569.73">
            <text:p>5569,73</text:p>
          </table:table-cell>
          <table:table-cell table:formula="of:=INDEX([.$A$2:.$D$100000];(ROW()-1)*6-1;2)" office:value-type="float" office:value="2435876.25">
            <text:p>2435876,25</text:p>
          </table:table-cell>
          <table:table-cell table:formula="of:=INDEX([.$A$2:.$D$100000];(ROW()-1)*6-2;2)" office:value-type="float" office:value="5829687">
            <text:p>5829687</text:p>
          </table:table-cell>
          <table:table-cell table:formula="of:=INDEX([.$A$2:.$D$100000];(ROW()-1)*6-5;1)" office:value-type="float" office:value="2.187">
            <text:p>2,187</text:p>
          </table:table-cell>
          <table:table-cell table:formula="of:=INDEX([.$A$2:.$D$100000];(ROW()-1)*6-3;1)" office:value-type="float" office:value="1.156">
            <text:p>1,156</text:p>
          </table:table-cell>
        </table:table-row>
        <table:table-row table:style-name="ro1">
          <table:table-cell office:value-type="float" office:value="3.781">
            <text:p>3,781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5">
            <text:p>225</text:p>
          </table:table-cell>
          <table:table-cell table:formula="of:=INDEX([.$A$2:.$D$100000];(ROW()-1)*6;1)" office:value-type="float" office:value="418225">
            <text:p>418225</text:p>
          </table:table-cell>
          <table:table-cell table:formula="of:=INDEX([.$A$2:.$D$100000];(ROW()-1)*6-1;4)" office:value-type="float" office:value="16.9">
            <text:p>16,9</text:p>
          </table:table-cell>
          <table:table-cell table:formula="of:=INDEX([.$A$2:.$D$100000];(ROW()-1)*6-2;4)" office:value-type="float" office:value="10.51">
            <text:p>10,51</text:p>
          </table:table-cell>
          <table:table-cell table:formula="of:=INDEX([.$A$2:.$D$100000];(ROW()-1)*6-1;3)" office:value-type="float" office:value="1588.18">
            <text:p>1588,18</text:p>
          </table:table-cell>
          <table:table-cell table:formula="of:=INDEX([.$A$2:.$D$100000];(ROW()-1)*6-2;3)" office:value-type="float" office:value="5785.73">
            <text:p>5785,73</text:p>
          </table:table-cell>
          <table:table-cell table:formula="of:=INDEX([.$A$2:.$D$100000];(ROW()-1)*6-1;2)" office:value-type="float" office:value="2466171">
            <text:p>2466171</text:p>
          </table:table-cell>
          <table:table-cell table:formula="of:=INDEX([.$A$2:.$D$100000];(ROW()-1)*6-2;2)" office:value-type="float" office:value="6031785">
            <text:p>6031785</text:p>
          </table:table-cell>
          <table:table-cell table:formula="of:=INDEX([.$A$2:.$D$100000];(ROW()-1)*6-5;1)" office:value-type="float" office:value="2.14">
            <text:p>2,14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6">
            <text:p>226</text:p>
          </table:table-cell>
          <table:table-cell table:formula="of:=INDEX([.$A$2:.$D$100000];(ROW()-1)*6;1)" office:value-type="float" office:value="416829">
            <text:p>416829</text:p>
          </table:table-cell>
          <table:table-cell table:formula="of:=INDEX([.$A$2:.$D$100000];(ROW()-1)*6-1;4)" office:value-type="float" office:value="16.91">
            <text:p>16,91</text:p>
          </table:table-cell>
          <table:table-cell table:formula="of:=INDEX([.$A$2:.$D$100000];(ROW()-1)*6-2;4)" office:value-type="float" office:value="10.57">
            <text:p>10,57</text:p>
          </table:table-cell>
          <table:table-cell table:formula="of:=INDEX([.$A$2:.$D$100000];(ROW()-1)*6-1;3)" office:value-type="float" office:value="1586.38">
            <text:p>1586,38</text:p>
          </table:table-cell>
          <table:table-cell table:formula="of:=INDEX([.$A$2:.$D$100000];(ROW()-1)*6-2;3)" office:value-type="float" office:value="5701.88">
            <text:p>5701,88</text:p>
          </table:table-cell>
          <table:table-cell table:formula="of:=INDEX([.$A$2:.$D$100000];(ROW()-1)*6-1;2)" office:value-type="float" office:value="2467689.25">
            <text:p>2467689,25</text:p>
          </table:table-cell>
          <table:table-cell table:formula="of:=INDEX([.$A$2:.$D$100000];(ROW()-1)*6-2;2)" office:value-type="float" office:value="5968780">
            <text:p>5968780</text:p>
          </table:table-cell>
          <table:table-cell table:formula="of:=INDEX([.$A$2:.$D$100000];(ROW()-1)*6-5;1)" office:value-type="float" office:value="2.141">
            <text:p>2,141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1.766">
            <text:p>1,76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7">
            <text:p>227</text:p>
          </table:table-cell>
          <table:table-cell table:formula="of:=INDEX([.$A$2:.$D$100000];(ROW()-1)*6;1)" office:value-type="float" office:value="414727">
            <text:p>414727</text:p>
          </table:table-cell>
          <table:table-cell table:formula="of:=INDEX([.$A$2:.$D$100000];(ROW()-1)*6-1;4)" office:value-type="float" office:value="16.86">
            <text:p>16,86</text:p>
          </table:table-cell>
          <table:table-cell table:formula="of:=INDEX([.$A$2:.$D$100000];(ROW()-1)*6-2;4)" office:value-type="float" office:value="10.45">
            <text:p>10,45</text:p>
          </table:table-cell>
          <table:table-cell table:formula="of:=INDEX([.$A$2:.$D$100000];(ROW()-1)*6-1;3)" office:value-type="float" office:value="1607.11">
            <text:p>1607,11</text:p>
          </table:table-cell>
          <table:table-cell table:formula="of:=INDEX([.$A$2:.$D$100000];(ROW()-1)*6-2;3)" office:value-type="float" office:value="5860.28">
            <text:p>5860,28</text:p>
          </table:table-cell>
          <table:table-cell table:formula="of:=INDEX([.$A$2:.$D$100000];(ROW()-1)*6-1;2)" office:value-type="float" office:value="2497047.25">
            <text:p>2497047,25</text:p>
          </table:table-cell>
          <table:table-cell table:formula="of:=INDEX([.$A$2:.$D$100000];(ROW()-1)*6-2;2)" office:value-type="float" office:value="6120272">
            <text:p>6120272</text:p>
          </table:table-cell>
          <table:table-cell table:formula="of:=INDEX([.$A$2:.$D$100000];(ROW()-1)*6-5;1)" office:value-type="float" office:value="2.141">
            <text:p>2,141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060010">
            <text:p>3060010</text:p>
          </table:table-cell>
          <table:table-cell office:value-type="float" office:value="3002.15">
            <text:p>3002,15</text:p>
          </table:table-cell>
          <table:table-cell office:value-type="float" office:value="13.36">
            <text:p>13,36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8">
            <text:p>228</text:p>
          </table:table-cell>
          <table:table-cell table:formula="of:=INDEX([.$A$2:.$D$100000];(ROW()-1)*6;1)" office:value-type="float" office:value="412940">
            <text:p>412940</text:p>
          </table:table-cell>
          <table:table-cell table:formula="of:=INDEX([.$A$2:.$D$100000];(ROW()-1)*6-1;4)" office:value-type="float" office:value="16.85">
            <text:p>16,85</text:p>
          </table:table-cell>
          <table:table-cell table:formula="of:=INDEX([.$A$2:.$D$100000];(ROW()-1)*6-2;4)" office:value-type="float" office:value="10.53">
            <text:p>10,53</text:p>
          </table:table-cell>
          <table:table-cell table:formula="of:=INDEX([.$A$2:.$D$100000];(ROW()-1)*6-1;3)" office:value-type="float" office:value="1604.1">
            <text:p>1604,1</text:p>
          </table:table-cell>
          <table:table-cell table:formula="of:=INDEX([.$A$2:.$D$100000];(ROW()-1)*6-2;3)" office:value-type="float" office:value="5754.77">
            <text:p>5754,77</text:p>
          </table:table-cell>
          <table:table-cell table:formula="of:=INDEX([.$A$2:.$D$100000];(ROW()-1)*6-1;2)" office:value-type="float" office:value="2494719">
            <text:p>2494719</text:p>
          </table:table-cell>
          <table:table-cell table:formula="of:=INDEX([.$A$2:.$D$100000];(ROW()-1)*6-2;2)" office:value-type="float" office:value="6017978">
            <text:p>6017978</text:p>
          </table:table-cell>
          <table:table-cell table:formula="of:=INDEX([.$A$2:.$D$100000];(ROW()-1)*6-5;1)" office:value-type="float" office:value="2.171">
            <text:p>2,171</text:p>
          </table:table-cell>
          <table:table-cell table:formula="of:=INDEX([.$A$2:.$D$100000];(ROW()-1)*6-3;1)" office:value-type="float" office:value="1.36">
            <text:p>1,36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902208.5">
            <text:p>902208,5</text:p>
          </table:table-cell>
          <table:table-cell office:value-type="float" office:value="579.51">
            <text:p>579,51</text:p>
          </table:table-cell>
          <table:table-cell office:value-type="float" office:value="21.79">
            <text:p>21,79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29">
            <text:p>229</text:p>
          </table:table-cell>
          <table:table-cell table:formula="of:=INDEX([.$A$2:.$D$100000];(ROW()-1)*6;1)" office:value-type="float" office:value="411328">
            <text:p>411328</text:p>
          </table:table-cell>
          <table:table-cell table:formula="of:=INDEX([.$A$2:.$D$100000];(ROW()-1)*6-1;4)" office:value-type="float" office:value="16.84">
            <text:p>16,84</text:p>
          </table:table-cell>
          <table:table-cell table:formula="of:=INDEX([.$A$2:.$D$100000];(ROW()-1)*6-2;4)" office:value-type="float" office:value="10.48">
            <text:p>10,48</text:p>
          </table:table-cell>
          <table:table-cell table:formula="of:=INDEX([.$A$2:.$D$100000];(ROW()-1)*6-1;3)" office:value-type="float" office:value="1611.98">
            <text:p>1611,98</text:p>
          </table:table-cell>
          <table:table-cell table:formula="of:=INDEX([.$A$2:.$D$100000];(ROW()-1)*6-2;3)" office:value-type="float" office:value="5819.92">
            <text:p>5819,92</text:p>
          </table:table-cell>
          <table:table-cell table:formula="of:=INDEX([.$A$2:.$D$100000];(ROW()-1)*6-1;2)" office:value-type="float" office:value="2505348.75">
            <text:p>2505348,75</text:p>
          </table:table-cell>
          <table:table-cell table:formula="of:=INDEX([.$A$2:.$D$100000];(ROW()-1)*6-2;2)" office:value-type="float" office:value="6085389">
            <text:p>6085389</text:p>
          </table:table-cell>
          <table:table-cell table:formula="of:=INDEX([.$A$2:.$D$100000];(ROW()-1)*6-5;1)" office:value-type="float" office:value="2.141">
            <text:p>2,141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float" office:value="2418510">
            <text:p>2418510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0">
            <text:p>230</text:p>
          </table:table-cell>
          <table:table-cell table:formula="of:=INDEX([.$A$2:.$D$100000];(ROW()-1)*6;1)" office:value-type="float" office:value="410243">
            <text:p>410243</text:p>
          </table:table-cell>
          <table:table-cell table:formula="of:=INDEX([.$A$2:.$D$100000];(ROW()-1)*6-1;4)" office:value-type="float" office:value="16.82">
            <text:p>16,82</text:p>
          </table:table-cell>
          <table:table-cell table:formula="of:=INDEX([.$A$2:.$D$100000];(ROW()-1)*6-2;4)" office:value-type="float" office:value="10.46">
            <text:p>10,46</text:p>
          </table:table-cell>
          <table:table-cell table:formula="of:=INDEX([.$A$2:.$D$100000];(ROW()-1)*6-1;3)" office:value-type="float" office:value="1621.98">
            <text:p>1621,98</text:p>
          </table:table-cell>
          <table:table-cell table:formula="of:=INDEX([.$A$2:.$D$100000];(ROW()-1)*6-2;3)" office:value-type="float" office:value="5853.44">
            <text:p>5853,44</text:p>
          </table:table-cell>
          <table:table-cell table:formula="of:=INDEX([.$A$2:.$D$100000];(ROW()-1)*6-1;2)" office:value-type="float" office:value="2519577">
            <text:p>2519577</text:p>
          </table:table-cell>
          <table:table-cell table:formula="of:=INDEX([.$A$2:.$D$100000];(ROW()-1)*6-2;2)" office:value-type="float" office:value="6132286">
            <text:p>6132286</text:p>
          </table:table-cell>
          <table:table-cell table:formula="of:=INDEX([.$A$2:.$D$100000];(ROW()-1)*6-5;1)" office:value-type="float" office:value="2.141">
            <text:p>2,141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3.468">
            <text:p>3,46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1">
            <text:p>231</text:p>
          </table:table-cell>
          <table:table-cell table:formula="of:=INDEX([.$A$2:.$D$100000];(ROW()-1)*6;1)" office:value-type="float" office:value="408738">
            <text:p>408738</text:p>
          </table:table-cell>
          <table:table-cell table:formula="of:=INDEX([.$A$2:.$D$100000];(ROW()-1)*6-1;4)" office:value-type="float" office:value="16.82">
            <text:p>16,82</text:p>
          </table:table-cell>
          <table:table-cell table:formula="of:=INDEX([.$A$2:.$D$100000];(ROW()-1)*6-2;4)" office:value-type="float" office:value="10.45">
            <text:p>10,45</text:p>
          </table:table-cell>
          <table:table-cell table:formula="of:=INDEX([.$A$2:.$D$100000];(ROW()-1)*6-1;3)" office:value-type="float" office:value="1618.4">
            <text:p>1618,4</text:p>
          </table:table-cell>
          <table:table-cell table:formula="of:=INDEX([.$A$2:.$D$100000];(ROW()-1)*6-2;3)" office:value-type="float" office:value="5859.06">
            <text:p>5859,06</text:p>
          </table:table-cell>
          <table:table-cell table:formula="of:=INDEX([.$A$2:.$D$100000];(ROW()-1)*6-1;2)" office:value-type="float" office:value="2517773.25">
            <text:p>2517773,25</text:p>
          </table:table-cell>
          <table:table-cell table:formula="of:=INDEX([.$A$2:.$D$100000];(ROW()-1)*6-2;2)" office:value-type="float" office:value="6123807">
            <text:p>6123807</text:p>
          </table:table-cell>
          <table:table-cell table:formula="of:=INDEX([.$A$2:.$D$100000];(ROW()-1)*6-5;1)" office:value-type="float" office:value="2.141">
            <text:p>2,141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2">
            <text:p>232</text:p>
          </table:table-cell>
          <table:table-cell table:formula="of:=INDEX([.$A$2:.$D$100000];(ROW()-1)*6;1)" office:value-type="float" office:value="406824">
            <text:p>406824</text:p>
          </table:table-cell>
          <table:table-cell table:formula="of:=INDEX([.$A$2:.$D$100000];(ROW()-1)*6-1;4)" office:value-type="float" office:value="16.84">
            <text:p>16,84</text:p>
          </table:table-cell>
          <table:table-cell table:formula="of:=INDEX([.$A$2:.$D$100000];(ROW()-1)*6-2;4)" office:value-type="float" office:value="10.6">
            <text:p>10,6</text:p>
          </table:table-cell>
          <table:table-cell table:formula="of:=INDEX([.$A$2:.$D$100000];(ROW()-1)*6-1;3)" office:value-type="float" office:value="1607.52">
            <text:p>1607,52</text:p>
          </table:table-cell>
          <table:table-cell table:formula="of:=INDEX([.$A$2:.$D$100000];(ROW()-1)*6-2;3)" office:value-type="float" office:value="5669.04">
            <text:p>5669,04</text:p>
          </table:table-cell>
          <table:table-cell table:formula="of:=INDEX([.$A$2:.$D$100000];(ROW()-1)*6-1;2)" office:value-type="float" office:value="2495407.75">
            <text:p>2495407,75</text:p>
          </table:table-cell>
          <table:table-cell table:formula="of:=INDEX([.$A$2:.$D$100000];(ROW()-1)*6-2;2)" office:value-type="float" office:value="5935135">
            <text:p>5935135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344">
            <text:p>1,344</text:p>
          </table:table-cell>
        </table:table-row>
        <table:table-row table:style-name="ro1">
          <table:table-cell office:value-type="float" office:value="1.735">
            <text:p>1,73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3">
            <text:p>233</text:p>
          </table:table-cell>
          <table:table-cell table:formula="of:=INDEX([.$A$2:.$D$100000];(ROW()-1)*6;1)" office:value-type="float" office:value="405460">
            <text:p>405460</text:p>
          </table:table-cell>
          <table:table-cell table:formula="of:=INDEX([.$A$2:.$D$100000];(ROW()-1)*6-1;4)" office:value-type="float" office:value="16.81">
            <text:p>16,81</text:p>
          </table:table-cell>
          <table:table-cell table:formula="of:=INDEX([.$A$2:.$D$100000];(ROW()-1)*6-2;4)" office:value-type="float" office:value="10.44">
            <text:p>10,44</text:p>
          </table:table-cell>
          <table:table-cell table:formula="of:=INDEX([.$A$2:.$D$100000];(ROW()-1)*6-1;3)" office:value-type="float" office:value="1623.08">
            <text:p>1623,08</text:p>
          </table:table-cell>
          <table:table-cell table:formula="of:=INDEX([.$A$2:.$D$100000];(ROW()-1)*6-2;3)" office:value-type="float" office:value="5878.28">
            <text:p>5878,28</text:p>
          </table:table-cell>
          <table:table-cell table:formula="of:=INDEX([.$A$2:.$D$100000];(ROW()-1)*6-1;2)" office:value-type="float" office:value="2518639.25">
            <text:p>2518639,25</text:p>
          </table:table-cell>
          <table:table-cell table:formula="of:=INDEX([.$A$2:.$D$100000];(ROW()-1)*6-2;2)" office:value-type="float" office:value="6144570">
            <text:p>6144570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5">
            <text:p>1,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042395">
            <text:p>3042395</text:p>
          </table:table-cell>
          <table:table-cell office:value-type="float" office:value="2986.08">
            <text:p>2986,08</text:p>
          </table:table-cell>
          <table:table-cell office:value-type="float" office:value="13.38">
            <text:p>13,3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4">
            <text:p>234</text:p>
          </table:table-cell>
          <table:table-cell table:formula="of:=INDEX([.$A$2:.$D$100000];(ROW()-1)*6;1)" office:value-type="float" office:value="404065">
            <text:p>404065</text:p>
          </table:table-cell>
          <table:table-cell table:formula="of:=INDEX([.$A$2:.$D$100000];(ROW()-1)*6-1;4)" office:value-type="float" office:value="16.79">
            <text:p>16,79</text:p>
          </table:table-cell>
          <table:table-cell table:formula="of:=INDEX([.$A$2:.$D$100000];(ROW()-1)*6-2;4)" office:value-type="float" office:value="10.48">
            <text:p>10,48</text:p>
          </table:table-cell>
          <table:table-cell table:formula="of:=INDEX([.$A$2:.$D$100000];(ROW()-1)*6-1;3)" office:value-type="float" office:value="1630.18">
            <text:p>1630,18</text:p>
          </table:table-cell>
          <table:table-cell table:formula="of:=INDEX([.$A$2:.$D$100000];(ROW()-1)*6-2;3)" office:value-type="float" office:value="5815.53">
            <text:p>5815,53</text:p>
          </table:table-cell>
          <table:table-cell table:formula="of:=INDEX([.$A$2:.$D$100000];(ROW()-1)*6-1;2)" office:value-type="float" office:value="2529856.5">
            <text:p>2529856,5</text:p>
          </table:table-cell>
          <table:table-cell table:formula="of:=INDEX([.$A$2:.$D$100000];(ROW()-1)*6-2;2)" office:value-type="float" office:value="6093180">
            <text:p>6093180</text:p>
          </table:table-cell>
          <table:table-cell table:formula="of:=INDEX([.$A$2:.$D$100000];(ROW()-1)*6-5;1)" office:value-type="float" office:value="2.188">
            <text:p>2,188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94598.38">
            <text:p>894598,38</text:p>
          </table:table-cell>
          <table:table-cell office:value-type="float" office:value="575.53">
            <text:p>575,53</text:p>
          </table:table-cell>
          <table:table-cell office:value-type="float" office:value="21.82">
            <text:p>21,8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5">
            <text:p>235</text:p>
          </table:table-cell>
          <table:table-cell table:formula="of:=INDEX([.$A$2:.$D$100000];(ROW()-1)*6;1)" office:value-type="float" office:value="402849">
            <text:p>402849</text:p>
          </table:table-cell>
          <table:table-cell table:formula="of:=INDEX([.$A$2:.$D$100000];(ROW()-1)*6-1;4)" office:value-type="float" office:value="16.78">
            <text:p>16,78</text:p>
          </table:table-cell>
          <table:table-cell table:formula="of:=INDEX([.$A$2:.$D$100000];(ROW()-1)*6-2;4)" office:value-type="float" office:value="10.53">
            <text:p>10,53</text:p>
          </table:table-cell>
          <table:table-cell table:formula="of:=INDEX([.$A$2:.$D$100000];(ROW()-1)*6-1;3)" office:value-type="float" office:value="1632.62">
            <text:p>1632,62</text:p>
          </table:table-cell>
          <table:table-cell table:formula="of:=INDEX([.$A$2:.$D$100000];(ROW()-1)*6-2;3)" office:value-type="float" office:value="5750.84">
            <text:p>5750,84</text:p>
          </table:table-cell>
          <table:table-cell table:formula="of:=INDEX([.$A$2:.$D$100000];(ROW()-1)*6-1;2)" office:value-type="float" office:value="2538579.75">
            <text:p>2538579,75</text:p>
          </table:table-cell>
          <table:table-cell table:formula="of:=INDEX([.$A$2:.$D$100000];(ROW()-1)*6-2;2)" office:value-type="float" office:value="6036628">
            <text:p>6036628</text:p>
          </table:table-cell>
          <table:table-cell table:formula="of:=INDEX([.$A$2:.$D$100000];(ROW()-1)*6-5;1)" office:value-type="float" office:value="2.171">
            <text:p>2,171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2438944">
            <text:p>243894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6">
            <text:p>236</text:p>
          </table:table-cell>
          <table:table-cell table:formula="of:=INDEX([.$A$2:.$D$100000];(ROW()-1)*6;1)" office:value-type="float" office:value="401055">
            <text:p>401055</text:p>
          </table:table-cell>
          <table:table-cell table:formula="of:=INDEX([.$A$2:.$D$100000];(ROW()-1)*6-1;4)" office:value-type="float" office:value="16.8">
            <text:p>16,8</text:p>
          </table:table-cell>
          <table:table-cell table:formula="of:=INDEX([.$A$2:.$D$100000];(ROW()-1)*6-2;4)" office:value-type="float" office:value="10.55">
            <text:p>10,55</text:p>
          </table:table-cell>
          <table:table-cell table:formula="of:=INDEX([.$A$2:.$D$100000];(ROW()-1)*6-1;3)" office:value-type="float" office:value="1624.01">
            <text:p>1624,01</text:p>
          </table:table-cell>
          <table:table-cell table:formula="of:=INDEX([.$A$2:.$D$100000];(ROW()-1)*6-2;3)" office:value-type="float" office:value="5723.74">
            <text:p>5723,74</text:p>
          </table:table-cell>
          <table:table-cell table:formula="of:=INDEX([.$A$2:.$D$100000];(ROW()-1)*6-1;2)" office:value-type="float" office:value="2525482.25">
            <text:p>2525482,25</text:p>
          </table:table-cell>
          <table:table-cell table:formula="of:=INDEX([.$A$2:.$D$100000];(ROW()-1)*6-2;2)" office:value-type="float" office:value="6009794">
            <text:p>6009794</text:p>
          </table:table-cell>
          <table:table-cell table:formula="of:=INDEX([.$A$2:.$D$100000];(ROW()-1)*6-5;1)" office:value-type="float" office:value="2.375">
            <text:p>2,375</text:p>
          </table:table-cell>
          <table:table-cell table:formula="of:=INDEX([.$A$2:.$D$100000];(ROW()-1)*6-3;1)" office:value-type="float" office:value="1.187">
            <text:p>1,187</text:p>
          </table:table-cell>
        </table:table-row>
        <table:table-row table:style-name="ro1">
          <table:table-cell office:value-type="float" office:value="3.547">
            <text:p>3,547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7">
            <text:p>237</text:p>
          </table:table-cell>
          <table:table-cell table:formula="of:=INDEX([.$A$2:.$D$100000];(ROW()-1)*6;1)" office:value-type="float" office:value="399484">
            <text:p>399484</text:p>
          </table:table-cell>
          <table:table-cell table:formula="of:=INDEX([.$A$2:.$D$100000];(ROW()-1)*6-1;4)" office:value-type="float" office:value="16.76">
            <text:p>16,76</text:p>
          </table:table-cell>
          <table:table-cell table:formula="of:=INDEX([.$A$2:.$D$100000];(ROW()-1)*6-2;4)" office:value-type="float" office:value="10.46">
            <text:p>10,46</text:p>
          </table:table-cell>
          <table:table-cell table:formula="of:=INDEX([.$A$2:.$D$100000];(ROW()-1)*6-1;3)" office:value-type="float" office:value="1640.02">
            <text:p>1640,02</text:p>
          </table:table-cell>
          <table:table-cell table:formula="of:=INDEX([.$A$2:.$D$100000];(ROW()-1)*6-2;3)" office:value-type="float" office:value="5849.91">
            <text:p>5849,91</text:p>
          </table:table-cell>
          <table:table-cell table:formula="of:=INDEX([.$A$2:.$D$100000];(ROW()-1)*6-1;2)" office:value-type="float" office:value="2549722.25">
            <text:p>2549722,25</text:p>
          </table:table-cell>
          <table:table-cell table:formula="of:=INDEX([.$A$2:.$D$100000];(ROW()-1)*6-2;2)" office:value-type="float" office:value="6125590">
            <text:p>6125590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8">
            <text:p>238</text:p>
          </table:table-cell>
          <table:table-cell table:formula="of:=INDEX([.$A$2:.$D$100000];(ROW()-1)*6;1)" office:value-type="float" office:value="398020">
            <text:p>398020</text:p>
          </table:table-cell>
          <table:table-cell table:formula="of:=INDEX([.$A$2:.$D$100000];(ROW()-1)*6-1;4)" office:value-type="float" office:value="16.75">
            <text:p>16,75</text:p>
          </table:table-cell>
          <table:table-cell table:formula="of:=INDEX([.$A$2:.$D$100000];(ROW()-1)*6-2;4)" office:value-type="float" office:value="10.33">
            <text:p>10,33</text:p>
          </table:table-cell>
          <table:table-cell table:formula="of:=INDEX([.$A$2:.$D$100000];(ROW()-1)*6-1;3)" office:value-type="float" office:value="1650.08">
            <text:p>1650,08</text:p>
          </table:table-cell>
          <table:table-cell table:formula="of:=INDEX([.$A$2:.$D$100000];(ROW()-1)*6-2;3)" office:value-type="float" office:value="6030">
            <text:p>6030</text:p>
          </table:table-cell>
          <table:table-cell table:formula="of:=INDEX([.$A$2:.$D$100000];(ROW()-1)*6-1;2)" office:value-type="float" office:value="2562919.75">
            <text:p>2562919,75</text:p>
          </table:table-cell>
          <table:table-cell table:formula="of:=INDEX([.$A$2:.$D$100000];(ROW()-1)*6-2;2)" office:value-type="float" office:value="6295330">
            <text:p>6295330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1.922">
            <text:p>1,92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39">
            <text:p>239</text:p>
          </table:table-cell>
          <table:table-cell table:formula="of:=INDEX([.$A$2:.$D$100000];(ROW()-1)*6;1)" office:value-type="float" office:value="396752">
            <text:p>396752</text:p>
          </table:table-cell>
          <table:table-cell table:formula="of:=INDEX([.$A$2:.$D$100000];(ROW()-1)*6-1;4)" office:value-type="float" office:value="16.74">
            <text:p>16,74</text:p>
          </table:table-cell>
          <table:table-cell table:formula="of:=INDEX([.$A$2:.$D$100000];(ROW()-1)*6-2;4)" office:value-type="float" office:value="10.39">
            <text:p>10,39</text:p>
          </table:table-cell>
          <table:table-cell table:formula="of:=INDEX([.$A$2:.$D$100000];(ROW()-1)*6-1;3)" office:value-type="float" office:value="1646.41">
            <text:p>1646,41</text:p>
          </table:table-cell>
          <table:table-cell table:formula="of:=INDEX([.$A$2:.$D$100000];(ROW()-1)*6-2;3)" office:value-type="float" office:value="5950.09">
            <text:p>5950,09</text:p>
          </table:table-cell>
          <table:table-cell table:formula="of:=INDEX([.$A$2:.$D$100000];(ROW()-1)*6-1;2)" office:value-type="float" office:value="2557306.75">
            <text:p>2557306,75</text:p>
          </table:table-cell>
          <table:table-cell table:formula="of:=INDEX([.$A$2:.$D$100000];(ROW()-1)*6-2;2)" office:value-type="float" office:value="6217523">
            <text:p>6217523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25">
            <text:p>1,25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3008700">
            <text:p>3008700</text:p>
          </table:table-cell>
          <table:table-cell office:value-type="float" office:value="2950.99">
            <text:p>2950,99</text:p>
          </table:table-cell>
          <table:table-cell office:value-type="float" office:value="13.43">
            <text:p>13,43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0">
            <text:p>240</text:p>
          </table:table-cell>
          <table:table-cell table:formula="of:=INDEX([.$A$2:.$D$100000];(ROW()-1)*6;1)" office:value-type="float" office:value="394626">
            <text:p>394626</text:p>
          </table:table-cell>
          <table:table-cell table:formula="of:=INDEX([.$A$2:.$D$100000];(ROW()-1)*6-1;4)" office:value-type="float" office:value="16.8">
            <text:p>16,8</text:p>
          </table:table-cell>
          <table:table-cell table:formula="of:=INDEX([.$A$2:.$D$100000];(ROW()-1)*6-2;4)" office:value-type="float" office:value="10.52">
            <text:p>10,52</text:p>
          </table:table-cell>
          <table:table-cell table:formula="of:=INDEX([.$A$2:.$D$100000];(ROW()-1)*6-1;3)" office:value-type="float" office:value="1623.72">
            <text:p>1623,72</text:p>
          </table:table-cell>
          <table:table-cell table:formula="of:=INDEX([.$A$2:.$D$100000];(ROW()-1)*6-2;3)" office:value-type="float" office:value="5772.46">
            <text:p>5772,46</text:p>
          </table:table-cell>
          <table:table-cell table:formula="of:=INDEX([.$A$2:.$D$100000];(ROW()-1)*6-1;2)" office:value-type="float" office:value="2517053">
            <text:p>2517053</text:p>
          </table:table-cell>
          <table:table-cell table:formula="of:=INDEX([.$A$2:.$D$100000];(ROW()-1)*6-2;2)" office:value-type="float" office:value="6041571">
            <text:p>6041571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87163.81">
            <text:p>887163,81</text:p>
          </table:table-cell>
          <table:table-cell office:value-type="float" office:value="569.84">
            <text:p>569,84</text:p>
          </table:table-cell>
          <table:table-cell office:value-type="float" office:value="21.87">
            <text:p>21,8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1">
            <text:p>241</text:p>
          </table:table-cell>
          <table:table-cell table:formula="of:=INDEX([.$A$2:.$D$100000];(ROW()-1)*6;1)" office:value-type="float" office:value="393596">
            <text:p>393596</text:p>
          </table:table-cell>
          <table:table-cell table:formula="of:=INDEX([.$A$2:.$D$100000];(ROW()-1)*6-1;4)" office:value-type="float" office:value="16.75">
            <text:p>16,75</text:p>
          </table:table-cell>
          <table:table-cell table:formula="of:=INDEX([.$A$2:.$D$100000];(ROW()-1)*6-2;4)" office:value-type="float" office:value="10.46">
            <text:p>10,46</text:p>
          </table:table-cell>
          <table:table-cell table:formula="of:=INDEX([.$A$2:.$D$100000];(ROW()-1)*6-1;3)" office:value-type="float" office:value="1643.79">
            <text:p>1643,79</text:p>
          </table:table-cell>
          <table:table-cell table:formula="of:=INDEX([.$A$2:.$D$100000];(ROW()-1)*6-2;3)" office:value-type="float" office:value="5846.89">
            <text:p>5846,89</text:p>
          </table:table-cell>
          <table:table-cell table:formula="of:=INDEX([.$A$2:.$D$100000];(ROW()-1)*6-1;2)" office:value-type="float" office:value="2558404.25">
            <text:p>2558404,25</text:p>
          </table:table-cell>
          <table:table-cell table:formula="of:=INDEX([.$A$2:.$D$100000];(ROW()-1)*6-2;2)" office:value-type="float" office:value="6127260">
            <text:p>6127260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float" office:value="2460684">
            <text:p>2460684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2">
            <text:p>242</text:p>
          </table:table-cell>
          <table:table-cell table:formula="of:=INDEX([.$A$2:.$D$100000];(ROW()-1)*6;1)" office:value-type="float" office:value="391746">
            <text:p>391746</text:p>
          </table:table-cell>
          <table:table-cell table:formula="of:=INDEX([.$A$2:.$D$100000];(ROW()-1)*6-1;4)" office:value-type="float" office:value="16.74">
            <text:p>16,74</text:p>
          </table:table-cell>
          <table:table-cell table:formula="of:=INDEX([.$A$2:.$D$100000];(ROW()-1)*6-2;4)" office:value-type="float" office:value="10.33">
            <text:p>10,33</text:p>
          </table:table-cell>
          <table:table-cell table:formula="of:=INDEX([.$A$2:.$D$100000];(ROW()-1)*6-1;3)" office:value-type="float" office:value="1651.8">
            <text:p>1651,8</text:p>
          </table:table-cell>
          <table:table-cell table:formula="of:=INDEX([.$A$2:.$D$100000];(ROW()-1)*6-2;3)" office:value-type="float" office:value="6021.3">
            <text:p>6021,3</text:p>
          </table:table-cell>
          <table:table-cell table:formula="of:=INDEX([.$A$2:.$D$100000];(ROW()-1)*6-1;2)" office:value-type="float" office:value="2568027">
            <text:p>2568027</text:p>
          </table:table-cell>
          <table:table-cell table:formula="of:=INDEX([.$A$2:.$D$100000];(ROW()-1)*6-2;2)" office:value-type="float" office:value="6287760">
            <text:p>6287760</text:p>
          </table:table-cell>
          <table:table-cell table:formula="of:=INDEX([.$A$2:.$D$100000];(ROW()-1)*6-5;1)" office:value-type="float" office:value="2.187">
            <text:p>2,187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float" office:value="3.672">
            <text:p>3,6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3">
            <text:p>243</text:p>
          </table:table-cell>
          <table:table-cell table:formula="of:=INDEX([.$A$2:.$D$100000];(ROW()-1)*6;1)" office:value-type="float" office:value="390130">
            <text:p>390130</text:p>
          </table:table-cell>
          <table:table-cell table:formula="of:=INDEX([.$A$2:.$D$100000];(ROW()-1)*6-1;4)" office:value-type="float" office:value="16.7">
            <text:p>16,7</text:p>
          </table:table-cell>
          <table:table-cell table:formula="of:=INDEX([.$A$2:.$D$100000];(ROW()-1)*6-2;4)" office:value-type="float" office:value="10.31">
            <text:p>10,31</text:p>
          </table:table-cell>
          <table:table-cell table:formula="of:=INDEX([.$A$2:.$D$100000];(ROW()-1)*6-1;3)" office:value-type="float" office:value="1663.42">
            <text:p>1663,42</text:p>
          </table:table-cell>
          <table:table-cell table:formula="of:=INDEX([.$A$2:.$D$100000];(ROW()-1)*6-2;3)" office:value-type="float" office:value="6060.12">
            <text:p>6060,12</text:p>
          </table:table-cell>
          <table:table-cell table:formula="of:=INDEX([.$A$2:.$D$100000];(ROW()-1)*6-1;2)" office:value-type="float" office:value="2584960.25">
            <text:p>2584960,25</text:p>
          </table:table-cell>
          <table:table-cell table:formula="of:=INDEX([.$A$2:.$D$100000];(ROW()-1)*6-2;2)" office:value-type="float" office:value="6322147">
            <text:p>6322147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4">
            <text:p>244</text:p>
          </table:table-cell>
          <table:table-cell table:formula="of:=INDEX([.$A$2:.$D$100000];(ROW()-1)*6;1)" office:value-type="float" office:value="389109">
            <text:p>389109</text:p>
          </table:table-cell>
          <table:table-cell table:formula="of:=INDEX([.$A$2:.$D$100000];(ROW()-1)*6-1;4)" office:value-type="float" office:value="16.71">
            <text:p>16,71</text:p>
          </table:table-cell>
          <table:table-cell table:formula="of:=INDEX([.$A$2:.$D$100000];(ROW()-1)*6-2;4)" office:value-type="float" office:value="10.27">
            <text:p>10,27</text:p>
          </table:table-cell>
          <table:table-cell table:formula="of:=INDEX([.$A$2:.$D$100000];(ROW()-1)*6-1;3)" office:value-type="float" office:value="1661.61">
            <text:p>1661,61</text:p>
          </table:table-cell>
          <table:table-cell table:formula="of:=INDEX([.$A$2:.$D$100000];(ROW()-1)*6-2;3)" office:value-type="float" office:value="6106.49">
            <text:p>6106,49</text:p>
          </table:table-cell>
          <table:table-cell table:formula="of:=INDEX([.$A$2:.$D$100000];(ROW()-1)*6-1;2)" office:value-type="float" office:value="2584092.5">
            <text:p>2584092,5</text:p>
          </table:table-cell>
          <table:table-cell table:formula="of:=INDEX([.$A$2:.$D$100000];(ROW()-1)*6-2;2)" office:value-type="float" office:value="6369436">
            <text:p>6369436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float" office:value="1.985">
            <text:p>1,985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5">
            <text:p>245</text:p>
          </table:table-cell>
          <table:table-cell table:formula="of:=INDEX([.$A$2:.$D$100000];(ROW()-1)*6;1)" office:value-type="float" office:value="387463">
            <text:p>387463</text:p>
          </table:table-cell>
          <table:table-cell table:formula="of:=INDEX([.$A$2:.$D$100000];(ROW()-1)*6-1;4)" office:value-type="float" office:value="16.67">
            <text:p>16,67</text:p>
          </table:table-cell>
          <table:table-cell table:formula="of:=INDEX([.$A$2:.$D$100000];(ROW()-1)*6-2;4)" office:value-type="float" office:value="10.33">
            <text:p>10,33</text:p>
          </table:table-cell>
          <table:table-cell table:formula="of:=INDEX([.$A$2:.$D$100000];(ROW()-1)*6-1;3)" office:value-type="float" office:value="1673.68">
            <text:p>1673,68</text:p>
          </table:table-cell>
          <table:table-cell table:formula="of:=INDEX([.$A$2:.$D$100000];(ROW()-1)*6-2;3)" office:value-type="float" office:value="6027.5">
            <text:p>6027,5</text:p>
          </table:table-cell>
          <table:table-cell table:formula="of:=INDEX([.$A$2:.$D$100000];(ROW()-1)*6-1;2)" office:value-type="float" office:value="2598220.75">
            <text:p>2598220,75</text:p>
          </table:table-cell>
          <table:table-cell table:formula="of:=INDEX([.$A$2:.$D$100000];(ROW()-1)*6-2;2)" office:value-type="float" office:value="6315067">
            <text:p>6315067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266">
            <text:p>1,266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982263">
            <text:p>2982263</text:p>
          </table:table-cell>
          <table:table-cell office:value-type="float" office:value="2923.75">
            <text:p>2923,75</text:p>
          </table:table-cell>
          <table:table-cell office:value-type="float" office:value="13.47">
            <text:p>13,47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6">
            <text:p>246</text:p>
          </table:table-cell>
          <table:table-cell table:formula="of:=INDEX([.$A$2:.$D$100000];(ROW()-1)*6;1)" office:value-type="float" office:value="385978">
            <text:p>385978</text:p>
          </table:table-cell>
          <table:table-cell table:formula="of:=INDEX([.$A$2:.$D$100000];(ROW()-1)*6-1;4)" office:value-type="float" office:value="16.67">
            <text:p>16,67</text:p>
          </table:table-cell>
          <table:table-cell table:formula="of:=INDEX([.$A$2:.$D$100000];(ROW()-1)*6-2;4)" office:value-type="float" office:value="10.22">
            <text:p>10,22</text:p>
          </table:table-cell>
          <table:table-cell table:formula="of:=INDEX([.$A$2:.$D$100000];(ROW()-1)*6-1;3)" office:value-type="float" office:value="1679.81">
            <text:p>1679,81</text:p>
          </table:table-cell>
          <table:table-cell table:formula="of:=INDEX([.$A$2:.$D$100000];(ROW()-1)*6-2;3)" office:value-type="float" office:value="6175.3">
            <text:p>6175,3</text:p>
          </table:table-cell>
          <table:table-cell table:formula="of:=INDEX([.$A$2:.$D$100000];(ROW()-1)*6-1;2)" office:value-type="float" office:value="2610964.25">
            <text:p>2610964,25</text:p>
          </table:table-cell>
          <table:table-cell table:formula="of:=INDEX([.$A$2:.$D$100000];(ROW()-1)*6-2;2)" office:value-type="float" office:value="6441610">
            <text:p>6441610</text:p>
          </table:table-cell>
          <table:table-cell table:formula="of:=INDEX([.$A$2:.$D$100000];(ROW()-1)*6-5;1)" office:value-type="float" office:value="2.265">
            <text:p>2,265</text:p>
          </table:table-cell>
          <table:table-cell table:formula="of:=INDEX([.$A$2:.$D$100000];(ROW()-1)*6-3;1)" office:value-type="float" office:value="1.438">
            <text:p>1,43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79482.38">
            <text:p>879482,38</text:p>
          </table:table-cell>
          <table:table-cell office:value-type="float" office:value="564.25">
            <text:p>564,25</text:p>
          </table:table-cell>
          <table:table-cell office:value-type="float" office:value="21.92">
            <text:p>21,92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7">
            <text:p>247</text:p>
          </table:table-cell>
          <table:table-cell table:formula="of:=INDEX([.$A$2:.$D$100000];(ROW()-1)*6;1)" office:value-type="float" office:value="384683">
            <text:p>384683</text:p>
          </table:table-cell>
          <table:table-cell table:formula="of:=INDEX([.$A$2:.$D$100000];(ROW()-1)*6-1;4)" office:value-type="float" office:value="16.63">
            <text:p>16,63</text:p>
          </table:table-cell>
          <table:table-cell table:formula="of:=INDEX([.$A$2:.$D$100000];(ROW()-1)*6-2;4)" office:value-type="float" office:value="10.24">
            <text:p>10,24</text:p>
          </table:table-cell>
          <table:table-cell table:formula="of:=INDEX([.$A$2:.$D$100000];(ROW()-1)*6-1;3)" office:value-type="float" office:value="1697.01">
            <text:p>1697,01</text:p>
          </table:table-cell>
          <table:table-cell table:formula="of:=INDEX([.$A$2:.$D$100000];(ROW()-1)*6-2;3)" office:value-type="float" office:value="6150.21">
            <text:p>6150,21</text:p>
          </table:table-cell>
          <table:table-cell table:formula="of:=INDEX([.$A$2:.$D$100000];(ROW()-1)*6-1;2)" office:value-type="float" office:value="2633803">
            <text:p>2633803</text:p>
          </table:table-cell>
          <table:table-cell table:formula="of:=INDEX([.$A$2:.$D$100000];(ROW()-1)*6-2;2)" office:value-type="float" office:value="6446233">
            <text:p>6446233</text:p>
          </table:table-cell>
          <table:table-cell table:formula="of:=INDEX([.$A$2:.$D$100000];(ROW()-1)*6-5;1)" office:value-type="float" office:value="2.391">
            <text:p>2,391</text:p>
          </table:table-cell>
          <table:table-cell table:formula="of:=INDEX([.$A$2:.$D$100000];(ROW()-1)*6-3;1)" office:value-type="float" office:value="1.531">
            <text:p>1,531</text:p>
          </table:table-cell>
        </table:table-row>
        <table:table-row table:style-name="ro1">
          <table:table-cell office:value-type="float" office:value="2485102">
            <text:p>248510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8">
            <text:p>248</text:p>
          </table:table-cell>
          <table:table-cell table:formula="of:=INDEX([.$A$2:.$D$100000];(ROW()-1)*6;1)" office:value-type="float" office:value="382441">
            <text:p>382441</text:p>
          </table:table-cell>
          <table:table-cell table:formula="of:=INDEX([.$A$2:.$D$100000];(ROW()-1)*6-1;4)" office:value-type="float" office:value="16.66">
            <text:p>16,66</text:p>
          </table:table-cell>
          <table:table-cell table:formula="of:=INDEX([.$A$2:.$D$100000];(ROW()-1)*6-2;4)" office:value-type="float" office:value="10.32">
            <text:p>10,32</text:p>
          </table:table-cell>
          <table:table-cell table:formula="of:=INDEX([.$A$2:.$D$100000];(ROW()-1)*6-1;3)" office:value-type="float" office:value="1680.71">
            <text:p>1680,71</text:p>
          </table:table-cell>
          <table:table-cell table:formula="of:=INDEX([.$A$2:.$D$100000];(ROW()-1)*6-2;3)" office:value-type="float" office:value="6041.73">
            <text:p>6041,73</text:p>
          </table:table-cell>
          <table:table-cell table:formula="of:=INDEX([.$A$2:.$D$100000];(ROW()-1)*6-1;2)" office:value-type="float" office:value="2609669.75">
            <text:p>2609669,75</text:p>
          </table:table-cell>
          <table:table-cell table:formula="of:=INDEX([.$A$2:.$D$100000];(ROW()-1)*6-2;2)" office:value-type="float" office:value="6329264">
            <text:p>6329264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172">
            <text:p>1,172</text:p>
          </table:table-cell>
        </table:table-row>
        <table:table-row table:style-name="ro1">
          <table:table-cell office:value-type="float" office:value="3.672">
            <text:p>3,67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49">
            <text:p>249</text:p>
          </table:table-cell>
          <table:table-cell table:formula="of:=INDEX([.$A$2:.$D$100000];(ROW()-1)*6;1)" office:value-type="float" office:value="381781">
            <text:p>381781</text:p>
          </table:table-cell>
          <table:table-cell table:formula="of:=INDEX([.$A$2:.$D$100000];(ROW()-1)*6-1;4)" office:value-type="float" office:value="16.63">
            <text:p>16,63</text:p>
          </table:table-cell>
          <table:table-cell table:formula="of:=INDEX([.$A$2:.$D$100000];(ROW()-1)*6-2;4)" office:value-type="float" office:value="10.22">
            <text:p>10,22</text:p>
          </table:table-cell>
          <table:table-cell table:formula="of:=INDEX([.$A$2:.$D$100000];(ROW()-1)*6-1;3)" office:value-type="float" office:value="1695.71">
            <text:p>1695,71</text:p>
          </table:table-cell>
          <table:table-cell table:formula="of:=INDEX([.$A$2:.$D$100000];(ROW()-1)*6-2;3)" office:value-type="float" office:value="6184.95">
            <text:p>6184,95</text:p>
          </table:table-cell>
          <table:table-cell table:formula="of:=INDEX([.$A$2:.$D$100000];(ROW()-1)*6-1;2)" office:value-type="float" office:value="2632583">
            <text:p>2632583</text:p>
          </table:table-cell>
          <table:table-cell table:formula="of:=INDEX([.$A$2:.$D$100000];(ROW()-1)*6-2;2)" office:value-type="float" office:value="6468542">
            <text:p>6468542</text:p>
          </table:table-cell>
          <table:table-cell table:formula="of:=INDEX([.$A$2:.$D$100000];(ROW()-1)*6-5;1)" office:value-type="float" office:value="2.359">
            <text:p>2,359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on-flat</text:p>
          </table:table-cell>
          <table:table-cell table:number-columns-repeated="2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0">
            <text:p>250</text:p>
          </table:table-cell>
          <table:table-cell table:formula="of:=INDEX([.$A$2:.$D$100000];(ROW()-1)*6;1)" office:value-type="float" office:value="380640">
            <text:p>380640</text:p>
          </table:table-cell>
          <table:table-cell table:formula="of:=INDEX([.$A$2:.$D$100000];(ROW()-1)*6-1;4)" office:value-type="float" office:value="16.6">
            <text:p>16,6</text:p>
          </table:table-cell>
          <table:table-cell table:formula="of:=INDEX([.$A$2:.$D$100000];(ROW()-1)*6-2;4)" office:value-type="float" office:value="10.25">
            <text:p>10,25</text:p>
          </table:table-cell>
          <table:table-cell table:formula="of:=INDEX([.$A$2:.$D$100000];(ROW()-1)*6-1;3)" office:value-type="float" office:value="1707.91">
            <text:p>1707,91</text:p>
          </table:table-cell>
          <table:table-cell table:formula="of:=INDEX([.$A$2:.$D$100000];(ROW()-1)*6-2;3)" office:value-type="float" office:value="6133.49">
            <text:p>6133,49</text:p>
          </table:table-cell>
          <table:table-cell table:formula="of:=INDEX([.$A$2:.$D$100000];(ROW()-1)*6-1;2)" office:value-type="float" office:value="2649395.5">
            <text:p>2649395,5</text:p>
          </table:table-cell>
          <table:table-cell table:formula="of:=INDEX([.$A$2:.$D$100000];(ROW()-1)*6-2;2)" office:value-type="float" office:value="6442110">
            <text:p>6442110</text:p>
          </table:table-cell>
          <table:table-cell table:formula="of:=INDEX([.$A$2:.$D$100000];(ROW()-1)*6-5;1)" office:value-type="float" office:value="2.219">
            <text:p>2,219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float" office:value="2.062">
            <text:p>2,062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1">
            <text:p>251</text:p>
          </table:table-cell>
          <table:table-cell table:formula="of:=INDEX([.$A$2:.$D$100000];(ROW()-1)*6;1)" office:value-type="float" office:value="378479">
            <text:p>378479</text:p>
          </table:table-cell>
          <table:table-cell table:formula="of:=INDEX([.$A$2:.$D$100000];(ROW()-1)*6-1;4)" office:value-type="float" office:value="16.59">
            <text:p>16,59</text:p>
          </table:table-cell>
          <table:table-cell table:formula="of:=INDEX([.$A$2:.$D$100000];(ROW()-1)*6-2;4)" office:value-type="float" office:value="10.23">
            <text:p>10,23</text:p>
          </table:table-cell>
          <table:table-cell table:formula="of:=INDEX([.$A$2:.$D$100000];(ROW()-1)*6-1;3)" office:value-type="float" office:value="1712.19">
            <text:p>1712,19</text:p>
          </table:table-cell>
          <table:table-cell table:formula="of:=INDEX([.$A$2:.$D$100000];(ROW()-1)*6-2;3)" office:value-type="float" office:value="6162.35">
            <text:p>6162,35</text:p>
          </table:table-cell>
          <table:table-cell table:formula="of:=INDEX([.$A$2:.$D$100000];(ROW()-1)*6-1;2)" office:value-type="float" office:value="2663709">
            <text:p>2663709</text:p>
          </table:table-cell>
          <table:table-cell table:formula="of:=INDEX([.$A$2:.$D$100000];(ROW()-1)*6-2;2)" office:value-type="float" office:value="6462720">
            <text:p>6462720</text:p>
          </table:table-cell>
          <table:table-cell table:formula="of:=INDEX([.$A$2:.$D$100000];(ROW()-1)*6-5;1)" office:value-type="float" office:value="2.219">
            <text:p>2,219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string">
            <text:p>worst</text:p>
          </table:table-cell>
          <table:table-cell office:value-type="float" office:value="2911693">
            <text:p>2911693</text:p>
          </table:table-cell>
          <table:table-cell office:value-type="float" office:value="2850.18">
            <text:p>2850,18</text:p>
          </table:table-cell>
          <table:table-cell office:value-type="float" office:value="13.58">
            <text:p>13,58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2">
            <text:p>252</text:p>
          </table:table-cell>
          <table:table-cell table:formula="of:=INDEX([.$A$2:.$D$100000];(ROW()-1)*6;1)" office:value-type="float" office:value="377274">
            <text:p>377274</text:p>
          </table:table-cell>
          <table:table-cell table:formula="of:=INDEX([.$A$2:.$D$100000];(ROW()-1)*6-1;4)" office:value-type="float" office:value="16.59">
            <text:p>16,59</text:p>
          </table:table-cell>
          <table:table-cell table:formula="of:=INDEX([.$A$2:.$D$100000];(ROW()-1)*6-2;4)" office:value-type="float" office:value="10.2">
            <text:p>10,2</text:p>
          </table:table-cell>
          <table:table-cell table:formula="of:=INDEX([.$A$2:.$D$100000];(ROW()-1)*6-1;3)" office:value-type="float" office:value="1711.71">
            <text:p>1711,71</text:p>
          </table:table-cell>
          <table:table-cell table:formula="of:=INDEX([.$A$2:.$D$100000];(ROW()-1)*6-2;3)" office:value-type="float" office:value="6215.26">
            <text:p>6215,26</text:p>
          </table:table-cell>
          <table:table-cell table:formula="of:=INDEX([.$A$2:.$D$100000];(ROW()-1)*6-1;2)" office:value-type="float" office:value="2658849">
            <text:p>2658849</text:p>
          </table:table-cell>
          <table:table-cell table:formula="of:=INDEX([.$A$2:.$D$100000];(ROW()-1)*6-2;2)" office:value-type="float" office:value="6511075">
            <text:p>6511075</text:p>
          </table:table-cell>
          <table:table-cell table:formula="of:=INDEX([.$A$2:.$D$100000];(ROW()-1)*6-5;1)" office:value-type="float" office:value="2.171">
            <text:p>2,171</text:p>
          </table:table-cell>
          <table:table-cell table:formula="of:=INDEX([.$A$2:.$D$100000];(ROW()-1)*6-3;1)" office:value-type="float" office:value="1.328">
            <text:p>1,328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872230.88">
            <text:p>872230,88</text:p>
          </table:table-cell>
          <table:table-cell office:value-type="float" office:value="562.19">
            <text:p>562,19</text:p>
          </table:table-cell>
          <table:table-cell office:value-type="float" office:value="21.94">
            <text:p>21,94</text:p>
          </table:table-cell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3">
            <text:p>253</text:p>
          </table:table-cell>
          <table:table-cell table:formula="of:=INDEX([.$A$2:.$D$100000];(ROW()-1)*6;1)" office:value-type="float" office:value="375855">
            <text:p>375855</text:p>
          </table:table-cell>
          <table:table-cell table:formula="of:=INDEX([.$A$2:.$D$100000];(ROW()-1)*6-1;4)" office:value-type="float" office:value="16.56">
            <text:p>16,56</text:p>
          </table:table-cell>
          <table:table-cell table:formula="of:=INDEX([.$A$2:.$D$100000];(ROW()-1)*6-2;4)" office:value-type="float" office:value="10.11">
            <text:p>10,11</text:p>
          </table:table-cell>
          <table:table-cell table:formula="of:=INDEX([.$A$2:.$D$100000];(ROW()-1)*6-1;3)" office:value-type="float" office:value="1728.69">
            <text:p>1728,69</text:p>
          </table:table-cell>
          <table:table-cell table:formula="of:=INDEX([.$A$2:.$D$100000];(ROW()-1)*6-2;3)" office:value-type="float" office:value="6345.57">
            <text:p>6345,57</text:p>
          </table:table-cell>
          <table:table-cell table:formula="of:=INDEX([.$A$2:.$D$100000];(ROW()-1)*6-1;2)" office:value-type="float" office:value="2685262.5">
            <text:p>2685262,5</text:p>
          </table:table-cell>
          <table:table-cell table:formula="of:=INDEX([.$A$2:.$D$100000];(ROW()-1)*6-2;2)" office:value-type="float" office:value="6639670">
            <text:p>6639670</text:p>
          </table:table-cell>
          <table:table-cell table:formula="of:=INDEX([.$A$2:.$D$100000];(ROW()-1)*6-5;1)" office:value-type="float" office:value="2.172">
            <text:p>2,172</text:p>
          </table:table-cell>
          <table:table-cell table:formula="of:=INDEX([.$A$2:.$D$100000];(ROW()-1)*6-3;1)" office:value-type="float" office:value="1.297">
            <text:p>1,297</text:p>
          </table:table-cell>
        </table:table-row>
        <table:table-row table:style-name="ro1">
          <table:table-cell office:value-type="float" office:value="2515656">
            <text:p>2515656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4">
            <text:p>254</text:p>
          </table:table-cell>
          <table:table-cell table:formula="of:=INDEX([.$A$2:.$D$100000];(ROW()-1)*6;1)" office:value-type="float" office:value="374117">
            <text:p>374117</text:p>
          </table:table-cell>
          <table:table-cell table:formula="of:=INDEX([.$A$2:.$D$100000];(ROW()-1)*6-1;4)" office:value-type="float" office:value="16.57">
            <text:p>16,57</text:p>
          </table:table-cell>
          <table:table-cell table:formula="of:=INDEX([.$A$2:.$D$100000];(ROW()-1)*6-2;4)" office:value-type="float" office:value="10.14">
            <text:p>10,14</text:p>
          </table:table-cell>
          <table:table-cell table:formula="of:=INDEX([.$A$2:.$D$100000];(ROW()-1)*6-1;3)" office:value-type="float" office:value="1726.66">
            <text:p>1726,66</text:p>
          </table:table-cell>
          <table:table-cell table:formula="of:=INDEX([.$A$2:.$D$100000];(ROW()-1)*6-2;3)" office:value-type="float" office:value="6295.56">
            <text:p>6295,56</text:p>
          </table:table-cell>
          <table:table-cell table:formula="of:=INDEX([.$A$2:.$D$100000];(ROW()-1)*6-1;2)" office:value-type="float" office:value="2684515.75">
            <text:p>2684515,75</text:p>
          </table:table-cell>
          <table:table-cell table:formula="of:=INDEX([.$A$2:.$D$100000];(ROW()-1)*6-2;2)" office:value-type="float" office:value="6603307">
            <text:p>6603307</text:p>
          </table:table-cell>
          <table:table-cell table:formula="of:=INDEX([.$A$2:.$D$100000];(ROW()-1)*6-5;1)" office:value-type="float" office:value="2.188">
            <text:p>2,188</text:p>
          </table:table-cell>
          <table:table-cell table:formula="of:=INDEX([.$A$2:.$D$100000];(ROW()-1)*6-3;1)" office:value-type="float" office:value="1.281">
            <text:p>1,281</text:p>
          </table:table-cell>
        </table:table-row>
        <table:table-row table:style-name="ro1">
          <table:table-cell office:value-type="float" office:value="3.938">
            <text:p>3,938</text:p>
          </table:table-cell>
          <table:table-cell table:number-columns-repeated="3"/>
          <table:table-cell table:formula="of:=INDEX([.$A$2:.$D$100000];(ROW()-1)*6-4;2)" office:value-type="string" office:string-value="flat">
            <text:p>flat</text:p>
          </table:table-cell>
          <table:table-cell table:formula="of:=INDEX([.$A$2:.$D$100000];(ROW()-1)*6-4;1)" office:value-type="float" office:value="255">
            <text:p>255</text:p>
          </table:table-cell>
          <table:table-cell table:formula="of:=INDEX([.$A$2:.$D$100000];(ROW()-1)*6;1)" office:value-type="float" office:value="373464">
            <text:p>373464</text:p>
          </table:table-cell>
          <table:table-cell table:formula="of:=INDEX([.$A$2:.$D$100000];(ROW()-1)*6-1;4)" office:value-type="float" office:value="16.55">
            <text:p>16,55</text:p>
          </table:table-cell>
          <table:table-cell table:formula="of:=INDEX([.$A$2:.$D$100000];(ROW()-1)*6-2;4)" office:value-type="float" office:value="10.15">
            <text:p>10,15</text:p>
          </table:table-cell>
          <table:table-cell table:formula="of:=INDEX([.$A$2:.$D$100000];(ROW()-1)*6-1;3)" office:value-type="float" office:value="1727.79">
            <text:p>1727,79</text:p>
          </table:table-cell>
          <table:table-cell table:formula="of:=INDEX([.$A$2:.$D$100000];(ROW()-1)*6-2;3)" office:value-type="float" office:value="6280.34">
            <text:p>6280,34</text:p>
          </table:table-cell>
          <table:table-cell table:formula="of:=INDEX([.$A$2:.$D$100000];(ROW()-1)*6-1;2)" office:value-type="float" office:value="2678049">
            <text:p>2678049</text:p>
          </table:table-cell>
          <table:table-cell table:formula="of:=INDEX([.$A$2:.$D$100000];(ROW()-1)*6-2;2)" office:value-type="float" office:value="6577209">
            <text:p>6577209</text:p>
          </table:table-cell>
          <table:table-cell table:formula="of:=INDEX([.$A$2:.$D$100000];(ROW()-1)*6-5;1)" office:value-type="float" office:value="2.156">
            <text:p>2,156</text:p>
          </table:table-cell>
          <table:table-cell table:formula="of:=INDEX([.$A$2:.$D$100000];(ROW()-1)*6-3;1)" office:value-type="float" office:value="1.219">
            <text:p>1,21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75">
            <text:p>1,8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02796">
            <text:p>2902796</text:p>
          </table:table-cell>
          <table:table-cell office:value-type="float" office:value="2843.16">
            <text:p>2843,16</text:p>
          </table:table-cell>
          <table:table-cell office:value-type="float" office:value="13.59">
            <text:p>13,5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62002">
            <text:p>862002</text:p>
          </table:table-cell>
          <table:table-cell office:value-type="float" office:value="553.2">
            <text:p>553,2</text:p>
          </table:table-cell>
          <table:table-cell office:value-type="float" office:value="22.02">
            <text:p>22,02</text:p>
          </table:table-cell>
          <table:table-cell table:number-columns-repeated="11"/>
        </table:table-row>
        <table:table-row table:style-name="ro1">
          <table:table-cell office:value-type="float" office:value="2539889">
            <text:p>2539889</text:p>
          </table:table-cell>
          <table:table-cell table:number-columns-repeated="14"/>
        </table:table-row>
        <table:table-row table:style-name="ro1">
          <table:table-cell office:value-type="float" office:value="4.14">
            <text:p>4,14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59">
            <text:p>1,85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75127">
            <text:p>2975127</text:p>
          </table:table-cell>
          <table:table-cell office:value-type="float" office:value="2916.86">
            <text:p>2916,86</text:p>
          </table:table-cell>
          <table:table-cell office:value-type="float" office:value="13.48">
            <text:p>13,4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72139.44">
            <text:p>872139,44</text:p>
          </table:table-cell>
          <table:table-cell office:value-type="float" office:value="559.95">
            <text:p>559,95</text:p>
          </table:table-cell>
          <table:table-cell office:value-type="float" office:value="21.98">
            <text:p>21,98</text:p>
          </table:table-cell>
          <table:table-cell table:number-columns-repeated="11"/>
        </table:table-row>
        <table:table-row table:style-name="ro1">
          <table:table-cell office:value-type="float" office:value="2581623">
            <text:p>2581623</text:p>
          </table:table-cell>
          <table:table-cell table:number-columns-repeated="14"/>
        </table:table-row>
        <table:table-row table:style-name="ro1">
          <table:table-cell office:value-type="float" office:value="3.547">
            <text:p>3,547</text:p>
          </table:table-cell>
          <table:table-cell table:number-columns-repeated="1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63908">
            <text:p>2963908</text:p>
          </table:table-cell>
          <table:table-cell office:value-type="float" office:value="2906.26">
            <text:p>2906,26</text:p>
          </table:table-cell>
          <table:table-cell office:value-type="float" office:value="13.5">
            <text:p>13,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67090.63">
            <text:p>867090,63</text:p>
          </table:table-cell>
          <table:table-cell office:value-type="float" office:value="556.3">
            <text:p>556,3</text:p>
          </table:table-cell>
          <table:table-cell office:value-type="float" office:value="22.01">
            <text:p>22,01</text:p>
          </table:table-cell>
          <table:table-cell table:number-columns-repeated="11"/>
        </table:table-row>
        <table:table-row table:style-name="ro1">
          <table:table-cell office:value-type="float" office:value="2600633">
            <text:p>2600633</text:p>
          </table:table-cell>
          <table:table-cell table:number-columns-repeated="14"/>
        </table:table-row>
        <table:table-row table:style-name="ro1">
          <table:table-cell office:value-type="float" office:value="3.859">
            <text:p>3,859</text:p>
          </table:table-cell>
          <table:table-cell table:number-columns-repeated="1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06">
            <text:p>1,9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20026">
            <text:p>2920026</text:p>
          </table:table-cell>
          <table:table-cell office:value-type="float" office:value="2861.02">
            <text:p>2861,02</text:p>
          </table:table-cell>
          <table:table-cell office:value-type="float" office:value="13.57">
            <text:p>13,5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51432">
            <text:p>851432</text:p>
          </table:table-cell>
          <table:table-cell office:value-type="float" office:value="549.1">
            <text:p>549,1</text:p>
          </table:table-cell>
          <table:table-cell office:value-type="float" office:value="22.08">
            <text:p>22,08</text:p>
          </table:table-cell>
          <table:table-cell table:number-columns-repeated="11"/>
        </table:table-row>
        <table:table-row table:style-name="ro1">
          <table:table-cell office:value-type="float" office:value="2635730">
            <text:p>2635730</text:p>
          </table:table-cell>
          <table:table-cell table:number-columns-repeated="14"/>
        </table:table-row>
        <table:table-row table:style-name="ro1">
          <table:table-cell office:value-type="float" office:value="3.485">
            <text:p>3,485</text:p>
          </table:table-cell>
          <table:table-cell table:number-columns-repeated="1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36">
            <text:p>1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873752">
            <text:p>2873752</text:p>
          </table:table-cell>
          <table:table-cell office:value-type="float" office:value="2812.71">
            <text:p>2812,71</text:p>
          </table:table-cell>
          <table:table-cell office:value-type="float" office:value="13.64">
            <text:p>13,6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47585.94">
            <text:p>847585,94</text:p>
          </table:table-cell>
          <table:table-cell office:value-type="float" office:value="547.35">
            <text:p>547,35</text:p>
          </table:table-cell>
          <table:table-cell office:value-type="float" office:value="22.09">
            <text:p>22,09</text:p>
          </table:table-cell>
          <table:table-cell table:number-columns-repeated="11"/>
        </table:table-row>
        <table:table-row table:style-name="ro1">
          <table:table-cell office:value-type="float" office:value="2660648">
            <text:p>2660648</text:p>
          </table:table-cell>
          <table:table-cell table:number-columns-repeated="14"/>
        </table:table-row>
        <table:table-row table:style-name="ro1">
          <table:table-cell office:value-type="float" office:value="3.438">
            <text:p>3,438</text:p>
          </table:table-cell>
          <table:table-cell table:number-columns-repeated="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860083">
            <text:p>2860083</text:p>
          </table:table-cell>
          <table:table-cell office:value-type="float" office:value="2804.31">
            <text:p>2804,31</text:p>
          </table:table-cell>
          <table:table-cell office:value-type="float" office:value="13.65">
            <text:p>13,6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30796">
            <text:p>830796</text:p>
          </table:table-cell>
          <table:table-cell office:value-type="float" office:value="535">
            <text:p>535</text:p>
          </table:table-cell>
          <table:table-cell office:value-type="float" office:value="22.19">
            <text:p>22,19</text:p>
          </table:table-cell>
          <table:table-cell table:number-columns-repeated="11"/>
        </table:table-row>
        <table:table-row table:style-name="ro1">
          <table:table-cell office:value-type="float" office:value="2702847">
            <text:p>2702847</text:p>
          </table:table-cell>
          <table:table-cell table:number-columns-repeated="14"/>
        </table:table-row>
        <table:table-row table:style-name="ro1">
          <table:table-cell office:value-type="float" office:value="3.61">
            <text:p>3,61</text:p>
          </table:table-cell>
          <table:table-cell table:number-columns-repeated="1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91">
            <text:p>1,8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805809">
            <text:p>2805809</text:p>
          </table:table-cell>
          <table:table-cell office:value-type="float" office:value="2748.92">
            <text:p>2748,92</text:p>
          </table:table-cell>
          <table:table-cell office:value-type="float" office:value="13.74">
            <text:p>13,7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24248.31">
            <text:p>824248,31</text:p>
          </table:table-cell>
          <table:table-cell office:value-type="float" office:value="527.32">
            <text:p>527,32</text:p>
          </table:table-cell>
          <table:table-cell office:value-type="float" office:value="22.26">
            <text:p>22,26</text:p>
          </table:table-cell>
          <table:table-cell table:number-columns-repeated="11"/>
        </table:table-row>
        <table:table-row table:style-name="ro1">
          <table:table-cell office:value-type="float" office:value="2750977">
            <text:p>2750977</text:p>
          </table:table-cell>
          <table:table-cell table:number-columns-repeated="14"/>
        </table:table-row>
        <table:table-row table:style-name="ro1">
          <table:table-cell office:value-type="float" office:value="3.688">
            <text:p>3,688</text:p>
          </table:table-cell>
          <table:table-cell table:number-columns-repeated="1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66">
            <text:p>1,7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66441">
            <text:p>2766441</text:p>
          </table:table-cell>
          <table:table-cell office:value-type="float" office:value="2707.28">
            <text:p>2707,28</text:p>
          </table:table-cell>
          <table:table-cell office:value-type="float" office:value="13.81">
            <text:p>13,8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17919.13">
            <text:p>817919,13</text:p>
          </table:table-cell>
          <table:table-cell office:value-type="float" office:value="524.08">
            <text:p>524,08</text:p>
          </table:table-cell>
          <table:table-cell office:value-type="float" office:value="22.29">
            <text:p>22,29</text:p>
          </table:table-cell>
          <table:table-cell table:number-columns-repeated="11"/>
        </table:table-row>
        <table:table-row table:style-name="ro1">
          <table:table-cell office:value-type="float" office:value="2779688">
            <text:p>2779688</text:p>
          </table:table-cell>
          <table:table-cell table:number-columns-repeated="14"/>
        </table:table-row>
        <table:table-row table:style-name="ro1">
          <table:table-cell office:value-type="float" office:value="3.578">
            <text:p>3,578</text:p>
          </table:table-cell>
          <table:table-cell table:number-columns-repeated="1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031">
            <text:p>2,0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70749">
            <text:p>2770749</text:p>
          </table:table-cell>
          <table:table-cell office:value-type="float" office:value="2714.44">
            <text:p>2714,44</text:p>
          </table:table-cell>
          <table:table-cell office:value-type="float" office:value="13.79">
            <text:p>13,7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10892.25">
            <text:p>810892,25</text:p>
          </table:table-cell>
          <table:table-cell office:value-type="float" office:value="518.85">
            <text:p>518,85</text:p>
          </table:table-cell>
          <table:table-cell office:value-type="float" office:value="22.34">
            <text:p>22,34</text:p>
          </table:table-cell>
          <table:table-cell table:number-columns-repeated="11"/>
        </table:table-row>
        <table:table-row table:style-name="ro1">
          <table:table-cell office:value-type="float" office:value="2809967">
            <text:p>2809967</text:p>
          </table:table-cell>
          <table:table-cell table:number-columns-repeated="14"/>
        </table:table-row>
        <table:table-row table:style-name="ro1">
          <table:table-cell office:value-type="float" office:value="3.531">
            <text:p>3,531</text:p>
          </table:table-cell>
          <table:table-cell table:number-columns-repeated="1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78">
            <text:p>1,57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20435">
            <text:p>2720435</text:p>
          </table:table-cell>
          <table:table-cell office:value-type="float" office:value="2663.25">
            <text:p>2663,25</text:p>
          </table:table-cell>
          <table:table-cell office:value-type="float" office:value="13.88">
            <text:p>13,8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98296.5">
            <text:p>798296,5</text:p>
          </table:table-cell>
          <table:table-cell office:value-type="float" office:value="511.54">
            <text:p>511,54</text:p>
          </table:table-cell>
          <table:table-cell office:value-type="float" office:value="22.4">
            <text:p>22,4</text:p>
          </table:table-cell>
          <table:table-cell table:number-columns-repeated="11"/>
        </table:table-row>
        <table:table-row table:style-name="ro1">
          <table:table-cell office:value-type="float" office:value="2855576">
            <text:p>2855576</text:p>
          </table:table-cell>
          <table:table-cell table:number-columns-repeated="14"/>
        </table:table-row>
        <table:table-row table:style-name="ro1">
          <table:table-cell office:value-type="float" office:value="3.844">
            <text:p>3,844</text:p>
          </table:table-cell>
          <table:table-cell table:number-columns-repeated="1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90854">
            <text:p>2790854</text:p>
          </table:table-cell>
          <table:table-cell office:value-type="float" office:value="2736.99">
            <text:p>2736,99</text:p>
          </table:table-cell>
          <table:table-cell office:value-type="float" office:value="13.76">
            <text:p>13,7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08800.63">
            <text:p>808800,63</text:p>
          </table:table-cell>
          <table:table-cell office:value-type="float" office:value="516.97">
            <text:p>516,97</text:p>
          </table:table-cell>
          <table:table-cell office:value-type="float" office:value="22.36">
            <text:p>22,36</text:p>
          </table:table-cell>
          <table:table-cell table:number-columns-repeated="11"/>
        </table:table-row>
        <table:table-row table:style-name="ro1">
          <table:table-cell office:value-type="float" office:value="2875033">
            <text:p>2875033</text:p>
          </table:table-cell>
          <table:table-cell table:number-columns-repeated="14"/>
        </table:table-row>
        <table:table-row table:style-name="ro1">
          <table:table-cell office:value-type="float" office:value="3.563">
            <text:p>3,563</text:p>
          </table:table-cell>
          <table:table-cell table:number-columns-repeated="1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75">
            <text:p>1,8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59800">
            <text:p>2759800</text:p>
          </table:table-cell>
          <table:table-cell office:value-type="float" office:value="2707.39">
            <text:p>2707,39</text:p>
          </table:table-cell>
          <table:table-cell office:value-type="float" office:value="13.81">
            <text:p>13,8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00563.5">
            <text:p>800563,5</text:p>
          </table:table-cell>
          <table:table-cell office:value-type="float" office:value="512.14">
            <text:p>512,14</text:p>
          </table:table-cell>
          <table:table-cell office:value-type="float" office:value="22.41">
            <text:p>22,41</text:p>
          </table:table-cell>
          <table:table-cell table:number-columns-repeated="11"/>
        </table:table-row>
        <table:table-row table:style-name="ro1">
          <table:table-cell office:value-type="float" office:value="2923675">
            <text:p>2923675</text:p>
          </table:table-cell>
          <table:table-cell table:number-columns-repeated="14"/>
        </table:table-row>
        <table:table-row table:style-name="ro1">
          <table:table-cell office:value-type="float" office:value="3.672">
            <text:p>3,672</text:p>
          </table:table-cell>
          <table:table-cell table:number-columns-repeated="1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65">
            <text:p>1,76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24392">
            <text:p>2724392</text:p>
          </table:table-cell>
          <table:table-cell office:value-type="float" office:value="2671.32">
            <text:p>2671,32</text:p>
          </table:table-cell>
          <table:table-cell office:value-type="float" office:value="13.86">
            <text:p>13,8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91360.25">
            <text:p>791360,25</text:p>
          </table:table-cell>
          <table:table-cell office:value-type="float" office:value="505.55">
            <text:p>505,55</text:p>
          </table:table-cell>
          <table:table-cell office:value-type="float" office:value="22.47">
            <text:p>22,47</text:p>
          </table:table-cell>
          <table:table-cell table:number-columns-repeated="11"/>
        </table:table-row>
        <table:table-row table:style-name="ro1">
          <table:table-cell office:value-type="float" office:value="2969808">
            <text:p>2969808</text:p>
          </table:table-cell>
          <table:table-cell table:number-columns-repeated="14"/>
        </table:table-row>
        <table:table-row table:style-name="ro1">
          <table:table-cell office:value-type="float" office:value="3.719">
            <text:p>3,719</text:p>
          </table:table-cell>
          <table:table-cell table:number-columns-repeated="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63">
            <text:p>1,56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39225">
            <text:p>2639225</text:p>
          </table:table-cell>
          <table:table-cell office:value-type="float" office:value="2584.45">
            <text:p>2584,45</text:p>
          </table:table-cell>
          <table:table-cell office:value-type="float" office:value="14.01">
            <text:p>14,0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74828.94">
            <text:p>774828,94</text:p>
          </table:table-cell>
          <table:table-cell office:value-type="float" office:value="495.57">
            <text:p>495,57</text:p>
          </table:table-cell>
          <table:table-cell office:value-type="float" office:value="22.56">
            <text:p>22,56</text:p>
          </table:table-cell>
          <table:table-cell table:number-columns-repeated="11"/>
        </table:table-row>
        <table:table-row table:style-name="ro1">
          <table:table-cell office:value-type="float" office:value="3020305">
            <text:p>3020305</text:p>
          </table:table-cell>
          <table:table-cell table:number-columns-repeated="14"/>
        </table:table-row>
        <table:table-row table:style-name="ro1">
          <table:table-cell office:value-type="float" office:value="4.031">
            <text:p>4,031</text:p>
          </table:table-cell>
          <table:table-cell table:number-columns-repeated="1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37748">
            <text:p>2637748</text:p>
          </table:table-cell>
          <table:table-cell office:value-type="float" office:value="2586.11">
            <text:p>2586,11</text:p>
          </table:table-cell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67355.06">
            <text:p>767355,06</text:p>
          </table:table-cell>
          <table:table-cell office:value-type="float" office:value="489.91">
            <text:p>489,91</text:p>
          </table:table-cell>
          <table:table-cell office:value-type="float" office:value="22.61">
            <text:p>22,61</text:p>
          </table:table-cell>
          <table:table-cell table:number-columns-repeated="11"/>
        </table:table-row>
        <table:table-row table:style-name="ro1">
          <table:table-cell office:value-type="float" office:value="3045989">
            <text:p>3045989</text:p>
          </table:table-cell>
          <table:table-cell table:number-columns-repeated="14"/>
        </table:table-row>
        <table:table-row table:style-name="ro1">
          <table:table-cell office:value-type="float" office:value="3.766">
            <text:p>3,766</text:p>
          </table:table-cell>
          <table:table-cell table:number-columns-repeated="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75">
            <text:p>1,8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44005">
            <text:p>2644005</text:p>
          </table:table-cell>
          <table:table-cell office:value-type="float" office:value="2594.36">
            <text:p>2594,36</text:p>
          </table:table-cell>
          <table:table-cell office:value-type="float" office:value="13.99">
            <text:p>13,9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63289.63">
            <text:p>763289,63</text:p>
          </table:table-cell>
          <table:table-cell office:value-type="float" office:value="487.17">
            <text:p>487,17</text:p>
          </table:table-cell>
          <table:table-cell office:value-type="float" office:value="22.64">
            <text:p>22,64</text:p>
          </table:table-cell>
          <table:table-cell table:number-columns-repeated="11"/>
        </table:table-row>
        <table:table-row table:style-name="ro1">
          <table:table-cell office:value-type="float" office:value="3058984">
            <text:p>3058984</text:p>
          </table:table-cell>
          <table:table-cell table:number-columns-repeated="14"/>
        </table:table-row>
        <table:table-row table:style-name="ro1">
          <table:table-cell office:value-type="float" office:value="3.688">
            <text:p>3,688</text:p>
          </table:table-cell>
          <table:table-cell table:number-columns-repeated="1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85">
            <text:p>1,98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72805">
            <text:p>2572805</text:p>
          </table:table-cell>
          <table:table-cell office:value-type="float" office:value="2522.03">
            <text:p>2522,03</text:p>
          </table:table-cell>
          <table:table-cell office:value-type="float" office:value="14.11">
            <text:p>14,1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49774.81">
            <text:p>749774,81</text:p>
          </table:table-cell>
          <table:table-cell office:value-type="float" office:value="479.37">
            <text:p>479,37</text:p>
          </table:table-cell>
          <table:table-cell office:value-type="float" office:value="22.7">
            <text:p>22,7</text:p>
          </table:table-cell>
          <table:table-cell table:number-columns-repeated="11"/>
        </table:table-row>
        <table:table-row table:style-name="ro1">
          <table:table-cell office:value-type="float" office:value="3167193">
            <text:p>3167193</text:p>
          </table:table-cell>
          <table:table-cell table:number-columns-repeated="14"/>
        </table:table-row>
        <table:table-row table:style-name="ro1">
          <table:table-cell office:value-type="float" office:value="3.719">
            <text:p>3,719</text:p>
          </table:table-cell>
          <table:table-cell table:number-columns-repeated="1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44">
            <text:p>1,8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39929">
            <text:p>2539929</text:p>
          </table:table-cell>
          <table:table-cell office:value-type="float" office:value="2487.6">
            <text:p>2487,6</text:p>
          </table:table-cell>
          <table:table-cell office:value-type="float" office:value="14.17">
            <text:p>14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41475.06">
            <text:p>741475,06</text:p>
          </table:table-cell>
          <table:table-cell office:value-type="float" office:value="473.85">
            <text:p>473,85</text:p>
          </table:table-cell>
          <table:table-cell office:value-type="float" office:value="22.76">
            <text:p>22,76</text:p>
          </table:table-cell>
          <table:table-cell table:number-columns-repeated="11"/>
        </table:table-row>
        <table:table-row table:style-name="ro1">
          <table:table-cell office:value-type="float" office:value="3193889">
            <text:p>3193889</text:p>
          </table:table-cell>
          <table:table-cell table:number-columns-repeated="14"/>
        </table:table-row>
        <table:table-row table:style-name="ro1">
          <table:table-cell office:value-type="float" office:value="3.86">
            <text:p>3,86</text:p>
          </table:table-cell>
          <table:table-cell table:number-columns-repeated="1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63">
            <text:p>1,56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44255">
            <text:p>2544255</text:p>
          </table:table-cell>
          <table:table-cell office:value-type="float" office:value="2492.33">
            <text:p>2492,33</text:p>
          </table:table-cell>
          <table:table-cell office:value-type="float" office:value="14.16">
            <text:p>14,1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39262.94">
            <text:p>739262,94</text:p>
          </table:table-cell>
          <table:table-cell office:value-type="float" office:value="472.18">
            <text:p>472,18</text:p>
          </table:table-cell>
          <table:table-cell office:value-type="float" office:value="22.79">
            <text:p>22,79</text:p>
          </table:table-cell>
          <table:table-cell table:number-columns-repeated="11"/>
        </table:table-row>
        <table:table-row table:style-name="ro1">
          <table:table-cell office:value-type="float" office:value="3247097">
            <text:p>3247097</text:p>
          </table:table-cell>
          <table:table-cell table:number-columns-repeated="14"/>
        </table:table-row>
        <table:table-row table:style-name="ro1">
          <table:table-cell office:value-type="float" office:value="4.047">
            <text:p>4,047</text:p>
          </table:table-cell>
          <table:table-cell table:number-columns-repeated="1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88">
            <text:p>1,6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500845">
            <text:p>2500845</text:p>
          </table:table-cell>
          <table:table-cell office:value-type="float" office:value="2447.52">
            <text:p>2447,52</text:p>
          </table:table-cell>
          <table:table-cell office:value-type="float" office:value="14.24">
            <text:p>14,2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30716.94">
            <text:p>730716,94</text:p>
          </table:table-cell>
          <table:table-cell office:value-type="float" office:value="466.22">
            <text:p>466,22</text:p>
          </table:table-cell>
          <table:table-cell office:value-type="float" office:value="22.84">
            <text:p>22,84</text:p>
          </table:table-cell>
          <table:table-cell table:number-columns-repeated="11"/>
        </table:table-row>
        <table:table-row table:style-name="ro1">
          <table:table-cell office:value-type="float" office:value="3317824">
            <text:p>3317824</text:p>
          </table:table-cell>
          <table:table-cell table:number-columns-repeated="14"/>
        </table:table-row>
        <table:table-row table:style-name="ro1">
          <table:table-cell office:value-type="float" office:value="3.859">
            <text:p>3,859</text:p>
          </table:table-cell>
          <table:table-cell table:number-columns-repeated="1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06">
            <text:p>1,9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56952">
            <text:p>2456952</text:p>
          </table:table-cell>
          <table:table-cell office:value-type="float" office:value="2408.42">
            <text:p>2408,42</text:p>
          </table:table-cell>
          <table:table-cell office:value-type="float" office:value="14.31">
            <text:p>14,3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11429.75">
            <text:p>711429,75</text:p>
          </table:table-cell>
          <table:table-cell office:value-type="float" office:value="452">
            <text:p>452</text:p>
          </table:table-cell>
          <table:table-cell office:value-type="float" office:value="22.99">
            <text:p>22,99</text:p>
          </table:table-cell>
          <table:table-cell table:number-columns-repeated="11"/>
        </table:table-row>
        <table:table-row table:style-name="ro1">
          <table:table-cell office:value-type="float" office:value="3383899">
            <text:p>3383899</text:p>
          </table:table-cell>
          <table:table-cell table:number-columns-repeated="14"/>
        </table:table-row>
        <table:table-row table:style-name="ro1">
          <table:table-cell office:value-type="float" office:value="3.828">
            <text:p>3,828</text:p>
          </table:table-cell>
          <table:table-cell table:number-columns-repeated="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11">
            <text:p>2,1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22801">
            <text:p>2422801</text:p>
          </table:table-cell>
          <table:table-cell office:value-type="float" office:value="2371.87">
            <text:p>2371,87</text:p>
          </table:table-cell>
          <table:table-cell office:value-type="float" office:value="14.38">
            <text:p>14,3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08588.56">
            <text:p>708588,56</text:p>
          </table:table-cell>
          <table:table-cell office:value-type="float" office:value="450.95">
            <text:p>450,95</text:p>
          </table:table-cell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3433514">
            <text:p>3433514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397434">
            <text:p>2397434</text:p>
          </table:table-cell>
          <table:table-cell office:value-type="float" office:value="2352.6">
            <text:p>2352,6</text:p>
          </table:table-cell>
          <table:table-cell office:value-type="float" office:value="14.42">
            <text:p>14,4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92186.75">
            <text:p>692186,75</text:p>
          </table:table-cell>
          <table:table-cell office:value-type="float" office:value="440.61">
            <text:p>440,61</text:p>
          </table:table-cell>
          <table:table-cell office:value-type="float" office:value="23.11">
            <text:p>23,11</text:p>
          </table:table-cell>
          <table:table-cell table:number-columns-repeated="11"/>
        </table:table-row>
        <table:table-row table:style-name="ro1">
          <table:table-cell office:value-type="float" office:value="3527273">
            <text:p>3527273</text:p>
          </table:table-cell>
          <table:table-cell table:number-columns-repeated="14"/>
        </table:table-row>
        <table:table-row table:style-name="ro1">
          <table:table-cell office:value-type="float" office:value="4.375">
            <text:p>4,375</text:p>
          </table:table-cell>
          <table:table-cell table:number-columns-repeated="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75">
            <text:p>1,8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318606">
            <text:p>2318606</text:p>
          </table:table-cell>
          <table:table-cell office:value-type="float" office:value="2266.69">
            <text:p>2266,69</text:p>
          </table:table-cell>
          <table:table-cell office:value-type="float" office:value="14.58">
            <text:p>14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80908.94">
            <text:p>680908,94</text:p>
          </table:table-cell>
          <table:table-cell office:value-type="float" office:value="432.68">
            <text:p>432,68</text:p>
          </table:table-cell>
          <table:table-cell office:value-type="float" office:value="23.17">
            <text:p>23,17</text:p>
          </table:table-cell>
          <table:table-cell table:number-columns-repeated="11"/>
        </table:table-row>
        <table:table-row table:style-name="ro1">
          <table:table-cell office:value-type="float" office:value="3589918">
            <text:p>3589918</text:p>
          </table:table-cell>
          <table:table-cell table:number-columns-repeated="14"/>
        </table:table-row>
        <table:table-row table:style-name="ro1">
          <table:table-cell office:value-type="float" office:value="4.563">
            <text:p>4,563</text:p>
          </table:table-cell>
          <table:table-cell table:number-columns-repeated="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63">
            <text:p>1,56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90651">
            <text:p>2290651</text:p>
          </table:table-cell>
          <table:table-cell office:value-type="float" office:value="2243.88">
            <text:p>2243,88</text:p>
          </table:table-cell>
          <table:table-cell office:value-type="float" office:value="14.62">
            <text:p>14,6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66041.88">
            <text:p>666041,88</text:p>
          </table:table-cell>
          <table:table-cell office:value-type="float" office:value="422.7">
            <text:p>422,7</text:p>
          </table:table-cell>
          <table:table-cell office:value-type="float" office:value="23.27">
            <text:p>23,27</text:p>
          </table:table-cell>
          <table:table-cell table:number-columns-repeated="11"/>
        </table:table-row>
        <table:table-row table:style-name="ro1">
          <table:table-cell office:value-type="float" office:value="3655881">
            <text:p>3655881</text:p>
          </table:table-cell>
          <table:table-cell table:number-columns-repeated="14"/>
        </table:table-row>
        <table:table-row table:style-name="ro1">
          <table:table-cell office:value-type="float" office:value="4.063">
            <text:p>4,063</text:p>
          </table:table-cell>
          <table:table-cell table:number-columns-repeated="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35">
            <text:p>1,7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29089">
            <text:p>2229089</text:p>
          </table:table-cell>
          <table:table-cell office:value-type="float" office:value="2180.21">
            <text:p>2180,21</text:p>
          </table:table-cell>
          <table:table-cell office:value-type="float" office:value="14.75">
            <text:p>14,7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55034.75">
            <text:p>655034,75</text:p>
          </table:table-cell>
          <table:table-cell office:value-type="float" office:value="414.76">
            <text:p>414,76</text:p>
          </table:table-cell>
          <table:table-cell office:value-type="float" office:value="23.36">
            <text:p>23,36</text:p>
          </table:table-cell>
          <table:table-cell table:number-columns-repeated="11"/>
        </table:table-row>
        <table:table-row table:style-name="ro1">
          <table:table-cell office:value-type="float" office:value="3730472">
            <text:p>3730472</text:p>
          </table:table-cell>
          <table:table-cell table:number-columns-repeated="14"/>
        </table:table-row>
        <table:table-row table:style-name="ro1">
          <table:table-cell office:value-type="float" office:value="4.25">
            <text:p>4,25</text:p>
          </table:table-cell>
          <table:table-cell table:number-columns-repeated="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192896">
            <text:p>2192896</text:p>
          </table:table-cell>
          <table:table-cell office:value-type="float" office:value="2147.32">
            <text:p>2147,32</text:p>
          </table:table-cell>
          <table:table-cell office:value-type="float" office:value="14.81">
            <text:p>14,8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38213.19">
            <text:p>638213,19</text:p>
          </table:table-cell>
          <table:table-cell office:value-type="float" office:value="403.37">
            <text:p>403,37</text:p>
          </table:table-cell>
          <table:table-cell office:value-type="float" office:value="23.48">
            <text:p>23,48</text:p>
          </table:table-cell>
          <table:table-cell table:number-columns-repeated="11"/>
        </table:table-row>
        <table:table-row table:style-name="ro1">
          <table:table-cell office:value-type="float" office:value="3827939">
            <text:p>3827939</text:p>
          </table:table-cell>
          <table:table-cell table:number-columns-repeated="14"/>
        </table:table-row>
        <table:table-row table:style-name="ro1">
          <table:table-cell office:value-type="float" office:value="4.094">
            <text:p>4,094</text:p>
          </table:table-cell>
          <table:table-cell table:number-columns-repeated="1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123426">
            <text:p>2123426</text:p>
          </table:table-cell>
          <table:table-cell office:value-type="float" office:value="2075.74">
            <text:p>2075,74</text:p>
          </table:table-cell>
          <table:table-cell office:value-type="float" office:value="14.96">
            <text:p>14,9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26239.5">
            <text:p>626239,5</text:p>
          </table:table-cell>
          <table:table-cell office:value-type="float" office:value="395.64">
            <text:p>395,64</text:p>
          </table:table-cell>
          <table:table-cell office:value-type="float" office:value="23.56">
            <text:p>23,56</text:p>
          </table:table-cell>
          <table:table-cell table:number-columns-repeated="11"/>
        </table:table-row>
        <table:table-row table:style-name="ro1">
          <table:table-cell office:value-type="float" office:value="3910790">
            <text:p>3910790</text:p>
          </table:table-cell>
          <table:table-cell table:number-columns-repeated="14"/>
        </table:table-row>
        <table:table-row table:style-name="ro1">
          <table:table-cell office:value-type="float" office:value="4.188">
            <text:p>4,188</text:p>
          </table:table-cell>
          <table:table-cell table:number-columns-repeated="1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97">
            <text:p>1,7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063649">
            <text:p>2063649</text:p>
          </table:table-cell>
          <table:table-cell office:value-type="float" office:value="2017.94">
            <text:p>2017,94</text:p>
          </table:table-cell>
          <table:table-cell office:value-type="float" office:value="15.08">
            <text:p>15,0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07200">
            <text:p>607200</text:p>
          </table:table-cell>
          <table:table-cell office:value-type="float" office:value="383.76">
            <text:p>383,76</text:p>
          </table:table-cell>
          <table:table-cell office:value-type="float" office:value="23.72">
            <text:p>23,72</text:p>
          </table:table-cell>
          <table:table-cell table:number-columns-repeated="11"/>
        </table:table-row>
        <table:table-row table:style-name="ro1">
          <table:table-cell office:value-type="float" office:value="4039405">
            <text:p>4039405</text:p>
          </table:table-cell>
          <table:table-cell table:number-columns-repeated="14"/>
        </table:table-row>
        <table:table-row table:style-name="ro1">
          <table:table-cell office:value-type="float" office:value="4.25">
            <text:p>4,25</text:p>
          </table:table-cell>
          <table:table-cell table:number-columns-repeated="1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992716">
            <text:p>1992716</text:p>
          </table:table-cell>
          <table:table-cell office:value-type="float" office:value="1945.22">
            <text:p>1945,22</text:p>
          </table:table-cell>
          <table:table-cell office:value-type="float" office:value="15.24">
            <text:p>15,2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92255.38">
            <text:p>592255,38</text:p>
          </table:table-cell>
          <table:table-cell office:value-type="float" office:value="374.53">
            <text:p>374,53</text:p>
          </table:table-cell>
          <table:table-cell office:value-type="float" office:value="23.79">
            <text:p>23,79</text:p>
          </table:table-cell>
          <table:table-cell table:number-columns-repeated="11"/>
        </table:table-row>
        <table:table-row table:style-name="ro1">
          <table:table-cell office:value-type="float" office:value="4132886">
            <text:p>4132886</text:p>
          </table:table-cell>
          <table:table-cell table:number-columns-repeated="14"/>
        </table:table-row>
        <table:table-row table:style-name="ro1">
          <table:table-cell office:value-type="float" office:value="4.313">
            <text:p>4,313</text:p>
          </table:table-cell>
          <table:table-cell table:number-columns-repeated="1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641">
            <text:p>1,64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954264">
            <text:p>1954264</text:p>
          </table:table-cell>
          <table:table-cell office:value-type="float" office:value="1911.01">
            <text:p>1911,01</text:p>
          </table:table-cell>
          <table:table-cell office:value-type="float" office:value="15.32">
            <text:p>15,3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76817.31">
            <text:p>576817,31</text:p>
          </table:table-cell>
          <table:table-cell office:value-type="float" office:value="362.16">
            <text:p>362,16</text:p>
          </table:table-cell>
          <table:table-cell office:value-type="float" office:value="23.95">
            <text:p>23,95</text:p>
          </table:table-cell>
          <table:table-cell table:number-columns-repeated="11"/>
        </table:table-row>
        <table:table-row table:style-name="ro1">
          <table:table-cell office:value-type="float" office:value="4267581">
            <text:p>4267581</text:p>
          </table:table-cell>
          <table:table-cell table:number-columns-repeated="14"/>
        </table:table-row>
        <table:table-row table:style-name="ro1">
          <table:table-cell office:value-type="float" office:value="4.688">
            <text:p>4,688</text:p>
          </table:table-cell>
          <table:table-cell table:number-columns-repeated="1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97">
            <text:p>1,7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869631">
            <text:p>1869631</text:p>
          </table:table-cell>
          <table:table-cell office:value-type="float" office:value="1827.6">
            <text:p>1827,6</text:p>
          </table:table-cell>
          <table:table-cell office:value-type="float" office:value="15.51">
            <text:p>15,5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58079.75">
            <text:p>558079,75</text:p>
          </table:table-cell>
          <table:table-cell office:value-type="float" office:value="347.96">
            <text:p>347,96</text:p>
          </table:table-cell>
          <table:table-cell office:value-type="float" office:value="24.09">
            <text:p>24,09</text:p>
          </table:table-cell>
          <table:table-cell table:number-columns-repeated="11"/>
        </table:table-row>
        <table:table-row table:style-name="ro1">
          <table:table-cell office:value-type="float" office:value="4439441">
            <text:p>4439441</text:p>
          </table:table-cell>
          <table:table-cell table:number-columns-repeated="14"/>
        </table:table-row>
        <table:table-row table:style-name="ro1">
          <table:table-cell office:value-type="float" office:value="4.594">
            <text:p>4,594</text:p>
          </table:table-cell>
          <table:table-cell table:number-columns-repeated="1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783230">
            <text:p>1783230</text:p>
          </table:table-cell>
          <table:table-cell office:value-type="float" office:value="1743.79">
            <text:p>1743,79</text:p>
          </table:table-cell>
          <table:table-cell office:value-type="float" office:value="15.72">
            <text:p>15,7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34560.06">
            <text:p>534560,06</text:p>
          </table:table-cell>
          <table:table-cell office:value-type="float" office:value="330.39">
            <text:p>330,39</text:p>
          </table:table-cell>
          <table:table-cell office:value-type="float" office:value="24.3">
            <text:p>24,3</text:p>
          </table:table-cell>
          <table:table-cell table:number-columns-repeated="11"/>
        </table:table-row>
        <table:table-row table:style-name="ro1">
          <table:table-cell office:value-type="float" office:value="4621031">
            <text:p>4621031</text:p>
          </table:table-cell>
          <table:table-cell table:number-columns-repeated="14"/>
        </table:table-row>
        <table:table-row table:style-name="ro1">
          <table:table-cell office:value-type="float" office:value="4.828">
            <text:p>4,828</text:p>
          </table:table-cell>
          <table:table-cell table:number-columns-repeated="1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658900">
            <text:p>1658900</text:p>
          </table:table-cell>
          <table:table-cell office:value-type="float" office:value="1618.92">
            <text:p>1618,92</text:p>
          </table:table-cell>
          <table:table-cell office:value-type="float" office:value="16.04">
            <text:p>16,0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06814.59">
            <text:p>506814,59</text:p>
          </table:table-cell>
          <table:table-cell office:value-type="float" office:value="312.68">
            <text:p>312,68</text:p>
          </table:table-cell>
          <table:table-cell office:value-type="float" office:value="24.5">
            <text:p>24,5</text:p>
          </table:table-cell>
          <table:table-cell table:number-columns-repeated="11"/>
        </table:table-row>
        <table:table-row table:style-name="ro1">
          <table:table-cell office:value-type="float" office:value="4814342">
            <text:p>4814342</text:p>
          </table:table-cell>
          <table:table-cell table:number-columns-repeated="14"/>
        </table:table-row>
        <table:table-row table:style-name="ro1">
          <table:table-cell office:value-type="float" office:value="5.36">
            <text:p>5,36</text:p>
          </table:table-cell>
          <table:table-cell table:number-columns-repeated="1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38">
            <text:p>1,9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574414">
            <text:p>1574414</text:p>
          </table:table-cell>
          <table:table-cell office:value-type="float" office:value="1539.65">
            <text:p>1539,65</text:p>
          </table:table-cell>
          <table:table-cell office:value-type="float" office:value="16.26">
            <text:p>16,2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78536.59">
            <text:p>478536,59</text:p>
          </table:table-cell>
          <table:table-cell office:value-type="float" office:value="293.49">
            <text:p>293,49</text:p>
          </table:table-cell>
          <table:table-cell office:value-type="float" office:value="24.75">
            <text:p>24,75</text:p>
          </table:table-cell>
          <table:table-cell table:number-columns-repeated="11"/>
        </table:table-row>
        <table:table-row table:style-name="ro1">
          <table:table-cell office:value-type="float" office:value="5044890">
            <text:p>5044890</text:p>
          </table:table-cell>
          <table:table-cell table:number-columns-repeated="14"/>
        </table:table-row>
        <table:table-row table:style-name="ro1">
          <table:table-cell office:value-type="float" office:value="5.985">
            <text:p>5,985</text:p>
          </table:table-cell>
          <table:table-cell table:number-columns-repeated="1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66">
            <text:p>1,7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422604">
            <text:p>1422604</text:p>
          </table:table-cell>
          <table:table-cell office:value-type="float" office:value="1387.12">
            <text:p>1387,12</text:p>
          </table:table-cell>
          <table:table-cell office:value-type="float" office:value="16.71">
            <text:p>16,7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42873.31">
            <text:p>442873,31</text:p>
          </table:table-cell>
          <table:table-cell office:value-type="float" office:value="270.46">
            <text:p>270,46</text:p>
          </table:table-cell>
          <table:table-cell office:value-type="float" office:value="25.09">
            <text:p>25,09</text:p>
          </table:table-cell>
          <table:table-cell table:number-columns-repeated="11"/>
        </table:table-row>
        <table:table-row table:style-name="ro1">
          <table:table-cell office:value-type="float" office:value="5252100">
            <text:p>5252100</text:p>
          </table:table-cell>
          <table:table-cell table:number-columns-repeated="14"/>
        </table:table-row>
        <table:table-row table:style-name="ro1">
          <table:table-cell office:value-type="float" office:value="6.188">
            <text:p>6,188</text:p>
          </table:table-cell>
          <table:table-cell table:number-columns-repeated="1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77868">
            <text:p>1277868</text:p>
          </table:table-cell>
          <table:table-cell office:value-type="float" office:value="1242.78">
            <text:p>1242,78</text:p>
          </table:table-cell>
          <table:table-cell office:value-type="float" office:value="17.19">
            <text:p>17,1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08196.13">
            <text:p>408196,13</text:p>
          </table:table-cell>
          <table:table-cell office:value-type="float" office:value="248.47">
            <text:p>248,47</text:p>
          </table:table-cell>
          <table:table-cell office:value-type="float" office:value="25.42">
            <text:p>25,42</text:p>
          </table:table-cell>
          <table:table-cell table:number-columns-repeated="11"/>
        </table:table-row>
        <table:table-row table:style-name="ro1">
          <table:table-cell office:value-type="float" office:value="5596638">
            <text:p>5596638</text:p>
          </table:table-cell>
          <table:table-cell table:number-columns-repeated="14"/>
        </table:table-row>
        <table:table-row table:style-name="ro1">
          <table:table-cell office:value-type="float" office:value="6.938">
            <text:p>6,938</text:p>
          </table:table-cell>
          <table:table-cell table:number-columns-repeated="1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2.672">
            <text:p>2,6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41518">
            <text:p>1141518</text:p>
          </table:table-cell>
          <table:table-cell office:value-type="float" office:value="1107.55">
            <text:p>1107,55</text:p>
          </table:table-cell>
          <table:table-cell office:value-type="float" office:value="17.69">
            <text:p>17,6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76605.41">
            <text:p>376605,41</text:p>
          </table:table-cell>
          <table:table-cell office:value-type="float" office:value="227.2">
            <text:p>227,2</text:p>
          </table:table-cell>
          <table:table-cell office:value-type="float" office:value="25.76">
            <text:p>25,76</text:p>
          </table:table-cell>
          <table:table-cell table:number-columns-repeated="11"/>
        </table:table-row>
        <table:table-row table:style-name="ro1">
          <table:table-cell office:value-type="float" office:value="5996849">
            <text:p>5996849</text:p>
          </table:table-cell>
          <table:table-cell table:number-columns-repeated="14"/>
        </table:table-row>
        <table:table-row table:style-name="ro1">
          <table:table-cell office:value-type="float" office:value="7.109">
            <text:p>7,109</text:p>
          </table:table-cell>
          <table:table-cell table:number-columns-repeated="1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3.875">
            <text:p>3,8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000904">
            <text:p>1000904</text:p>
          </table:table-cell>
          <table:table-cell office:value-type="float" office:value="966.75">
            <text:p>966,75</text:p>
          </table:table-cell>
          <table:table-cell office:value-type="float" office:value="18.28">
            <text:p>18,2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42844.53">
            <text:p>342844,53</text:p>
          </table:table-cell>
          <table:table-cell office:value-type="float" office:value="206.26">
            <text:p>206,26</text:p>
          </table:table-cell>
          <table:table-cell office:value-type="float" office:value="26.17">
            <text:p>26,17</text:p>
          </table:table-cell>
          <table:table-cell table:number-columns-repeated="11"/>
        </table:table-row>
        <table:table-row table:style-name="ro1">
          <table:table-cell office:value-type="float" office:value="6507621">
            <text:p>6507621</text:p>
          </table:table-cell>
          <table:table-cell table:number-columns-repeated="14"/>
        </table:table-row>
        <table:table-row table:style-name="ro1">
          <table:table-cell office:value-type="float" office:value="6.766">
            <text:p>6,766</text:p>
          </table:table-cell>
          <table:table-cell table:number-columns-repeated="1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734">
            <text:p>1,73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906213">
            <text:p>906213</text:p>
          </table:table-cell>
          <table:table-cell office:value-type="float" office:value="876.4">
            <text:p>876,4</text:p>
          </table:table-cell>
          <table:table-cell office:value-type="float" office:value="18.7">
            <text:p>18,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11315.22">
            <text:p>311315,22</text:p>
          </table:table-cell>
          <table:table-cell office:value-type="float" office:value="186.95">
            <text:p>186,95</text:p>
          </table:table-cell>
          <table:table-cell office:value-type="float" office:value="26.59">
            <text:p>26,59</text:p>
          </table:table-cell>
          <table:table-cell table:number-columns-repeated="11"/>
        </table:table-row>
        <table:table-row table:style-name="ro1">
          <table:table-cell office:value-type="float" office:value="7083391">
            <text:p>7083391</text:p>
          </table:table-cell>
          <table:table-cell table:number-columns-repeated="14"/>
        </table:table-row>
        <table:table-row table:style-name="ro1">
          <table:table-cell office:value-type="float" office:value="7.297">
            <text:p>7,297</text:p>
          </table:table-cell>
          <table:table-cell table:number-columns-repeated="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on-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838804">
            <text:p>838804</text:p>
          </table:table-cell>
          <table:table-cell office:value-type="float" office:value="811.74">
            <text:p>811,74</text:p>
          </table:table-cell>
          <table:table-cell office:value-type="float" office:value="19.04">
            <text:p>19,0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89859.75">
            <text:p>289859,75</text:p>
          </table:table-cell>
          <table:table-cell office:value-type="float" office:value="174.5">
            <text:p>174,5</text:p>
          </table:table-cell>
          <table:table-cell office:value-type="float" office:value="26.86">
            <text:p>26,86</text:p>
          </table:table-cell>
          <table:table-cell table:number-columns-repeated="11"/>
        </table:table-row>
        <table:table-row table:style-name="ro1">
          <table:table-cell office:value-type="float" office:value="7650300">
            <text:p>7650300</text:p>
          </table:table-cell>
          <table:table-cell table:number-columns-repeated="14"/>
        </table:table-row>
        <table:table-row table:style-name="ro1">
          <table:table-cell office:value-type="float" office:value="13.062">
            <text:p>13,062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563">
            <text:p>2,56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755205">
            <text:p>22755205</text:p>
          </table:table-cell>
          <table:table-cell office:value-type="float" office:value="14984.27">
            <text:p>14984,27</text:p>
          </table:table-cell>
          <table:table-cell office:value-type="float" office:value="6.37">
            <text:p>6,3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255480">
            <text:p>14255480</text:p>
          </table:table-cell>
          <table:table-cell office:value-type="float" office:value="7608.31">
            <text:p>7608,31</text:p>
          </table:table-cell>
          <table:table-cell office:value-type="float" office:value="9.79">
            <text:p>9,79</text:p>
          </table:table-cell>
          <table:table-cell table:number-columns-repeated="11"/>
        </table:table-row>
        <table:table-row table:style-name="ro1">
          <table:table-cell office:value-type="float" office:value="17069513">
            <text:p>17069513</text:p>
          </table:table-cell>
          <table:table-cell table:number-columns-repeated="14"/>
        </table:table-row>
        <table:table-row table:style-name="ro1">
          <table:table-cell office:value-type="float" office:value="11.422">
            <text:p>11,42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672">
            <text:p>2,6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26194">
            <text:p>626194</text:p>
          </table:table-cell>
          <table:table-cell office:value-type="float" office:value="605.41">
            <text:p>605,41</text:p>
          </table:table-cell>
          <table:table-cell office:value-type="float" office:value="20.31">
            <text:p>20,3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3484.77">
            <text:p>203484,77</text:p>
          </table:table-cell>
          <table:table-cell office:value-type="float" office:value="124.83">
            <text:p>124,83</text:p>
          </table:table-cell>
          <table:table-cell office:value-type="float" office:value="28.39">
            <text:p>28,39</text:p>
          </table:table-cell>
          <table:table-cell table:number-columns-repeated="11"/>
        </table:table-row>
        <table:table-row table:style-name="ro1">
          <table:table-cell office:value-type="float" office:value="13129615">
            <text:p>13129615</text:p>
          </table:table-cell>
          <table:table-cell table:number-columns-repeated="14"/>
        </table:table-row>
        <table:table-row table:style-name="ro1">
          <table:table-cell office:value-type="float" office:value="9.75">
            <text:p>9,7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66">
            <text:p>2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76063">
            <text:p>676063</text:p>
          </table:table-cell>
          <table:table-cell office:value-type="float" office:value="652.77">
            <text:p>652,77</text:p>
          </table:table-cell>
          <table:table-cell office:value-type="float" office:value="19.98">
            <text:p>19,9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9655.38">
            <text:p>229655,38</text:p>
          </table:table-cell>
          <table:table-cell office:value-type="float" office:value="138.54">
            <text:p>138,54</text:p>
          </table:table-cell>
          <table:table-cell office:value-type="float" office:value="27.91">
            <text:p>27,91</text:p>
          </table:table-cell>
          <table:table-cell table:number-columns-repeated="11"/>
        </table:table-row>
        <table:table-row table:style-name="ro1">
          <table:table-cell office:value-type="float" office:value="10626036">
            <text:p>10626036</text:p>
          </table:table-cell>
          <table:table-cell table:number-columns-repeated="14"/>
        </table:table-row>
        <table:table-row table:style-name="ro1">
          <table:table-cell office:value-type="float" office:value="8.172">
            <text:p>8,17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16">
            <text:p>2,01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732552">
            <text:p>732552</text:p>
          </table:table-cell>
          <table:table-cell office:value-type="float" office:value="707.06">
            <text:p>707,06</text:p>
          </table:table-cell>
          <table:table-cell office:value-type="float" office:value="19.64">
            <text:p>19,6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3470.08">
            <text:p>253470,08</text:p>
          </table:table-cell>
          <table:table-cell office:value-type="float" office:value="154.04">
            <text:p>154,04</text:p>
          </table:table-cell>
          <table:table-cell office:value-type="float" office:value="27.43">
            <text:p>27,43</text:p>
          </table:table-cell>
          <table:table-cell table:number-columns-repeated="11"/>
        </table:table-row>
        <table:table-row table:style-name="ro1">
          <table:table-cell office:value-type="float" office:value="8845450">
            <text:p>8845450</text:p>
          </table:table-cell>
          <table:table-cell table:number-columns-repeated="14"/>
        </table:table-row>
        <table:table-row table:style-name="ro1">
          <table:table-cell office:value-type="float" office:value="8.016">
            <text:p>8,016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838804">
            <text:p>838804</text:p>
          </table:table-cell>
          <table:table-cell office:value-type="float" office:value="811.74">
            <text:p>811,74</text:p>
          </table:table-cell>
          <table:table-cell office:value-type="float" office:value="19.04">
            <text:p>19,0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89859.75">
            <text:p>289859,75</text:p>
          </table:table-cell>
          <table:table-cell office:value-type="float" office:value="174.5">
            <text:p>174,5</text:p>
          </table:table-cell>
          <table:table-cell office:value-type="float" office:value="26.86">
            <text:p>26,86</text:p>
          </table:table-cell>
          <table:table-cell table:number-columns-repeated="11"/>
        </table:table-row>
        <table:table-row table:style-name="ro1">
          <table:table-cell office:value-type="float" office:value="7650300">
            <text:p>7650300</text:p>
          </table:table-cell>
          <table:table-cell table:number-columns-repeated="14"/>
        </table:table-row>
        <table:table-row table:style-name="ro1">
          <table:table-cell office:value-type="float" office:value="8.844">
            <text:p>8,844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53">
            <text:p>1,9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946305">
            <text:p>946305</text:p>
          </table:table-cell>
          <table:table-cell office:value-type="float" office:value="916.56">
            <text:p>916,56</text:p>
          </table:table-cell>
          <table:table-cell office:value-type="float" office:value="18.51">
            <text:p>18,5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23526.31">
            <text:p>323526,31</text:p>
          </table:table-cell>
          <table:table-cell office:value-type="float" office:value="194.96">
            <text:p>194,96</text:p>
          </table:table-cell>
          <table:table-cell office:value-type="float" office:value="26.41">
            <text:p>26,41</text:p>
          </table:table-cell>
          <table:table-cell table:number-columns-repeated="11"/>
        </table:table-row>
        <table:table-row table:style-name="ro1">
          <table:table-cell office:value-type="float" office:value="6760223">
            <text:p>6760223</text:p>
          </table:table-cell>
          <table:table-cell table:number-columns-repeated="14"/>
        </table:table-row>
        <table:table-row table:style-name="ro1">
          <table:table-cell office:value-type="float" office:value="6.125">
            <text:p>6,125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5">
            <text:p>1,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064709">
            <text:p>1064709</text:p>
          </table:table-cell>
          <table:table-cell office:value-type="float" office:value="1033.7">
            <text:p>1033,7</text:p>
          </table:table-cell>
          <table:table-cell office:value-type="float" office:value="17.99">
            <text:p>17,9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58526.69">
            <text:p>358526,69</text:p>
          </table:table-cell>
          <table:table-cell office:value-type="float" office:value="215.46">
            <text:p>215,46</text:p>
          </table:table-cell>
          <table:table-cell office:value-type="float" office:value="25.97">
            <text:p>25,97</text:p>
          </table:table-cell>
          <table:table-cell table:number-columns-repeated="11"/>
        </table:table-row>
        <table:table-row table:style-name="ro1">
          <table:table-cell office:value-type="float" office:value="6062973">
            <text:p>6062973</text:p>
          </table:table-cell>
          <table:table-cell table:number-columns-repeated="14"/>
        </table:table-row>
        <table:table-row table:style-name="ro1">
          <table:table-cell office:value-type="float" office:value="5.656">
            <text:p>5,656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66">
            <text:p>1,7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125082">
            <text:p>1125082</text:p>
          </table:table-cell>
          <table:table-cell office:value-type="float" office:value="1091.85">
            <text:p>1091,85</text:p>
          </table:table-cell>
          <table:table-cell office:value-type="float" office:value="17.75">
            <text:p>17,7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375352.81">
            <text:p>375352,81</text:p>
          </table:table-cell>
          <table:table-cell office:value-type="float" office:value="229.88">
            <text:p>229,88</text:p>
          </table:table-cell>
          <table:table-cell office:value-type="float" office:value="25.68">
            <text:p>25,68</text:p>
          </table:table-cell>
          <table:table-cell table:number-columns-repeated="11"/>
        </table:table-row>
        <table:table-row table:style-name="ro1">
          <table:table-cell office:value-type="float" office:value="5439595">
            <text:p>5439595</text:p>
          </table:table-cell>
          <table:table-cell table:number-columns-repeated="14"/>
        </table:table-row>
        <table:table-row table:style-name="ro1">
          <table:table-cell office:value-type="float" office:value="6.031">
            <text:p>6,031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625">
            <text:p>2,6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293225">
            <text:p>1293225</text:p>
          </table:table-cell>
          <table:table-cell office:value-type="float" office:value="1262.56">
            <text:p>1262,56</text:p>
          </table:table-cell>
          <table:table-cell office:value-type="float" office:value="17.12">
            <text:p>17,1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17349">
            <text:p>417349</text:p>
          </table:table-cell>
          <table:table-cell office:value-type="float" office:value="255.56">
            <text:p>255,56</text:p>
          </table:table-cell>
          <table:table-cell office:value-type="float" office:value="25.25">
            <text:p>25,25</text:p>
          </table:table-cell>
          <table:table-cell table:number-columns-repeated="11"/>
        </table:table-row>
        <table:table-row table:style-name="ro1">
          <table:table-cell office:value-type="float" office:value="5005600">
            <text:p>5005600</text:p>
          </table:table-cell>
          <table:table-cell table:number-columns-repeated="14"/>
        </table:table-row>
        <table:table-row table:style-name="ro1">
          <table:table-cell office:value-type="float" office:value="6.235">
            <text:p>6,235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393669">
            <text:p>1393669</text:p>
          </table:table-cell>
          <table:table-cell office:value-type="float" office:value="1357.83">
            <text:p>1357,83</text:p>
          </table:table-cell>
          <table:table-cell office:value-type="float" office:value="16.8">
            <text:p>16,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48393.75">
            <text:p>448393,75</text:p>
          </table:table-cell>
          <table:table-cell office:value-type="float" office:value="275.07">
            <text:p>275,07</text:p>
          </table:table-cell>
          <table:table-cell office:value-type="float" office:value="24.94">
            <text:p>24,94</text:p>
          </table:table-cell>
          <table:table-cell table:number-columns-repeated="11"/>
        </table:table-row>
        <table:table-row table:style-name="ro1">
          <table:table-cell office:value-type="float" office:value="4655319">
            <text:p>4655319</text:p>
          </table:table-cell>
          <table:table-cell table:number-columns-repeated="14"/>
        </table:table-row>
        <table:table-row table:style-name="ro1">
          <table:table-cell office:value-type="float" office:value="5.281">
            <text:p>5,281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31">
            <text:p>2,0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550634">
            <text:p>1550634</text:p>
          </table:table-cell>
          <table:table-cell office:value-type="float" office:value="1518.07">
            <text:p>1518,07</text:p>
          </table:table-cell>
          <table:table-cell office:value-type="float" office:value="16.32">
            <text:p>16,3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484068.84">
            <text:p>484068,84</text:p>
          </table:table-cell>
          <table:table-cell office:value-type="float" office:value="297.67">
            <text:p>297,67</text:p>
          </table:table-cell>
          <table:table-cell office:value-type="float" office:value="24.61">
            <text:p>24,61</text:p>
          </table:table-cell>
          <table:table-cell table:number-columns-repeated="11"/>
        </table:table-row>
        <table:table-row table:style-name="ro1">
          <table:table-cell office:value-type="float" office:value="4362368">
            <text:p>4362368</text:p>
          </table:table-cell>
          <table:table-cell table:number-columns-repeated="14"/>
        </table:table-row>
        <table:table-row table:style-name="ro1">
          <table:table-cell office:value-type="float" office:value="5.156">
            <text:p>5,156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34">
            <text:p>2,23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654701">
            <text:p>1654701</text:p>
          </table:table-cell>
          <table:table-cell office:value-type="float" office:value="1620.39">
            <text:p>1620,39</text:p>
          </table:table-cell>
          <table:table-cell office:value-type="float" office:value="16.03">
            <text:p>16,0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10579.84">
            <text:p>510579,84</text:p>
          </table:table-cell>
          <table:table-cell office:value-type="float" office:value="316.53">
            <text:p>316,53</text:p>
          </table:table-cell>
          <table:table-cell office:value-type="float" office:value="24.38">
            <text:p>24,38</text:p>
          </table:table-cell>
          <table:table-cell table:number-columns-repeated="11"/>
        </table:table-row>
        <table:table-row table:style-name="ro1">
          <table:table-cell office:value-type="float" office:value="4096387">
            <text:p>4096387</text:p>
          </table:table-cell>
          <table:table-cell table:number-columns-repeated="14"/>
        </table:table-row>
        <table:table-row table:style-name="ro1">
          <table:table-cell office:value-type="float" office:value="4.703">
            <text:p>4,703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752621">
            <text:p>1752621</text:p>
          </table:table-cell>
          <table:table-cell office:value-type="float" office:value="1711.75">
            <text:p>1711,75</text:p>
          </table:table-cell>
          <table:table-cell office:value-type="float" office:value="15.8">
            <text:p>15,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46682.75">
            <text:p>546682,75</text:p>
          </table:table-cell>
          <table:table-cell office:value-type="float" office:value="338.97">
            <text:p>338,97</text:p>
          </table:table-cell>
          <table:table-cell office:value-type="float" office:value="24.06">
            <text:p>24,06</text:p>
          </table:table-cell>
          <table:table-cell table:number-columns-repeated="11"/>
        </table:table-row>
        <table:table-row table:style-name="ro1">
          <table:table-cell office:value-type="float" office:value="3876799">
            <text:p>3876799</text:p>
          </table:table-cell>
          <table:table-cell table:number-columns-repeated="14"/>
        </table:table-row>
        <table:table-row table:style-name="ro1">
          <table:table-cell office:value-type="float" office:value="4.641">
            <text:p>4,641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91">
            <text:p>1,8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1900440">
            <text:p>1900440</text:p>
          </table:table-cell>
          <table:table-cell office:value-type="float" office:value="1864.85">
            <text:p>1864,85</text:p>
          </table:table-cell>
          <table:table-cell office:value-type="float" office:value="15.42">
            <text:p>15,4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576729.63">
            <text:p>576729,63</text:p>
          </table:table-cell>
          <table:table-cell office:value-type="float" office:value="359.96">
            <text:p>359,96</text:p>
          </table:table-cell>
          <table:table-cell office:value-type="float" office:value="23.83">
            <text:p>23,83</text:p>
          </table:table-cell>
          <table:table-cell table:number-columns-repeated="11"/>
        </table:table-row>
        <table:table-row table:style-name="ro1">
          <table:table-cell office:value-type="float" office:value="3695467">
            <text:p>3695467</text:p>
          </table:table-cell>
          <table:table-cell table:number-columns-repeated="14"/>
        </table:table-row>
        <table:table-row table:style-name="ro1">
          <table:table-cell office:value-type="float" office:value="4.156">
            <text:p>4,156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16">
            <text:p>2,01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038651">
            <text:p>2038651</text:p>
          </table:table-cell>
          <table:table-cell office:value-type="float" office:value="1998.58">
            <text:p>1998,58</text:p>
          </table:table-cell>
          <table:table-cell office:value-type="float" office:value="15.12">
            <text:p>15,1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16601.75">
            <text:p>616601,75</text:p>
          </table:table-cell>
          <table:table-cell office:value-type="float" office:value="383.99">
            <text:p>383,99</text:p>
          </table:table-cell>
          <table:table-cell office:value-type="float" office:value="23.55">
            <text:p>23,55</text:p>
          </table:table-cell>
          <table:table-cell table:number-columns-repeated="11"/>
        </table:table-row>
        <table:table-row table:style-name="ro1">
          <table:table-cell office:value-type="float" office:value="3483999">
            <text:p>3483999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19">
            <text:p>1,7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065456">
            <text:p>2065456</text:p>
          </table:table-cell>
          <table:table-cell office:value-type="float" office:value="2027.05">
            <text:p>2027,05</text:p>
          </table:table-cell>
          <table:table-cell office:value-type="float" office:value="15.06">
            <text:p>15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14736.38">
            <text:p>614736,38</text:p>
          </table:table-cell>
          <table:table-cell office:value-type="float" office:value="388.83">
            <text:p>388,83</text:p>
          </table:table-cell>
          <table:table-cell office:value-type="float" office:value="23.5">
            <text:p>23,5</text:p>
          </table:table-cell>
          <table:table-cell table:number-columns-repeated="11"/>
        </table:table-row>
        <table:table-row table:style-name="ro1">
          <table:table-cell office:value-type="float" office:value="3306902">
            <text:p>3306902</text:p>
          </table:table-cell>
          <table:table-cell table:number-columns-repeated="14"/>
        </table:table-row>
        <table:table-row table:style-name="ro1">
          <table:table-cell office:value-type="float" office:value="3.969">
            <text:p>3,969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37">
            <text:p>1,93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209112">
            <text:p>2209112</text:p>
          </table:table-cell>
          <table:table-cell office:value-type="float" office:value="2170.32">
            <text:p>2170,32</text:p>
          </table:table-cell>
          <table:table-cell office:value-type="float" office:value="14.77">
            <text:p>14,7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58056.38">
            <text:p>658056,38</text:p>
          </table:table-cell>
          <table:table-cell office:value-type="float" office:value="414.8">
            <text:p>414,8</text:p>
          </table:table-cell>
          <table:table-cell office:value-type="float" office:value="23.23">
            <text:p>23,23</text:p>
          </table:table-cell>
          <table:table-cell table:number-columns-repeated="11"/>
        </table:table-row>
        <table:table-row table:style-name="ro1">
          <table:table-cell office:value-type="float" office:value="3175579">
            <text:p>3175579</text:p>
          </table:table-cell>
          <table:table-cell table:number-columns-repeated="14"/>
        </table:table-row>
        <table:table-row table:style-name="ro1">
          <table:table-cell office:value-type="float" office:value="3.969">
            <text:p>3,969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78">
            <text:p>1,57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316213">
            <text:p>2316213</text:p>
          </table:table-cell>
          <table:table-cell office:value-type="float" office:value="2278.86">
            <text:p>2278,86</text:p>
          </table:table-cell>
          <table:table-cell office:value-type="float" office:value="14.55">
            <text:p>14,5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679997.94">
            <text:p>679997,94</text:p>
          </table:table-cell>
          <table:table-cell office:value-type="float" office:value="428.86">
            <text:p>428,86</text:p>
          </table:table-cell>
          <table:table-cell office:value-type="float" office:value="23.09">
            <text:p>23,09</text:p>
          </table:table-cell>
          <table:table-cell table:number-columns-repeated="11"/>
        </table:table-row>
        <table:table-row table:style-name="ro1">
          <table:table-cell office:value-type="float" office:value="3056662">
            <text:p>3056662</text:p>
          </table:table-cell>
          <table:table-cell table:number-columns-repeated="14"/>
        </table:table-row>
        <table:table-row table:style-name="ro1">
          <table:table-cell office:value-type="float" office:value="3.719">
            <text:p>3,719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08050">
            <text:p>2408050</text:p>
          </table:table-cell>
          <table:table-cell office:value-type="float" office:value="2367.67">
            <text:p>2367,67</text:p>
          </table:table-cell>
          <table:table-cell office:value-type="float" office:value="14.39">
            <text:p>14,3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09695.44">
            <text:p>709695,44</text:p>
          </table:table-cell>
          <table:table-cell office:value-type="float" office:value="449.43">
            <text:p>449,43</text:p>
          </table:table-cell>
          <table:table-cell office:value-type="float" office:value="22.89">
            <text:p>22,89</text:p>
          </table:table-cell>
          <table:table-cell table:number-columns-repeated="11"/>
        </table:table-row>
        <table:table-row table:style-name="ro1">
          <table:table-cell office:value-type="float" office:value="2948029">
            <text:p>2948029</text:p>
          </table:table-cell>
          <table:table-cell table:number-columns-repeated="14"/>
        </table:table-row>
        <table:table-row table:style-name="ro1">
          <table:table-cell office:value-type="float" office:value="3.641">
            <text:p>3,641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11">
            <text:p>2,1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486419">
            <text:p>2486419</text:p>
          </table:table-cell>
          <table:table-cell office:value-type="float" office:value="2445.05">
            <text:p>2445,05</text:p>
          </table:table-cell>
          <table:table-cell office:value-type="float" office:value="14.25">
            <text:p>14,2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29445.75">
            <text:p>729445,75</text:p>
          </table:table-cell>
          <table:table-cell office:value-type="float" office:value="462.58">
            <text:p>462,58</text:p>
          </table:table-cell>
          <table:table-cell office:value-type="float" office:value="22.77">
            <text:p>22,77</text:p>
          </table:table-cell>
          <table:table-cell table:number-columns-repeated="11"/>
        </table:table-row>
        <table:table-row table:style-name="ro1">
          <table:table-cell office:value-type="float" office:value="2846388">
            <text:p>2846388</text:p>
          </table:table-cell>
          <table:table-cell table:number-columns-repeated="14"/>
        </table:table-row>
        <table:table-row table:style-name="ro1">
          <table:table-cell office:value-type="float" office:value="4.296">
            <text:p>4,296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44">
            <text:p>1,8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10288">
            <text:p>2610288</text:p>
          </table:table-cell>
          <table:table-cell office:value-type="float" office:value="2564.5">
            <text:p>2564,5</text:p>
          </table:table-cell>
          <table:table-cell office:value-type="float" office:value="14.04">
            <text:p>14,0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69016.5">
            <text:p>769016,5</text:p>
          </table:table-cell>
          <table:table-cell office:value-type="float" office:value="486.4">
            <text:p>486,4</text:p>
          </table:table-cell>
          <table:table-cell office:value-type="float" office:value="22.55">
            <text:p>22,55</text:p>
          </table:table-cell>
          <table:table-cell table:number-columns-repeated="11"/>
        </table:table-row>
        <table:table-row table:style-name="ro1">
          <table:table-cell office:value-type="float" office:value="2756894">
            <text:p>2756894</text:p>
          </table:table-cell>
          <table:table-cell table:number-columns-repeated="14"/>
        </table:table-row>
        <table:table-row table:style-name="ro1">
          <table:table-cell office:value-type="float" office:value="3.781">
            <text:p>3,781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672770">
            <text:p>2672770</text:p>
          </table:table-cell>
          <table:table-cell office:value-type="float" office:value="2630.28">
            <text:p>2630,28</text:p>
          </table:table-cell>
          <table:table-cell office:value-type="float" office:value="13.93">
            <text:p>13,9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776211.19">
            <text:p>776211,19</text:p>
          </table:table-cell>
          <table:table-cell office:value-type="float" office:value="493.06">
            <text:p>493,06</text:p>
          </table:table-cell>
          <table:table-cell office:value-type="float" office:value="22.5">
            <text:p>22,5</text:p>
          </table:table-cell>
          <table:table-cell table:number-columns-repeated="11"/>
        </table:table-row>
        <table:table-row table:style-name="ro1">
          <table:table-cell office:value-type="float" office:value="2665373">
            <text:p>2665373</text:p>
          </table:table-cell>
          <table:table-cell table:number-columns-repeated="14"/>
        </table:table-row>
        <table:table-row table:style-name="ro1">
          <table:table-cell office:value-type="float" office:value="4.36">
            <text:p>4,36</text:p>
          </table:table-cell>
          <table:table-cell table:number-columns-repeated="1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53">
            <text:p>1,9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73692">
            <text:p>2773692</text:p>
          </table:table-cell>
          <table:table-cell office:value-type="float" office:value="2724.24">
            <text:p>2724,24</text:p>
          </table:table-cell>
          <table:table-cell office:value-type="float" office:value="13.78">
            <text:p>13,7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12898">
            <text:p>812898</text:p>
          </table:table-cell>
          <table:table-cell office:value-type="float" office:value="516.69">
            <text:p>516,69</text:p>
          </table:table-cell>
          <table:table-cell office:value-type="float" office:value="22.29">
            <text:p>22,29</text:p>
          </table:table-cell>
          <table:table-cell table:number-columns-repeated="11"/>
        </table:table-row>
        <table:table-row table:style-name="ro1">
          <table:table-cell office:value-type="float" office:value="2571849">
            <text:p>2571849</text:p>
          </table:table-cell>
          <table:table-cell table:number-columns-repeated="14"/>
        </table:table-row>
        <table:table-row table:style-name="ro1">
          <table:table-cell office:value-type="float" office:value="4.36">
            <text:p>4,36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94">
            <text:p>2,0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755232">
            <text:p>2755232</text:p>
          </table:table-cell>
          <table:table-cell office:value-type="float" office:value="2708.97">
            <text:p>2708,97</text:p>
          </table:table-cell>
          <table:table-cell office:value-type="float" office:value="13.8">
            <text:p>13,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04264.88">
            <text:p>804264,88</text:p>
          </table:table-cell>
          <table:table-cell office:value-type="float" office:value="513.01">
            <text:p>513,01</text:p>
          </table:table-cell>
          <table:table-cell office:value-type="float" office:value="22.32">
            <text:p>22,32</text:p>
          </table:table-cell>
          <table:table-cell table:number-columns-repeated="11"/>
        </table:table-row>
        <table:table-row table:style-name="ro1">
          <table:table-cell office:value-type="float" office:value="2495604">
            <text:p>2495604</text:p>
          </table:table-cell>
          <table:table-cell table:number-columns-repeated="14"/>
        </table:table-row>
        <table:table-row table:style-name="ro1">
          <table:table-cell office:value-type="float" office:value="3.656">
            <text:p>3,656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840548">
            <text:p>2840548</text:p>
          </table:table-cell>
          <table:table-cell office:value-type="float" office:value="2788.2">
            <text:p>2788,2</text:p>
          </table:table-cell>
          <table:table-cell office:value-type="float" office:value="13.68">
            <text:p>13,6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33315.38">
            <text:p>833315,38</text:p>
          </table:table-cell>
          <table:table-cell office:value-type="float" office:value="530.27">
            <text:p>530,27</text:p>
          </table:table-cell>
          <table:table-cell office:value-type="float" office:value="22.18">
            <text:p>22,18</text:p>
          </table:table-cell>
          <table:table-cell table:number-columns-repeated="11"/>
        </table:table-row>
        <table:table-row table:style-name="ro1">
          <table:table-cell office:value-type="float" office:value="2427796">
            <text:p>2427796</text:p>
          </table:table-cell>
          <table:table-cell table:number-columns-repeated="14"/>
        </table:table-row>
        <table:table-row table:style-name="ro1">
          <table:table-cell office:value-type="float" office:value="3.5">
            <text:p>3,5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2946554">
            <text:p>2946554</text:p>
          </table:table-cell>
          <table:table-cell office:value-type="float" office:value="2896.89">
            <text:p>2896,89</text:p>
          </table:table-cell>
          <table:table-cell office:value-type="float" office:value="13.51">
            <text:p>13,5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56860">
            <text:p>856860</text:p>
          </table:table-cell>
          <table:table-cell office:value-type="float" office:value="546.51">
            <text:p>546,51</text:p>
          </table:table-cell>
          <table:table-cell office:value-type="float" office:value="22.05">
            <text:p>22,05</text:p>
          </table:table-cell>
          <table:table-cell table:number-columns-repeated="11"/>
        </table:table-row>
        <table:table-row table:style-name="ro1">
          <table:table-cell office:value-type="float" office:value="2364887">
            <text:p>2364887</text:p>
          </table:table-cell>
          <table:table-cell table:number-columns-repeated="14"/>
        </table:table-row>
        <table:table-row table:style-name="ro1">
          <table:table-cell office:value-type="float" office:value="3.36">
            <text:p>3,36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19">
            <text:p>2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10540">
            <text:p>3010540</text:p>
          </table:table-cell>
          <table:table-cell office:value-type="float" office:value="2958.15">
            <text:p>2958,15</text:p>
          </table:table-cell>
          <table:table-cell office:value-type="float" office:value="13.42">
            <text:p>13,4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78116.56">
            <text:p>878116,56</text:p>
          </table:table-cell>
          <table:table-cell office:value-type="float" office:value="559.61">
            <text:p>559,61</text:p>
          </table:table-cell>
          <table:table-cell office:value-type="float" office:value="21.95">
            <text:p>21,95</text:p>
          </table:table-cell>
          <table:table-cell table:number-columns-repeated="11"/>
        </table:table-row>
        <table:table-row table:style-name="ro1">
          <table:table-cell office:value-type="float" office:value="2306731">
            <text:p>2306731</text:p>
          </table:table-cell>
          <table:table-cell table:number-columns-repeated="14"/>
        </table:table-row>
        <table:table-row table:style-name="ro1">
          <table:table-cell office:value-type="float" office:value="3.328">
            <text:p>3,328</text:p>
          </table:table-cell>
          <table:table-cell table:number-columns-repeated="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5">
            <text:p>1,48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085656">
            <text:p>3085656</text:p>
          </table:table-cell>
          <table:table-cell office:value-type="float" office:value="3036.01">
            <text:p>3036,01</text:p>
          </table:table-cell>
          <table:table-cell office:value-type="float" office:value="13.31">
            <text:p>13,3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893091.44">
            <text:p>893091,44</text:p>
          </table:table-cell>
          <table:table-cell office:value-type="float" office:value="572.46">
            <text:p>572,46</text:p>
          </table:table-cell>
          <table:table-cell office:value-type="float" office:value="21.83">
            <text:p>21,83</text:p>
          </table:table-cell>
          <table:table-cell table:number-columns-repeated="11"/>
        </table:table-row>
        <table:table-row table:style-name="ro1">
          <table:table-cell office:value-type="float" office:value="2251362">
            <text:p>2251362</text:p>
          </table:table-cell>
          <table:table-cell table:number-columns-repeated="14"/>
        </table:table-row>
        <table:table-row table:style-name="ro1">
          <table:table-cell office:value-type="float" office:value="3.578">
            <text:p>3,578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12">
            <text:p>1,81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42397">
            <text:p>3142397</text:p>
          </table:table-cell>
          <table:table-cell office:value-type="float" office:value="3086.29">
            <text:p>3086,29</text:p>
          </table:table-cell>
          <table:table-cell office:value-type="float" office:value="13.24">
            <text:p>13,2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16559.5">
            <text:p>916559,5</text:p>
          </table:table-cell>
          <table:table-cell office:value-type="float" office:value="586.15">
            <text:p>586,15</text:p>
          </table:table-cell>
          <table:table-cell office:value-type="float" office:value="21.73">
            <text:p>21,73</text:p>
          </table:table-cell>
          <table:table-cell table:number-columns-repeated="11"/>
        </table:table-row>
        <table:table-row table:style-name="ro1">
          <table:table-cell office:value-type="float" office:value="2197576">
            <text:p>2197576</text:p>
          </table:table-cell>
          <table:table-cell table:number-columns-repeated="14"/>
        </table:table-row>
        <table:table-row table:style-name="ro1">
          <table:table-cell office:value-type="float" office:value="3.36">
            <text:p>3,36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22">
            <text:p>1,4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97146">
            <text:p>3197146</text:p>
          </table:table-cell>
          <table:table-cell office:value-type="float" office:value="3142.22">
            <text:p>3142,22</text:p>
          </table:table-cell>
          <table:table-cell office:value-type="float" office:value="13.16">
            <text:p>13,1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33010.75">
            <text:p>933010,75</text:p>
          </table:table-cell>
          <table:table-cell office:value-type="float" office:value="596.89">
            <text:p>596,89</text:p>
          </table:table-cell>
          <table:table-cell office:value-type="float" office:value="21.64">
            <text:p>21,64</text:p>
          </table:table-cell>
          <table:table-cell table:number-columns-repeated="11"/>
        </table:table-row>
        <table:table-row table:style-name="ro1">
          <table:table-cell office:value-type="float" office:value="2148527">
            <text:p>2148527</text:p>
          </table:table-cell>
          <table:table-cell table:number-columns-repeated="14"/>
        </table:table-row>
        <table:table-row table:style-name="ro1">
          <table:table-cell office:value-type="float" office:value="3.328">
            <text:p>3,328</text:p>
          </table:table-cell>
          <table:table-cell table:number-columns-repeated="1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59">
            <text:p>1,35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46382">
            <text:p>3346382</text:p>
          </table:table-cell>
          <table:table-cell office:value-type="float" office:value="3285.76">
            <text:p>3285,76</text:p>
          </table:table-cell>
          <table:table-cell office:value-type="float" office:value="12.96">
            <text:p>12,9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72344.25">
            <text:p>972344,25</text:p>
          </table:table-cell>
          <table:table-cell office:value-type="float" office:value="621.67">
            <text:p>621,67</text:p>
          </table:table-cell>
          <table:table-cell office:value-type="float" office:value="21.48">
            <text:p>21,48</text:p>
          </table:table-cell>
          <table:table-cell table:number-columns-repeated="11"/>
        </table:table-row>
        <table:table-row table:style-name="ro1">
          <table:table-cell office:value-type="float" office:value="2092533">
            <text:p>2092533</text:p>
          </table:table-cell>
          <table:table-cell table:number-columns-repeated="14"/>
        </table:table-row>
        <table:table-row table:style-name="ro1">
          <table:table-cell office:value-type="float" office:value="3.235">
            <text:p>3,235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198386">
            <text:p>3198386</text:p>
          </table:table-cell>
          <table:table-cell office:value-type="float" office:value="3140.09">
            <text:p>3140,09</text:p>
          </table:table-cell>
          <table:table-cell office:value-type="float" office:value="13.16">
            <text:p>13,1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28961.13">
            <text:p>928961,13</text:p>
          </table:table-cell>
          <table:table-cell office:value-type="float" office:value="601.66">
            <text:p>601,66</text:p>
          </table:table-cell>
          <table:table-cell office:value-type="float" office:value="21.61">
            <text:p>21,61</text:p>
          </table:table-cell>
          <table:table-cell table:number-columns-repeated="11"/>
        </table:table-row>
        <table:table-row table:style-name="ro1">
          <table:table-cell office:value-type="float" office:value="2037703">
            <text:p>2037703</text:p>
          </table:table-cell>
          <table:table-cell table:number-columns-repeated="14"/>
        </table:table-row>
        <table:table-row table:style-name="ro1">
          <table:table-cell office:value-type="float" office:value="3.125">
            <text:p>3,125</text:p>
          </table:table-cell>
          <table:table-cell table:number-columns-repeated="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332085">
            <text:p>3332085</text:p>
          </table:table-cell>
          <table:table-cell office:value-type="float" office:value="3273.24">
            <text:p>3273,24</text:p>
          </table:table-cell>
          <table:table-cell office:value-type="float" office:value="12.98">
            <text:p>12,9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73860.38">
            <text:p>973860,38</text:p>
          </table:table-cell>
          <table:table-cell office:value-type="float" office:value="626.8">
            <text:p>626,8</text:p>
          </table:table-cell>
          <table:table-cell office:value-type="float" office:value="21.41">
            <text:p>21,41</text:p>
          </table:table-cell>
          <table:table-cell table:number-columns-repeated="11"/>
        </table:table-row>
        <table:table-row table:style-name="ro1">
          <table:table-cell office:value-type="float" office:value="1995286">
            <text:p>1995286</text:p>
          </table:table-cell>
          <table:table-cell table:number-columns-repeated="14"/>
        </table:table-row>
        <table:table-row table:style-name="ro1">
          <table:table-cell office:value-type="float" office:value="3.172">
            <text:p>3,172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78">
            <text:p>1,57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03956">
            <text:p>3403956</text:p>
          </table:table-cell>
          <table:table-cell office:value-type="float" office:value="3347.03">
            <text:p>3347,03</text:p>
          </table:table-cell>
          <table:table-cell office:value-type="float" office:value="12.88">
            <text:p>12,8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992604.94">
            <text:p>992604,94</text:p>
          </table:table-cell>
          <table:table-cell office:value-type="float" office:value="638.86">
            <text:p>638,86</text:p>
          </table:table-cell>
          <table:table-cell office:value-type="float" office:value="21.33">
            <text:p>21,33</text:p>
          </table:table-cell>
          <table:table-cell table:number-columns-repeated="11"/>
        </table:table-row>
        <table:table-row table:style-name="ro1">
          <table:table-cell office:value-type="float" office:value="1953759">
            <text:p>1953759</text:p>
          </table:table-cell>
          <table:table-cell table:number-columns-repeated="14"/>
        </table:table-row>
        <table:table-row table:style-name="ro1">
          <table:table-cell office:value-type="float" office:value="3.141">
            <text:p>3,141</text:p>
          </table:table-cell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40473">
            <text:p>3440473</text:p>
          </table:table-cell>
          <table:table-cell office:value-type="float" office:value="3380.6">
            <text:p>3380,6</text:p>
          </table:table-cell>
          <table:table-cell office:value-type="float" office:value="12.84">
            <text:p>12,8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08377.38">
            <text:p>1008377,38</text:p>
          </table:table-cell>
          <table:table-cell office:value-type="float" office:value="647.75">
            <text:p>647,75</text:p>
          </table:table-cell>
          <table:table-cell office:value-type="float" office:value="21.26">
            <text:p>21,26</text:p>
          </table:table-cell>
          <table:table-cell table:number-columns-repeated="11"/>
        </table:table-row>
        <table:table-row table:style-name="ro1">
          <table:table-cell office:value-type="float" office:value="1916068">
            <text:p>1916068</text:p>
          </table:table-cell>
          <table:table-cell table:number-columns-repeated="14"/>
        </table:table-row>
        <table:table-row table:style-name="ro1">
          <table:table-cell office:value-type="float" office:value="3.203">
            <text:p>3,203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476096">
            <text:p>3476096</text:p>
          </table:table-cell>
          <table:table-cell office:value-type="float" office:value="3422.49">
            <text:p>3422,49</text:p>
          </table:table-cell>
          <table:table-cell office:value-type="float" office:value="12.79">
            <text:p>12,7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15386.75">
            <text:p>1015386,75</text:p>
          </table:table-cell>
          <table:table-cell office:value-type="float" office:value="652.51">
            <text:p>652,51</text:p>
          </table:table-cell>
          <table:table-cell office:value-type="float" office:value="21.22">
            <text:p>21,22</text:p>
          </table:table-cell>
          <table:table-cell table:number-columns-repeated="11"/>
        </table:table-row>
        <table:table-row table:style-name="ro1">
          <table:table-cell office:value-type="float" office:value="1878029">
            <text:p>1878029</text:p>
          </table:table-cell>
          <table:table-cell table:number-columns-repeated="14"/>
        </table:table-row>
        <table:table-row table:style-name="ro1">
          <table:table-cell office:value-type="float" office:value="3.047">
            <text:p>3,047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33029">
            <text:p>3533029</text:p>
          </table:table-cell>
          <table:table-cell office:value-type="float" office:value="3475.57">
            <text:p>3475,57</text:p>
          </table:table-cell>
          <table:table-cell office:value-type="float" office:value="12.72">
            <text:p>12,7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39948">
            <text:p>1039948</text:p>
          </table:table-cell>
          <table:table-cell office:value-type="float" office:value="668.01">
            <text:p>668,01</text:p>
          </table:table-cell>
          <table:table-cell office:value-type="float" office:value="21.11">
            <text:p>21,11</text:p>
          </table:table-cell>
          <table:table-cell table:number-columns-repeated="11"/>
        </table:table-row>
        <table:table-row table:style-name="ro1">
          <table:table-cell office:value-type="float" office:value="1841483">
            <text:p>1841483</text:p>
          </table:table-cell>
          <table:table-cell table:number-columns-repeated="14"/>
        </table:table-row>
        <table:table-row table:style-name="ro1">
          <table:table-cell office:value-type="float" office:value="3.797">
            <text:p>3,797</text:p>
          </table:table-cell>
          <table:table-cell table:number-columns-repeated="1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22">
            <text:p>1,92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541007">
            <text:p>3541007</text:p>
          </table:table-cell>
          <table:table-cell office:value-type="float" office:value="3480.54">
            <text:p>3480,54</text:p>
          </table:table-cell>
          <table:table-cell office:value-type="float" office:value="12.71">
            <text:p>12,7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51293">
            <text:p>1051293</text:p>
          </table:table-cell>
          <table:table-cell office:value-type="float" office:value="674.86">
            <text:p>674,86</text:p>
          </table:table-cell>
          <table:table-cell office:value-type="float" office:value="21.06">
            <text:p>21,06</text:p>
          </table:table-cell>
          <table:table-cell table:number-columns-repeated="11"/>
        </table:table-row>
        <table:table-row table:style-name="ro1">
          <table:table-cell office:value-type="float" office:value="1807292">
            <text:p>1807292</text:p>
          </table:table-cell>
          <table:table-cell table:number-columns-repeated="14"/>
        </table:table-row>
        <table:table-row table:style-name="ro1">
          <table:table-cell office:value-type="float" office:value="3.344">
            <text:p>3,344</text:p>
          </table:table-cell>
          <table:table-cell table:number-columns-repeated="1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53">
            <text:p>1,9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11527">
            <text:p>3611527</text:p>
          </table:table-cell>
          <table:table-cell office:value-type="float" office:value="3541.62">
            <text:p>3541,62</text:p>
          </table:table-cell>
          <table:table-cell office:value-type="float" office:value="12.64">
            <text:p>12,6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80831.13">
            <text:p>1080831,13</text:p>
          </table:table-cell>
          <table:table-cell office:value-type="float" office:value="694.16">
            <text:p>694,16</text:p>
          </table:table-cell>
          <table:table-cell office:value-type="float" office:value="20.94">
            <text:p>20,94</text:p>
          </table:table-cell>
          <table:table-cell table:number-columns-repeated="11"/>
        </table:table-row>
        <table:table-row table:style-name="ro1">
          <table:table-cell office:value-type="float" office:value="1773179">
            <text:p>1773179</text:p>
          </table:table-cell>
          <table:table-cell table:number-columns-repeated="14"/>
        </table:table-row>
        <table:table-row table:style-name="ro1">
          <table:table-cell office:value-type="float" office:value="3.297">
            <text:p>3,297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24087">
            <text:p>3624087</text:p>
          </table:table-cell>
          <table:table-cell office:value-type="float" office:value="3565.85">
            <text:p>3565,85</text:p>
          </table:table-cell>
          <table:table-cell office:value-type="float" office:value="12.61">
            <text:p>12,6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70670.75">
            <text:p>1070670,75</text:p>
          </table:table-cell>
          <table:table-cell office:value-type="float" office:value="688.05">
            <text:p>688,05</text:p>
          </table:table-cell>
          <table:table-cell office:value-type="float" office:value="20.97">
            <text:p>20,97</text:p>
          </table:table-cell>
          <table:table-cell table:number-columns-repeated="11"/>
        </table:table-row>
        <table:table-row table:style-name="ro1">
          <table:table-cell office:value-type="float" office:value="1742959">
            <text:p>1742959</text:p>
          </table:table-cell>
          <table:table-cell table:number-columns-repeated="14"/>
        </table:table-row>
        <table:table-row table:style-name="ro1">
          <table:table-cell office:value-type="float" office:value="3.14">
            <text:p>3,14</text:p>
          </table:table-cell>
          <table:table-cell table:number-columns-repeated="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5">
            <text:p>1,51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09220">
            <text:p>3609220</text:p>
          </table:table-cell>
          <table:table-cell office:value-type="float" office:value="3537.26">
            <text:p>3537,26</text:p>
          </table:table-cell>
          <table:table-cell office:value-type="float" office:value="12.64">
            <text:p>12,6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094475.63">
            <text:p>1094475,63</text:p>
          </table:table-cell>
          <table:table-cell office:value-type="float" office:value="702.23">
            <text:p>702,23</text:p>
          </table:table-cell>
          <table:table-cell office:value-type="float" office:value="20.87">
            <text:p>20,87</text:p>
          </table:table-cell>
          <table:table-cell table:number-columns-repeated="11"/>
        </table:table-row>
        <table:table-row table:style-name="ro1">
          <table:table-cell office:value-type="float" office:value="1712723">
            <text:p>1712723</text:p>
          </table:table-cell>
          <table:table-cell table:number-columns-repeated="14"/>
        </table:table-row>
        <table:table-row table:style-name="ro1">
          <table:table-cell office:value-type="float" office:value="3.016">
            <text:p>3,016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61119">
            <text:p>3661119</text:p>
          </table:table-cell>
          <table:table-cell office:value-type="float" office:value="3592.26">
            <text:p>3592,26</text:p>
          </table:table-cell>
          <table:table-cell office:value-type="float" office:value="12.58">
            <text:p>12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08192.63">
            <text:p>1108192,63</text:p>
          </table:table-cell>
          <table:table-cell office:value-type="float" office:value="710.84">
            <text:p>710,84</text:p>
          </table:table-cell>
          <table:table-cell office:value-type="float" office:value="20.8">
            <text:p>20,8</text:p>
          </table:table-cell>
          <table:table-cell table:number-columns-repeated="11"/>
        </table:table-row>
        <table:table-row table:style-name="ro1">
          <table:table-cell office:value-type="float" office:value="1683902">
            <text:p>1683902</text:p>
          </table:table-cell>
          <table:table-cell table:number-columns-repeated="14"/>
        </table:table-row>
        <table:table-row table:style-name="ro1">
          <table:table-cell office:value-type="float" office:value="2.906">
            <text:p>2,906</text:p>
          </table:table-cell>
          <table:table-cell table:number-columns-repeated="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69">
            <text:p>1,4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02354">
            <text:p>3702354</text:p>
          </table:table-cell>
          <table:table-cell office:value-type="float" office:value="3634.86">
            <text:p>3634,86</text:p>
          </table:table-cell>
          <table:table-cell office:value-type="float" office:value="12.53">
            <text:p>12,5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18197.25">
            <text:p>1118197,25</text:p>
          </table:table-cell>
          <table:table-cell office:value-type="float" office:value="717.39">
            <text:p>717,39</text:p>
          </table:table-cell>
          <table:table-cell office:value-type="float" office:value="20.76">
            <text:p>20,76</text:p>
          </table:table-cell>
          <table:table-cell table:number-columns-repeated="11"/>
        </table:table-row>
        <table:table-row table:style-name="ro1">
          <table:table-cell office:value-type="float" office:value="1655250">
            <text:p>1655250</text:p>
          </table:table-cell>
          <table:table-cell table:number-columns-repeated="14"/>
        </table:table-row>
        <table:table-row table:style-name="ro1">
          <table:table-cell office:value-type="float" office:value="2.985">
            <text:p>2,985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674492">
            <text:p>3674492</text:p>
          </table:table-cell>
          <table:table-cell office:value-type="float" office:value="3601.86">
            <text:p>3601,86</text:p>
          </table:table-cell>
          <table:table-cell office:value-type="float" office:value="12.57">
            <text:p>12,5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23223.13">
            <text:p>1123223,13</text:p>
          </table:table-cell>
          <table:table-cell office:value-type="float" office:value="720.64">
            <text:p>720,64</text:p>
          </table:table-cell>
          <table:table-cell office:value-type="float" office:value="20.73">
            <text:p>20,73</text:p>
          </table:table-cell>
          <table:table-cell table:number-columns-repeated="11"/>
        </table:table-row>
        <table:table-row table:style-name="ro1">
          <table:table-cell office:value-type="float" office:value="1628125">
            <text:p>1628125</text:p>
          </table:table-cell>
          <table:table-cell table:number-columns-repeated="14"/>
        </table:table-row>
        <table:table-row table:style-name="ro1">
          <table:table-cell office:value-type="float" office:value="3.218">
            <text:p>3,218</text:p>
          </table:table-cell>
          <table:table-cell table:number-columns-repeated="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2">
            <text:p>1,31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28430">
            <text:p>3728430</text:p>
          </table:table-cell>
          <table:table-cell office:value-type="float" office:value="3654.56">
            <text:p>3654,56</text:p>
          </table:table-cell>
          <table:table-cell office:value-type="float" office:value="12.5">
            <text:p>12,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47117.5">
            <text:p>1147117,5</text:p>
          </table:table-cell>
          <table:table-cell office:value-type="float" office:value="736.41">
            <text:p>736,41</text:p>
          </table:table-cell>
          <table:table-cell office:value-type="float" office:value="20.62">
            <text:p>20,62</text:p>
          </table:table-cell>
          <table:table-cell table:number-columns-repeated="11"/>
        </table:table-row>
        <table:table-row table:style-name="ro1">
          <table:table-cell office:value-type="float" office:value="1603594">
            <text:p>1603594</text:p>
          </table:table-cell>
          <table:table-cell table:number-columns-repeated="14"/>
        </table:table-row>
        <table:table-row table:style-name="ro1">
          <table:table-cell office:value-type="float" office:value="3.031">
            <text:p>3,031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91648">
            <text:p>3791648</text:p>
          </table:table-cell>
          <table:table-cell office:value-type="float" office:value="3718.36">
            <text:p>3718,36</text:p>
          </table:table-cell>
          <table:table-cell office:value-type="float" office:value="12.43">
            <text:p>12,4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59995.25">
            <text:p>1159995,25</text:p>
          </table:table-cell>
          <table:table-cell office:value-type="float" office:value="745.15">
            <text:p>745,15</text:p>
          </table:table-cell>
          <table:table-cell office:value-type="float" office:value="20.57">
            <text:p>20,57</text:p>
          </table:table-cell>
          <table:table-cell table:number-columns-repeated="11"/>
        </table:table-row>
        <table:table-row table:style-name="ro1">
          <table:table-cell office:value-type="float" office:value="1580493">
            <text:p>1580493</text:p>
          </table:table-cell>
          <table:table-cell table:number-columns-repeated="14"/>
        </table:table-row>
        <table:table-row table:style-name="ro1">
          <table:table-cell office:value-type="float" office:value="2.875">
            <text:p>2,875</text:p>
          </table:table-cell>
          <table:table-cell table:number-columns-repeated="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879785">
            <text:p>3879785</text:p>
          </table:table-cell>
          <table:table-cell office:value-type="float" office:value="3801.12">
            <text:p>3801,12</text:p>
          </table:table-cell>
          <table:table-cell office:value-type="float" office:value="12.33">
            <text:p>12,3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90210.38">
            <text:p>1190210,38</text:p>
          </table:table-cell>
          <table:table-cell office:value-type="float" office:value="764.86">
            <text:p>764,86</text:p>
          </table:table-cell>
          <table:table-cell office:value-type="float" office:value="20.46">
            <text:p>20,46</text:p>
          </table:table-cell>
          <table:table-cell table:number-columns-repeated="11"/>
        </table:table-row>
        <table:table-row table:style-name="ro1">
          <table:table-cell office:value-type="float" office:value="1556040">
            <text:p>1556040</text:p>
          </table:table-cell>
          <table:table-cell table:number-columns-repeated="14"/>
        </table:table-row>
        <table:table-row table:style-name="ro1">
          <table:table-cell office:value-type="float" office:value="2.844">
            <text:p>2,844</text:p>
          </table:table-cell>
          <table:table-cell table:number-columns-repeated="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5">
            <text:p>1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790941">
            <text:p>3790941</text:p>
          </table:table-cell>
          <table:table-cell office:value-type="float" office:value="3721.97">
            <text:p>3721,97</text:p>
          </table:table-cell>
          <table:table-cell office:value-type="float" office:value="12.42">
            <text:p>12,4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60245.25">
            <text:p>1160245,25</text:p>
          </table:table-cell>
          <table:table-cell office:value-type="float" office:value="745.98">
            <text:p>745,98</text:p>
          </table:table-cell>
          <table:table-cell office:value-type="float" office:value="20.54">
            <text:p>20,54</text:p>
          </table:table-cell>
          <table:table-cell table:number-columns-repeated="11"/>
        </table:table-row>
        <table:table-row table:style-name="ro1">
          <table:table-cell office:value-type="float" office:value="1530888">
            <text:p>1530888</text:p>
          </table:table-cell>
          <table:table-cell table:number-columns-repeated="14"/>
        </table:table-row>
        <table:table-row table:style-name="ro1">
          <table:table-cell office:value-type="float" office:value="2.843">
            <text:p>2,843</text:p>
          </table:table-cell>
          <table:table-cell table:number-columns-repeated="1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857383">
            <text:p>3857383</text:p>
          </table:table-cell>
          <table:table-cell office:value-type="float" office:value="3779.66">
            <text:p>3779,66</text:p>
          </table:table-cell>
          <table:table-cell office:value-type="float" office:value="12.36">
            <text:p>12,3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194226.13">
            <text:p>1194226,13</text:p>
          </table:table-cell>
          <table:table-cell office:value-type="float" office:value="765.61">
            <text:p>765,61</text:p>
          </table:table-cell>
          <table:table-cell office:value-type="float" office:value="20.43">
            <text:p>20,43</text:p>
          </table:table-cell>
          <table:table-cell table:number-columns-repeated="11"/>
        </table:table-row>
        <table:table-row table:style-name="ro1">
          <table:table-cell office:value-type="float" office:value="1509714">
            <text:p>1509714</text:p>
          </table:table-cell>
          <table:table-cell table:number-columns-repeated="14"/>
        </table:table-row>
        <table:table-row table:style-name="ro1">
          <table:table-cell office:value-type="float" office:value="2.813">
            <text:p>2,813</text:p>
          </table:table-cell>
          <table:table-cell table:number-columns-repeated="1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06">
            <text:p>1,9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02546">
            <text:p>3902546</text:p>
          </table:table-cell>
          <table:table-cell office:value-type="float" office:value="3824.26">
            <text:p>3824,26</text:p>
          </table:table-cell>
          <table:table-cell office:value-type="float" office:value="12.31">
            <text:p>12,3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07202.75">
            <text:p>1207202,75</text:p>
          </table:table-cell>
          <table:table-cell office:value-type="float" office:value="774.99">
            <text:p>774,99</text:p>
          </table:table-cell>
          <table:table-cell office:value-type="float" office:value="20.38">
            <text:p>20,38</text:p>
          </table:table-cell>
          <table:table-cell table:number-columns-repeated="11"/>
        </table:table-row>
        <table:table-row table:style-name="ro1">
          <table:table-cell office:value-type="float" office:value="1489662">
            <text:p>1489662</text:p>
          </table:table-cell>
          <table:table-cell table:number-columns-repeated="14"/>
        </table:table-row>
        <table:table-row table:style-name="ro1">
          <table:table-cell office:value-type="float" office:value="2.844">
            <text:p>2,844</text:p>
          </table:table-cell>
          <table:table-cell table:number-columns-repeated="1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30653">
            <text:p>3930653</text:p>
          </table:table-cell>
          <table:table-cell office:value-type="float" office:value="3850.93">
            <text:p>3850,93</text:p>
          </table:table-cell>
          <table:table-cell office:value-type="float" office:value="12.28">
            <text:p>12,2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20501.63">
            <text:p>1220501,63</text:p>
          </table:table-cell>
          <table:table-cell office:value-type="float" office:value="782.63">
            <text:p>782,63</text:p>
          </table:table-cell>
          <table:table-cell office:value-type="float" office:value="20.33">
            <text:p>20,33</text:p>
          </table:table-cell>
          <table:table-cell table:number-columns-repeated="11"/>
        </table:table-row>
        <table:table-row table:style-name="ro1">
          <table:table-cell office:value-type="float" office:value="1469284">
            <text:p>1469284</text:p>
          </table:table-cell>
          <table:table-cell table:number-columns-repeated="14"/>
        </table:table-row>
        <table:table-row table:style-name="ro1">
          <table:table-cell office:value-type="float" office:value="2.828">
            <text:p>2,828</text:p>
          </table:table-cell>
          <table:table-cell table:number-columns-repeated="1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5">
            <text:p>1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3956321">
            <text:p>3956321</text:p>
          </table:table-cell>
          <table:table-cell office:value-type="float" office:value="3874.08">
            <text:p>3874,08</text:p>
          </table:table-cell>
          <table:table-cell office:value-type="float" office:value="12.25">
            <text:p>12,2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31493.25">
            <text:p>1231493,25</text:p>
          </table:table-cell>
          <table:table-cell office:value-type="float" office:value="791.35">
            <text:p>791,35</text:p>
          </table:table-cell>
          <table:table-cell office:value-type="float" office:value="20.28">
            <text:p>20,28</text:p>
          </table:table-cell>
          <table:table-cell table:number-columns-repeated="11"/>
        </table:table-row>
        <table:table-row table:style-name="ro1">
          <table:table-cell office:value-type="float" office:value="1448116">
            <text:p>1448116</text:p>
          </table:table-cell>
          <table:table-cell table:number-columns-repeated="14"/>
        </table:table-row>
        <table:table-row table:style-name="ro1">
          <table:table-cell office:value-type="float" office:value="2.813">
            <text:p>2,813</text:p>
          </table:table-cell>
          <table:table-cell table:number-columns-repeated="1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6">
            <text:p>1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029944">
            <text:p>4029944</text:p>
          </table:table-cell>
          <table:table-cell office:value-type="float" office:value="3950.31">
            <text:p>3950,31</text:p>
          </table:table-cell>
          <table:table-cell office:value-type="float" office:value="12.16">
            <text:p>12,1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50761.25">
            <text:p>1250761,25</text:p>
          </table:table-cell>
          <table:table-cell office:value-type="float" office:value="801.16">
            <text:p>801,16</text:p>
          </table:table-cell>
          <table:table-cell office:value-type="float" office:value="20.22">
            <text:p>20,22</text:p>
          </table:table-cell>
          <table:table-cell table:number-columns-repeated="11"/>
        </table:table-row>
        <table:table-row table:style-name="ro1">
          <table:table-cell office:value-type="float" office:value="1428736">
            <text:p>1428736</text:p>
          </table:table-cell>
          <table:table-cell table:number-columns-repeated="14"/>
        </table:table-row>
        <table:table-row table:style-name="ro1">
          <table:table-cell office:value-type="float" office:value="2.828">
            <text:p>2,828</text:p>
          </table:table-cell>
          <table:table-cell table:number-columns-repeated="1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046322">
            <text:p>4046322</text:p>
          </table:table-cell>
          <table:table-cell office:value-type="float" office:value="3965.57">
            <text:p>3965,57</text:p>
          </table:table-cell>
          <table:table-cell office:value-type="float" office:value="12.15">
            <text:p>12,1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60652.13">
            <text:p>1260652,13</text:p>
          </table:table-cell>
          <table:table-cell office:value-type="float" office:value="808">
            <text:p>808</text:p>
          </table:table-cell>
          <table:table-cell office:value-type="float" office:value="20.17">
            <text:p>20,17</text:p>
          </table:table-cell>
          <table:table-cell table:number-columns-repeated="11"/>
        </table:table-row>
        <table:table-row table:style-name="ro1">
          <table:table-cell office:value-type="float" office:value="1409621">
            <text:p>1409621</text:p>
          </table:table-cell>
          <table:table-cell table:number-columns-repeated="14"/>
        </table:table-row>
        <table:table-row table:style-name="ro1">
          <table:table-cell office:value-type="float" office:value="2.797">
            <text:p>2,797</text:p>
          </table:table-cell>
          <table:table-cell table:number-columns-repeated="1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415954">
            <text:p>4415954</text:p>
          </table:table-cell>
          <table:table-cell office:value-type="float" office:value="4321.12">
            <text:p>4321,12</text:p>
          </table:table-cell>
          <table:table-cell office:value-type="float" office:value="11.77">
            <text:p>11,7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67851.38">
            <text:p>1367851,38</text:p>
          </table:table-cell>
          <table:table-cell office:value-type="float" office:value="866.78">
            <text:p>866,78</text:p>
          </table:table-cell>
          <table:table-cell office:value-type="float" office:value="19.91">
            <text:p>19,91</text:p>
          </table:table-cell>
          <table:table-cell table:number-columns-repeated="11"/>
        </table:table-row>
        <table:table-row table:style-name="ro1">
          <table:table-cell office:value-type="float" office:value="1381470">
            <text:p>1381470</text:p>
          </table:table-cell>
          <table:table-cell table:number-columns-repeated="14"/>
        </table:table-row>
        <table:table-row table:style-name="ro1">
          <table:table-cell office:value-type="float" office:value="2.718">
            <text:p>2,718</text:p>
          </table:table-cell>
          <table:table-cell table:number-columns-repeated="1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6">
            <text:p>1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01581">
            <text:p>4101581</text:p>
          </table:table-cell>
          <table:table-cell office:value-type="float" office:value="4024.64">
            <text:p>4024,64</text:p>
          </table:table-cell>
          <table:table-cell office:value-type="float" office:value="12.08">
            <text:p>12,0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75719.63">
            <text:p>1275719,63</text:p>
          </table:table-cell>
          <table:table-cell office:value-type="float" office:value="819.45">
            <text:p>819,45</text:p>
          </table:table-cell>
          <table:table-cell office:value-type="float" office:value="20.1">
            <text:p>20,1</text:p>
          </table:table-cell>
          <table:table-cell table:number-columns-repeated="11"/>
        </table:table-row>
        <table:table-row table:style-name="ro1">
          <table:table-cell office:value-type="float" office:value="1357911">
            <text:p>1357911</text:p>
          </table:table-cell>
          <table:table-cell table:number-columns-repeated="14"/>
        </table:table-row>
        <table:table-row table:style-name="ro1">
          <table:table-cell office:value-type="float" office:value="2.703">
            <text:p>2,703</text:p>
          </table:table-cell>
          <table:table-cell table:number-columns-repeated="1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53082">
            <text:p>4153082</text:p>
          </table:table-cell>
          <table:table-cell office:value-type="float" office:value="4068.13">
            <text:p>4068,13</text:p>
          </table:table-cell>
          <table:table-cell office:value-type="float" office:value="12.04">
            <text:p>12,0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99828.5">
            <text:p>1299828,5</text:p>
          </table:table-cell>
          <table:table-cell office:value-type="float" office:value="832.52">
            <text:p>832,52</text:p>
          </table:table-cell>
          <table:table-cell office:value-type="float" office:value="20.03">
            <text:p>20,03</text:p>
          </table:table-cell>
          <table:table-cell table:number-columns-repeated="11"/>
        </table:table-row>
        <table:table-row table:style-name="ro1">
          <table:table-cell office:value-type="float" office:value="1340780">
            <text:p>1340780</text:p>
          </table:table-cell>
          <table:table-cell table:number-columns-repeated="14"/>
        </table:table-row>
        <table:table-row table:style-name="ro1">
          <table:table-cell office:value-type="float" office:value="2.703">
            <text:p>2,703</text:p>
          </table:table-cell>
          <table:table-cell table:number-columns-repeated="1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81781">
            <text:p>4181781</text:p>
          </table:table-cell>
          <table:table-cell office:value-type="float" office:value="4090.47">
            <text:p>4090,47</text:p>
          </table:table-cell>
          <table:table-cell office:value-type="float" office:value="12.01">
            <text:p>12,0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11348.38">
            <text:p>1311348,38</text:p>
          </table:table-cell>
          <table:table-cell office:value-type="float" office:value="841.02">
            <text:p>841,02</text:p>
          </table:table-cell>
          <table:table-cell office:value-type="float" office:value="19.99">
            <text:p>19,99</text:p>
          </table:table-cell>
          <table:table-cell table:number-columns-repeated="11"/>
        </table:table-row>
        <table:table-row table:style-name="ro1">
          <table:table-cell office:value-type="float" office:value="1323573">
            <text:p>1323573</text:p>
          </table:table-cell>
          <table:table-cell table:number-columns-repeated="14"/>
        </table:table-row>
        <table:table-row table:style-name="ro1">
          <table:table-cell office:value-type="float" office:value="2.688">
            <text:p>2,688</text:p>
          </table:table-cell>
          <table:table-cell table:number-columns-repeated="1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7">
            <text:p>1,18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91302">
            <text:p>4191302</text:p>
          </table:table-cell>
          <table:table-cell office:value-type="float" office:value="4096.04">
            <text:p>4096,04</text:p>
          </table:table-cell>
          <table:table-cell office:value-type="float" office:value="12.01">
            <text:p>12,0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28412">
            <text:p>1328412</text:p>
          </table:table-cell>
          <table:table-cell office:value-type="float" office:value="851.42">
            <text:p>851,42</text:p>
          </table:table-cell>
          <table:table-cell office:value-type="float" office:value="19.93">
            <text:p>19,93</text:p>
          </table:table-cell>
          <table:table-cell table:number-columns-repeated="11"/>
        </table:table-row>
        <table:table-row table:style-name="ro1">
          <table:table-cell office:value-type="float" office:value="1307674">
            <text:p>1307674</text:p>
          </table:table-cell>
          <table:table-cell table:number-columns-repeated="14"/>
        </table:table-row>
        <table:table-row table:style-name="ro1">
          <table:table-cell office:value-type="float" office:value="2.687">
            <text:p>2,687</text:p>
          </table:table-cell>
          <table:table-cell table:number-columns-repeated="1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241700">
            <text:p>4241700</text:p>
          </table:table-cell>
          <table:table-cell office:value-type="float" office:value="4151.45">
            <text:p>4151,45</text:p>
          </table:table-cell>
          <table:table-cell office:value-type="float" office:value="11.95">
            <text:p>11,9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40374.25">
            <text:p>1340374,25</text:p>
          </table:table-cell>
          <table:table-cell office:value-type="float" office:value="860.34">
            <text:p>860,34</text:p>
          </table:table-cell>
          <table:table-cell office:value-type="float" office:value="19.88">
            <text:p>19,88</text:p>
          </table:table-cell>
          <table:table-cell table:number-columns-repeated="11"/>
        </table:table-row>
        <table:table-row table:style-name="ro1">
          <table:table-cell office:value-type="float" office:value="1290800">
            <text:p>1290800</text:p>
          </table:table-cell>
          <table:table-cell table:number-columns-repeated="14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306611">
            <text:p>4306611</text:p>
          </table:table-cell>
          <table:table-cell office:value-type="float" office:value="4213.33">
            <text:p>4213,33</text:p>
          </table:table-cell>
          <table:table-cell office:value-type="float" office:value="11.88">
            <text:p>11,8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59509.13">
            <text:p>1359509,13</text:p>
          </table:table-cell>
          <table:table-cell office:value-type="float" office:value="871.61">
            <text:p>871,61</text:p>
          </table:table-cell>
          <table:table-cell office:value-type="float" office:value="19.83">
            <text:p>19,83</text:p>
          </table:table-cell>
          <table:table-cell table:number-columns-repeated="11"/>
        </table:table-row>
        <table:table-row table:style-name="ro1">
          <table:table-cell office:value-type="float" office:value="1275665">
            <text:p>1275665</text:p>
          </table:table-cell>
          <table:table-cell table:number-columns-repeated="14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380384">
            <text:p>4380384</text:p>
          </table:table-cell>
          <table:table-cell office:value-type="float" office:value="4291.59">
            <text:p>4291,59</text:p>
          </table:table-cell>
          <table:table-cell office:value-type="float" office:value="11.8">
            <text:p>11,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68788.5">
            <text:p>1368788,5</text:p>
          </table:table-cell>
          <table:table-cell office:value-type="float" office:value="879.8">
            <text:p>879,8</text:p>
          </table:table-cell>
          <table:table-cell office:value-type="float" office:value="19.78">
            <text:p>19,78</text:p>
          </table:table-cell>
          <table:table-cell table:number-columns-repeated="11"/>
        </table:table-row>
        <table:table-row table:style-name="ro1">
          <table:table-cell office:value-type="float" office:value="1259052">
            <text:p>1259052</text:p>
          </table:table-cell>
          <table:table-cell table:number-columns-repeated="14"/>
        </table:table-row>
        <table:table-row table:style-name="ro1">
          <table:table-cell office:value-type="float" office:value="2.656">
            <text:p>2,656</text:p>
          </table:table-cell>
          <table:table-cell table:number-columns-repeated="1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695642">
            <text:p>4695642</text:p>
          </table:table-cell>
          <table:table-cell office:value-type="float" office:value="4588.44">
            <text:p>4588,44</text:p>
          </table:table-cell>
          <table:table-cell office:value-type="float" office:value="11.51">
            <text:p>11,5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60313.88">
            <text:p>1460313,88</text:p>
          </table:table-cell>
          <table:table-cell office:value-type="float" office:value="934.8">
            <text:p>934,8</text:p>
          </table:table-cell>
          <table:table-cell office:value-type="float" office:value="19.56">
            <text:p>19,56</text:p>
          </table:table-cell>
          <table:table-cell table:number-columns-repeated="11"/>
        </table:table-row>
        <table:table-row table:style-name="ro1">
          <table:table-cell office:value-type="float" office:value="1238215">
            <text:p>1238215</text:p>
          </table:table-cell>
          <table:table-cell table:number-columns-repeated="14"/>
        </table:table-row>
        <table:table-row table:style-name="ro1">
          <table:table-cell office:value-type="float" office:value="2.641">
            <text:p>2,641</text:p>
          </table:table-cell>
          <table:table-cell table:number-columns-repeated="1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008665">
            <text:p>4008665</text:p>
          </table:table-cell>
          <table:table-cell office:value-type="float" office:value="3906.97">
            <text:p>3906,97</text:p>
          </table:table-cell>
          <table:table-cell office:value-type="float" office:value="12.21">
            <text:p>12,2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298879.13">
            <text:p>1298879,13</text:p>
          </table:table-cell>
          <table:table-cell office:value-type="float" office:value="850.61">
            <text:p>850,61</text:p>
          </table:table-cell>
          <table:table-cell office:value-type="float" office:value="19.89">
            <text:p>19,89</text:p>
          </table:table-cell>
          <table:table-cell table:number-columns-repeated="11"/>
        </table:table-row>
        <table:table-row table:style-name="ro1">
          <table:table-cell office:value-type="float" office:value="1216315">
            <text:p>1216315</text:p>
          </table:table-cell>
          <table:table-cell table:number-columns-repeated="14"/>
        </table:table-row>
        <table:table-row table:style-name="ro1">
          <table:table-cell office:value-type="float" office:value="2.625">
            <text:p>2,625</text:p>
          </table:table-cell>
          <table:table-cell table:number-columns-repeated="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195722">
            <text:p>4195722</text:p>
          </table:table-cell>
          <table:table-cell office:value-type="float" office:value="4096.95">
            <text:p>4096,95</text:p>
          </table:table-cell>
          <table:table-cell office:value-type="float" office:value="12.01">
            <text:p>12,0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49312">
            <text:p>1349312</text:p>
          </table:table-cell>
          <table:table-cell office:value-type="float" office:value="875.58">
            <text:p>875,58</text:p>
          </table:table-cell>
          <table:table-cell office:value-type="float" office:value="19.77">
            <text:p>19,77</text:p>
          </table:table-cell>
          <table:table-cell table:number-columns-repeated="11"/>
        </table:table-row>
        <table:table-row table:style-name="ro1">
          <table:table-cell office:value-type="float" office:value="1202316">
            <text:p>1202316</text:p>
          </table:table-cell>
          <table:table-cell table:number-columns-repeated="14"/>
        </table:table-row>
        <table:table-row table:style-name="ro1">
          <table:table-cell office:value-type="float" office:value="2.625">
            <text:p>2,625</text:p>
          </table:table-cell>
          <table:table-cell table:number-columns-repeated="1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249813">
            <text:p>4249813</text:p>
          </table:table-cell>
          <table:table-cell office:value-type="float" office:value="4152.57">
            <text:p>4152,57</text:p>
          </table:table-cell>
          <table:table-cell office:value-type="float" office:value="11.95">
            <text:p>11,9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68159.63">
            <text:p>1368159,63</text:p>
          </table:table-cell>
          <table:table-cell office:value-type="float" office:value="888.63">
            <text:p>888,63</text:p>
          </table:table-cell>
          <table:table-cell office:value-type="float" office:value="19.71">
            <text:p>19,71</text:p>
          </table:table-cell>
          <table:table-cell table:number-columns-repeated="11"/>
        </table:table-row>
        <table:table-row table:style-name="ro1">
          <table:table-cell office:value-type="float" office:value="1188760">
            <text:p>1188760</text:p>
          </table:table-cell>
          <table:table-cell table:number-columns-repeated="14"/>
        </table:table-row>
        <table:table-row table:style-name="ro1">
          <table:table-cell office:value-type="float" office:value="2.594">
            <text:p>2,594</text:p>
          </table:table-cell>
          <table:table-cell table:number-columns-repeated="1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346507">
            <text:p>4346507</text:p>
          </table:table-cell>
          <table:table-cell office:value-type="float" office:value="4253.38">
            <text:p>4253,38</text:p>
          </table:table-cell>
          <table:table-cell office:value-type="float" office:value="11.84">
            <text:p>11,8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86188.5">
            <text:p>1386188,5</text:p>
          </table:table-cell>
          <table:table-cell office:value-type="float" office:value="898.57">
            <text:p>898,57</text:p>
          </table:table-cell>
          <table:table-cell office:value-type="float" office:value="19.67">
            <text:p>19,67</text:p>
          </table:table-cell>
          <table:table-cell table:number-columns-repeated="11"/>
        </table:table-row>
        <table:table-row table:style-name="ro1">
          <table:table-cell office:value-type="float" office:value="1175129">
            <text:p>1175129</text:p>
          </table:table-cell>
          <table:table-cell table:number-columns-repeated="14"/>
        </table:table-row>
        <table:table-row table:style-name="ro1">
          <table:table-cell office:value-type="float" office:value="2.703">
            <text:p>2,703</text:p>
          </table:table-cell>
          <table:table-cell table:number-columns-repeated="1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285644">
            <text:p>4285644</text:p>
          </table:table-cell>
          <table:table-cell office:value-type="float" office:value="4184.09">
            <text:p>4184,09</text:p>
          </table:table-cell>
          <table:table-cell office:value-type="float" office:value="11.91">
            <text:p>11,9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389182.5">
            <text:p>1389182,5</text:p>
          </table:table-cell>
          <table:table-cell office:value-type="float" office:value="901.13">
            <text:p>901,13</text:p>
          </table:table-cell>
          <table:table-cell office:value-type="float" office:value="19.64">
            <text:p>19,64</text:p>
          </table:table-cell>
          <table:table-cell table:number-columns-repeated="11"/>
        </table:table-row>
        <table:table-row table:style-name="ro1">
          <table:table-cell office:value-type="float" office:value="1161478">
            <text:p>1161478</text:p>
          </table:table-cell>
          <table:table-cell table:number-columns-repeated="14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403699">
            <text:p>4403699</text:p>
          </table:table-cell>
          <table:table-cell office:value-type="float" office:value="4302.98">
            <text:p>4302,98</text:p>
          </table:table-cell>
          <table:table-cell office:value-type="float" office:value="11.79">
            <text:p>11,7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12410.88">
            <text:p>1412410,88</text:p>
          </table:table-cell>
          <table:table-cell office:value-type="float" office:value="916.37">
            <text:p>916,37</text:p>
          </table:table-cell>
          <table:table-cell office:value-type="float" office:value="19.58">
            <text:p>19,58</text:p>
          </table:table-cell>
          <table:table-cell table:number-columns-repeated="11"/>
        </table:table-row>
        <table:table-row table:style-name="ro1">
          <table:table-cell office:value-type="float" office:value="1148400">
            <text:p>1148400</text:p>
          </table:table-cell>
          <table:table-cell table:number-columns-repeated="14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419107">
            <text:p>4419107</text:p>
          </table:table-cell>
          <table:table-cell office:value-type="float" office:value="4317.59">
            <text:p>4317,59</text:p>
          </table:table-cell>
          <table:table-cell office:value-type="float" office:value="11.78">
            <text:p>11,7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21120">
            <text:p>1421120</text:p>
          </table:table-cell>
          <table:table-cell office:value-type="float" office:value="922.37">
            <text:p>922,37</text:p>
          </table:table-cell>
          <table:table-cell office:value-type="float" office:value="19.54">
            <text:p>19,54</text:p>
          </table:table-cell>
          <table:table-cell table:number-columns-repeated="11"/>
        </table:table-row>
        <table:table-row table:style-name="ro1">
          <table:table-cell office:value-type="float" office:value="1135254">
            <text:p>1135254</text:p>
          </table:table-cell>
          <table:table-cell table:number-columns-repeated="14"/>
        </table:table-row>
        <table:table-row table:style-name="ro1">
          <table:table-cell office:value-type="float" office:value="2.563">
            <text:p>2,563</text:p>
          </table:table-cell>
          <table:table-cell table:number-columns-repeated="1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8">
            <text:p>1,4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483916">
            <text:p>4483916</text:p>
          </table:table-cell>
          <table:table-cell office:value-type="float" office:value="4377.1">
            <text:p>4377,1</text:p>
          </table:table-cell>
          <table:table-cell office:value-type="float" office:value="11.72">
            <text:p>11,7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41265">
            <text:p>1441265</text:p>
          </table:table-cell>
          <table:table-cell office:value-type="float" office:value="934.14">
            <text:p>934,14</text:p>
          </table:table-cell>
          <table:table-cell office:value-type="float" office:value="19.49">
            <text:p>19,49</text:p>
          </table:table-cell>
          <table:table-cell table:number-columns-repeated="11"/>
        </table:table-row>
        <table:table-row table:style-name="ro1">
          <table:table-cell office:value-type="float" office:value="1122708">
            <text:p>1122708</text:p>
          </table:table-cell>
          <table:table-cell table:number-columns-repeated="14"/>
        </table:table-row>
        <table:table-row table:style-name="ro1">
          <table:table-cell office:value-type="float" office:value="2.563">
            <text:p>2,563</text:p>
          </table:table-cell>
          <table:table-cell table:number-columns-repeated="1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398094">
            <text:p>4398094</text:p>
          </table:table-cell>
          <table:table-cell office:value-type="float" office:value="4299.88">
            <text:p>4299,88</text:p>
          </table:table-cell>
          <table:table-cell office:value-type="float" office:value="11.8">
            <text:p>11,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23201.88">
            <text:p>1423201,88</text:p>
          </table:table-cell>
          <table:table-cell office:value-type="float" office:value="924.02">
            <text:p>924,02</text:p>
          </table:table-cell>
          <table:table-cell office:value-type="float" office:value="19.52">
            <text:p>19,52</text:p>
          </table:table-cell>
          <table:table-cell table:number-columns-repeated="11"/>
        </table:table-row>
        <table:table-row table:style-name="ro1">
          <table:table-cell office:value-type="float" office:value="1110557">
            <text:p>1110557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429996">
            <text:p>4429996</text:p>
          </table:table-cell>
          <table:table-cell office:value-type="float" office:value="4322.38">
            <text:p>4322,38</text:p>
          </table:table-cell>
          <table:table-cell office:value-type="float" office:value="11.77">
            <text:p>11,7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42226.25">
            <text:p>1442226,25</text:p>
          </table:table-cell>
          <table:table-cell office:value-type="float" office:value="934.92">
            <text:p>934,92</text:p>
          </table:table-cell>
          <table:table-cell office:value-type="float" office:value="19.47">
            <text:p>19,47</text:p>
          </table:table-cell>
          <table:table-cell table:number-columns-repeated="11"/>
        </table:table-row>
        <table:table-row table:style-name="ro1">
          <table:table-cell office:value-type="float" office:value="1099358">
            <text:p>1099358</text:p>
          </table:table-cell>
          <table:table-cell table:number-columns-repeated="14"/>
        </table:table-row>
        <table:table-row table:style-name="ro1">
          <table:table-cell office:value-type="float" office:value="2.547">
            <text:p>2,547</text:p>
          </table:table-cell>
          <table:table-cell table:number-columns-repeated="1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5">
            <text:p>1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489700">
            <text:p>4489700</text:p>
          </table:table-cell>
          <table:table-cell office:value-type="float" office:value="4390.67">
            <text:p>4390,67</text:p>
          </table:table-cell>
          <table:table-cell office:value-type="float" office:value="11.71">
            <text:p>11,7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54980">
            <text:p>1454980</text:p>
          </table:table-cell>
          <table:table-cell office:value-type="float" office:value="944.19">
            <text:p>944,19</text:p>
          </table:table-cell>
          <table:table-cell office:value-type="float" office:value="19.43">
            <text:p>19,43</text:p>
          </table:table-cell>
          <table:table-cell table:number-columns-repeated="11"/>
        </table:table-row>
        <table:table-row table:style-name="ro1">
          <table:table-cell office:value-type="float" office:value="1087942">
            <text:p>1087942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548724">
            <text:p>4548724</text:p>
          </table:table-cell>
          <table:table-cell office:value-type="float" office:value="4446.08">
            <text:p>4446,08</text:p>
          </table:table-cell>
          <table:table-cell office:value-type="float" office:value="11.65">
            <text:p>11,6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66626.13">
            <text:p>1466626,13</text:p>
          </table:table-cell>
          <table:table-cell office:value-type="float" office:value="950.22">
            <text:p>950,22</text:p>
          </table:table-cell>
          <table:table-cell office:value-type="float" office:value="19.4">
            <text:p>19,4</text:p>
          </table:table-cell>
          <table:table-cell table:number-columns-repeated="11"/>
        </table:table-row>
        <table:table-row table:style-name="ro1">
          <table:table-cell office:value-type="float" office:value="1076032">
            <text:p>1076032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467965">
            <text:p>4467965</text:p>
          </table:table-cell>
          <table:table-cell office:value-type="float" office:value="4357.09">
            <text:p>4357,09</text:p>
          </table:table-cell>
          <table:table-cell office:value-type="float" office:value="11.74">
            <text:p>11,7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69751.63">
            <text:p>1469751,63</text:p>
          </table:table-cell>
          <table:table-cell office:value-type="float" office:value="953.45">
            <text:p>953,45</text:p>
          </table:table-cell>
          <table:table-cell office:value-type="float" office:value="19.37">
            <text:p>19,37</text:p>
          </table:table-cell>
          <table:table-cell table:number-columns-repeated="11"/>
        </table:table-row>
        <table:table-row table:style-name="ro1">
          <table:table-cell office:value-type="float" office:value="1064595">
            <text:p>1064595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5">
            <text:p>1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553904">
            <text:p>4553904</text:p>
          </table:table-cell>
          <table:table-cell office:value-type="float" office:value="4448.8">
            <text:p>4448,8</text:p>
          </table:table-cell>
          <table:table-cell office:value-type="float" office:value="11.65">
            <text:p>11,6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81111.88">
            <text:p>1481111,88</text:p>
          </table:table-cell>
          <table:table-cell office:value-type="float" office:value="958.01">
            <text:p>958,01</text:p>
          </table:table-cell>
          <table:table-cell office:value-type="float" office:value="19.36">
            <text:p>19,36</text:p>
          </table:table-cell>
          <table:table-cell table:number-columns-repeated="11"/>
        </table:table-row>
        <table:table-row table:style-name="ro1">
          <table:table-cell office:value-type="float" office:value="1053850">
            <text:p>1053850</text:p>
          </table:table-cell>
          <table:table-cell table:number-columns-repeated="14"/>
        </table:table-row>
        <table:table-row table:style-name="ro1">
          <table:table-cell office:value-type="float" office:value="2.516">
            <text:p>2,516</text:p>
          </table:table-cell>
          <table:table-cell table:number-columns-repeated="1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600172">
            <text:p>4600172</text:p>
          </table:table-cell>
          <table:table-cell office:value-type="float" office:value="4495.83">
            <text:p>4495,83</text:p>
          </table:table-cell>
          <table:table-cell office:value-type="float" office:value="11.6">
            <text:p>11,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95614.75">
            <text:p>1495614,75</text:p>
          </table:table-cell>
          <table:table-cell office:value-type="float" office:value="969.92">
            <text:p>969,92</text:p>
          </table:table-cell>
          <table:table-cell office:value-type="float" office:value="19.29">
            <text:p>19,29</text:p>
          </table:table-cell>
          <table:table-cell table:number-columns-repeated="11"/>
        </table:table-row>
        <table:table-row table:style-name="ro1">
          <table:table-cell office:value-type="float" office:value="1043557">
            <text:p>1043557</text:p>
          </table:table-cell>
          <table:table-cell table:number-columns-repeated="14"/>
        </table:table-row>
        <table:table-row table:style-name="ro1">
          <table:table-cell office:value-type="float" office:value="2.516">
            <text:p>2,516</text:p>
          </table:table-cell>
          <table:table-cell table:number-columns-repeated="1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615426">
            <text:p>4615426</text:p>
          </table:table-cell>
          <table:table-cell office:value-type="float" office:value="4500.94">
            <text:p>4500,94</text:p>
          </table:table-cell>
          <table:table-cell office:value-type="float" office:value="11.6">
            <text:p>11,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15473.63">
            <text:p>1515473,63</text:p>
          </table:table-cell>
          <table:table-cell office:value-type="float" office:value="982.45">
            <text:p>982,45</text:p>
          </table:table-cell>
          <table:table-cell office:value-type="float" office:value="19.24">
            <text:p>19,24</text:p>
          </table:table-cell>
          <table:table-cell table:number-columns-repeated="11"/>
        </table:table-row>
        <table:table-row table:style-name="ro1">
          <table:table-cell office:value-type="float" office:value="1032918">
            <text:p>1032918</text:p>
          </table:table-cell>
          <table:table-cell table:number-columns-repeated="14"/>
        </table:table-row>
        <table:table-row table:style-name="ro1">
          <table:table-cell office:value-type="float" office:value="2.5">
            <text:p>2,5</text:p>
          </table:table-cell>
          <table:table-cell table:number-columns-repeated="1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527336">
            <text:p>4527336</text:p>
          </table:table-cell>
          <table:table-cell office:value-type="float" office:value="4422.58">
            <text:p>4422,58</text:p>
          </table:table-cell>
          <table:table-cell office:value-type="float" office:value="11.67">
            <text:p>11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493692.13">
            <text:p>1493692,13</text:p>
          </table:table-cell>
          <table:table-cell office:value-type="float" office:value="970.36">
            <text:p>970,36</text:p>
          </table:table-cell>
          <table:table-cell office:value-type="float" office:value="19.28">
            <text:p>19,28</text:p>
          </table:table-cell>
          <table:table-cell table:number-columns-repeated="11"/>
        </table:table-row>
        <table:table-row table:style-name="ro1">
          <table:table-cell office:value-type="float" office:value="1022564">
            <text:p>1022564</text:p>
          </table:table-cell>
          <table:table-cell table:number-columns-repeated="14"/>
        </table:table-row>
        <table:table-row table:style-name="ro1">
          <table:table-cell office:value-type="float" office:value="2.5">
            <text:p>2,5</text:p>
          </table:table-cell>
          <table:table-cell table:number-columns-repeated="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3">
            <text:p>1,31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631232">
            <text:p>4631232</text:p>
          </table:table-cell>
          <table:table-cell office:value-type="float" office:value="4527.74">
            <text:p>4527,74</text:p>
          </table:table-cell>
          <table:table-cell office:value-type="float" office:value="11.57">
            <text:p>11,5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20310.75">
            <text:p>1520310,75</text:p>
          </table:table-cell>
          <table:table-cell office:value-type="float" office:value="984.16">
            <text:p>984,16</text:p>
          </table:table-cell>
          <table:table-cell office:value-type="float" office:value="19.22">
            <text:p>19,22</text:p>
          </table:table-cell>
          <table:table-cell table:number-columns-repeated="11"/>
        </table:table-row>
        <table:table-row table:style-name="ro1">
          <table:table-cell office:value-type="float" office:value="1012388">
            <text:p>1012388</text:p>
          </table:table-cell>
          <table:table-cell table:number-columns-repeated="14"/>
        </table:table-row>
        <table:table-row table:style-name="ro1">
          <table:table-cell office:value-type="float" office:value="2.5">
            <text:p>2,5</text:p>
          </table:table-cell>
          <table:table-cell table:number-columns-repeated="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706293">
            <text:p>4706293</text:p>
          </table:table-cell>
          <table:table-cell office:value-type="float" office:value="4601.08">
            <text:p>4601,08</text:p>
          </table:table-cell>
          <table:table-cell office:value-type="float" office:value="11.5">
            <text:p>11,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32746.13">
            <text:p>1532746,13</text:p>
          </table:table-cell>
          <table:table-cell office:value-type="float" office:value="992.55">
            <text:p>992,55</text:p>
          </table:table-cell>
          <table:table-cell office:value-type="float" office:value="19.18">
            <text:p>19,18</text:p>
          </table:table-cell>
          <table:table-cell table:number-columns-repeated="11"/>
        </table:table-row>
        <table:table-row table:style-name="ro1">
          <table:table-cell office:value-type="float" office:value="1003939">
            <text:p>1003939</text:p>
          </table:table-cell>
          <table:table-cell table:number-columns-repeated="14"/>
        </table:table-row>
        <table:table-row table:style-name="ro1">
          <table:table-cell office:value-type="float" office:value="2.485">
            <text:p>2,485</text:p>
          </table:table-cell>
          <table:table-cell table:number-columns-repeated="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53">
            <text:p>1,45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671198">
            <text:p>4671198</text:p>
          </table:table-cell>
          <table:table-cell office:value-type="float" office:value="4554.51">
            <text:p>4554,51</text:p>
          </table:table-cell>
          <table:table-cell office:value-type="float" office:value="11.55">
            <text:p>11,5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47606.75">
            <text:p>1547606,75</text:p>
          </table:table-cell>
          <table:table-cell office:value-type="float" office:value="1001.97">
            <text:p>1001,97</text:p>
          </table:table-cell>
          <table:table-cell office:value-type="float" office:value="19.15">
            <text:p>19,15</text:p>
          </table:table-cell>
          <table:table-cell table:number-columns-repeated="11"/>
        </table:table-row>
        <table:table-row table:style-name="ro1">
          <table:table-cell office:value-type="float" office:value="994563">
            <text:p>994563</text:p>
          </table:table-cell>
          <table:table-cell table:number-columns-repeated="14"/>
        </table:table-row>
        <table:table-row table:style-name="ro1">
          <table:table-cell office:value-type="float" office:value="2.485">
            <text:p>2,485</text:p>
          </table:table-cell>
          <table:table-cell table:number-columns-repeated="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7">
            <text:p>1,18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691602">
            <text:p>4691602</text:p>
          </table:table-cell>
          <table:table-cell office:value-type="float" office:value="4576.69">
            <text:p>4576,69</text:p>
          </table:table-cell>
          <table:table-cell office:value-type="float" office:value="11.53">
            <text:p>11,5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51721.25">
            <text:p>1551721,25</text:p>
          </table:table-cell>
          <table:table-cell office:value-type="float" office:value="1005.07">
            <text:p>1005,07</text:p>
          </table:table-cell>
          <table:table-cell office:value-type="float" office:value="19.12">
            <text:p>19,12</text:p>
          </table:table-cell>
          <table:table-cell table:number-columns-repeated="11"/>
        </table:table-row>
        <table:table-row table:style-name="ro1">
          <table:table-cell office:value-type="float" office:value="985597">
            <text:p>985597</text:p>
          </table:table-cell>
          <table:table-cell table:number-columns-repeated="14"/>
        </table:table-row>
        <table:table-row table:style-name="ro1">
          <table:table-cell office:value-type="float" office:value="2.469">
            <text:p>2,469</text:p>
          </table:table-cell>
          <table:table-cell table:number-columns-repeated="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735889">
            <text:p>4735889</text:p>
          </table:table-cell>
          <table:table-cell office:value-type="float" office:value="4618.11">
            <text:p>4618,11</text:p>
          </table:table-cell>
          <table:table-cell office:value-type="float" office:value="11.49">
            <text:p>11,4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70078.75">
            <text:p>1570078,75</text:p>
          </table:table-cell>
          <table:table-cell office:value-type="float" office:value="1017.84">
            <text:p>1017,84</text:p>
          </table:table-cell>
          <table:table-cell office:value-type="float" office:value="19.07">
            <text:p>19,07</text:p>
          </table:table-cell>
          <table:table-cell table:number-columns-repeated="11"/>
        </table:table-row>
        <table:table-row table:style-name="ro1">
          <table:table-cell office:value-type="float" office:value="976485">
            <text:p>976485</text:p>
          </table:table-cell>
          <table:table-cell table:number-columns-repeated="14"/>
        </table:table-row>
        <table:table-row table:style-name="ro1">
          <table:table-cell office:value-type="float" office:value="2.485">
            <text:p>2,485</text:p>
          </table:table-cell>
          <table:table-cell table:number-columns-repeated="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721980">
            <text:p>4721980</text:p>
          </table:table-cell>
          <table:table-cell office:value-type="float" office:value="4607.8">
            <text:p>4607,8</text:p>
          </table:table-cell>
          <table:table-cell office:value-type="float" office:value="11.5">
            <text:p>11,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69188.13">
            <text:p>1569188,13</text:p>
          </table:table-cell>
          <table:table-cell office:value-type="float" office:value="1014.8">
            <text:p>1014,8</text:p>
          </table:table-cell>
          <table:table-cell office:value-type="float" office:value="19.08">
            <text:p>19,08</text:p>
          </table:table-cell>
          <table:table-cell table:number-columns-repeated="11"/>
        </table:table-row>
        <table:table-row table:style-name="ro1">
          <table:table-cell office:value-type="float" office:value="965569">
            <text:p>965569</text:p>
          </table:table-cell>
          <table:table-cell table:number-columns-repeated="14"/>
        </table:table-row>
        <table:table-row table:style-name="ro1">
          <table:table-cell office:value-type="float" office:value="2.453">
            <text:p>2,453</text:p>
          </table:table-cell>
          <table:table-cell table:number-columns-repeated="1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785632">
            <text:p>4785632</text:p>
          </table:table-cell>
          <table:table-cell office:value-type="float" office:value="4661.44">
            <text:p>4661,44</text:p>
          </table:table-cell>
          <table:table-cell office:value-type="float" office:value="11.45">
            <text:p>11,4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93959.38">
            <text:p>1593959,38</text:p>
          </table:table-cell>
          <table:table-cell office:value-type="float" office:value="1033.98">
            <text:p>1033,98</text:p>
          </table:table-cell>
          <table:table-cell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957305">
            <text:p>957305</text:p>
          </table:table-cell>
          <table:table-cell table:number-columns-repeated="14"/>
        </table:table-row>
        <table:table-row table:style-name="ro1">
          <table:table-cell office:value-type="float" office:value="2.468">
            <text:p>2,468</text:p>
          </table:table-cell>
          <table:table-cell table:number-columns-repeated="1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698261">
            <text:p>4698261</text:p>
          </table:table-cell>
          <table:table-cell office:value-type="float" office:value="4586.26">
            <text:p>4586,26</text:p>
          </table:table-cell>
          <table:table-cell office:value-type="float" office:value="11.52">
            <text:p>11,5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61617.63">
            <text:p>1561617,63</text:p>
          </table:table-cell>
          <table:table-cell office:value-type="float" office:value="1012.46">
            <text:p>1012,46</text:p>
          </table:table-cell>
          <table:table-cell office:value-type="float" office:value="19.08">
            <text:p>19,08</text:p>
          </table:table-cell>
          <table:table-cell table:number-columns-repeated="11"/>
        </table:table-row>
        <table:table-row table:style-name="ro1">
          <table:table-cell office:value-type="float" office:value="948727">
            <text:p>948727</text:p>
          </table:table-cell>
          <table:table-cell table:number-columns-repeated="14"/>
        </table:table-row>
        <table:table-row table:style-name="ro1">
          <table:table-cell office:value-type="float" office:value="2.453">
            <text:p>2,453</text:p>
          </table:table-cell>
          <table:table-cell table:number-columns-repeated="1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734386">
            <text:p>4734386</text:p>
          </table:table-cell>
          <table:table-cell office:value-type="float" office:value="4619.59">
            <text:p>4619,59</text:p>
          </table:table-cell>
          <table:table-cell office:value-type="float" office:value="11.48">
            <text:p>11,4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85289.88">
            <text:p>1585289,88</text:p>
          </table:table-cell>
          <table:table-cell office:value-type="float" office:value="1027.16">
            <text:p>1027,16</text:p>
          </table:table-cell>
          <table:table-cell office:value-type="float" office:value="19.01">
            <text:p>19,01</text:p>
          </table:table-cell>
          <table:table-cell table:number-columns-repeated="11"/>
        </table:table-row>
        <table:table-row table:style-name="ro1">
          <table:table-cell office:value-type="float" office:value="939978">
            <text:p>939978</text:p>
          </table:table-cell>
          <table:table-cell table:number-columns-repeated="14"/>
        </table:table-row>
        <table:table-row table:style-name="ro1">
          <table:table-cell office:value-type="float" office:value="2.453">
            <text:p>2,453</text:p>
          </table:table-cell>
          <table:table-cell table:number-columns-repeated="1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745185">
            <text:p>4745185</text:p>
          </table:table-cell>
          <table:table-cell office:value-type="float" office:value="4625.97">
            <text:p>4625,97</text:p>
          </table:table-cell>
          <table:table-cell office:value-type="float" office:value="11.48">
            <text:p>11,4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595589.13">
            <text:p>1595589,13</text:p>
          </table:table-cell>
          <table:table-cell office:value-type="float" office:value="1032.42">
            <text:p>1032,42</text:p>
          </table:table-cell>
          <table:table-cell office:value-type="float" office:value="18.99">
            <text:p>18,99</text:p>
          </table:table-cell>
          <table:table-cell table:number-columns-repeated="11"/>
        </table:table-row>
        <table:table-row table:style-name="ro1">
          <table:table-cell office:value-type="float" office:value="931157">
            <text:p>931157</text:p>
          </table:table-cell>
          <table:table-cell table:number-columns-repeated="14"/>
        </table:table-row>
        <table:table-row table:style-name="ro1">
          <table:table-cell office:value-type="float" office:value="2.438">
            <text:p>2,438</text:p>
          </table:table-cell>
          <table:table-cell table:number-columns-repeated="1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7">
            <text:p>1,18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790130">
            <text:p>4790130</text:p>
          </table:table-cell>
          <table:table-cell office:value-type="float" office:value="4667.45">
            <text:p>4667,45</text:p>
          </table:table-cell>
          <table:table-cell office:value-type="float" office:value="11.44">
            <text:p>11,4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10583.63">
            <text:p>1610583,63</text:p>
          </table:table-cell>
          <table:table-cell office:value-type="float" office:value="1043.47">
            <text:p>1043,47</text:p>
          </table:table-cell>
          <table:table-cell office:value-type="float" office:value="18.94">
            <text:p>18,94</text:p>
          </table:table-cell>
          <table:table-cell table:number-columns-repeated="11"/>
        </table:table-row>
        <table:table-row table:style-name="ro1">
          <table:table-cell office:value-type="float" office:value="923018">
            <text:p>923018</text:p>
          </table:table-cell>
          <table:table-cell table:number-columns-repeated="14"/>
        </table:table-row>
        <table:table-row table:style-name="ro1">
          <table:table-cell office:value-type="float" office:value="2.438">
            <text:p>2,438</text:p>
          </table:table-cell>
          <table:table-cell table:number-columns-repeated="1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790686">
            <text:p>4790686</text:p>
          </table:table-cell>
          <table:table-cell office:value-type="float" office:value="4669.69">
            <text:p>4669,69</text:p>
          </table:table-cell>
          <table:table-cell office:value-type="float" office:value="11.44">
            <text:p>11,4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11008.75">
            <text:p>1611008,75</text:p>
          </table:table-cell>
          <table:table-cell office:value-type="float" office:value="1042.46">
            <text:p>1042,46</text:p>
          </table:table-cell>
          <table:table-cell office:value-type="float" office:value="18.94">
            <text:p>18,94</text:p>
          </table:table-cell>
          <table:table-cell table:number-columns-repeated="11"/>
        </table:table-row>
        <table:table-row table:style-name="ro1">
          <table:table-cell office:value-type="float" office:value="914771">
            <text:p>914771</text:p>
          </table:table-cell>
          <table:table-cell table:number-columns-repeated="14"/>
        </table:table-row>
        <table:table-row table:style-name="ro1">
          <table:table-cell office:value-type="float" office:value="2.485">
            <text:p>2,485</text:p>
          </table:table-cell>
          <table:table-cell table:number-columns-repeated="1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94">
            <text:p>1,5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801966">
            <text:p>4801966</text:p>
          </table:table-cell>
          <table:table-cell office:value-type="float" office:value="4672.2">
            <text:p>4672,2</text:p>
          </table:table-cell>
          <table:table-cell office:value-type="float" office:value="11.44">
            <text:p>11,4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31827.63">
            <text:p>1631827,63</text:p>
          </table:table-cell>
          <table:table-cell office:value-type="float" office:value="1056.2">
            <text:p>1056,2</text:p>
          </table:table-cell>
          <table:table-cell office:value-type="float" office:value="18.88">
            <text:p>18,88</text:p>
          </table:table-cell>
          <table:table-cell table:number-columns-repeated="11"/>
        </table:table-row>
        <table:table-row table:style-name="ro1">
          <table:table-cell office:value-type="float" office:value="906913">
            <text:p>906913</text:p>
          </table:table-cell>
          <table:table-cell table:number-columns-repeated="14"/>
        </table:table-row>
        <table:table-row table:style-name="ro1">
          <table:table-cell office:value-type="float" office:value="2.766">
            <text:p>2,766</text:p>
          </table:table-cell>
          <table:table-cell table:number-columns-repeated="1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919089">
            <text:p>4919089</text:p>
          </table:table-cell>
          <table:table-cell office:value-type="float" office:value="4796.81">
            <text:p>4796,81</text:p>
          </table:table-cell>
          <table:table-cell office:value-type="float" office:value="11.32">
            <text:p>11,3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48569.13">
            <text:p>1648569,13</text:p>
          </table:table-cell>
          <table:table-cell office:value-type="float" office:value="1069.36">
            <text:p>1069,36</text:p>
          </table:table-cell>
          <table:table-cell office:value-type="float" office:value="18.83">
            <text:p>18,83</text:p>
          </table:table-cell>
          <table:table-cell table:number-columns-repeated="11"/>
        </table:table-row>
        <table:table-row table:style-name="ro1">
          <table:table-cell office:value-type="float" office:value="899889">
            <text:p>899889</text:p>
          </table:table-cell>
          <table:table-cell table:number-columns-repeated="14"/>
        </table:table-row>
        <table:table-row table:style-name="ro1">
          <table:table-cell office:value-type="float" office:value="2.891">
            <text:p>2,891</text:p>
          </table:table-cell>
          <table:table-cell table:number-columns-repeated="1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931527">
            <text:p>4931527</text:p>
          </table:table-cell>
          <table:table-cell office:value-type="float" office:value="4793.9">
            <text:p>4793,9</text:p>
          </table:table-cell>
          <table:table-cell office:value-type="float" office:value="11.32">
            <text:p>11,3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65447.38">
            <text:p>1665447,38</text:p>
          </table:table-cell>
          <table:table-cell office:value-type="float" office:value="1079.69">
            <text:p>1079,69</text:p>
          </table:table-cell>
          <table:table-cell office:value-type="float" office:value="18.8">
            <text:p>18,8</text:p>
          </table:table-cell>
          <table:table-cell table:number-columns-repeated="11"/>
        </table:table-row>
        <table:table-row table:style-name="ro1">
          <table:table-cell office:value-type="float" office:value="892656">
            <text:p>892656</text:p>
          </table:table-cell>
          <table:table-cell table:number-columns-repeated="14"/>
        </table:table-row>
        <table:table-row table:style-name="ro1">
          <table:table-cell office:value-type="float" office:value="2.64">
            <text:p>2,64</text:p>
          </table:table-cell>
          <table:table-cell table:number-columns-repeated="1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11">
            <text:p>2,1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699773">
            <text:p>4699773</text:p>
          </table:table-cell>
          <table:table-cell office:value-type="float" office:value="4576.73">
            <text:p>4576,73</text:p>
          </table:table-cell>
          <table:table-cell office:value-type="float" office:value="11.53">
            <text:p>11,5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16949.25">
            <text:p>1616949,25</text:p>
          </table:table-cell>
          <table:table-cell office:value-type="float" office:value="1050.46">
            <text:p>1050,46</text:p>
          </table:table-cell>
          <table:table-cell office:value-type="float" office:value="18.88">
            <text:p>18,88</text:p>
          </table:table-cell>
          <table:table-cell table:number-columns-repeated="11"/>
        </table:table-row>
        <table:table-row table:style-name="ro1">
          <table:table-cell office:value-type="float" office:value="882581">
            <text:p>882581</text:p>
          </table:table-cell>
          <table:table-cell table:number-columns-repeated="14"/>
        </table:table-row>
        <table:table-row table:style-name="ro1">
          <table:table-cell office:value-type="float" office:value="2.61">
            <text:p>2,61</text:p>
          </table:table-cell>
          <table:table-cell table:number-columns-repeated="1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47">
            <text:p>1,5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798214">
            <text:p>4798214</text:p>
          </table:table-cell>
          <table:table-cell office:value-type="float" office:value="4666.09">
            <text:p>4666,09</text:p>
          </table:table-cell>
          <table:table-cell office:value-type="float" office:value="11.44">
            <text:p>11,4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52569">
            <text:p>1652569</text:p>
          </table:table-cell>
          <table:table-cell office:value-type="float" office:value="1067.65">
            <text:p>1067,65</text:p>
          </table:table-cell>
          <table:table-cell office:value-type="float" office:value="18.81">
            <text:p>18,81</text:p>
          </table:table-cell>
          <table:table-cell table:number-columns-repeated="11"/>
        </table:table-row>
        <table:table-row table:style-name="ro1">
          <table:table-cell office:value-type="float" office:value="876961">
            <text:p>876961</text:p>
          </table:table-cell>
          <table:table-cell table:number-columns-repeated="14"/>
        </table:table-row>
        <table:table-row table:style-name="ro1">
          <table:table-cell office:value-type="float" office:value="2.61">
            <text:p>2,61</text:p>
          </table:table-cell>
          <table:table-cell table:number-columns-repeated="1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">
            <text:p>1,3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897690">
            <text:p>4897690</text:p>
          </table:table-cell>
          <table:table-cell office:value-type="float" office:value="4768.95">
            <text:p>4768,95</text:p>
          </table:table-cell>
          <table:table-cell office:value-type="float" office:value="11.35">
            <text:p>11,3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70340.13">
            <text:p>1670340,13</text:p>
          </table:table-cell>
          <table:table-cell office:value-type="float" office:value="1080.06">
            <text:p>1080,06</text:p>
          </table:table-cell>
          <table:table-cell office:value-type="float" office:value="18.76">
            <text:p>18,76</text:p>
          </table:table-cell>
          <table:table-cell table:number-columns-repeated="11"/>
        </table:table-row>
        <table:table-row table:style-name="ro1">
          <table:table-cell office:value-type="float" office:value="870057">
            <text:p>870057</text:p>
          </table:table-cell>
          <table:table-cell table:number-columns-repeated="14"/>
        </table:table-row>
        <table:table-row table:style-name="ro1">
          <table:table-cell office:value-type="float" office:value="2.703">
            <text:p>2,703</text:p>
          </table:table-cell>
          <table:table-cell table:number-columns-repeated="1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44">
            <text:p>1,8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918555">
            <text:p>4918555</text:p>
          </table:table-cell>
          <table:table-cell office:value-type="float" office:value="4785.33">
            <text:p>4785,33</text:p>
          </table:table-cell>
          <table:table-cell office:value-type="float" office:value="11.33">
            <text:p>11,3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80072.63">
            <text:p>1680072,63</text:p>
          </table:table-cell>
          <table:table-cell office:value-type="float" office:value="1086.62">
            <text:p>1086,62</text:p>
          </table:table-cell>
          <table:table-cell office:value-type="float" office:value="18.74">
            <text:p>18,74</text:p>
          </table:table-cell>
          <table:table-cell table:number-columns-repeated="11"/>
        </table:table-row>
        <table:table-row table:style-name="ro1">
          <table:table-cell office:value-type="float" office:value="862833">
            <text:p>862833</text:p>
          </table:table-cell>
          <table:table-cell table:number-columns-repeated="14"/>
        </table:table-row>
        <table:table-row table:style-name="ro1">
          <table:table-cell office:value-type="float" office:value="2.61">
            <text:p>2,61</text:p>
          </table:table-cell>
          <table:table-cell table:number-columns-repeated="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880254">
            <text:p>4880254</text:p>
          </table:table-cell>
          <table:table-cell office:value-type="float" office:value="4742.24">
            <text:p>4742,24</text:p>
          </table:table-cell>
          <table:table-cell office:value-type="float" office:value="11.37">
            <text:p>11,3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685473.63">
            <text:p>1685473,63</text:p>
          </table:table-cell>
          <table:table-cell office:value-type="float" office:value="1090.87">
            <text:p>1090,87</text:p>
          </table:table-cell>
          <table:table-cell office:value-type="float" office:value="18.72">
            <text:p>18,72</text:p>
          </table:table-cell>
          <table:table-cell table:number-columns-repeated="11"/>
        </table:table-row>
        <table:table-row table:style-name="ro1">
          <table:table-cell office:value-type="float" office:value="855395">
            <text:p>85539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907028">
            <text:p>4907028</text:p>
          </table:table-cell>
          <table:table-cell office:value-type="float" office:value="4762.77">
            <text:p>4762,77</text:p>
          </table:table-cell>
          <table:table-cell office:value-type="float" office:value="11.35">
            <text:p>11,3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01187">
            <text:p>1701187</text:p>
          </table:table-cell>
          <table:table-cell office:value-type="float" office:value="1100.21">
            <text:p>1100,21</text:p>
          </table:table-cell>
          <table:table-cell office:value-type="float" office:value="18.68">
            <text:p>18,68</text:p>
          </table:table-cell>
          <table:table-cell table:number-columns-repeated="11"/>
        </table:table-row>
        <table:table-row table:style-name="ro1">
          <table:table-cell office:value-type="float" office:value="848826">
            <text:p>848826</text:p>
          </table:table-cell>
          <table:table-cell table:number-columns-repeated="14"/>
        </table:table-row>
        <table:table-row table:style-name="ro1">
          <table:table-cell office:value-type="float" office:value="3.641">
            <text:p>3,641</text:p>
          </table:table-cell>
          <table:table-cell table:number-columns-repeated="1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3.234">
            <text:p>3,23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02254">
            <text:p>5002254</text:p>
          </table:table-cell>
          <table:table-cell office:value-type="float" office:value="4868.31">
            <text:p>4868,31</text:p>
          </table:table-cell>
          <table:table-cell office:value-type="float" office:value="11.26">
            <text:p>11,2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14329.63">
            <text:p>1714329,63</text:p>
          </table:table-cell>
          <table:table-cell office:value-type="float" office:value="1109.06">
            <text:p>1109,06</text:p>
          </table:table-cell>
          <table:table-cell office:value-type="float" office:value="18.64">
            <text:p>18,64</text:p>
          </table:table-cell>
          <table:table-cell table:number-columns-repeated="11"/>
        </table:table-row>
        <table:table-row table:style-name="ro1">
          <table:table-cell office:value-type="float" office:value="842215">
            <text:p>842215</text:p>
          </table:table-cell>
          <table:table-cell table:number-columns-repeated="14"/>
        </table:table-row>
        <table:table-row table:style-name="ro1">
          <table:table-cell office:value-type="float" office:value="3.391">
            <text:p>3,391</text:p>
          </table:table-cell>
          <table:table-cell table:number-columns-repeated="1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56">
            <text:p>1,6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01655">
            <text:p>5001655</text:p>
          </table:table-cell>
          <table:table-cell office:value-type="float" office:value="4854.64">
            <text:p>4854,64</text:p>
          </table:table-cell>
          <table:table-cell office:value-type="float" office:value="11.27">
            <text:p>11,2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23474.38">
            <text:p>1723474,38</text:p>
          </table:table-cell>
          <table:table-cell office:value-type="float" office:value="1112.66">
            <text:p>1112,66</text:p>
          </table:table-cell>
          <table:table-cell office:value-type="float" office:value="18.63">
            <text:p>18,63</text:p>
          </table:table-cell>
          <table:table-cell table:number-columns-repeated="11"/>
        </table:table-row>
        <table:table-row table:style-name="ro1">
          <table:table-cell office:value-type="float" office:value="835008">
            <text:p>835008</text:p>
          </table:table-cell>
          <table:table-cell table:number-columns-repeated="14"/>
        </table:table-row>
        <table:table-row table:style-name="ro1">
          <table:table-cell office:value-type="float" office:value="3.063">
            <text:p>3,063</text:p>
          </table:table-cell>
          <table:table-cell table:number-columns-repeated="1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935204">
            <text:p>4935204</text:p>
          </table:table-cell>
          <table:table-cell office:value-type="float" office:value="4796.63">
            <text:p>4796,63</text:p>
          </table:table-cell>
          <table:table-cell office:value-type="float" office:value="11.32">
            <text:p>11,3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06940.5">
            <text:p>1706940,5</text:p>
          </table:table-cell>
          <table:table-cell office:value-type="float" office:value="1105.39">
            <text:p>1105,39</text:p>
          </table:table-cell>
          <table:table-cell office:value-type="float" office:value="18.65">
            <text:p>18,65</text:p>
          </table:table-cell>
          <table:table-cell table:number-columns-repeated="11"/>
        </table:table-row>
        <table:table-row table:style-name="ro1">
          <table:table-cell office:value-type="float" office:value="829556">
            <text:p>829556</text:p>
          </table:table-cell>
          <table:table-cell table:number-columns-repeated="14"/>
        </table:table-row>
        <table:table-row table:style-name="ro1">
          <table:table-cell office:value-type="float" office:value="2.578">
            <text:p>2,578</text:p>
          </table:table-cell>
          <table:table-cell table:number-columns-repeated="1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5">
            <text:p>1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28549">
            <text:p>5028549</text:p>
          </table:table-cell>
          <table:table-cell office:value-type="float" office:value="4887.68">
            <text:p>4887,68</text:p>
          </table:table-cell>
          <table:table-cell office:value-type="float" office:value="11.24">
            <text:p>11,2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29989.75">
            <text:p>1729989,75</text:p>
          </table:table-cell>
          <table:table-cell office:value-type="float" office:value="1120.3">
            <text:p>1120,3</text:p>
          </table:table-cell>
          <table:table-cell office:value-type="float" office:value="18.59">
            <text:p>18,59</text:p>
          </table:table-cell>
          <table:table-cell table:number-columns-repeated="11"/>
        </table:table-row>
        <table:table-row table:style-name="ro1">
          <table:table-cell office:value-type="float" office:value="822805">
            <text:p>822805</text:p>
          </table:table-cell>
          <table:table-cell table:number-columns-repeated="14"/>
        </table:table-row>
        <table:table-row table:style-name="ro1">
          <table:table-cell office:value-type="float" office:value="2.516">
            <text:p>2,516</text:p>
          </table:table-cell>
          <table:table-cell table:number-columns-repeated="1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991876">
            <text:p>4991876</text:p>
          </table:table-cell>
          <table:table-cell office:value-type="float" office:value="4841.03">
            <text:p>4841,03</text:p>
          </table:table-cell>
          <table:table-cell office:value-type="float" office:value="11.28">
            <text:p>11,2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45180.5">
            <text:p>1745180,5</text:p>
          </table:table-cell>
          <table:table-cell office:value-type="float" office:value="1130.54">
            <text:p>1130,54</text:p>
          </table:table-cell>
          <table:table-cell office:value-type="float" office:value="18.55">
            <text:p>18,55</text:p>
          </table:table-cell>
          <table:table-cell table:number-columns-repeated="11"/>
        </table:table-row>
        <table:table-row table:style-name="ro1">
          <table:table-cell office:value-type="float" office:value="816626">
            <text:p>816626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44421">
            <text:p>5044421</text:p>
          </table:table-cell>
          <table:table-cell office:value-type="float" office:value="4900.19">
            <text:p>4900,19</text:p>
          </table:table-cell>
          <table:table-cell office:value-type="float" office:value="11.23">
            <text:p>11,2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51911.38">
            <text:p>1751911,38</text:p>
          </table:table-cell>
          <table:table-cell office:value-type="float" office:value="1131.55">
            <text:p>1131,55</text:p>
          </table:table-cell>
          <table:table-cell office:value-type="float" office:value="18.54">
            <text:p>18,54</text:p>
          </table:table-cell>
          <table:table-cell table:number-columns-repeated="11"/>
        </table:table-row>
        <table:table-row table:style-name="ro1">
          <table:table-cell office:value-type="float" office:value="809694">
            <text:p>809694</text:p>
          </table:table-cell>
          <table:table-cell table:number-columns-repeated="14"/>
        </table:table-row>
        <table:table-row table:style-name="ro1">
          <table:table-cell office:value-type="float" office:value="2.735">
            <text:p>2,735</text:p>
          </table:table-cell>
          <table:table-cell table:number-columns-repeated="1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66997">
            <text:p>5066997</text:p>
          </table:table-cell>
          <table:table-cell office:value-type="float" office:value="4922.52">
            <text:p>4922,52</text:p>
          </table:table-cell>
          <table:table-cell office:value-type="float" office:value="11.21">
            <text:p>11,2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51750.25">
            <text:p>1751750,25</text:p>
          </table:table-cell>
          <table:table-cell office:value-type="float" office:value="1133.57">
            <text:p>1133,57</text:p>
          </table:table-cell>
          <table:table-cell office:value-type="float" office:value="18.54">
            <text:p>18,54</text:p>
          </table:table-cell>
          <table:table-cell table:number-columns-repeated="11"/>
        </table:table-row>
        <table:table-row table:style-name="ro1">
          <table:table-cell office:value-type="float" office:value="804079">
            <text:p>804079</text:p>
          </table:table-cell>
          <table:table-cell table:number-columns-repeated="14"/>
        </table:table-row>
        <table:table-row table:style-name="ro1">
          <table:table-cell office:value-type="float" office:value="2.703">
            <text:p>2,703</text:p>
          </table:table-cell>
          <table:table-cell table:number-columns-repeated="1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83439">
            <text:p>5083439</text:p>
          </table:table-cell>
          <table:table-cell office:value-type="float" office:value="4934.64">
            <text:p>4934,64</text:p>
          </table:table-cell>
          <table:table-cell office:value-type="float" office:value="11.2">
            <text:p>11,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67167.63">
            <text:p>1767167,63</text:p>
          </table:table-cell>
          <table:table-cell office:value-type="float" office:value="1142.82">
            <text:p>1142,82</text:p>
          </table:table-cell>
          <table:table-cell office:value-type="float" office:value="18.5">
            <text:p>18,5</text:p>
          </table:table-cell>
          <table:table-cell table:number-columns-repeated="11"/>
        </table:table-row>
        <table:table-row table:style-name="ro1">
          <table:table-cell office:value-type="float" office:value="797502">
            <text:p>797502</text:p>
          </table:table-cell>
          <table:table-cell table:number-columns-repeated="14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46579">
            <text:p>5046579</text:p>
          </table:table-cell>
          <table:table-cell office:value-type="float" office:value="4888.91">
            <text:p>4888,91</text:p>
          </table:table-cell>
          <table:table-cell office:value-type="float" office:value="11.24">
            <text:p>11,2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77733.13">
            <text:p>1777733,13</text:p>
          </table:table-cell>
          <table:table-cell office:value-type="float" office:value="1149.83">
            <text:p>1149,83</text:p>
          </table:table-cell>
          <table:table-cell office:value-type="float" office:value="18.47">
            <text:p>18,47</text:p>
          </table:table-cell>
          <table:table-cell table:number-columns-repeated="11"/>
        </table:table-row>
        <table:table-row table:style-name="ro1">
          <table:table-cell office:value-type="float" office:value="791661">
            <text:p>791661</text:p>
          </table:table-cell>
          <table:table-cell table:number-columns-repeated="14"/>
        </table:table-row>
        <table:table-row table:style-name="ro1">
          <table:table-cell office:value-type="float" office:value="2.359">
            <text:p>2,359</text:p>
          </table:table-cell>
          <table:table-cell table:number-columns-repeated="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06">
            <text:p>1,40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126659">
            <text:p>5126659</text:p>
          </table:table-cell>
          <table:table-cell office:value-type="float" office:value="4965.67">
            <text:p>4965,67</text:p>
          </table:table-cell>
          <table:table-cell office:value-type="float" office:value="11.17">
            <text:p>11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98799.25">
            <text:p>1798799,25</text:p>
          </table:table-cell>
          <table:table-cell office:value-type="float" office:value="1165.44">
            <text:p>1165,44</text:p>
          </table:table-cell>
          <table:table-cell office:value-type="float" office:value="18.41">
            <text:p>18,41</text:p>
          </table:table-cell>
          <table:table-cell table:number-columns-repeated="11"/>
        </table:table-row>
        <table:table-row table:style-name="ro1">
          <table:table-cell office:value-type="float" office:value="785341">
            <text:p>785341</text:p>
          </table:table-cell>
          <table:table-cell table:number-columns-repeated="14"/>
        </table:table-row>
        <table:table-row table:style-name="ro1">
          <table:table-cell office:value-type="float" office:value="2.344">
            <text:p>2,344</text:p>
          </table:table-cell>
          <table:table-cell table:number-columns-repeated="1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16811">
            <text:p>5016811</text:p>
          </table:table-cell>
          <table:table-cell office:value-type="float" office:value="4873.96">
            <text:p>4873,96</text:p>
          </table:table-cell>
          <table:table-cell office:value-type="float" office:value="11.25">
            <text:p>11,2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61422.5">
            <text:p>1761422,5</text:p>
          </table:table-cell>
          <table:table-cell office:value-type="float" office:value="1139.95">
            <text:p>1139,95</text:p>
          </table:table-cell>
          <table:table-cell office:value-type="float" office:value="18.49">
            <text:p>18,49</text:p>
          </table:table-cell>
          <table:table-cell table:number-columns-repeated="11"/>
        </table:table-row>
        <table:table-row table:style-name="ro1">
          <table:table-cell office:value-type="float" office:value="778582">
            <text:p>778582</text:p>
          </table:table-cell>
          <table:table-cell table:number-columns-repeated="14"/>
        </table:table-row>
        <table:table-row table:style-name="ro1">
          <table:table-cell office:value-type="float" office:value="2.359">
            <text:p>2,359</text:p>
          </table:table-cell>
          <table:table-cell table:number-columns-repeated="1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25701">
            <text:p>5025701</text:p>
          </table:table-cell>
          <table:table-cell office:value-type="float" office:value="4867.81">
            <text:p>4867,81</text:p>
          </table:table-cell>
          <table:table-cell office:value-type="float" office:value="11.26">
            <text:p>11,2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784899.38">
            <text:p>1784899,38</text:p>
          </table:table-cell>
          <table:table-cell office:value-type="float" office:value="1153.64">
            <text:p>1153,64</text:p>
          </table:table-cell>
          <table:table-cell office:value-type="float" office:value="18.44">
            <text:p>18,44</text:p>
          </table:table-cell>
          <table:table-cell table:number-columns-repeated="11"/>
        </table:table-row>
        <table:table-row table:style-name="ro1">
          <table:table-cell office:value-type="float" office:value="772886">
            <text:p>772886</text:p>
          </table:table-cell>
          <table:table-cell table:number-columns-repeated="14"/>
        </table:table-row>
        <table:table-row table:style-name="ro1">
          <table:table-cell office:value-type="float" office:value="2.344">
            <text:p>2,344</text:p>
          </table:table-cell>
          <table:table-cell table:number-columns-repeated="1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91447">
            <text:p>5091447</text:p>
          </table:table-cell>
          <table:table-cell office:value-type="float" office:value="4937.3">
            <text:p>4937,3</text:p>
          </table:table-cell>
          <table:table-cell office:value-type="float" office:value="11.2">
            <text:p>11,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00461.63">
            <text:p>1800461,63</text:p>
          </table:table-cell>
          <table:table-cell office:value-type="float" office:value="1163.65">
            <text:p>1163,65</text:p>
          </table:table-cell>
          <table:table-cell office:value-type="float" office:value="18.4">
            <text:p>18,4</text:p>
          </table:table-cell>
          <table:table-cell table:number-columns-repeated="11"/>
        </table:table-row>
        <table:table-row table:style-name="ro1">
          <table:table-cell office:value-type="float" office:value="767268">
            <text:p>767268</text:p>
          </table:table-cell>
          <table:table-cell table:number-columns-repeated="14"/>
        </table:table-row>
        <table:table-row table:style-name="ro1">
          <table:table-cell office:value-type="float" office:value="2.344">
            <text:p>2,344</text:p>
          </table:table-cell>
          <table:table-cell table:number-columns-repeated="1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6">
            <text:p>1,8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132637">
            <text:p>5132637</text:p>
          </table:table-cell>
          <table:table-cell office:value-type="float" office:value="4975.13">
            <text:p>4975,13</text:p>
          </table:table-cell>
          <table:table-cell office:value-type="float" office:value="11.16">
            <text:p>11,1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15057.25">
            <text:p>1815057,25</text:p>
          </table:table-cell>
          <table:table-cell office:value-type="float" office:value="1172.15">
            <text:p>1172,15</text:p>
          </table:table-cell>
          <table:table-cell office:value-type="float" office:value="18.37">
            <text:p>18,37</text:p>
          </table:table-cell>
          <table:table-cell table:number-columns-repeated="11"/>
        </table:table-row>
        <table:table-row table:style-name="ro1">
          <table:table-cell office:value-type="float" office:value="761771">
            <text:p>761771</text:p>
          </table:table-cell>
          <table:table-cell table:number-columns-repeated="14"/>
        </table:table-row>
        <table:table-row table:style-name="ro1">
          <table:table-cell office:value-type="float" office:value="2.359">
            <text:p>2,359</text:p>
          </table:table-cell>
          <table:table-cell table:number-columns-repeated="1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99398">
            <text:p>5099398</text:p>
          </table:table-cell>
          <table:table-cell office:value-type="float" office:value="4942.25">
            <text:p>4942,25</text:p>
          </table:table-cell>
          <table:table-cell office:value-type="float" office:value="11.19">
            <text:p>11,1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15064.75">
            <text:p>1815064,75</text:p>
          </table:table-cell>
          <table:table-cell office:value-type="float" office:value="1172.64">
            <text:p>1172,64</text:p>
          </table:table-cell>
          <table:table-cell office:value-type="float" office:value="18.36">
            <text:p>18,36</text:p>
          </table:table-cell>
          <table:table-cell table:number-columns-repeated="11"/>
        </table:table-row>
        <table:table-row table:style-name="ro1">
          <table:table-cell office:value-type="float" office:value="756236">
            <text:p>756236</text:p>
          </table:table-cell>
          <table:table-cell table:number-columns-repeated="14"/>
        </table:table-row>
        <table:table-row table:style-name="ro1">
          <table:table-cell office:value-type="float" office:value="2.328">
            <text:p>2,328</text:p>
          </table:table-cell>
          <table:table-cell table:number-columns-repeated="1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56">
            <text:p>1,1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229860">
            <text:p>5229860</text:p>
          </table:table-cell>
          <table:table-cell office:value-type="float" office:value="5075.66">
            <text:p>5075,66</text:p>
          </table:table-cell>
          <table:table-cell office:value-type="float" office:value="11.08">
            <text:p>11,0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37028.63">
            <text:p>1837028,63</text:p>
          </table:table-cell>
          <table:table-cell office:value-type="float" office:value="1187.51">
            <text:p>1187,51</text:p>
          </table:table-cell>
          <table:table-cell office:value-type="float" office:value="18.31">
            <text:p>18,31</text:p>
          </table:table-cell>
          <table:table-cell table:number-columns-repeated="11"/>
        </table:table-row>
        <table:table-row table:style-name="ro1">
          <table:table-cell office:value-type="float" office:value="751087">
            <text:p>751087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177893">
            <text:p>5177893</text:p>
          </table:table-cell>
          <table:table-cell office:value-type="float" office:value="5021.29">
            <text:p>5021,29</text:p>
          </table:table-cell>
          <table:table-cell office:value-type="float" office:value="11.12">
            <text:p>11,1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42327.38">
            <text:p>1842327,38</text:p>
          </table:table-cell>
          <table:table-cell office:value-type="float" office:value="1190">
            <text:p>1190</text:p>
          </table:table-cell>
          <table:table-cell office:value-type="float" office:value="18.3">
            <text:p>18,3</text:p>
          </table:table-cell>
          <table:table-cell table:number-columns-repeated="11"/>
        </table:table-row>
        <table:table-row table:style-name="ro1">
          <table:table-cell office:value-type="float" office:value="744880">
            <text:p>744880</text:p>
          </table:table-cell>
          <table:table-cell table:number-columns-repeated="14"/>
        </table:table-row>
        <table:table-row table:style-name="ro1">
          <table:table-cell office:value-type="float" office:value="2.328">
            <text:p>2,328</text:p>
          </table:table-cell>
          <table:table-cell table:number-columns-repeated="1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14096">
            <text:p>5414096</text:p>
          </table:table-cell>
          <table:table-cell office:value-type="float" office:value="5237.8">
            <text:p>5237,8</text:p>
          </table:table-cell>
          <table:table-cell office:value-type="float" office:value="10.94">
            <text:p>10,9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01775">
            <text:p>1901775</text:p>
          </table:table-cell>
          <table:table-cell office:value-type="float" office:value="1227.37">
            <text:p>1227,37</text:p>
          </table:table-cell>
          <table:table-cell office:value-type="float" office:value="18.19">
            <text:p>18,19</text:p>
          </table:table-cell>
          <table:table-cell table:number-columns-repeated="11"/>
        </table:table-row>
        <table:table-row table:style-name="ro1">
          <table:table-cell office:value-type="float" office:value="739517">
            <text:p>739517</text:p>
          </table:table-cell>
          <table:table-cell table:number-columns-repeated="14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213633">
            <text:p>5213633</text:p>
          </table:table-cell>
          <table:table-cell office:value-type="float" office:value="5038.59">
            <text:p>5038,59</text:p>
          </table:table-cell>
          <table:table-cell office:value-type="float" office:value="11.11">
            <text:p>11,1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58344.13">
            <text:p>1858344,13</text:p>
          </table:table-cell>
          <table:table-cell office:value-type="float" office:value="1198.8">
            <text:p>1198,8</text:p>
          </table:table-cell>
          <table:table-cell office:value-type="float" office:value="18.28">
            <text:p>18,28</text:p>
          </table:table-cell>
          <table:table-cell table:number-columns-repeated="11"/>
        </table:table-row>
        <table:table-row table:style-name="ro1">
          <table:table-cell office:value-type="float" office:value="733988">
            <text:p>733988</text:p>
          </table:table-cell>
          <table:table-cell table:number-columns-repeated="14"/>
        </table:table-row>
        <table:table-row table:style-name="ro1">
          <table:table-cell office:value-type="float" office:value="2.328">
            <text:p>2,328</text:p>
          </table:table-cell>
          <table:table-cell table:number-columns-repeated="1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12244">
            <text:p>5312244</text:p>
          </table:table-cell>
          <table:table-cell office:value-type="float" office:value="5141.9">
            <text:p>5141,9</text:p>
          </table:table-cell>
          <table:table-cell office:value-type="float" office:value="11.02">
            <text:p>11,0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78407.63">
            <text:p>1878407,63</text:p>
          </table:table-cell>
          <table:table-cell office:value-type="float" office:value="1211.67">
            <text:p>1211,67</text:p>
          </table:table-cell>
          <table:table-cell office:value-type="float" office:value="18.23">
            <text:p>18,23</text:p>
          </table:table-cell>
          <table:table-cell table:number-columns-repeated="11"/>
        </table:table-row>
        <table:table-row table:style-name="ro1">
          <table:table-cell office:value-type="float" office:value="729199">
            <text:p>729199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89010">
            <text:p>5389010</text:p>
          </table:table-cell>
          <table:table-cell office:value-type="float" office:value="5221.28">
            <text:p>5221,28</text:p>
          </table:table-cell>
          <table:table-cell office:value-type="float" office:value="10.95">
            <text:p>10,9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98653.75">
            <text:p>1898653,75</text:p>
          </table:table-cell>
          <table:table-cell office:value-type="float" office:value="1223.02">
            <text:p>1223,02</text:p>
          </table:table-cell>
          <table:table-cell office:value-type="float" office:value="18.19">
            <text:p>18,19</text:p>
          </table:table-cell>
          <table:table-cell table:number-columns-repeated="11"/>
        </table:table-row>
        <table:table-row table:style-name="ro1">
          <table:table-cell office:value-type="float" office:value="724076">
            <text:p>724076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85">
            <text:p>1,48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82845">
            <text:p>5382845</text:p>
          </table:table-cell>
          <table:table-cell office:value-type="float" office:value="5210.55">
            <text:p>5210,55</text:p>
          </table:table-cell>
          <table:table-cell office:value-type="float" office:value="10.96">
            <text:p>10,9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07353.88">
            <text:p>1907353,88</text:p>
          </table:table-cell>
          <table:table-cell office:value-type="float" office:value="1227.85">
            <text:p>1227,85</text:p>
          </table:table-cell>
          <table:table-cell office:value-type="float" office:value="18.17">
            <text:p>18,17</text:p>
          </table:table-cell>
          <table:table-cell table:number-columns-repeated="11"/>
        </table:table-row>
        <table:table-row table:style-name="ro1">
          <table:table-cell office:value-type="float" office:value="718823">
            <text:p>718823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79122">
            <text:p>5379122</text:p>
          </table:table-cell>
          <table:table-cell office:value-type="float" office:value="5207.45">
            <text:p>5207,45</text:p>
          </table:table-cell>
          <table:table-cell office:value-type="float" office:value="10.96">
            <text:p>10,9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07452.63">
            <text:p>1907452,63</text:p>
          </table:table-cell>
          <table:table-cell office:value-type="float" office:value="1230.81">
            <text:p>1230,81</text:p>
          </table:table-cell>
          <table:table-cell office:value-type="float" office:value="18.17">
            <text:p>18,17</text:p>
          </table:table-cell>
          <table:table-cell table:number-columns-repeated="11"/>
        </table:table-row>
        <table:table-row table:style-name="ro1">
          <table:table-cell office:value-type="float" office:value="714238">
            <text:p>714238</text:p>
          </table:table-cell>
          <table:table-cell table:number-columns-repeated="14"/>
        </table:table-row>
        <table:table-row table:style-name="ro1">
          <table:table-cell office:value-type="float" office:value="2.359">
            <text:p>2,359</text:p>
          </table:table-cell>
          <table:table-cell table:number-columns-repeated="1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64090">
            <text:p>5464090</text:p>
          </table:table-cell>
          <table:table-cell office:value-type="float" office:value="5288.63">
            <text:p>5288,63</text:p>
          </table:table-cell>
          <table:table-cell office:value-type="float" office:value="10.9">
            <text:p>10,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28348.75">
            <text:p>1928348,75</text:p>
          </table:table-cell>
          <table:table-cell office:value-type="float" office:value="1244.22">
            <text:p>1244,22</text:p>
          </table:table-cell>
          <table:table-cell office:value-type="float" office:value="18.12">
            <text:p>18,12</text:p>
          </table:table-cell>
          <table:table-cell table:number-columns-repeated="11"/>
        </table:table-row>
        <table:table-row table:style-name="ro1">
          <table:table-cell office:value-type="float" office:value="709882">
            <text:p>709882</text:p>
          </table:table-cell>
          <table:table-cell table:number-columns-repeated="14"/>
        </table:table-row>
        <table:table-row table:style-name="ro1">
          <table:table-cell office:value-type="float" office:value="2.36">
            <text:p>2,36</text:p>
          </table:table-cell>
          <table:table-cell table:number-columns-repeated="1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6">
            <text:p>1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94963">
            <text:p>5394963</text:p>
          </table:table-cell>
          <table:table-cell office:value-type="float" office:value="5213.42">
            <text:p>5213,42</text:p>
          </table:table-cell>
          <table:table-cell office:value-type="float" office:value="10.96">
            <text:p>10,9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30094.88">
            <text:p>1930094,88</text:p>
          </table:table-cell>
          <table:table-cell office:value-type="float" office:value="1246.25">
            <text:p>1246,25</text:p>
          </table:table-cell>
          <table:table-cell office:value-type="float" office:value="18.1">
            <text:p>18,1</text:p>
          </table:table-cell>
          <table:table-cell table:number-columns-repeated="11"/>
        </table:table-row>
        <table:table-row table:style-name="ro1">
          <table:table-cell office:value-type="float" office:value="704580">
            <text:p>704580</text:p>
          </table:table-cell>
          <table:table-cell table:number-columns-repeated="14"/>
        </table:table-row>
        <table:table-row table:style-name="ro1">
          <table:table-cell office:value-type="float" office:value="2.328">
            <text:p>2,328</text:p>
          </table:table-cell>
          <table:table-cell table:number-columns-repeated="1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27494">
            <text:p>5427494</text:p>
          </table:table-cell>
          <table:table-cell office:value-type="float" office:value="5235.96">
            <text:p>5235,96</text:p>
          </table:table-cell>
          <table:table-cell office:value-type="float" office:value="10.94">
            <text:p>10,9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50788.38">
            <text:p>1950788,38</text:p>
          </table:table-cell>
          <table:table-cell office:value-type="float" office:value="1261.62">
            <text:p>1261,62</text:p>
          </table:table-cell>
          <table:table-cell office:value-type="float" office:value="18.06">
            <text:p>18,06</text:p>
          </table:table-cell>
          <table:table-cell table:number-columns-repeated="11"/>
        </table:table-row>
        <table:table-row table:style-name="ro1">
          <table:table-cell office:value-type="float" office:value="698393">
            <text:p>698393</text:p>
          </table:table-cell>
          <table:table-cell table:number-columns-repeated="14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4829655">
            <text:p>4829655</text:p>
          </table:table-cell>
          <table:table-cell office:value-type="float" office:value="4651.45">
            <text:p>4651,45</text:p>
          </table:table-cell>
          <table:table-cell office:value-type="float" office:value="11.45">
            <text:p>11,4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32743.38">
            <text:p>1832743,38</text:p>
          </table:table-cell>
          <table:table-cell office:value-type="float" office:value="1194.18">
            <text:p>1194,18</text:p>
          </table:table-cell>
          <table:table-cell office:value-type="float" office:value="18.24">
            <text:p>18,24</text:p>
          </table:table-cell>
          <table:table-cell table:number-columns-repeated="11"/>
        </table:table-row>
        <table:table-row table:style-name="ro1">
          <table:table-cell office:value-type="float" office:value="691454">
            <text:p>691454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028455">
            <text:p>5028455</text:p>
          </table:table-cell>
          <table:table-cell office:value-type="float" office:value="4861.72">
            <text:p>4861,72</text:p>
          </table:table-cell>
          <table:table-cell office:value-type="float" office:value="11.26">
            <text:p>11,2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76891.5">
            <text:p>1876891,5</text:p>
          </table:table-cell>
          <table:table-cell office:value-type="float" office:value="1211.73">
            <text:p>1211,73</text:p>
          </table:table-cell>
          <table:table-cell office:value-type="float" office:value="18.18">
            <text:p>18,18</text:p>
          </table:table-cell>
          <table:table-cell table:number-columns-repeated="11"/>
        </table:table-row>
        <table:table-row table:style-name="ro1">
          <table:table-cell office:value-type="float" office:value="687583">
            <text:p>687583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112957">
            <text:p>5112957</text:p>
          </table:table-cell>
          <table:table-cell office:value-type="float" office:value="4935.04">
            <text:p>4935,04</text:p>
          </table:table-cell>
          <table:table-cell office:value-type="float" office:value="11.2">
            <text:p>11,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894092.38">
            <text:p>1894092,38</text:p>
          </table:table-cell>
          <table:table-cell office:value-type="float" office:value="1224.51">
            <text:p>1224,51</text:p>
          </table:table-cell>
          <table:table-cell office:value-type="float" office:value="18.14">
            <text:p>18,14</text:p>
          </table:table-cell>
          <table:table-cell table:number-columns-repeated="11"/>
        </table:table-row>
        <table:table-row table:style-name="ro1">
          <table:table-cell office:value-type="float" office:value="683099">
            <text:p>683099</text:p>
          </table:table-cell>
          <table:table-cell table:number-columns-repeated="14"/>
        </table:table-row>
        <table:table-row table:style-name="ro1">
          <table:table-cell office:value-type="float" office:value="2.313">
            <text:p>2,313</text:p>
          </table:table-cell>
          <table:table-cell table:number-columns-repeated="14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166905">
            <text:p>5166905</text:p>
          </table:table-cell>
          <table:table-cell office:value-type="float" office:value="4989.17">
            <text:p>4989,17</text:p>
          </table:table-cell>
          <table:table-cell office:value-type="float" office:value="11.15">
            <text:p>11,1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07974.5">
            <text:p>1907974,5</text:p>
          </table:table-cell>
          <table:table-cell office:value-type="float" office:value="1230.04">
            <text:p>1230,04</text:p>
          </table:table-cell>
          <table:table-cell office:value-type="float" office:value="18.13">
            <text:p>18,13</text:p>
          </table:table-cell>
          <table:table-cell table:number-columns-repeated="11"/>
        </table:table-row>
        <table:table-row table:style-name="ro1">
          <table:table-cell office:value-type="float" office:value="678906">
            <text:p>678906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5">
            <text:p>1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159664">
            <text:p>5159664</text:p>
          </table:table-cell>
          <table:table-cell office:value-type="float" office:value="4972.24">
            <text:p>4972,24</text:p>
          </table:table-cell>
          <table:table-cell office:value-type="float" office:value="11.17">
            <text:p>11,1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17135.88">
            <text:p>1917135,88</text:p>
          </table:table-cell>
          <table:table-cell office:value-type="float" office:value="1237.85">
            <text:p>1237,85</text:p>
          </table:table-cell>
          <table:table-cell office:value-type="float" office:value="18.1">
            <text:p>18,1</text:p>
          </table:table-cell>
          <table:table-cell table:number-columns-repeated="11"/>
        </table:table-row>
        <table:table-row table:style-name="ro1">
          <table:table-cell office:value-type="float" office:value="673970">
            <text:p>673970</text:p>
          </table:table-cell>
          <table:table-cell table:number-columns-repeated="14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260935">
            <text:p>5260935</text:p>
          </table:table-cell>
          <table:table-cell office:value-type="float" office:value="5083.37">
            <text:p>5083,37</text:p>
          </table:table-cell>
          <table:table-cell office:value-type="float" office:value="11.07">
            <text:p>11,0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34476.63">
            <text:p>1934476,63</text:p>
          </table:table-cell>
          <table:table-cell office:value-type="float" office:value="1248.31">
            <text:p>1248,31</text:p>
          </table:table-cell>
          <table:table-cell office:value-type="float" office:value="18.06">
            <text:p>18,06</text:p>
          </table:table-cell>
          <table:table-cell table:number-columns-repeated="11"/>
        </table:table-row>
        <table:table-row table:style-name="ro1">
          <table:table-cell office:value-type="float" office:value="669819">
            <text:p>669819</text:p>
          </table:table-cell>
          <table:table-cell table:number-columns-repeated="14"/>
        </table:table-row>
        <table:table-row table:style-name="ro1">
          <table:table-cell office:value-type="float" office:value="2.296">
            <text:p>2,296</text:p>
          </table:table-cell>
          <table:table-cell table:number-columns-repeated="1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273668">
            <text:p>5273668</text:p>
          </table:table-cell>
          <table:table-cell office:value-type="float" office:value="5094.16">
            <text:p>5094,16</text:p>
          </table:table-cell>
          <table:table-cell office:value-type="float" office:value="11.06">
            <text:p>11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44723.5">
            <text:p>1944723,5</text:p>
          </table:table-cell>
          <table:table-cell office:value-type="float" office:value="1256.04">
            <text:p>1256,04</text:p>
          </table:table-cell>
          <table:table-cell office:value-type="float" office:value="18.04">
            <text:p>18,04</text:p>
          </table:table-cell>
          <table:table-cell table:number-columns-repeated="11"/>
        </table:table-row>
        <table:table-row table:style-name="ro1">
          <table:table-cell office:value-type="float" office:value="665287">
            <text:p>665287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297664">
            <text:p>5297664</text:p>
          </table:table-cell>
          <table:table-cell office:value-type="float" office:value="5108.2">
            <text:p>5108,2</text:p>
          </table:table-cell>
          <table:table-cell office:value-type="float" office:value="11.05">
            <text:p>11,0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60985.63">
            <text:p>1960985,63</text:p>
          </table:table-cell>
          <table:table-cell office:value-type="float" office:value="1266.78">
            <text:p>1266,78</text:p>
          </table:table-cell>
          <table:table-cell office:value-type="float" office:value="17.99">
            <text:p>17,99</text:p>
          </table:table-cell>
          <table:table-cell table:number-columns-repeated="11"/>
        </table:table-row>
        <table:table-row table:style-name="ro1">
          <table:table-cell office:value-type="float" office:value="661557">
            <text:p>661557</text:p>
          </table:table-cell>
          <table:table-cell table:number-columns-repeated="14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222841">
            <text:p>5222841</text:p>
          </table:table-cell>
          <table:table-cell office:value-type="float" office:value="5041.86">
            <text:p>5041,86</text:p>
          </table:table-cell>
          <table:table-cell office:value-type="float" office:value="11.1">
            <text:p>11,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40945.13">
            <text:p>1940945,13</text:p>
          </table:table-cell>
          <table:table-cell office:value-type="float" office:value="1254.79">
            <text:p>1254,79</text:p>
          </table:table-cell>
          <table:table-cell office:value-type="float" office:value="18.03">
            <text:p>18,03</text:p>
          </table:table-cell>
          <table:table-cell table:number-columns-repeated="11"/>
        </table:table-row>
        <table:table-row table:style-name="ro1">
          <table:table-cell office:value-type="float" office:value="656630">
            <text:p>656630</text:p>
          </table:table-cell>
          <table:table-cell table:number-columns-repeated="14"/>
        </table:table-row>
        <table:table-row table:style-name="ro1">
          <table:table-cell office:value-type="float" office:value="2.296">
            <text:p>2,296</text:p>
          </table:table-cell>
          <table:table-cell table:number-columns-repeated="1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247703">
            <text:p>5247703</text:p>
          </table:table-cell>
          <table:table-cell office:value-type="float" office:value="5057.4">
            <text:p>5057,4</text:p>
          </table:table-cell>
          <table:table-cell office:value-type="float" office:value="11.09">
            <text:p>11,0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57161.63">
            <text:p>1957161,63</text:p>
          </table:table-cell>
          <table:table-cell office:value-type="float" office:value="1263.84">
            <text:p>1263,8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653399">
            <text:p>653399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78">
            <text:p>1,57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19030">
            <text:p>5319030</text:p>
          </table:table-cell>
          <table:table-cell office:value-type="float" office:value="5133.3">
            <text:p>5133,3</text:p>
          </table:table-cell>
          <table:table-cell office:value-type="float" office:value="11.03">
            <text:p>11,0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71601.88">
            <text:p>1971601,88</text:p>
          </table:table-cell>
          <table:table-cell office:value-type="float" office:value="1273.18">
            <text:p>1273,18</text:p>
          </table:table-cell>
          <table:table-cell office:value-type="float" office:value="17.97">
            <text:p>17,97</text:p>
          </table:table-cell>
          <table:table-cell table:number-columns-repeated="11"/>
        </table:table-row>
        <table:table-row table:style-name="ro1">
          <table:table-cell office:value-type="float" office:value="649189">
            <text:p>649189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85516">
            <text:p>5385516</text:p>
          </table:table-cell>
          <table:table-cell office:value-type="float" office:value="5199.36">
            <text:p>5199,36</text:p>
          </table:table-cell>
          <table:table-cell office:value-type="float" office:value="10.97">
            <text:p>10,9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87785">
            <text:p>1987785</text:p>
          </table:table-cell>
          <table:table-cell office:value-type="float" office:value="1286.04">
            <text:p>1286,04</text:p>
          </table:table-cell>
          <table:table-cell office:value-type="float" office:value="17.93">
            <text:p>17,93</text:p>
          </table:table-cell>
          <table:table-cell table:number-columns-repeated="11"/>
        </table:table-row>
        <table:table-row table:style-name="ro1">
          <table:table-cell office:value-type="float" office:value="645107">
            <text:p>645107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85725">
            <text:p>5385725</text:p>
          </table:table-cell>
          <table:table-cell office:value-type="float" office:value="5198.11">
            <text:p>5198,11</text:p>
          </table:table-cell>
          <table:table-cell office:value-type="float" office:value="10.97">
            <text:p>10,9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87980.38">
            <text:p>1987980,38</text:p>
          </table:table-cell>
          <table:table-cell office:value-type="float" office:value="1286.1">
            <text:p>1286,1</text:p>
          </table:table-cell>
          <table:table-cell office:value-type="float" office:value="17.93">
            <text:p>17,93</text:p>
          </table:table-cell>
          <table:table-cell table:number-columns-repeated="11"/>
        </table:table-row>
        <table:table-row table:style-name="ro1">
          <table:table-cell office:value-type="float" office:value="641315">
            <text:p>641315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3">
            <text:p>1,31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57274">
            <text:p>5357274</text:p>
          </table:table-cell>
          <table:table-cell office:value-type="float" office:value="5162.33">
            <text:p>5162,33</text:p>
          </table:table-cell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00042.75">
            <text:p>2000042,75</text:p>
          </table:table-cell>
          <table:table-cell office:value-type="float" office:value="1292.99">
            <text:p>1292,99</text:p>
          </table:table-cell>
          <table:table-cell office:value-type="float" office:value="17.91">
            <text:p>17,91</text:p>
          </table:table-cell>
          <table:table-cell table:number-columns-repeated="11"/>
        </table:table-row>
        <table:table-row table:style-name="ro1">
          <table:table-cell office:value-type="float" office:value="637588">
            <text:p>637588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94907">
            <text:p>5494907</text:p>
          </table:table-cell>
          <table:table-cell office:value-type="float" office:value="5308.68">
            <text:p>5308,68</text:p>
          </table:table-cell>
          <table:table-cell office:value-type="float" office:value="10.88">
            <text:p>10,8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13254.5">
            <text:p>2013254,5</text:p>
          </table:table-cell>
          <table:table-cell office:value-type="float" office:value="1302.78">
            <text:p>1302,78</text:p>
          </table:table-cell>
          <table:table-cell office:value-type="float" office:value="17.88">
            <text:p>17,88</text:p>
          </table:table-cell>
          <table:table-cell table:number-columns-repeated="11"/>
        </table:table-row>
        <table:table-row table:style-name="ro1">
          <table:table-cell office:value-type="float" office:value="633277">
            <text:p>633277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61449">
            <text:p>5461449</text:p>
          </table:table-cell>
          <table:table-cell office:value-type="float" office:value="5262.67">
            <text:p>5262,67</text:p>
          </table:table-cell>
          <table:table-cell office:value-type="float" office:value="10.92">
            <text:p>10,9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24217.5">
            <text:p>2024217,5</text:p>
          </table:table-cell>
          <table:table-cell office:value-type="float" office:value="1307.38">
            <text:p>1307,38</text:p>
          </table:table-cell>
          <table:table-cell office:value-type="float" office:value="17.85">
            <text:p>17,85</text:p>
          </table:table-cell>
          <table:table-cell table:number-columns-repeated="11"/>
        </table:table-row>
        <table:table-row table:style-name="ro1">
          <table:table-cell office:value-type="float" office:value="629976">
            <text:p>629976</text:p>
          </table:table-cell>
          <table:table-cell table:number-columns-repeated="14"/>
        </table:table-row>
        <table:table-row table:style-name="ro1">
          <table:table-cell office:value-type="float" office:value="2.266">
            <text:p>2,266</text:p>
          </table:table-cell>
          <table:table-cell table:number-columns-repeated="14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204863">
            <text:p>5204863</text:p>
          </table:table-cell>
          <table:table-cell office:value-type="float" office:value="5001.15">
            <text:p>5001,15</text:p>
          </table:table-cell>
          <table:table-cell office:value-type="float" office:value="11.14">
            <text:p>11,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1993843.25">
            <text:p>1993843,25</text:p>
          </table:table-cell>
          <table:table-cell office:value-type="float" office:value="1289.4">
            <text:p>1289,4</text:p>
          </table:table-cell>
          <table:table-cell office:value-type="float" office:value="17.89">
            <text:p>17,89</text:p>
          </table:table-cell>
          <table:table-cell table:number-columns-repeated="11"/>
        </table:table-row>
        <table:table-row table:style-name="ro1">
          <table:table-cell office:value-type="float" office:value="626411">
            <text:p>626411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08202">
            <text:p>5508202</text:p>
          </table:table-cell>
          <table:table-cell office:value-type="float" office:value="5327.92">
            <text:p>5327,92</text:p>
          </table:table-cell>
          <table:table-cell office:value-type="float" office:value="10.87">
            <text:p>10,8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21745.25">
            <text:p>2021745,25</text:p>
          </table:table-cell>
          <table:table-cell office:value-type="float" office:value="1307">
            <text:p>1307</text:p>
          </table:table-cell>
          <table:table-cell office:value-type="float" office:value="17.85">
            <text:p>17,85</text:p>
          </table:table-cell>
          <table:table-cell table:number-columns-repeated="11"/>
        </table:table-row>
        <table:table-row table:style-name="ro1">
          <table:table-cell office:value-type="float" office:value="623404">
            <text:p>623404</text:p>
          </table:table-cell>
          <table:table-cell table:number-columns-repeated="14"/>
        </table:table-row>
        <table:table-row table:style-name="ro1">
          <table:table-cell office:value-type="float" office:value="2.266">
            <text:p>2,266</text:p>
          </table:table-cell>
          <table:table-cell table:number-columns-repeated="1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07466">
            <text:p>5407466</text:p>
          </table:table-cell>
          <table:table-cell office:value-type="float" office:value="5205.82">
            <text:p>5205,82</text:p>
          </table:table-cell>
          <table:table-cell office:value-type="float" office:value="10.97">
            <text:p>10,9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32696">
            <text:p>2032696</text:p>
          </table:table-cell>
          <table:table-cell office:value-type="float" office:value="1314.78">
            <text:p>1314,78</text:p>
          </table:table-cell>
          <table:table-cell office:value-type="float" office:value="17.82">
            <text:p>17,82</text:p>
          </table:table-cell>
          <table:table-cell table:number-columns-repeated="11"/>
        </table:table-row>
        <table:table-row table:style-name="ro1">
          <table:table-cell office:value-type="float" office:value="619041">
            <text:p>619041</text:p>
          </table:table-cell>
          <table:table-cell table:number-columns-repeated="14"/>
        </table:table-row>
        <table:table-row table:style-name="ro1">
          <table:table-cell office:value-type="float" office:value="2.265">
            <text:p>2,265</text:p>
          </table:table-cell>
          <table:table-cell table:number-columns-repeated="14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53992">
            <text:p>5453992</text:p>
          </table:table-cell>
          <table:table-cell office:value-type="float" office:value="5259.24">
            <text:p>5259,24</text:p>
          </table:table-cell>
          <table:table-cell office:value-type="float" office:value="10.92">
            <text:p>10,9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40833.88">
            <text:p>2040833,88</text:p>
          </table:table-cell>
          <table:table-cell office:value-type="float" office:value="1320.43">
            <text:p>1320,43</text:p>
          </table:table-cell>
          <table:table-cell office:value-type="float" office:value="17.8">
            <text:p>17,8</text:p>
          </table:table-cell>
          <table:table-cell table:number-columns-repeated="11"/>
        </table:table-row>
        <table:table-row table:style-name="ro1">
          <table:table-cell office:value-type="float" office:value="615747">
            <text:p>615747</text:p>
          </table:table-cell>
          <table:table-cell table:number-columns-repeated="14"/>
        </table:table-row>
        <table:table-row table:style-name="ro1">
          <table:table-cell office:value-type="float" office:value="2.266">
            <text:p>2,266</text:p>
          </table:table-cell>
          <table:table-cell table:number-columns-repeated="14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04557">
            <text:p>5404557</text:p>
          </table:table-cell>
          <table:table-cell office:value-type="float" office:value="5201.57">
            <text:p>5201,57</text:p>
          </table:table-cell>
          <table:table-cell office:value-type="float" office:value="10.97">
            <text:p>10,9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43258.5">
            <text:p>2043258,5</text:p>
          </table:table-cell>
          <table:table-cell office:value-type="float" office:value="1319.81">
            <text:p>1319,81</text:p>
          </table:table-cell>
          <table:table-cell office:value-type="float" office:value="17.8">
            <text:p>17,8</text:p>
          </table:table-cell>
          <table:table-cell table:number-columns-repeated="11"/>
        </table:table-row>
        <table:table-row table:style-name="ro1">
          <table:table-cell office:value-type="float" office:value="612284">
            <text:p>612284</text:p>
          </table:table-cell>
          <table:table-cell table:number-columns-repeated="14"/>
        </table:table-row>
        <table:table-row table:style-name="ro1">
          <table:table-cell office:value-type="float" office:value="2.266">
            <text:p>2,266</text:p>
          </table:table-cell>
          <table:table-cell table:number-columns-repeated="1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21438">
            <text:p>5521438</text:p>
          </table:table-cell>
          <table:table-cell office:value-type="float" office:value="5328.55">
            <text:p>5328,55</text:p>
          </table:table-cell>
          <table:table-cell office:value-type="float" office:value="10.86">
            <text:p>10,8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57821.25">
            <text:p>2057821,25</text:p>
          </table:table-cell>
          <table:table-cell office:value-type="float" office:value="1331.77">
            <text:p>1331,77</text:p>
          </table:table-cell>
          <table:table-cell office:value-type="float" office:value="17.77">
            <text:p>17,77</text:p>
          </table:table-cell>
          <table:table-cell table:number-columns-repeated="11"/>
        </table:table-row>
        <table:table-row table:style-name="ro1">
          <table:table-cell office:value-type="float" office:value="608430">
            <text:p>608430</text:p>
          </table:table-cell>
          <table:table-cell table:number-columns-repeated="14"/>
        </table:table-row>
        <table:table-row table:style-name="ro1">
          <table:table-cell office:value-type="float" office:value="2.265">
            <text:p>2,265</text:p>
          </table:table-cell>
          <table:table-cell table:number-columns-repeated="14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50867">
            <text:p>5450867</text:p>
          </table:table-cell>
          <table:table-cell office:value-type="float" office:value="5240.93">
            <text:p>5240,93</text:p>
          </table:table-cell>
          <table:table-cell office:value-type="float" office:value="10.94">
            <text:p>10,9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66068.5">
            <text:p>2066068,5</text:p>
          </table:table-cell>
          <table:table-cell office:value-type="float" office:value="1333.91">
            <text:p>1333,91</text:p>
          </table:table-cell>
          <table:table-cell office:value-type="float" office:value="17.75">
            <text:p>17,75</text:p>
          </table:table-cell>
          <table:table-cell table:number-columns-repeated="11"/>
        </table:table-row>
        <table:table-row table:style-name="ro1">
          <table:table-cell office:value-type="float" office:value="604483">
            <text:p>604483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59721">
            <text:p>5559721</text:p>
          </table:table-cell>
          <table:table-cell office:value-type="float" office:value="5362.38">
            <text:p>5362,38</text:p>
          </table:table-cell>
          <table:table-cell office:value-type="float" office:value="10.84">
            <text:p>10,8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76350.38">
            <text:p>2076350,38</text:p>
          </table:table-cell>
          <table:table-cell office:value-type="float" office:value="1342.74">
            <text:p>1342,74</text:p>
          </table:table-cell>
          <table:table-cell office:value-type="float" office:value="17.72">
            <text:p>17,72</text:p>
          </table:table-cell>
          <table:table-cell table:number-columns-repeated="11"/>
        </table:table-row>
        <table:table-row table:style-name="ro1">
          <table:table-cell office:value-type="float" office:value="601617">
            <text:p>601617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02541">
            <text:p>5302541</text:p>
          </table:table-cell>
          <table:table-cell office:value-type="float" office:value="5096.29">
            <text:p>5096,29</text:p>
          </table:table-cell>
          <table:table-cell office:value-type="float" office:value="11.06">
            <text:p>11,0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45113.75">
            <text:p>2045113,75</text:p>
          </table:table-cell>
          <table:table-cell office:value-type="float" office:value="1325.4">
            <text:p>1325,4</text:p>
          </table:table-cell>
          <table:table-cell office:value-type="float" office:value="17.76">
            <text:p>17,76</text:p>
          </table:table-cell>
          <table:table-cell table:number-columns-repeated="11"/>
        </table:table-row>
        <table:table-row table:style-name="ro1">
          <table:table-cell office:value-type="float" office:value="597590">
            <text:p>597590</text:p>
          </table:table-cell>
          <table:table-cell table:number-columns-repeated="14"/>
        </table:table-row>
        <table:table-row table:style-name="ro1">
          <table:table-cell office:value-type="float" office:value="2.281">
            <text:p>2,281</text:p>
          </table:table-cell>
          <table:table-cell table:number-columns-repeated="14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20361">
            <text:p>5420361</text:p>
          </table:table-cell>
          <table:table-cell office:value-type="float" office:value="5212.2">
            <text:p>5212,2</text:p>
          </table:table-cell>
          <table:table-cell office:value-type="float" office:value="10.96">
            <text:p>10,9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67073.5">
            <text:p>2067073,5</text:p>
          </table:table-cell>
          <table:table-cell office:value-type="float" office:value="1336.76">
            <text:p>1336,76</text:p>
          </table:table-cell>
          <table:table-cell office:value-type="float" office:value="17.73">
            <text:p>17,73</text:p>
          </table:table-cell>
          <table:table-cell table:number-columns-repeated="11"/>
        </table:table-row>
        <table:table-row table:style-name="ro1">
          <table:table-cell office:value-type="float" office:value="594322">
            <text:p>594322</text:p>
          </table:table-cell>
          <table:table-cell table:number-columns-repeated="14"/>
        </table:table-row>
        <table:table-row table:style-name="ro1">
          <table:table-cell office:value-type="float" office:value="2.235">
            <text:p>2,235</text:p>
          </table:table-cell>
          <table:table-cell table:number-columns-repeated="14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79415">
            <text:p>5479415</text:p>
          </table:table-cell>
          <table:table-cell office:value-type="float" office:value="5272.2">
            <text:p>5272,2</text:p>
          </table:table-cell>
          <table:table-cell office:value-type="float" office:value="10.91">
            <text:p>10,9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76567.25">
            <text:p>2076567,25</text:p>
          </table:table-cell>
          <table:table-cell office:value-type="float" office:value="1343.06">
            <text:p>1343,06</text:p>
          </table:table-cell>
          <table:table-cell office:value-type="float" office:value="17.71">
            <text:p>17,71</text:p>
          </table:table-cell>
          <table:table-cell table:number-columns-repeated="11"/>
        </table:table-row>
        <table:table-row table:style-name="ro1">
          <table:table-cell office:value-type="float" office:value="590813">
            <text:p>590813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40851">
            <text:p>5540851</text:p>
          </table:table-cell>
          <table:table-cell office:value-type="float" office:value="5334.55">
            <text:p>5334,55</text:p>
          </table:table-cell>
          <table:table-cell office:value-type="float" office:value="10.86">
            <text:p>10,8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89363.38">
            <text:p>2089363,38</text:p>
          </table:table-cell>
          <table:table-cell office:value-type="float" office:value="1351.8">
            <text:p>1351,8</text:p>
          </table:table-cell>
          <table:table-cell office:value-type="float" office:value="17.68">
            <text:p>17,68</text:p>
          </table:table-cell>
          <table:table-cell table:number-columns-repeated="11"/>
        </table:table-row>
        <table:table-row table:style-name="ro1">
          <table:table-cell office:value-type="float" office:value="587970">
            <text:p>587970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26326">
            <text:p>5526326</text:p>
          </table:table-cell>
          <table:table-cell office:value-type="float" office:value="5318.26">
            <text:p>5318,26</text:p>
          </table:table-cell>
          <table:table-cell office:value-type="float" office:value="10.87">
            <text:p>10,8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90175.5">
            <text:p>2090175,5</text:p>
          </table:table-cell>
          <table:table-cell office:value-type="float" office:value="1350.38">
            <text:p>1350,38</text:p>
          </table:table-cell>
          <table:table-cell office:value-type="float" office:value="17.69">
            <text:p>17,69</text:p>
          </table:table-cell>
          <table:table-cell table:number-columns-repeated="11"/>
        </table:table-row>
        <table:table-row table:style-name="ro1">
          <table:table-cell office:value-type="float" office:value="584380">
            <text:p>584380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35885">
            <text:p>5535885</text:p>
          </table:table-cell>
          <table:table-cell office:value-type="float" office:value="5319.58">
            <text:p>5319,58</text:p>
          </table:table-cell>
          <table:table-cell office:value-type="float" office:value="10.87">
            <text:p>10,8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07924.5">
            <text:p>2107924,5</text:p>
          </table:table-cell>
          <table:table-cell office:value-type="float" office:value="1362.9">
            <text:p>1362,9</text:p>
          </table:table-cell>
          <table:table-cell office:value-type="float" office:value="17.65">
            <text:p>17,65</text:p>
          </table:table-cell>
          <table:table-cell table:number-columns-repeated="11"/>
        </table:table-row>
        <table:table-row table:style-name="ro1">
          <table:table-cell office:value-type="float" office:value="581041">
            <text:p>581041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83979">
            <text:p>5583979</text:p>
          </table:table-cell>
          <table:table-cell office:value-type="float" office:value="5365.96">
            <text:p>5365,96</text:p>
          </table:table-cell>
          <table:table-cell office:value-type="float" office:value="10.83">
            <text:p>10,8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21566">
            <text:p>2121566</text:p>
          </table:table-cell>
          <table:table-cell office:value-type="float" office:value="1372.5">
            <text:p>1372,5</text:p>
          </table:table-cell>
          <table:table-cell office:value-type="float" office:value="17.63">
            <text:p>17,63</text:p>
          </table:table-cell>
          <table:table-cell table:number-columns-repeated="11"/>
        </table:table-row>
        <table:table-row table:style-name="ro1">
          <table:table-cell office:value-type="float" office:value="577067">
            <text:p>577067</text:p>
          </table:table-cell>
          <table:table-cell table:number-columns-repeated="14"/>
        </table:table-row>
        <table:table-row table:style-name="ro1">
          <table:table-cell office:value-type="float" office:value="2.235">
            <text:p>2,235</text:p>
          </table:table-cell>
          <table:table-cell table:number-columns-repeated="1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691888">
            <text:p>5691888</text:p>
          </table:table-cell>
          <table:table-cell office:value-type="float" office:value="5480.81">
            <text:p>5480,81</text:p>
          </table:table-cell>
          <table:table-cell office:value-type="float" office:value="10.74">
            <text:p>10,7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35475.25">
            <text:p>2135475,25</text:p>
          </table:table-cell>
          <table:table-cell office:value-type="float" office:value="1383.94">
            <text:p>1383,94</text:p>
          </table:table-cell>
          <table:table-cell office:value-type="float" office:value="17.59">
            <text:p>17,59</text:p>
          </table:table-cell>
          <table:table-cell table:number-columns-repeated="11"/>
        </table:table-row>
        <table:table-row table:style-name="ro1">
          <table:table-cell office:value-type="float" office:value="574629">
            <text:p>574629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672">
            <text:p>1,6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361529">
            <text:p>5361529</text:p>
          </table:table-cell>
          <table:table-cell office:value-type="float" office:value="5156.02">
            <text:p>5156,02</text:p>
          </table:table-cell>
          <table:table-cell office:value-type="float" office:value="11.01">
            <text:p>11,0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087493.75">
            <text:p>2087493,75</text:p>
          </table:table-cell>
          <table:table-cell office:value-type="float" office:value="1352.17">
            <text:p>1352,17</text:p>
          </table:table-cell>
          <table:table-cell office:value-type="float" office:value="17.67">
            <text:p>17,67</text:p>
          </table:table-cell>
          <table:table-cell table:number-columns-repeated="11"/>
        </table:table-row>
        <table:table-row table:style-name="ro1">
          <table:table-cell office:value-type="float" office:value="570794">
            <text:p>570794</text:p>
          </table:table-cell>
          <table:table-cell table:number-columns-repeated="14"/>
        </table:table-row>
        <table:table-row table:style-name="ro1">
          <table:table-cell office:value-type="float" office:value="2.235">
            <text:p>2,235</text:p>
          </table:table-cell>
          <table:table-cell table:number-columns-repeated="14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465003">
            <text:p>5465003</text:p>
          </table:table-cell>
          <table:table-cell office:value-type="float" office:value="5254.67">
            <text:p>5254,67</text:p>
          </table:table-cell>
          <table:table-cell office:value-type="float" office:value="10.93">
            <text:p>10,9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17967">
            <text:p>2117967</text:p>
          </table:table-cell>
          <table:table-cell office:value-type="float" office:value="1368.82">
            <text:p>1368,82</text:p>
          </table:table-cell>
          <table:table-cell office:value-type="float" office:value="17.62">
            <text:p>17,62</text:p>
          </table:table-cell>
          <table:table-cell table:number-columns-repeated="11"/>
        </table:table-row>
        <table:table-row table:style-name="ro1">
          <table:table-cell office:value-type="float" office:value="567840">
            <text:p>567840</text:p>
          </table:table-cell>
          <table:table-cell table:number-columns-repeated="14"/>
        </table:table-row>
        <table:table-row table:style-name="ro1">
          <table:table-cell office:value-type="float" office:value="2.235">
            <text:p>2,235</text:p>
          </table:table-cell>
          <table:table-cell table:number-columns-repeated="14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56">
            <text:p>1,1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15370">
            <text:p>5515370</text:p>
          </table:table-cell>
          <table:table-cell office:value-type="float" office:value="5306.42">
            <text:p>5306,42</text:p>
          </table:table-cell>
          <table:table-cell office:value-type="float" office:value="10.88">
            <text:p>10,8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21097.5">
            <text:p>2121097,5</text:p>
          </table:table-cell>
          <table:table-cell office:value-type="float" office:value="1369.82">
            <text:p>1369,82</text:p>
          </table:table-cell>
          <table:table-cell office:value-type="float" office:value="17.61">
            <text:p>17,61</text:p>
          </table:table-cell>
          <table:table-cell table:number-columns-repeated="11"/>
        </table:table-row>
        <table:table-row table:style-name="ro1">
          <table:table-cell office:value-type="float" office:value="564158">
            <text:p>564158</text:p>
          </table:table-cell>
          <table:table-cell table:number-columns-repeated="14"/>
        </table:table-row>
        <table:table-row table:style-name="ro1">
          <table:table-cell office:value-type="float" office:value="2.235">
            <text:p>2,235</text:p>
          </table:table-cell>
          <table:table-cell table:number-columns-repeated="14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56">
            <text:p>1,1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94750">
            <text:p>5594750</text:p>
          </table:table-cell>
          <table:table-cell office:value-type="float" office:value="5386.68">
            <text:p>5386,68</text:p>
          </table:table-cell>
          <table:table-cell office:value-type="float" office:value="10.82">
            <text:p>10,8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36935.75">
            <text:p>2136935,75</text:p>
          </table:table-cell>
          <table:table-cell office:value-type="float" office:value="1378.27">
            <text:p>1378,27</text:p>
          </table:table-cell>
          <table:table-cell office:value-type="float" office:value="17.6">
            <text:p>17,6</text:p>
          </table:table-cell>
          <table:table-cell table:number-columns-repeated="11"/>
        </table:table-row>
        <table:table-row table:style-name="ro1">
          <table:table-cell office:value-type="float" office:value="561441">
            <text:p>561441</text:p>
          </table:table-cell>
          <table:table-cell table:number-columns-repeated="14"/>
        </table:table-row>
        <table:table-row table:style-name="ro1">
          <table:table-cell office:value-type="float" office:value="2.235">
            <text:p>2,235</text:p>
          </table:table-cell>
          <table:table-cell table:number-columns-repeated="14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634887">
            <text:p>5634887</text:p>
          </table:table-cell>
          <table:table-cell office:value-type="float" office:value="5431.16">
            <text:p>5431,16</text:p>
          </table:table-cell>
          <table:table-cell office:value-type="float" office:value="10.78">
            <text:p>10,7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40423.5">
            <text:p>2140423,5</text:p>
          </table:table-cell>
          <table:table-cell office:value-type="float" office:value="1385.59">
            <text:p>1385,59</text:p>
          </table:table-cell>
          <table:table-cell office:value-type="float" office:value="17.57">
            <text:p>17,57</text:p>
          </table:table-cell>
          <table:table-cell table:number-columns-repeated="11"/>
        </table:table-row>
        <table:table-row table:style-name="ro1">
          <table:table-cell office:value-type="float" office:value="558644">
            <text:p>558644</text:p>
          </table:table-cell>
          <table:table-cell table:number-columns-repeated="14"/>
        </table:table-row>
        <table:table-row table:style-name="ro1">
          <table:table-cell office:value-type="float" office:value="2.219">
            <text:p>2,219</text:p>
          </table:table-cell>
          <table:table-cell table:number-columns-repeated="14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63077">
            <text:p>5763077</text:p>
          </table:table-cell>
          <table:table-cell office:value-type="float" office:value="5564.33">
            <text:p>5564,33</text:p>
          </table:table-cell>
          <table:table-cell office:value-type="float" office:value="10.68">
            <text:p>10,6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58881.75">
            <text:p>2158881,75</text:p>
          </table:table-cell>
          <table:table-cell office:value-type="float" office:value="1394.82">
            <text:p>1394,82</text:p>
          </table:table-cell>
          <table:table-cell office:value-type="float" office:value="17.54">
            <text:p>17,54</text:p>
          </table:table-cell>
          <table:table-cell table:number-columns-repeated="11"/>
        </table:table-row>
        <table:table-row table:style-name="ro1">
          <table:table-cell office:value-type="float" office:value="555592">
            <text:p>555592</text:p>
          </table:table-cell>
          <table:table-cell table:number-columns-repeated="14"/>
        </table:table-row>
        <table:table-row table:style-name="ro1">
          <table:table-cell office:value-type="float" office:value="2.219">
            <text:p>2,219</text:p>
          </table:table-cell>
          <table:table-cell table:number-columns-repeated="1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698946">
            <text:p>5698946</text:p>
          </table:table-cell>
          <table:table-cell office:value-type="float" office:value="5485.4">
            <text:p>5485,4</text:p>
          </table:table-cell>
          <table:table-cell office:value-type="float" office:value="10.74">
            <text:p>10,7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66967.25">
            <text:p>2166967,25</text:p>
          </table:table-cell>
          <table:table-cell office:value-type="float" office:value="1401.52">
            <text:p>1401,52</text:p>
          </table:table-cell>
          <table:table-cell office:value-type="float" office:value="17.52">
            <text:p>17,52</text:p>
          </table:table-cell>
          <table:table-cell table:number-columns-repeated="11"/>
        </table:table-row>
        <table:table-row table:style-name="ro1">
          <table:table-cell office:value-type="float" office:value="552582">
            <text:p>552582</text:p>
          </table:table-cell>
          <table:table-cell table:number-columns-repeated="14"/>
        </table:table-row>
        <table:table-row table:style-name="ro1">
          <table:table-cell office:value-type="float" office:value="2.219">
            <text:p>2,219</text:p>
          </table:table-cell>
          <table:table-cell table:number-columns-repeated="14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15270">
            <text:p>5715270</text:p>
          </table:table-cell>
          <table:table-cell office:value-type="float" office:value="5500.29">
            <text:p>5500,29</text:p>
          </table:table-cell>
          <table:table-cell office:value-type="float" office:value="10.73">
            <text:p>10,7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78266.5">
            <text:p>2178266,5</text:p>
          </table:table-cell>
          <table:table-cell office:value-type="float" office:value="1405.84">
            <text:p>1405,84</text:p>
          </table:table-cell>
          <table:table-cell office:value-type="float" office:value="17.51">
            <text:p>17,51</text:p>
          </table:table-cell>
          <table:table-cell table:number-columns-repeated="11"/>
        </table:table-row>
        <table:table-row table:style-name="ro1">
          <table:table-cell office:value-type="float" office:value="549577">
            <text:p>549577</text:p>
          </table:table-cell>
          <table:table-cell table:number-columns-repeated="14"/>
        </table:table-row>
        <table:table-row table:style-name="ro1">
          <table:table-cell office:value-type="float" office:value="2.235">
            <text:p>2,235</text:p>
          </table:table-cell>
          <table:table-cell table:number-columns-repeated="14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45628">
            <text:p>5545628</text:p>
          </table:table-cell>
          <table:table-cell office:value-type="float" office:value="5324.25">
            <text:p>5324,25</text:p>
          </table:table-cell>
          <table:table-cell office:value-type="float" office:value="10.87">
            <text:p>10,8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54352.25">
            <text:p>2154352,25</text:p>
          </table:table-cell>
          <table:table-cell office:value-type="float" office:value="1392.45">
            <text:p>1392,45</text:p>
          </table:table-cell>
          <table:table-cell office:value-type="float" office:value="17.54">
            <text:p>17,54</text:p>
          </table:table-cell>
          <table:table-cell table:number-columns-repeated="11"/>
        </table:table-row>
        <table:table-row table:style-name="ro1">
          <table:table-cell office:value-type="float" office:value="546499">
            <text:p>546499</text:p>
          </table:table-cell>
          <table:table-cell table:number-columns-repeated="14"/>
        </table:table-row>
        <table:table-row table:style-name="ro1">
          <table:table-cell office:value-type="float" office:value="2.234">
            <text:p>2,234</text:p>
          </table:table-cell>
          <table:table-cell table:number-columns-repeated="14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634949">
            <text:p>5634949</text:p>
          </table:table-cell>
          <table:table-cell office:value-type="float" office:value="5415.91">
            <text:p>5415,91</text:p>
          </table:table-cell>
          <table:table-cell office:value-type="float" office:value="10.79">
            <text:p>10,7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74319">
            <text:p>2174319</text:p>
          </table:table-cell>
          <table:table-cell office:value-type="float" office:value="1405.43">
            <text:p>1405,43</text:p>
          </table:table-cell>
          <table:table-cell office:value-type="float" office:value="17.5">
            <text:p>17,5</text:p>
          </table:table-cell>
          <table:table-cell table:number-columns-repeated="11"/>
        </table:table-row>
        <table:table-row table:style-name="ro1">
          <table:table-cell office:value-type="float" office:value="544227">
            <text:p>544227</text:p>
          </table:table-cell>
          <table:table-cell table:number-columns-repeated="14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03">
            <text:p>1,2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14797">
            <text:p>5714797</text:p>
          </table:table-cell>
          <table:table-cell office:value-type="float" office:value="5492.95">
            <text:p>5492,95</text:p>
          </table:table-cell>
          <table:table-cell office:value-type="float" office:value="10.73">
            <text:p>10,7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99008.75">
            <text:p>2199008,75</text:p>
          </table:table-cell>
          <table:table-cell office:value-type="float" office:value="1420.79">
            <text:p>1420,79</text:p>
          </table:table-cell>
          <table:table-cell office:value-type="float" office:value="17.46">
            <text:p>17,46</text:p>
          </table:table-cell>
          <table:table-cell table:number-columns-repeated="11"/>
        </table:table-row>
        <table:table-row table:style-name="ro1">
          <table:table-cell office:value-type="float" office:value="541532">
            <text:p>541532</text:p>
          </table:table-cell>
          <table:table-cell table:number-columns-repeated="14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6">
            <text:p>1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81980">
            <text:p>5581980</text:p>
          </table:table-cell>
          <table:table-cell office:value-type="float" office:value="5348.37">
            <text:p>5348,37</text:p>
          </table:table-cell>
          <table:table-cell office:value-type="float" office:value="10.85">
            <text:p>10,8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87204.75">
            <text:p>2187204,75</text:p>
          </table:table-cell>
          <table:table-cell office:value-type="float" office:value="1411.16">
            <text:p>1411,16</text:p>
          </table:table-cell>
          <table:table-cell office:value-type="float" office:value="17.48">
            <text:p>17,48</text:p>
          </table:table-cell>
          <table:table-cell table:number-columns-repeated="11"/>
        </table:table-row>
        <table:table-row table:style-name="ro1">
          <table:table-cell office:value-type="float" office:value="538552">
            <text:p>538552</text:p>
          </table:table-cell>
          <table:table-cell table:number-columns-repeated="14"/>
        </table:table-row>
        <table:table-row table:style-name="ro1">
          <table:table-cell office:value-type="float" office:value="2.219">
            <text:p>2,219</text:p>
          </table:table-cell>
          <table:table-cell table:number-columns-repeated="1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35">
            <text:p>1,23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42958">
            <text:p>5742958</text:p>
          </table:table-cell>
          <table:table-cell office:value-type="float" office:value="5530.35">
            <text:p>5530,35</text:p>
          </table:table-cell>
          <table:table-cell office:value-type="float" office:value="10.7">
            <text:p>10,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86679.5">
            <text:p>2186679,5</text:p>
          </table:table-cell>
          <table:table-cell office:value-type="float" office:value="1412.2">
            <text:p>1412,2</text:p>
          </table:table-cell>
          <table:table-cell office:value-type="float" office:value="17.47">
            <text:p>17,47</text:p>
          </table:table-cell>
          <table:table-cell table:number-columns-repeated="11"/>
        </table:table-row>
        <table:table-row table:style-name="ro1">
          <table:table-cell office:value-type="float" office:value="535653">
            <text:p>535653</text:p>
          </table:table-cell>
          <table:table-cell table:number-columns-repeated="14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3">
            <text:p>1,31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97716">
            <text:p>5797716</text:p>
          </table:table-cell>
          <table:table-cell office:value-type="float" office:value="5577.97">
            <text:p>5577,97</text:p>
          </table:table-cell>
          <table:table-cell office:value-type="float" office:value="10.67">
            <text:p>10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05921.25">
            <text:p>2205921,25</text:p>
          </table:table-cell>
          <table:table-cell office:value-type="float" office:value="1425.32">
            <text:p>1425,32</text:p>
          </table:table-cell>
          <table:table-cell office:value-type="float" office:value="17.44">
            <text:p>17,44</text:p>
          </table:table-cell>
          <table:table-cell table:number-columns-repeated="11"/>
        </table:table-row>
        <table:table-row table:style-name="ro1">
          <table:table-cell office:value-type="float" office:value="532664">
            <text:p>532664</text:p>
          </table:table-cell>
          <table:table-cell table:number-columns-repeated="14"/>
        </table:table-row>
        <table:table-row table:style-name="ro1">
          <table:table-cell office:value-type="float" office:value="2.218">
            <text:p>2,218</text:p>
          </table:table-cell>
          <table:table-cell table:number-columns-repeated="14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40589">
            <text:p>5740589</text:p>
          </table:table-cell>
          <table:table-cell office:value-type="float" office:value="5513.63">
            <text:p>5513,63</text:p>
          </table:table-cell>
          <table:table-cell office:value-type="float" office:value="10.72">
            <text:p>10,7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19210.5">
            <text:p>2219210,5</text:p>
          </table:table-cell>
          <table:table-cell office:value-type="float" office:value="1432.51">
            <text:p>1432,51</text:p>
          </table:table-cell>
          <table:table-cell office:value-type="float" office:value="17.42">
            <text:p>17,42</text:p>
          </table:table-cell>
          <table:table-cell table:number-columns-repeated="11"/>
        </table:table-row>
        <table:table-row table:style-name="ro1">
          <table:table-cell office:value-type="float" office:value="530759">
            <text:p>530759</text:p>
          </table:table-cell>
          <table:table-cell table:number-columns-repeated="14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91">
            <text:p>1,8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811719">
            <text:p>5811719</text:p>
          </table:table-cell>
          <table:table-cell office:value-type="float" office:value="5591.17">
            <text:p>5591,17</text:p>
          </table:table-cell>
          <table:table-cell office:value-type="float" office:value="10.66">
            <text:p>10,6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27220.25">
            <text:p>2227220,25</text:p>
          </table:table-cell>
          <table:table-cell office:value-type="float" office:value="1439.77">
            <text:p>1439,77</text:p>
          </table:table-cell>
          <table:table-cell office:value-type="float" office:value="17.39">
            <text:p>17,39</text:p>
          </table:table-cell>
          <table:table-cell table:number-columns-repeated="11"/>
        </table:table-row>
        <table:table-row table:style-name="ro1">
          <table:table-cell office:value-type="float" office:value="527795">
            <text:p>527795</text:p>
          </table:table-cell>
          <table:table-cell table:number-columns-repeated="14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60583">
            <text:p>5560583</text:p>
          </table:table-cell>
          <table:table-cell office:value-type="float" office:value="5346.63">
            <text:p>5346,63</text:p>
          </table:table-cell>
          <table:table-cell office:value-type="float" office:value="10.85">
            <text:p>10,8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174129">
            <text:p>2174129</text:p>
          </table:table-cell>
          <table:table-cell office:value-type="float" office:value="1409.03">
            <text:p>1409,03</text:p>
          </table:table-cell>
          <table:table-cell office:value-type="float" office:value="17.47">
            <text:p>17,47</text:p>
          </table:table-cell>
          <table:table-cell table:number-columns-repeated="11"/>
        </table:table-row>
        <table:table-row table:style-name="ro1">
          <table:table-cell office:value-type="float" office:value="524632">
            <text:p>524632</text:p>
          </table:table-cell>
          <table:table-cell table:number-columns-repeated="14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81026">
            <text:p>5581026</text:p>
          </table:table-cell>
          <table:table-cell office:value-type="float" office:value="5343.19">
            <text:p>5343,19</text:p>
          </table:table-cell>
          <table:table-cell office:value-type="float" office:value="10.85">
            <text:p>10,8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09037.5">
            <text:p>2209037,5</text:p>
          </table:table-cell>
          <table:table-cell office:value-type="float" office:value="1426.4">
            <text:p>1426,4</text:p>
          </table:table-cell>
          <table:table-cell office:value-type="float" office:value="17.42">
            <text:p>17,42</text:p>
          </table:table-cell>
          <table:table-cell table:number-columns-repeated="11"/>
        </table:table-row>
        <table:table-row table:style-name="ro1">
          <table:table-cell office:value-type="float" office:value="522291">
            <text:p>522291</text:p>
          </table:table-cell>
          <table:table-cell table:number-columns-repeated="14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05365">
            <text:p>5705365</text:p>
          </table:table-cell>
          <table:table-cell office:value-type="float" office:value="5484.66">
            <text:p>5484,66</text:p>
          </table:table-cell>
          <table:table-cell office:value-type="float" office:value="10.74">
            <text:p>10,7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19711">
            <text:p>2219711</text:p>
          </table:table-cell>
          <table:table-cell office:value-type="float" office:value="1433.36">
            <text:p>1433,36</text:p>
          </table:table-cell>
          <table:table-cell office:value-type="float" office:value="17.39">
            <text:p>17,39</text:p>
          </table:table-cell>
          <table:table-cell table:number-columns-repeated="11"/>
        </table:table-row>
        <table:table-row table:style-name="ro1">
          <table:table-cell office:value-type="float" office:value="519637">
            <text:p>519637</text:p>
          </table:table-cell>
          <table:table-cell table:number-columns-repeated="14"/>
        </table:table-row>
        <table:table-row table:style-name="ro1">
          <table:table-cell office:value-type="float" office:value="2.218">
            <text:p>2,218</text:p>
          </table:table-cell>
          <table:table-cell table:number-columns-repeated="14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39327">
            <text:p>5739327</text:p>
          </table:table-cell>
          <table:table-cell office:value-type="float" office:value="5507.94">
            <text:p>5507,94</text:p>
          </table:table-cell>
          <table:table-cell office:value-type="float" office:value="10.72">
            <text:p>10,7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33117.5">
            <text:p>2233117,5</text:p>
          </table:table-cell>
          <table:table-cell office:value-type="float" office:value="1440.24">
            <text:p>1440,24</text:p>
          </table:table-cell>
          <table:table-cell office:value-type="float" office:value="17.38">
            <text:p>17,38</text:p>
          </table:table-cell>
          <table:table-cell table:number-columns-repeated="11"/>
        </table:table-row>
        <table:table-row table:style-name="ro1">
          <table:table-cell office:value-type="float" office:value="517201">
            <text:p>517201</text:p>
          </table:table-cell>
          <table:table-cell table:number-columns-repeated="14"/>
        </table:table-row>
        <table:table-row table:style-name="ro1">
          <table:table-cell office:value-type="float" office:value="2.188">
            <text:p>2,188</text:p>
          </table:table-cell>
          <table:table-cell table:number-columns-repeated="14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809182">
            <text:p>5809182</text:p>
          </table:table-cell>
          <table:table-cell office:value-type="float" office:value="5595.84">
            <text:p>5595,84</text:p>
          </table:table-cell>
          <table:table-cell office:value-type="float" office:value="10.65">
            <text:p>10,6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34277.75">
            <text:p>2234277,75</text:p>
          </table:table-cell>
          <table:table-cell office:value-type="float" office:value="1442.99">
            <text:p>1442,99</text:p>
          </table:table-cell>
          <table:table-cell office:value-type="float" office:value="17.37">
            <text:p>17,37</text:p>
          </table:table-cell>
          <table:table-cell table:number-columns-repeated="11"/>
        </table:table-row>
        <table:table-row table:style-name="ro1">
          <table:table-cell office:value-type="float" office:value="514520">
            <text:p>514520</text:p>
          </table:table-cell>
          <table:table-cell table:number-columns-repeated="14"/>
        </table:table-row>
        <table:table-row table:style-name="ro1">
          <table:table-cell office:value-type="float" office:value="2.188">
            <text:p>2,188</text:p>
          </table:table-cell>
          <table:table-cell table:number-columns-repeated="14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40688">
            <text:p>5940688</text:p>
          </table:table-cell>
          <table:table-cell office:value-type="float" office:value="5727.13">
            <text:p>5727,13</text:p>
          </table:table-cell>
          <table:table-cell office:value-type="float" office:value="10.55">
            <text:p>10,5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57164.25">
            <text:p>2257164,25</text:p>
          </table:table-cell>
          <table:table-cell office:value-type="float" office:value="1457.35">
            <text:p>1457,35</text:p>
          </table:table-cell>
          <table:table-cell office:value-type="float" office:value="17.34">
            <text:p>17,34</text:p>
          </table:table-cell>
          <table:table-cell table:number-columns-repeated="11"/>
        </table:table-row>
        <table:table-row table:style-name="ro1">
          <table:table-cell office:value-type="float" office:value="512122">
            <text:p>512122</text:p>
          </table:table-cell>
          <table:table-cell table:number-columns-repeated="14"/>
        </table:table-row>
        <table:table-row table:style-name="ro1">
          <table:table-cell office:value-type="float" office:value="2.188">
            <text:p>2,188</text:p>
          </table:table-cell>
          <table:table-cell table:number-columns-repeated="14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5">
            <text:p>1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29303">
            <text:p>5929303</text:p>
          </table:table-cell>
          <table:table-cell office:value-type="float" office:value="5710.42">
            <text:p>5710,42</text:p>
          </table:table-cell>
          <table:table-cell office:value-type="float" office:value="10.56">
            <text:p>10,5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61012.75">
            <text:p>2261012,75</text:p>
          </table:table-cell>
          <table:table-cell office:value-type="float" office:value="1458.68">
            <text:p>1458,68</text:p>
          </table:table-cell>
          <table:table-cell office:value-type="float" office:value="17.32">
            <text:p>17,32</text:p>
          </table:table-cell>
          <table:table-cell table:number-columns-repeated="11"/>
        </table:table-row>
        <table:table-row table:style-name="ro1">
          <table:table-cell office:value-type="float" office:value="509397">
            <text:p>509397</text:p>
          </table:table-cell>
          <table:table-cell table:number-columns-repeated="14"/>
        </table:table-row>
        <table:table-row table:style-name="ro1">
          <table:table-cell office:value-type="float" office:value="2.188">
            <text:p>2,188</text:p>
          </table:table-cell>
          <table:table-cell table:number-columns-repeated="14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04126">
            <text:p>5904126</text:p>
          </table:table-cell>
          <table:table-cell office:value-type="float" office:value="5662.44">
            <text:p>5662,44</text:p>
          </table:table-cell>
          <table:table-cell office:value-type="float" office:value="10.6">
            <text:p>10,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95320.25">
            <text:p>2295320,25</text:p>
          </table:table-cell>
          <table:table-cell office:value-type="float" office:value="1484.54">
            <text:p>1484,54</text:p>
          </table:table-cell>
          <table:table-cell office:value-type="float" office:value="17.26">
            <text:p>17,26</text:p>
          </table:table-cell>
          <table:table-cell table:number-columns-repeated="11"/>
        </table:table-row>
        <table:table-row table:style-name="ro1">
          <table:table-cell office:value-type="float" office:value="506681">
            <text:p>506681</text:p>
          </table:table-cell>
          <table:table-cell table:number-columns-repeated="14"/>
        </table:table-row>
        <table:table-row table:style-name="ro1">
          <table:table-cell office:value-type="float" office:value="2.187">
            <text:p>2,187</text:p>
          </table:table-cell>
          <table:table-cell table:number-columns-repeated="14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75">
            <text:p>1,37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96997">
            <text:p>5796997</text:p>
          </table:table-cell>
          <table:table-cell office:value-type="float" office:value="5556.8">
            <text:p>5556,8</text:p>
          </table:table-cell>
          <table:table-cell office:value-type="float" office:value="10.68">
            <text:p>10,6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65197">
            <text:p>2265197</text:p>
          </table:table-cell>
          <table:table-cell office:value-type="float" office:value="1467.75">
            <text:p>1467,75</text:p>
          </table:table-cell>
          <table:table-cell office:value-type="float" office:value="17.31">
            <text:p>17,31</text:p>
          </table:table-cell>
          <table:table-cell table:number-columns-repeated="11"/>
        </table:table-row>
        <table:table-row table:style-name="ro1">
          <table:table-cell office:value-type="float" office:value="503697">
            <text:p>503697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42067">
            <text:p>5942067</text:p>
          </table:table-cell>
          <table:table-cell office:value-type="float" office:value="5708.78">
            <text:p>5708,78</text:p>
          </table:table-cell>
          <table:table-cell office:value-type="float" office:value="10.57">
            <text:p>10,5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93375.75">
            <text:p>2293375,75</text:p>
          </table:table-cell>
          <table:table-cell office:value-type="float" office:value="1481.95">
            <text:p>1481,95</text:p>
          </table:table-cell>
          <table:table-cell office:value-type="float" office:value="17.27">
            <text:p>17,27</text:p>
          </table:table-cell>
          <table:table-cell table:number-columns-repeated="11"/>
        </table:table-row>
        <table:table-row table:style-name="ro1">
          <table:table-cell office:value-type="float" office:value="501210">
            <text:p>501210</text:p>
          </table:table-cell>
          <table:table-cell table:number-columns-repeated="14"/>
        </table:table-row>
        <table:table-row table:style-name="ro1">
          <table:table-cell office:value-type="float" office:value="2.188">
            <text:p>2,188</text:p>
          </table:table-cell>
          <table:table-cell table:number-columns-repeated="14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3">
            <text:p>1,31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29173">
            <text:p>5929173</text:p>
          </table:table-cell>
          <table:table-cell office:value-type="float" office:value="5691.6">
            <text:p>5691,6</text:p>
          </table:table-cell>
          <table:table-cell office:value-type="float" office:value="10.58">
            <text:p>10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03757.5">
            <text:p>2303757,5</text:p>
          </table:table-cell>
          <table:table-cell office:value-type="float" office:value="1490.89">
            <text:p>1490,89</text:p>
          </table:table-cell>
          <table:table-cell office:value-type="float" office:value="17.24">
            <text:p>17,24</text:p>
          </table:table-cell>
          <table:table-cell table:number-columns-repeated="11"/>
        </table:table-row>
        <table:table-row table:style-name="ro1">
          <table:table-cell office:value-type="float" office:value="499196">
            <text:p>499196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11743">
            <text:p>6011743</text:p>
          </table:table-cell>
          <table:table-cell office:value-type="float" office:value="5782.03">
            <text:p>5782,03</text:p>
          </table:table-cell>
          <table:table-cell office:value-type="float" office:value="10.51">
            <text:p>10,5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08163.25">
            <text:p>2308163,25</text:p>
          </table:table-cell>
          <table:table-cell office:value-type="float" office:value="1491.77">
            <text:p>1491,77</text:p>
          </table:table-cell>
          <table:table-cell office:value-type="float" office:value="17.24">
            <text:p>17,24</text:p>
          </table:table-cell>
          <table:table-cell table:number-columns-repeated="11"/>
        </table:table-row>
        <table:table-row table:style-name="ro1">
          <table:table-cell office:value-type="float" office:value="496687">
            <text:p>496687</text:p>
          </table:table-cell>
          <table:table-cell table:number-columns-repeated="14"/>
        </table:table-row>
        <table:table-row table:style-name="ro1">
          <table:table-cell office:value-type="float" office:value="2.188">
            <text:p>2,188</text:p>
          </table:table-cell>
          <table:table-cell table:number-columns-repeated="14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32607">
            <text:p>5932607</text:p>
          </table:table-cell>
          <table:table-cell office:value-type="float" office:value="5690.2">
            <text:p>5690,2</text:p>
          </table:table-cell>
          <table:table-cell office:value-type="float" office:value="10.58">
            <text:p>10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08368.75">
            <text:p>2308368,75</text:p>
          </table:table-cell>
          <table:table-cell office:value-type="float" office:value="1488.17">
            <text:p>1488,17</text:p>
          </table:table-cell>
          <table:table-cell office:value-type="float" office:value="17.25">
            <text:p>17,25</text:p>
          </table:table-cell>
          <table:table-cell table:number-columns-repeated="11"/>
        </table:table-row>
        <table:table-row table:style-name="ro1">
          <table:table-cell office:value-type="float" office:value="494105">
            <text:p>494105</text:p>
          </table:table-cell>
          <table:table-cell table:number-columns-repeated="14"/>
        </table:table-row>
        <table:table-row table:style-name="ro1">
          <table:table-cell office:value-type="float" office:value="2.188">
            <text:p>2,188</text:p>
          </table:table-cell>
          <table:table-cell table:number-columns-repeated="14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21684">
            <text:p>6021684</text:p>
          </table:table-cell>
          <table:table-cell office:value-type="float" office:value="5778.02">
            <text:p>5778,02</text:p>
          </table:table-cell>
          <table:table-cell office:value-type="float" office:value="10.51">
            <text:p>10,5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31451">
            <text:p>2331451</text:p>
          </table:table-cell>
          <table:table-cell office:value-type="float" office:value="1504.66">
            <text:p>1504,66</text:p>
          </table:table-cell>
          <table:table-cell office:value-type="float" office:value="17.21">
            <text:p>17,21</text:p>
          </table:table-cell>
          <table:table-cell table:number-columns-repeated="11"/>
        </table:table-row>
        <table:table-row table:style-name="ro1">
          <table:table-cell office:value-type="float" office:value="491932">
            <text:p>491932</text:p>
          </table:table-cell>
          <table:table-cell table:number-columns-repeated="14"/>
        </table:table-row>
        <table:table-row table:style-name="ro1">
          <table:table-cell office:value-type="float" office:value="2.188">
            <text:p>2,188</text:p>
          </table:table-cell>
          <table:table-cell table:number-columns-repeated="14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03">
            <text:p>1,70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32519">
            <text:p>6032519</text:p>
          </table:table-cell>
          <table:table-cell office:value-type="float" office:value="5788.08">
            <text:p>5788,08</text:p>
          </table:table-cell>
          <table:table-cell office:value-type="float" office:value="10.51">
            <text:p>10,5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37655.75">
            <text:p>2337655,75</text:p>
          </table:table-cell>
          <table:table-cell office:value-type="float" office:value="1508.67">
            <text:p>1508,67</text:p>
          </table:table-cell>
          <table:table-cell office:value-type="float" office:value="17.19">
            <text:p>17,19</text:p>
          </table:table-cell>
          <table:table-cell table:number-columns-repeated="11"/>
        </table:table-row>
        <table:table-row table:style-name="ro1">
          <table:table-cell office:value-type="float" office:value="489472">
            <text:p>489472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56">
            <text:p>1,1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53967">
            <text:p>5953967</text:p>
          </table:table-cell>
          <table:table-cell office:value-type="float" office:value="5696.57">
            <text:p>5696,57</text:p>
          </table:table-cell>
          <table:table-cell office:value-type="float" office:value="10.57">
            <text:p>10,5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32643">
            <text:p>2332643</text:p>
          </table:table-cell>
          <table:table-cell office:value-type="float" office:value="1508.83">
            <text:p>1508,83</text:p>
          </table:table-cell>
          <table:table-cell office:value-type="float" office:value="17.18">
            <text:p>17,18</text:p>
          </table:table-cell>
          <table:table-cell table:number-columns-repeated="11"/>
        </table:table-row>
        <table:table-row table:style-name="ro1">
          <table:table-cell office:value-type="float" office:value="486508">
            <text:p>486508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281644">
            <text:p>5281644</text:p>
          </table:table-cell>
          <table:table-cell office:value-type="float" office:value="5045.21">
            <text:p>5045,21</text:p>
          </table:table-cell>
          <table:table-cell office:value-type="float" office:value="11.1">
            <text:p>11,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07782">
            <text:p>2207782</text:p>
          </table:table-cell>
          <table:table-cell office:value-type="float" office:value="1432.35">
            <text:p>1432,35</text:p>
          </table:table-cell>
          <table:table-cell office:value-type="float" office:value="17.35">
            <text:p>17,35</text:p>
          </table:table-cell>
          <table:table-cell table:number-columns-repeated="11"/>
        </table:table-row>
        <table:table-row table:style-name="ro1">
          <table:table-cell office:value-type="float" office:value="482697">
            <text:p>482697</text:p>
          </table:table-cell>
          <table:table-cell table:number-columns-repeated="14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78">
            <text:p>2,07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29948">
            <text:p>5529948</text:p>
          </table:table-cell>
          <table:table-cell office:value-type="float" office:value="5302.87">
            <text:p>5302,87</text:p>
          </table:table-cell>
          <table:table-cell office:value-type="float" office:value="10.89">
            <text:p>10,8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53959">
            <text:p>2253959</text:p>
          </table:table-cell>
          <table:table-cell office:value-type="float" office:value="1454.52">
            <text:p>1454,52</text:p>
          </table:table-cell>
          <table:table-cell office:value-type="float" office:value="17.29">
            <text:p>17,29</text:p>
          </table:table-cell>
          <table:table-cell table:number-columns-repeated="11"/>
        </table:table-row>
        <table:table-row table:style-name="ro1">
          <table:table-cell office:value-type="float" office:value="480703">
            <text:p>480703</text:p>
          </table:table-cell>
          <table:table-cell table:number-columns-repeated="14"/>
        </table:table-row>
        <table:table-row table:style-name="ro1">
          <table:table-cell office:value-type="float" office:value="2.5">
            <text:p>2,5</text:p>
          </table:table-cell>
          <table:table-cell table:number-columns-repeated="14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16">
            <text:p>2,01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586814">
            <text:p>5586814</text:p>
          </table:table-cell>
          <table:table-cell office:value-type="float" office:value="5360.45">
            <text:p>5360,45</text:p>
          </table:table-cell>
          <table:table-cell office:value-type="float" office:value="10.84">
            <text:p>10,8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72859.25">
            <text:p>2272859,25</text:p>
          </table:table-cell>
          <table:table-cell office:value-type="float" office:value="1466.43">
            <text:p>1466,43</text:p>
          </table:table-cell>
          <table:table-cell office:value-type="float" office:value="17.26">
            <text:p>17,26</text:p>
          </table:table-cell>
          <table:table-cell table:number-columns-repeated="11"/>
        </table:table-row>
        <table:table-row table:style-name="ro1">
          <table:table-cell office:value-type="float" office:value="478518">
            <text:p>478518</text:p>
          </table:table-cell>
          <table:table-cell table:number-columns-repeated="14"/>
        </table:table-row>
        <table:table-row table:style-name="ro1">
          <table:table-cell office:value-type="float" office:value="2.86">
            <text:p>2,86</text:p>
          </table:table-cell>
          <table:table-cell table:number-columns-repeated="14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969">
            <text:p>1,96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634527">
            <text:p>5634527</text:p>
          </table:table-cell>
          <table:table-cell office:value-type="float" office:value="5391.42">
            <text:p>5391,42</text:p>
          </table:table-cell>
          <table:table-cell office:value-type="float" office:value="10.81">
            <text:p>10,8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294348.5">
            <text:p>2294348,5</text:p>
          </table:table-cell>
          <table:table-cell office:value-type="float" office:value="1477.4">
            <text:p>1477,4</text:p>
          </table:table-cell>
          <table:table-cell office:value-type="float" office:value="17.23">
            <text:p>17,23</text:p>
          </table:table-cell>
          <table:table-cell table:number-columns-repeated="11"/>
        </table:table-row>
        <table:table-row table:style-name="ro1">
          <table:table-cell office:value-type="float" office:value="476435">
            <text:p>476435</text:p>
          </table:table-cell>
          <table:table-cell table:number-columns-repeated="14"/>
        </table:table-row>
        <table:table-row table:style-name="ro1">
          <table:table-cell office:value-type="float" office:value="2.938">
            <text:p>2,938</text:p>
          </table:table-cell>
          <table:table-cell table:number-columns-repeated="14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047">
            <text:p>2,04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44011">
            <text:p>5744011</text:p>
          </table:table-cell>
          <table:table-cell office:value-type="float" office:value="5507.51">
            <text:p>5507,51</text:p>
          </table:table-cell>
          <table:table-cell office:value-type="float" office:value="10.72">
            <text:p>10,7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07378.5">
            <text:p>2307378,5</text:p>
          </table:table-cell>
          <table:table-cell office:value-type="float" office:value="1490.96">
            <text:p>1490,96</text:p>
          </table:table-cell>
          <table:table-cell office:value-type="float" office:value="17.19">
            <text:p>17,19</text:p>
          </table:table-cell>
          <table:table-cell table:number-columns-repeated="11"/>
        </table:table-row>
        <table:table-row table:style-name="ro1">
          <table:table-cell office:value-type="float" office:value="474882">
            <text:p>474882</text:p>
          </table:table-cell>
          <table:table-cell table:number-columns-repeated="14"/>
        </table:table-row>
        <table:table-row table:style-name="ro1">
          <table:table-cell office:value-type="float" office:value="2.891">
            <text:p>2,891</text:p>
          </table:table-cell>
          <table:table-cell table:number-columns-repeated="14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844">
            <text:p>2,8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686967">
            <text:p>5686967</text:p>
          </table:table-cell>
          <table:table-cell office:value-type="float" office:value="5436.93">
            <text:p>5436,93</text:p>
          </table:table-cell>
          <table:table-cell office:value-type="float" office:value="10.78">
            <text:p>10,7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16648.25">
            <text:p>2316648,25</text:p>
          </table:table-cell>
          <table:table-cell office:value-type="float" office:value="1492.37">
            <text:p>1492,37</text:p>
          </table:table-cell>
          <table:table-cell office:value-type="float" office:value="17.19">
            <text:p>17,19</text:p>
          </table:table-cell>
          <table:table-cell table:number-columns-repeated="11"/>
        </table:table-row>
        <table:table-row table:style-name="ro1">
          <table:table-cell office:value-type="float" office:value="472671">
            <text:p>472671</text:p>
          </table:table-cell>
          <table:table-cell table:number-columns-repeated="14"/>
        </table:table-row>
        <table:table-row table:style-name="ro1">
          <table:table-cell office:value-type="float" office:value="3.438">
            <text:p>3,438</text:p>
          </table:table-cell>
          <table:table-cell table:number-columns-repeated="14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2.594">
            <text:p>2,59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863455">
            <text:p>5863455</text:p>
          </table:table-cell>
          <table:table-cell office:value-type="float" office:value="5624.12">
            <text:p>5624,12</text:p>
          </table:table-cell>
          <table:table-cell office:value-type="float" office:value="10.63">
            <text:p>10,6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23839.25">
            <text:p>2323839,25</text:p>
          </table:table-cell>
          <table:table-cell office:value-type="float" office:value="1497.82">
            <text:p>1497,82</text:p>
          </table:table-cell>
          <table:table-cell office:value-type="float" office:value="17.18">
            <text:p>17,18</text:p>
          </table:table-cell>
          <table:table-cell table:number-columns-repeated="11"/>
        </table:table-row>
        <table:table-row table:style-name="ro1">
          <table:table-cell office:value-type="float" office:value="470216">
            <text:p>470216</text:p>
          </table:table-cell>
          <table:table-cell table:number-columns-repeated="14"/>
        </table:table-row>
        <table:table-row table:style-name="ro1">
          <table:table-cell office:value-type="float" office:value="2.735">
            <text:p>2,735</text:p>
          </table:table-cell>
          <table:table-cell table:number-columns-repeated="14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28">
            <text:p>1,8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826235">
            <text:p>5826235</text:p>
          </table:table-cell>
          <table:table-cell office:value-type="float" office:value="5577.94">
            <text:p>5577,94</text:p>
          </table:table-cell>
          <table:table-cell office:value-type="float" office:value="10.67">
            <text:p>10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36304.5">
            <text:p>2336304,5</text:p>
          </table:table-cell>
          <table:table-cell office:value-type="float" office:value="1504.05">
            <text:p>1504,05</text:p>
          </table:table-cell>
          <table:table-cell office:value-type="float" office:value="17.16">
            <text:p>17,16</text:p>
          </table:table-cell>
          <table:table-cell table:number-columns-repeated="11"/>
        </table:table-row>
        <table:table-row table:style-name="ro1">
          <table:table-cell office:value-type="float" office:value="468728">
            <text:p>468728</text:p>
          </table:table-cell>
          <table:table-cell table:number-columns-repeated="14"/>
        </table:table-row>
        <table:table-row table:style-name="ro1">
          <table:table-cell office:value-type="float" office:value="2.797">
            <text:p>2,797</text:p>
          </table:table-cell>
          <table:table-cell table:number-columns-repeated="14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86">
            <text:p>1,8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32706">
            <text:p>5732706</text:p>
          </table:table-cell>
          <table:table-cell office:value-type="float" office:value="5491.2">
            <text:p>5491,2</text:p>
          </table:table-cell>
          <table:table-cell office:value-type="float" office:value="10.73">
            <text:p>10,7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26515.75">
            <text:p>2326515,75</text:p>
          </table:table-cell>
          <table:table-cell office:value-type="float" office:value="1501.73">
            <text:p>1501,73</text:p>
          </table:table-cell>
          <table:table-cell office:value-type="float" office:value="17.16">
            <text:p>17,16</text:p>
          </table:table-cell>
          <table:table-cell table:number-columns-repeated="11"/>
        </table:table-row>
        <table:table-row table:style-name="ro1">
          <table:table-cell office:value-type="float" office:value="466232">
            <text:p>466232</text:p>
          </table:table-cell>
          <table:table-cell table:number-columns-repeated="14"/>
        </table:table-row>
        <table:table-row table:style-name="ro1">
          <table:table-cell office:value-type="float" office:value="2.531">
            <text:p>2,531</text:p>
          </table:table-cell>
          <table:table-cell table:number-columns-repeated="14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15">
            <text:p>1,51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92263">
            <text:p>5792263</text:p>
          </table:table-cell>
          <table:table-cell office:value-type="float" office:value="5542.38">
            <text:p>5542,38</text:p>
          </table:table-cell>
          <table:table-cell office:value-type="float" office:value="10.69">
            <text:p>10,6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45473.5">
            <text:p>2345473,5</text:p>
          </table:table-cell>
          <table:table-cell office:value-type="float" office:value="1510.78">
            <text:p>1510,78</text:p>
          </table:table-cell>
          <table:table-cell office:value-type="float" office:value="17.14">
            <text:p>17,14</text:p>
          </table:table-cell>
          <table:table-cell table:number-columns-repeated="11"/>
        </table:table-row>
        <table:table-row table:style-name="ro1">
          <table:table-cell office:value-type="float" office:value="463934">
            <text:p>463934</text:p>
          </table:table-cell>
          <table:table-cell table:number-columns-repeated="14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56">
            <text:p>1,1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831185">
            <text:p>5831185</text:p>
          </table:table-cell>
          <table:table-cell office:value-type="float" office:value="5592.19">
            <text:p>5592,19</text:p>
          </table:table-cell>
          <table:table-cell office:value-type="float" office:value="10.65">
            <text:p>10,6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45177.25">
            <text:p>2345177,25</text:p>
          </table:table-cell>
          <table:table-cell office:value-type="float" office:value="1508.88">
            <text:p>1508,88</text:p>
          </table:table-cell>
          <table:table-cell office:value-type="float" office:value="17.14">
            <text:p>17,14</text:p>
          </table:table-cell>
          <table:table-cell table:number-columns-repeated="11"/>
        </table:table-row>
        <table:table-row table:style-name="ro1">
          <table:table-cell office:value-type="float" office:value="462006">
            <text:p>462006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6">
            <text:p>1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791346">
            <text:p>5791346</text:p>
          </table:table-cell>
          <table:table-cell office:value-type="float" office:value="5539.44">
            <text:p>5539,44</text:p>
          </table:table-cell>
          <table:table-cell office:value-type="float" office:value="10.7">
            <text:p>10,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56942.5">
            <text:p>2356942,5</text:p>
          </table:table-cell>
          <table:table-cell office:value-type="float" office:value="1517.99">
            <text:p>1517,99</text:p>
          </table:table-cell>
          <table:table-cell office:value-type="float" office:value="17.12">
            <text:p>17,12</text:p>
          </table:table-cell>
          <table:table-cell table:number-columns-repeated="11"/>
        </table:table-row>
        <table:table-row table:style-name="ro1">
          <table:table-cell office:value-type="float" office:value="460288">
            <text:p>460288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3">
            <text:p>1,31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46389">
            <text:p>5946389</text:p>
          </table:table-cell>
          <table:table-cell office:value-type="float" office:value="5710.42">
            <text:p>5710,42</text:p>
          </table:table-cell>
          <table:table-cell office:value-type="float" office:value="10.56">
            <text:p>10,5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67494">
            <text:p>2367494</text:p>
          </table:table-cell>
          <table:table-cell office:value-type="float" office:value="1528.99">
            <text:p>1528,99</text:p>
          </table:table-cell>
          <table:table-cell office:value-type="float" office:value="17.09">
            <text:p>17,09</text:p>
          </table:table-cell>
          <table:table-cell table:number-columns-repeated="11"/>
        </table:table-row>
        <table:table-row table:style-name="ro1">
          <table:table-cell office:value-type="float" office:value="457853">
            <text:p>457853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02828">
            <text:p>5902828</text:p>
          </table:table-cell>
          <table:table-cell office:value-type="float" office:value="5654.41">
            <text:p>5654,41</text:p>
          </table:table-cell>
          <table:table-cell office:value-type="float" office:value="10.61">
            <text:p>10,6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81975.25">
            <text:p>2381975,25</text:p>
          </table:table-cell>
          <table:table-cell office:value-type="float" office:value="1533.97">
            <text:p>1533,97</text:p>
          </table:table-cell>
          <table:table-cell office:value-type="float" office:value="17.07">
            <text:p>17,07</text:p>
          </table:table-cell>
          <table:table-cell table:number-columns-repeated="11"/>
        </table:table-row>
        <table:table-row table:style-name="ro1">
          <table:table-cell office:value-type="float" office:value="456426">
            <text:p>456426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766">
            <text:p>1,7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71878">
            <text:p>5971878</text:p>
          </table:table-cell>
          <table:table-cell office:value-type="float" office:value="5722.54">
            <text:p>5722,54</text:p>
          </table:table-cell>
          <table:table-cell office:value-type="float" office:value="10.55">
            <text:p>10,5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84156.75">
            <text:p>2384156,75</text:p>
          </table:table-cell>
          <table:table-cell office:value-type="float" office:value="1538.44">
            <text:p>1538,44</text:p>
          </table:table-cell>
          <table:table-cell office:value-type="float" office:value="17.07">
            <text:p>17,07</text:p>
          </table:table-cell>
          <table:table-cell table:number-columns-repeated="11"/>
        </table:table-row>
        <table:table-row table:style-name="ro1">
          <table:table-cell office:value-type="float" office:value="454339">
            <text:p>454339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44597">
            <text:p>5944597</text:p>
          </table:table-cell>
          <table:table-cell office:value-type="float" office:value="5695.9">
            <text:p>5695,9</text:p>
          </table:table-cell>
          <table:table-cell office:value-type="float" office:value="10.58">
            <text:p>10,5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98007.25">
            <text:p>2398007,25</text:p>
          </table:table-cell>
          <table:table-cell office:value-type="float" office:value="1547.55">
            <text:p>1547,55</text:p>
          </table:table-cell>
          <table:table-cell office:value-type="float" office:value="17.04">
            <text:p>17,04</text:p>
          </table:table-cell>
          <table:table-cell table:number-columns-repeated="11"/>
        </table:table-row>
        <table:table-row table:style-name="ro1">
          <table:table-cell office:value-type="float" office:value="452282">
            <text:p>452282</text:p>
          </table:table-cell>
          <table:table-cell table:number-columns-repeated="14"/>
        </table:table-row>
        <table:table-row table:style-name="ro1">
          <table:table-cell office:value-type="float" office:value="2.266">
            <text:p>2,266</text:p>
          </table:table-cell>
          <table:table-cell table:number-columns-repeated="14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78">
            <text:p>1,57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836921">
            <text:p>5836921</text:p>
          </table:table-cell>
          <table:table-cell office:value-type="float" office:value="5597.03">
            <text:p>5597,03</text:p>
          </table:table-cell>
          <table:table-cell office:value-type="float" office:value="10.65">
            <text:p>10,6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63915.75">
            <text:p>2363915,75</text:p>
          </table:table-cell>
          <table:table-cell office:value-type="float" office:value="1525.04">
            <text:p>1525,04</text:p>
          </table:table-cell>
          <table:table-cell office:value-type="float" office:value="17.09">
            <text:p>17,09</text:p>
          </table:table-cell>
          <table:table-cell table:number-columns-repeated="11"/>
        </table:table-row>
        <table:table-row table:style-name="ro1">
          <table:table-cell office:value-type="float" office:value="450068">
            <text:p>450068</text:p>
          </table:table-cell>
          <table:table-cell table:number-columns-repeated="14"/>
        </table:table-row>
        <table:table-row table:style-name="ro1">
          <table:table-cell office:value-type="float" office:value="2.297">
            <text:p>2,297</text:p>
          </table:table-cell>
          <table:table-cell table:number-columns-repeated="14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75300">
            <text:p>5975300</text:p>
          </table:table-cell>
          <table:table-cell office:value-type="float" office:value="5743.25">
            <text:p>5743,25</text:p>
          </table:table-cell>
          <table:table-cell office:value-type="float" office:value="10.54">
            <text:p>10,5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387355">
            <text:p>2387355</text:p>
          </table:table-cell>
          <table:table-cell office:value-type="float" office:value="1537.79">
            <text:p>1537,79</text:p>
          </table:table-cell>
          <table:table-cell office:value-type="float" office:value="17.06">
            <text:p>17,06</text:p>
          </table:table-cell>
          <table:table-cell table:number-columns-repeated="11"/>
        </table:table-row>
        <table:table-row table:style-name="ro1">
          <table:table-cell office:value-type="float" office:value="448705">
            <text:p>448705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66178">
            <text:p>5966178</text:p>
          </table:table-cell>
          <table:table-cell office:value-type="float" office:value="5710.6">
            <text:p>5710,6</text:p>
          </table:table-cell>
          <table:table-cell office:value-type="float" office:value="10.56">
            <text:p>10,5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04510.5">
            <text:p>2404510,5</text:p>
          </table:table-cell>
          <table:table-cell office:value-type="float" office:value="1551.79">
            <text:p>1551,79</text:p>
          </table:table-cell>
          <table:table-cell office:value-type="float" office:value="17.03">
            <text:p>17,03</text:p>
          </table:table-cell>
          <table:table-cell table:number-columns-repeated="11"/>
        </table:table-row>
        <table:table-row table:style-name="ro1">
          <table:table-cell office:value-type="float" office:value="446295">
            <text:p>446295</text:p>
          </table:table-cell>
          <table:table-cell table:number-columns-repeated="14"/>
        </table:table-row>
        <table:table-row table:style-name="ro1">
          <table:table-cell office:value-type="float" office:value="2.203">
            <text:p>2,203</text:p>
          </table:table-cell>
          <table:table-cell table:number-columns-repeated="14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94683">
            <text:p>5994683</text:p>
          </table:table-cell>
          <table:table-cell office:value-type="float" office:value="5743.28">
            <text:p>5743,28</text:p>
          </table:table-cell>
          <table:table-cell office:value-type="float" office:value="10.54">
            <text:p>10,5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09966.25">
            <text:p>2409966,25</text:p>
          </table:table-cell>
          <table:table-cell office:value-type="float" office:value="1554.29">
            <text:p>1554,29</text:p>
          </table:table-cell>
          <table:table-cell office:value-type="float" office:value="17.02">
            <text:p>17,02</text:p>
          </table:table-cell>
          <table:table-cell table:number-columns-repeated="11"/>
        </table:table-row>
        <table:table-row table:style-name="ro1">
          <table:table-cell office:value-type="float" office:value="444421">
            <text:p>444421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22920">
            <text:p>6022920</text:p>
          </table:table-cell>
          <table:table-cell office:value-type="float" office:value="5770.33">
            <text:p>5770,33</text:p>
          </table:table-cell>
          <table:table-cell office:value-type="float" office:value="10.52">
            <text:p>10,5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23001.5">
            <text:p>2423001,5</text:p>
          </table:table-cell>
          <table:table-cell office:value-type="float" office:value="1561.65">
            <text:p>1561,65</text:p>
          </table:table-cell>
          <table:table-cell office:value-type="float" office:value="17">
            <text:p>17</text:p>
          </table:table-cell>
          <table:table-cell table:number-columns-repeated="11"/>
        </table:table-row>
        <table:table-row table:style-name="ro1">
          <table:table-cell office:value-type="float" office:value="442584">
            <text:p>442584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97239">
            <text:p>6097239</text:p>
          </table:table-cell>
          <table:table-cell office:value-type="float" office:value="5848.4">
            <text:p>5848,4</text:p>
          </table:table-cell>
          <table:table-cell office:value-type="float" office:value="10.46">
            <text:p>10,4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42309.25">
            <text:p>2442309,25</text:p>
          </table:table-cell>
          <table:table-cell office:value-type="float" office:value="1574.56">
            <text:p>1574,56</text:p>
          </table:table-cell>
          <table:table-cell office:value-type="float" office:value="16.97">
            <text:p>16,97</text:p>
          </table:table-cell>
          <table:table-cell table:number-columns-repeated="11"/>
        </table:table-row>
        <table:table-row table:style-name="ro1">
          <table:table-cell office:value-type="float" office:value="440338">
            <text:p>440338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7">
            <text:p>1,18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00419">
            <text:p>6100419</text:p>
          </table:table-cell>
          <table:table-cell office:value-type="float" office:value="5841.47">
            <text:p>5841,47</text:p>
          </table:table-cell>
          <table:table-cell office:value-type="float" office:value="10.47">
            <text:p>10,4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45322.75">
            <text:p>2445322,75</text:p>
          </table:table-cell>
          <table:table-cell office:value-type="float" office:value="1579.81">
            <text:p>1579,81</text:p>
          </table:table-cell>
          <table:table-cell office:value-type="float" office:value="16.95">
            <text:p>16,95</text:p>
          </table:table-cell>
          <table:table-cell table:number-columns-repeated="11"/>
        </table:table-row>
        <table:table-row table:style-name="ro1">
          <table:table-cell office:value-type="float" office:value="438465">
            <text:p>438465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18533">
            <text:p>6018533</text:p>
          </table:table-cell>
          <table:table-cell office:value-type="float" office:value="5763.64">
            <text:p>5763,64</text:p>
          </table:table-cell>
          <table:table-cell office:value-type="float" office:value="10.52">
            <text:p>10,5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50864.5">
            <text:p>2450864,5</text:p>
          </table:table-cell>
          <table:table-cell office:value-type="float" office:value="1579.19">
            <text:p>1579,19</text:p>
          </table:table-cell>
          <table:table-cell office:value-type="float" office:value="16.94">
            <text:p>16,94</text:p>
          </table:table-cell>
          <table:table-cell table:number-columns-repeated="11"/>
        </table:table-row>
        <table:table-row table:style-name="ro1">
          <table:table-cell office:value-type="float" office:value="436155">
            <text:p>436155</text:p>
          </table:table-cell>
          <table:table-cell table:number-columns-repeated="14"/>
        </table:table-row>
        <table:table-row table:style-name="ro1">
          <table:table-cell office:value-type="float" office:value="2.171">
            <text:p>2,171</text:p>
          </table:table-cell>
          <table:table-cell table:number-columns-repeated="14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13">
            <text:p>1,313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67321">
            <text:p>5967321</text:p>
          </table:table-cell>
          <table:table-cell office:value-type="float" office:value="5716.09">
            <text:p>5716,09</text:p>
          </table:table-cell>
          <table:table-cell office:value-type="float" office:value="10.56">
            <text:p>10,5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11231.5">
            <text:p>2411231,5</text:p>
          </table:table-cell>
          <table:table-cell office:value-type="float" office:value="1554.63">
            <text:p>1554,63</text:p>
          </table:table-cell>
          <table:table-cell office:value-type="float" office:value="17.01">
            <text:p>17,01</text:p>
          </table:table-cell>
          <table:table-cell table:number-columns-repeated="11"/>
        </table:table-row>
        <table:table-row table:style-name="ro1">
          <table:table-cell office:value-type="float" office:value="434784">
            <text:p>434784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8">
            <text:p>1,18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88675">
            <text:p>5988675</text:p>
          </table:table-cell>
          <table:table-cell office:value-type="float" office:value="5726.76">
            <text:p>5726,76</text:p>
          </table:table-cell>
          <table:table-cell office:value-type="float" office:value="10.55">
            <text:p>10,5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36900.5">
            <text:p>2436900,5</text:p>
          </table:table-cell>
          <table:table-cell office:value-type="float" office:value="1572.92">
            <text:p>1572,92</text:p>
          </table:table-cell>
          <table:table-cell office:value-type="float" office:value="16.95">
            <text:p>16,95</text:p>
          </table:table-cell>
          <table:table-cell table:number-columns-repeated="11"/>
        </table:table-row>
        <table:table-row table:style-name="ro1">
          <table:table-cell office:value-type="float" office:value="433160">
            <text:p>433160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05981">
            <text:p>6005981</text:p>
          </table:table-cell>
          <table:table-cell office:value-type="float" office:value="5741.33">
            <text:p>5741,33</text:p>
          </table:table-cell>
          <table:table-cell office:value-type="float" office:value="10.54">
            <text:p>10,5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43614.75">
            <text:p>2443614,75</text:p>
          </table:table-cell>
          <table:table-cell office:value-type="float" office:value="1575.31">
            <text:p>1575,31</text:p>
          </table:table-cell>
          <table:table-cell office:value-type="float" office:value="16.95">
            <text:p>16,95</text:p>
          </table:table-cell>
          <table:table-cell table:number-columns-repeated="11"/>
        </table:table-row>
        <table:table-row table:style-name="ro1">
          <table:table-cell office:value-type="float" office:value="431359">
            <text:p>431359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82873">
            <text:p>6182873</text:p>
          </table:table-cell>
          <table:table-cell office:value-type="float" office:value="5934.72">
            <text:p>5934,72</text:p>
          </table:table-cell>
          <table:table-cell office:value-type="float" office:value="10.4">
            <text:p>10,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65873.75">
            <text:p>2465873,75</text:p>
          </table:table-cell>
          <table:table-cell office:value-type="float" office:value="1587.61">
            <text:p>1587,61</text:p>
          </table:table-cell>
          <table:table-cell office:value-type="float" office:value="16.93">
            <text:p>16,93</text:p>
          </table:table-cell>
          <table:table-cell table:number-columns-repeated="11"/>
        </table:table-row>
        <table:table-row table:style-name="ro1">
          <table:table-cell office:value-type="float" office:value="429091">
            <text:p>429091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5">
            <text:p>1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11596">
            <text:p>6111596</text:p>
          </table:table-cell>
          <table:table-cell office:value-type="float" office:value="5849.79">
            <text:p>5849,79</text:p>
          </table:table-cell>
          <table:table-cell office:value-type="float" office:value="10.46">
            <text:p>10,4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65597">
            <text:p>2465597</text:p>
          </table:table-cell>
          <table:table-cell office:value-type="float" office:value="1589.07">
            <text:p>1589,07</text:p>
          </table:table-cell>
          <table:table-cell office:value-type="float" office:value="16.92">
            <text:p>16,92</text:p>
          </table:table-cell>
          <table:table-cell table:number-columns-repeated="11"/>
        </table:table-row>
        <table:table-row table:style-name="ro1">
          <table:table-cell office:value-type="float" office:value="427296">
            <text:p>427296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64784">
            <text:p>6164784</text:p>
          </table:table-cell>
          <table:table-cell office:value-type="float" office:value="5911.43">
            <text:p>5911,43</text:p>
          </table:table-cell>
          <table:table-cell office:value-type="float" office:value="10.41">
            <text:p>10,4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78507.25">
            <text:p>2478507,25</text:p>
          </table:table-cell>
          <table:table-cell office:value-type="float" office:value="1601.71">
            <text:p>1601,71</text:p>
          </table:table-cell>
          <table:table-cell office:value-type="float" office:value="16.89">
            <text:p>16,89</text:p>
          </table:table-cell>
          <table:table-cell table:number-columns-repeated="11"/>
        </table:table-row>
        <table:table-row table:style-name="ro1">
          <table:table-cell office:value-type="float" office:value="425692">
            <text:p>425692</text:p>
          </table:table-cell>
          <table:table-cell table:number-columns-repeated="14"/>
        </table:table-row>
        <table:table-row table:style-name="ro1">
          <table:table-cell office:value-type="float" office:value="2.171">
            <text:p>2,171</text:p>
          </table:table-cell>
          <table:table-cell table:number-columns-repeated="14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22170">
            <text:p>6122170</text:p>
          </table:table-cell>
          <table:table-cell office:value-type="float" office:value="5853.93">
            <text:p>5853,93</text:p>
          </table:table-cell>
          <table:table-cell office:value-type="float" office:value="10.46">
            <text:p>10,4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87227.5">
            <text:p>2487227,5</text:p>
          </table:table-cell>
          <table:table-cell office:value-type="float" office:value="1604.08">
            <text:p>1604,08</text:p>
          </table:table-cell>
          <table:table-cell office:value-type="float" office:value="16.88">
            <text:p>16,88</text:p>
          </table:table-cell>
          <table:table-cell table:number-columns-repeated="11"/>
        </table:table-row>
        <table:table-row table:style-name="ro1">
          <table:table-cell office:value-type="float" office:value="423726">
            <text:p>423726</text:p>
          </table:table-cell>
          <table:table-cell table:number-columns-repeated="14"/>
        </table:table-row>
        <table:table-row table:style-name="ro1">
          <table:table-cell office:value-type="float" office:value="2.25">
            <text:p>2,25</text:p>
          </table:table-cell>
          <table:table-cell table:number-columns-repeated="14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91">
            <text:p>1,39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87606">
            <text:p>6087606</text:p>
          </table:table-cell>
          <table:table-cell office:value-type="float" office:value="5821.3">
            <text:p>5821,3</text:p>
          </table:table-cell>
          <table:table-cell office:value-type="float" office:value="10.48">
            <text:p>10,4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90453">
            <text:p>2490453</text:p>
          </table:table-cell>
          <table:table-cell office:value-type="float" office:value="1603.79">
            <text:p>1603,79</text:p>
          </table:table-cell>
          <table:table-cell office:value-type="float" office:value="16.87">
            <text:p>16,87</text:p>
          </table:table-cell>
          <table:table-cell table:number-columns-repeated="11"/>
        </table:table-row>
        <table:table-row table:style-name="ro1">
          <table:table-cell office:value-type="float" office:value="421844">
            <text:p>421844</text:p>
          </table:table-cell>
          <table:table-cell table:number-columns-repeated="14"/>
        </table:table-row>
        <table:table-row table:style-name="ro1">
          <table:table-cell office:value-type="float" office:value="2.187">
            <text:p>2,187</text:p>
          </table:table-cell>
          <table:table-cell table:number-columns-repeated="14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56">
            <text:p>1,15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829687">
            <text:p>5829687</text:p>
          </table:table-cell>
          <table:table-cell office:value-type="float" office:value="5569.73">
            <text:p>5569,73</text:p>
          </table:table-cell>
          <table:table-cell office:value-type="float" office:value="10.67">
            <text:p>10,6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35876.25">
            <text:p>2435876,25</text:p>
          </table:table-cell>
          <table:table-cell office:value-type="float" office:value="1571.08">
            <text:p>1571,08</text:p>
          </table:table-cell>
          <table:table-cell office:value-type="float" office:value="16.95">
            <text:p>16,95</text:p>
          </table:table-cell>
          <table:table-cell table:number-columns-repeated="11"/>
        </table:table-row>
        <table:table-row table:style-name="ro1">
          <table:table-cell office:value-type="float" office:value="419341">
            <text:p>419341</text:p>
          </table:table-cell>
          <table:table-cell table:number-columns-repeated="14"/>
        </table:table-row>
        <table:table-row table:style-name="ro1">
          <table:table-cell office:value-type="float" office:value="2.14">
            <text:p>2,14</text:p>
          </table:table-cell>
          <table:table-cell table:number-columns-repeated="14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31785">
            <text:p>6031785</text:p>
          </table:table-cell>
          <table:table-cell office:value-type="float" office:value="5785.73">
            <text:p>5785,73</text:p>
          </table:table-cell>
          <table:table-cell office:value-type="float" office:value="10.51">
            <text:p>10,5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66171">
            <text:p>2466171</text:p>
          </table:table-cell>
          <table:table-cell office:value-type="float" office:value="1588.18">
            <text:p>1588,18</text:p>
          </table:table-cell>
          <table:table-cell office:value-type="float" office:value="16.9">
            <text:p>16,9</text:p>
          </table:table-cell>
          <table:table-cell table:number-columns-repeated="11"/>
        </table:table-row>
        <table:table-row table:style-name="ro1">
          <table:table-cell office:value-type="float" office:value="418225">
            <text:p>418225</text:p>
          </table:table-cell>
          <table:table-cell table:number-columns-repeated="14"/>
        </table:table-row>
        <table:table-row table:style-name="ro1">
          <table:table-cell office:value-type="float" office:value="2.141">
            <text:p>2,141</text:p>
          </table:table-cell>
          <table:table-cell table:number-columns-repeated="14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68780">
            <text:p>5968780</text:p>
          </table:table-cell>
          <table:table-cell office:value-type="float" office:value="5701.88">
            <text:p>5701,88</text:p>
          </table:table-cell>
          <table:table-cell office:value-type="float" office:value="10.57">
            <text:p>10,5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67689.25">
            <text:p>2467689,25</text:p>
          </table:table-cell>
          <table:table-cell office:value-type="float" office:value="1586.38">
            <text:p>1586,38</text:p>
          </table:table-cell>
          <table:table-cell office:value-type="float" office:value="16.91">
            <text:p>16,91</text:p>
          </table:table-cell>
          <table:table-cell table:number-columns-repeated="11"/>
        </table:table-row>
        <table:table-row table:style-name="ro1">
          <table:table-cell office:value-type="float" office:value="416829">
            <text:p>416829</text:p>
          </table:table-cell>
          <table:table-cell table:number-columns-repeated="14"/>
        </table:table-row>
        <table:table-row table:style-name="ro1">
          <table:table-cell office:value-type="float" office:value="2.141">
            <text:p>2,141</text:p>
          </table:table-cell>
          <table:table-cell table:number-columns-repeated="14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20272">
            <text:p>6120272</text:p>
          </table:table-cell>
          <table:table-cell office:value-type="float" office:value="5860.28">
            <text:p>5860,28</text:p>
          </table:table-cell>
          <table:table-cell office:value-type="float" office:value="10.45">
            <text:p>10,4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97047.25">
            <text:p>2497047,25</text:p>
          </table:table-cell>
          <table:table-cell office:value-type="float" office:value="1607.11">
            <text:p>1607,11</text:p>
          </table:table-cell>
          <table:table-cell office:value-type="float" office:value="16.86">
            <text:p>16,86</text:p>
          </table:table-cell>
          <table:table-cell table:number-columns-repeated="11"/>
        </table:table-row>
        <table:table-row table:style-name="ro1">
          <table:table-cell office:value-type="float" office:value="414727">
            <text:p>414727</text:p>
          </table:table-cell>
          <table:table-cell table:number-columns-repeated="14"/>
        </table:table-row>
        <table:table-row table:style-name="ro1">
          <table:table-cell office:value-type="float" office:value="2.171">
            <text:p>2,171</text:p>
          </table:table-cell>
          <table:table-cell table:number-columns-repeated="14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6">
            <text:p>1,3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17978">
            <text:p>6017978</text:p>
          </table:table-cell>
          <table:table-cell office:value-type="float" office:value="5754.77">
            <text:p>5754,77</text:p>
          </table:table-cell>
          <table:table-cell office:value-type="float" office:value="10.53">
            <text:p>10,5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94719">
            <text:p>2494719</text:p>
          </table:table-cell>
          <table:table-cell office:value-type="float" office:value="1604.1">
            <text:p>1604,1</text:p>
          </table:table-cell>
          <table:table-cell office:value-type="float" office:value="16.85">
            <text:p>16,85</text:p>
          </table:table-cell>
          <table:table-cell table:number-columns-repeated="11"/>
        </table:table-row>
        <table:table-row table:style-name="ro1">
          <table:table-cell office:value-type="float" office:value="412940">
            <text:p>412940</text:p>
          </table:table-cell>
          <table:table-cell table:number-columns-repeated="14"/>
        </table:table-row>
        <table:table-row table:style-name="ro1">
          <table:table-cell office:value-type="float" office:value="2.141">
            <text:p>2,141</text:p>
          </table:table-cell>
          <table:table-cell table:number-columns-repeated="14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8">
            <text:p>1,4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85389">
            <text:p>6085389</text:p>
          </table:table-cell>
          <table:table-cell office:value-type="float" office:value="5819.92">
            <text:p>5819,92</text:p>
          </table:table-cell>
          <table:table-cell office:value-type="float" office:value="10.48">
            <text:p>10,4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05348.75">
            <text:p>2505348,75</text:p>
          </table:table-cell>
          <table:table-cell office:value-type="float" office:value="1611.98">
            <text:p>1611,98</text:p>
          </table:table-cell>
          <table:table-cell office:value-type="float" office:value="16.84">
            <text:p>16,84</text:p>
          </table:table-cell>
          <table:table-cell table:number-columns-repeated="11"/>
        </table:table-row>
        <table:table-row table:style-name="ro1">
          <table:table-cell office:value-type="float" office:value="411328">
            <text:p>411328</text:p>
          </table:table-cell>
          <table:table-cell table:number-columns-repeated="14"/>
        </table:table-row>
        <table:table-row table:style-name="ro1">
          <table:table-cell office:value-type="float" office:value="2.141">
            <text:p>2,141</text:p>
          </table:table-cell>
          <table:table-cell table:number-columns-repeated="14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32286">
            <text:p>6132286</text:p>
          </table:table-cell>
          <table:table-cell office:value-type="float" office:value="5853.44">
            <text:p>5853,44</text:p>
          </table:table-cell>
          <table:table-cell office:value-type="float" office:value="10.46">
            <text:p>10,4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19577">
            <text:p>2519577</text:p>
          </table:table-cell>
          <table:table-cell office:value-type="float" office:value="1621.98">
            <text:p>1621,98</text:p>
          </table:table-cell>
          <table:table-cell office:value-type="float" office:value="16.82">
            <text:p>16,82</text:p>
          </table:table-cell>
          <table:table-cell table:number-columns-repeated="11"/>
        </table:table-row>
        <table:table-row table:style-name="ro1">
          <table:table-cell office:value-type="float" office:value="410243">
            <text:p>410243</text:p>
          </table:table-cell>
          <table:table-cell table:number-columns-repeated="14"/>
        </table:table-row>
        <table:table-row table:style-name="ro1">
          <table:table-cell office:value-type="float" office:value="2.141">
            <text:p>2,141</text:p>
          </table:table-cell>
          <table:table-cell table:number-columns-repeated="14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23807">
            <text:p>6123807</text:p>
          </table:table-cell>
          <table:table-cell office:value-type="float" office:value="5859.06">
            <text:p>5859,06</text:p>
          </table:table-cell>
          <table:table-cell office:value-type="float" office:value="10.45">
            <text:p>10,4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17773.25">
            <text:p>2517773,25</text:p>
          </table:table-cell>
          <table:table-cell office:value-type="float" office:value="1618.4">
            <text:p>1618,4</text:p>
          </table:table-cell>
          <table:table-cell office:value-type="float" office:value="16.82">
            <text:p>16,82</text:p>
          </table:table-cell>
          <table:table-cell table:number-columns-repeated="11"/>
        </table:table-row>
        <table:table-row table:style-name="ro1">
          <table:table-cell office:value-type="float" office:value="408738">
            <text:p>408738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44">
            <text:p>1,344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5935135">
            <text:p>5935135</text:p>
          </table:table-cell>
          <table:table-cell office:value-type="float" office:value="5669.04">
            <text:p>5669,04</text:p>
          </table:table-cell>
          <table:table-cell office:value-type="float" office:value="10.6">
            <text:p>10,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495407.75">
            <text:p>2495407,75</text:p>
          </table:table-cell>
          <table:table-cell office:value-type="float" office:value="1607.52">
            <text:p>1607,52</text:p>
          </table:table-cell>
          <table:table-cell office:value-type="float" office:value="16.84">
            <text:p>16,84</text:p>
          </table:table-cell>
          <table:table-cell table:number-columns-repeated="11"/>
        </table:table-row>
        <table:table-row table:style-name="ro1">
          <table:table-cell office:value-type="float" office:value="406824">
            <text:p>406824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">
            <text:p>1,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44570">
            <text:p>6144570</text:p>
          </table:table-cell>
          <table:table-cell office:value-type="float" office:value="5878.28">
            <text:p>5878,28</text:p>
          </table:table-cell>
          <table:table-cell office:value-type="float" office:value="10.44">
            <text:p>10,4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18639.25">
            <text:p>2518639,25</text:p>
          </table:table-cell>
          <table:table-cell office:value-type="float" office:value="1623.08">
            <text:p>1623,08</text:p>
          </table:table-cell>
          <table:table-cell office:value-type="float" office:value="16.81">
            <text:p>16,81</text:p>
          </table:table-cell>
          <table:table-cell table:number-columns-repeated="11"/>
        </table:table-row>
        <table:table-row table:style-name="ro1">
          <table:table-cell office:value-type="float" office:value="405460">
            <text:p>405460</text:p>
          </table:table-cell>
          <table:table-cell table:number-columns-repeated="14"/>
        </table:table-row>
        <table:table-row table:style-name="ro1">
          <table:table-cell office:value-type="float" office:value="2.188">
            <text:p>2,188</text:p>
          </table:table-cell>
          <table:table-cell table:number-columns-repeated="14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5">
            <text:p>1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93180">
            <text:p>6093180</text:p>
          </table:table-cell>
          <table:table-cell office:value-type="float" office:value="5815.53">
            <text:p>5815,53</text:p>
          </table:table-cell>
          <table:table-cell office:value-type="float" office:value="10.48">
            <text:p>10,48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29856.5">
            <text:p>2529856,5</text:p>
          </table:table-cell>
          <table:table-cell office:value-type="float" office:value="1630.18">
            <text:p>1630,18</text:p>
          </table:table-cell>
          <table:table-cell office:value-type="float" office:value="16.79">
            <text:p>16,79</text:p>
          </table:table-cell>
          <table:table-cell table:number-columns-repeated="11"/>
        </table:table-row>
        <table:table-row table:style-name="ro1">
          <table:table-cell office:value-type="float" office:value="404065">
            <text:p>404065</text:p>
          </table:table-cell>
          <table:table-cell table:number-columns-repeated="14"/>
        </table:table-row>
        <table:table-row table:style-name="ro1">
          <table:table-cell office:value-type="float" office:value="2.171">
            <text:p>2,171</text:p>
          </table:table-cell>
          <table:table-cell table:number-columns-repeated="14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36628">
            <text:p>6036628</text:p>
          </table:table-cell>
          <table:table-cell office:value-type="float" office:value="5750.84">
            <text:p>5750,84</text:p>
          </table:table-cell>
          <table:table-cell office:value-type="float" office:value="10.53">
            <text:p>10,5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38579.75">
            <text:p>2538579,75</text:p>
          </table:table-cell>
          <table:table-cell office:value-type="float" office:value="1632.62">
            <text:p>1632,62</text:p>
          </table:table-cell>
          <table:table-cell office:value-type="float" office:value="16.78">
            <text:p>16,78</text:p>
          </table:table-cell>
          <table:table-cell table:number-columns-repeated="11"/>
        </table:table-row>
        <table:table-row table:style-name="ro1">
          <table:table-cell office:value-type="float" office:value="402849">
            <text:p>402849</text:p>
          </table:table-cell>
          <table:table-cell table:number-columns-repeated="14"/>
        </table:table-row>
        <table:table-row table:style-name="ro1">
          <table:table-cell office:value-type="float" office:value="2.375">
            <text:p>2,375</text:p>
          </table:table-cell>
          <table:table-cell table:number-columns-repeated="14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87">
            <text:p>1,18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09794">
            <text:p>6009794</text:p>
          </table:table-cell>
          <table:table-cell office:value-type="float" office:value="5723.74">
            <text:p>5723,74</text:p>
          </table:table-cell>
          <table:table-cell office:value-type="float" office:value="10.55">
            <text:p>10,5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25482.25">
            <text:p>2525482,25</text:p>
          </table:table-cell>
          <table:table-cell office:value-type="float" office:value="1624.01">
            <text:p>1624,01</text:p>
          </table:table-cell>
          <table:table-cell office:value-type="float" office:value="16.8">
            <text:p>16,8</text:p>
          </table:table-cell>
          <table:table-cell table:number-columns-repeated="11"/>
        </table:table-row>
        <table:table-row table:style-name="ro1">
          <table:table-cell office:value-type="float" office:value="401055">
            <text:p>401055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25590">
            <text:p>6125590</text:p>
          </table:table-cell>
          <table:table-cell office:value-type="float" office:value="5849.91">
            <text:p>5849,91</text:p>
          </table:table-cell>
          <table:table-cell office:value-type="float" office:value="10.46">
            <text:p>10,4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49722.25">
            <text:p>2549722,25</text:p>
          </table:table-cell>
          <table:table-cell office:value-type="float" office:value="1640.02">
            <text:p>1640,02</text:p>
          </table:table-cell>
          <table:table-cell office:value-type="float" office:value="16.76">
            <text:p>16,76</text:p>
          </table:table-cell>
          <table:table-cell table:number-columns-repeated="11"/>
        </table:table-row>
        <table:table-row table:style-name="ro1">
          <table:table-cell office:value-type="float" office:value="399484">
            <text:p>399484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295330">
            <text:p>6295330</text:p>
          </table:table-cell>
          <table:table-cell office:value-type="float" office:value="6030">
            <text:p>6030</text:p>
          </table:table-cell>
          <table:table-cell office:value-type="float" office:value="10.33">
            <text:p>10,3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62919.75">
            <text:p>2562919,75</text:p>
          </table:table-cell>
          <table:table-cell office:value-type="float" office:value="1650.08">
            <text:p>1650,08</text:p>
          </table:table-cell>
          <table:table-cell office:value-type="float" office:value="16.75">
            <text:p>16,75</text:p>
          </table:table-cell>
          <table:table-cell table:number-columns-repeated="11"/>
        </table:table-row>
        <table:table-row table:style-name="ro1">
          <table:table-cell office:value-type="float" office:value="398020">
            <text:p>398020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5">
            <text:p>1,25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217523">
            <text:p>6217523</text:p>
          </table:table-cell>
          <table:table-cell office:value-type="float" office:value="5950.09">
            <text:p>5950,09</text:p>
          </table:table-cell>
          <table:table-cell office:value-type="float" office:value="10.39">
            <text:p>10,39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57306.75">
            <text:p>2557306,75</text:p>
          </table:table-cell>
          <table:table-cell office:value-type="float" office:value="1646.41">
            <text:p>1646,41</text:p>
          </table:table-cell>
          <table:table-cell office:value-type="float" office:value="16.74">
            <text:p>16,74</text:p>
          </table:table-cell>
          <table:table-cell table:number-columns-repeated="11"/>
        </table:table-row>
        <table:table-row table:style-name="ro1">
          <table:table-cell office:value-type="float" office:value="396752">
            <text:p>396752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8">
            <text:p>1,4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041571">
            <text:p>6041571</text:p>
          </table:table-cell>
          <table:table-cell office:value-type="float" office:value="5772.46">
            <text:p>5772,46</text:p>
          </table:table-cell>
          <table:table-cell office:value-type="float" office:value="10.52">
            <text:p>10,5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17053">
            <text:p>2517053</text:p>
          </table:table-cell>
          <table:table-cell office:value-type="float" office:value="1623.72">
            <text:p>1623,72</text:p>
          </table:table-cell>
          <table:table-cell office:value-type="float" office:value="16.8">
            <text:p>16,8</text:p>
          </table:table-cell>
          <table:table-cell table:number-columns-repeated="11"/>
        </table:table-row>
        <table:table-row table:style-name="ro1">
          <table:table-cell office:value-type="float" office:value="394626">
            <text:p>394626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127260">
            <text:p>6127260</text:p>
          </table:table-cell>
          <table:table-cell office:value-type="float" office:value="5846.89">
            <text:p>5846,89</text:p>
          </table:table-cell>
          <table:table-cell office:value-type="float" office:value="10.46">
            <text:p>10,46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58404.25">
            <text:p>2558404,25</text:p>
          </table:table-cell>
          <table:table-cell office:value-type="float" office:value="1643.79">
            <text:p>1643,79</text:p>
          </table:table-cell>
          <table:table-cell office:value-type="float" office:value="16.75">
            <text:p>16,75</text:p>
          </table:table-cell>
          <table:table-cell table:number-columns-repeated="11"/>
        </table:table-row>
        <table:table-row table:style-name="ro1">
          <table:table-cell office:value-type="float" office:value="393596">
            <text:p>393596</text:p>
          </table:table-cell>
          <table:table-cell table:number-columns-repeated="14"/>
        </table:table-row>
        <table:table-row table:style-name="ro1">
          <table:table-cell office:value-type="float" office:value="2.187">
            <text:p>2,187</text:p>
          </table:table-cell>
          <table:table-cell table:number-columns-repeated="1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287760">
            <text:p>6287760</text:p>
          </table:table-cell>
          <table:table-cell office:value-type="float" office:value="6021.3">
            <text:p>6021,3</text:p>
          </table:table-cell>
          <table:table-cell office:value-type="float" office:value="10.33">
            <text:p>10,3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68027">
            <text:p>2568027</text:p>
          </table:table-cell>
          <table:table-cell office:value-type="float" office:value="1651.8">
            <text:p>1651,8</text:p>
          </table:table-cell>
          <table:table-cell office:value-type="float" office:value="16.74">
            <text:p>16,74</text:p>
          </table:table-cell>
          <table:table-cell table:number-columns-repeated="11"/>
        </table:table-row>
        <table:table-row table:style-name="ro1">
          <table:table-cell office:value-type="float" office:value="391746">
            <text:p>391746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322147">
            <text:p>6322147</text:p>
          </table:table-cell>
          <table:table-cell office:value-type="float" office:value="6060.12">
            <text:p>6060,12</text:p>
          </table:table-cell>
          <table:table-cell office:value-type="float" office:value="10.31">
            <text:p>10,3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84960.25">
            <text:p>2584960,25</text:p>
          </table:table-cell>
          <table:table-cell office:value-type="float" office:value="1663.42">
            <text:p>1663,42</text:p>
          </table:table-cell>
          <table:table-cell office:value-type="float" office:value="16.7">
            <text:p>16,7</text:p>
          </table:table-cell>
          <table:table-cell table:number-columns-repeated="11"/>
        </table:table-row>
        <table:table-row table:style-name="ro1">
          <table:table-cell office:value-type="float" office:value="390130">
            <text:p>390130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8">
            <text:p>1,4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369436">
            <text:p>6369436</text:p>
          </table:table-cell>
          <table:table-cell office:value-type="float" office:value="6106.49">
            <text:p>6106,49</text:p>
          </table:table-cell>
          <table:table-cell office:value-type="float" office:value="10.27">
            <text:p>10,27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84092.5">
            <text:p>2584092,5</text:p>
          </table:table-cell>
          <table:table-cell office:value-type="float" office:value="1661.61">
            <text:p>1661,61</text:p>
          </table:table-cell>
          <table:table-cell office:value-type="float" office:value="16.71">
            <text:p>16,71</text:p>
          </table:table-cell>
          <table:table-cell table:number-columns-repeated="11"/>
        </table:table-row>
        <table:table-row table:style-name="ro1">
          <table:table-cell office:value-type="float" office:value="389109">
            <text:p>389109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66">
            <text:p>1,266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315067">
            <text:p>6315067</text:p>
          </table:table-cell>
          <table:table-cell office:value-type="float" office:value="6027.5">
            <text:p>6027,5</text:p>
          </table:table-cell>
          <table:table-cell office:value-type="float" office:value="10.33">
            <text:p>10,3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598220.75">
            <text:p>2598220,75</text:p>
          </table:table-cell>
          <table:table-cell office:value-type="float" office:value="1673.68">
            <text:p>1673,68</text:p>
          </table:table-cell>
          <table:table-cell office:value-type="float" office:value="16.67">
            <text:p>16,67</text:p>
          </table:table-cell>
          <table:table-cell table:number-columns-repeated="11"/>
        </table:table-row>
        <table:table-row table:style-name="ro1">
          <table:table-cell office:value-type="float" office:value="387463">
            <text:p>387463</text:p>
          </table:table-cell>
          <table:table-cell table:number-columns-repeated="14"/>
        </table:table-row>
        <table:table-row table:style-name="ro1">
          <table:table-cell office:value-type="float" office:value="2.265">
            <text:p>2,265</text:p>
          </table:table-cell>
          <table:table-cell table:number-columns-repeated="14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438">
            <text:p>1,43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441610">
            <text:p>6441610</text:p>
          </table:table-cell>
          <table:table-cell office:value-type="float" office:value="6175.3">
            <text:p>6175,3</text:p>
          </table:table-cell>
          <table:table-cell office:value-type="float" office:value="10.22">
            <text:p>10,2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10964.25">
            <text:p>2610964,25</text:p>
          </table:table-cell>
          <table:table-cell office:value-type="float" office:value="1679.81">
            <text:p>1679,81</text:p>
          </table:table-cell>
          <table:table-cell office:value-type="float" office:value="16.67">
            <text:p>16,67</text:p>
          </table:table-cell>
          <table:table-cell table:number-columns-repeated="11"/>
        </table:table-row>
        <table:table-row table:style-name="ro1">
          <table:table-cell office:value-type="float" office:value="385978">
            <text:p>385978</text:p>
          </table:table-cell>
          <table:table-cell table:number-columns-repeated="14"/>
        </table:table-row>
        <table:table-row table:style-name="ro1">
          <table:table-cell office:value-type="float" office:value="2.391">
            <text:p>2,391</text:p>
          </table:table-cell>
          <table:table-cell table:number-columns-repeated="14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531">
            <text:p>1,53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446233">
            <text:p>6446233</text:p>
          </table:table-cell>
          <table:table-cell office:value-type="float" office:value="6150.21">
            <text:p>6150,21</text:p>
          </table:table-cell>
          <table:table-cell office:value-type="float" office:value="10.24">
            <text:p>10,2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33803">
            <text:p>2633803</text:p>
          </table:table-cell>
          <table:table-cell office:value-type="float" office:value="1697.01">
            <text:p>1697,01</text:p>
          </table:table-cell>
          <table:table-cell office:value-type="float" office:value="16.63">
            <text:p>16,63</text:p>
          </table:table-cell>
          <table:table-cell table:number-columns-repeated="11"/>
        </table:table-row>
        <table:table-row table:style-name="ro1">
          <table:table-cell office:value-type="float" office:value="384683">
            <text:p>384683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172">
            <text:p>1,172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329264">
            <text:p>6329264</text:p>
          </table:table-cell>
          <table:table-cell office:value-type="float" office:value="6041.73">
            <text:p>6041,73</text:p>
          </table:table-cell>
          <table:table-cell office:value-type="float" office:value="10.32">
            <text:p>10,3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09669.75">
            <text:p>2609669,75</text:p>
          </table:table-cell>
          <table:table-cell office:value-type="float" office:value="1680.71">
            <text:p>1680,71</text:p>
          </table:table-cell>
          <table:table-cell office:value-type="float" office:value="16.66">
            <text:p>16,66</text:p>
          </table:table-cell>
          <table:table-cell table:number-columns-repeated="11"/>
        </table:table-row>
        <table:table-row table:style-name="ro1">
          <table:table-cell office:value-type="float" office:value="382441">
            <text:p>382441</text:p>
          </table:table-cell>
          <table:table-cell table:number-columns-repeated="14"/>
        </table:table-row>
        <table:table-row table:style-name="ro1">
          <table:table-cell office:value-type="float" office:value="2.359">
            <text:p>2,359</text:p>
          </table:table-cell>
          <table:table-cell table:number-columns-repeated="14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468542">
            <text:p>6468542</text:p>
          </table:table-cell>
          <table:table-cell office:value-type="float" office:value="6184.95">
            <text:p>6184,95</text:p>
          </table:table-cell>
          <table:table-cell office:value-type="float" office:value="10.22">
            <text:p>10,2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32583">
            <text:p>2632583</text:p>
          </table:table-cell>
          <table:table-cell office:value-type="float" office:value="1695.71">
            <text:p>1695,71</text:p>
          </table:table-cell>
          <table:table-cell office:value-type="float" office:value="16.63">
            <text:p>16,63</text:p>
          </table:table-cell>
          <table:table-cell table:number-columns-repeated="11"/>
        </table:table-row>
        <table:table-row table:style-name="ro1">
          <table:table-cell office:value-type="float" office:value="381781">
            <text:p>381781</text:p>
          </table:table-cell>
          <table:table-cell table:number-columns-repeated="14"/>
        </table:table-row>
        <table:table-row table:style-name="ro1">
          <table:table-cell office:value-type="float" office:value="2.219">
            <text:p>2,219</text:p>
          </table:table-cell>
          <table:table-cell table:number-columns-repeated="14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442110">
            <text:p>6442110</text:p>
          </table:table-cell>
          <table:table-cell office:value-type="float" office:value="6133.49">
            <text:p>6133,49</text:p>
          </table:table-cell>
          <table:table-cell office:value-type="float" office:value="10.25">
            <text:p>10,2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49395.5">
            <text:p>2649395,5</text:p>
          </table:table-cell>
          <table:table-cell office:value-type="float" office:value="1707.91">
            <text:p>1707,91</text:p>
          </table:table-cell>
          <table:table-cell office:value-type="float" office:value="16.6">
            <text:p>16,6</text:p>
          </table:table-cell>
          <table:table-cell table:number-columns-repeated="11"/>
        </table:table-row>
        <table:table-row table:style-name="ro1">
          <table:table-cell office:value-type="float" office:value="380640">
            <text:p>380640</text:p>
          </table:table-cell>
          <table:table-cell table:number-columns-repeated="14"/>
        </table:table-row>
        <table:table-row table:style-name="ro1">
          <table:table-cell office:value-type="float" office:value="2.219">
            <text:p>2,219</text:p>
          </table:table-cell>
          <table:table-cell table:number-columns-repeated="14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462720">
            <text:p>6462720</text:p>
          </table:table-cell>
          <table:table-cell office:value-type="float" office:value="6162.35">
            <text:p>6162,35</text:p>
          </table:table-cell>
          <table:table-cell office:value-type="float" office:value="10.23">
            <text:p>10,23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63709">
            <text:p>2663709</text:p>
          </table:table-cell>
          <table:table-cell office:value-type="float" office:value="1712.19">
            <text:p>1712,19</text:p>
          </table:table-cell>
          <table:table-cell office:value-type="float" office:value="16.59">
            <text:p>16,59</text:p>
          </table:table-cell>
          <table:table-cell table:number-columns-repeated="11"/>
        </table:table-row>
        <table:table-row table:style-name="ro1">
          <table:table-cell office:value-type="float" office:value="378479">
            <text:p>378479</text:p>
          </table:table-cell>
          <table:table-cell table:number-columns-repeated="14"/>
        </table:table-row>
        <table:table-row table:style-name="ro1">
          <table:table-cell office:value-type="float" office:value="2.171">
            <text:p>2,171</text:p>
          </table:table-cell>
          <table:table-cell table:number-columns-repeated="14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328">
            <text:p>1,328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511075">
            <text:p>6511075</text:p>
          </table:table-cell>
          <table:table-cell office:value-type="float" office:value="6215.26">
            <text:p>6215,26</text:p>
          </table:table-cell>
          <table:table-cell office:value-type="float" office:value="10.2">
            <text:p>10,2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58849">
            <text:p>2658849</text:p>
          </table:table-cell>
          <table:table-cell office:value-type="float" office:value="1711.71">
            <text:p>1711,71</text:p>
          </table:table-cell>
          <table:table-cell office:value-type="float" office:value="16.59">
            <text:p>16,59</text:p>
          </table:table-cell>
          <table:table-cell table:number-columns-repeated="11"/>
        </table:table-row>
        <table:table-row table:style-name="ro1">
          <table:table-cell office:value-type="float" office:value="377274">
            <text:p>377274</text:p>
          </table:table-cell>
          <table:table-cell table:number-columns-repeated="14"/>
        </table:table-row>
        <table:table-row table:style-name="ro1">
          <table:table-cell office:value-type="float" office:value="2.172">
            <text:p>2,172</text:p>
          </table:table-cell>
          <table:table-cell table:number-columns-repeated="14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97">
            <text:p>1,297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639670">
            <text:p>6639670</text:p>
          </table:table-cell>
          <table:table-cell office:value-type="float" office:value="6345.57">
            <text:p>6345,57</text:p>
          </table:table-cell>
          <table:table-cell office:value-type="float" office:value="10.11">
            <text:p>10,11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85262.5">
            <text:p>2685262,5</text:p>
          </table:table-cell>
          <table:table-cell office:value-type="float" office:value="1728.69">
            <text:p>1728,69</text:p>
          </table:table-cell>
          <table:table-cell office:value-type="float" office:value="16.56">
            <text:p>16,56</text:p>
          </table:table-cell>
          <table:table-cell table:number-columns-repeated="11"/>
        </table:table-row>
        <table:table-row table:style-name="ro1">
          <table:table-cell office:value-type="float" office:value="375855">
            <text:p>375855</text:p>
          </table:table-cell>
          <table:table-cell table:number-columns-repeated="14"/>
        </table:table-row>
        <table:table-row table:style-name="ro1">
          <table:table-cell office:value-type="float" office:value="2.188">
            <text:p>2,188</text:p>
          </table:table-cell>
          <table:table-cell table:number-columns-repeated="14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81">
            <text:p>1,281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603307">
            <text:p>6603307</text:p>
          </table:table-cell>
          <table:table-cell office:value-type="float" office:value="6295.56">
            <text:p>6295,56</text:p>
          </table:table-cell>
          <table:table-cell office:value-type="float" office:value="10.14">
            <text:p>10,14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84515.75">
            <text:p>2684515,75</text:p>
          </table:table-cell>
          <table:table-cell office:value-type="float" office:value="1726.66">
            <text:p>1726,66</text:p>
          </table:table-cell>
          <table:table-cell office:value-type="float" office:value="16.57">
            <text:p>16,57</text:p>
          </table:table-cell>
          <table:table-cell table:number-columns-repeated="11"/>
        </table:table-row>
        <table:table-row table:style-name="ro1">
          <table:table-cell office:value-type="float" office:value="374117">
            <text:p>374117</text:p>
          </table:table-cell>
          <table:table-cell table:number-columns-repeated="14"/>
        </table:table-row>
        <table:table-row table:style-name="ro1">
          <table:table-cell office:value-type="float" office:value="2.156">
            <text:p>2,156</text:p>
          </table:table-cell>
          <table:table-cell table:number-columns-repeated="14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flat</text:p>
          </table:table-cell>
          <table:table-cell table:number-columns-repeated="13"/>
        </table:table-row>
        <table:table-row table:style-name="ro1">
          <table:table-cell office:value-type="float" office:value="1.219">
            <text:p>1,219</text:p>
          </table:table-cell>
          <table:table-cell table:number-columns-repeated="14"/>
        </table:table-row>
        <table:table-row table:style-name="ro1">
          <table:table-cell office:value-type="string">
            <text:p>worst</text:p>
          </table:table-cell>
          <table:table-cell office:value-type="float" office:value="6577209">
            <text:p>6577209</text:p>
          </table:table-cell>
          <table:table-cell office:value-type="float" office:value="6280.34">
            <text:p>6280,34</text:p>
          </table:table-cell>
          <table:table-cell office:value-type="float" office:value="10.15">
            <text:p>10,15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office:value-type="float" office:value="2678049">
            <text:p>2678049</text:p>
          </table:table-cell>
          <table:table-cell office:value-type="float" office:value="1727.79">
            <text:p>1727,79</text:p>
          </table:table-cell>
          <table:table-cell office:value-type="float" office:value="16.55">
            <text:p>16,55</text:p>
          </table:table-cell>
          <table:table-cell table:number-columns-repeated="11"/>
        </table:table-row>
        <table:table-row table:style-name="ro1">
          <table:table-cell office:value-type="float" office:value="373464">
            <text:p>373464</text:p>
          </table:table-cell>
          <table:table-cell table:number-columns-repeated="14"/>
        </table:table-row>
      </table:table>
      <table:table table:name="Charts" table:style-name="ta1" table:print="false">
        <table:table-column table:style-name="co5" table:default-cell-style-name="Default"/>
        <table:table-row table:style-name="ro1">
          <table:table-cell>
            <draw:frame table:end-cell-address="Charts.N45" table:end-x="1.478cm" table:end-y="0.346cm" draw:z-index="0" draw:style-name="gr1" draw:text-style-name="P1" svg:width="30.833cm" svg:height="20.217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16.08.2013</text:date>, <text:time>19:0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6T19:06:38.85</dc:date>
    <meta:generator>OpenOffice/4.0.0$Win32 OpenOffice.org_project/400m3$Build-9702</meta:generator>
    <meta:editing-duration>PT34M37S</meta:editing-duration>
    <meta:editing-cycles>2</meta:editing-cycles>
    <meta:document-statistic meta:table-count="2" meta:cell-count="85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34cm" svg:height="20.218cm" xlink:href="." xlink:type="simple" chart:class="chart:scatter" chart:style-name="ch1">
        <chart:legend chart:legend-position="end" svg:x="28.379cm" svg:y="9.535cm" style:legend-expansion="high" chart:style-name="ch2"/>
        <chart:plot-area chart:style-name="ch3" chart:data-source-has-labels="both" svg:x="1.654cm" svg:y="1.751cm" svg:width="25.493cm" svg:height="17.055cm">
          <chartooo:coordinate-region svg:x="2.275cm" svg:y="1.964cm" svg:width="24.129cm" svg:height="16.169cm"/>
          <chart:axis chart:dimension="x" chart:name="primary-x" chart:style-name="ch4" chartooo:axis-type="auto">
            <chart:title svg:x="12.517cm" svg:y="19.211cm" chart:style-name="ch5">
              <text:p>Compressed size (bytes)</text:p>
            </chart:title>
            <chart:categories table:cell-range-address="local-table.$A$2:.$A$206"/>
          </chart:axis>
          <chart:axis chart:dimension="y" chart:name="primary-y" chart:style-name="ch4">
            <chart:title svg:x="0.451cm" svg:y="11.129cm" chart:style-name="ch6">
              <text:p>PSNR (dB)</text:p>
            </chart:title>
            <chart:grid chart:style-name="ch7" chart:class="major"/>
          </chart:axis>
          <chart:series chart:style-name="ch8" chart:values-cell-range-address="local-table.$C$2:.$C$206" chart:label-cell-address="local-table.$C$1" chart:class="chart:scatter">
            <chart:domain table:cell-range-address="local-table.$B$2:.$B$206"/>
            <chart:data-point chart:repeated="205"/>
          </chart:series>
          <chart:series chart:style-name="ch9" chart:values-cell-range-address="local-table.$E$2:.$E$206" chart:label-cell-address="local-table.$E$1" chart:class="chart:scatter">
            <chart:domain table:cell-range-address="local-table.$D$2:.$D$206"/>
            <chart:data-point chart:repeated="2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n-flat</text:p>
              </table:table-cell>
              <table:table-cell office:value-type="string">
                <text:p/>
              </table:table-cell>
              <table:table-cell office:value-type="string">
                <text:p>fl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7659">
                <text:p>497659</text:p>
              </table:table-cell>
              <table:table-cell office:value-type="float" office:value="14.13">
                <text:p>14.13</text:p>
              </table:table-cell>
              <table:table-cell office:value-type="float" office:value="14509887">
                <text:p>14509887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2087">
                <text:p>722087</text:p>
              </table:table-cell>
              <table:table-cell office:value-type="float" office:value="16.09">
                <text:p>16.09</text:p>
              </table:table-cell>
              <table:table-cell office:value-type="float" office:value="11551542">
                <text:p>11551542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6698">
                <text:p>906698</text:p>
              </table:table-cell>
              <table:table-cell office:value-type="float" office:value="17.14">
                <text:p>17.14</text:p>
              </table:table-cell>
              <table:table-cell office:value-type="float" office:value="9723216">
                <text:p>9723216</text:p>
              </table:table-cell>
              <table:table-cell office:value-type="float" office:value="28.29">
                <text:p>28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1379">
                <text:p>1061379</text:p>
              </table:table-cell>
              <table:table-cell office:value-type="float" office:value="18.18">
                <text:p>18.18</text:p>
              </table:table-cell>
              <table:table-cell office:value-type="float" office:value="8523185">
                <text:p>8523185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8507">
                <text:p>1198507</text:p>
              </table:table-cell>
              <table:table-cell office:value-type="float" office:value="18.6">
                <text:p>18.6</text:p>
              </table:table-cell>
              <table:table-cell office:value-type="float" office:value="7616529">
                <text:p>7616529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7485">
                <text:p>1327485</text:p>
              </table:table-cell>
              <table:table-cell office:value-type="float" office:value="18.85">
                <text:p>18.85</text:p>
              </table:table-cell>
              <table:table-cell office:value-type="float" office:value="6953796">
                <text:p>6953796</text:p>
              </table:table-cell>
              <table:table-cell office:value-type="float" office:value="27.17">
                <text:p>27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0033">
                <text:p>1440033</text:p>
              </table:table-cell>
              <table:table-cell office:value-type="float" office:value="19.25">
                <text:p>19.25</text:p>
              </table:table-cell>
              <table:table-cell office:value-type="float" office:value="6422547">
                <text:p>6422547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4519">
                <text:p>1534519</text:p>
              </table:table-cell>
              <table:table-cell office:value-type="float" office:value="19.47">
                <text:p>19.47</text:p>
              </table:table-cell>
              <table:table-cell office:value-type="float" office:value="5996249">
                <text:p>5996249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3017">
                <text:p>1633017</text:p>
              </table:table-cell>
              <table:table-cell office:value-type="float" office:value="19.69">
                <text:p>19.69</text:p>
              </table:table-cell>
              <table:table-cell office:value-type="float" office:value="5611545">
                <text:p>5611545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4869">
                <text:p>1714869</text:p>
              </table:table-cell>
              <table:table-cell office:value-type="float" office:value="19.97">
                <text:p>19.97</text:p>
              </table:table-cell>
              <table:table-cell office:value-type="float" office:value="5314089">
                <text:p>531408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0976">
                <text:p>1810976</text:p>
              </table:table-cell>
              <table:table-cell office:value-type="float" office:value="20.17">
                <text:p>20.17</text:p>
              </table:table-cell>
              <table:table-cell office:value-type="float" office:value="5076517">
                <text:p>5076517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1901">
                <text:p>1891901</text:p>
              </table:table-cell>
              <table:table-cell office:value-type="float" office:value="20.39">
                <text:p>20.39</text:p>
              </table:table-cell>
              <table:table-cell office:value-type="float" office:value="4856927">
                <text:p>4856927</text:p>
              </table:table-cell>
              <table:table-cell office:value-type="float" office:value="25.58">
                <text:p>25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7026">
                <text:p>1957026</text:p>
              </table:table-cell>
              <table:table-cell office:value-type="float" office:value="20.55">
                <text:p>20.55</text:p>
              </table:table-cell>
              <table:table-cell office:value-type="float" office:value="4669203">
                <text:p>4669203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3559">
                <text:p>2023559</text:p>
              </table:table-cell>
              <table:table-cell office:value-type="float" office:value="20.82">
                <text:p>20.82</text:p>
              </table:table-cell>
              <table:table-cell office:value-type="float" office:value="4502543">
                <text:p>4502543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9390">
                <text:p>2089390</text:p>
              </table:table-cell>
              <table:table-cell office:value-type="float" office:value="20.87">
                <text:p>20.87</text:p>
              </table:table-cell>
              <table:table-cell office:value-type="float" office:value="4343088">
                <text:p>4343088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1698">
                <text:p>2141698</text:p>
              </table:table-cell>
              <table:table-cell office:value-type="float" office:value="21">
                <text:p>21</text:p>
              </table:table-cell>
              <table:table-cell office:value-type="float" office:value="4208793">
                <text:p>4208793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89987">
                <text:p>2189987</text:p>
              </table:table-cell>
              <table:table-cell office:value-type="float" office:value="21.08">
                <text:p>21.08</text:p>
              </table:table-cell>
              <table:table-cell office:value-type="float" office:value="4078134">
                <text:p>4078134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48406">
                <text:p>2248406</text:p>
              </table:table-cell>
              <table:table-cell office:value-type="float" office:value="21.21">
                <text:p>21.21</text:p>
              </table:table-cell>
              <table:table-cell office:value-type="float" office:value="3971627">
                <text:p>3971627</text:p>
              </table:table-cell>
              <table:table-cell office:value-type="float" office:value="24.46">
                <text:p>24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9969">
                <text:p>2299969</text:p>
              </table:table-cell>
              <table:table-cell office:value-type="float" office:value="21.35">
                <text:p>21.35</text:p>
              </table:table-cell>
              <table:table-cell office:value-type="float" office:value="3866420">
                <text:p>386642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39076">
                <text:p>2339076</text:p>
              </table:table-cell>
              <table:table-cell office:value-type="float" office:value="21.44">
                <text:p>21.44</text:p>
              </table:table-cell>
              <table:table-cell office:value-type="float" office:value="3774936">
                <text:p>377493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5421">
                <text:p>2395421</text:p>
              </table:table-cell>
              <table:table-cell office:value-type="float" office:value="21.53">
                <text:p>21.53</text:p>
              </table:table-cell>
              <table:table-cell office:value-type="float" office:value="3688210">
                <text:p>3688210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7724">
                <text:p>2447724</text:p>
              </table:table-cell>
              <table:table-cell office:value-type="float" office:value="21.67">
                <text:p>21.67</text:p>
              </table:table-cell>
              <table:table-cell office:value-type="float" office:value="3611861">
                <text:p>361186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2435">
                <text:p>2492435</text:p>
              </table:table-cell>
              <table:table-cell office:value-type="float" office:value="21.78">
                <text:p>21.78</text:p>
              </table:table-cell>
              <table:table-cell office:value-type="float" office:value="3533282">
                <text:p>3533282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33860">
                <text:p>2533860</text:p>
              </table:table-cell>
              <table:table-cell office:value-type="float" office:value="21.81">
                <text:p>21.81</text:p>
              </table:table-cell>
              <table:table-cell office:value-type="float" office:value="3465272">
                <text:p>3465272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8000">
                <text:p>2558000</text:p>
              </table:table-cell>
              <table:table-cell office:value-type="float" office:value="21.88">
                <text:p>21.88</text:p>
              </table:table-cell>
              <table:table-cell office:value-type="float" office:value="3396531">
                <text:p>339653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6536">
                <text:p>2616536</text:p>
              </table:table-cell>
              <table:table-cell office:value-type="float" office:value="22.01">
                <text:p>22.01</text:p>
              </table:table-cell>
              <table:table-cell office:value-type="float" office:value="3340672">
                <text:p>3340672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2717">
                <text:p>2652717</text:p>
              </table:table-cell>
              <table:table-cell office:value-type="float" office:value="22.12">
                <text:p>22.12</text:p>
              </table:table-cell>
              <table:table-cell office:value-type="float" office:value="3283831">
                <text:p>3283831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91039">
                <text:p>2691039</text:p>
              </table:table-cell>
              <table:table-cell office:value-type="float" office:value="22.2">
                <text:p>22.2</text:p>
              </table:table-cell>
              <table:table-cell office:value-type="float" office:value="3224712">
                <text:p>3224712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22708">
                <text:p>2722708</text:p>
              </table:table-cell>
              <table:table-cell office:value-type="float" office:value="22.41">
                <text:p>22.41</text:p>
              </table:table-cell>
              <table:table-cell office:value-type="float" office:value="3166597">
                <text:p>3166597</text:p>
              </table:table-cell>
              <table:table-cell office:value-type="float" office:value="23.17">
                <text:p>23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58658">
                <text:p>2758658</text:p>
              </table:table-cell>
              <table:table-cell office:value-type="float" office:value="22.47">
                <text:p>22.47</text:p>
              </table:table-cell>
              <table:table-cell office:value-type="float" office:value="3113183">
                <text:p>3113183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92354">
                <text:p>2792354</text:p>
              </table:table-cell>
              <table:table-cell office:value-type="float" office:value="22.37">
                <text:p>22.37</text:p>
              </table:table-cell>
              <table:table-cell office:value-type="float" office:value="3063336">
                <text:p>3063336</text:p>
              </table:table-cell>
              <table:table-cell office:value-type="float" office:value="23.22">
                <text:p>23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7172">
                <text:p>2827172</text:p>
              </table:table-cell>
              <table:table-cell office:value-type="float" office:value="22.44">
                <text:p>22.44</text:p>
              </table:table-cell>
              <table:table-cell office:value-type="float" office:value="3017917">
                <text:p>301791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48414">
                <text:p>2848414</text:p>
              </table:table-cell>
              <table:table-cell office:value-type="float" office:value="22.5">
                <text:p>22.5</text:p>
              </table:table-cell>
              <table:table-cell office:value-type="float" office:value="2965746">
                <text:p>2965746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5682">
                <text:p>2885682</text:p>
              </table:table-cell>
              <table:table-cell office:value-type="float" office:value="22.75">
                <text:p>22.75</text:p>
              </table:table-cell>
              <table:table-cell office:value-type="float" office:value="2919252">
                <text:p>2919252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0302">
                <text:p>2920302</text:p>
              </table:table-cell>
              <table:table-cell office:value-type="float" office:value="22.64">
                <text:p>22.64</text:p>
              </table:table-cell>
              <table:table-cell office:value-type="float" office:value="2876768">
                <text:p>2876768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44748">
                <text:p>2944748</text:p>
              </table:table-cell>
              <table:table-cell office:value-type="float" office:value="22.69">
                <text:p>22.69</text:p>
              </table:table-cell>
              <table:table-cell office:value-type="float" office:value="2832485">
                <text:p>2832485</text:p>
              </table:table-cell>
              <table:table-cell office:value-type="float" office:value="22.52">
                <text:p>22.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2720">
                <text:p>2972720</text:p>
              </table:table-cell>
              <table:table-cell office:value-type="float" office:value="22.72">
                <text:p>22.72</text:p>
              </table:table-cell>
              <table:table-cell office:value-type="float" office:value="2789993">
                <text:p>2789993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9131">
                <text:p>2999131</text:p>
              </table:table-cell>
              <table:table-cell office:value-type="float" office:value="22.78">
                <text:p>22.78</text:p>
              </table:table-cell>
              <table:table-cell office:value-type="float" office:value="2747811">
                <text:p>2747811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24485">
                <text:p>3024485</text:p>
              </table:table-cell>
              <table:table-cell office:value-type="float" office:value="22.81">
                <text:p>22.81</text:p>
              </table:table-cell>
              <table:table-cell office:value-type="float" office:value="2710841">
                <text:p>2710841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41303">
                <text:p>3041303</text:p>
              </table:table-cell>
              <table:table-cell office:value-type="float" office:value="22.86">
                <text:p>22.86</text:p>
              </table:table-cell>
              <table:table-cell office:value-type="float" office:value="2677229">
                <text:p>2677229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88962">
                <text:p>3088962</text:p>
              </table:table-cell>
              <table:table-cell office:value-type="float" office:value="22.97">
                <text:p>22.97</text:p>
              </table:table-cell>
              <table:table-cell office:value-type="float" office:value="2640364">
                <text:p>2640364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2211">
                <text:p>3102211</text:p>
              </table:table-cell>
              <table:table-cell office:value-type="float" office:value="22.98">
                <text:p>22.98</text:p>
              </table:table-cell>
              <table:table-cell office:value-type="float" office:value="2607988">
                <text:p>2607988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36969">
                <text:p>3136969</text:p>
              </table:table-cell>
              <table:table-cell office:value-type="float" office:value="23.02">
                <text:p>23.02</text:p>
              </table:table-cell>
              <table:table-cell office:value-type="float" office:value="2574241">
                <text:p>2574241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58710">
                <text:p>3158710</text:p>
              </table:table-cell>
              <table:table-cell office:value-type="float" office:value="23.05">
                <text:p>23.05</text:p>
              </table:table-cell>
              <table:table-cell office:value-type="float" office:value="2543006">
                <text:p>2543006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80052">
                <text:p>3180052</text:p>
              </table:table-cell>
              <table:table-cell office:value-type="float" office:value="23.11">
                <text:p>23.11</text:p>
              </table:table-cell>
              <table:table-cell office:value-type="float" office:value="2513286">
                <text:p>2513286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11799">
                <text:p>3211799</text:p>
              </table:table-cell>
              <table:table-cell office:value-type="float" office:value="23.16">
                <text:p>23.16</text:p>
              </table:table-cell>
              <table:table-cell office:value-type="float" office:value="2484958">
                <text:p>2484958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6857">
                <text:p>3236857</text:p>
              </table:table-cell>
              <table:table-cell office:value-type="float" office:value="23.22">
                <text:p>23.22</text:p>
              </table:table-cell>
              <table:table-cell office:value-type="float" office:value="2458936">
                <text:p>245893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3063">
                <text:p>3253063</text:p>
              </table:table-cell>
              <table:table-cell office:value-type="float" office:value="23.27">
                <text:p>23.27</text:p>
              </table:table-cell>
              <table:table-cell office:value-type="float" office:value="2435182">
                <text:p>2435182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59613">
                <text:p>3259613</text:p>
              </table:table-cell>
              <table:table-cell office:value-type="float" office:value="23.29">
                <text:p>23.29</text:p>
              </table:table-cell>
              <table:table-cell office:value-type="float" office:value="2406896">
                <text:p>2406896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61276">
                <text:p>3261276</text:p>
              </table:table-cell>
              <table:table-cell office:value-type="float" office:value="23.3">
                <text:p>23.3</text:p>
              </table:table-cell>
              <table:table-cell office:value-type="float" office:value="2380906">
                <text:p>2380906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23505">
                <text:p>3323505</text:p>
              </table:table-cell>
              <table:table-cell office:value-type="float" office:value="23.37">
                <text:p>23.37</text:p>
              </table:table-cell>
              <table:table-cell office:value-type="float" office:value="2358090">
                <text:p>235809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31032">
                <text:p>3331032</text:p>
              </table:table-cell>
              <table:table-cell office:value-type="float" office:value="23.4">
                <text:p>23.4</text:p>
              </table:table-cell>
              <table:table-cell office:value-type="float" office:value="2336583">
                <text:p>2336583</text:p>
              </table:table-cell>
              <table:table-cell office:value-type="float" office:value="21.43">
                <text:p>21.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49005">
                <text:p>3349005</text:p>
              </table:table-cell>
              <table:table-cell office:value-type="float" office:value="23.44">
                <text:p>23.44</text:p>
              </table:table-cell>
              <table:table-cell office:value-type="float" office:value="2307221">
                <text:p>2307221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77972">
                <text:p>3377972</text:p>
              </table:table-cell>
              <table:table-cell office:value-type="float" office:value="23.48">
                <text:p>23.48</text:p>
              </table:table-cell>
              <table:table-cell office:value-type="float" office:value="2281979">
                <text:p>2281979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06558">
                <text:p>3406558</text:p>
              </table:table-cell>
              <table:table-cell office:value-type="float" office:value="23.5">
                <text:p>23.5</text:p>
              </table:table-cell>
              <table:table-cell office:value-type="float" office:value="2258262">
                <text:p>2258262</text:p>
              </table:table-cell>
              <table:table-cell office:value-type="float" office:value="21.23">
                <text:p>21.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28100">
                <text:p>3428100</text:p>
              </table:table-cell>
              <table:table-cell office:value-type="float" office:value="23.56">
                <text:p>23.56</text:p>
              </table:table-cell>
              <table:table-cell office:value-type="float" office:value="2232726">
                <text:p>2232726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52426">
                <text:p>3452426</text:p>
              </table:table-cell>
              <table:table-cell office:value-type="float" office:value="23.62">
                <text:p>23.62</text:p>
              </table:table-cell>
              <table:table-cell office:value-type="float" office:value="2209890">
                <text:p>2209890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79797">
                <text:p>3479797</text:p>
              </table:table-cell>
              <table:table-cell office:value-type="float" office:value="23.66">
                <text:p>23.66</text:p>
              </table:table-cell>
              <table:table-cell office:value-type="float" office:value="2188387">
                <text:p>2188387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07192">
                <text:p>3507192</text:p>
              </table:table-cell>
              <table:table-cell office:value-type="float" office:value="23.7">
                <text:p>23.7</text:p>
              </table:table-cell>
              <table:table-cell office:value-type="float" office:value="2168175">
                <text:p>2168175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30738">
                <text:p>3530738</text:p>
              </table:table-cell>
              <table:table-cell office:value-type="float" office:value="23.75">
                <text:p>23.75</text:p>
              </table:table-cell>
              <table:table-cell office:value-type="float" office:value="2147800">
                <text:p>2147800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65924">
                <text:p>3565924</text:p>
              </table:table-cell>
              <table:table-cell office:value-type="float" office:value="23.8">
                <text:p>23.8</text:p>
              </table:table-cell>
              <table:table-cell office:value-type="float" office:value="2128212">
                <text:p>2128212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5976">
                <text:p>3585976</text:p>
              </table:table-cell>
              <table:table-cell office:value-type="float" office:value="23.83">
                <text:p>23.83</text:p>
              </table:table-cell>
              <table:table-cell office:value-type="float" office:value="2108553">
                <text:p>2108553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24592">
                <text:p>3624592</text:p>
              </table:table-cell>
              <table:table-cell office:value-type="float" office:value="24.1">
                <text:p>24.1</text:p>
              </table:table-cell>
              <table:table-cell office:value-type="float" office:value="2091613">
                <text:p>2091613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48228">
                <text:p>3648228</text:p>
              </table:table-cell>
              <table:table-cell office:value-type="float" office:value="24.12">
                <text:p>24.12</text:p>
              </table:table-cell>
              <table:table-cell office:value-type="float" office:value="2073662">
                <text:p>2073662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84538">
                <text:p>3684538</text:p>
              </table:table-cell>
              <table:table-cell office:value-type="float" office:value="24.19">
                <text:p>24.19</text:p>
              </table:table-cell>
              <table:table-cell office:value-type="float" office:value="2049298">
                <text:p>2049298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23655">
                <text:p>3723655</text:p>
              </table:table-cell>
              <table:table-cell office:value-type="float" office:value="24.05">
                <text:p>24.05</text:p>
              </table:table-cell>
              <table:table-cell office:value-type="float" office:value="2031986">
                <text:p>2031986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52066">
                <text:p>3752066</text:p>
              </table:table-cell>
              <table:table-cell office:value-type="float" office:value="24.11">
                <text:p>24.11</text:p>
              </table:table-cell>
              <table:table-cell office:value-type="float" office:value="2015275">
                <text:p>2015275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83545">
                <text:p>3783545</text:p>
              </table:table-cell>
              <table:table-cell office:value-type="float" office:value="24.16">
                <text:p>24.16</text:p>
              </table:table-cell>
              <table:table-cell office:value-type="float" office:value="1998033">
                <text:p>1998033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35824">
                <text:p>3835824</text:p>
              </table:table-cell>
              <table:table-cell office:value-type="float" office:value="24.43">
                <text:p>24.43</text:p>
              </table:table-cell>
              <table:table-cell office:value-type="float" office:value="1979806">
                <text:p>1979806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51575">
                <text:p>3851575</text:p>
              </table:table-cell>
              <table:table-cell office:value-type="float" office:value="24.42">
                <text:p>24.42</text:p>
              </table:table-cell>
              <table:table-cell office:value-type="float" office:value="1963282">
                <text:p>1963282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98667">
                <text:p>3898667</text:p>
              </table:table-cell>
              <table:table-cell office:value-type="float" office:value="24.48">
                <text:p>24.48</text:p>
              </table:table-cell>
              <table:table-cell office:value-type="float" office:value="1948068">
                <text:p>1948068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45977">
                <text:p>3945977</text:p>
              </table:table-cell>
              <table:table-cell office:value-type="float" office:value="24.37">
                <text:p>24.37</text:p>
              </table:table-cell>
              <table:table-cell office:value-type="float" office:value="1932439">
                <text:p>1932439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86131">
                <text:p>3986131</text:p>
              </table:table-cell>
              <table:table-cell office:value-type="float" office:value="24.44">
                <text:p>24.44</text:p>
              </table:table-cell>
              <table:table-cell office:value-type="float" office:value="1914859">
                <text:p>1914859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8922">
                <text:p>4008922</text:p>
              </table:table-cell>
              <table:table-cell office:value-type="float" office:value="24.48">
                <text:p>24.48</text:p>
              </table:table-cell>
              <table:table-cell office:value-type="float" office:value="1898145">
                <text:p>1898145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20889">
                <text:p>4020889</text:p>
              </table:table-cell>
              <table:table-cell office:value-type="float" office:value="24.5">
                <text:p>24.5</text:p>
              </table:table-cell>
              <table:table-cell office:value-type="float" office:value="1882386">
                <text:p>1882386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12229">
                <text:p>4112229</text:p>
              </table:table-cell>
              <table:table-cell office:value-type="float" office:value="24.63">
                <text:p>24.63</text:p>
              </table:table-cell>
              <table:table-cell office:value-type="float" office:value="1868081">
                <text:p>1868081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40454">
                <text:p>4140454</text:p>
              </table:table-cell>
              <table:table-cell office:value-type="float" office:value="24.68">
                <text:p>24.68</text:p>
              </table:table-cell>
              <table:table-cell office:value-type="float" office:value="1853804">
                <text:p>185380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91849">
                <text:p>4191849</text:p>
              </table:table-cell>
              <table:table-cell office:value-type="float" office:value="24.77">
                <text:p>24.77</text:p>
              </table:table-cell>
              <table:table-cell office:value-type="float" office:value="1840139">
                <text:p>1840139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57923">
                <text:p>4257923</text:p>
              </table:table-cell>
              <table:table-cell office:value-type="float" office:value="24.84">
                <text:p>24.84</text:p>
              </table:table-cell>
              <table:table-cell office:value-type="float" office:value="1827223">
                <text:p>1827223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06715">
                <text:p>4306715</text:p>
              </table:table-cell>
              <table:table-cell office:value-type="float" office:value="24.91">
                <text:p>24.91</text:p>
              </table:table-cell>
              <table:table-cell office:value-type="float" office:value="1812880">
                <text:p>181288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57017">
                <text:p>4357017</text:p>
              </table:table-cell>
              <table:table-cell office:value-type="float" office:value="24.96">
                <text:p>24.96</text:p>
              </table:table-cell>
              <table:table-cell office:value-type="float" office:value="1802221">
                <text:p>1802221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28787">
                <text:p>4428787</text:p>
              </table:table-cell>
              <table:table-cell office:value-type="float" office:value="25.08">
                <text:p>25.08</text:p>
              </table:table-cell>
              <table:table-cell office:value-type="float" office:value="1790210">
                <text:p>1790210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89800">
                <text:p>4489800</text:p>
              </table:table-cell>
              <table:table-cell office:value-type="float" office:value="25.13">
                <text:p>25.13</text:p>
              </table:table-cell>
              <table:table-cell office:value-type="float" office:value="1777286">
                <text:p>1777286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53918">
                <text:p>4553918</text:p>
              </table:table-cell>
              <table:table-cell office:value-type="float" office:value="25.21">
                <text:p>25.21</text:p>
              </table:table-cell>
              <table:table-cell office:value-type="float" office:value="1763888">
                <text:p>1763888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23839">
                <text:p>4623839</text:p>
              </table:table-cell>
              <table:table-cell office:value-type="float" office:value="25.36">
                <text:p>25.36</text:p>
              </table:table-cell>
              <table:table-cell office:value-type="float" office:value="1750661">
                <text:p>1750661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25405">
                <text:p>4725405</text:p>
              </table:table-cell>
              <table:table-cell office:value-type="float" office:value="25.47">
                <text:p>25.47</text:p>
              </table:table-cell>
              <table:table-cell office:value-type="float" office:value="1737264">
                <text:p>17372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95421">
                <text:p>4795421</text:p>
              </table:table-cell>
              <table:table-cell office:value-type="float" office:value="25.54">
                <text:p>25.54</text:p>
              </table:table-cell>
              <table:table-cell office:value-type="float" office:value="1723814">
                <text:p>1723814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08135">
                <text:p>4908135</text:p>
              </table:table-cell>
              <table:table-cell office:value-type="float" office:value="25.87">
                <text:p>25.87</text:p>
              </table:table-cell>
              <table:table-cell office:value-type="float" office:value="1712596">
                <text:p>1712596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95792">
                <text:p>4995792</text:p>
              </table:table-cell>
              <table:table-cell office:value-type="float" office:value="25.96">
                <text:p>25.96</text:p>
              </table:table-cell>
              <table:table-cell office:value-type="float" office:value="1698219">
                <text:p>1698219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96446">
                <text:p>5096446</text:p>
              </table:table-cell>
              <table:table-cell office:value-type="float" office:value="26.08">
                <text:p>26.08</text:p>
              </table:table-cell>
              <table:table-cell office:value-type="float" office:value="1687435">
                <text:p>1687435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35208">
                <text:p>5235208</text:p>
              </table:table-cell>
              <table:table-cell office:value-type="float" office:value="26.19">
                <text:p>26.19</text:p>
              </table:table-cell>
              <table:table-cell office:value-type="float" office:value="1675318">
                <text:p>1675318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82827">
                <text:p>5382827</text:p>
              </table:table-cell>
              <table:table-cell office:value-type="float" office:value="26.33">
                <text:p>26.33</text:p>
              </table:table-cell>
              <table:table-cell office:value-type="float" office:value="1664025">
                <text:p>166402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33223">
                <text:p>5533223</text:p>
              </table:table-cell>
              <table:table-cell office:value-type="float" office:value="26.47">
                <text:p>26.47</text:p>
              </table:table-cell>
              <table:table-cell office:value-type="float" office:value="1656136">
                <text:p>1656136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12406">
                <text:p>5712406</text:p>
              </table:table-cell>
              <table:table-cell office:value-type="float" office:value="26.36">
                <text:p>26.36</text:p>
              </table:table-cell>
              <table:table-cell office:value-type="float" office:value="1645408">
                <text:p>1645408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57917">
                <text:p>5857917</text:p>
              </table:table-cell>
              <table:table-cell office:value-type="float" office:value="26.52">
                <text:p>26.52</text:p>
              </table:table-cell>
              <table:table-cell office:value-type="float" office:value="1635980">
                <text:p>1635980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39003">
                <text:p>6139003</text:p>
              </table:table-cell>
              <table:table-cell office:value-type="float" office:value="26.7">
                <text:p>26.7</text:p>
              </table:table-cell>
              <table:table-cell office:value-type="float" office:value="1627014">
                <text:p>1627014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33018">
                <text:p>6433018</text:p>
              </table:table-cell>
              <table:table-cell office:value-type="float" office:value="26.92">
                <text:p>26.92</text:p>
              </table:table-cell>
              <table:table-cell office:value-type="float" office:value="1613951">
                <text:p>1613951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05431">
                <text:p>6805431</text:p>
              </table:table-cell>
              <table:table-cell office:value-type="float" office:value="27.21">
                <text:p>27.21</text:p>
              </table:table-cell>
              <table:table-cell office:value-type="float" office:value="1605088">
                <text:p>160508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10177">
                <text:p>7210177</text:p>
              </table:table-cell>
              <table:table-cell office:value-type="float" office:value="27.42">
                <text:p>27.42</text:p>
              </table:table-cell>
              <table:table-cell office:value-type="float" office:value="1594024">
                <text:p>159402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16529">
                <text:p>7616529</text:p>
              </table:table-cell>
              <table:table-cell office:value-type="float" office:value="27.59">
                <text:p>27.59</text:p>
              </table:table-cell>
              <table:table-cell office:value-type="float" office:value="1584486">
                <text:p>1584486</text:p>
              </table:table-cell>
              <table:table-cell office:value-type="float" office:value="19.67">
                <text:p>19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6309">
                <text:p>1576309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5499">
                <text:p>1565499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8494">
                <text:p>1558494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0360">
                <text:p>1550360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911">
                <text:p>1540911</text:p>
              </table:table-cell>
              <table:table-cell office:value-type="float" office:value="19.51">
                <text:p>19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432">
                <text:p>1531432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1886">
                <text:p>1521886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0991">
                <text:p>1510991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2307">
                <text:p>1502307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2500">
                <text:p>149250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2614">
                <text:p>148261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2637">
                <text:p>1472637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2895">
                <text:p>146289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4251">
                <text:p>1454251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5800">
                <text:p>1445800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9178">
                <text:p>1439178</text:p>
              </table:table-cell>
              <table:table-cell office:value-type="float" office:value="19.26">
                <text:p>19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2741">
                <text:p>1432741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6263">
                <text:p>1426263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9053">
                <text:p>1419053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9802">
                <text:p>1409802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3681">
                <text:p>1403681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7370">
                <text:p>1397370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9589">
                <text:p>138958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4829">
                <text:p>1384829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7033">
                <text:p>1377033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677">
                <text:p>1370677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2864">
                <text:p>1362864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7331">
                <text:p>1357331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9294">
                <text:p>1349294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2533">
                <text:p>1342533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4950">
                <text:p>1334950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8829">
                <text:p>1328829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3808">
                <text:p>1323808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7843">
                <text:p>131784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996">
                <text:p>1310996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937">
                <text:p>1304937</text:p>
              </table:table-cell>
              <table:table-cell office:value-type="float" office:value="18.79">
                <text:p>18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750">
                <text:p>1299750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400">
                <text:p>1291400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5485">
                <text:p>1285485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2083">
                <text:p>1282083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6150">
                <text:p>1276150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2112">
                <text:p>127211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7105">
                <text:p>1267105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2998">
                <text:p>1262998</text:p>
              </table:table-cell>
              <table:table-cell office:value-type="float" office:value="18.86">
                <text:p>18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6905">
                <text:p>1256905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159">
                <text:p>1249159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6005">
                <text:p>1246005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9597">
                <text:p>1239597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5302">
                <text:p>123530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8104">
                <text:p>1228104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112">
                <text:p>1224112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991">
                <text:p>1218991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5028">
                <text:p>1215028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538">
                <text:p>1209538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176">
                <text:p>1205176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2639">
                <text:p>1202639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6938">
                <text:p>1196938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256">
                <text:p>1193256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6299">
                <text:p>1186299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853">
                <text:p>1181853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6832">
                <text:p>1176832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849">
                <text:p>1172849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7803">
                <text:p>1167803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396">
                <text:p>1161396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6701">
                <text:p>1156701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380">
                <text:p>1153380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7412">
                <text:p>1147412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4071">
                <text:p>1144071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8355">
                <text:p>1138355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5646">
                <text:p>1135646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416">
                <text:p>1131416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801">
                <text:p>1127801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3628">
                <text:p>1123628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8105">
                <text:p>1118105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369">
                <text:p>1113369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766">
                <text:p>1109766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6658">
                <text:p>1106658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2535">
                <text:p>1102535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8139">
                <text:p>1098139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713">
                <text:p>109371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8894">
                <text:p>1088894</text:p>
              </table:table-cell>
              <table:table-cell office:value-type="float" office:value="17.88">
                <text:p>17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6001">
                <text:p>1086001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3276">
                <text:p>1083276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8156">
                <text:p>1078156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6089">
                <text:p>1076089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4635">
                <text:p>1074635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897">
                <text:p>1069897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6519">
                <text:p>1066519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2969">
                <text:p>1062969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9758">
                <text:p>1059758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6153">
                <text:p>1056153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74">
                <text:p>1053074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6741">
                <text:p>1046741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2855">
                <text:p>1042855</text:p>
              </table:table-cell>
              <table:table-cell office:value-type="float" office:value="17.74">
                <text:p>17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9232">
                <text:p>1039232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5817">
                <text:p>1035817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2952">
                <text:p>1032952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979">
                <text:p>1029979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6957">
                <text:p>1026957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138">
                <text:p>1024138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142">
                <text:p>10211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888">
                <text:p>1016888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819">
                <text:p>1013819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25">
                <text:p>1013025</text:p>
              </table:table-cell>
              <table:table-cell office:value-type="float" office:value="17.59">
                <text:p>17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550">
                <text:p>1009550</text:p>
              </table:table-cell>
              <table:table-cell office:value-type="float" office:value="17.99">
                <text:p>17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